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0f7" officeooo:paragraph-rsid="0018b0f7"/>
    </style:style>
    <style:style style:name="P2" style:family="paragraph" style:parent-style-name="Standard">
      <style:paragraph-properties fo:text-align="center" style:justify-single-word="false"/>
      <style:text-properties officeooo:rsid="0018b0f7" officeooo:paragraph-rsid="0018b0f7"/>
    </style:style>
    <style:style style:name="P3" style:family="paragraph" style:parent-style-name="Standard">
      <style:paragraph-properties fo:text-align="justify" style:justify-single-word="false"/>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paragraph-properties fo:text-align="justify" style:justify-single-word="false"/>
      <style:text-properties officeooo:rsid="001ab56e" officeooo:paragraph-rsid="001ab56e"/>
    </style:style>
    <style:style style:name="P6" style:family="paragraph" style:parent-style-name="Standard">
      <style:text-properties officeooo:rsid="00269505" officeooo:paragraph-rsid="00269505"/>
    </style:style>
    <style:style style:name="P7" style:family="paragraph" style:parent-style-name="Standard">
      <style:paragraph-properties fo:text-align="justify" style:justify-single-word="false"/>
      <style:text-properties officeooo:rsid="00269505" officeooo:paragraph-rsid="00269505"/>
    </style:style>
    <style:style style:name="P8" style:family="paragraph" style:parent-style-name="Standard">
      <style:text-properties officeooo:rsid="002e1c81" officeooo:paragraph-rsid="002e1c81"/>
    </style:style>
    <style:style style:name="P9" style:family="paragraph" style:parent-style-name="Standard">
      <style:paragraph-properties fo:text-align="justify" style:justify-single-word="false"/>
      <style:text-properties officeooo:rsid="002e1c81" officeooo:paragraph-rsid="002e1c81"/>
    </style:style>
    <style:style style:name="P10" style:family="paragraph" style:parent-style-name="Standard">
      <style:text-properties officeooo:rsid="003800fa" officeooo:paragraph-rsid="003800fa"/>
    </style:style>
    <style:style style:name="P11" style:family="paragraph" style:parent-style-name="Standard">
      <style:paragraph-properties fo:text-align="center" style:justify-single-word="false"/>
      <style:text-properties officeooo:rsid="003800fa" officeooo:paragraph-rsid="003800fa"/>
    </style:style>
    <style:style style:name="P12" style:family="paragraph" style:parent-style-name="Standard">
      <style:text-properties officeooo:rsid="003ccb28" officeooo:paragraph-rsid="003ccb28"/>
    </style:style>
    <style:style style:name="P13" style:family="paragraph" style:parent-style-name="Standard">
      <style:text-properties officeooo:rsid="0041422b" officeooo:paragraph-rsid="0041422b"/>
    </style:style>
    <style:style style:name="P14" style:family="paragraph" style:parent-style-name="Standard">
      <style:text-properties officeooo:rsid="0043ff37" officeooo:paragraph-rsid="0043ff37"/>
    </style:style>
    <style:style style:name="P15" style:family="paragraph" style:parent-style-name="Standard">
      <style:text-properties officeooo:rsid="00484dac" officeooo:paragraph-rsid="00484dac"/>
    </style:style>
    <style:style style:name="P16" style:family="paragraph" style:parent-style-name="Standard">
      <style:text-properties officeooo:rsid="004a3770" officeooo:paragraph-rsid="004a3770"/>
    </style:style>
    <style:style style:name="P17" style:family="paragraph" style:parent-style-name="Standard">
      <style:text-properties officeooo:rsid="004d47c1" officeooo:paragraph-rsid="004d47c1"/>
    </style:style>
    <style:style style:name="P18" style:family="paragraph" style:parent-style-name="Standard">
      <style:text-properties officeooo:rsid="004f1967" officeooo:paragraph-rsid="004f1967"/>
    </style:style>
    <style:style style:name="P19" style:family="paragraph" style:parent-style-name="Standard">
      <style:text-properties officeooo:rsid="00516a5c" officeooo:paragraph-rsid="00516a5c"/>
    </style:style>
    <style:style style:name="P20" style:family="paragraph" style:parent-style-name="Standard">
      <style:text-properties officeooo:rsid="0052d49e" officeooo:paragraph-rsid="0052d49e"/>
    </style:style>
    <style:style style:name="P21" style:family="paragraph" style:parent-style-name="Standard">
      <style:text-properties officeooo:rsid="00564be7" officeooo:paragraph-rsid="00564be7"/>
    </style:style>
    <style:style style:name="P22" style:family="paragraph" style:parent-style-name="Standard">
      <style:text-properties officeooo:rsid="005a0fcd" officeooo:paragraph-rsid="005a0fcd"/>
    </style:style>
    <style:style style:name="P23" style:family="paragraph" style:parent-style-name="Standard">
      <style:text-properties officeooo:rsid="005a7f65" officeooo:paragraph-rsid="005a7f65"/>
    </style:style>
    <style:style style:name="P24" style:family="paragraph" style:parent-style-name="Standard">
      <style:text-properties officeooo:rsid="005e78d7" officeooo:paragraph-rsid="005e78d7"/>
    </style:style>
    <style:style style:name="P25" style:family="paragraph" style:parent-style-name="Standard">
      <style:text-properties officeooo:rsid="00600124" officeooo:paragraph-rsid="00600124"/>
    </style:style>
    <style:style style:name="P26" style:family="paragraph" style:parent-style-name="Standard">
      <style:text-properties officeooo:rsid="0063134a" officeooo:paragraph-rsid="0063134a"/>
    </style:style>
    <style:style style:name="P27" style:family="paragraph" style:parent-style-name="Standard">
      <style:text-properties officeooo:rsid="00674fcb" officeooo:paragraph-rsid="00674fcb"/>
    </style:style>
    <style:style style:name="P28" style:family="paragraph" style:parent-style-name="Standard">
      <style:text-properties officeooo:rsid="006b352d" officeooo:paragraph-rsid="006b352d"/>
    </style:style>
    <style:style style:name="P29" style:family="paragraph" style:parent-style-name="Standard">
      <style:text-properties officeooo:rsid="006cd0ed" officeooo:paragraph-rsid="006cd0ed"/>
    </style:style>
    <style:style style:name="P30" style:family="paragraph" style:parent-style-name="Standard">
      <style:text-properties officeooo:rsid="007309b1" officeooo:paragraph-rsid="007309b1"/>
    </style:style>
    <style:style style:name="P31" style:family="paragraph" style:parent-style-name="Standard">
      <style:text-properties officeooo:rsid="0073650b" officeooo:paragraph-rsid="0073650b"/>
    </style:style>
    <style:style style:name="P32" style:family="paragraph" style:parent-style-name="Standard">
      <style:text-properties officeooo:rsid="0077fc06" officeooo:paragraph-rsid="0077fc06"/>
    </style:style>
    <style:style style:name="P33" style:family="paragraph" style:parent-style-name="Standard">
      <style:text-properties officeooo:rsid="007fccbf" officeooo:paragraph-rsid="007fccbf"/>
    </style:style>
    <style:style style:name="P34" style:family="paragraph" style:parent-style-name="Standard">
      <style:text-properties officeooo:rsid="00830958" officeooo:paragraph-rsid="00830958"/>
    </style:style>
    <style:style style:name="P35" style:family="paragraph" style:parent-style-name="Standard">
      <style:text-properties officeooo:rsid="0085b63b" officeooo:paragraph-rsid="0085b63b"/>
    </style:style>
    <style:style style:name="P36" style:family="paragraph" style:parent-style-name="Standard">
      <style:text-properties officeooo:rsid="0089f86b" officeooo:paragraph-rsid="0089f86b"/>
    </style:style>
    <style:style style:name="P37" style:family="paragraph" style:parent-style-name="Standard">
      <style:text-properties officeooo:rsid="008b7c79" officeooo:paragraph-rsid="008b7c79"/>
    </style:style>
    <style:style style:name="P38" style:family="paragraph" style:parent-style-name="Standard">
      <style:text-properties officeooo:rsid="008d6ea6" officeooo:paragraph-rsid="008d6ea6"/>
    </style:style>
    <style:style style:name="P39" style:family="paragraph" style:parent-style-name="Standard">
      <style:text-properties officeooo:rsid="009289c4" officeooo:paragraph-rsid="009289c4"/>
    </style:style>
    <style:style style:name="P40" style:family="paragraph" style:parent-style-name="Standard">
      <style:text-properties officeooo:rsid="0094689d" officeooo:paragraph-rsid="0094689d"/>
    </style:style>
    <style:style style:name="P41" style:family="paragraph" style:parent-style-name="Standard">
      <style:text-properties officeooo:rsid="009d3110" officeooo:paragraph-rsid="009d3110"/>
    </style:style>
    <style:style style:name="P42" style:family="paragraph" style:parent-style-name="Standard">
      <style:text-properties officeooo:rsid="009d6db9" officeooo:paragraph-rsid="009d6db9"/>
    </style:style>
    <style:style style:name="P43" style:family="paragraph" style:parent-style-name="Standard">
      <style:text-properties officeooo:rsid="00ab986d" officeooo:paragraph-rsid="00ab986d"/>
    </style:style>
    <style:style style:name="P44" style:family="paragraph" style:parent-style-name="Standard">
      <style:text-properties officeooo:rsid="00b230e9" officeooo:paragraph-rsid="00b230e9"/>
    </style:style>
    <style:style style:name="P45" style:family="paragraph" style:parent-style-name="Standard">
      <style:text-properties officeooo:rsid="00b5cefe" officeooo:paragraph-rsid="00b5cefe"/>
    </style:style>
    <style:style style:name="P46" style:family="paragraph" style:parent-style-name="Standard">
      <style:text-properties officeooo:rsid="00b74aa4" officeooo:paragraph-rsid="00b74aa4"/>
    </style:style>
    <style:style style:name="P47" style:family="paragraph" style:parent-style-name="Standard">
      <style:text-properties officeooo:rsid="00b78d03" officeooo:paragraph-rsid="00b78d03"/>
    </style:style>
    <style:style style:name="P48" style:family="paragraph" style:parent-style-name="Standard">
      <style:text-properties officeooo:rsid="00bdd862" officeooo:paragraph-rsid="00bdd862"/>
    </style:style>
    <style:style style:name="P49" style:family="paragraph" style:parent-style-name="Standard">
      <style:text-properties officeooo:rsid="00c0ee5e" officeooo:paragraph-rsid="00c0ee5e"/>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98b28" officeooo:paragraph-rsid="01898b28"/>
    </style:style>
    <style:style style:name="P98" style:family="paragraph" style:parent-style-name="Standard">
      <style:text-properties officeooo:rsid="018b5573" officeooo:paragraph-rsid="018b5573"/>
    </style:style>
    <style:style style:name="P99" style:family="paragraph" style:parent-style-name="Standard">
      <style:text-properties officeooo:rsid="018e7067" officeooo:paragraph-rsid="018e7067"/>
    </style:style>
    <style:style style:name="P100" style:family="paragraph" style:parent-style-name="Standard">
      <style:text-properties officeooo:rsid="01966674" officeooo:paragraph-rsid="01966674"/>
    </style:style>
    <style:style style:name="P101" style:family="paragraph" style:parent-style-name="Standard">
      <style:text-properties officeooo:rsid="01a3b861" officeooo:paragraph-rsid="01a3b861"/>
    </style:style>
    <style:style style:name="P102" style:family="paragraph" style:parent-style-name="Standard">
      <style:text-properties officeooo:rsid="01a57627" officeooo:paragraph-rsid="01a57627"/>
    </style:style>
    <style:style style:name="P103" style:family="paragraph" style:parent-style-name="Standard">
      <style:text-properties officeooo:rsid="01a60132" officeooo:paragraph-rsid="01a60132"/>
    </style:style>
    <style:style style:name="P104" style:family="paragraph" style:parent-style-name="Standard">
      <style:text-properties officeooo:rsid="01a77d2a" officeooo:paragraph-rsid="01a77d2a"/>
    </style:style>
    <style:style style:name="P105" style:family="paragraph" style:parent-style-name="Standard">
      <style:text-properties officeooo:rsid="01a96c7d" officeooo:paragraph-rsid="01a96c7d"/>
    </style:style>
    <style:style style:name="P106" style:family="paragraph" style:parent-style-name="Standard">
      <style:text-properties officeooo:rsid="01ab24c4" officeooo:paragraph-rsid="01ab24c4"/>
    </style:style>
    <style:style style:name="P107" style:family="paragraph" style:parent-style-name="Standard">
      <style:text-properties officeooo:rsid="01b278e9" officeooo:paragraph-rsid="01b278e9"/>
    </style:style>
    <style:style style:name="P108" style:family="paragraph" style:parent-style-name="Standard">
      <style:text-properties officeooo:rsid="01b774ab" officeooo:paragraph-rsid="01b774ab"/>
    </style:style>
    <style:style style:name="P109" style:family="paragraph" style:parent-style-name="Standard">
      <style:text-properties officeooo:rsid="01bca817" officeooo:paragraph-rsid="01bca817"/>
    </style:style>
    <style:style style:name="P110" style:family="paragraph" style:parent-style-name="Standard">
      <style:text-properties officeooo:rsid="01c4cd97" officeooo:paragraph-rsid="01c4cd97"/>
    </style:style>
    <style:style style:name="P111" style:family="paragraph" style:parent-style-name="Standard">
      <style:text-properties officeooo:rsid="01c8a450" officeooo:paragraph-rsid="01c8a450"/>
    </style:style>
    <style:style style:name="P112" style:family="paragraph" style:parent-style-name="Standard">
      <style:text-properties officeooo:rsid="01cc4f6a" officeooo:paragraph-rsid="01cc4f6a"/>
    </style:style>
    <style:style style:name="P113" style:family="paragraph" style:parent-style-name="Standard">
      <style:text-properties officeooo:rsid="01ce8498" officeooo:paragraph-rsid="01ce8498"/>
    </style:style>
    <style:style style:name="P114" style:family="paragraph" style:parent-style-name="Standard">
      <style:text-properties officeooo:rsid="01d14bcd" officeooo:paragraph-rsid="01d14bcd"/>
    </style:style>
    <style:style style:name="P115" style:family="paragraph" style:parent-style-name="Standard">
      <style:text-properties officeooo:rsid="01db9af3" officeooo:paragraph-rsid="01db9af3"/>
    </style:style>
    <style:style style:name="P116" style:family="paragraph" style:parent-style-name="Standard">
      <style:text-properties officeooo:rsid="01e0c5b1" officeooo:paragraph-rsid="01e0c5b1"/>
    </style:style>
    <style:style style:name="P117" style:family="paragraph" style:parent-style-name="Standard">
      <style:text-properties officeooo:rsid="01e4d256" officeooo:paragraph-rsid="01e4d256"/>
    </style:style>
    <style:style style:name="P118" style:family="paragraph" style:parent-style-name="Standard">
      <style:text-properties officeooo:rsid="01e7ab1a" officeooo:paragraph-rsid="01e7ab1a"/>
    </style:style>
    <style:style style:name="P119" style:family="paragraph" style:parent-style-name="Standard">
      <style:text-properties officeooo:rsid="01eb4c73" officeooo:paragraph-rsid="01eb4c73"/>
    </style:style>
    <style:style style:name="P120" style:family="paragraph" style:parent-style-name="Standard">
      <style:text-properties officeooo:rsid="01f00654" officeooo:paragraph-rsid="01f00654"/>
    </style:style>
    <style:style style:name="P121" style:family="paragraph" style:parent-style-name="Standard">
      <style:text-properties officeooo:rsid="01f4df8c" officeooo:paragraph-rsid="01f4df8c"/>
    </style:style>
    <style:style style:name="P122" style:family="paragraph" style:parent-style-name="Standard">
      <style:text-properties officeooo:rsid="0205384c" officeooo:paragraph-rsid="0205384c"/>
    </style:style>
    <style:style style:name="P123" style:family="paragraph" style:parent-style-name="Standard">
      <style:text-properties officeooo:rsid="0206b059" officeooo:paragraph-rsid="0206b059"/>
    </style:style>
    <style:style style:name="P124" style:family="paragraph" style:parent-style-name="Standard">
      <style:text-properties officeooo:rsid="0218a3e5" officeooo:paragraph-rsid="0218a3e5"/>
    </style:style>
    <style:style style:name="P125" style:family="paragraph" style:parent-style-name="Standard">
      <style:text-properties officeooo:rsid="02217b7c" officeooo:paragraph-rsid="02217b7c"/>
    </style:style>
    <style:style style:name="P126" style:family="paragraph" style:parent-style-name="Standard">
      <style:text-properties officeooo:rsid="0228b64c" officeooo:paragraph-rsid="0228b64c"/>
    </style:style>
    <style:style style:name="P127" style:family="paragraph" style:parent-style-name="Standard">
      <style:text-properties officeooo:rsid="0231bef3" officeooo:paragraph-rsid="0231bef3"/>
    </style:style>
    <style:style style:name="P128" style:family="paragraph" style:parent-style-name="Standard">
      <style:text-properties officeooo:rsid="02345264" officeooo:paragraph-rsid="0235d24e"/>
    </style:style>
    <style:style style:name="P129" style:family="paragraph" style:parent-style-name="Standard">
      <style:text-properties officeooo:rsid="023f39f0" officeooo:paragraph-rsid="023f39f0"/>
    </style:style>
    <style:style style:name="P130" style:family="paragraph" style:parent-style-name="Standard">
      <style:text-properties officeooo:rsid="0249167a" officeooo:paragraph-rsid="0249167a"/>
    </style:style>
    <style:style style:name="P131" style:family="paragraph" style:parent-style-name="Standard">
      <style:text-properties officeooo:rsid="02497eb6" officeooo:paragraph-rsid="02497eb6"/>
    </style:style>
    <style:style style:name="P132" style:family="paragraph" style:parent-style-name="Standard">
      <style:text-properties officeooo:rsid="024986be" officeooo:paragraph-rsid="024986be"/>
    </style:style>
    <style:style style:name="P133" style:family="paragraph" style:parent-style-name="Standard">
      <style:text-properties officeooo:rsid="0250ee98" officeooo:paragraph-rsid="0250ee98"/>
    </style:style>
    <style:style style:name="P134" style:family="paragraph" style:parent-style-name="Standard">
      <style:text-properties officeooo:rsid="02575d42" officeooo:paragraph-rsid="02575d42"/>
    </style:style>
    <style:style style:name="P135" style:family="paragraph" style:parent-style-name="Standard">
      <style:text-properties officeooo:rsid="0258c70e" officeooo:paragraph-rsid="0258c70e"/>
    </style:style>
    <style:style style:name="P136" style:family="paragraph" style:parent-style-name="Standard">
      <style:text-properties officeooo:rsid="025bcc31" officeooo:paragraph-rsid="025bcc31"/>
    </style:style>
    <style:style style:name="P137" style:family="paragraph" style:parent-style-name="Standard">
      <style:text-properties officeooo:rsid="026121bf" officeooo:paragraph-rsid="026121bf"/>
    </style:style>
    <style:style style:name="P138" style:family="paragraph" style:parent-style-name="Standard">
      <style:text-properties officeooo:rsid="0261c9d6" officeooo:paragraph-rsid="0261c9d6"/>
    </style:style>
    <style:style style:name="P139" style:family="paragraph" style:parent-style-name="Standard">
      <style:text-properties officeooo:rsid="0266003e" officeooo:paragraph-rsid="0266003e"/>
    </style:style>
    <style:style style:name="P140" style:family="paragraph" style:parent-style-name="Standard">
      <style:text-properties officeooo:rsid="02674efe" officeooo:paragraph-rsid="02674efe"/>
    </style:style>
    <style:style style:name="P141" style:family="paragraph" style:parent-style-name="Standard">
      <style:text-properties officeooo:rsid="026a445e" officeooo:paragraph-rsid="026a445e"/>
    </style:style>
    <style:style style:name="P142" style:family="paragraph" style:parent-style-name="Standard">
      <style:text-properties officeooo:rsid="026a445e" officeooo:paragraph-rsid="1c34bbeb"/>
    </style:style>
    <style:style style:name="P143" style:family="paragraph" style:parent-style-name="Standard">
      <style:text-properties officeooo:rsid="0235d24e" officeooo:paragraph-rsid="0235d24e"/>
    </style:style>
    <style:style style:name="P144" style:family="paragraph" style:parent-style-name="Standard">
      <style:text-properties officeooo:rsid="026f7230" officeooo:paragraph-rsid="026f7230"/>
    </style:style>
    <style:style style:name="P145" style:family="paragraph" style:parent-style-name="Standard">
      <style:text-properties officeooo:rsid="027860e4" officeooo:paragraph-rsid="027860e4"/>
    </style:style>
    <style:style style:name="P146" style:family="paragraph" style:parent-style-name="Standard">
      <style:text-properties officeooo:rsid="027a2242" officeooo:paragraph-rsid="027a2242"/>
    </style:style>
    <style:style style:name="P147" style:family="paragraph" style:parent-style-name="Standard">
      <style:text-properties officeooo:rsid="028ef41d" officeooo:paragraph-rsid="028ef41d"/>
    </style:style>
    <style:style style:name="P148" style:family="paragraph" style:parent-style-name="Standard">
      <style:text-properties officeooo:rsid="028ef41d" officeooo:paragraph-rsid="0296d290"/>
    </style:style>
    <style:style style:name="P149" style:family="paragraph" style:parent-style-name="Standard">
      <style:text-properties officeooo:rsid="029d4e6f" officeooo:paragraph-rsid="029d4e6f"/>
    </style:style>
    <style:style style:name="P150" style:family="paragraph" style:parent-style-name="Standard">
      <style:text-properties officeooo:rsid="02a69242" officeooo:paragraph-rsid="02a69242"/>
    </style:style>
    <style:style style:name="P151" style:family="paragraph" style:parent-style-name="Standard">
      <style:text-properties officeooo:rsid="02b2e04b" officeooo:paragraph-rsid="02b2e04b"/>
    </style:style>
    <style:style style:name="P152" style:family="paragraph" style:parent-style-name="Standard">
      <style:text-properties officeooo:rsid="02b55d7b" officeooo:paragraph-rsid="02b55d7b"/>
    </style:style>
    <style:style style:name="P153" style:family="paragraph" style:parent-style-name="Standard">
      <style:text-properties officeooo:rsid="02bb8f94" officeooo:paragraph-rsid="02bb8f94"/>
    </style:style>
    <style:style style:name="P154" style:family="paragraph" style:parent-style-name="Standard">
      <style:text-properties officeooo:rsid="02c54a3b" officeooo:paragraph-rsid="02c54a3b"/>
    </style:style>
    <style:style style:name="P155" style:family="paragraph" style:parent-style-name="Standard">
      <style:text-properties officeooo:rsid="02cbab4d" officeooo:paragraph-rsid="02cbab4d"/>
    </style:style>
    <style:style style:name="P156" style:family="paragraph" style:parent-style-name="Standard">
      <style:text-properties officeooo:rsid="02ce64f2" officeooo:paragraph-rsid="02ce64f2"/>
    </style:style>
    <style:style style:name="P157" style:family="paragraph" style:parent-style-name="Standard">
      <style:text-properties officeooo:rsid="02d26d1f" officeooo:paragraph-rsid="02d26d1f"/>
    </style:style>
    <style:style style:name="P158" style:family="paragraph" style:parent-style-name="Standard">
      <style:text-properties officeooo:rsid="02db0053" officeooo:paragraph-rsid="02db0053"/>
    </style:style>
    <style:style style:name="P159" style:family="paragraph" style:parent-style-name="Standard">
      <style:text-properties officeooo:rsid="02e1d7e2" officeooo:paragraph-rsid="02e1d7e2"/>
    </style:style>
    <style:style style:name="P160" style:family="paragraph" style:parent-style-name="Standard">
      <style:text-properties officeooo:rsid="02e3f0f6" officeooo:paragraph-rsid="02e3f0f6"/>
    </style:style>
    <style:style style:name="P161" style:family="paragraph" style:parent-style-name="Standard">
      <style:text-properties officeooo:rsid="02e6a992" officeooo:paragraph-rsid="02e6a992"/>
    </style:style>
    <style:style style:name="P162" style:family="paragraph" style:parent-style-name="Standard">
      <style:text-properties officeooo:rsid="02ef0d77" officeooo:paragraph-rsid="02ef0d77"/>
    </style:style>
    <style:style style:name="P163" style:family="paragraph" style:parent-style-name="Standard">
      <style:text-properties officeooo:rsid="02f76018" officeooo:paragraph-rsid="02f76018"/>
    </style:style>
    <style:style style:name="P164" style:family="paragraph" style:parent-style-name="Standard">
      <style:text-properties officeooo:rsid="02faebff" officeooo:paragraph-rsid="02faebff"/>
    </style:style>
    <style:style style:name="P165" style:family="paragraph" style:parent-style-name="Standard">
      <style:text-properties officeooo:rsid="02ffdb42" officeooo:paragraph-rsid="02ffdb42"/>
    </style:style>
    <style:style style:name="P166" style:family="paragraph" style:parent-style-name="Standard">
      <style:text-properties officeooo:rsid="0301be0a" officeooo:paragraph-rsid="0301be0a"/>
    </style:style>
    <style:style style:name="P167" style:family="paragraph" style:parent-style-name="Standard">
      <style:text-properties officeooo:rsid="03046bda" officeooo:paragraph-rsid="03046bda"/>
    </style:style>
    <style:style style:name="P168" style:family="paragraph" style:parent-style-name="Standard">
      <style:text-properties officeooo:rsid="030939e3" officeooo:paragraph-rsid="030939e3"/>
    </style:style>
    <style:style style:name="P169" style:family="paragraph" style:parent-style-name="Standard">
      <style:text-properties officeooo:rsid="03113355" officeooo:paragraph-rsid="03113355"/>
    </style:style>
    <style:style style:name="P170" style:family="paragraph" style:parent-style-name="Standard">
      <style:text-properties officeooo:rsid="0313cb44" officeooo:paragraph-rsid="0313cb44"/>
    </style:style>
    <style:style style:name="P171" style:family="paragraph" style:parent-style-name="Standard">
      <style:text-properties officeooo:rsid="03151d19" officeooo:paragraph-rsid="03151d19"/>
    </style:style>
    <style:style style:name="P172" style:family="paragraph" style:parent-style-name="Standard">
      <style:text-properties officeooo:rsid="03191859" officeooo:paragraph-rsid="03191859"/>
    </style:style>
    <style:style style:name="P173" style:family="paragraph" style:parent-style-name="Standard">
      <style:text-properties officeooo:rsid="03501cb9" officeooo:paragraph-rsid="03501cb9"/>
    </style:style>
    <style:style style:name="P174" style:family="paragraph" style:parent-style-name="Standard">
      <style:text-properties officeooo:rsid="0358742d" officeooo:paragraph-rsid="0358742d"/>
    </style:style>
    <style:style style:name="P175" style:family="paragraph" style:parent-style-name="Standard">
      <style:text-properties officeooo:rsid="035f5ff5" officeooo:paragraph-rsid="035f5ff5"/>
    </style:style>
    <style:style style:name="P176" style:family="paragraph" style:parent-style-name="Standard">
      <style:text-properties officeooo:rsid="0362be67" officeooo:paragraph-rsid="0362be67"/>
    </style:style>
    <style:style style:name="P177" style:family="paragraph" style:parent-style-name="Standard">
      <style:text-properties officeooo:rsid="0365c711" officeooo:paragraph-rsid="0365c711"/>
    </style:style>
    <style:style style:name="P178" style:family="paragraph" style:parent-style-name="Standard">
      <style:text-properties officeooo:rsid="03699e64" officeooo:paragraph-rsid="03699e64"/>
    </style:style>
    <style:style style:name="P179" style:family="paragraph" style:parent-style-name="Standard">
      <style:text-properties officeooo:rsid="0378814e" officeooo:paragraph-rsid="0378814e"/>
    </style:style>
    <style:style style:name="P180" style:family="paragraph" style:parent-style-name="Standard">
      <style:text-properties officeooo:rsid="037a3fc5" officeooo:paragraph-rsid="037a3fc5"/>
    </style:style>
    <style:style style:name="P181" style:family="paragraph" style:parent-style-name="Standard">
      <style:text-properties officeooo:rsid="037eca9f" officeooo:paragraph-rsid="037eca9f"/>
    </style:style>
    <style:style style:name="P182" style:family="paragraph" style:parent-style-name="Standard">
      <style:text-properties officeooo:rsid="03851a12" officeooo:paragraph-rsid="03851a12"/>
    </style:style>
    <style:style style:name="P183" style:family="paragraph" style:parent-style-name="Standard">
      <style:text-properties officeooo:rsid="03888c82" officeooo:paragraph-rsid="03888c82"/>
    </style:style>
    <style:style style:name="P184" style:family="paragraph" style:parent-style-name="Standard">
      <style:text-properties officeooo:rsid="038c5884" officeooo:paragraph-rsid="038c5884"/>
    </style:style>
    <style:style style:name="P185" style:family="paragraph" style:parent-style-name="Standard">
      <style:text-properties officeooo:rsid="039d8b2b" officeooo:paragraph-rsid="039d8b2b"/>
    </style:style>
    <style:style style:name="P186" style:family="paragraph" style:parent-style-name="Standard">
      <style:text-properties officeooo:rsid="039f8fba" officeooo:paragraph-rsid="039f8fba"/>
    </style:style>
    <style:style style:name="P187" style:family="paragraph" style:parent-style-name="Standard">
      <style:text-properties officeooo:rsid="03a3d1a4" officeooo:paragraph-rsid="03a3d1a4"/>
    </style:style>
    <style:style style:name="P188" style:family="paragraph" style:parent-style-name="Standard">
      <style:text-properties officeooo:rsid="03ab6fc0" officeooo:paragraph-rsid="03ab6fc0"/>
    </style:style>
    <style:style style:name="P189" style:family="paragraph" style:parent-style-name="Standard">
      <style:text-properties officeooo:rsid="03ad43ed" officeooo:paragraph-rsid="03ad43ed"/>
    </style:style>
    <style:style style:name="P190" style:family="paragraph" style:parent-style-name="Standard">
      <style:text-properties officeooo:rsid="03b16f50" officeooo:paragraph-rsid="03b16f50"/>
    </style:style>
    <style:style style:name="P191" style:family="paragraph" style:parent-style-name="Standard">
      <style:text-properties officeooo:rsid="03b75f0a" officeooo:paragraph-rsid="03b75f0a"/>
    </style:style>
    <style:style style:name="P192" style:family="paragraph" style:parent-style-name="Standard">
      <style:text-properties officeooo:rsid="03bbedcd" officeooo:paragraph-rsid="03bbedcd"/>
    </style:style>
    <style:style style:name="P193" style:family="paragraph" style:parent-style-name="Standard">
      <style:text-properties officeooo:rsid="03bc476f" officeooo:paragraph-rsid="03bc476f"/>
    </style:style>
    <style:style style:name="P194" style:family="paragraph" style:parent-style-name="Standard">
      <style:text-properties officeooo:rsid="03bd095b" officeooo:paragraph-rsid="03bd095b"/>
    </style:style>
    <style:style style:name="P195" style:family="paragraph" style:parent-style-name="Standard">
      <style:text-properties officeooo:rsid="03bf76dc" officeooo:paragraph-rsid="03bf76dc"/>
    </style:style>
    <style:style style:name="P196" style:family="paragraph" style:parent-style-name="Standard">
      <style:text-properties officeooo:rsid="03c17511" officeooo:paragraph-rsid="03c17511"/>
    </style:style>
    <style:style style:name="P197" style:family="paragraph" style:parent-style-name="Standard">
      <style:text-properties officeooo:rsid="03c52fc0" officeooo:paragraph-rsid="03c52fc0"/>
    </style:style>
    <style:style style:name="P198" style:family="paragraph" style:parent-style-name="Standard">
      <style:text-properties officeooo:rsid="03c809c9" officeooo:paragraph-rsid="03c809c9"/>
    </style:style>
    <style:style style:name="P199" style:family="paragraph" style:parent-style-name="Standard">
      <style:text-properties officeooo:rsid="03cc5694" officeooo:paragraph-rsid="03cc5694"/>
    </style:style>
    <style:style style:name="P200" style:family="paragraph" style:parent-style-name="Standard">
      <style:text-properties officeooo:rsid="03cec0a1" officeooo:paragraph-rsid="03cec0a1"/>
    </style:style>
    <style:style style:name="P201" style:family="paragraph" style:parent-style-name="Standard">
      <style:text-properties officeooo:rsid="03d1b293" officeooo:paragraph-rsid="03d1b293"/>
    </style:style>
    <style:style style:name="P202" style:family="paragraph" style:parent-style-name="Standard">
      <style:text-properties officeooo:rsid="03d214b8" officeooo:paragraph-rsid="03d214b8"/>
    </style:style>
    <style:style style:name="P203" style:family="paragraph" style:parent-style-name="Standard">
      <style:text-properties officeooo:rsid="03db82fa" officeooo:paragraph-rsid="03db82fa"/>
    </style:style>
    <style:style style:name="P204" style:family="paragraph" style:parent-style-name="Standard">
      <style:text-properties officeooo:rsid="03dc2e9d" officeooo:paragraph-rsid="03dc2e9d"/>
    </style:style>
    <style:style style:name="P205" style:family="paragraph" style:parent-style-name="Standard">
      <style:text-properties officeooo:rsid="03dfbd37" officeooo:paragraph-rsid="03dfbd37"/>
    </style:style>
    <style:style style:name="P206" style:family="paragraph" style:parent-style-name="Standard">
      <style:text-properties officeooo:rsid="03e92eff" officeooo:paragraph-rsid="03e92eff"/>
    </style:style>
    <style:style style:name="P207" style:family="paragraph" style:parent-style-name="Standard">
      <style:text-properties officeooo:rsid="03ecd1ab" officeooo:paragraph-rsid="03ecd1ab"/>
    </style:style>
    <style:style style:name="P208" style:family="paragraph" style:parent-style-name="Standard">
      <style:text-properties officeooo:rsid="03f1810f" officeooo:paragraph-rsid="03f1810f"/>
    </style:style>
    <style:style style:name="P209" style:family="paragraph" style:parent-style-name="Standard">
      <style:text-properties officeooo:rsid="03f23073" officeooo:paragraph-rsid="03f23073"/>
    </style:style>
    <style:style style:name="P210" style:family="paragraph" style:parent-style-name="Standard">
      <style:text-properties officeooo:rsid="04118fe9" officeooo:paragraph-rsid="04118fe9"/>
    </style:style>
    <style:style style:name="P211" style:family="paragraph" style:parent-style-name="Standard">
      <style:text-properties officeooo:rsid="041851f8" officeooo:paragraph-rsid="041851f8"/>
    </style:style>
    <style:style style:name="P212" style:family="paragraph" style:parent-style-name="Standard">
      <style:text-properties officeooo:rsid="041d32fe" officeooo:paragraph-rsid="041d32fe"/>
    </style:style>
    <style:style style:name="P213" style:family="paragraph" style:parent-style-name="Standard">
      <style:text-properties officeooo:rsid="0425174b" officeooo:paragraph-rsid="0425174b"/>
    </style:style>
    <style:style style:name="P214" style:family="paragraph" style:parent-style-name="Standard">
      <style:text-properties officeooo:rsid="042a8f5a" officeooo:paragraph-rsid="042a8f5a"/>
    </style:style>
    <style:style style:name="P215" style:family="paragraph" style:parent-style-name="Standard">
      <style:text-properties officeooo:rsid="043e93fe" officeooo:paragraph-rsid="043e93fe"/>
    </style:style>
    <style:style style:name="P216" style:family="paragraph" style:parent-style-name="Standard">
      <style:text-properties officeooo:rsid="0445d878" officeooo:paragraph-rsid="0445d878"/>
    </style:style>
    <style:style style:name="P217" style:family="paragraph" style:parent-style-name="Standard">
      <style:text-properties officeooo:rsid="0449d55f" officeooo:paragraph-rsid="0449d55f"/>
    </style:style>
    <style:style style:name="P218" style:family="paragraph" style:parent-style-name="Standard">
      <style:text-properties officeooo:rsid="044cd81a" officeooo:paragraph-rsid="044cd81a"/>
    </style:style>
    <style:style style:name="P219" style:family="paragraph" style:parent-style-name="Standard">
      <style:text-properties officeooo:rsid="045d9246" officeooo:paragraph-rsid="045d9246"/>
    </style:style>
    <style:style style:name="P220" style:family="paragraph" style:parent-style-name="Standard">
      <style:text-properties officeooo:rsid="046e11e5" officeooo:paragraph-rsid="046e11e5"/>
    </style:style>
    <style:style style:name="P221" style:family="paragraph" style:parent-style-name="Standard">
      <style:text-properties officeooo:rsid="04718810" officeooo:paragraph-rsid="04718810"/>
    </style:style>
    <style:style style:name="P222" style:family="paragraph" style:parent-style-name="Standard">
      <style:text-properties officeooo:rsid="0472463b" officeooo:paragraph-rsid="0472463b"/>
    </style:style>
    <style:style style:name="P223" style:family="paragraph" style:parent-style-name="Standard">
      <style:text-properties officeooo:rsid="047e9676" officeooo:paragraph-rsid="047e9676"/>
    </style:style>
    <style:style style:name="P224" style:family="paragraph" style:parent-style-name="Standard">
      <style:text-properties officeooo:rsid="048773d1" officeooo:paragraph-rsid="048773d1"/>
    </style:style>
    <style:style style:name="P225" style:family="paragraph" style:parent-style-name="Standard">
      <style:text-properties officeooo:rsid="048f0984" officeooo:paragraph-rsid="048f0984"/>
    </style:style>
    <style:style style:name="P226" style:family="paragraph" style:parent-style-name="Standard">
      <style:text-properties officeooo:rsid="04907104" officeooo:paragraph-rsid="04907104"/>
    </style:style>
    <style:style style:name="P227" style:family="paragraph" style:parent-style-name="Standard">
      <style:text-properties officeooo:rsid="04934463" officeooo:paragraph-rsid="04934463"/>
    </style:style>
    <style:style style:name="P228" style:family="paragraph" style:parent-style-name="Standard">
      <style:text-properties officeooo:rsid="04976b03" officeooo:paragraph-rsid="04976b03"/>
    </style:style>
    <style:style style:name="P229" style:family="paragraph" style:parent-style-name="Standard">
      <style:text-properties officeooo:rsid="04995396" officeooo:paragraph-rsid="04995396"/>
    </style:style>
    <style:style style:name="P230" style:family="paragraph" style:parent-style-name="Standard">
      <style:text-properties officeooo:rsid="049e0b8f" officeooo:paragraph-rsid="049e0b8f"/>
    </style:style>
    <style:style style:name="P231" style:family="paragraph" style:parent-style-name="Standard">
      <style:text-properties officeooo:rsid="04a1025a" officeooo:paragraph-rsid="04a1025a"/>
    </style:style>
    <style:style style:name="P232" style:family="paragraph" style:parent-style-name="Standard">
      <style:text-properties officeooo:rsid="04b865cd" officeooo:paragraph-rsid="04b865cd"/>
    </style:style>
    <style:style style:name="P233" style:family="paragraph" style:parent-style-name="Standard">
      <style:text-properties officeooo:rsid="04bf37d0" officeooo:paragraph-rsid="04bf37d0"/>
    </style:style>
    <style:style style:name="P234" style:family="paragraph" style:parent-style-name="Standard">
      <style:text-properties officeooo:rsid="04c14273" officeooo:paragraph-rsid="04c14273"/>
    </style:style>
    <style:style style:name="P235" style:family="paragraph" style:parent-style-name="Standard">
      <style:text-properties officeooo:rsid="04c5f0be" officeooo:paragraph-rsid="04c5f0be"/>
    </style:style>
    <style:style style:name="P236" style:family="paragraph" style:parent-style-name="Standard">
      <style:text-properties officeooo:rsid="04d1c8b4" officeooo:paragraph-rsid="04d1c8b4"/>
    </style:style>
    <style:style style:name="P237" style:family="paragraph" style:parent-style-name="Standard">
      <style:text-properties officeooo:rsid="04d78485" officeooo:paragraph-rsid="04d78485"/>
    </style:style>
    <style:style style:name="P238" style:family="paragraph" style:parent-style-name="Standard">
      <style:text-properties officeooo:rsid="04d89ae4" officeooo:paragraph-rsid="04d89ae4"/>
    </style:style>
    <style:style style:name="P239" style:family="paragraph" style:parent-style-name="Standard">
      <style:text-properties officeooo:rsid="04dfe7fc" officeooo:paragraph-rsid="04dfe7fc"/>
    </style:style>
    <style:style style:name="P240" style:family="paragraph" style:parent-style-name="Standard">
      <style:text-properties officeooo:rsid="04e4b670" officeooo:paragraph-rsid="04e4b670"/>
    </style:style>
    <style:style style:name="P241" style:family="paragraph" style:parent-style-name="Standard">
      <style:text-properties officeooo:rsid="04eb5fda" officeooo:paragraph-rsid="04eb5fda"/>
    </style:style>
    <style:style style:name="P242" style:family="paragraph" style:parent-style-name="Standard">
      <style:text-properties officeooo:rsid="04fad0c0" officeooo:paragraph-rsid="04fad0c0"/>
    </style:style>
    <style:style style:name="P243" style:family="paragraph" style:parent-style-name="Standard">
      <style:text-properties officeooo:rsid="0505b53f" officeooo:paragraph-rsid="0505b53f"/>
    </style:style>
    <style:style style:name="P244" style:family="paragraph" style:parent-style-name="Standard">
      <style:text-properties officeooo:rsid="0508c018" officeooo:paragraph-rsid="0508c018"/>
    </style:style>
    <style:style style:name="P245" style:family="paragraph" style:parent-style-name="Standard">
      <style:text-properties officeooo:rsid="050abe08" officeooo:paragraph-rsid="050abe08"/>
    </style:style>
    <style:style style:name="P246" style:family="paragraph" style:parent-style-name="Standard">
      <style:text-properties officeooo:rsid="050e1502" officeooo:paragraph-rsid="050e1502"/>
    </style:style>
    <style:style style:name="P247" style:family="paragraph" style:parent-style-name="Standard">
      <style:text-properties officeooo:rsid="0511ca60" officeooo:paragraph-rsid="0511ca60"/>
    </style:style>
    <style:style style:name="P248" style:family="paragraph" style:parent-style-name="Standard">
      <style:text-properties officeooo:rsid="0513ac18" officeooo:paragraph-rsid="0513ac18"/>
    </style:style>
    <style:style style:name="P249" style:family="paragraph" style:parent-style-name="Standard">
      <style:text-properties officeooo:rsid="051f0d16" officeooo:paragraph-rsid="051f0d16"/>
    </style:style>
    <style:style style:name="P250" style:family="paragraph" style:parent-style-name="Standard">
      <style:text-properties officeooo:rsid="0528e4e4" officeooo:paragraph-rsid="0528e4e4"/>
    </style:style>
    <style:style style:name="P251" style:family="paragraph" style:parent-style-name="Standard">
      <style:text-properties officeooo:rsid="052d7dec" officeooo:paragraph-rsid="052d7dec"/>
    </style:style>
    <style:style style:name="P252" style:family="paragraph" style:parent-style-name="Standard">
      <style:text-properties officeooo:rsid="052e1b20" officeooo:paragraph-rsid="052e1b20"/>
    </style:style>
    <style:style style:name="P253" style:family="paragraph" style:parent-style-name="Standard">
      <style:text-properties officeooo:rsid="052e1b20" officeooo:paragraph-rsid="15b13d84"/>
    </style:style>
    <style:style style:name="P254" style:family="paragraph" style:parent-style-name="Standard">
      <style:text-properties officeooo:rsid="053b4488" officeooo:paragraph-rsid="053b4488"/>
    </style:style>
    <style:style style:name="P255" style:family="paragraph" style:parent-style-name="Standard">
      <style:text-properties officeooo:rsid="054009ad" officeooo:paragraph-rsid="054009ad"/>
    </style:style>
    <style:style style:name="P256" style:family="paragraph" style:parent-style-name="Standard">
      <style:text-properties officeooo:rsid="05480e50" officeooo:paragraph-rsid="05480e50"/>
    </style:style>
    <style:style style:name="P257" style:family="paragraph" style:parent-style-name="Standard">
      <style:text-properties officeooo:rsid="0549c608" officeooo:paragraph-rsid="0549c608"/>
    </style:style>
    <style:style style:name="P258" style:family="paragraph" style:parent-style-name="Standard">
      <style:text-properties officeooo:rsid="05547176" officeooo:paragraph-rsid="05547176"/>
    </style:style>
    <style:style style:name="P259" style:family="paragraph" style:parent-style-name="Standard">
      <style:text-properties officeooo:rsid="056610c2" officeooo:paragraph-rsid="056610c2"/>
    </style:style>
    <style:style style:name="P260" style:family="paragraph" style:parent-style-name="Standard">
      <style:text-properties officeooo:rsid="0568c284" officeooo:paragraph-rsid="0568c284"/>
    </style:style>
    <style:style style:name="P261" style:family="paragraph" style:parent-style-name="Standard">
      <style:text-properties officeooo:rsid="056b3f6a" officeooo:paragraph-rsid="056b3f6a"/>
    </style:style>
    <style:style style:name="P262" style:family="paragraph" style:parent-style-name="Standard">
      <style:text-properties officeooo:rsid="056cbad3" officeooo:paragraph-rsid="056cbad3"/>
    </style:style>
    <style:style style:name="P263" style:family="paragraph" style:parent-style-name="Standard">
      <style:text-properties officeooo:rsid="057093b5" officeooo:paragraph-rsid="057093b5"/>
    </style:style>
    <style:style style:name="P264" style:family="paragraph" style:parent-style-name="Standard">
      <style:text-properties officeooo:rsid="0573e3b7" officeooo:paragraph-rsid="0573e3b7"/>
    </style:style>
    <style:style style:name="P265" style:family="paragraph" style:parent-style-name="Standard">
      <style:text-properties officeooo:rsid="05768575" officeooo:paragraph-rsid="05768575"/>
    </style:style>
    <style:style style:name="P266" style:family="paragraph" style:parent-style-name="Standard">
      <style:text-properties officeooo:rsid="0589329e" officeooo:paragraph-rsid="0589329e"/>
    </style:style>
    <style:style style:name="P267" style:family="paragraph" style:parent-style-name="Standard">
      <style:text-properties officeooo:rsid="05aa6e55" officeooo:paragraph-rsid="05aa6e55"/>
    </style:style>
    <style:style style:name="P268" style:family="paragraph" style:parent-style-name="Standard">
      <style:text-properties officeooo:rsid="05c3162d" officeooo:paragraph-rsid="05c3162d"/>
    </style:style>
    <style:style style:name="P269" style:family="paragraph" style:parent-style-name="Standard">
      <style:text-properties officeooo:rsid="05d76759" officeooo:paragraph-rsid="05d76759"/>
    </style:style>
    <style:style style:name="P270" style:family="paragraph" style:parent-style-name="Standard">
      <style:text-properties officeooo:rsid="05e7b5ac" officeooo:paragraph-rsid="05e7b5ac"/>
    </style:style>
    <style:style style:name="P271" style:family="paragraph" style:parent-style-name="Standard">
      <style:text-properties officeooo:rsid="061220db" officeooo:paragraph-rsid="061220db"/>
    </style:style>
    <style:style style:name="P272" style:family="paragraph" style:parent-style-name="Standard">
      <style:text-properties officeooo:rsid="061220db" officeooo:paragraph-rsid="0ba42aeb"/>
    </style:style>
    <style:style style:name="P273" style:family="paragraph" style:parent-style-name="Standard">
      <style:text-properties officeooo:rsid="0622d297" officeooo:paragraph-rsid="0622d297"/>
    </style:style>
    <style:style style:name="P274" style:family="paragraph" style:parent-style-name="Standard">
      <style:text-properties officeooo:rsid="0624effa" officeooo:paragraph-rsid="0624effa"/>
    </style:style>
    <style:style style:name="P275" style:family="paragraph" style:parent-style-name="Standard">
      <style:text-properties officeooo:rsid="0624effa" officeooo:paragraph-rsid="1a8a0c61"/>
    </style:style>
    <style:style style:name="P276" style:family="paragraph" style:parent-style-name="Standard">
      <style:text-properties officeooo:rsid="064a315d" officeooo:paragraph-rsid="064a315d"/>
    </style:style>
    <style:style style:name="P277" style:family="paragraph" style:parent-style-name="Standard">
      <style:text-properties officeooo:rsid="064fac3a" officeooo:paragraph-rsid="064fac3a"/>
    </style:style>
    <style:style style:name="P278" style:family="paragraph" style:parent-style-name="Standard">
      <style:text-properties officeooo:rsid="064fac3a" officeooo:paragraph-rsid="098b3065"/>
    </style:style>
    <style:style style:name="P279" style:family="paragraph" style:parent-style-name="Standard">
      <style:text-properties officeooo:rsid="064fac3a" officeooo:paragraph-rsid="1a90eb27"/>
    </style:style>
    <style:style style:name="P280" style:family="paragraph" style:parent-style-name="Standard">
      <style:text-properties officeooo:rsid="066fd4ef" officeooo:paragraph-rsid="066fd4ef"/>
    </style:style>
    <style:style style:name="P281" style:family="paragraph" style:parent-style-name="Standard">
      <style:text-properties officeooo:rsid="06788c10" officeooo:paragraph-rsid="06788c10"/>
    </style:style>
    <style:style style:name="P282" style:family="paragraph" style:parent-style-name="Standard">
      <style:text-properties officeooo:rsid="06788c10" officeooo:paragraph-rsid="1a97b446"/>
    </style:style>
    <style:style style:name="P283" style:family="paragraph" style:parent-style-name="Standard">
      <style:text-properties officeooo:rsid="06853536" officeooo:paragraph-rsid="06853536"/>
    </style:style>
    <style:style style:name="P284" style:family="paragraph" style:parent-style-name="Standard">
      <style:text-properties officeooo:rsid="06a6c169" officeooo:paragraph-rsid="06a6c169"/>
    </style:style>
    <style:style style:name="P285" style:family="paragraph" style:parent-style-name="Standard">
      <style:text-properties officeooo:rsid="06c6fe9e" officeooo:paragraph-rsid="06c6fe9e"/>
    </style:style>
    <style:style style:name="P286" style:family="paragraph" style:parent-style-name="Standard">
      <style:text-properties officeooo:rsid="06c8621b" officeooo:paragraph-rsid="06c8621b"/>
    </style:style>
    <style:style style:name="P287" style:family="paragraph" style:parent-style-name="Standard">
      <style:text-properties officeooo:rsid="06d3856a" officeooo:paragraph-rsid="06d3856a"/>
    </style:style>
    <style:style style:name="P288" style:family="paragraph" style:parent-style-name="Standard">
      <style:text-properties officeooo:rsid="06da28c0" officeooo:paragraph-rsid="06da28c0"/>
    </style:style>
    <style:style style:name="P289" style:family="paragraph" style:parent-style-name="Standard">
      <style:text-properties officeooo:rsid="06e85ea9" officeooo:paragraph-rsid="06e85ea9"/>
    </style:style>
    <style:style style:name="P290" style:family="paragraph" style:parent-style-name="Standard">
      <style:text-properties officeooo:rsid="06ef2880" officeooo:paragraph-rsid="06ef2880"/>
    </style:style>
    <style:style style:name="P291" style:family="paragraph" style:parent-style-name="Standard">
      <style:text-properties officeooo:rsid="06f9aebe" officeooo:paragraph-rsid="06f9aebe"/>
    </style:style>
    <style:style style:name="P292" style:family="paragraph" style:parent-style-name="Standard">
      <style:text-properties officeooo:rsid="07030127" officeooo:paragraph-rsid="070539d2"/>
    </style:style>
    <style:style style:name="P293" style:family="paragraph" style:parent-style-name="Standard">
      <style:text-properties officeooo:rsid="070ec532" officeooo:paragraph-rsid="070ec532"/>
    </style:style>
    <style:style style:name="P294" style:family="paragraph" style:parent-style-name="Standard">
      <style:text-properties officeooo:rsid="072fd26f" officeooo:paragraph-rsid="072fd26f"/>
    </style:style>
    <style:style style:name="P295" style:family="paragraph" style:parent-style-name="Standard">
      <style:text-properties officeooo:rsid="07488f72" officeooo:paragraph-rsid="07488f72"/>
    </style:style>
    <style:style style:name="P296" style:family="paragraph" style:parent-style-name="Standard">
      <style:text-properties officeooo:rsid="07488f72" officeooo:paragraph-rsid="1b0969bf"/>
    </style:style>
    <style:style style:name="P297" style:family="paragraph" style:parent-style-name="Standard">
      <style:text-properties officeooo:rsid="074d70cb" officeooo:paragraph-rsid="074d70cb"/>
    </style:style>
    <style:style style:name="P298" style:family="paragraph" style:parent-style-name="Standard">
      <style:text-properties officeooo:rsid="075100d1" officeooo:paragraph-rsid="1b11b629"/>
    </style:style>
    <style:style style:name="P299" style:family="paragraph" style:parent-style-name="Standard">
      <style:text-properties officeooo:rsid="075100d1" officeooo:paragraph-rsid="075100d1"/>
    </style:style>
    <style:style style:name="P300" style:family="paragraph" style:parent-style-name="Standard">
      <style:text-properties officeooo:rsid="075100d1" officeooo:paragraph-rsid="1b5d3043"/>
    </style:style>
    <style:style style:name="P301" style:family="paragraph" style:parent-style-name="Standard">
      <style:text-properties officeooo:rsid="07970ee8" officeooo:paragraph-rsid="07970ee8"/>
    </style:style>
    <style:style style:name="P302" style:family="paragraph" style:parent-style-name="Standard">
      <style:text-properties officeooo:rsid="07a53800" officeooo:paragraph-rsid="07a53800"/>
    </style:style>
    <style:style style:name="P303" style:family="paragraph" style:parent-style-name="Standard">
      <style:text-properties officeooo:rsid="07d0124c" officeooo:paragraph-rsid="07d0124c"/>
    </style:style>
    <style:style style:name="P304" style:family="paragraph" style:parent-style-name="Standard">
      <style:text-properties officeooo:rsid="07d0124c" officeooo:paragraph-rsid="1c2309ea"/>
    </style:style>
    <style:style style:name="P305" style:family="paragraph" style:parent-style-name="Standard">
      <style:text-properties officeooo:rsid="07fc435e" officeooo:paragraph-rsid="07fc435e"/>
    </style:style>
    <style:style style:name="P306" style:family="paragraph" style:parent-style-name="Standard">
      <style:text-properties officeooo:rsid="07fc435e" officeooo:paragraph-rsid="1c2a7797"/>
    </style:style>
    <style:style style:name="P307" style:family="paragraph" style:parent-style-name="Standard">
      <style:text-properties officeooo:rsid="08236cae" officeooo:paragraph-rsid="08236cae"/>
    </style:style>
    <style:style style:name="P308" style:family="paragraph" style:parent-style-name="Standard">
      <style:text-properties officeooo:rsid="08236cae" officeooo:paragraph-rsid="0826ba3f"/>
    </style:style>
    <style:style style:name="P309" style:family="paragraph" style:parent-style-name="Standard">
      <style:text-properties officeooo:rsid="0827947b" officeooo:paragraph-rsid="0827947b"/>
    </style:style>
    <style:style style:name="P310" style:family="paragraph" style:parent-style-name="Standard">
      <style:text-properties officeooo:rsid="0837c25b" officeooo:paragraph-rsid="0837c25b"/>
    </style:style>
    <style:style style:name="P311" style:family="paragraph" style:parent-style-name="Standard">
      <style:text-properties officeooo:rsid="0839d1cc" officeooo:paragraph-rsid="0839d1cc"/>
    </style:style>
    <style:style style:name="P312" style:family="paragraph" style:parent-style-name="Standard">
      <style:text-properties officeooo:rsid="0826ba3f" officeooo:paragraph-rsid="0826ba3f"/>
    </style:style>
    <style:style style:name="P313" style:family="paragraph" style:parent-style-name="Standard">
      <style:text-properties officeooo:rsid="08401347" officeooo:paragraph-rsid="08401347"/>
    </style:style>
    <style:style style:name="P314" style:family="paragraph" style:parent-style-name="Standard">
      <style:text-properties officeooo:rsid="0864017c" officeooo:paragraph-rsid="0864017c"/>
    </style:style>
    <style:style style:name="P315" style:family="paragraph" style:parent-style-name="Standard">
      <style:text-properties officeooo:rsid="08723c13" officeooo:paragraph-rsid="08723c13"/>
    </style:style>
    <style:style style:name="P316" style:family="paragraph" style:parent-style-name="Standard">
      <style:text-properties officeooo:rsid="087ad351" officeooo:paragraph-rsid="087ad351"/>
    </style:style>
    <style:style style:name="P317" style:family="paragraph" style:parent-style-name="Standard">
      <style:text-properties officeooo:rsid="088dfac1" officeooo:paragraph-rsid="088dfac1"/>
    </style:style>
    <style:style style:name="P318" style:family="paragraph" style:parent-style-name="Standard">
      <style:text-properties officeooo:rsid="089175f0" officeooo:paragraph-rsid="089175f0"/>
    </style:style>
    <style:style style:name="P319" style:family="paragraph" style:parent-style-name="Standard">
      <style:text-properties officeooo:rsid="089efe36" officeooo:paragraph-rsid="089efe36"/>
    </style:style>
    <style:style style:name="P320" style:family="paragraph" style:parent-style-name="Standard">
      <style:text-properties officeooo:rsid="08a61139" officeooo:paragraph-rsid="08a61139"/>
    </style:style>
    <style:style style:name="P321" style:family="paragraph" style:parent-style-name="Standard">
      <style:text-properties officeooo:rsid="08a86127" officeooo:paragraph-rsid="08a86127"/>
    </style:style>
    <style:style style:name="P322" style:family="paragraph" style:parent-style-name="Standard">
      <style:text-properties officeooo:rsid="08b0d582" officeooo:paragraph-rsid="08b0d582"/>
    </style:style>
    <style:style style:name="P323" style:family="paragraph" style:parent-style-name="Standard">
      <style:text-properties officeooo:rsid="08b3f607" officeooo:paragraph-rsid="08b3f607"/>
    </style:style>
    <style:style style:name="P324" style:family="paragraph" style:parent-style-name="Standard">
      <style:text-properties officeooo:rsid="08b97fd8" officeooo:paragraph-rsid="08b97fd8"/>
    </style:style>
    <style:style style:name="P325" style:family="paragraph" style:parent-style-name="Standard">
      <style:text-properties officeooo:rsid="08caf136" officeooo:paragraph-rsid="08caf136"/>
    </style:style>
    <style:style style:name="P326" style:family="paragraph" style:parent-style-name="Standard">
      <style:text-properties officeooo:rsid="08d25ba5" officeooo:paragraph-rsid="08d25ba5"/>
    </style:style>
    <style:style style:name="P327" style:family="paragraph" style:parent-style-name="Standard">
      <style:text-properties officeooo:rsid="08f908e1" officeooo:paragraph-rsid="08f908e1"/>
    </style:style>
    <style:style style:name="P328" style:family="paragraph" style:parent-style-name="Standard">
      <style:text-properties officeooo:rsid="08feff26" officeooo:paragraph-rsid="08feff26"/>
    </style:style>
    <style:style style:name="P329" style:family="paragraph" style:parent-style-name="Standard">
      <style:text-properties officeooo:rsid="091013bd" officeooo:paragraph-rsid="091013bd"/>
    </style:style>
    <style:style style:name="P330" style:family="paragraph" style:parent-style-name="Standard">
      <style:text-properties officeooo:rsid="091952e8" officeooo:paragraph-rsid="091952e8"/>
    </style:style>
    <style:style style:name="P331" style:family="paragraph" style:parent-style-name="Standard">
      <style:text-properties officeooo:rsid="092d10fd" officeooo:paragraph-rsid="092d10fd"/>
    </style:style>
    <style:style style:name="P332" style:family="paragraph" style:parent-style-name="Standard">
      <style:text-properties officeooo:rsid="092fdc9d" officeooo:paragraph-rsid="092fdc9d"/>
    </style:style>
    <style:style style:name="P333" style:family="paragraph" style:parent-style-name="Standard">
      <style:text-properties officeooo:rsid="09375027" officeooo:paragraph-rsid="09375027"/>
    </style:style>
    <style:style style:name="P334" style:family="paragraph" style:parent-style-name="Standard">
      <style:text-properties officeooo:rsid="093c9505" officeooo:paragraph-rsid="093c9505"/>
    </style:style>
    <style:style style:name="P335" style:family="paragraph" style:parent-style-name="Standard">
      <style:text-properties officeooo:rsid="0942f908" officeooo:paragraph-rsid="0942f908"/>
    </style:style>
    <style:style style:name="P336" style:family="paragraph" style:parent-style-name="Standard">
      <style:text-properties officeooo:rsid="094802d8" officeooo:paragraph-rsid="094802d8"/>
    </style:style>
    <style:style style:name="P337" style:family="paragraph" style:parent-style-name="Standard">
      <style:text-properties officeooo:rsid="0968a143" officeooo:paragraph-rsid="0968a143"/>
    </style:style>
    <style:style style:name="P338" style:family="paragraph" style:parent-style-name="Standard">
      <style:text-properties officeooo:rsid="09702cb8" officeooo:paragraph-rsid="09702cb8"/>
    </style:style>
    <style:style style:name="P339" style:family="paragraph" style:parent-style-name="Standard">
      <style:text-properties officeooo:rsid="09a163c5" officeooo:paragraph-rsid="09a163c5"/>
    </style:style>
    <style:style style:name="P340" style:family="paragraph" style:parent-style-name="Standard">
      <style:text-properties officeooo:rsid="09a37488" officeooo:paragraph-rsid="09a37488"/>
    </style:style>
    <style:style style:name="P341" style:family="paragraph" style:parent-style-name="Standard">
      <style:text-properties officeooo:rsid="09ac9160" officeooo:paragraph-rsid="09ac9160"/>
    </style:style>
    <style:style style:name="P342" style:family="paragraph" style:parent-style-name="Standard">
      <style:text-properties officeooo:rsid="09bd2fa6" officeooo:paragraph-rsid="09bd2fa6"/>
    </style:style>
    <style:style style:name="P343" style:family="paragraph" style:parent-style-name="Standard">
      <style:text-properties officeooo:rsid="09be9ac6" officeooo:paragraph-rsid="09be9ac6"/>
    </style:style>
    <style:style style:name="P344" style:family="paragraph" style:parent-style-name="Standard">
      <style:text-properties officeooo:rsid="09dcbafa" officeooo:paragraph-rsid="09de967f"/>
    </style:style>
    <style:style style:name="P345" style:family="paragraph" style:parent-style-name="Standard">
      <style:text-properties officeooo:rsid="09eb9b09" officeooo:paragraph-rsid="09eb9b09"/>
    </style:style>
    <style:style style:name="P346" style:family="paragraph" style:parent-style-name="Standard">
      <style:text-properties officeooo:rsid="09ee17b5" officeooo:paragraph-rsid="09ee17b5"/>
    </style:style>
    <style:style style:name="P347" style:family="paragraph" style:parent-style-name="Standard">
      <style:text-properties officeooo:rsid="09f91f40" officeooo:paragraph-rsid="09f91f40"/>
    </style:style>
    <style:style style:name="P348" style:family="paragraph" style:parent-style-name="Standard">
      <style:text-properties officeooo:rsid="0a02bc2b" officeooo:paragraph-rsid="0a02bc2b"/>
    </style:style>
    <style:style style:name="P349" style:family="paragraph" style:parent-style-name="Standard">
      <style:text-properties officeooo:rsid="0a09d235" officeooo:paragraph-rsid="0a09d235"/>
    </style:style>
    <style:style style:name="P350" style:family="paragraph" style:parent-style-name="Standard">
      <style:text-properties officeooo:rsid="0a0b728b" officeooo:paragraph-rsid="0a0b728b"/>
    </style:style>
    <style:style style:name="P351" style:family="paragraph" style:parent-style-name="Standard">
      <style:text-properties officeooo:rsid="0a0c88ca" officeooo:paragraph-rsid="0a0c88ca"/>
    </style:style>
    <style:style style:name="P352" style:family="paragraph" style:parent-style-name="Standard">
      <style:text-properties officeooo:rsid="0a1bd137" officeooo:paragraph-rsid="0a1bd137"/>
    </style:style>
    <style:style style:name="P353" style:family="paragraph" style:parent-style-name="Standard">
      <style:text-properties officeooo:rsid="0a1fd999" officeooo:paragraph-rsid="0a1fd999"/>
    </style:style>
    <style:style style:name="P354" style:family="paragraph" style:parent-style-name="Standard">
      <style:text-properties officeooo:rsid="0a1feba4" officeooo:paragraph-rsid="0a1feba4"/>
    </style:style>
    <style:style style:name="P355" style:family="paragraph" style:parent-style-name="Standard">
      <style:text-properties officeooo:rsid="0a35a206" officeooo:paragraph-rsid="0a35a206"/>
    </style:style>
    <style:style style:name="P356" style:family="paragraph" style:parent-style-name="Standard">
      <style:text-properties officeooo:rsid="0a3d49ec" officeooo:paragraph-rsid="0a3d49ec"/>
    </style:style>
    <style:style style:name="P357" style:family="paragraph" style:parent-style-name="Standard">
      <style:text-properties officeooo:rsid="0a4a890a" officeooo:paragraph-rsid="0a4a890a"/>
    </style:style>
    <style:style style:name="P358" style:family="paragraph" style:parent-style-name="Standard">
      <style:text-properties officeooo:rsid="0a4d7cfe" officeooo:paragraph-rsid="0a4d7cfe"/>
    </style:style>
    <style:style style:name="P359" style:family="paragraph" style:parent-style-name="Standard">
      <style:text-properties officeooo:rsid="0a52f6eb" officeooo:paragraph-rsid="0ad0d02f"/>
    </style:style>
    <style:style style:name="P360" style:family="paragraph" style:parent-style-name="Standard">
      <style:text-properties officeooo:rsid="0a7160f1" officeooo:paragraph-rsid="0a7160f1"/>
    </style:style>
    <style:style style:name="P361" style:family="paragraph" style:parent-style-name="Standard">
      <style:text-properties officeooo:rsid="0a71a813" officeooo:paragraph-rsid="0a71a813"/>
    </style:style>
    <style:style style:name="P362" style:family="paragraph" style:parent-style-name="Standard">
      <style:text-properties officeooo:rsid="0a74d04c" officeooo:paragraph-rsid="0a74d04c"/>
    </style:style>
    <style:style style:name="P363" style:family="paragraph" style:parent-style-name="Standard">
      <style:text-properties officeooo:rsid="0a7f98e3" officeooo:paragraph-rsid="0a7f98e3"/>
    </style:style>
    <style:style style:name="P364" style:family="paragraph" style:parent-style-name="Standard">
      <style:text-properties officeooo:rsid="0a7fa455" officeooo:paragraph-rsid="0a7fa455"/>
    </style:style>
    <style:style style:name="P365" style:family="paragraph" style:parent-style-name="Standard">
      <style:text-properties officeooo:rsid="0a853f63" officeooo:paragraph-rsid="0a853f63"/>
    </style:style>
    <style:style style:name="P366" style:family="paragraph" style:parent-style-name="Standard">
      <style:text-properties officeooo:rsid="0a92d13c" officeooo:paragraph-rsid="0aa5976e"/>
    </style:style>
    <style:style style:name="P367" style:family="paragraph" style:parent-style-name="Standard">
      <style:text-properties officeooo:rsid="0a92d13c" officeooo:paragraph-rsid="0a92d13c"/>
    </style:style>
    <style:style style:name="P368" style:family="paragraph" style:parent-style-name="Standard">
      <style:text-properties officeooo:rsid="0a9679d7" officeooo:paragraph-rsid="0a9679d7"/>
    </style:style>
    <style:style style:name="P369" style:family="paragraph" style:parent-style-name="Standard">
      <style:text-properties officeooo:rsid="0aa74146" officeooo:paragraph-rsid="0aa74146"/>
    </style:style>
    <style:style style:name="P370" style:family="paragraph" style:parent-style-name="Standard">
      <style:text-properties officeooo:rsid="0aa8f0b4" officeooo:paragraph-rsid="0aa8f0b4"/>
    </style:style>
    <style:style style:name="P371" style:family="paragraph" style:parent-style-name="Standard">
      <style:text-properties officeooo:rsid="0ab60c83" officeooo:paragraph-rsid="0ab60c83"/>
    </style:style>
    <style:style style:name="P372" style:family="paragraph" style:parent-style-name="Standard">
      <style:text-properties officeooo:rsid="0aeba08b" officeooo:paragraph-rsid="0aeba08b"/>
    </style:style>
    <style:style style:name="P373" style:family="paragraph" style:parent-style-name="Standard">
      <style:text-properties officeooo:rsid="09ba1614" officeooo:paragraph-rsid="0af59861"/>
    </style:style>
    <style:style style:name="P374" style:family="paragraph" style:parent-style-name="Standard">
      <style:text-properties officeooo:rsid="0b00bcd7" officeooo:paragraph-rsid="0b00bcd7"/>
    </style:style>
    <style:style style:name="P375" style:family="paragraph" style:parent-style-name="Standard">
      <style:text-properties officeooo:rsid="0b0f98ea" officeooo:paragraph-rsid="0b0f98ea"/>
    </style:style>
    <style:style style:name="P376" style:family="paragraph" style:parent-style-name="Standard">
      <style:text-properties officeooo:rsid="0b117ba9" officeooo:paragraph-rsid="0b53f6ba"/>
    </style:style>
    <style:style style:name="P377" style:family="paragraph" style:parent-style-name="Standard">
      <style:text-properties officeooo:rsid="0b190656" officeooo:paragraph-rsid="0b190656"/>
    </style:style>
    <style:style style:name="P378" style:family="paragraph" style:parent-style-name="Standard">
      <style:text-properties officeooo:rsid="0b40100d" officeooo:paragraph-rsid="0b40100d"/>
    </style:style>
    <style:style style:name="P379" style:family="paragraph" style:parent-style-name="Standard">
      <style:text-properties officeooo:rsid="0b46d4d4" officeooo:paragraph-rsid="0b46d4d4"/>
    </style:style>
    <style:style style:name="P380" style:family="paragraph" style:parent-style-name="Standard">
      <style:text-properties officeooo:rsid="0b788449" officeooo:paragraph-rsid="0b8bb990"/>
    </style:style>
    <style:style style:name="P381" style:family="paragraph" style:parent-style-name="Standard">
      <style:text-properties officeooo:rsid="0b8e31c7" officeooo:paragraph-rsid="0b8e31c7"/>
    </style:style>
    <style:style style:name="P382" style:family="paragraph" style:parent-style-name="Standard">
      <style:text-properties officeooo:rsid="0bc548f9" officeooo:paragraph-rsid="0bc548f9"/>
    </style:style>
    <style:style style:name="P383" style:family="paragraph" style:parent-style-name="Standard">
      <style:text-properties officeooo:rsid="0bc548f9" officeooo:paragraph-rsid="0bd1aae6"/>
    </style:style>
    <style:style style:name="P384" style:family="paragraph" style:parent-style-name="Standard">
      <style:text-properties officeooo:rsid="0bd20edb" officeooo:paragraph-rsid="0bd20edb"/>
    </style:style>
    <style:style style:name="P385" style:family="paragraph" style:parent-style-name="Standard">
      <style:text-properties officeooo:rsid="0bd443ac" officeooo:paragraph-rsid="0bd443ac"/>
    </style:style>
    <style:style style:name="P386" style:family="paragraph" style:parent-style-name="Standard">
      <style:text-properties officeooo:rsid="0beb129b" officeooo:paragraph-rsid="0beb129b"/>
    </style:style>
    <style:style style:name="P387" style:family="paragraph" style:parent-style-name="Standard">
      <style:text-properties officeooo:rsid="0beefa32" officeooo:paragraph-rsid="0beefa32"/>
    </style:style>
    <style:style style:name="P388" style:family="paragraph" style:parent-style-name="Standard">
      <style:text-properties officeooo:rsid="0bfa30f3" officeooo:paragraph-rsid="0bfa30f3"/>
    </style:style>
    <style:style style:name="P389" style:family="paragraph" style:parent-style-name="Standard">
      <style:text-properties officeooo:rsid="0c0335a3" officeooo:paragraph-rsid="0c0335a3"/>
    </style:style>
    <style:style style:name="P390" style:family="paragraph" style:parent-style-name="Standard">
      <style:text-properties officeooo:rsid="0c0ebf0d" officeooo:paragraph-rsid="0c0ebf0d"/>
    </style:style>
    <style:style style:name="P391" style:family="paragraph" style:parent-style-name="Standard">
      <style:text-properties officeooo:rsid="0c1a8565" officeooo:paragraph-rsid="0c1a8565"/>
    </style:style>
    <style:style style:name="P392" style:family="paragraph" style:parent-style-name="Standard">
      <style:text-properties officeooo:rsid="0c239374" officeooo:paragraph-rsid="0c239374"/>
    </style:style>
    <style:style style:name="P393" style:family="paragraph" style:parent-style-name="Standard">
      <style:text-properties officeooo:rsid="0c2ea1f3" officeooo:paragraph-rsid="0c2ea1f3"/>
    </style:style>
    <style:style style:name="P394" style:family="paragraph" style:parent-style-name="Standard">
      <style:text-properties officeooo:rsid="0c31fe44" officeooo:paragraph-rsid="0c31fe44"/>
    </style:style>
    <style:style style:name="P395" style:family="paragraph" style:parent-style-name="Standard">
      <style:text-properties officeooo:rsid="0c351d21" officeooo:paragraph-rsid="0c351d21"/>
    </style:style>
    <style:style style:name="P396" style:family="paragraph" style:parent-style-name="Standard">
      <style:text-properties officeooo:rsid="0c351d21" officeooo:paragraph-rsid="0c5e1457"/>
    </style:style>
    <style:style style:name="P397" style:family="paragraph" style:parent-style-name="Standard">
      <style:text-properties officeooo:rsid="0c5fd964" officeooo:paragraph-rsid="0c5fd964"/>
    </style:style>
    <style:style style:name="P398" style:family="paragraph" style:parent-style-name="Standard">
      <style:text-properties officeooo:rsid="0c707547" officeooo:paragraph-rsid="0c707547"/>
    </style:style>
    <style:style style:name="P399" style:family="paragraph" style:parent-style-name="Standard">
      <style:text-properties officeooo:rsid="0c707547" officeooo:paragraph-rsid="0c8daba0"/>
    </style:style>
    <style:style style:name="P400" style:family="paragraph" style:parent-style-name="Standard">
      <style:text-properties officeooo:rsid="0caa2b12" officeooo:paragraph-rsid="0caa2b12"/>
    </style:style>
    <style:style style:name="P401" style:family="paragraph" style:parent-style-name="Standard">
      <style:text-properties officeooo:rsid="0cb59de1" officeooo:paragraph-rsid="0cb59de1"/>
    </style:style>
    <style:style style:name="P402" style:family="paragraph" style:parent-style-name="Standard">
      <style:text-properties officeooo:rsid="0cccc79d" officeooo:paragraph-rsid="0cccc79d"/>
    </style:style>
    <style:style style:name="P403" style:family="paragraph" style:parent-style-name="Standard">
      <style:text-properties officeooo:rsid="0ce3780f" officeooo:paragraph-rsid="0ce3780f"/>
    </style:style>
    <style:style style:name="P404" style:family="paragraph" style:parent-style-name="Standard">
      <style:text-properties officeooo:rsid="0cefb3de" officeooo:paragraph-rsid="0cefb3de"/>
    </style:style>
    <style:style style:name="P405" style:family="paragraph" style:parent-style-name="Standard">
      <style:text-properties officeooo:rsid="0cf5d947" officeooo:paragraph-rsid="0d00880c"/>
    </style:style>
    <style:style style:name="P406" style:family="paragraph" style:parent-style-name="Standard">
      <style:text-properties officeooo:rsid="0d0d4805" officeooo:paragraph-rsid="0d1829bc"/>
    </style:style>
    <style:style style:name="P407" style:family="paragraph" style:parent-style-name="Standard">
      <style:text-properties officeooo:rsid="0d24051d" officeooo:paragraph-rsid="0d24051d"/>
    </style:style>
    <style:style style:name="P408" style:family="paragraph" style:parent-style-name="Standard">
      <style:text-properties officeooo:rsid="0d3ef988" officeooo:paragraph-rsid="0d3ef988"/>
    </style:style>
    <style:style style:name="P409" style:family="paragraph" style:parent-style-name="Standard">
      <style:text-properties officeooo:rsid="0d464e3a" officeooo:paragraph-rsid="0d464e3a"/>
    </style:style>
    <style:style style:name="P410" style:family="paragraph" style:parent-style-name="Standard">
      <style:text-properties officeooo:rsid="0d4a0bb2" officeooo:paragraph-rsid="0d4a0bb2"/>
    </style:style>
    <style:style style:name="P411" style:family="paragraph" style:parent-style-name="Standard">
      <style:text-properties officeooo:rsid="0d559c33" officeooo:paragraph-rsid="0d559c33"/>
    </style:style>
    <style:style style:name="P412" style:family="paragraph" style:parent-style-name="Standard">
      <style:text-properties officeooo:rsid="0d64d67f" officeooo:paragraph-rsid="0d64d67f"/>
    </style:style>
    <style:style style:name="P413" style:family="paragraph" style:parent-style-name="Standard">
      <style:text-properties officeooo:rsid="0d67377d" officeooo:paragraph-rsid="0d67377d"/>
    </style:style>
    <style:style style:name="P414" style:family="paragraph" style:parent-style-name="Standard">
      <style:text-properties officeooo:rsid="0d840343" officeooo:paragraph-rsid="0d840343"/>
    </style:style>
    <style:style style:name="P415" style:family="paragraph" style:parent-style-name="Standard">
      <style:text-properties officeooo:rsid="0d96c1ea" officeooo:paragraph-rsid="0d96c1ea"/>
    </style:style>
    <style:style style:name="P416" style:family="paragraph" style:parent-style-name="Standard">
      <style:text-properties officeooo:rsid="0da4840f" officeooo:paragraph-rsid="0da4840f"/>
    </style:style>
    <style:style style:name="P417" style:family="paragraph" style:parent-style-name="Standard">
      <style:text-properties officeooo:rsid="0dac1f7a" officeooo:paragraph-rsid="0dac1f7a"/>
    </style:style>
    <style:style style:name="P418" style:family="paragraph" style:parent-style-name="Standard">
      <style:text-properties officeooo:rsid="0db6772a" officeooo:paragraph-rsid="0db6772a"/>
    </style:style>
    <style:style style:name="P419" style:family="paragraph" style:parent-style-name="Standard">
      <style:text-properties officeooo:rsid="0dbd871d" officeooo:paragraph-rsid="0dc91b4a"/>
    </style:style>
    <style:style style:name="P420" style:family="paragraph" style:parent-style-name="Standard">
      <style:text-properties officeooo:rsid="0dbd871d" officeooo:paragraph-rsid="0e133214"/>
    </style:style>
    <style:style style:name="P421" style:family="paragraph" style:parent-style-name="Standard">
      <style:text-properties officeooo:rsid="0dd2fb54" officeooo:paragraph-rsid="0dd2fb54"/>
    </style:style>
    <style:style style:name="P422" style:family="paragraph" style:parent-style-name="Standard">
      <style:text-properties officeooo:rsid="0dd7748d" officeooo:paragraph-rsid="0dd7748d"/>
    </style:style>
    <style:style style:name="P423" style:family="paragraph" style:parent-style-name="Standard">
      <style:text-properties officeooo:rsid="0dd9f9dd" officeooo:paragraph-rsid="0dd9f9dd"/>
    </style:style>
    <style:style style:name="P424" style:family="paragraph" style:parent-style-name="Standard">
      <style:text-properties officeooo:rsid="0ddd4720" officeooo:paragraph-rsid="0ddd4720"/>
    </style:style>
    <style:style style:name="P425" style:family="paragraph" style:parent-style-name="Standard">
      <style:text-properties officeooo:rsid="0df2bf5a" officeooo:paragraph-rsid="0df2bf5a"/>
    </style:style>
    <style:style style:name="P426" style:family="paragraph" style:parent-style-name="Standard">
      <style:text-properties officeooo:rsid="0e012f31" officeooo:paragraph-rsid="0e012f31"/>
    </style:style>
    <style:style style:name="P427" style:family="paragraph" style:parent-style-name="Standard">
      <style:text-properties officeooo:rsid="0e01bdea" officeooo:paragraph-rsid="0e01bdea"/>
    </style:style>
    <style:style style:name="P428" style:family="paragraph" style:parent-style-name="Standard">
      <style:text-properties officeooo:rsid="0e037a26" officeooo:paragraph-rsid="0e037a26"/>
    </style:style>
    <style:style style:name="P429" style:family="paragraph" style:parent-style-name="Standard">
      <style:text-properties officeooo:rsid="0e0c1f39" officeooo:paragraph-rsid="0e0c1f39"/>
    </style:style>
    <style:style style:name="P430" style:family="paragraph" style:parent-style-name="Standard">
      <style:text-properties officeooo:rsid="0e1d52cd" officeooo:paragraph-rsid="0e1d52cd"/>
    </style:style>
    <style:style style:name="P431" style:family="paragraph" style:parent-style-name="Standard">
      <style:text-properties officeooo:rsid="0e1d52cd" officeooo:paragraph-rsid="17688778"/>
    </style:style>
    <style:style style:name="P432" style:family="paragraph" style:parent-style-name="Standard">
      <style:text-properties officeooo:rsid="0e2adf83" officeooo:paragraph-rsid="0e2adf83"/>
    </style:style>
    <style:style style:name="P433" style:family="paragraph" style:parent-style-name="Standard">
      <style:text-properties officeooo:rsid="0e413088" officeooo:paragraph-rsid="0e413088"/>
    </style:style>
    <style:style style:name="P434" style:family="paragraph" style:parent-style-name="Standard">
      <style:text-properties officeooo:rsid="0e45360c" officeooo:paragraph-rsid="0e45360c"/>
    </style:style>
    <style:style style:name="P435" style:family="paragraph" style:parent-style-name="Standard">
      <style:text-properties officeooo:rsid="0e75778c" officeooo:paragraph-rsid="0e75778c"/>
    </style:style>
    <style:style style:name="P436" style:family="paragraph" style:parent-style-name="Standard">
      <style:text-properties officeooo:rsid="0e811e1e" officeooo:paragraph-rsid="0e811e1e"/>
    </style:style>
    <style:style style:name="P437" style:family="paragraph" style:parent-style-name="Standard">
      <style:text-properties officeooo:rsid="0e8345f2" officeooo:paragraph-rsid="0e8345f2"/>
    </style:style>
    <style:style style:name="P438" style:family="paragraph" style:parent-style-name="Standard">
      <style:text-properties officeooo:rsid="0e89f3d2" officeooo:paragraph-rsid="0e89f3d2"/>
    </style:style>
    <style:style style:name="P439" style:family="paragraph" style:parent-style-name="Standard">
      <style:text-properties officeooo:rsid="0e8b15f6" officeooo:paragraph-rsid="0e8b15f6"/>
    </style:style>
    <style:style style:name="P440" style:family="paragraph" style:parent-style-name="Standard">
      <style:text-properties officeooo:rsid="0e9ba785" officeooo:paragraph-rsid="0e9ba785"/>
    </style:style>
    <style:style style:name="P441" style:family="paragraph" style:parent-style-name="Standard">
      <style:text-properties officeooo:rsid="0eb501f9" officeooo:paragraph-rsid="0eb501f9"/>
    </style:style>
    <style:style style:name="P442" style:family="paragraph" style:parent-style-name="Standard">
      <style:text-properties officeooo:rsid="0eb501f9" officeooo:paragraph-rsid="17640386"/>
    </style:style>
    <style:style style:name="P443" style:family="paragraph" style:parent-style-name="Standard">
      <style:text-properties officeooo:rsid="0ec38dbb" officeooo:paragraph-rsid="0ec38dbb"/>
    </style:style>
    <style:style style:name="P444" style:family="paragraph" style:parent-style-name="Standard">
      <style:text-properties style:text-underline-style="none" officeooo:rsid="0ef0b640" officeooo:paragraph-rsid="0ef0b640"/>
    </style:style>
    <style:style style:name="P445" style:family="paragraph" style:parent-style-name="Standard">
      <style:text-properties style:text-underline-style="none" officeooo:rsid="0f091699" officeooo:paragraph-rsid="0f091699"/>
    </style:style>
    <style:style style:name="P446" style:family="paragraph" style:parent-style-name="Standard">
      <style:text-properties style:text-underline-style="none" officeooo:rsid="0f091699" officeooo:paragraph-rsid="0f0c35f1"/>
    </style:style>
    <style:style style:name="P447" style:family="paragraph" style:parent-style-name="Standard">
      <style:text-properties style:text-underline-style="none" officeooo:rsid="0f175cf3" officeooo:paragraph-rsid="0f175cf3"/>
    </style:style>
    <style:style style:name="P448" style:family="paragraph" style:parent-style-name="Standard">
      <style:text-properties style:text-underline-style="none" officeooo:rsid="0f1dd131" officeooo:paragraph-rsid="0f1dd131"/>
    </style:style>
    <style:style style:name="P449" style:family="paragraph" style:parent-style-name="Standard">
      <style:text-properties style:text-underline-style="none" officeooo:rsid="0f1dd131" officeooo:paragraph-rsid="17860609"/>
    </style:style>
    <style:style style:name="P450" style:family="paragraph" style:parent-style-name="Standard">
      <style:text-properties style:text-underline-style="none" officeooo:rsid="0f2f54da" officeooo:paragraph-rsid="0f2f54da"/>
    </style:style>
    <style:style style:name="P451" style:family="paragraph" style:parent-style-name="Standard">
      <style:text-properties style:text-underline-style="none" officeooo:rsid="0f627b96" officeooo:paragraph-rsid="0f627b96"/>
    </style:style>
    <style:style style:name="P452" style:family="paragraph" style:parent-style-name="Standard">
      <style:text-properties style:text-underline-style="none" officeooo:rsid="0f7e8f50" officeooo:paragraph-rsid="0f7e8f50"/>
    </style:style>
    <style:style style:name="P453" style:family="paragraph" style:parent-style-name="Standard">
      <style:text-properties style:text-underline-style="none" officeooo:rsid="0f7e8f50" officeooo:paragraph-rsid="12d991d0"/>
    </style:style>
    <style:style style:name="P454" style:family="paragraph" style:parent-style-name="Standard">
      <style:text-properties style:text-underline-style="none" officeooo:rsid="0f8723f1" officeooo:paragraph-rsid="0f8723f1"/>
    </style:style>
    <style:style style:name="P455" style:family="paragraph" style:parent-style-name="Standard">
      <style:text-properties style:text-underline-style="none" officeooo:rsid="0f88685e" officeooo:paragraph-rsid="0f88685e"/>
    </style:style>
    <style:style style:name="P456" style:family="paragraph" style:parent-style-name="Standard">
      <style:text-properties style:text-underline-style="none" officeooo:rsid="0f8b11e3" officeooo:paragraph-rsid="0f8b11e3"/>
    </style:style>
    <style:style style:name="P457" style:family="paragraph" style:parent-style-name="Standard">
      <style:text-properties style:text-underline-style="none" officeooo:rsid="0f924440" officeooo:paragraph-rsid="0f924440"/>
    </style:style>
    <style:style style:name="P458" style:family="paragraph" style:parent-style-name="Standard">
      <style:text-properties style:text-underline-style="none" officeooo:rsid="0fc12941" officeooo:paragraph-rsid="0fc12941"/>
    </style:style>
    <style:style style:name="P459" style:family="paragraph" style:parent-style-name="Standard">
      <style:text-properties style:text-underline-style="none" officeooo:rsid="0fcafb68" officeooo:paragraph-rsid="0fcafb68"/>
    </style:style>
    <style:style style:name="P460" style:family="paragraph" style:parent-style-name="Standard">
      <style:text-properties style:text-underline-style="none" officeooo:rsid="0fe1c532" officeooo:paragraph-rsid="0fe1c532"/>
    </style:style>
    <style:style style:name="P461" style:family="paragraph" style:parent-style-name="Standard">
      <style:text-properties style:text-underline-style="none" officeooo:rsid="0fe4176d" officeooo:paragraph-rsid="0fe4176d"/>
    </style:style>
    <style:style style:name="P462" style:family="paragraph" style:parent-style-name="Standard">
      <style:text-properties style:text-underline-style="none" officeooo:rsid="0fe903d2" officeooo:paragraph-rsid="0fe903d2"/>
    </style:style>
    <style:style style:name="P463" style:family="paragraph" style:parent-style-name="Standard">
      <style:text-properties style:text-underline-style="none" officeooo:rsid="0ff55ab4" officeooo:paragraph-rsid="0ff55ab4"/>
    </style:style>
    <style:style style:name="P464" style:family="paragraph" style:parent-style-name="Standard">
      <style:text-properties style:text-underline-style="none" officeooo:rsid="10052c88" officeooo:paragraph-rsid="10052c88"/>
    </style:style>
    <style:style style:name="P465" style:family="paragraph" style:parent-style-name="Standard">
      <style:text-properties style:text-underline-style="none" officeooo:rsid="1006c96e" officeooo:paragraph-rsid="1018e4a4"/>
    </style:style>
    <style:style style:name="P466" style:family="paragraph" style:parent-style-name="Standard">
      <style:text-properties style:text-underline-style="none" officeooo:rsid="10197b53" officeooo:paragraph-rsid="10197b53"/>
    </style:style>
    <style:style style:name="P467" style:family="paragraph" style:parent-style-name="Standard">
      <style:text-properties style:text-underline-style="none" officeooo:rsid="10197e5c" officeooo:paragraph-rsid="10197e5c"/>
    </style:style>
    <style:style style:name="P468" style:family="paragraph" style:parent-style-name="Standard">
      <style:text-properties style:text-underline-style="none" officeooo:rsid="101da42c" officeooo:paragraph-rsid="101da42c"/>
    </style:style>
    <style:style style:name="P469" style:family="paragraph" style:parent-style-name="Standard">
      <style:text-properties style:text-underline-style="none" officeooo:rsid="1027924b" officeooo:paragraph-rsid="1027924b"/>
    </style:style>
    <style:style style:name="P470" style:family="paragraph" style:parent-style-name="Standard">
      <style:text-properties style:text-underline-style="none" officeooo:rsid="10283855" officeooo:paragraph-rsid="10283855"/>
    </style:style>
    <style:style style:name="P471" style:family="paragraph" style:parent-style-name="Standard">
      <style:text-properties style:text-underline-style="none" officeooo:rsid="1033db2c" officeooo:paragraph-rsid="1033db2c"/>
    </style:style>
    <style:style style:name="P472" style:family="paragraph" style:parent-style-name="Standard">
      <style:text-properties style:text-underline-style="none" officeooo:rsid="103c7320" officeooo:paragraph-rsid="103c7320"/>
    </style:style>
    <style:style style:name="P473" style:family="paragraph" style:parent-style-name="Standard">
      <style:text-properties style:text-underline-style="none" officeooo:rsid="10490ab2" officeooo:paragraph-rsid="10490ab2"/>
    </style:style>
    <style:style style:name="P474" style:family="paragraph" style:parent-style-name="Standard">
      <style:text-properties style:text-underline-style="none" officeooo:rsid="104cf1d6" officeooo:paragraph-rsid="104cf1d6"/>
    </style:style>
    <style:style style:name="P475" style:family="paragraph" style:parent-style-name="Standard">
      <style:text-properties style:text-underline-style="none" officeooo:rsid="10653579" officeooo:paragraph-rsid="10653579"/>
    </style:style>
    <style:style style:name="P476" style:family="paragraph" style:parent-style-name="Standard">
      <style:text-properties style:text-underline-style="none" officeooo:rsid="1069305c" officeooo:paragraph-rsid="1069305c"/>
    </style:style>
    <style:style style:name="P477" style:family="paragraph" style:parent-style-name="Standard">
      <style:text-properties style:text-underline-style="none" officeooo:rsid="106c8cc3" officeooo:paragraph-rsid="106c8cc3"/>
    </style:style>
    <style:style style:name="P478" style:family="paragraph" style:parent-style-name="Standard">
      <style:text-properties style:text-underline-style="none" officeooo:rsid="1076ca3b" officeooo:paragraph-rsid="1076ca3b"/>
    </style:style>
    <style:style style:name="P479" style:family="paragraph" style:parent-style-name="Standard">
      <style:text-properties style:text-underline-style="none" officeooo:rsid="10825008" officeooo:paragraph-rsid="10825008"/>
    </style:style>
    <style:style style:name="P480" style:family="paragraph" style:parent-style-name="Standard">
      <style:text-properties style:text-underline-style="none" officeooo:rsid="10901bdd" officeooo:paragraph-rsid="10901bdd"/>
    </style:style>
    <style:style style:name="P481" style:family="paragraph" style:parent-style-name="Standard">
      <style:text-properties style:text-underline-style="none" officeooo:rsid="109287c8" officeooo:paragraph-rsid="109287c8"/>
    </style:style>
    <style:style style:name="P482" style:family="paragraph" style:parent-style-name="Standard">
      <style:text-properties style:text-underline-style="none" officeooo:rsid="1096d492" officeooo:paragraph-rsid="1096d492"/>
    </style:style>
    <style:style style:name="P483" style:family="paragraph" style:parent-style-name="Standard">
      <style:text-properties style:text-underline-style="none" officeooo:rsid="1098c03b" officeooo:paragraph-rsid="1098c03b"/>
    </style:style>
    <style:style style:name="P484" style:family="paragraph" style:parent-style-name="Standard">
      <style:text-properties style:text-underline-style="none" officeooo:rsid="109fde85" officeooo:paragraph-rsid="109fde85"/>
    </style:style>
    <style:style style:name="P485" style:family="paragraph" style:parent-style-name="Standard">
      <style:text-properties style:text-underline-style="none" officeooo:rsid="10afe5d7" officeooo:paragraph-rsid="10afe5d7"/>
    </style:style>
    <style:style style:name="P486" style:family="paragraph" style:parent-style-name="Standard">
      <style:text-properties style:text-underline-style="none" officeooo:rsid="110b8bab" officeooo:paragraph-rsid="110b8bab"/>
    </style:style>
    <style:style style:name="P487" style:family="paragraph" style:parent-style-name="Standard">
      <style:text-properties style:text-underline-style="none" officeooo:rsid="11141033" officeooo:paragraph-rsid="11141033"/>
    </style:style>
    <style:style style:name="P488" style:family="paragraph" style:parent-style-name="Standard">
      <style:text-properties style:text-underline-style="none" officeooo:rsid="112aa2ff" officeooo:paragraph-rsid="112aa2ff"/>
    </style:style>
    <style:style style:name="P489" style:family="paragraph" style:parent-style-name="Standard">
      <style:text-properties style:text-underline-style="none" officeooo:rsid="112aef4e" officeooo:paragraph-rsid="112aef4e"/>
    </style:style>
    <style:style style:name="P490" style:family="paragraph" style:parent-style-name="Standard">
      <style:text-properties style:text-underline-style="none" officeooo:rsid="112d4a8c" officeooo:paragraph-rsid="112d4a8c"/>
    </style:style>
    <style:style style:name="P491" style:family="paragraph" style:parent-style-name="Standard">
      <style:text-properties style:text-underline-style="none" officeooo:rsid="11327162" officeooo:paragraph-rsid="11327162"/>
    </style:style>
    <style:style style:name="P492" style:family="paragraph" style:parent-style-name="Standard">
      <style:text-properties style:text-underline-style="none" officeooo:rsid="1134eff9" officeooo:paragraph-rsid="1134eff9"/>
    </style:style>
    <style:style style:name="P493" style:family="paragraph" style:parent-style-name="Standard">
      <style:text-properties style:text-underline-style="none" officeooo:rsid="11380876" officeooo:paragraph-rsid="11380876"/>
    </style:style>
    <style:style style:name="P494" style:family="paragraph" style:parent-style-name="Standard">
      <style:text-properties style:text-underline-style="none" officeooo:rsid="1139901d" officeooo:paragraph-rsid="1139901d"/>
    </style:style>
    <style:style style:name="P495" style:family="paragraph" style:parent-style-name="Standard">
      <style:text-properties style:text-underline-style="none" officeooo:rsid="1143a077" officeooo:paragraph-rsid="1143a077"/>
    </style:style>
    <style:style style:name="P496" style:family="paragraph" style:parent-style-name="Standard">
      <style:text-properties style:text-underline-style="none" officeooo:rsid="114520a0" officeooo:paragraph-rsid="114520a0"/>
    </style:style>
    <style:style style:name="P497" style:family="paragraph" style:parent-style-name="Standard">
      <style:text-properties style:text-underline-style="none" officeooo:rsid="1145e4a9" officeooo:paragraph-rsid="1145e4a9"/>
    </style:style>
    <style:style style:name="P498" style:family="paragraph" style:parent-style-name="Standard">
      <style:text-properties style:text-underline-style="none" officeooo:rsid="116bde7d" officeooo:paragraph-rsid="116bde7d"/>
    </style:style>
    <style:style style:name="P499" style:family="paragraph" style:parent-style-name="Standard">
      <style:text-properties style:text-underline-style="none" officeooo:rsid="11704870" officeooo:paragraph-rsid="11704870"/>
    </style:style>
    <style:style style:name="P500" style:family="paragraph" style:parent-style-name="Standard">
      <style:text-properties style:text-underline-style="none" officeooo:rsid="1171e4d9" officeooo:paragraph-rsid="1171e4d9"/>
    </style:style>
    <style:style style:name="P501" style:family="paragraph" style:parent-style-name="Standard">
      <style:text-properties style:text-underline-style="none" officeooo:rsid="0ef9d6e5" officeooo:paragraph-rsid="1758846c"/>
    </style:style>
    <style:style style:name="P502" style:family="paragraph" style:parent-style-name="Standard">
      <style:text-properties fo:language="ru" fo:country="RU" officeooo:paragraph-rsid="1171e4d9"/>
    </style:style>
    <style:style style:name="P503" style:family="paragraph" style:parent-style-name="Standard">
      <style:text-properties fo:language="ru" fo:country="RU" officeooo:rsid="11d27bba" officeooo:paragraph-rsid="11f2cd8a"/>
    </style:style>
    <style:style style:name="P504" style:family="paragraph" style:parent-style-name="Standard">
      <style:text-properties fo:language="ru" fo:country="RU" officeooo:rsid="11d27bba" officeooo:paragraph-rsid="120d3aa7"/>
    </style:style>
    <style:style style:name="P505" style:family="paragraph" style:parent-style-name="Standard">
      <style:text-properties fo:language="ru" fo:country="RU" officeooo:rsid="12129af3" officeooo:paragraph-rsid="120d3aa7"/>
    </style:style>
    <style:style style:name="P506" style:family="paragraph" style:parent-style-name="Standard">
      <style:text-properties fo:language="ru" fo:country="RU" officeooo:paragraph-rsid="1220a866"/>
    </style:style>
    <style:style style:name="P507" style:family="paragraph" style:parent-style-name="Standard">
      <style:text-properties fo:language="ru" fo:country="RU" officeooo:paragraph-rsid="1240c9e6"/>
    </style:style>
    <style:style style:name="P508" style:family="paragraph" style:parent-style-name="Standard">
      <style:text-properties fo:language="ru" fo:country="RU" officeooo:rsid="1240c9e6" officeooo:paragraph-rsid="1240c9e6"/>
    </style:style>
    <style:style style:name="P509" style:family="paragraph" style:parent-style-name="Standard">
      <style:text-properties fo:language="ru" fo:country="RU" officeooo:rsid="1240c9e6" officeooo:paragraph-rsid="1259eb65"/>
    </style:style>
    <style:style style:name="P510" style:family="paragraph" style:parent-style-name="Standard">
      <style:text-properties fo:language="ru" fo:country="RU" officeooo:rsid="12607d42" officeooo:paragraph-rsid="12607d42"/>
    </style:style>
    <style:style style:name="P511" style:family="paragraph" style:parent-style-name="Standard">
      <style:text-properties fo:language="ru" fo:country="RU" officeooo:rsid="12695e99" officeooo:paragraph-rsid="12695e99"/>
    </style:style>
    <style:style style:name="P512" style:family="paragraph" style:parent-style-name="Standard">
      <style:text-properties fo:language="ru" fo:country="RU" officeooo:rsid="12754598" officeooo:paragraph-rsid="12754598"/>
    </style:style>
    <style:style style:name="P513" style:family="paragraph" style:parent-style-name="Standard">
      <style:text-properties fo:language="ru" fo:country="RU" officeooo:rsid="127d48a8" officeooo:paragraph-rsid="127d48a8"/>
    </style:style>
    <style:style style:name="P514" style:family="paragraph" style:parent-style-name="Standard">
      <style:text-properties fo:language="ru" fo:country="RU" officeooo:rsid="127d48a8" officeooo:paragraph-rsid="128f4d2c"/>
    </style:style>
    <style:style style:name="P515" style:family="paragraph" style:parent-style-name="Standard">
      <style:text-properties fo:language="ru" fo:country="RU" officeooo:rsid="127d48a8" officeooo:paragraph-rsid="12cd7552"/>
    </style:style>
    <style:style style:name="P516" style:family="paragraph" style:parent-style-name="Standard">
      <style:text-properties fo:language="ru" fo:country="RU" officeooo:rsid="1283b45b" officeooo:paragraph-rsid="1283b45b"/>
    </style:style>
    <style:style style:name="P517" style:family="paragraph" style:parent-style-name="Standard">
      <style:text-properties fo:language="ru" fo:country="RU" officeooo:rsid="12cd7552" officeooo:paragraph-rsid="12cd7552"/>
    </style:style>
    <style:style style:name="P518" style:family="paragraph" style:parent-style-name="Standard">
      <style:text-properties fo:language="ru" fo:country="RU" officeooo:rsid="14d1cf81" officeooo:paragraph-rsid="14d1cf81"/>
    </style:style>
    <style:style style:name="P519" style:family="paragraph" style:parent-style-name="Standard">
      <style:text-properties fo:language="ru" fo:country="RU" officeooo:rsid="14d35287" officeooo:paragraph-rsid="14d35287"/>
    </style:style>
    <style:style style:name="P520" style:family="paragraph" style:parent-style-name="Standard">
      <style:text-properties fo:language="ru" fo:country="RU" officeooo:rsid="14d35287" officeooo:paragraph-rsid="1517d2b5"/>
    </style:style>
    <style:style style:name="P521" style:family="paragraph" style:parent-style-name="Standard">
      <style:text-properties fo:language="ru" fo:country="RU" officeooo:rsid="157067b3" officeooo:paragraph-rsid="157067b3"/>
    </style:style>
    <style:style style:name="P522" style:family="paragraph" style:parent-style-name="Standard">
      <style:text-properties fo:language="ru" fo:country="RU" officeooo:rsid="158081d1" officeooo:paragraph-rsid="158081d1"/>
    </style:style>
    <style:style style:name="P523" style:family="paragraph" style:parent-style-name="Standard">
      <style:text-properties fo:language="ru" fo:country="RU" officeooo:rsid="158081d1" officeooo:paragraph-rsid="1619c1f3"/>
    </style:style>
    <style:style style:name="P524" style:family="paragraph" style:parent-style-name="Standard">
      <style:text-properties fo:language="ru" fo:country="RU" officeooo:rsid="158081d1" officeooo:paragraph-rsid="1645e992"/>
    </style:style>
    <style:style style:name="P525" style:family="paragraph" style:parent-style-name="Standard">
      <style:text-properties fo:language="ru" fo:country="RU" officeooo:rsid="1645e992" officeooo:paragraph-rsid="1645e992"/>
    </style:style>
    <style:style style:name="P526" style:family="paragraph" style:parent-style-name="Standard">
      <style:text-properties fo:language="ru" fo:country="RU" officeooo:rsid="17043435" officeooo:paragraph-rsid="17043435"/>
    </style:style>
    <style:style style:name="P527" style:family="paragraph" style:parent-style-name="Standard">
      <style:text-properties fo:language="ru" fo:country="RU" officeooo:rsid="17054472" officeooo:paragraph-rsid="1707923d"/>
    </style:style>
    <style:style style:name="P528" style:family="paragraph" style:parent-style-name="Standard">
      <style:text-properties fo:language="ru" fo:country="RU" officeooo:rsid="1707923d" officeooo:paragraph-rsid="1707923d"/>
    </style:style>
    <style:style style:name="P529" style:family="paragraph" style:parent-style-name="Standard">
      <style:text-properties fo:language="ru" fo:country="RU" officeooo:rsid="1707923d" officeooo:paragraph-rsid="17106101"/>
    </style:style>
    <style:style style:name="P530" style:family="paragraph" style:parent-style-name="Standard">
      <style:text-properties fo:language="ru" fo:country="RU" officeooo:rsid="1707923d" officeooo:paragraph-rsid="17169f53"/>
    </style:style>
    <style:style style:name="P531" style:family="paragraph" style:parent-style-name="Standard">
      <style:text-properties fo:language="ru" fo:country="RU" officeooo:rsid="1707923d" officeooo:paragraph-rsid="173487e5"/>
    </style:style>
    <style:style style:name="P532" style:family="paragraph" style:parent-style-name="Standard">
      <style:text-properties fo:language="ru" fo:country="RU" officeooo:rsid="1707923d" officeooo:paragraph-rsid="1737a47b"/>
    </style:style>
    <style:style style:name="P533" style:family="paragraph" style:parent-style-name="Standard">
      <style:text-properties fo:language="ru" fo:country="RU" officeooo:rsid="1707923d" officeooo:paragraph-rsid="17384a30"/>
    </style:style>
    <style:style style:name="P534" style:family="paragraph" style:parent-style-name="Standard">
      <style:text-properties fo:language="ru" fo:country="RU" officeooo:rsid="1707923d" officeooo:paragraph-rsid="173dba9c"/>
    </style:style>
    <style:style style:name="P535" style:family="paragraph" style:parent-style-name="Standard">
      <style:text-properties fo:language="ru" fo:country="RU" officeooo:rsid="1707923d" officeooo:paragraph-rsid="173e8837"/>
    </style:style>
    <style:style style:name="P536" style:family="paragraph" style:parent-style-name="Standard">
      <style:text-properties fo:language="ru" fo:country="RU" officeooo:rsid="17c2ac6b" officeooo:paragraph-rsid="17c2ac6b"/>
    </style:style>
    <style:style style:name="P537" style:family="paragraph" style:parent-style-name="Standard">
      <style:text-properties fo:language="ru" fo:country="RU" officeooo:rsid="17c2ac6b" officeooo:paragraph-rsid="17ca1994"/>
    </style:style>
    <style:style style:name="P538" style:family="paragraph" style:parent-style-name="Standard">
      <style:text-properties fo:language="ru" fo:country="RU" officeooo:rsid="17c2ac6b" officeooo:paragraph-rsid="17fe302f"/>
    </style:style>
    <style:style style:name="P539" style:family="paragraph" style:parent-style-name="Standard">
      <style:text-properties fo:language="ru" fo:country="RU" officeooo:rsid="18c3a918" officeooo:paragraph-rsid="18c3a918"/>
    </style:style>
    <style:style style:name="P540" style:family="paragraph" style:parent-style-name="Standard">
      <style:text-properties fo:language="ru" fo:country="RU" officeooo:rsid="18c3a918" officeooo:paragraph-rsid="19442003"/>
    </style:style>
    <style:style style:name="P541" style:family="paragraph" style:parent-style-name="Standard">
      <style:text-properties fo:language="ru" fo:country="RU" officeooo:rsid="195d1829" officeooo:paragraph-rsid="195d1829"/>
    </style:style>
    <style:style style:name="P542" style:family="paragraph" style:parent-style-name="Standard">
      <style:text-properties fo:language="ru" fo:country="RU" officeooo:rsid="195d1829" officeooo:paragraph-rsid="198759f3"/>
    </style:style>
    <style:style style:name="P543" style:family="paragraph" style:parent-style-name="Standard">
      <style:text-properties fo:language="ru" fo:country="RU" officeooo:rsid="198759f3" officeooo:paragraph-rsid="198759f3"/>
    </style:style>
    <style:style style:name="P544" style:family="paragraph" style:parent-style-name="Standard">
      <style:text-properties fo:language="ru" fo:country="RU" officeooo:rsid="198bf19f" officeooo:paragraph-rsid="198bf19f"/>
    </style:style>
    <style:style style:name="P545" style:family="paragraph" style:parent-style-name="Standard">
      <style:text-properties fo:language="ru" fo:country="RU" officeooo:rsid="198e622f" officeooo:paragraph-rsid="198e622f"/>
    </style:style>
    <style:style style:name="P546" style:family="paragraph" style:parent-style-name="Standard">
      <style:text-properties fo:language="ru" fo:country="RU" officeooo:rsid="198e622f" officeooo:paragraph-rsid="19d40f61"/>
    </style:style>
    <style:style style:name="P547" style:family="paragraph" style:parent-style-name="Standard">
      <style:text-properties fo:language="ru" fo:country="RU" officeooo:rsid="198e622f" officeooo:paragraph-rsid="19ea7263"/>
    </style:style>
    <style:style style:name="P548" style:family="paragraph" style:parent-style-name="Standard">
      <style:text-properties fo:language="ru" fo:country="RU" officeooo:rsid="198e622f" officeooo:paragraph-rsid="19ec95a5"/>
    </style:style>
    <style:style style:name="P549" style:family="paragraph" style:parent-style-name="Standard">
      <style:text-properties fo:language="ru" fo:country="RU" officeooo:rsid="198e622f" officeooo:paragraph-rsid="19ec9899"/>
    </style:style>
    <style:style style:name="P550" style:family="paragraph" style:parent-style-name="Standard">
      <style:text-properties fo:language="ru" fo:country="RU" officeooo:rsid="198e622f" officeooo:paragraph-rsid="19ed2021"/>
    </style:style>
    <style:style style:name="P551" style:family="paragraph" style:parent-style-name="Standard">
      <style:text-properties fo:language="ru" fo:country="RU" officeooo:rsid="198e622f" officeooo:paragraph-rsid="19ef077a"/>
    </style:style>
    <style:style style:name="P552" style:family="paragraph" style:parent-style-name="Standard">
      <style:text-properties fo:language="ru" fo:country="RU" officeooo:rsid="198e622f" officeooo:paragraph-rsid="19ef785c"/>
    </style:style>
    <style:style style:name="P553" style:family="paragraph" style:parent-style-name="Standard">
      <style:text-properties fo:language="ru" fo:country="RU" officeooo:rsid="198e622f" officeooo:paragraph-rsid="19f135c8"/>
    </style:style>
    <style:style style:name="P554" style:family="paragraph" style:parent-style-name="Standard">
      <style:text-properties fo:language="ru" fo:country="RU" officeooo:rsid="198e622f" officeooo:paragraph-rsid="19f240d9"/>
    </style:style>
    <style:style style:name="P555" style:family="paragraph" style:parent-style-name="Standard">
      <style:text-properties fo:language="ru" fo:country="RU" officeooo:rsid="198e622f" officeooo:paragraph-rsid="19f2b037"/>
    </style:style>
    <style:style style:name="P556" style:family="paragraph" style:parent-style-name="Standard">
      <style:text-properties fo:language="ru" fo:country="RU" officeooo:rsid="198e622f" officeooo:paragraph-rsid="19f49e5a"/>
    </style:style>
    <style:style style:name="P557" style:family="paragraph" style:parent-style-name="Standard">
      <style:text-properties fo:language="ru" fo:country="RU" officeooo:rsid="198e622f" officeooo:paragraph-rsid="19f4fc6b"/>
    </style:style>
    <style:style style:name="P558" style:family="paragraph" style:parent-style-name="Standard">
      <style:text-properties fo:language="ru" fo:country="RU" officeooo:rsid="198e622f" officeooo:paragraph-rsid="19f62859"/>
    </style:style>
    <style:style style:name="P559" style:family="paragraph" style:parent-style-name="Standard">
      <style:text-properties fo:language="ru" fo:country="RU" officeooo:rsid="198e622f" officeooo:paragraph-rsid="19f80216"/>
    </style:style>
    <style:style style:name="P560" style:family="paragraph" style:parent-style-name="Standard">
      <style:text-properties fo:language="ru" fo:country="RU" officeooo:rsid="198e622f" officeooo:paragraph-rsid="19f999d2"/>
    </style:style>
    <style:style style:name="P561" style:family="paragraph" style:parent-style-name="Standard">
      <style:text-properties fo:language="ru" fo:country="RU" officeooo:rsid="198e622f" officeooo:paragraph-rsid="19f9da93"/>
    </style:style>
    <style:style style:name="P562" style:family="paragraph" style:parent-style-name="Standard">
      <style:text-properties fo:language="ru" fo:country="RU" officeooo:rsid="198e622f" officeooo:paragraph-rsid="1a08961f"/>
    </style:style>
    <style:style style:name="P563" style:family="paragraph" style:parent-style-name="Standard">
      <style:text-properties fo:language="ru" fo:country="RU" officeooo:rsid="198e622f" officeooo:paragraph-rsid="1a691bd6"/>
    </style:style>
    <style:style style:name="P564" style:family="paragraph" style:parent-style-name="Standard">
      <style:text-properties fo:language="ru" fo:country="RU" officeooo:rsid="198e622f" officeooo:paragraph-rsid="1ab03f70"/>
    </style:style>
    <style:style style:name="P565" style:family="paragraph" style:parent-style-name="Standard">
      <style:text-properties fo:language="ru" fo:country="RU" officeooo:rsid="198e622f" officeooo:paragraph-rsid="1b4cb41a"/>
    </style:style>
    <style:style style:name="P566" style:family="paragraph" style:parent-style-name="Standard">
      <style:text-properties fo:language="ru" fo:country="RU" officeooo:rsid="198e622f" officeooo:paragraph-rsid="1b91af54"/>
    </style:style>
    <style:style style:name="P567" style:family="paragraph" style:parent-style-name="Standard">
      <style:text-properties fo:language="ru" fo:country="RU" officeooo:rsid="198e622f" officeooo:paragraph-rsid="1b9b55ff"/>
    </style:style>
    <style:style style:name="P568" style:family="paragraph" style:parent-style-name="Standard">
      <style:text-properties fo:language="ru" fo:country="RU" officeooo:rsid="1b802b01" officeooo:paragraph-rsid="1b802b01"/>
    </style:style>
    <style:style style:name="P569" style:family="paragraph" style:parent-style-name="Standard">
      <style:text-properties fo:language="ru" fo:country="RU" officeooo:rsid="1b803fdf" officeooo:paragraph-rsid="1b803fdf"/>
    </style:style>
    <style:style style:name="P570" style:family="paragraph" style:parent-style-name="Standard">
      <style:text-properties fo:language="ru" fo:country="RU" officeooo:rsid="1b803fdf" officeooo:paragraph-rsid="1bef4daa"/>
    </style:style>
    <style:style style:name="P571" style:family="paragraph" style:parent-style-name="Standard">
      <style:text-properties fo:language="ru" fo:country="RU" officeooo:rsid="1b803fdf" officeooo:paragraph-rsid="1c1c0547"/>
    </style:style>
    <style:style style:name="P572" style:family="paragraph" style:parent-style-name="Standard">
      <style:text-properties fo:language="ru" fo:country="RU" officeooo:rsid="1b803fdf" officeooo:paragraph-rsid="1c4e997c"/>
    </style:style>
    <style:style style:name="P573" style:family="paragraph" style:parent-style-name="Standard">
      <style:text-properties officeooo:paragraph-rsid="1171e4d9"/>
    </style:style>
    <style:style style:name="P574" style:family="paragraph" style:parent-style-name="Standard">
      <style:text-properties officeooo:paragraph-rsid="11f2cd8a"/>
    </style:style>
    <style:style style:name="P575" style:family="paragraph" style:parent-style-name="Standard">
      <style:text-properties officeooo:paragraph-rsid="120d3aa7"/>
    </style:style>
    <style:style style:name="P576" style:family="paragraph" style:parent-style-name="Standard">
      <style:text-properties officeooo:rsid="00a294e4" officeooo:paragraph-rsid="00a294e4"/>
    </style:style>
    <style:style style:name="P577" style:family="paragraph" style:parent-style-name="Standard">
      <style:text-properties officeooo:rsid="1452c6b6" officeooo:paragraph-rsid="1452c6b6"/>
    </style:style>
    <style:style style:name="P578" style:family="paragraph" style:parent-style-name="Standard">
      <style:text-properties officeooo:rsid="0095e740" officeooo:paragraph-rsid="1457ef9d"/>
    </style:style>
    <style:style style:name="P579" style:family="paragraph" style:parent-style-name="Standard">
      <style:text-properties officeooo:rsid="03fc0be9" officeooo:paragraph-rsid="16d21ba6"/>
    </style:style>
    <style:style style:name="P580" style:family="paragraph" style:parent-style-name="Standard">
      <style:text-properties officeooo:rsid="04073b09" officeooo:paragraph-rsid="16d98937"/>
    </style:style>
    <style:style style:name="P581" style:family="paragraph" style:parent-style-name="Standard">
      <style:text-properties officeooo:rsid="1761f47c" officeooo:paragraph-rsid="1761f47c"/>
    </style:style>
    <style:style style:name="P582" style:family="paragraph" style:parent-style-name="Standard">
      <style:text-properties officeooo:rsid="0e3c7687" officeooo:paragraph-rsid="176ae36e"/>
    </style:style>
    <style:style style:name="P583" style:family="paragraph" style:parent-style-name="Standard">
      <style:text-properties officeooo:rsid="0443f71d" officeooo:paragraph-rsid="18200d4e"/>
    </style:style>
    <style:style style:name="P584" style:family="paragraph" style:parent-style-name="Standard">
      <style:text-properties officeooo:rsid="05f484c5" officeooo:paragraph-rsid="05f484c5"/>
    </style:style>
    <style:style style:name="P585" style:family="paragraph" style:parent-style-name="Standard">
      <style:text-properties officeooo:rsid="05f484c5" officeooo:paragraph-rsid="05f3e2f6"/>
    </style:style>
    <style:style style:name="P586" style:family="paragraph" style:parent-style-name="Standard">
      <style:text-properties officeooo:rsid="1a770edb" officeooo:paragraph-rsid="1a777459"/>
    </style:style>
    <style:style style:name="P587" style:family="paragraph" style:parent-style-name="Standard">
      <style:text-properties officeooo:rsid="1869a273" officeooo:paragraph-rsid="1a7c7240"/>
    </style:style>
    <style:style style:name="P588" style:family="paragraph" style:parent-style-name="Standard">
      <style:text-properties officeooo:rsid="1a7db8db" officeooo:paragraph-rsid="1a7db8db"/>
    </style:style>
    <style:style style:name="P589" style:family="paragraph" style:parent-style-name="Standard">
      <style:text-properties officeooo:rsid="060d342f" officeooo:paragraph-rsid="1a810e93"/>
    </style:style>
    <style:style style:name="P590" style:family="paragraph" style:parent-style-name="Standard">
      <style:text-properties officeooo:rsid="062e1d96" officeooo:paragraph-rsid="1a8b06f5"/>
    </style:style>
    <style:style style:name="P591" style:family="paragraph" style:parent-style-name="Standard">
      <style:paragraph-properties fo:text-align="center" style:justify-single-word="false"/>
      <style:text-properties officeooo:rsid="00354ae0" officeooo:paragraph-rsid="00354ae0"/>
    </style:style>
    <style:style style:name="P592" style:family="paragraph" style:parent-style-name="Standard">
      <style:paragraph-properties fo:text-align="justify" style:justify-single-word="false"/>
      <style:text-properties officeooo:rsid="00354ae0" officeooo:paragraph-rsid="00354ae0"/>
    </style:style>
    <style:style style:name="P593" style:family="paragraph" style:parent-style-name="Standard">
      <style:paragraph-properties fo:text-align="center" style:justify-single-word="false"/>
      <style:text-properties officeooo:rsid="00181309" officeooo:paragraph-rsid="00181309"/>
    </style:style>
    <style:style style:name="P594" style:family="paragraph" style:parent-style-name="Standard">
      <style:paragraph-properties fo:text-align="justify" style:justify-single-word="false"/>
      <style:text-properties officeooo:rsid="0028c9ec" officeooo:paragraph-rsid="0028c9ec"/>
    </style:style>
    <style:style style:name="P595" style:family="paragraph" style:parent-style-name="Standard">
      <style:paragraph-properties fo:text-align="justify" style:justify-single-word="false"/>
      <style:text-properties officeooo:rsid="00296167" officeooo:paragraph-rsid="00296167"/>
    </style:style>
    <style:style style:name="P596" style:family="paragraph" style:parent-style-name="Standard">
      <style:text-properties officeooo:rsid="0722b3e9" officeooo:paragraph-rsid="070ec532"/>
    </style:style>
    <style:style style:name="P597" style:family="paragraph" style:parent-style-name="Standard">
      <style:text-properties officeooo:rsid="1b010282" officeooo:paragraph-rsid="1b010282"/>
    </style:style>
    <style:style style:name="P598" style:family="paragraph" style:parent-style-name="Standard">
      <style:text-properties officeooo:rsid="00c16820" officeooo:paragraph-rsid="1b51eb55"/>
    </style:style>
    <style:style style:name="P599" style:family="paragraph" style:parent-style-name="Standard">
      <style:text-properties officeooo:rsid="0184c733" officeooo:paragraph-rsid="00d0edfe"/>
    </style:style>
    <style:style style:name="P600" style:family="paragraph" style:parent-style-name="Standard">
      <style:text-properties officeooo:rsid="078e9949" officeooo:paragraph-rsid="078e9949"/>
    </style:style>
    <style:style style:name="P601" style:family="paragraph" style:parent-style-name="Standard">
      <style:text-properties officeooo:rsid="0790e8f9" officeooo:paragraph-rsid="0790e8f9"/>
    </style:style>
    <style:style style:name="P602" style:family="paragraph" style:parent-style-name="Standard">
      <style:text-properties officeooo:rsid="0790e8f9" officeooo:paragraph-rsid="1b65eb3c"/>
    </style:style>
    <style:style style:name="P603" style:family="paragraph" style:parent-style-name="Standard">
      <style:text-properties officeooo:rsid="07b6abe3" officeooo:paragraph-rsid="07b6abe3"/>
    </style:style>
    <style:style style:name="P604" style:family="paragraph" style:parent-style-name="Standard">
      <style:text-properties officeooo:rsid="1b69b936" officeooo:paragraph-rsid="1b69b936"/>
    </style:style>
    <style:style style:name="P605" style:family="paragraph" style:parent-style-name="Standard">
      <style:text-properties officeooo:rsid="07bffc11" officeooo:paragraph-rsid="07bffc11"/>
    </style:style>
    <style:style style:name="P606" style:family="paragraph" style:parent-style-name="Standard">
      <style:paragraph-properties fo:text-align="center" style:justify-single-word="false"/>
      <style:text-properties fo:font-size="20pt" officeooo:rsid="00181309" officeooo:paragraph-rsid="00181309" style:font-size-asian="20pt" style:font-size-complex="20pt"/>
    </style:style>
    <style:style style:name="P607" style:family="paragraph" style:parent-style-name="Standard">
      <style:text-properties officeooo:rsid="07e4f7e0" officeooo:paragraph-rsid="07d0124c"/>
    </style:style>
    <style:style style:name="P608" style:family="paragraph" style:parent-style-name="Standard">
      <style:text-properties officeooo:rsid="07e4f7e0" officeooo:paragraph-rsid="1c2bb740"/>
    </style:style>
    <style:style style:name="P609" style:family="paragraph" style:parent-style-name="Standard">
      <style:text-properties officeooo:rsid="1c2bb740" officeooo:paragraph-rsid="1c2bb740"/>
    </style:style>
    <style:style style:name="P610" style:family="paragraph" style:parent-style-name="Standard">
      <style:text-properties officeooo:rsid="027ec5a2" officeooo:paragraph-rsid="027ec5a2"/>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7f97f"/>
    </style:style>
    <style:style style:name="T96" style:family="text">
      <style:text-properties officeooo:rsid="00f81c62"/>
    </style:style>
    <style:style style:name="T97" style:family="text">
      <style:text-properties officeooo:rsid="00f9f397"/>
    </style:style>
    <style:style style:name="T98" style:family="text">
      <style:text-properties officeooo:rsid="00fb6a11"/>
    </style:style>
    <style:style style:name="T99" style:family="text">
      <style:text-properties officeooo:rsid="00fd4999"/>
    </style:style>
    <style:style style:name="T100" style:family="text">
      <style:text-properties officeooo:rsid="00fe3498"/>
    </style:style>
    <style:style style:name="T101" style:family="text">
      <style:text-properties officeooo:rsid="00ff5b69"/>
    </style:style>
    <style:style style:name="T102" style:family="text">
      <style:text-properties officeooo:rsid="010080f4"/>
    </style:style>
    <style:style style:name="T103" style:family="text">
      <style:text-properties officeooo:rsid="010160ea"/>
    </style:style>
    <style:style style:name="T104" style:family="text">
      <style:text-properties officeooo:rsid="0101b6a4"/>
    </style:style>
    <style:style style:name="T105" style:family="text">
      <style:text-properties officeooo:rsid="01033757"/>
    </style:style>
    <style:style style:name="T106" style:family="text">
      <style:text-properties officeooo:rsid="0104b1f3"/>
    </style:style>
    <style:style style:name="T107" style:family="text">
      <style:text-properties officeooo:rsid="0106638a"/>
    </style:style>
    <style:style style:name="T108" style:family="text">
      <style:text-properties officeooo:rsid="0106e649"/>
    </style:style>
    <style:style style:name="T109" style:family="text">
      <style:text-properties officeooo:rsid="0107e1c8"/>
    </style:style>
    <style:style style:name="T110" style:family="text">
      <style:text-properties officeooo:rsid="0108dfd9"/>
    </style:style>
    <style:style style:name="T111" style:family="text">
      <style:text-properties officeooo:rsid="010964e5"/>
    </style:style>
    <style:style style:name="T112" style:family="text">
      <style:text-properties officeooo:rsid="010a56a1"/>
    </style:style>
    <style:style style:name="T113" style:family="text">
      <style:text-properties officeooo:rsid="010aabaf"/>
    </style:style>
    <style:style style:name="T114" style:family="text">
      <style:text-properties officeooo:rsid="010cedf1"/>
    </style:style>
    <style:style style:name="T115" style:family="text">
      <style:text-properties officeooo:rsid="010d8f10"/>
    </style:style>
    <style:style style:name="T116" style:family="text">
      <style:text-properties officeooo:rsid="01103158"/>
    </style:style>
    <style:style style:name="T117" style:family="text">
      <style:text-properties officeooo:rsid="011189a1"/>
    </style:style>
    <style:style style:name="T118" style:family="text">
      <style:text-properties officeooo:rsid="0112f1e5"/>
    </style:style>
    <style:style style:name="T119" style:family="text">
      <style:text-properties officeooo:rsid="01149769"/>
    </style:style>
    <style:style style:name="T120" style:family="text">
      <style:text-properties officeooo:rsid="01179094"/>
    </style:style>
    <style:style style:name="T121" style:family="text">
      <style:text-properties officeooo:rsid="01199ea1"/>
    </style:style>
    <style:style style:name="T122" style:family="text">
      <style:text-properties officeooo:rsid="0119f177"/>
    </style:style>
    <style:style style:name="T123" style:family="text">
      <style:text-properties officeooo:rsid="011a8e4d"/>
    </style:style>
    <style:style style:name="T124" style:family="text">
      <style:text-properties officeooo:rsid="011c4f08"/>
    </style:style>
    <style:style style:name="T125" style:family="text">
      <style:text-properties officeooo:rsid="011cf4a7"/>
    </style:style>
    <style:style style:name="T126" style:family="text">
      <style:text-properties officeooo:rsid="011e5cf6"/>
    </style:style>
    <style:style style:name="T127" style:family="text">
      <style:text-properties officeooo:rsid="011f494f"/>
    </style:style>
    <style:style style:name="T128" style:family="text">
      <style:text-properties officeooo:rsid="012166a5"/>
    </style:style>
    <style:style style:name="T129" style:family="text">
      <style:text-properties officeooo:rsid="01222286"/>
    </style:style>
    <style:style style:name="T130" style:family="text">
      <style:text-properties officeooo:rsid="01222b6b"/>
    </style:style>
    <style:style style:name="T131" style:family="text">
      <style:text-properties officeooo:rsid="0122cc09"/>
    </style:style>
    <style:style style:name="T132" style:family="text">
      <style:text-properties officeooo:rsid="01232791"/>
    </style:style>
    <style:style style:name="T133" style:family="text">
      <style:text-properties officeooo:rsid="01238f20"/>
    </style:style>
    <style:style style:name="T134" style:family="text">
      <style:text-properties officeooo:rsid="01243632"/>
    </style:style>
    <style:style style:name="T135" style:family="text">
      <style:text-properties officeooo:rsid="0127f9aa"/>
    </style:style>
    <style:style style:name="T136" style:family="text">
      <style:text-properties officeooo:rsid="01296310"/>
    </style:style>
    <style:style style:name="T137" style:family="text">
      <style:text-properties officeooo:rsid="012d25f6"/>
    </style:style>
    <style:style style:name="T138" style:family="text">
      <style:text-properties officeooo:rsid="012d27ec"/>
    </style:style>
    <style:style style:name="T139" style:family="text">
      <style:text-properties officeooo:rsid="01301d59"/>
    </style:style>
    <style:style style:name="T140" style:family="text">
      <style:text-properties officeooo:rsid="0130f764"/>
    </style:style>
    <style:style style:name="T141" style:family="text">
      <style:text-properties officeooo:rsid="0132d40d"/>
    </style:style>
    <style:style style:name="T142" style:family="text">
      <style:text-properties officeooo:rsid="0134303e"/>
    </style:style>
    <style:style style:name="T143" style:family="text">
      <style:text-properties officeooo:rsid="013456fa"/>
    </style:style>
    <style:style style:name="T144" style:family="text">
      <style:text-properties officeooo:rsid="013738f2"/>
    </style:style>
    <style:style style:name="T145" style:family="text">
      <style:text-properties officeooo:rsid="01377284"/>
    </style:style>
    <style:style style:name="T146" style:family="text">
      <style:text-properties officeooo:rsid="0138b4d1"/>
    </style:style>
    <style:style style:name="T147" style:family="text">
      <style:text-properties officeooo:rsid="0140f195"/>
    </style:style>
    <style:style style:name="T148" style:family="text">
      <style:text-properties officeooo:rsid="0144da9d"/>
    </style:style>
    <style:style style:name="T149" style:family="text">
      <style:text-properties officeooo:rsid="01465b98"/>
    </style:style>
    <style:style style:name="T150" style:family="text">
      <style:text-properties officeooo:rsid="0147d573"/>
    </style:style>
    <style:style style:name="T151" style:family="text">
      <style:text-properties officeooo:rsid="0149823c"/>
    </style:style>
    <style:style style:name="T152" style:family="text">
      <style:text-properties officeooo:rsid="014a9e57"/>
    </style:style>
    <style:style style:name="T153" style:family="text">
      <style:text-properties officeooo:rsid="014dd36f"/>
    </style:style>
    <style:style style:name="T154" style:family="text">
      <style:text-properties officeooo:rsid="01509ce6"/>
    </style:style>
    <style:style style:name="T155" style:family="text">
      <style:text-properties officeooo:rsid="01547fbb"/>
    </style:style>
    <style:style style:name="T156" style:family="text">
      <style:text-properties officeooo:rsid="01555bff"/>
    </style:style>
    <style:style style:name="T157" style:family="text">
      <style:text-properties officeooo:rsid="015751f2"/>
    </style:style>
    <style:style style:name="T158" style:family="text">
      <style:text-properties officeooo:rsid="0158fe95"/>
    </style:style>
    <style:style style:name="T159" style:family="text">
      <style:text-properties officeooo:rsid="0159faea"/>
    </style:style>
    <style:style style:name="T160" style:family="text">
      <style:text-properties officeooo:rsid="015e9311"/>
    </style:style>
    <style:style style:name="T161" style:family="text">
      <style:text-properties officeooo:rsid="0161d6dc"/>
    </style:style>
    <style:style style:name="T162" style:family="text">
      <style:text-properties officeooo:rsid="01636726"/>
    </style:style>
    <style:style style:name="T163" style:family="text">
      <style:text-properties officeooo:rsid="01640a26"/>
    </style:style>
    <style:style style:name="T164" style:family="text">
      <style:text-properties officeooo:rsid="0164ea42"/>
    </style:style>
    <style:style style:name="T165" style:family="text">
      <style:text-properties officeooo:rsid="016a2be2"/>
    </style:style>
    <style:style style:name="T166" style:family="text">
      <style:text-properties officeooo:rsid="016e187d"/>
    </style:style>
    <style:style style:name="T167" style:family="text">
      <style:text-properties officeooo:rsid="016e2cc5"/>
    </style:style>
    <style:style style:name="T168" style:family="text">
      <style:text-properties officeooo:rsid="016fe0f9"/>
    </style:style>
    <style:style style:name="T169" style:family="text">
      <style:text-properties officeooo:rsid="01719a5a"/>
    </style:style>
    <style:style style:name="T170" style:family="text">
      <style:text-properties officeooo:rsid="0172e7b5"/>
    </style:style>
    <style:style style:name="T171" style:family="text">
      <style:text-properties officeooo:rsid="01737527"/>
    </style:style>
    <style:style style:name="T172" style:family="text">
      <style:text-properties officeooo:rsid="017a918b"/>
    </style:style>
    <style:style style:name="T173" style:family="text">
      <style:text-properties officeooo:rsid="017c1817"/>
    </style:style>
    <style:style style:name="T174" style:family="text">
      <style:text-properties officeooo:rsid="017e5257"/>
    </style:style>
    <style:style style:name="T175" style:family="text">
      <style:text-properties officeooo:rsid="01814508"/>
    </style:style>
    <style:style style:name="T176" style:family="text">
      <style:text-properties officeooo:rsid="01814969"/>
    </style:style>
    <style:style style:name="T177" style:family="text">
      <style:text-properties officeooo:rsid="01825bc2"/>
    </style:style>
    <style:style style:name="T178" style:family="text">
      <style:text-properties officeooo:rsid="0182ca46"/>
    </style:style>
    <style:style style:name="T179" style:family="text">
      <style:text-properties officeooo:rsid="018769a5"/>
    </style:style>
    <style:style style:name="T180" style:family="text">
      <style:text-properties officeooo:rsid="0187db2b"/>
    </style:style>
    <style:style style:name="T181" style:family="text">
      <style:text-properties officeooo:rsid="018984b6"/>
    </style:style>
    <style:style style:name="T182" style:family="text">
      <style:text-properties officeooo:rsid="01900a37"/>
    </style:style>
    <style:style style:name="T183" style:family="text">
      <style:text-properties officeooo:rsid="0190982a"/>
    </style:style>
    <style:style style:name="T184" style:family="text">
      <style:text-properties officeooo:rsid="0192774c"/>
    </style:style>
    <style:style style:name="T185" style:family="text">
      <style:text-properties officeooo:rsid="0193e2ce"/>
    </style:style>
    <style:style style:name="T186" style:family="text">
      <style:text-properties officeooo:rsid="01957ecb"/>
    </style:style>
    <style:style style:name="T187" style:family="text">
      <style:text-properties officeooo:rsid="0195b8ff"/>
    </style:style>
    <style:style style:name="T188" style:family="text">
      <style:text-properties officeooo:rsid="0196b6dc"/>
    </style:style>
    <style:style style:name="T189" style:family="text">
      <style:text-properties officeooo:rsid="01984fc5"/>
    </style:style>
    <style:style style:name="T190" style:family="text">
      <style:text-properties officeooo:rsid="01997001"/>
    </style:style>
    <style:style style:name="T191" style:family="text">
      <style:text-properties officeooo:rsid="019a7b4d"/>
    </style:style>
    <style:style style:name="T192" style:family="text">
      <style:text-properties officeooo:rsid="019afe38"/>
    </style:style>
    <style:style style:name="T193" style:family="text">
      <style:text-properties officeooo:rsid="019cf4e8"/>
    </style:style>
    <style:style style:name="T194" style:family="text">
      <style:text-properties officeooo:rsid="019e2d75"/>
    </style:style>
    <style:style style:name="T195" style:family="text">
      <style:text-properties officeooo:rsid="019ea9b1"/>
    </style:style>
    <style:style style:name="T196" style:family="text">
      <style:text-properties officeooo:rsid="019efa86"/>
    </style:style>
    <style:style style:name="T197" style:family="text">
      <style:text-properties officeooo:rsid="01ad20e3"/>
    </style:style>
    <style:style style:name="T198" style:family="text">
      <style:text-properties officeooo:rsid="01aeca03"/>
    </style:style>
    <style:style style:name="T199" style:family="text">
      <style:text-properties officeooo:rsid="01b0583e"/>
    </style:style>
    <style:style style:name="T200" style:family="text">
      <style:text-properties officeooo:rsid="01b092a4"/>
    </style:style>
    <style:style style:name="T201" style:family="text">
      <style:text-properties officeooo:rsid="01b485cc"/>
    </style:style>
    <style:style style:name="T202" style:family="text">
      <style:text-properties officeooo:rsid="01b67267"/>
    </style:style>
    <style:style style:name="T203" style:family="text">
      <style:text-properties officeooo:rsid="01b85783"/>
    </style:style>
    <style:style style:name="T204" style:family="text">
      <style:text-properties officeooo:rsid="01b98e1c"/>
    </style:style>
    <style:style style:name="T205" style:family="text">
      <style:text-properties officeooo:rsid="01b9e827"/>
    </style:style>
    <style:style style:name="T206" style:family="text">
      <style:text-properties officeooo:rsid="01bafc1c"/>
    </style:style>
    <style:style style:name="T207" style:family="text">
      <style:text-properties officeooo:rsid="01bca817"/>
    </style:style>
    <style:style style:name="T208" style:family="text">
      <style:text-properties officeooo:rsid="01be354a"/>
    </style:style>
    <style:style style:name="T209" style:family="text">
      <style:text-properties officeooo:rsid="01be5489"/>
    </style:style>
    <style:style style:name="T210" style:family="text">
      <style:text-properties officeooo:rsid="01befa7c"/>
    </style:style>
    <style:style style:name="T211" style:family="text">
      <style:text-properties officeooo:rsid="01c0922f"/>
    </style:style>
    <style:style style:name="T212" style:family="text">
      <style:text-properties officeooo:rsid="01c12341"/>
    </style:style>
    <style:style style:name="T213" style:family="text">
      <style:text-properties officeooo:rsid="01c5f236"/>
    </style:style>
    <style:style style:name="T214" style:family="text">
      <style:text-properties officeooo:rsid="01c600a6"/>
    </style:style>
    <style:style style:name="T215" style:family="text">
      <style:text-properties officeooo:rsid="01c60d65"/>
    </style:style>
    <style:style style:name="T216" style:family="text">
      <style:text-properties officeooo:rsid="01c75ec0"/>
    </style:style>
    <style:style style:name="T217" style:family="text">
      <style:text-properties officeooo:rsid="01ca7670"/>
    </style:style>
    <style:style style:name="T218" style:family="text">
      <style:text-properties officeooo:rsid="01cb233c"/>
    </style:style>
    <style:style style:name="T219" style:family="text">
      <style:text-properties officeooo:rsid="01cf7847"/>
    </style:style>
    <style:style style:name="T220" style:family="text">
      <style:text-properties officeooo:rsid="01d3255c"/>
    </style:style>
    <style:style style:name="T221" style:family="text">
      <style:text-properties officeooo:rsid="01dd887d"/>
    </style:style>
    <style:style style:name="T222" style:family="text">
      <style:text-properties officeooo:rsid="01de28d0"/>
    </style:style>
    <style:style style:name="T223" style:family="text">
      <style:text-properties officeooo:rsid="01dfb64f"/>
    </style:style>
    <style:style style:name="T224" style:family="text">
      <style:text-properties officeooo:rsid="01e0c623"/>
    </style:style>
    <style:style style:name="T225" style:family="text">
      <style:text-properties officeooo:rsid="01e1b214"/>
    </style:style>
    <style:style style:name="T226" style:family="text">
      <style:text-properties officeooo:rsid="01e2b776"/>
    </style:style>
    <style:style style:name="T227" style:family="text">
      <style:text-properties officeooo:rsid="01e372e3"/>
    </style:style>
    <style:style style:name="T228" style:family="text">
      <style:text-properties officeooo:rsid="01e52b41"/>
    </style:style>
    <style:style style:name="T229" style:family="text">
      <style:text-properties officeooo:rsid="01e62915"/>
    </style:style>
    <style:style style:name="T230" style:family="text">
      <style:text-properties officeooo:rsid="01e89bd7"/>
    </style:style>
    <style:style style:name="T231" style:family="text">
      <style:text-properties officeooo:rsid="01ea823d"/>
    </style:style>
    <style:style style:name="T232" style:family="text">
      <style:text-properties officeooo:rsid="01ebdb00"/>
    </style:style>
    <style:style style:name="T233" style:family="text">
      <style:text-properties officeooo:rsid="01ed5a63"/>
    </style:style>
    <style:style style:name="T234" style:family="text">
      <style:text-properties officeooo:rsid="01ee429d"/>
    </style:style>
    <style:style style:name="T235" style:family="text">
      <style:text-properties officeooo:rsid="01f07992"/>
    </style:style>
    <style:style style:name="T236" style:family="text">
      <style:text-properties officeooo:rsid="01f09858"/>
    </style:style>
    <style:style style:name="T237" style:family="text">
      <style:text-properties officeooo:rsid="01f29475"/>
    </style:style>
    <style:style style:name="T238" style:family="text">
      <style:text-properties officeooo:rsid="01f53dc7"/>
    </style:style>
    <style:style style:name="T239" style:family="text">
      <style:text-properties officeooo:rsid="01f73ab8"/>
    </style:style>
    <style:style style:name="T240" style:family="text">
      <style:text-properties officeooo:rsid="01fa56e1"/>
    </style:style>
    <style:style style:name="T241" style:family="text">
      <style:text-properties officeooo:rsid="01fac9c6"/>
    </style:style>
    <style:style style:name="T242" style:family="text">
      <style:text-properties officeooo:rsid="020100c4"/>
    </style:style>
    <style:style style:name="T243" style:family="text">
      <style:text-properties officeooo:rsid="02035c80"/>
    </style:style>
    <style:style style:name="T244" style:family="text">
      <style:text-properties officeooo:rsid="02074ee2"/>
    </style:style>
    <style:style style:name="T245" style:family="text">
      <style:text-properties officeooo:rsid="0207c49d"/>
    </style:style>
    <style:style style:name="T246" style:family="text">
      <style:text-properties officeooo:rsid="02089577"/>
    </style:style>
    <style:style style:name="T247" style:family="text">
      <style:text-properties officeooo:rsid="020a2d65"/>
    </style:style>
    <style:style style:name="T248" style:family="text">
      <style:text-properties officeooo:rsid="020d72b1"/>
    </style:style>
    <style:style style:name="T249" style:family="text">
      <style:text-properties officeooo:rsid="0210107d"/>
    </style:style>
    <style:style style:name="T250" style:family="text">
      <style:text-properties officeooo:rsid="0212a8b5"/>
    </style:style>
    <style:style style:name="T251" style:family="text">
      <style:text-properties officeooo:rsid="0215946d"/>
    </style:style>
    <style:style style:name="T252" style:family="text">
      <style:text-properties officeooo:rsid="0217325c"/>
    </style:style>
    <style:style style:name="T253" style:family="text">
      <style:text-properties officeooo:rsid="02181f28"/>
    </style:style>
    <style:style style:name="T254" style:family="text">
      <style:text-properties officeooo:rsid="021a9eda"/>
    </style:style>
    <style:style style:name="T255" style:family="text">
      <style:text-properties officeooo:rsid="021d1664"/>
    </style:style>
    <style:style style:name="T256" style:family="text">
      <style:text-properties officeooo:rsid="021f28dc"/>
    </style:style>
    <style:style style:name="T257" style:family="text">
      <style:text-properties officeooo:rsid="021f951c"/>
    </style:style>
    <style:style style:name="T258" style:family="text">
      <style:text-properties officeooo:rsid="02212549"/>
    </style:style>
    <style:style style:name="T259" style:family="text">
      <style:text-properties officeooo:rsid="02217b7c"/>
    </style:style>
    <style:style style:name="T260" style:family="text">
      <style:text-properties officeooo:rsid="0223b339"/>
    </style:style>
    <style:style style:name="T261" style:family="text">
      <style:text-properties officeooo:rsid="02246fab"/>
    </style:style>
    <style:style style:name="T262" style:family="text">
      <style:text-properties officeooo:rsid="0225547d"/>
    </style:style>
    <style:style style:name="T263" style:family="text">
      <style:text-properties officeooo:rsid="0228153b"/>
    </style:style>
    <style:style style:name="T264" style:family="text">
      <style:text-properties officeooo:rsid="02294a66"/>
    </style:style>
    <style:style style:name="T265" style:family="text">
      <style:text-properties officeooo:rsid="0229c14b"/>
    </style:style>
    <style:style style:name="T266" style:family="text">
      <style:text-properties officeooo:rsid="022b6d68"/>
    </style:style>
    <style:style style:name="T267" style:family="text">
      <style:text-properties officeooo:rsid="022cb55e"/>
    </style:style>
    <style:style style:name="T268" style:family="text">
      <style:text-properties officeooo:rsid="022d58e7"/>
    </style:style>
    <style:style style:name="T269" style:family="text">
      <style:text-properties officeooo:rsid="022f0b90"/>
    </style:style>
    <style:style style:name="T270" style:family="text">
      <style:text-properties officeooo:rsid="022fb692"/>
    </style:style>
    <style:style style:name="T271" style:family="text">
      <style:text-properties officeooo:rsid="0230b8e8"/>
    </style:style>
    <style:style style:name="T272" style:family="text">
      <style:text-properties officeooo:rsid="02315817"/>
    </style:style>
    <style:style style:name="T273" style:family="text">
      <style:text-properties officeooo:rsid="023365fa"/>
    </style:style>
    <style:style style:name="T274" style:family="text">
      <style:text-properties officeooo:rsid="0237a049"/>
    </style:style>
    <style:style style:name="T275" style:family="text">
      <style:text-properties officeooo:rsid="0238823d"/>
    </style:style>
    <style:style style:name="T276" style:family="text">
      <style:text-properties officeooo:rsid="023ac42b"/>
    </style:style>
    <style:style style:name="T277" style:family="text">
      <style:text-properties officeooo:rsid="023c8520"/>
    </style:style>
    <style:style style:name="T278" style:family="text">
      <style:text-properties officeooo:rsid="023d07ad"/>
    </style:style>
    <style:style style:name="T279" style:family="text">
      <style:text-properties officeooo:rsid="023e6c89"/>
    </style:style>
    <style:style style:name="T280" style:family="text">
      <style:text-properties officeooo:rsid="0240d928"/>
    </style:style>
    <style:style style:name="T281" style:family="text">
      <style:text-properties officeooo:rsid="0243b785"/>
    </style:style>
    <style:style style:name="T282" style:family="text">
      <style:text-properties officeooo:rsid="02451ecd"/>
    </style:style>
    <style:style style:name="T283" style:family="text">
      <style:text-properties officeooo:rsid="0245af8b"/>
    </style:style>
    <style:style style:name="T284" style:family="text">
      <style:text-properties officeooo:rsid="0245f31d"/>
    </style:style>
    <style:style style:name="T285" style:family="text">
      <style:text-properties officeooo:rsid="02475e23"/>
    </style:style>
    <style:style style:name="T286" style:family="text">
      <style:text-properties officeooo:rsid="02497eb6"/>
    </style:style>
    <style:style style:name="T287" style:family="text">
      <style:text-properties officeooo:rsid="024c12c4"/>
    </style:style>
    <style:style style:name="T288" style:family="text">
      <style:text-properties officeooo:rsid="024d07be"/>
    </style:style>
    <style:style style:name="T289" style:family="text">
      <style:text-properties officeooo:rsid="024ddea6"/>
    </style:style>
    <style:style style:name="T290" style:family="text">
      <style:text-properties officeooo:rsid="024e9869"/>
    </style:style>
    <style:style style:name="T291" style:family="text">
      <style:text-properties officeooo:rsid="024f07f1"/>
    </style:style>
    <style:style style:name="T292" style:family="text">
      <style:text-properties officeooo:rsid="0251a0a8"/>
    </style:style>
    <style:style style:name="T293" style:family="text">
      <style:text-properties officeooo:rsid="0251a28d"/>
    </style:style>
    <style:style style:name="T294" style:family="text">
      <style:text-properties officeooo:rsid="0253181e"/>
    </style:style>
    <style:style style:name="T295" style:family="text">
      <style:text-properties officeooo:rsid="0253a9d9"/>
    </style:style>
    <style:style style:name="T296" style:family="text">
      <style:text-properties officeooo:rsid="025439e8"/>
    </style:style>
    <style:style style:name="T297" style:family="text">
      <style:text-properties officeooo:rsid="0255308a"/>
    </style:style>
    <style:style style:name="T298" style:family="text">
      <style:text-properties officeooo:rsid="0255dd6e"/>
    </style:style>
    <style:style style:name="T299" style:family="text">
      <style:text-properties officeooo:rsid="025a409d"/>
    </style:style>
    <style:style style:name="T300" style:family="text">
      <style:text-properties officeooo:rsid="025cc2dd"/>
    </style:style>
    <style:style style:name="T301" style:family="text">
      <style:text-properties officeooo:rsid="025e3806"/>
    </style:style>
    <style:style style:name="T302" style:family="text">
      <style:text-properties officeooo:rsid="025f8da5"/>
    </style:style>
    <style:style style:name="T303" style:family="text">
      <style:text-properties officeooo:rsid="0263aeb8"/>
    </style:style>
    <style:style style:name="T304" style:family="text">
      <style:text-properties officeooo:rsid="02641866"/>
    </style:style>
    <style:style style:name="T305" style:family="text">
      <style:text-properties officeooo:rsid="02698562"/>
    </style:style>
    <style:style style:name="T306" style:family="text">
      <style:text-properties officeooo:rsid="02702908"/>
    </style:style>
    <style:style style:name="T307" style:family="text">
      <style:text-properties officeooo:rsid="0270818b"/>
    </style:style>
    <style:style style:name="T308" style:family="text">
      <style:text-properties officeooo:rsid="0270f9cd"/>
    </style:style>
    <style:style style:name="T309" style:family="text">
      <style:text-properties officeooo:rsid="0270fee4"/>
    </style:style>
    <style:style style:name="T310" style:family="text">
      <style:text-properties officeooo:rsid="0272e89b"/>
    </style:style>
    <style:style style:name="T311" style:family="text">
      <style:text-properties officeooo:rsid="02734613"/>
    </style:style>
    <style:style style:name="T312" style:family="text">
      <style:text-properties officeooo:rsid="0273b7c9"/>
    </style:style>
    <style:style style:name="T313" style:family="text">
      <style:text-properties officeooo:rsid="027597f7"/>
    </style:style>
    <style:style style:name="T314" style:family="text">
      <style:text-properties officeooo:rsid="027c00c5"/>
    </style:style>
    <style:style style:name="T315" style:family="text">
      <style:text-properties officeooo:rsid="027d0da3"/>
    </style:style>
    <style:style style:name="T316" style:family="text">
      <style:text-properties officeooo:rsid="029e7f25"/>
    </style:style>
    <style:style style:name="T317" style:family="text">
      <style:text-properties officeooo:rsid="029f534f"/>
    </style:style>
    <style:style style:name="T318" style:family="text">
      <style:text-properties officeooo:rsid="029fdd2b"/>
    </style:style>
    <style:style style:name="T319" style:family="text">
      <style:text-properties officeooo:rsid="02a1d7ae"/>
    </style:style>
    <style:style style:name="T320" style:family="text">
      <style:text-properties officeooo:rsid="02a41bca"/>
    </style:style>
    <style:style style:name="T321" style:family="text">
      <style:text-properties officeooo:rsid="02a6e92e"/>
    </style:style>
    <style:style style:name="T322" style:family="text">
      <style:text-properties officeooo:rsid="02a772c6"/>
    </style:style>
    <style:style style:name="T323" style:family="text">
      <style:text-properties officeooo:rsid="02a81bf0"/>
    </style:style>
    <style:style style:name="T324" style:family="text">
      <style:text-properties officeooo:rsid="02a869d4"/>
    </style:style>
    <style:style style:name="T325" style:family="text">
      <style:text-properties officeooo:rsid="02a88280"/>
    </style:style>
    <style:style style:name="T326" style:family="text">
      <style:text-properties officeooo:rsid="02ab9a0a"/>
    </style:style>
    <style:style style:name="T327" style:family="text">
      <style:text-properties officeooo:rsid="02af758c"/>
    </style:style>
    <style:style style:name="T328" style:family="text">
      <style:text-properties officeooo:rsid="02b07361"/>
    </style:style>
    <style:style style:name="T329" style:family="text">
      <style:text-properties officeooo:rsid="02b2e421"/>
    </style:style>
    <style:style style:name="T330" style:family="text">
      <style:text-properties officeooo:rsid="02b48b55"/>
    </style:style>
    <style:style style:name="T331" style:family="text">
      <style:text-properties officeooo:rsid="02b5d412"/>
    </style:style>
    <style:style style:name="T332" style:family="text">
      <style:text-properties officeooo:rsid="02b8bb45"/>
    </style:style>
    <style:style style:name="T333" style:family="text">
      <style:text-properties officeooo:rsid="02bb8f94"/>
    </style:style>
    <style:style style:name="T334" style:family="text">
      <style:text-properties officeooo:rsid="02be90b4"/>
    </style:style>
    <style:style style:name="T335" style:family="text">
      <style:text-properties officeooo:rsid="02bf295d"/>
    </style:style>
    <style:style style:name="T336" style:family="text">
      <style:text-properties officeooo:rsid="02c110db"/>
    </style:style>
    <style:style style:name="T337" style:family="text">
      <style:text-properties officeooo:rsid="02c27042"/>
    </style:style>
    <style:style style:name="T338" style:family="text">
      <style:text-properties officeooo:rsid="02c3c489"/>
    </style:style>
    <style:style style:name="T339" style:family="text">
      <style:text-properties officeooo:rsid="02c4b85d"/>
    </style:style>
    <style:style style:name="T340" style:family="text">
      <style:text-properties officeooo:rsid="02c67827"/>
    </style:style>
    <style:style style:name="T341" style:family="text">
      <style:text-properties officeooo:rsid="02c85108"/>
    </style:style>
    <style:style style:name="T342" style:family="text">
      <style:text-properties officeooo:rsid="02c87a30"/>
    </style:style>
    <style:style style:name="T343" style:family="text">
      <style:text-properties officeooo:rsid="02cafa47"/>
    </style:style>
    <style:style style:name="T344" style:family="text">
      <style:text-properties officeooo:rsid="02cc79fb"/>
    </style:style>
    <style:style style:name="T345" style:family="text">
      <style:text-properties officeooo:rsid="02d01b2d"/>
    </style:style>
    <style:style style:name="T346" style:family="text">
      <style:text-properties officeooo:rsid="02d20192"/>
    </style:style>
    <style:style style:name="T347" style:family="text">
      <style:text-properties officeooo:rsid="02d33a0e"/>
    </style:style>
    <style:style style:name="T348" style:family="text">
      <style:text-properties officeooo:rsid="02d4a88e"/>
    </style:style>
    <style:style style:name="T349" style:family="text">
      <style:text-properties officeooo:rsid="02d4cfa2"/>
    </style:style>
    <style:style style:name="T350" style:family="text">
      <style:text-properties officeooo:rsid="02d55d1a"/>
    </style:style>
    <style:style style:name="T351" style:family="text">
      <style:text-properties officeooo:rsid="02d573f9"/>
    </style:style>
    <style:style style:name="T352" style:family="text">
      <style:text-properties officeooo:rsid="02d71fbe"/>
    </style:style>
    <style:style style:name="T353" style:family="text">
      <style:text-properties officeooo:rsid="02d7b53c"/>
    </style:style>
    <style:style style:name="T354" style:family="text">
      <style:text-properties officeooo:rsid="02db4d49"/>
    </style:style>
    <style:style style:name="T355" style:family="text">
      <style:text-properties officeooo:rsid="02dcee45"/>
    </style:style>
    <style:style style:name="T356" style:family="text">
      <style:text-properties officeooo:rsid="02ddb07c"/>
    </style:style>
    <style:style style:name="T357" style:family="text">
      <style:text-properties officeooo:rsid="02df0a3d"/>
    </style:style>
    <style:style style:name="T358" style:family="text">
      <style:text-properties officeooo:rsid="02dfb619"/>
    </style:style>
    <style:style style:name="T359" style:family="text">
      <style:text-properties officeooo:rsid="02dfe3d1"/>
    </style:style>
    <style:style style:name="T360" style:family="text">
      <style:text-properties officeooo:rsid="02e000b0"/>
    </style:style>
    <style:style style:name="T361" style:family="text">
      <style:text-properties officeooo:rsid="02e40062"/>
    </style:style>
    <style:style style:name="T362" style:family="text">
      <style:text-properties officeooo:rsid="02e7270d"/>
    </style:style>
    <style:style style:name="T363" style:family="text">
      <style:text-properties officeooo:rsid="02e84a44"/>
    </style:style>
    <style:style style:name="T364" style:family="text">
      <style:text-properties officeooo:rsid="02e9e74f"/>
    </style:style>
    <style:style style:name="T365" style:family="text">
      <style:text-properties officeooo:rsid="02ea79fe"/>
    </style:style>
    <style:style style:name="T366" style:family="text">
      <style:text-properties officeooo:rsid="02ec4596"/>
    </style:style>
    <style:style style:name="T367" style:family="text">
      <style:text-properties officeooo:rsid="02ecd14d"/>
    </style:style>
    <style:style style:name="T368" style:family="text">
      <style:text-properties officeooo:rsid="02edab24"/>
    </style:style>
    <style:style style:name="T369" style:family="text">
      <style:text-properties officeooo:rsid="02ef8c95"/>
    </style:style>
    <style:style style:name="T370" style:family="text">
      <style:text-properties officeooo:rsid="02f0dd2e"/>
    </style:style>
    <style:style style:name="T371" style:family="text">
      <style:text-properties officeooo:rsid="02f27953"/>
    </style:style>
    <style:style style:name="T372" style:family="text">
      <style:text-properties officeooo:rsid="02f4403f"/>
    </style:style>
    <style:style style:name="T373" style:family="text">
      <style:text-properties officeooo:rsid="02f5b259"/>
    </style:style>
    <style:style style:name="T374" style:family="text">
      <style:text-properties officeooo:rsid="02f7a16c"/>
    </style:style>
    <style:style style:name="T375" style:family="text">
      <style:text-properties officeooo:rsid="02f8766c"/>
    </style:style>
    <style:style style:name="T376" style:family="text">
      <style:text-properties officeooo:rsid="02f9a6d4"/>
    </style:style>
    <style:style style:name="T377" style:family="text">
      <style:text-properties officeooo:rsid="02fc94e8"/>
    </style:style>
    <style:style style:name="T378" style:family="text">
      <style:text-properties officeooo:rsid="02ff64c7"/>
    </style:style>
    <style:style style:name="T379" style:family="text">
      <style:text-properties officeooo:rsid="0301be0a"/>
    </style:style>
    <style:style style:name="T380" style:family="text">
      <style:text-properties officeooo:rsid="0302f029"/>
    </style:style>
    <style:style style:name="T381" style:family="text">
      <style:text-properties officeooo:rsid="0304434d"/>
    </style:style>
    <style:style style:name="T382" style:family="text">
      <style:text-properties officeooo:rsid="0307548b"/>
    </style:style>
    <style:style style:name="T383" style:family="text">
      <style:text-properties officeooo:rsid="030858de"/>
    </style:style>
    <style:style style:name="T384" style:family="text">
      <style:text-properties officeooo:rsid="03094a95"/>
    </style:style>
    <style:style style:name="T385" style:family="text">
      <style:text-properties officeooo:rsid="0309dbb2"/>
    </style:style>
    <style:style style:name="T386" style:family="text">
      <style:text-properties officeooo:rsid="030bb3a1"/>
    </style:style>
    <style:style style:name="T387" style:family="text">
      <style:text-properties officeooo:rsid="030d2c21"/>
    </style:style>
    <style:style style:name="T388" style:family="text">
      <style:text-properties officeooo:rsid="030dc6ad"/>
    </style:style>
    <style:style style:name="T389" style:family="text">
      <style:text-properties officeooo:rsid="03124a61"/>
    </style:style>
    <style:style style:name="T390" style:family="text">
      <style:text-properties officeooo:rsid="03168868"/>
    </style:style>
    <style:style style:name="T391" style:family="text">
      <style:text-properties officeooo:rsid="0318363e"/>
    </style:style>
    <style:style style:name="T392" style:family="text">
      <style:text-properties officeooo:rsid="031cb36d"/>
    </style:style>
    <style:style style:name="T393" style:family="text">
      <style:text-properties officeooo:rsid="031e9b32"/>
    </style:style>
    <style:style style:name="T394" style:family="text">
      <style:text-properties officeooo:rsid="0320e21b"/>
    </style:style>
    <style:style style:name="T395" style:family="text">
      <style:text-properties officeooo:rsid="03214d21"/>
    </style:style>
    <style:style style:name="T396" style:family="text">
      <style:text-properties officeooo:rsid="03233893"/>
    </style:style>
    <style:style style:name="T397" style:family="text">
      <style:text-properties officeooo:rsid="03241946"/>
    </style:style>
    <style:style style:name="T398" style:family="text">
      <style:text-properties officeooo:rsid="0325200c"/>
    </style:style>
    <style:style style:name="T399" style:family="text">
      <style:text-properties officeooo:rsid="03252904"/>
    </style:style>
    <style:style style:name="T400" style:family="text">
      <style:text-properties officeooo:rsid="0325ba83"/>
    </style:style>
    <style:style style:name="T401" style:family="text">
      <style:text-properties officeooo:rsid="0327bbb5"/>
    </style:style>
    <style:style style:name="T402" style:family="text">
      <style:text-properties officeooo:rsid="032a9566"/>
    </style:style>
    <style:style style:name="T403" style:family="text">
      <style:text-properties officeooo:rsid="032c6f78"/>
    </style:style>
    <style:style style:name="T404" style:family="text">
      <style:text-properties officeooo:rsid="032d0f93"/>
    </style:style>
    <style:style style:name="T405" style:family="text">
      <style:text-properties officeooo:rsid="032d0faa"/>
    </style:style>
    <style:style style:name="T406" style:family="text">
      <style:text-properties officeooo:rsid="032e0573"/>
    </style:style>
    <style:style style:name="T407" style:family="text">
      <style:text-properties officeooo:rsid="032e8b75"/>
    </style:style>
    <style:style style:name="T408" style:family="text">
      <style:text-properties officeooo:rsid="0330df7d"/>
    </style:style>
    <style:style style:name="T409" style:family="text">
      <style:text-properties officeooo:rsid="0333a582"/>
    </style:style>
    <style:style style:name="T410" style:family="text">
      <style:text-properties officeooo:rsid="033583e3"/>
    </style:style>
    <style:style style:name="T411" style:family="text">
      <style:text-properties officeooo:rsid="033665e2"/>
    </style:style>
    <style:style style:name="T412" style:family="text">
      <style:text-properties officeooo:rsid="0337d414"/>
    </style:style>
    <style:style style:name="T413" style:family="text">
      <style:text-properties officeooo:rsid="03393c57"/>
    </style:style>
    <style:style style:name="T414" style:family="text">
      <style:text-properties officeooo:rsid="033a5363"/>
    </style:style>
    <style:style style:name="T415" style:family="text">
      <style:text-properties officeooo:rsid="033e108e"/>
    </style:style>
    <style:style style:name="T416" style:family="text">
      <style:text-properties officeooo:rsid="033e78af"/>
    </style:style>
    <style:style style:name="T417" style:family="text">
      <style:text-properties officeooo:rsid="0340301a"/>
    </style:style>
    <style:style style:name="T418" style:family="text">
      <style:text-properties officeooo:rsid="0340ddd0"/>
    </style:style>
    <style:style style:name="T419" style:family="text">
      <style:text-properties officeooo:rsid="034191ff"/>
    </style:style>
    <style:style style:name="T420" style:family="text">
      <style:text-properties officeooo:rsid="034311a5"/>
    </style:style>
    <style:style style:name="T421" style:family="text">
      <style:text-properties officeooo:rsid="034444cd"/>
    </style:style>
    <style:style style:name="T422" style:family="text">
      <style:text-properties officeooo:rsid="0345add1"/>
    </style:style>
    <style:style style:name="T423" style:family="text">
      <style:text-properties officeooo:rsid="0345b3ce"/>
    </style:style>
    <style:style style:name="T424" style:family="text">
      <style:text-properties officeooo:rsid="0349689f"/>
    </style:style>
    <style:style style:name="T425" style:family="text">
      <style:text-properties officeooo:rsid="0349c029"/>
    </style:style>
    <style:style style:name="T426" style:family="text">
      <style:text-properties officeooo:rsid="034c6f43"/>
    </style:style>
    <style:style style:name="T427" style:family="text">
      <style:text-properties officeooo:rsid="034cecfb"/>
    </style:style>
    <style:style style:name="T428" style:family="text">
      <style:text-properties officeooo:rsid="034d3b61"/>
    </style:style>
    <style:style style:name="T429" style:family="text">
      <style:text-properties officeooo:rsid="034e2398"/>
    </style:style>
    <style:style style:name="T430" style:family="text">
      <style:text-properties officeooo:rsid="03508311"/>
    </style:style>
    <style:style style:name="T431" style:family="text">
      <style:text-properties officeooo:rsid="03517203"/>
    </style:style>
    <style:style style:name="T432" style:family="text">
      <style:text-properties officeooo:rsid="03536c60"/>
    </style:style>
    <style:style style:name="T433" style:family="text">
      <style:text-properties officeooo:rsid="0354d251"/>
    </style:style>
    <style:style style:name="T434" style:family="text">
      <style:text-properties officeooo:rsid="03569368"/>
    </style:style>
    <style:style style:name="T435" style:family="text">
      <style:text-properties officeooo:rsid="0358ec11"/>
    </style:style>
    <style:style style:name="T436" style:family="text">
      <style:text-properties officeooo:rsid="035a3e69"/>
    </style:style>
    <style:style style:name="T437" style:family="text">
      <style:text-properties officeooo:rsid="035f5ff5"/>
    </style:style>
    <style:style style:name="T438" style:family="text">
      <style:text-properties officeooo:rsid="0363d047"/>
    </style:style>
    <style:style style:name="T439" style:family="text">
      <style:text-properties officeooo:rsid="036670d2"/>
    </style:style>
    <style:style style:name="T440" style:family="text">
      <style:text-properties officeooo:rsid="0369b20b"/>
    </style:style>
    <style:style style:name="T441" style:family="text">
      <style:text-properties officeooo:rsid="036a4144"/>
    </style:style>
    <style:style style:name="T442" style:family="text">
      <style:text-properties officeooo:rsid="036bfe05"/>
    </style:style>
    <style:style style:name="T443" style:family="text">
      <style:text-properties officeooo:rsid="036d7746"/>
    </style:style>
    <style:style style:name="T444" style:family="text">
      <style:text-properties officeooo:rsid="036f468b"/>
    </style:style>
    <style:style style:name="T445" style:family="text">
      <style:text-properties officeooo:rsid="0370fc04"/>
    </style:style>
    <style:style style:name="T446" style:family="text">
      <style:text-properties officeooo:rsid="0374c65f"/>
    </style:style>
    <style:style style:name="T447" style:family="text">
      <style:text-properties officeooo:rsid="03770f29"/>
    </style:style>
    <style:style style:name="T448" style:family="text">
      <style:text-properties officeooo:rsid="037a64cd"/>
    </style:style>
    <style:style style:name="T449" style:family="text">
      <style:text-properties officeooo:rsid="037bad7a"/>
    </style:style>
    <style:style style:name="T450" style:family="text">
      <style:text-properties officeooo:rsid="037c217b"/>
    </style:style>
    <style:style style:name="T451" style:family="text">
      <style:text-properties officeooo:rsid="037cb3f8"/>
    </style:style>
    <style:style style:name="T452" style:family="text">
      <style:text-properties officeooo:rsid="037de661"/>
    </style:style>
    <style:style style:name="T453" style:family="text">
      <style:text-properties officeooo:rsid="037f751f"/>
    </style:style>
    <style:style style:name="T454" style:family="text">
      <style:text-properties officeooo:rsid="03839ede"/>
    </style:style>
    <style:style style:name="T455" style:family="text">
      <style:text-properties officeooo:rsid="0383e94e"/>
    </style:style>
    <style:style style:name="T456" style:family="text">
      <style:text-properties officeooo:rsid="038701d4"/>
    </style:style>
    <style:style style:name="T457" style:family="text">
      <style:text-properties officeooo:rsid="038933b5"/>
    </style:style>
    <style:style style:name="T458" style:family="text">
      <style:text-properties officeooo:rsid="0389a633"/>
    </style:style>
    <style:style style:name="T459" style:family="text">
      <style:text-properties officeooo:rsid="0389a6d3"/>
    </style:style>
    <style:style style:name="T460" style:family="text">
      <style:text-properties officeooo:rsid="038a6c09"/>
    </style:style>
    <style:style style:name="T461" style:family="text">
      <style:text-properties officeooo:rsid="038b73df"/>
    </style:style>
    <style:style style:name="T462" style:family="text">
      <style:text-properties officeooo:rsid="038dc31d"/>
    </style:style>
    <style:style style:name="T463" style:family="text">
      <style:text-properties officeooo:rsid="038e8e34"/>
    </style:style>
    <style:style style:name="T464" style:family="text">
      <style:text-properties officeooo:rsid="03902ed3"/>
    </style:style>
    <style:style style:name="T465" style:family="text">
      <style:text-properties officeooo:rsid="03928a89"/>
    </style:style>
    <style:style style:name="T466" style:family="text">
      <style:text-properties officeooo:rsid="039342d9"/>
    </style:style>
    <style:style style:name="T467" style:family="text">
      <style:text-properties officeooo:rsid="0394e218"/>
    </style:style>
    <style:style style:name="T468" style:family="text">
      <style:text-properties officeooo:rsid="03950208"/>
    </style:style>
    <style:style style:name="T469" style:family="text">
      <style:text-properties officeooo:rsid="0395de7e"/>
    </style:style>
    <style:style style:name="T470" style:family="text">
      <style:text-properties officeooo:rsid="0398c4e4"/>
    </style:style>
    <style:style style:name="T471" style:family="text">
      <style:text-properties officeooo:rsid="039ae1ee"/>
    </style:style>
    <style:style style:name="T472" style:family="text">
      <style:text-properties officeooo:rsid="039cd610"/>
    </style:style>
    <style:style style:name="T473" style:family="text">
      <style:text-properties officeooo:rsid="039ec81e"/>
    </style:style>
    <style:style style:name="T474" style:family="text">
      <style:text-properties officeooo:rsid="03a0c6f7"/>
    </style:style>
    <style:style style:name="T475" style:family="text">
      <style:text-properties officeooo:rsid="03a209e7"/>
    </style:style>
    <style:style style:name="T476" style:family="text">
      <style:text-properties officeooo:rsid="03a47204"/>
    </style:style>
    <style:style style:name="T477" style:family="text">
      <style:text-properties officeooo:rsid="03a61f78"/>
    </style:style>
    <style:style style:name="T478" style:family="text">
      <style:text-properties officeooo:rsid="03a6eb4e"/>
    </style:style>
    <style:style style:name="T479" style:family="text">
      <style:text-properties officeooo:rsid="03a75561"/>
    </style:style>
    <style:style style:name="T480" style:family="text">
      <style:text-properties officeooo:rsid="03a9179f"/>
    </style:style>
    <style:style style:name="T481" style:family="text">
      <style:text-properties officeooo:rsid="03ac8155"/>
    </style:style>
    <style:style style:name="T482" style:family="text">
      <style:text-properties officeooo:rsid="03ad907d"/>
    </style:style>
    <style:style style:name="T483" style:family="text">
      <style:text-properties officeooo:rsid="03af18db"/>
    </style:style>
    <style:style style:name="T484" style:family="text">
      <style:text-properties officeooo:rsid="03b07b13"/>
    </style:style>
    <style:style style:name="T485" style:family="text">
      <style:text-properties officeooo:rsid="03b141b3"/>
    </style:style>
    <style:style style:name="T486" style:family="text">
      <style:text-properties officeooo:rsid="03b27ebd"/>
    </style:style>
    <style:style style:name="T487" style:family="text">
      <style:text-properties officeooo:rsid="03b53e1b"/>
    </style:style>
    <style:style style:name="T488" style:family="text">
      <style:text-properties officeooo:rsid="03b62fe5"/>
    </style:style>
    <style:style style:name="T489" style:family="text">
      <style:text-properties officeooo:rsid="03b8b85d"/>
    </style:style>
    <style:style style:name="T490" style:family="text">
      <style:text-properties officeooo:rsid="03ba5a7a"/>
    </style:style>
    <style:style style:name="T491" style:family="text">
      <style:text-properties officeooo:rsid="03bef994"/>
    </style:style>
    <style:style style:name="T492" style:family="text">
      <style:text-properties officeooo:rsid="03c174f9"/>
    </style:style>
    <style:style style:name="T493" style:family="text">
      <style:text-properties officeooo:rsid="03c35fe9"/>
    </style:style>
    <style:style style:name="T494" style:family="text">
      <style:text-properties officeooo:rsid="03c4240a"/>
    </style:style>
    <style:style style:name="T495" style:family="text">
      <style:text-properties officeooo:rsid="03c66a47"/>
    </style:style>
    <style:style style:name="T496" style:family="text">
      <style:text-properties officeooo:rsid="03c6bb9f"/>
    </style:style>
    <style:style style:name="T497" style:family="text">
      <style:text-properties officeooo:rsid="03c9de10"/>
    </style:style>
    <style:style style:name="T498" style:family="text">
      <style:text-properties officeooo:rsid="03cc5694"/>
    </style:style>
    <style:style style:name="T499" style:family="text">
      <style:text-properties officeooo:rsid="03cd0e1d"/>
    </style:style>
    <style:style style:name="T500" style:family="text">
      <style:text-properties officeooo:rsid="03d1b293"/>
    </style:style>
    <style:style style:name="T501" style:family="text">
      <style:text-properties officeooo:rsid="03d2beb4"/>
    </style:style>
    <style:style style:name="T502" style:family="text">
      <style:text-properties officeooo:rsid="03d5f14d"/>
    </style:style>
    <style:style style:name="T503" style:family="text">
      <style:text-properties officeooo:rsid="03d681a4"/>
    </style:style>
    <style:style style:name="T504" style:family="text">
      <style:text-properties officeooo:rsid="03d855ca"/>
    </style:style>
    <style:style style:name="T505" style:family="text">
      <style:text-properties officeooo:rsid="03da518b"/>
    </style:style>
    <style:style style:name="T506" style:family="text">
      <style:text-properties officeooo:rsid="03dcb810"/>
    </style:style>
    <style:style style:name="T507" style:family="text">
      <style:text-properties officeooo:rsid="03dd237a"/>
    </style:style>
    <style:style style:name="T508" style:family="text">
      <style:text-properties officeooo:rsid="03e114a8"/>
    </style:style>
    <style:style style:name="T509" style:family="text">
      <style:text-properties officeooo:rsid="03e4edb2"/>
    </style:style>
    <style:style style:name="T510" style:family="text">
      <style:text-properties officeooo:rsid="03e6793d"/>
    </style:style>
    <style:style style:name="T511" style:family="text">
      <style:text-properties officeooo:rsid="03e9d83f"/>
    </style:style>
    <style:style style:name="T512" style:family="text">
      <style:text-properties officeooo:rsid="03ebc20d"/>
    </style:style>
    <style:style style:name="T513" style:family="text">
      <style:text-properties officeooo:rsid="03efc64a"/>
    </style:style>
    <style:style style:name="T514" style:family="text">
      <style:text-properties officeooo:rsid="03f1c65c"/>
    </style:style>
    <style:style style:name="T515" style:family="text">
      <style:text-properties officeooo:rsid="03f344e5"/>
    </style:style>
    <style:style style:name="T516" style:family="text">
      <style:text-properties officeooo:rsid="03f4ece1"/>
    </style:style>
    <style:style style:name="T517" style:family="text">
      <style:text-properties officeooo:rsid="03f500c6"/>
    </style:style>
    <style:style style:name="T518" style:family="text">
      <style:text-properties officeooo:rsid="03f684b5"/>
    </style:style>
    <style:style style:name="T519" style:family="text">
      <style:text-properties officeooo:rsid="03f75ea0"/>
    </style:style>
    <style:style style:name="T520" style:family="text">
      <style:text-properties officeooo:rsid="03f89a59"/>
    </style:style>
    <style:style style:name="T521" style:family="text">
      <style:text-properties officeooo:rsid="03f8dfe2"/>
    </style:style>
    <style:style style:name="T522" style:family="text">
      <style:text-properties officeooo:rsid="03fa1bc5"/>
    </style:style>
    <style:style style:name="T523" style:family="text">
      <style:text-properties officeooo:rsid="03fc2bb3"/>
    </style:style>
    <style:style style:name="T524" style:family="text">
      <style:text-properties officeooo:rsid="03fc2df9"/>
    </style:style>
    <style:style style:name="T525" style:family="text">
      <style:text-properties officeooo:rsid="03fda495"/>
    </style:style>
    <style:style style:name="T526" style:family="text">
      <style:text-properties officeooo:rsid="03fdfc7a"/>
    </style:style>
    <style:style style:name="T527" style:family="text">
      <style:text-properties officeooo:rsid="03fecc5d"/>
    </style:style>
    <style:style style:name="T528" style:family="text">
      <style:text-properties officeooo:rsid="03ff22f9"/>
    </style:style>
    <style:style style:name="T529" style:family="text">
      <style:text-properties officeooo:rsid="0401a194"/>
    </style:style>
    <style:style style:name="T530" style:family="text">
      <style:text-properties officeooo:rsid="0409c19d"/>
    </style:style>
    <style:style style:name="T531" style:family="text">
      <style:text-properties officeooo:rsid="040d7f7b"/>
    </style:style>
    <style:style style:name="T532" style:family="text">
      <style:text-properties officeooo:rsid="04107f2d"/>
    </style:style>
    <style:style style:name="T533" style:family="text">
      <style:text-properties officeooo:rsid="041142e9"/>
    </style:style>
    <style:style style:name="T534" style:family="text">
      <style:text-properties officeooo:rsid="04117bb0"/>
    </style:style>
    <style:style style:name="T535" style:family="text">
      <style:text-properties officeooo:rsid="0412b3d3"/>
    </style:style>
    <style:style style:name="T536" style:family="text">
      <style:text-properties officeooo:rsid="0413e2eb"/>
    </style:style>
    <style:style style:name="T537" style:family="text">
      <style:text-properties officeooo:rsid="0417f17d"/>
    </style:style>
    <style:style style:name="T538" style:family="text">
      <style:text-properties officeooo:rsid="041e0a8e"/>
    </style:style>
    <style:style style:name="T539" style:family="text">
      <style:text-properties officeooo:rsid="041fb3ef"/>
    </style:style>
    <style:style style:name="T540" style:family="text">
      <style:text-properties officeooo:rsid="041ff3b5"/>
    </style:style>
    <style:style style:name="T541" style:family="text">
      <style:text-properties officeooo:rsid="04265d75"/>
    </style:style>
    <style:style style:name="T542" style:family="text">
      <style:text-properties officeooo:rsid="0428919b"/>
    </style:style>
    <style:style style:name="T543" style:family="text">
      <style:text-properties officeooo:rsid="042d1fc7"/>
    </style:style>
    <style:style style:name="T544" style:family="text">
      <style:text-properties officeooo:rsid="04300556"/>
    </style:style>
    <style:style style:name="T545" style:family="text">
      <style:text-properties officeooo:rsid="0431fcec"/>
    </style:style>
    <style:style style:name="T546" style:family="text">
      <style:text-properties officeooo:rsid="0434685b"/>
    </style:style>
    <style:style style:name="T547" style:family="text">
      <style:text-properties officeooo:rsid="0435e055"/>
    </style:style>
    <style:style style:name="T548" style:family="text">
      <style:text-properties officeooo:rsid="04367e3b"/>
    </style:style>
    <style:style style:name="T549" style:family="text">
      <style:text-properties officeooo:rsid="04383ae8"/>
    </style:style>
    <style:style style:name="T550" style:family="text">
      <style:text-properties officeooo:rsid="043c17e2"/>
    </style:style>
    <style:style style:name="T551" style:family="text">
      <style:text-properties officeooo:rsid="043f8ff4"/>
    </style:style>
    <style:style style:name="T552" style:family="text">
      <style:text-properties officeooo:rsid="0440e533"/>
    </style:style>
    <style:style style:name="T553" style:family="text">
      <style:text-properties officeooo:rsid="04456e87"/>
    </style:style>
    <style:style style:name="T554" style:family="text">
      <style:text-properties officeooo:rsid="04469ddb"/>
    </style:style>
    <style:style style:name="T555" style:family="text">
      <style:text-properties officeooo:rsid="04479974"/>
    </style:style>
    <style:style style:name="T556" style:family="text">
      <style:text-properties officeooo:rsid="0449d55f"/>
    </style:style>
    <style:style style:name="T557" style:family="text">
      <style:text-properties officeooo:rsid="044b834f"/>
    </style:style>
    <style:style style:name="T558" style:family="text">
      <style:text-properties officeooo:rsid="044bff29"/>
    </style:style>
    <style:style style:name="T559" style:family="text">
      <style:text-properties officeooo:rsid="044d8d9c"/>
    </style:style>
    <style:style style:name="T560" style:family="text">
      <style:text-properties officeooo:rsid="044f3076"/>
    </style:style>
    <style:style style:name="T561" style:family="text">
      <style:text-properties officeooo:rsid="0451027a"/>
    </style:style>
    <style:style style:name="T562" style:family="text">
      <style:text-properties officeooo:rsid="04514560"/>
    </style:style>
    <style:style style:name="T563" style:family="text">
      <style:text-properties officeooo:rsid="04529b89"/>
    </style:style>
    <style:style style:name="T564" style:family="text">
      <style:text-properties officeooo:rsid="04545b9f"/>
    </style:style>
    <style:style style:name="T565" style:family="text">
      <style:text-properties officeooo:rsid="04556719"/>
    </style:style>
    <style:style style:name="T566" style:family="text">
      <style:text-properties officeooo:rsid="0455e7a6"/>
    </style:style>
    <style:style style:name="T567" style:family="text">
      <style:text-properties officeooo:rsid="0457db5c"/>
    </style:style>
    <style:style style:name="T568" style:family="text">
      <style:text-properties officeooo:rsid="0458584f"/>
    </style:style>
    <style:style style:name="T569" style:family="text">
      <style:text-properties officeooo:rsid="045909ac"/>
    </style:style>
    <style:style style:name="T570" style:family="text">
      <style:text-properties officeooo:rsid="0459e5b8"/>
    </style:style>
    <style:style style:name="T571" style:family="text">
      <style:text-properties officeooo:rsid="045bff18"/>
    </style:style>
    <style:style style:name="T572" style:family="text">
      <style:text-properties officeooo:rsid="045d62a6"/>
    </style:style>
    <style:style style:name="T573" style:family="text">
      <style:text-properties officeooo:rsid="045e005c"/>
    </style:style>
    <style:style style:name="T574" style:family="text">
      <style:text-properties officeooo:rsid="045f2e5d"/>
    </style:style>
    <style:style style:name="T575" style:family="text">
      <style:text-properties officeooo:rsid="04619d68"/>
    </style:style>
    <style:style style:name="T576" style:family="text">
      <style:text-properties officeooo:rsid="04627a0e"/>
    </style:style>
    <style:style style:name="T577" style:family="text">
      <style:text-properties officeooo:rsid="0466f79c"/>
    </style:style>
    <style:style style:name="T578" style:family="text">
      <style:text-properties officeooo:rsid="046a62ad"/>
    </style:style>
    <style:style style:name="T579" style:family="text">
      <style:text-properties officeooo:rsid="046cb429"/>
    </style:style>
    <style:style style:name="T580" style:family="text">
      <style:text-properties officeooo:rsid="04705b27"/>
    </style:style>
    <style:style style:name="T581" style:family="text">
      <style:text-properties officeooo:rsid="0471d698"/>
    </style:style>
    <style:style style:name="T582" style:family="text">
      <style:text-properties officeooo:rsid="04721a0f"/>
    </style:style>
    <style:style style:name="T583" style:family="text">
      <style:text-properties officeooo:rsid="047374f6"/>
    </style:style>
    <style:style style:name="T584" style:family="text">
      <style:text-properties officeooo:rsid="04750157"/>
    </style:style>
    <style:style style:name="T585" style:family="text">
      <style:text-properties officeooo:rsid="047599f9"/>
    </style:style>
    <style:style style:name="T586" style:family="text">
      <style:text-properties officeooo:rsid="0476a49c"/>
    </style:style>
    <style:style style:name="T587" style:family="text">
      <style:text-properties officeooo:rsid="0476ff64"/>
    </style:style>
    <style:style style:name="T588" style:family="text">
      <style:text-properties officeooo:rsid="0478b251"/>
    </style:style>
    <style:style style:name="T589" style:family="text">
      <style:text-properties officeooo:rsid="04794bce"/>
    </style:style>
    <style:style style:name="T590" style:family="text">
      <style:text-properties officeooo:rsid="047a58b2"/>
    </style:style>
    <style:style style:name="T591" style:family="text">
      <style:text-properties officeooo:rsid="047a5f12"/>
    </style:style>
    <style:style style:name="T592" style:family="text">
      <style:text-properties officeooo:rsid="047b40bc"/>
    </style:style>
    <style:style style:name="T593" style:family="text">
      <style:text-properties officeooo:rsid="047c20f6"/>
    </style:style>
    <style:style style:name="T594" style:family="text">
      <style:text-properties officeooo:rsid="04804e24"/>
    </style:style>
    <style:style style:name="T595" style:family="text">
      <style:text-properties officeooo:rsid="04824170"/>
    </style:style>
    <style:style style:name="T596" style:family="text">
      <style:text-properties officeooo:rsid="0484061e"/>
    </style:style>
    <style:style style:name="T597" style:family="text">
      <style:text-properties officeooo:rsid="04858078"/>
    </style:style>
    <style:style style:name="T598" style:family="text">
      <style:text-properties officeooo:rsid="048818ad"/>
    </style:style>
    <style:style style:name="T599" style:family="text">
      <style:text-properties officeooo:rsid="04882e4a"/>
    </style:style>
    <style:style style:name="T600" style:family="text">
      <style:text-properties officeooo:rsid="04899df0"/>
    </style:style>
    <style:style style:name="T601" style:family="text">
      <style:text-properties officeooo:rsid="048ae27d"/>
    </style:style>
    <style:style style:name="T602" style:family="text">
      <style:text-properties officeooo:rsid="048bb3d4"/>
    </style:style>
    <style:style style:name="T603" style:family="text">
      <style:text-properties officeooo:rsid="048cab8a"/>
    </style:style>
    <style:style style:name="T604" style:family="text">
      <style:text-properties officeooo:rsid="048e673b"/>
    </style:style>
    <style:style style:name="T605" style:family="text">
      <style:text-properties officeooo:rsid="04907104"/>
    </style:style>
    <style:style style:name="T606" style:family="text">
      <style:text-properties officeooo:rsid="0491b9e8"/>
    </style:style>
    <style:style style:name="T607" style:family="text">
      <style:text-properties officeooo:rsid="04952705"/>
    </style:style>
    <style:style style:name="T608" style:family="text">
      <style:text-properties officeooo:rsid="049a75cf"/>
    </style:style>
    <style:style style:name="T609" style:family="text">
      <style:text-properties officeooo:rsid="049ac191"/>
    </style:style>
    <style:style style:name="T610" style:family="text">
      <style:text-properties officeooo:rsid="049f35e1"/>
    </style:style>
    <style:style style:name="T611" style:family="text">
      <style:text-properties officeooo:rsid="049fac21"/>
    </style:style>
    <style:style style:name="T612" style:family="text">
      <style:text-properties officeooo:rsid="04a2c7ef"/>
    </style:style>
    <style:style style:name="T613" style:family="text">
      <style:text-properties officeooo:rsid="04aab552"/>
    </style:style>
    <style:style style:name="T614" style:family="text">
      <style:text-properties officeooo:rsid="04ac9140"/>
    </style:style>
    <style:style style:name="T615" style:family="text">
      <style:text-properties officeooo:rsid="04ae916c"/>
    </style:style>
    <style:style style:name="T616" style:family="text">
      <style:text-properties officeooo:rsid="04af9562"/>
    </style:style>
    <style:style style:name="T617" style:family="text">
      <style:text-properties officeooo:rsid="04b040e0"/>
    </style:style>
    <style:style style:name="T618" style:family="text">
      <style:text-properties officeooo:rsid="04b25924"/>
    </style:style>
    <style:style style:name="T619" style:family="text">
      <style:text-properties officeooo:rsid="04b41d0d"/>
    </style:style>
    <style:style style:name="T620" style:family="text">
      <style:text-properties officeooo:rsid="04b4a55d"/>
    </style:style>
    <style:style style:name="T621" style:family="text">
      <style:text-properties officeooo:rsid="04b4f530"/>
    </style:style>
    <style:style style:name="T622" style:family="text">
      <style:text-properties officeooo:rsid="04b5b022"/>
    </style:style>
    <style:style style:name="T623" style:family="text">
      <style:text-properties officeooo:rsid="04b61621"/>
    </style:style>
    <style:style style:name="T624" style:family="text">
      <style:text-properties officeooo:rsid="04b91779"/>
    </style:style>
    <style:style style:name="T625" style:family="text">
      <style:text-properties officeooo:rsid="04b9adf7"/>
    </style:style>
    <style:style style:name="T626" style:family="text">
      <style:text-properties officeooo:rsid="04bd5db3"/>
    </style:style>
    <style:style style:name="T627" style:family="text">
      <style:text-properties officeooo:rsid="04c1308d"/>
    </style:style>
    <style:style style:name="T628" style:family="text">
      <style:text-properties officeooo:rsid="04c70e29"/>
    </style:style>
    <style:style style:name="T629" style:family="text">
      <style:text-properties officeooo:rsid="04c9ee93"/>
    </style:style>
    <style:style style:name="T630" style:family="text">
      <style:text-properties officeooo:rsid="04cb061c"/>
    </style:style>
    <style:style style:name="T631" style:family="text">
      <style:text-properties officeooo:rsid="04cc49e3"/>
    </style:style>
    <style:style style:name="T632" style:family="text">
      <style:text-properties officeooo:rsid="04ccbc2d"/>
    </style:style>
    <style:style style:name="T633" style:family="text">
      <style:text-properties officeooo:rsid="04ce19f3"/>
    </style:style>
    <style:style style:name="T634" style:family="text">
      <style:text-properties officeooo:rsid="04d0f79c"/>
    </style:style>
    <style:style style:name="T635" style:family="text">
      <style:text-properties officeooo:rsid="04d2c408"/>
    </style:style>
    <style:style style:name="T636" style:family="text">
      <style:text-properties officeooo:rsid="04d35df0"/>
    </style:style>
    <style:style style:name="T637" style:family="text">
      <style:text-properties officeooo:rsid="04d49d83"/>
    </style:style>
    <style:style style:name="T638" style:family="text">
      <style:text-properties officeooo:rsid="04d6cff2"/>
    </style:style>
    <style:style style:name="T639" style:family="text">
      <style:text-properties officeooo:rsid="04d9cf04"/>
    </style:style>
    <style:style style:name="T640" style:family="text">
      <style:text-properties officeooo:rsid="04dc633e"/>
    </style:style>
    <style:style style:name="T641" style:family="text">
      <style:text-properties officeooo:rsid="04dd6eac"/>
    </style:style>
    <style:style style:name="T642" style:family="text">
      <style:text-properties officeooo:rsid="04ddb9b2"/>
    </style:style>
    <style:style style:name="T643" style:family="text">
      <style:text-properties officeooo:rsid="04dfb568"/>
    </style:style>
    <style:style style:name="T644" style:family="text">
      <style:text-properties officeooo:rsid="04e1f58c"/>
    </style:style>
    <style:style style:name="T645" style:family="text">
      <style:text-properties officeooo:rsid="04e39ceb"/>
    </style:style>
    <style:style style:name="T646" style:family="text">
      <style:text-properties officeooo:rsid="04e6acc2"/>
    </style:style>
    <style:style style:name="T647" style:family="text">
      <style:text-properties officeooo:rsid="04eb9c03"/>
    </style:style>
    <style:style style:name="T648" style:family="text">
      <style:text-properties officeooo:rsid="04ed3de9"/>
    </style:style>
    <style:style style:name="T649" style:family="text">
      <style:text-properties officeooo:rsid="04ee69de"/>
    </style:style>
    <style:style style:name="T650" style:family="text">
      <style:text-properties officeooo:rsid="04ef40fa"/>
    </style:style>
    <style:style style:name="T651" style:family="text">
      <style:text-properties officeooo:rsid="04f15de1"/>
    </style:style>
    <style:style style:name="T652" style:family="text">
      <style:text-properties officeooo:rsid="04f9253d"/>
    </style:style>
    <style:style style:name="T653" style:family="text">
      <style:text-properties officeooo:rsid="04fa3057"/>
    </style:style>
    <style:style style:name="T654" style:family="text">
      <style:text-properties officeooo:rsid="04fb050c"/>
    </style:style>
    <style:style style:name="T655" style:family="text">
      <style:text-properties officeooo:rsid="04fb9501"/>
    </style:style>
    <style:style style:name="T656" style:family="text">
      <style:text-properties officeooo:rsid="04fccb10"/>
    </style:style>
    <style:style style:name="T657" style:family="text">
      <style:text-properties officeooo:rsid="05005469"/>
    </style:style>
    <style:style style:name="T658" style:family="text">
      <style:text-properties officeooo:rsid="0503f8e1"/>
    </style:style>
    <style:style style:name="T659" style:family="text">
      <style:text-properties officeooo:rsid="050c3f29"/>
    </style:style>
    <style:style style:name="T660" style:family="text">
      <style:text-properties officeooo:rsid="050ce9da"/>
    </style:style>
    <style:style style:name="T661" style:family="text">
      <style:text-properties officeooo:rsid="050e9b0d"/>
    </style:style>
    <style:style style:name="T662" style:family="text">
      <style:text-properties officeooo:rsid="05149f5e"/>
    </style:style>
    <style:style style:name="T663" style:family="text">
      <style:text-properties officeooo:rsid="05160d5c"/>
    </style:style>
    <style:style style:name="T664" style:family="text">
      <style:text-properties officeooo:rsid="05168b7f"/>
    </style:style>
    <style:style style:name="T665" style:family="text">
      <style:text-properties officeooo:rsid="0517c869"/>
    </style:style>
    <style:style style:name="T666" style:family="text">
      <style:text-properties officeooo:rsid="051c3d11"/>
    </style:style>
    <style:style style:name="T667" style:family="text">
      <style:text-properties officeooo:rsid="051ff9b1"/>
    </style:style>
    <style:style style:name="T668" style:family="text">
      <style:text-properties officeooo:rsid="0520b0b2"/>
    </style:style>
    <style:style style:name="T669" style:family="text">
      <style:text-properties officeooo:rsid="05248d57"/>
    </style:style>
    <style:style style:name="T670" style:family="text">
      <style:text-properties officeooo:rsid="0525267b"/>
    </style:style>
    <style:style style:name="T671" style:family="text">
      <style:text-properties officeooo:rsid="0526f18c"/>
    </style:style>
    <style:style style:name="T672" style:family="text">
      <style:text-properties officeooo:rsid="052a4b1f"/>
    </style:style>
    <style:style style:name="T673" style:family="text">
      <style:text-properties officeooo:rsid="052ec3fe"/>
    </style:style>
    <style:style style:name="T674" style:family="text">
      <style:text-properties officeooo:rsid="05335fce"/>
    </style:style>
    <style:style style:name="T675" style:family="text">
      <style:text-properties officeooo:rsid="053d7821"/>
    </style:style>
    <style:style style:name="T676" style:family="text">
      <style:text-properties officeooo:rsid="053e114a"/>
    </style:style>
    <style:style style:name="T677" style:family="text">
      <style:text-properties officeooo:rsid="05417bf9"/>
    </style:style>
    <style:style style:name="T678" style:family="text">
      <style:text-properties officeooo:rsid="05429690"/>
    </style:style>
    <style:style style:name="T679" style:family="text">
      <style:text-properties officeooo:rsid="054489b4"/>
    </style:style>
    <style:style style:name="T680" style:family="text">
      <style:text-properties officeooo:rsid="0548f253"/>
    </style:style>
    <style:style style:name="T681" style:family="text">
      <style:text-properties officeooo:rsid="054b46ba"/>
    </style:style>
    <style:style style:name="T682" style:family="text">
      <style:text-properties officeooo:rsid="054dba6f"/>
    </style:style>
    <style:style style:name="T683" style:family="text">
      <style:text-properties officeooo:rsid="054f9264"/>
    </style:style>
    <style:style style:name="T684" style:family="text">
      <style:text-properties officeooo:rsid="05522b28"/>
    </style:style>
    <style:style style:name="T685" style:family="text">
      <style:text-properties officeooo:rsid="0553cb67"/>
    </style:style>
    <style:style style:name="T686" style:family="text">
      <style:text-properties officeooo:rsid="0555ccff"/>
    </style:style>
    <style:style style:name="T687" style:family="text">
      <style:text-properties officeooo:rsid="0556957a"/>
    </style:style>
    <style:style style:name="T688" style:family="text">
      <style:text-properties officeooo:rsid="0556cc60"/>
    </style:style>
    <style:style style:name="T689" style:family="text">
      <style:text-properties officeooo:rsid="055761a1"/>
    </style:style>
    <style:style style:name="T690" style:family="text">
      <style:text-properties officeooo:rsid="0558f0c0"/>
    </style:style>
    <style:style style:name="T691" style:family="text">
      <style:text-properties officeooo:rsid="055a733b"/>
    </style:style>
    <style:style style:name="T692" style:family="text">
      <style:text-properties officeooo:rsid="055dfab3"/>
    </style:style>
    <style:style style:name="T693" style:family="text">
      <style:text-properties officeooo:rsid="055eb36a"/>
    </style:style>
    <style:style style:name="T694" style:family="text">
      <style:text-properties officeooo:rsid="056105ce"/>
    </style:style>
    <style:style style:name="T695" style:family="text">
      <style:text-properties officeooo:rsid="0561e06b"/>
    </style:style>
    <style:style style:name="T696" style:family="text">
      <style:text-properties officeooo:rsid="05621edd"/>
    </style:style>
    <style:style style:name="T697" style:family="text">
      <style:text-properties officeooo:rsid="056330bf"/>
    </style:style>
    <style:style style:name="T698" style:family="text">
      <style:text-properties officeooo:rsid="05638e65"/>
    </style:style>
    <style:style style:name="T699" style:family="text">
      <style:text-properties officeooo:rsid="056489eb"/>
    </style:style>
    <style:style style:name="T700" style:family="text">
      <style:text-properties officeooo:rsid="056a3670"/>
    </style:style>
    <style:style style:name="T701" style:family="text">
      <style:text-properties officeooo:rsid="056a9108"/>
    </style:style>
    <style:style style:name="T702" style:family="text">
      <style:text-properties officeooo:rsid="056a9224"/>
    </style:style>
    <style:style style:name="T703" style:family="text">
      <style:text-properties officeooo:rsid="056af757"/>
    </style:style>
    <style:style style:name="T704" style:family="text">
      <style:text-properties officeooo:rsid="056b3f6a"/>
    </style:style>
    <style:style style:name="T705" style:family="text">
      <style:text-properties officeooo:rsid="056c1403"/>
    </style:style>
    <style:style style:name="T706" style:family="text">
      <style:text-properties officeooo:rsid="056cbad3"/>
    </style:style>
    <style:style style:name="T707" style:family="text">
      <style:text-properties officeooo:rsid="056d85e4"/>
    </style:style>
    <style:style style:name="T708" style:family="text">
      <style:text-properties officeooo:rsid="056fe911"/>
    </style:style>
    <style:style style:name="T709" style:family="text">
      <style:text-properties officeooo:rsid="057060df"/>
    </style:style>
    <style:style style:name="T710" style:family="text">
      <style:text-properties officeooo:rsid="0573b4b6"/>
    </style:style>
    <style:style style:name="T711" style:family="text">
      <style:text-properties officeooo:rsid="05750930"/>
    </style:style>
    <style:style style:name="T712" style:family="text">
      <style:text-properties officeooo:rsid="0575764f"/>
    </style:style>
    <style:style style:name="T713" style:family="text">
      <style:text-properties officeooo:rsid="057710a4"/>
    </style:style>
    <style:style style:name="T714" style:family="text">
      <style:text-properties officeooo:rsid="0577cfc2"/>
    </style:style>
    <style:style style:name="T715" style:family="text">
      <style:text-properties officeooo:rsid="0578c20c"/>
    </style:style>
    <style:style style:name="T716" style:family="text">
      <style:text-properties officeooo:rsid="057a9a62"/>
    </style:style>
    <style:style style:name="T717" style:family="text">
      <style:text-properties officeooo:rsid="057c44c4"/>
    </style:style>
    <style:style style:name="T718" style:family="text">
      <style:text-properties officeooo:rsid="057e5752"/>
    </style:style>
    <style:style style:name="T719" style:family="text">
      <style:text-properties officeooo:rsid="057f633e"/>
    </style:style>
    <style:style style:name="T720" style:family="text">
      <style:text-properties officeooo:rsid="05825c9a"/>
    </style:style>
    <style:style style:name="T721" style:family="text">
      <style:text-properties officeooo:rsid="0583984f"/>
    </style:style>
    <style:style style:name="T722" style:family="text">
      <style:text-properties officeooo:rsid="0584bbc0"/>
    </style:style>
    <style:style style:name="T723" style:family="text">
      <style:text-properties officeooo:rsid="0587f7f2"/>
    </style:style>
    <style:style style:name="T724" style:family="text">
      <style:text-properties officeooo:rsid="05887683"/>
    </style:style>
    <style:style style:name="T725" style:family="text">
      <style:text-properties officeooo:rsid="058b029b"/>
    </style:style>
    <style:style style:name="T726" style:family="text">
      <style:text-properties officeooo:rsid="058ce6f1"/>
    </style:style>
    <style:style style:name="T727" style:family="text">
      <style:text-properties officeooo:rsid="058d4800"/>
    </style:style>
    <style:style style:name="T728" style:family="text">
      <style:text-properties officeooo:rsid="058eac34"/>
    </style:style>
    <style:style style:name="T729" style:family="text">
      <style:text-properties officeooo:rsid="0591b6aa"/>
    </style:style>
    <style:style style:name="T730" style:family="text">
      <style:text-properties officeooo:rsid="0592dcff"/>
    </style:style>
    <style:style style:name="T731" style:family="text">
      <style:text-properties officeooo:rsid="05938635"/>
    </style:style>
    <style:style style:name="T732" style:family="text">
      <style:text-properties officeooo:rsid="05990d8e"/>
    </style:style>
    <style:style style:name="T733" style:family="text">
      <style:text-properties officeooo:rsid="059ac589"/>
    </style:style>
    <style:style style:name="T734" style:family="text">
      <style:text-properties officeooo:rsid="059b66f1"/>
    </style:style>
    <style:style style:name="T735" style:family="text">
      <style:text-properties officeooo:rsid="059d636a"/>
    </style:style>
    <style:style style:name="T736" style:family="text">
      <style:text-properties officeooo:rsid="059e55d7"/>
    </style:style>
    <style:style style:name="T737" style:family="text">
      <style:text-properties officeooo:rsid="059ffc5b"/>
    </style:style>
    <style:style style:name="T738" style:family="text">
      <style:text-properties officeooo:rsid="05a18bd1"/>
    </style:style>
    <style:style style:name="T739" style:family="text">
      <style:text-properties officeooo:rsid="05a2ff50"/>
    </style:style>
    <style:style style:name="T740" style:family="text">
      <style:text-properties officeooo:rsid="05a5c57b"/>
    </style:style>
    <style:style style:name="T741" style:family="text">
      <style:text-properties officeooo:rsid="05a72175"/>
    </style:style>
    <style:style style:name="T742" style:family="text">
      <style:text-properties officeooo:rsid="05a9144d"/>
    </style:style>
    <style:style style:name="T743" style:family="text">
      <style:text-properties officeooo:rsid="05aa6e55"/>
    </style:style>
    <style:style style:name="T744" style:family="text">
      <style:text-properties officeooo:rsid="05ac2c3f"/>
    </style:style>
    <style:style style:name="T745" style:family="text">
      <style:text-properties officeooo:rsid="05acbb44"/>
    </style:style>
    <style:style style:name="T746" style:family="text">
      <style:text-properties officeooo:rsid="05ad8a7b"/>
    </style:style>
    <style:style style:name="T747" style:family="text">
      <style:text-properties officeooo:rsid="05ae76a8"/>
    </style:style>
    <style:style style:name="T748" style:family="text">
      <style:text-properties officeooo:rsid="05b0ce34"/>
    </style:style>
    <style:style style:name="T749" style:family="text">
      <style:text-properties officeooo:rsid="05b1df7a"/>
    </style:style>
    <style:style style:name="T750" style:family="text">
      <style:text-properties officeooo:rsid="05b2ffc8"/>
    </style:style>
    <style:style style:name="T751" style:family="text">
      <style:text-properties officeooo:rsid="05b6a86f"/>
    </style:style>
    <style:style style:name="T752" style:family="text">
      <style:text-properties officeooo:rsid="05b837ef"/>
    </style:style>
    <style:style style:name="T753" style:family="text">
      <style:text-properties officeooo:rsid="05b9df66"/>
    </style:style>
    <style:style style:name="T754" style:family="text">
      <style:text-properties officeooo:rsid="05bf0657"/>
    </style:style>
    <style:style style:name="T755" style:family="text">
      <style:text-properties officeooo:rsid="05bf3614"/>
    </style:style>
    <style:style style:name="T756" style:family="text">
      <style:text-properties officeooo:rsid="05c12e61"/>
    </style:style>
    <style:style style:name="T757" style:family="text">
      <style:text-properties officeooo:rsid="05c18bc8"/>
    </style:style>
    <style:style style:name="T758" style:family="text">
      <style:text-properties officeooo:rsid="05c3346d"/>
    </style:style>
    <style:style style:name="T759" style:family="text">
      <style:text-properties officeooo:rsid="05c512c0"/>
    </style:style>
    <style:style style:name="T760" style:family="text">
      <style:text-properties officeooo:rsid="05c70b3f"/>
    </style:style>
    <style:style style:name="T761" style:family="text">
      <style:text-properties officeooo:rsid="05c8d1c0"/>
    </style:style>
    <style:style style:name="T762" style:family="text">
      <style:text-properties officeooo:rsid="05caffae"/>
    </style:style>
    <style:style style:name="T763" style:family="text">
      <style:text-properties officeooo:rsid="05ccd38e"/>
    </style:style>
    <style:style style:name="T764" style:family="text">
      <style:text-properties officeooo:rsid="05cd746b"/>
    </style:style>
    <style:style style:name="T765" style:family="text">
      <style:text-properties officeooo:rsid="05ce3e55"/>
    </style:style>
    <style:style style:name="T766" style:family="text">
      <style:text-properties officeooo:rsid="05ceb793"/>
    </style:style>
    <style:style style:name="T767" style:family="text">
      <style:text-properties officeooo:rsid="05d037b0"/>
    </style:style>
    <style:style style:name="T768" style:family="text">
      <style:text-properties officeooo:rsid="05d1dc11"/>
    </style:style>
    <style:style style:name="T769" style:family="text">
      <style:text-properties officeooo:rsid="05d2fc56"/>
    </style:style>
    <style:style style:name="T770" style:family="text">
      <style:text-properties officeooo:rsid="05d47c49"/>
    </style:style>
    <style:style style:name="T771" style:family="text">
      <style:text-properties officeooo:rsid="05d64b1b"/>
    </style:style>
    <style:style style:name="T772" style:family="text">
      <style:text-properties officeooo:rsid="05d74bc1"/>
    </style:style>
    <style:style style:name="T773" style:family="text">
      <style:text-properties officeooo:rsid="05da0e25"/>
    </style:style>
    <style:style style:name="T774" style:family="text">
      <style:text-properties officeooo:rsid="05da5b1e"/>
    </style:style>
    <style:style style:name="T775" style:family="text">
      <style:text-properties officeooo:rsid="05db5bb7"/>
    </style:style>
    <style:style style:name="T776" style:family="text">
      <style:text-properties officeooo:rsid="05dd4f1c"/>
    </style:style>
    <style:style style:name="T777" style:family="text">
      <style:text-properties officeooo:rsid="05ded165"/>
    </style:style>
    <style:style style:name="T778" style:family="text">
      <style:text-properties officeooo:rsid="05e2f86b"/>
    </style:style>
    <style:style style:name="T779" style:family="text">
      <style:text-properties officeooo:rsid="05e5cdd4"/>
    </style:style>
    <style:style style:name="T780" style:family="text">
      <style:text-properties officeooo:rsid="05e706c3"/>
    </style:style>
    <style:style style:name="T781" style:family="text">
      <style:text-properties officeooo:rsid="05e96ae6"/>
    </style:style>
    <style:style style:name="T782" style:family="text">
      <style:text-properties officeooo:rsid="05ea1286"/>
    </style:style>
    <style:style style:name="T783" style:family="text">
      <style:text-properties officeooo:rsid="05ebb930"/>
    </style:style>
    <style:style style:name="T784" style:family="text">
      <style:text-properties officeooo:rsid="05ecdf8d"/>
    </style:style>
    <style:style style:name="T785" style:family="text">
      <style:text-properties officeooo:rsid="05ee3553"/>
    </style:style>
    <style:style style:name="T786" style:family="text">
      <style:text-properties officeooo:rsid="05ee9ac6"/>
    </style:style>
    <style:style style:name="T787" style:family="text">
      <style:text-properties officeooo:rsid="05ef88c4"/>
    </style:style>
    <style:style style:name="T788" style:family="text">
      <style:text-properties officeooo:rsid="05efb5fd"/>
    </style:style>
    <style:style style:name="T789" style:family="text">
      <style:text-properties officeooo:rsid="05f18e39"/>
    </style:style>
    <style:style style:name="T790" style:family="text">
      <style:text-properties officeooo:rsid="05f7200d"/>
    </style:style>
    <style:style style:name="T791" style:family="text">
      <style:text-properties officeooo:rsid="05f7482e"/>
    </style:style>
    <style:style style:name="T792" style:family="text">
      <style:text-properties officeooo:rsid="05f92e91"/>
    </style:style>
    <style:style style:name="T793" style:family="text">
      <style:text-properties officeooo:rsid="05fa12d3"/>
    </style:style>
    <style:style style:name="T794" style:family="text">
      <style:text-properties officeooo:rsid="06083b42"/>
    </style:style>
    <style:style style:name="T795" style:family="text">
      <style:text-properties officeooo:rsid="0609d6b9"/>
    </style:style>
    <style:style style:name="T796" style:family="text">
      <style:text-properties officeooo:rsid="060a03bf"/>
    </style:style>
    <style:style style:name="T797" style:family="text">
      <style:text-properties officeooo:rsid="060bab95"/>
    </style:style>
    <style:style style:name="T798" style:family="text">
      <style:text-properties officeooo:rsid="061080af"/>
    </style:style>
    <style:style style:name="T799" style:family="text">
      <style:text-properties officeooo:rsid="06127bd7"/>
    </style:style>
    <style:style style:name="T800" style:family="text">
      <style:text-properties officeooo:rsid="0613bfeb"/>
    </style:style>
    <style:style style:name="T801" style:family="text">
      <style:text-properties officeooo:rsid="061733f4"/>
    </style:style>
    <style:style style:name="T802" style:family="text">
      <style:text-properties officeooo:rsid="0617e862"/>
    </style:style>
    <style:style style:name="T803" style:family="text">
      <style:text-properties officeooo:rsid="0619d398"/>
    </style:style>
    <style:style style:name="T804" style:family="text">
      <style:text-properties officeooo:rsid="062473b7"/>
    </style:style>
    <style:style style:name="T805" style:family="text">
      <style:text-properties officeooo:rsid="0624effa"/>
    </style:style>
    <style:style style:name="T806" style:family="text">
      <style:text-properties officeooo:rsid="0626cf80"/>
    </style:style>
    <style:style style:name="T807" style:family="text">
      <style:text-properties officeooo:rsid="0635fa9c"/>
    </style:style>
    <style:style style:name="T808" style:family="text">
      <style:text-properties officeooo:rsid="0637badf"/>
    </style:style>
    <style:style style:name="T809" style:family="text">
      <style:text-properties officeooo:rsid="0639b2f3"/>
    </style:style>
    <style:style style:name="T810" style:family="text">
      <style:text-properties officeooo:rsid="063adfb6"/>
    </style:style>
    <style:style style:name="T811" style:family="text">
      <style:text-properties officeooo:rsid="063cf6b5"/>
    </style:style>
    <style:style style:name="T812" style:family="text">
      <style:text-properties officeooo:rsid="0643dcae"/>
    </style:style>
    <style:style style:name="T813" style:family="text">
      <style:text-properties officeooo:rsid="06448c54"/>
    </style:style>
    <style:style style:name="T814" style:family="text">
      <style:text-properties officeooo:rsid="064d173d"/>
    </style:style>
    <style:style style:name="T815" style:family="text">
      <style:text-properties officeooo:rsid="064e993f"/>
    </style:style>
    <style:style style:name="T816" style:family="text">
      <style:text-properties officeooo:rsid="064ece55"/>
    </style:style>
    <style:style style:name="T817" style:family="text">
      <style:text-properties officeooo:rsid="065067be"/>
    </style:style>
    <style:style style:name="T818" style:family="text">
      <style:text-properties officeooo:rsid="06506a5f"/>
    </style:style>
    <style:style style:name="T819" style:family="text">
      <style:text-properties officeooo:rsid="0651f0e3"/>
    </style:style>
    <style:style style:name="T820" style:family="text">
      <style:text-properties officeooo:rsid="06543b72"/>
    </style:style>
    <style:style style:name="T821" style:family="text">
      <style:text-properties officeooo:rsid="0656367c"/>
    </style:style>
    <style:style style:name="T822" style:family="text">
      <style:text-properties officeooo:rsid="0656d8c3"/>
    </style:style>
    <style:style style:name="T823" style:family="text">
      <style:text-properties officeooo:rsid="0658e442"/>
    </style:style>
    <style:style style:name="T824" style:family="text">
      <style:text-properties officeooo:rsid="065ac12f"/>
    </style:style>
    <style:style style:name="T825" style:family="text">
      <style:text-properties officeooo:rsid="065adb77"/>
    </style:style>
    <style:style style:name="T826" style:family="text">
      <style:text-properties officeooo:rsid="065e25d9"/>
    </style:style>
    <style:style style:name="T827" style:family="text">
      <style:text-properties officeooo:rsid="065e894b"/>
    </style:style>
    <style:style style:name="T828" style:family="text">
      <style:text-properties officeooo:rsid="065faea4"/>
    </style:style>
    <style:style style:name="T829" style:family="text">
      <style:text-properties officeooo:rsid="0661abc6"/>
    </style:style>
    <style:style style:name="T830" style:family="text">
      <style:text-properties officeooo:rsid="0661d122"/>
    </style:style>
    <style:style style:name="T831" style:family="text">
      <style:text-properties officeooo:rsid="0662c38c"/>
    </style:style>
    <style:style style:name="T832" style:family="text">
      <style:text-properties officeooo:rsid="066518e1"/>
    </style:style>
    <style:style style:name="T833" style:family="text">
      <style:text-properties officeooo:rsid="0666c7b2"/>
    </style:style>
    <style:style style:name="T834" style:family="text">
      <style:text-properties officeooo:rsid="066d7c42"/>
    </style:style>
    <style:style style:name="T835" style:family="text">
      <style:text-properties officeooo:rsid="066f07c5"/>
    </style:style>
    <style:style style:name="T836" style:family="text">
      <style:text-properties officeooo:rsid="0670766a"/>
    </style:style>
    <style:style style:name="T837" style:family="text">
      <style:text-properties officeooo:rsid="0672a8da"/>
    </style:style>
    <style:style style:name="T838" style:family="text">
      <style:text-properties officeooo:rsid="06745fb0"/>
    </style:style>
    <style:style style:name="T839" style:family="text">
      <style:text-properties officeooo:rsid="06751832"/>
    </style:style>
    <style:style style:name="T840" style:family="text">
      <style:text-properties officeooo:rsid="0675af0a"/>
    </style:style>
    <style:style style:name="T841" style:family="text">
      <style:text-properties officeooo:rsid="067978f8"/>
    </style:style>
    <style:style style:name="T842" style:family="text">
      <style:text-properties officeooo:rsid="067ae93d"/>
    </style:style>
    <style:style style:name="T843" style:family="text">
      <style:text-properties officeooo:rsid="067be51f"/>
    </style:style>
    <style:style style:name="T844" style:family="text">
      <style:text-properties officeooo:rsid="067c33ee"/>
    </style:style>
    <style:style style:name="T845" style:family="text">
      <style:text-properties officeooo:rsid="0682cb64"/>
    </style:style>
    <style:style style:name="T846" style:family="text">
      <style:text-properties officeooo:rsid="0683d04a"/>
    </style:style>
    <style:style style:name="T847" style:family="text">
      <style:text-properties officeooo:rsid="0686a38d"/>
    </style:style>
    <style:style style:name="T848" style:family="text">
      <style:text-properties officeooo:rsid="0688e53d"/>
    </style:style>
    <style:style style:name="T849" style:family="text">
      <style:text-properties officeooo:rsid="068a0e5f"/>
    </style:style>
    <style:style style:name="T850" style:family="text">
      <style:text-properties officeooo:rsid="068ae406"/>
    </style:style>
    <style:style style:name="T851" style:family="text">
      <style:text-properties officeooo:rsid="068b5e1d"/>
    </style:style>
    <style:style style:name="T852" style:family="text">
      <style:text-properties officeooo:rsid="068cdc30"/>
    </style:style>
    <style:style style:name="T853" style:family="text">
      <style:text-properties officeooo:rsid="068ec9bf"/>
    </style:style>
    <style:style style:name="T854" style:family="text">
      <style:text-properties officeooo:rsid="06911f0e"/>
    </style:style>
    <style:style style:name="T855" style:family="text">
      <style:text-properties officeooo:rsid="0692bc31"/>
    </style:style>
    <style:style style:name="T856" style:family="text">
      <style:text-properties officeooo:rsid="0694fab9"/>
    </style:style>
    <style:style style:name="T857" style:family="text">
      <style:text-properties officeooo:rsid="069863e1"/>
    </style:style>
    <style:style style:name="T858" style:family="text">
      <style:text-properties officeooo:rsid="0698fb64"/>
    </style:style>
    <style:style style:name="T859" style:family="text">
      <style:text-properties officeooo:rsid="0699d025"/>
    </style:style>
    <style:style style:name="T860" style:family="text">
      <style:text-properties officeooo:rsid="069ada7c"/>
    </style:style>
    <style:style style:name="T861" style:family="text">
      <style:text-properties officeooo:rsid="069b9c66"/>
    </style:style>
    <style:style style:name="T862" style:family="text">
      <style:text-properties officeooo:rsid="069d74fd"/>
    </style:style>
    <style:style style:name="T863" style:family="text">
      <style:text-properties officeooo:rsid="069e5eb9"/>
    </style:style>
    <style:style style:name="T864" style:family="text">
      <style:text-properties officeooo:rsid="069eca53"/>
    </style:style>
    <style:style style:name="T865" style:family="text">
      <style:text-properties officeooo:rsid="06a01858"/>
    </style:style>
    <style:style style:name="T866" style:family="text">
      <style:text-properties officeooo:rsid="06a0fc20"/>
    </style:style>
    <style:style style:name="T867" style:family="text">
      <style:text-properties officeooo:rsid="06a198c9"/>
    </style:style>
    <style:style style:name="T868" style:family="text">
      <style:text-properties officeooo:rsid="06a367f3"/>
    </style:style>
    <style:style style:name="T869" style:family="text">
      <style:text-properties officeooo:rsid="06a87eba"/>
    </style:style>
    <style:style style:name="T870" style:family="text">
      <style:text-properties officeooo:rsid="06a90273"/>
    </style:style>
    <style:style style:name="T871" style:family="text">
      <style:text-properties officeooo:rsid="06a96e0d"/>
    </style:style>
    <style:style style:name="T872" style:family="text">
      <style:text-properties officeooo:rsid="06ab6151"/>
    </style:style>
    <style:style style:name="T873" style:family="text">
      <style:text-properties officeooo:rsid="06ad6009"/>
    </style:style>
    <style:style style:name="T874" style:family="text">
      <style:text-properties officeooo:rsid="06ae8b60"/>
    </style:style>
    <style:style style:name="T875" style:family="text">
      <style:text-properties officeooo:rsid="06afa387"/>
    </style:style>
    <style:style style:name="T876" style:family="text">
      <style:text-properties officeooo:rsid="06b185df"/>
    </style:style>
    <style:style style:name="T877" style:family="text">
      <style:text-properties officeooo:rsid="06b37b23"/>
    </style:style>
    <style:style style:name="T878" style:family="text">
      <style:text-properties officeooo:rsid="06b4a72e"/>
    </style:style>
    <style:style style:name="T879" style:family="text">
      <style:text-properties officeooo:rsid="06b80bf4"/>
    </style:style>
    <style:style style:name="T880" style:family="text">
      <style:text-properties officeooo:rsid="06b8d6df"/>
    </style:style>
    <style:style style:name="T881" style:family="text">
      <style:text-properties officeooo:rsid="06b8f820"/>
    </style:style>
    <style:style style:name="T882" style:family="text">
      <style:text-properties officeooo:rsid="06b9687d"/>
    </style:style>
    <style:style style:name="T883" style:family="text">
      <style:text-properties officeooo:rsid="06baabb6"/>
    </style:style>
    <style:style style:name="T884" style:family="text">
      <style:text-properties officeooo:rsid="06bba438"/>
    </style:style>
    <style:style style:name="T885" style:family="text">
      <style:text-properties officeooo:rsid="06bc2bb1"/>
    </style:style>
    <style:style style:name="T886" style:family="text">
      <style:text-properties officeooo:rsid="06bc8af9"/>
    </style:style>
    <style:style style:name="T887" style:family="text">
      <style:text-properties officeooo:rsid="06bfb3a0"/>
    </style:style>
    <style:style style:name="T888" style:family="text">
      <style:text-properties officeooo:rsid="06c18acd"/>
    </style:style>
    <style:style style:name="T889" style:family="text">
      <style:text-properties officeooo:rsid="06c3d082"/>
    </style:style>
    <style:style style:name="T890" style:family="text">
      <style:text-properties officeooo:rsid="06c3ea39"/>
    </style:style>
    <style:style style:name="T891" style:family="text">
      <style:text-properties officeooo:rsid="06c5a3b2"/>
    </style:style>
    <style:style style:name="T892" style:family="text">
      <style:text-properties officeooo:rsid="06c8621b"/>
    </style:style>
    <style:style style:name="T893" style:family="text">
      <style:text-properties officeooo:rsid="06ca3a3f"/>
    </style:style>
    <style:style style:name="T894" style:family="text">
      <style:text-properties officeooo:rsid="06cb8d87"/>
    </style:style>
    <style:style style:name="T895" style:family="text">
      <style:text-properties officeooo:rsid="06cda589"/>
    </style:style>
    <style:style style:name="T896" style:family="text">
      <style:text-properties officeooo:rsid="06cf526f"/>
    </style:style>
    <style:style style:name="T897" style:family="text">
      <style:text-properties officeooo:rsid="06d282e5"/>
    </style:style>
    <style:style style:name="T898" style:family="text">
      <style:text-properties officeooo:rsid="06d28509"/>
    </style:style>
    <style:style style:name="T899" style:family="text">
      <style:text-properties officeooo:rsid="06d3856a"/>
    </style:style>
    <style:style style:name="T900" style:family="text">
      <style:text-properties officeooo:rsid="06d4c1cf"/>
    </style:style>
    <style:style style:name="T901" style:family="text">
      <style:text-properties officeooo:rsid="06d60060"/>
    </style:style>
    <style:style style:name="T902" style:family="text">
      <style:text-properties officeooo:rsid="06d86bec"/>
    </style:style>
    <style:style style:name="T903" style:family="text">
      <style:text-properties officeooo:rsid="06dc5451"/>
    </style:style>
    <style:style style:name="T904" style:family="text">
      <style:text-properties officeooo:rsid="06ddc344"/>
    </style:style>
    <style:style style:name="T905" style:family="text">
      <style:text-properties officeooo:rsid="06dfee7e"/>
    </style:style>
    <style:style style:name="T906" style:family="text">
      <style:text-properties officeooo:rsid="06e1e10b"/>
    </style:style>
    <style:style style:name="T907" style:family="text">
      <style:text-properties officeooo:rsid="06e28037"/>
    </style:style>
    <style:style style:name="T908" style:family="text">
      <style:text-properties officeooo:rsid="06e3db5b"/>
    </style:style>
    <style:style style:name="T909" style:family="text">
      <style:text-properties officeooo:rsid="06e6f516"/>
    </style:style>
    <style:style style:name="T910" style:family="text">
      <style:text-properties officeooo:rsid="06e92bd7"/>
    </style:style>
    <style:style style:name="T911" style:family="text">
      <style:text-properties officeooo:rsid="06eab410"/>
    </style:style>
    <style:style style:name="T912" style:family="text">
      <style:text-properties officeooo:rsid="06eb88a9"/>
    </style:style>
    <style:style style:name="T913" style:family="text">
      <style:text-properties officeooo:rsid="06edbde2"/>
    </style:style>
    <style:style style:name="T914" style:family="text">
      <style:text-properties officeooo:rsid="06f06711"/>
    </style:style>
    <style:style style:name="T915" style:family="text">
      <style:text-properties officeooo:rsid="06f12248"/>
    </style:style>
    <style:style style:name="T916" style:family="text">
      <style:text-properties officeooo:rsid="06f2fa06"/>
    </style:style>
    <style:style style:name="T917" style:family="text">
      <style:text-properties officeooo:rsid="06f48a8b"/>
    </style:style>
    <style:style style:name="T918" style:family="text">
      <style:text-properties officeooo:rsid="06f58ba9"/>
    </style:style>
    <style:style style:name="T919" style:family="text">
      <style:text-properties officeooo:rsid="06f5fae9"/>
    </style:style>
    <style:style style:name="T920" style:family="text">
      <style:text-properties officeooo:rsid="06f72bb9"/>
    </style:style>
    <style:style style:name="T921" style:family="text">
      <style:text-properties officeooo:rsid="06f763f3"/>
    </style:style>
    <style:style style:name="T922" style:family="text">
      <style:text-properties officeooo:rsid="06f7798e"/>
    </style:style>
    <style:style style:name="T923" style:family="text">
      <style:text-properties officeooo:rsid="06f9e9fd"/>
    </style:style>
    <style:style style:name="T924" style:family="text">
      <style:text-properties officeooo:rsid="06faa6fa"/>
    </style:style>
    <style:style style:name="T925" style:family="text">
      <style:text-properties officeooo:rsid="06fc1bd2"/>
    </style:style>
    <style:style style:name="T926" style:family="text">
      <style:text-properties officeooo:rsid="06fc7c40"/>
    </style:style>
    <style:style style:name="T927" style:family="text">
      <style:text-properties officeooo:rsid="0701e01a"/>
    </style:style>
    <style:style style:name="T928" style:family="text">
      <style:text-properties officeooo:rsid="0701e421"/>
    </style:style>
    <style:style style:name="T929" style:family="text">
      <style:text-properties officeooo:rsid="0702a5ce"/>
    </style:style>
    <style:style style:name="T930" style:family="text">
      <style:text-properties officeooo:rsid="070539d2"/>
    </style:style>
    <style:style style:name="T931" style:family="text">
      <style:text-properties officeooo:rsid="0706f7a0"/>
    </style:style>
    <style:style style:name="T932" style:family="text">
      <style:text-properties officeooo:rsid="070957e7"/>
    </style:style>
    <style:style style:name="T933" style:family="text">
      <style:text-properties officeooo:rsid="070b370a"/>
    </style:style>
    <style:style style:name="T934" style:family="text">
      <style:text-properties officeooo:rsid="070d2a56"/>
    </style:style>
    <style:style style:name="T935" style:family="text">
      <style:text-properties officeooo:rsid="070f3a33"/>
    </style:style>
    <style:style style:name="T936" style:family="text">
      <style:text-properties officeooo:rsid="0710b522"/>
    </style:style>
    <style:style style:name="T937" style:family="text">
      <style:text-properties officeooo:rsid="07119828"/>
    </style:style>
    <style:style style:name="T938" style:family="text">
      <style:text-properties officeooo:rsid="0711e36f"/>
    </style:style>
    <style:style style:name="T939" style:family="text">
      <style:text-properties officeooo:rsid="07159a73"/>
    </style:style>
    <style:style style:name="T940" style:family="text">
      <style:text-properties officeooo:rsid="07182904"/>
    </style:style>
    <style:style style:name="T941" style:family="text">
      <style:text-properties officeooo:rsid="0719db14"/>
    </style:style>
    <style:style style:name="T942" style:family="text">
      <style:text-properties officeooo:rsid="071b2c14"/>
    </style:style>
    <style:style style:name="T943" style:family="text">
      <style:text-properties officeooo:rsid="071c142b"/>
    </style:style>
    <style:style style:name="T944" style:family="text">
      <style:text-properties officeooo:rsid="071e7551"/>
    </style:style>
    <style:style style:name="T945" style:family="text">
      <style:text-properties officeooo:rsid="072025e8"/>
    </style:style>
    <style:style style:name="T946" style:family="text">
      <style:text-properties officeooo:rsid="07258203"/>
    </style:style>
    <style:style style:name="T947" style:family="text">
      <style:text-properties officeooo:rsid="0726eb0b"/>
    </style:style>
    <style:style style:name="T948" style:family="text">
      <style:text-properties officeooo:rsid="07295d5e"/>
    </style:style>
    <style:style style:name="T949" style:family="text">
      <style:text-properties officeooo:rsid="072aab83"/>
    </style:style>
    <style:style style:name="T950" style:family="text">
      <style:text-properties officeooo:rsid="072b68fe"/>
    </style:style>
    <style:style style:name="T951" style:family="text">
      <style:text-properties officeooo:rsid="072cafa5"/>
    </style:style>
    <style:style style:name="T952" style:family="text">
      <style:text-properties officeooo:rsid="072d95c5"/>
    </style:style>
    <style:style style:name="T953" style:family="text">
      <style:text-properties officeooo:rsid="072dcefd"/>
    </style:style>
    <style:style style:name="T954" style:family="text">
      <style:text-properties officeooo:rsid="0733a5e0"/>
    </style:style>
    <style:style style:name="T955" style:family="text">
      <style:text-properties officeooo:rsid="07340ad9"/>
    </style:style>
    <style:style style:name="T956" style:family="text">
      <style:text-properties officeooo:rsid="0734aaad"/>
    </style:style>
    <style:style style:name="T957" style:family="text">
      <style:text-properties officeooo:rsid="073506dd"/>
    </style:style>
    <style:style style:name="T958" style:family="text">
      <style:text-properties officeooo:rsid="07355ed0"/>
    </style:style>
    <style:style style:name="T959" style:family="text">
      <style:text-properties officeooo:rsid="0735fdd0"/>
    </style:style>
    <style:style style:name="T960" style:family="text">
      <style:text-properties officeooo:rsid="0736c252"/>
    </style:style>
    <style:style style:name="T961" style:family="text">
      <style:text-properties officeooo:rsid="0736d1ae"/>
    </style:style>
    <style:style style:name="T962" style:family="text">
      <style:text-properties officeooo:rsid="0737e283"/>
    </style:style>
    <style:style style:name="T963" style:family="text">
      <style:text-properties officeooo:rsid="0737e4fd"/>
    </style:style>
    <style:style style:name="T964" style:family="text">
      <style:text-properties officeooo:rsid="073acbd4"/>
    </style:style>
    <style:style style:name="T965" style:family="text">
      <style:text-properties officeooo:rsid="073c533e"/>
    </style:style>
    <style:style style:name="T966" style:family="text">
      <style:text-properties officeooo:rsid="073d473a"/>
    </style:style>
    <style:style style:name="T967" style:family="text">
      <style:text-properties officeooo:rsid="073f2b30"/>
    </style:style>
    <style:style style:name="T968" style:family="text">
      <style:text-properties officeooo:rsid="07413f69"/>
    </style:style>
    <style:style style:name="T969" style:family="text">
      <style:text-properties officeooo:rsid="0742e610"/>
    </style:style>
    <style:style style:name="T970" style:family="text">
      <style:text-properties officeooo:rsid="0743faea"/>
    </style:style>
    <style:style style:name="T971" style:family="text">
      <style:text-properties officeooo:rsid="074e7ec8"/>
    </style:style>
    <style:style style:name="T972" style:family="text">
      <style:text-properties officeooo:rsid="07503bd9"/>
    </style:style>
    <style:style style:name="T973" style:family="text">
      <style:text-properties officeooo:rsid="0755a892"/>
    </style:style>
    <style:style style:name="T974" style:family="text">
      <style:text-properties officeooo:rsid="0755c921"/>
    </style:style>
    <style:style style:name="T975" style:family="text">
      <style:text-properties officeooo:rsid="075f0ac1"/>
    </style:style>
    <style:style style:name="T976" style:family="text">
      <style:text-properties officeooo:rsid="076415f1"/>
    </style:style>
    <style:style style:name="T977" style:family="text">
      <style:text-properties officeooo:rsid="0765ae82"/>
    </style:style>
    <style:style style:name="T978" style:family="text">
      <style:text-properties officeooo:rsid="07670773"/>
    </style:style>
    <style:style style:name="T979" style:family="text">
      <style:text-properties officeooo:rsid="07677af2"/>
    </style:style>
    <style:style style:name="T980" style:family="text">
      <style:text-properties officeooo:rsid="0768f803"/>
    </style:style>
    <style:style style:name="T981" style:family="text">
      <style:text-properties officeooo:rsid="0782740c"/>
    </style:style>
    <style:style style:name="T982" style:family="text">
      <style:text-properties officeooo:rsid="078bd536"/>
    </style:style>
    <style:style style:name="T983" style:family="text">
      <style:text-properties officeooo:rsid="078eec06"/>
    </style:style>
    <style:style style:name="T984" style:family="text">
      <style:text-properties officeooo:rsid="0792f145"/>
    </style:style>
    <style:style style:name="T985" style:family="text">
      <style:text-properties officeooo:rsid="0794cde9"/>
    </style:style>
    <style:style style:name="T986" style:family="text">
      <style:text-properties officeooo:rsid="07979d44"/>
    </style:style>
    <style:style style:name="T987" style:family="text">
      <style:text-properties officeooo:rsid="07990724"/>
    </style:style>
    <style:style style:name="T988" style:family="text">
      <style:text-properties officeooo:rsid="079a3d1b"/>
    </style:style>
    <style:style style:name="T989" style:family="text">
      <style:text-properties officeooo:rsid="079e8d33"/>
    </style:style>
    <style:style style:name="T990" style:family="text">
      <style:text-properties officeooo:rsid="07a0f589"/>
    </style:style>
    <style:style style:name="T991" style:family="text">
      <style:text-properties officeooo:rsid="07a251d4"/>
    </style:style>
    <style:style style:name="T992" style:family="text">
      <style:text-properties officeooo:rsid="07a2ea7b"/>
    </style:style>
    <style:style style:name="T993" style:family="text">
      <style:text-properties officeooo:rsid="07a852de"/>
    </style:style>
    <style:style style:name="T994" style:family="text">
      <style:text-properties officeooo:rsid="07a93866"/>
    </style:style>
    <style:style style:name="T995" style:family="text">
      <style:text-properties officeooo:rsid="07ad32d8"/>
    </style:style>
    <style:style style:name="T996" style:family="text">
      <style:text-properties officeooo:rsid="07b35c69"/>
    </style:style>
    <style:style style:name="T997" style:family="text">
      <style:text-properties officeooo:rsid="07c1e3c1"/>
    </style:style>
    <style:style style:name="T998" style:family="text">
      <style:text-properties officeooo:rsid="07c36259"/>
    </style:style>
    <style:style style:name="T999" style:family="text">
      <style:text-properties officeooo:rsid="07d7eabf"/>
    </style:style>
    <style:style style:name="T1000" style:family="text">
      <style:text-properties officeooo:rsid="07efaaf0"/>
    </style:style>
    <style:style style:name="T1001" style:family="text">
      <style:text-properties officeooo:rsid="07efcdf7"/>
    </style:style>
    <style:style style:name="T1002" style:family="text">
      <style:text-properties officeooo:rsid="07eff150"/>
    </style:style>
    <style:style style:name="T1003" style:family="text">
      <style:text-properties officeooo:rsid="07f525ea"/>
    </style:style>
    <style:style style:name="T1004" style:family="text">
      <style:text-properties officeooo:rsid="07fd5853"/>
    </style:style>
    <style:style style:name="T1005" style:family="text">
      <style:text-properties officeooo:rsid="07ff9c8d"/>
    </style:style>
    <style:style style:name="T1006" style:family="text">
      <style:text-properties officeooo:rsid="08201051"/>
    </style:style>
    <style:style style:name="T1007" style:family="text">
      <style:text-properties officeooo:rsid="0824311e"/>
    </style:style>
    <style:style style:name="T1008" style:family="text">
      <style:text-properties officeooo:rsid="0824b04e"/>
    </style:style>
    <style:style style:name="T1009" style:family="text">
      <style:text-properties officeooo:rsid="08261ebd"/>
    </style:style>
    <style:style style:name="T1010" style:family="text">
      <style:text-properties officeooo:rsid="082808e0"/>
    </style:style>
    <style:style style:name="T1011" style:family="text">
      <style:text-properties officeooo:rsid="0828ff15"/>
    </style:style>
    <style:style style:name="T1012" style:family="text">
      <style:text-properties officeooo:rsid="082a551c"/>
    </style:style>
    <style:style style:name="T1013" style:family="text">
      <style:text-properties officeooo:rsid="082a8aad"/>
    </style:style>
    <style:style style:name="T1014" style:family="text">
      <style:text-properties officeooo:rsid="082a9448"/>
    </style:style>
    <style:style style:name="T1015" style:family="text">
      <style:text-properties officeooo:rsid="082c170c"/>
    </style:style>
    <style:style style:name="T1016" style:family="text">
      <style:text-properties officeooo:rsid="082d21ac"/>
    </style:style>
    <style:style style:name="T1017" style:family="text">
      <style:text-properties officeooo:rsid="0830992a"/>
    </style:style>
    <style:style style:name="T1018" style:family="text">
      <style:text-properties officeooo:rsid="083193fd"/>
    </style:style>
    <style:style style:name="T1019" style:family="text">
      <style:text-properties officeooo:rsid="0832dc0c"/>
    </style:style>
    <style:style style:name="T1020" style:family="text">
      <style:text-properties officeooo:rsid="0833ec30"/>
    </style:style>
    <style:style style:name="T1021" style:family="text">
      <style:text-properties officeooo:rsid="08349935"/>
    </style:style>
    <style:style style:name="T1022" style:family="text">
      <style:text-properties officeooo:rsid="0837c95e"/>
    </style:style>
    <style:style style:name="T1023" style:family="text">
      <style:text-properties officeooo:rsid="0839a3f6"/>
    </style:style>
    <style:style style:name="T1024" style:family="text">
      <style:text-properties officeooo:rsid="083a862d"/>
    </style:style>
    <style:style style:name="T1025" style:family="text">
      <style:text-properties officeooo:rsid="083abfb2"/>
    </style:style>
    <style:style style:name="T1026" style:family="text">
      <style:text-properties officeooo:rsid="083c5ff7"/>
    </style:style>
    <style:style style:name="T1027" style:family="text">
      <style:text-properties officeooo:rsid="083d8a97"/>
    </style:style>
    <style:style style:name="T1028" style:family="text">
      <style:text-properties officeooo:rsid="083f1179"/>
    </style:style>
    <style:style style:name="T1029" style:family="text">
      <style:text-properties officeooo:rsid="083f3518"/>
    </style:style>
    <style:style style:name="T1030" style:family="text">
      <style:text-properties officeooo:rsid="083fc908"/>
    </style:style>
    <style:style style:name="T1031" style:family="text">
      <style:text-properties officeooo:rsid="08410343"/>
    </style:style>
    <style:style style:name="T1032" style:family="text">
      <style:text-properties officeooo:rsid="08425cac"/>
    </style:style>
    <style:style style:name="T1033" style:family="text">
      <style:text-properties officeooo:rsid="08428df3"/>
    </style:style>
    <style:style style:name="T1034" style:family="text">
      <style:text-properties officeooo:rsid="084453a2"/>
    </style:style>
    <style:style style:name="T1035" style:family="text">
      <style:text-properties officeooo:rsid="0845d77f"/>
    </style:style>
    <style:style style:name="T1036" style:family="text">
      <style:text-properties officeooo:rsid="0846fbed"/>
    </style:style>
    <style:style style:name="T1037" style:family="text">
      <style:text-properties officeooo:rsid="084c14ec"/>
    </style:style>
    <style:style style:name="T1038" style:family="text">
      <style:text-properties officeooo:rsid="085d10d0"/>
    </style:style>
    <style:style style:name="T1039" style:family="text">
      <style:text-properties officeooo:rsid="085e3733"/>
    </style:style>
    <style:style style:name="T1040" style:family="text">
      <style:text-properties officeooo:rsid="0861ae16"/>
    </style:style>
    <style:style style:name="T1041" style:family="text">
      <style:text-properties officeooo:rsid="08659ce8"/>
    </style:style>
    <style:style style:name="T1042" style:family="text">
      <style:text-properties officeooo:rsid="08664eda"/>
    </style:style>
    <style:style style:name="T1043" style:family="text">
      <style:text-properties officeooo:rsid="0866f9d2"/>
    </style:style>
    <style:style style:name="T1044" style:family="text">
      <style:text-properties officeooo:rsid="08689317"/>
    </style:style>
    <style:style style:name="T1045" style:family="text">
      <style:text-properties officeooo:rsid="086a8491"/>
    </style:style>
    <style:style style:name="T1046" style:family="text">
      <style:text-properties officeooo:rsid="086c1c65"/>
    </style:style>
    <style:style style:name="T1047" style:family="text">
      <style:text-properties officeooo:rsid="086d9beb"/>
    </style:style>
    <style:style style:name="T1048" style:family="text">
      <style:text-properties officeooo:rsid="086f246d"/>
    </style:style>
    <style:style style:name="T1049" style:family="text">
      <style:text-properties officeooo:rsid="0870c52d"/>
    </style:style>
    <style:style style:name="T1050" style:family="text">
      <style:text-properties officeooo:rsid="0871f4ea"/>
    </style:style>
    <style:style style:name="T1051" style:family="text">
      <style:text-properties officeooo:rsid="0872420f"/>
    </style:style>
    <style:style style:name="T1052" style:family="text">
      <style:text-properties officeooo:rsid="0873fcd4"/>
    </style:style>
    <style:style style:name="T1053" style:family="text">
      <style:text-properties officeooo:rsid="0874f627"/>
    </style:style>
    <style:style style:name="T1054" style:family="text">
      <style:text-properties officeooo:rsid="0876b282"/>
    </style:style>
    <style:style style:name="T1055" style:family="text">
      <style:text-properties officeooo:rsid="087ad351"/>
    </style:style>
    <style:style style:name="T1056" style:family="text">
      <style:text-properties officeooo:rsid="087c8022"/>
    </style:style>
    <style:style style:name="T1057" style:family="text">
      <style:text-properties officeooo:rsid="087d8546"/>
    </style:style>
    <style:style style:name="T1058" style:family="text">
      <style:text-properties officeooo:rsid="087e2dd2"/>
    </style:style>
    <style:style style:name="T1059" style:family="text">
      <style:text-properties officeooo:rsid="087e83b2"/>
    </style:style>
    <style:style style:name="T1060" style:family="text">
      <style:text-properties officeooo:rsid="087eb538"/>
    </style:style>
    <style:style style:name="T1061" style:family="text">
      <style:text-properties officeooo:rsid="087fcdc6"/>
    </style:style>
    <style:style style:name="T1062" style:family="text">
      <style:text-properties officeooo:rsid="0882fa4c"/>
    </style:style>
    <style:style style:name="T1063" style:family="text">
      <style:text-properties officeooo:rsid="0884d285"/>
    </style:style>
    <style:style style:name="T1064" style:family="text">
      <style:text-properties officeooo:rsid="08861067"/>
    </style:style>
    <style:style style:name="T1065" style:family="text">
      <style:text-properties officeooo:rsid="08871d3b"/>
    </style:style>
    <style:style style:name="T1066" style:family="text">
      <style:text-properties officeooo:rsid="08898703"/>
    </style:style>
    <style:style style:name="T1067" style:family="text">
      <style:text-properties officeooo:rsid="088bd1c1"/>
    </style:style>
    <style:style style:name="T1068" style:family="text">
      <style:text-properties officeooo:rsid="088e141d"/>
    </style:style>
    <style:style style:name="T1069" style:family="text">
      <style:text-properties officeooo:rsid="088f0f89"/>
    </style:style>
    <style:style style:name="T1070" style:family="text">
      <style:text-properties officeooo:rsid="088fed07"/>
    </style:style>
    <style:style style:name="T1071" style:family="text">
      <style:text-properties officeooo:rsid="0893c0f9"/>
    </style:style>
    <style:style style:name="T1072" style:family="text">
      <style:text-properties officeooo:rsid="089480f8"/>
    </style:style>
    <style:style style:name="T1073" style:family="text">
      <style:text-properties officeooo:rsid="089529f6"/>
    </style:style>
    <style:style style:name="T1074" style:family="text">
      <style:text-properties officeooo:rsid="0896eb0d"/>
    </style:style>
    <style:style style:name="T1075" style:family="text">
      <style:text-properties officeooo:rsid="08974373"/>
    </style:style>
    <style:style style:name="T1076" style:family="text">
      <style:text-properties officeooo:rsid="08990b4d"/>
    </style:style>
    <style:style style:name="T1077" style:family="text">
      <style:text-properties officeooo:rsid="089af3ca"/>
    </style:style>
    <style:style style:name="T1078" style:family="text">
      <style:text-properties officeooo:rsid="089bb130"/>
    </style:style>
    <style:style style:name="T1079" style:family="text">
      <style:text-properties officeooo:rsid="089d7c13"/>
    </style:style>
    <style:style style:name="T1080" style:family="text">
      <style:text-properties officeooo:rsid="08a090f1"/>
    </style:style>
    <style:style style:name="T1081" style:family="text">
      <style:text-properties officeooo:rsid="08a174c0"/>
    </style:style>
    <style:style style:name="T1082" style:family="text">
      <style:text-properties officeooo:rsid="08a3a1b7"/>
    </style:style>
    <style:style style:name="T1083" style:family="text">
      <style:text-properties officeooo:rsid="08a511e7"/>
    </style:style>
    <style:style style:name="T1084" style:family="text">
      <style:text-properties officeooo:rsid="08a64e2e"/>
    </style:style>
    <style:style style:name="T1085" style:family="text">
      <style:text-properties officeooo:rsid="08a71f96"/>
    </style:style>
    <style:style style:name="T1086" style:family="text">
      <style:text-properties officeooo:rsid="08a9f03b"/>
    </style:style>
    <style:style style:name="T1087" style:family="text">
      <style:text-properties officeooo:rsid="08ab8f1e"/>
    </style:style>
    <style:style style:name="T1088" style:family="text">
      <style:text-properties officeooo:rsid="08abeb9f"/>
    </style:style>
    <style:style style:name="T1089" style:family="text">
      <style:text-properties officeooo:rsid="08adb58e"/>
    </style:style>
    <style:style style:name="T1090" style:family="text">
      <style:text-properties officeooo:rsid="08adda61"/>
    </style:style>
    <style:style style:name="T1091" style:family="text">
      <style:text-properties officeooo:rsid="08afd24a"/>
    </style:style>
    <style:style style:name="T1092" style:family="text">
      <style:text-properties officeooo:rsid="08b0f380"/>
    </style:style>
    <style:style style:name="T1093" style:family="text">
      <style:text-properties officeooo:rsid="08b1853a"/>
    </style:style>
    <style:style style:name="T1094" style:family="text">
      <style:text-properties officeooo:rsid="08b19678"/>
    </style:style>
    <style:style style:name="T1095" style:family="text">
      <style:text-properties officeooo:rsid="08b33575"/>
    </style:style>
    <style:style style:name="T1096" style:family="text">
      <style:text-properties officeooo:rsid="08b40041"/>
    </style:style>
    <style:style style:name="T1097" style:family="text">
      <style:text-properties officeooo:rsid="08b51035"/>
    </style:style>
    <style:style style:name="T1098" style:family="text">
      <style:text-properties officeooo:rsid="08b7092a"/>
    </style:style>
    <style:style style:name="T1099" style:family="text">
      <style:text-properties officeooo:rsid="08b843fb"/>
    </style:style>
    <style:style style:name="T1100" style:family="text">
      <style:text-properties officeooo:rsid="08ba28a1"/>
    </style:style>
    <style:style style:name="T1101" style:family="text">
      <style:text-properties officeooo:rsid="08baa8a8"/>
    </style:style>
    <style:style style:name="T1102" style:family="text">
      <style:text-properties officeooo:rsid="08bc2ac0"/>
    </style:style>
    <style:style style:name="T1103" style:family="text">
      <style:text-properties officeooo:rsid="08bdd9e2"/>
    </style:style>
    <style:style style:name="T1104" style:family="text">
      <style:text-properties officeooo:rsid="08c42478"/>
    </style:style>
    <style:style style:name="T1105" style:family="text">
      <style:text-properties officeooo:rsid="08c6035e"/>
    </style:style>
    <style:style style:name="T1106" style:family="text">
      <style:text-properties officeooo:rsid="08c9c119"/>
    </style:style>
    <style:style style:name="T1107" style:family="text">
      <style:text-properties officeooo:rsid="08ccc966"/>
    </style:style>
    <style:style style:name="T1108" style:family="text">
      <style:text-properties officeooo:rsid="08ceb165"/>
    </style:style>
    <style:style style:name="T1109" style:family="text">
      <style:text-properties officeooo:rsid="08d4f003"/>
    </style:style>
    <style:style style:name="T1110" style:family="text">
      <style:text-properties officeooo:rsid="08d5cf5a"/>
    </style:style>
    <style:style style:name="T1111" style:family="text">
      <style:text-properties officeooo:rsid="08d691d6"/>
    </style:style>
    <style:style style:name="T1112" style:family="text">
      <style:text-properties officeooo:rsid="08d96ace"/>
    </style:style>
    <style:style style:name="T1113" style:family="text">
      <style:text-properties officeooo:rsid="08d9d9fb"/>
    </style:style>
    <style:style style:name="T1114" style:family="text">
      <style:text-properties officeooo:rsid="08dbccda"/>
    </style:style>
    <style:style style:name="T1115" style:family="text">
      <style:text-properties officeooo:rsid="08dc0f3b"/>
    </style:style>
    <style:style style:name="T1116" style:family="text">
      <style:text-properties officeooo:rsid="08dc8185"/>
    </style:style>
    <style:style style:name="T1117" style:family="text">
      <style:text-properties officeooo:rsid="08ddb7e0"/>
    </style:style>
    <style:style style:name="T1118" style:family="text">
      <style:text-properties officeooo:rsid="08df620a"/>
    </style:style>
    <style:style style:name="T1119" style:family="text">
      <style:text-properties officeooo:rsid="08dfd90b"/>
    </style:style>
    <style:style style:name="T1120" style:family="text">
      <style:text-properties officeooo:rsid="08e1d1a5"/>
    </style:style>
    <style:style style:name="T1121" style:family="text">
      <style:text-properties officeooo:rsid="08e30b5e"/>
    </style:style>
    <style:style style:name="T1122" style:family="text">
      <style:text-properties officeooo:rsid="08e6028c"/>
    </style:style>
    <style:style style:name="T1123" style:family="text">
      <style:text-properties officeooo:rsid="08e6397d"/>
    </style:style>
    <style:style style:name="T1124" style:family="text">
      <style:text-properties officeooo:rsid="08e7e562"/>
    </style:style>
    <style:style style:name="T1125" style:family="text">
      <style:text-properties officeooo:rsid="08e93a5d"/>
    </style:style>
    <style:style style:name="T1126" style:family="text">
      <style:text-properties officeooo:rsid="08ea2241"/>
    </style:style>
    <style:style style:name="T1127" style:family="text">
      <style:text-properties officeooo:rsid="08eabece"/>
    </style:style>
    <style:style style:name="T1128" style:family="text">
      <style:text-properties officeooo:rsid="08ececd3"/>
    </style:style>
    <style:style style:name="T1129" style:family="text">
      <style:text-properties officeooo:rsid="08ef7a67"/>
    </style:style>
    <style:style style:name="T1130" style:family="text">
      <style:text-properties officeooo:rsid="08f4697b"/>
    </style:style>
    <style:style style:name="T1131" style:family="text">
      <style:text-properties officeooo:rsid="08f6e4b9"/>
    </style:style>
    <style:style style:name="T1132" style:family="text">
      <style:text-properties officeooo:rsid="08f8d98f"/>
    </style:style>
    <style:style style:name="T1133" style:family="text">
      <style:text-properties officeooo:rsid="08fb4cd4"/>
    </style:style>
    <style:style style:name="T1134" style:family="text">
      <style:text-properties officeooo:rsid="08fc2f0d"/>
    </style:style>
    <style:style style:name="T1135" style:family="text">
      <style:text-properties officeooo:rsid="08fddf90"/>
    </style:style>
    <style:style style:name="T1136" style:family="text">
      <style:text-properties officeooo:rsid="0900ef19"/>
    </style:style>
    <style:style style:name="T1137" style:family="text">
      <style:text-properties officeooo:rsid="090121d7"/>
    </style:style>
    <style:style style:name="T1138" style:family="text">
      <style:text-properties officeooo:rsid="0902e906"/>
    </style:style>
    <style:style style:name="T1139" style:family="text">
      <style:text-properties officeooo:rsid="09047cd0"/>
    </style:style>
    <style:style style:name="T1140" style:family="text">
      <style:text-properties officeooo:rsid="0905f3ef"/>
    </style:style>
    <style:style style:name="T1141" style:family="text">
      <style:text-properties officeooo:rsid="0907c096"/>
    </style:style>
    <style:style style:name="T1142" style:family="text">
      <style:text-properties officeooo:rsid="09084e35"/>
    </style:style>
    <style:style style:name="T1143" style:family="text">
      <style:text-properties officeooo:rsid="0908cb5e"/>
    </style:style>
    <style:style style:name="T1144" style:family="text">
      <style:text-properties officeooo:rsid="0909a0c8"/>
    </style:style>
    <style:style style:name="T1145" style:family="text">
      <style:text-properties officeooo:rsid="090aff12"/>
    </style:style>
    <style:style style:name="T1146" style:family="text">
      <style:text-properties officeooo:rsid="090e4144"/>
    </style:style>
    <style:style style:name="T1147" style:family="text">
      <style:text-properties officeooo:rsid="090e48fe"/>
    </style:style>
    <style:style style:name="T1148" style:family="text">
      <style:text-properties officeooo:rsid="091013bd"/>
    </style:style>
    <style:style style:name="T1149" style:family="text">
      <style:text-properties officeooo:rsid="09111d50"/>
    </style:style>
    <style:style style:name="T1150" style:family="text">
      <style:text-properties officeooo:rsid="09126577"/>
    </style:style>
    <style:style style:name="T1151" style:family="text">
      <style:text-properties officeooo:rsid="091424a8"/>
    </style:style>
    <style:style style:name="T1152" style:family="text">
      <style:text-properties officeooo:rsid="0916ab22"/>
    </style:style>
    <style:style style:name="T1153" style:family="text">
      <style:text-properties officeooo:rsid="0917abf5"/>
    </style:style>
    <style:style style:name="T1154" style:family="text">
      <style:text-properties officeooo:rsid="091b06d2"/>
    </style:style>
    <style:style style:name="T1155" style:family="text">
      <style:text-properties officeooo:rsid="091f2bce"/>
    </style:style>
    <style:style style:name="T1156" style:family="text">
      <style:text-properties officeooo:rsid="09220856"/>
    </style:style>
    <style:style style:name="T1157" style:family="text">
      <style:text-properties officeooo:rsid="09234fe0"/>
    </style:style>
    <style:style style:name="T1158" style:family="text">
      <style:text-properties officeooo:rsid="092441c6"/>
    </style:style>
    <style:style style:name="T1159" style:family="text">
      <style:text-properties officeooo:rsid="09255b2f"/>
    </style:style>
    <style:style style:name="T1160" style:family="text">
      <style:text-properties officeooo:rsid="09286d1a"/>
    </style:style>
    <style:style style:name="T1161" style:family="text">
      <style:text-properties officeooo:rsid="0928b725"/>
    </style:style>
    <style:style style:name="T1162" style:family="text">
      <style:text-properties officeooo:rsid="0929e68c"/>
    </style:style>
    <style:style style:name="T1163" style:family="text">
      <style:text-properties officeooo:rsid="092aa719"/>
    </style:style>
    <style:style style:name="T1164" style:family="text">
      <style:text-properties officeooo:rsid="092b5fb0"/>
    </style:style>
    <style:style style:name="T1165" style:family="text">
      <style:text-properties officeooo:rsid="092d10fd"/>
    </style:style>
    <style:style style:name="T1166" style:family="text">
      <style:text-properties officeooo:rsid="092d8bae"/>
    </style:style>
    <style:style style:name="T1167" style:family="text">
      <style:text-properties officeooo:rsid="092fb1ff"/>
    </style:style>
    <style:style style:name="T1168" style:family="text">
      <style:text-properties officeooo:rsid="0931b5c8"/>
    </style:style>
    <style:style style:name="T1169" style:family="text">
      <style:text-properties officeooo:rsid="0932d086"/>
    </style:style>
    <style:style style:name="T1170" style:family="text">
      <style:text-properties officeooo:rsid="09355d46"/>
    </style:style>
    <style:style style:name="T1171" style:family="text">
      <style:text-properties officeooo:rsid="0935c3d1"/>
    </style:style>
    <style:style style:name="T1172" style:family="text">
      <style:text-properties officeooo:rsid="09364442"/>
    </style:style>
    <style:style style:name="T1173" style:family="text">
      <style:text-properties officeooo:rsid="0938be55"/>
    </style:style>
    <style:style style:name="T1174" style:family="text">
      <style:text-properties officeooo:rsid="09394185"/>
    </style:style>
    <style:style style:name="T1175" style:family="text">
      <style:text-properties officeooo:rsid="093ad462"/>
    </style:style>
    <style:style style:name="T1176" style:family="text">
      <style:text-properties officeooo:rsid="093b1a11"/>
    </style:style>
    <style:style style:name="T1177" style:family="text">
      <style:text-properties officeooo:rsid="093d2aee"/>
    </style:style>
    <style:style style:name="T1178" style:family="text">
      <style:text-properties officeooo:rsid="093e9045"/>
    </style:style>
    <style:style style:name="T1179" style:family="text">
      <style:text-properties officeooo:rsid="09400ab0"/>
    </style:style>
    <style:style style:name="T1180" style:family="text">
      <style:text-properties officeooo:rsid="09411724"/>
    </style:style>
    <style:style style:name="T1181" style:family="text">
      <style:text-properties officeooo:rsid="0941f984"/>
    </style:style>
    <style:style style:name="T1182" style:family="text">
      <style:text-properties officeooo:rsid="094240cc"/>
    </style:style>
    <style:style style:name="T1183" style:family="text">
      <style:text-properties officeooo:rsid="09442a63"/>
    </style:style>
    <style:style style:name="T1184" style:family="text">
      <style:text-properties officeooo:rsid="0945aa6a"/>
    </style:style>
    <style:style style:name="T1185" style:family="text">
      <style:text-properties officeooo:rsid="0949bfc9"/>
    </style:style>
    <style:style style:name="T1186" style:family="text">
      <style:text-properties officeooo:rsid="094a714e"/>
    </style:style>
    <style:style style:name="T1187" style:family="text">
      <style:text-properties officeooo:rsid="0951c809"/>
    </style:style>
    <style:style style:name="T1188" style:family="text">
      <style:text-properties officeooo:rsid="0952a954"/>
    </style:style>
    <style:style style:name="T1189" style:family="text">
      <style:text-properties officeooo:rsid="0954603b"/>
    </style:style>
    <style:style style:name="T1190" style:family="text">
      <style:text-properties officeooo:rsid="095591a7"/>
    </style:style>
    <style:style style:name="T1191" style:family="text">
      <style:text-properties officeooo:rsid="095612b8"/>
    </style:style>
    <style:style style:name="T1192" style:family="text">
      <style:text-properties officeooo:rsid="095781b0"/>
    </style:style>
    <style:style style:name="T1193" style:family="text">
      <style:text-properties officeooo:rsid="0959dd5e"/>
    </style:style>
    <style:style style:name="T1194" style:family="text">
      <style:text-properties officeooo:rsid="095ac5ce"/>
    </style:style>
    <style:style style:name="T1195" style:family="text">
      <style:text-properties officeooo:rsid="095eb730"/>
    </style:style>
    <style:style style:name="T1196" style:family="text">
      <style:text-properties officeooo:rsid="09605429"/>
    </style:style>
    <style:style style:name="T1197" style:family="text">
      <style:text-properties officeooo:rsid="0961486b"/>
    </style:style>
    <style:style style:name="T1198" style:family="text">
      <style:text-properties officeooo:rsid="09655864"/>
    </style:style>
    <style:style style:name="T1199" style:family="text">
      <style:text-properties officeooo:rsid="096705f2"/>
    </style:style>
    <style:style style:name="T1200" style:family="text">
      <style:text-properties officeooo:rsid="0969410c"/>
    </style:style>
    <style:style style:name="T1201" style:family="text">
      <style:text-properties officeooo:rsid="096b0ff5"/>
    </style:style>
    <style:style style:name="T1202" style:family="text">
      <style:text-properties officeooo:rsid="096c98b2"/>
    </style:style>
    <style:style style:name="T1203" style:family="text">
      <style:text-properties officeooo:rsid="0971944a"/>
    </style:style>
    <style:style style:name="T1204" style:family="text">
      <style:text-properties officeooo:rsid="097304ec"/>
    </style:style>
    <style:style style:name="T1205" style:family="text">
      <style:text-properties officeooo:rsid="0974f78f"/>
    </style:style>
    <style:style style:name="T1206" style:family="text">
      <style:text-properties officeooo:rsid="09758a97"/>
    </style:style>
    <style:style style:name="T1207" style:family="text">
      <style:text-properties officeooo:rsid="09776b43"/>
    </style:style>
    <style:style style:name="T1208" style:family="text">
      <style:text-properties officeooo:rsid="097908e2"/>
    </style:style>
    <style:style style:name="T1209" style:family="text">
      <style:text-properties officeooo:rsid="09799478"/>
    </style:style>
    <style:style style:name="T1210" style:family="text">
      <style:text-properties officeooo:rsid="097af9de"/>
    </style:style>
    <style:style style:name="T1211" style:family="text">
      <style:text-properties officeooo:rsid="097d735b"/>
    </style:style>
    <style:style style:name="T1212" style:family="text">
      <style:text-properties officeooo:rsid="097ed9d0"/>
    </style:style>
    <style:style style:name="T1213" style:family="text">
      <style:text-properties officeooo:rsid="097fb73f"/>
    </style:style>
    <style:style style:name="T1214" style:family="text">
      <style:text-properties officeooo:rsid="0980787c"/>
    </style:style>
    <style:style style:name="T1215" style:family="text">
      <style:text-properties officeooo:rsid="098085e5"/>
    </style:style>
    <style:style style:name="T1216" style:family="text">
      <style:text-properties officeooo:rsid="0981dbb7"/>
    </style:style>
    <style:style style:name="T1217" style:family="text">
      <style:text-properties officeooo:rsid="0982457b"/>
    </style:style>
    <style:style style:name="T1218" style:family="text">
      <style:text-properties officeooo:rsid="09852b76"/>
    </style:style>
    <style:style style:name="T1219" style:family="text">
      <style:text-properties officeooo:rsid="0988ac71"/>
    </style:style>
    <style:style style:name="T1220" style:family="text">
      <style:text-properties officeooo:rsid="098bd7f8"/>
    </style:style>
    <style:style style:name="T1221" style:family="text">
      <style:text-properties officeooo:rsid="098c533f"/>
    </style:style>
    <style:style style:name="T1222" style:family="text">
      <style:text-properties officeooo:rsid="098d9943"/>
    </style:style>
    <style:style style:name="T1223" style:family="text">
      <style:text-properties officeooo:rsid="09905cc2"/>
    </style:style>
    <style:style style:name="T1224" style:family="text">
      <style:text-properties officeooo:rsid="0991926e"/>
    </style:style>
    <style:style style:name="T1225" style:family="text">
      <style:text-properties officeooo:rsid="09936e29"/>
    </style:style>
    <style:style style:name="T1226" style:family="text">
      <style:text-properties officeooo:rsid="0993fa2b"/>
    </style:style>
    <style:style style:name="T1227" style:family="text">
      <style:text-properties officeooo:rsid="0997b43a"/>
    </style:style>
    <style:style style:name="T1228" style:family="text">
      <style:text-properties officeooo:rsid="0998048e"/>
    </style:style>
    <style:style style:name="T1229" style:family="text">
      <style:text-properties officeooo:rsid="099903c7"/>
    </style:style>
    <style:style style:name="T1230" style:family="text">
      <style:text-properties officeooo:rsid="099bff6a"/>
    </style:style>
    <style:style style:name="T1231" style:family="text">
      <style:text-properties officeooo:rsid="099fc35f"/>
    </style:style>
    <style:style style:name="T1232" style:family="text">
      <style:text-properties officeooo:rsid="09a1e817"/>
    </style:style>
    <style:style style:name="T1233" style:family="text">
      <style:text-properties officeooo:rsid="09a7200c"/>
    </style:style>
    <style:style style:name="T1234" style:family="text">
      <style:text-properties officeooo:rsid="09a7f1ca"/>
    </style:style>
    <style:style style:name="T1235" style:family="text">
      <style:text-properties officeooo:rsid="09a9ee0e"/>
    </style:style>
    <style:style style:name="T1236" style:family="text">
      <style:text-properties officeooo:rsid="09aabd15"/>
    </style:style>
    <style:style style:name="T1237" style:family="text">
      <style:text-properties officeooo:rsid="09ad35ca"/>
    </style:style>
    <style:style style:name="T1238" style:family="text">
      <style:text-properties officeooo:rsid="09ae34ce"/>
    </style:style>
    <style:style style:name="T1239" style:family="text">
      <style:text-properties officeooo:rsid="09aebf0a"/>
    </style:style>
    <style:style style:name="T1240" style:family="text">
      <style:text-properties officeooo:rsid="09b1d628"/>
    </style:style>
    <style:style style:name="T1241" style:family="text">
      <style:text-properties officeooo:rsid="09b25d8d"/>
    </style:style>
    <style:style style:name="T1242" style:family="text">
      <style:text-properties officeooo:rsid="09b2f3fe"/>
    </style:style>
    <style:style style:name="T1243" style:family="text">
      <style:text-properties officeooo:rsid="09b42272"/>
    </style:style>
    <style:style style:name="T1244" style:family="text">
      <style:text-properties officeooo:rsid="09b590f8"/>
    </style:style>
    <style:style style:name="T1245" style:family="text">
      <style:text-properties officeooo:rsid="09b6deeb"/>
    </style:style>
    <style:style style:name="T1246" style:family="text">
      <style:text-properties officeooo:rsid="09bb3b87"/>
    </style:style>
    <style:style style:name="T1247" style:family="text">
      <style:text-properties officeooo:rsid="09bb652b"/>
    </style:style>
    <style:style style:name="T1248" style:family="text">
      <style:text-properties officeooo:rsid="09bb7f9a"/>
    </style:style>
    <style:style style:name="T1249" style:family="text">
      <style:text-properties officeooo:rsid="09bdd3db"/>
    </style:style>
    <style:style style:name="T1250" style:family="text">
      <style:text-properties officeooo:rsid="09c09663"/>
    </style:style>
    <style:style style:name="T1251" style:family="text">
      <style:text-properties officeooo:rsid="09c36d79"/>
    </style:style>
    <style:style style:name="T1252" style:family="text">
      <style:text-properties officeooo:rsid="09c439c8"/>
    </style:style>
    <style:style style:name="T1253" style:family="text">
      <style:text-properties officeooo:rsid="09c55a91"/>
    </style:style>
    <style:style style:name="T1254" style:family="text">
      <style:text-properties officeooo:rsid="09c6678b"/>
    </style:style>
    <style:style style:name="T1255" style:family="text">
      <style:text-properties officeooo:rsid="09c679d8"/>
    </style:style>
    <style:style style:name="T1256" style:family="text">
      <style:text-properties officeooo:rsid="09c71de6"/>
    </style:style>
    <style:style style:name="T1257" style:family="text">
      <style:text-properties officeooo:rsid="09c87ba3"/>
    </style:style>
    <style:style style:name="T1258" style:family="text">
      <style:text-properties officeooo:rsid="09c9a5b7"/>
    </style:style>
    <style:style style:name="T1259" style:family="text">
      <style:text-properties officeooo:rsid="09cbea69"/>
    </style:style>
    <style:style style:name="T1260" style:family="text">
      <style:text-properties officeooo:rsid="09cd6ec2"/>
    </style:style>
    <style:style style:name="T1261" style:family="text">
      <style:text-properties officeooo:rsid="09cf3677"/>
    </style:style>
    <style:style style:name="T1262" style:family="text">
      <style:text-properties officeooo:rsid="09d159a5"/>
    </style:style>
    <style:style style:name="T1263" style:family="text">
      <style:text-properties officeooo:rsid="09d23af0"/>
    </style:style>
    <style:style style:name="T1264" style:family="text">
      <style:text-properties officeooo:rsid="09d2d1de"/>
    </style:style>
    <style:style style:name="T1265" style:family="text">
      <style:text-properties officeooo:rsid="09d68b50"/>
    </style:style>
    <style:style style:name="T1266" style:family="text">
      <style:text-properties officeooo:rsid="09d71508"/>
    </style:style>
    <style:style style:name="T1267" style:family="text">
      <style:text-properties officeooo:rsid="09d8736c"/>
    </style:style>
    <style:style style:name="T1268" style:family="text">
      <style:text-properties officeooo:rsid="09d99a9a"/>
    </style:style>
    <style:style style:name="T1269" style:family="text">
      <style:text-properties officeooo:rsid="09dc1981"/>
    </style:style>
    <style:style style:name="T1270" style:family="text">
      <style:text-properties officeooo:rsid="09dcbafa"/>
    </style:style>
    <style:style style:name="T1271" style:family="text">
      <style:text-properties officeooo:rsid="09de967f"/>
    </style:style>
    <style:style style:name="T1272" style:family="text">
      <style:text-properties officeooo:rsid="09e04a90"/>
    </style:style>
    <style:style style:name="T1273" style:family="text">
      <style:text-properties officeooo:rsid="09e20e28"/>
    </style:style>
    <style:style style:name="T1274" style:family="text">
      <style:text-properties officeooo:rsid="09e24794"/>
    </style:style>
    <style:style style:name="T1275" style:family="text">
      <style:text-properties officeooo:rsid="09e2eac1"/>
    </style:style>
    <style:style style:name="T1276" style:family="text">
      <style:text-properties officeooo:rsid="09e3e6cc"/>
    </style:style>
    <style:style style:name="T1277" style:family="text">
      <style:text-properties officeooo:rsid="09e5e641"/>
    </style:style>
    <style:style style:name="T1278" style:family="text">
      <style:text-properties officeooo:rsid="09e6b765"/>
    </style:style>
    <style:style style:name="T1279" style:family="text">
      <style:text-properties officeooo:rsid="09e86572"/>
    </style:style>
    <style:style style:name="T1280" style:family="text">
      <style:text-properties officeooo:rsid="09e9b779"/>
    </style:style>
    <style:style style:name="T1281" style:family="text">
      <style:text-properties officeooo:rsid="09eb9b09"/>
    </style:style>
    <style:style style:name="T1282" style:family="text">
      <style:text-properties officeooo:rsid="09ed2bfe"/>
    </style:style>
    <style:style style:name="T1283" style:family="text">
      <style:text-properties officeooo:rsid="09edcdd7"/>
    </style:style>
    <style:style style:name="T1284" style:family="text">
      <style:text-properties officeooo:rsid="09eed630"/>
    </style:style>
    <style:style style:name="T1285" style:family="text">
      <style:text-properties officeooo:rsid="09f19f39"/>
    </style:style>
    <style:style style:name="T1286" style:family="text">
      <style:text-properties officeooo:rsid="09f32569"/>
    </style:style>
    <style:style style:name="T1287" style:family="text">
      <style:text-properties officeooo:rsid="09f605a7"/>
    </style:style>
    <style:style style:name="T1288" style:family="text">
      <style:text-properties officeooo:rsid="09f6a66d"/>
    </style:style>
    <style:style style:name="T1289" style:family="text">
      <style:text-properties officeooo:rsid="09f813ef"/>
    </style:style>
    <style:style style:name="T1290" style:family="text">
      <style:text-properties officeooo:rsid="09f9f38e"/>
    </style:style>
    <style:style style:name="T1291" style:family="text">
      <style:text-properties officeooo:rsid="09fb3ab7"/>
    </style:style>
    <style:style style:name="T1292" style:family="text">
      <style:text-properties officeooo:rsid="09ff7041"/>
    </style:style>
    <style:style style:name="T1293" style:family="text">
      <style:text-properties officeooo:rsid="0a0046b7"/>
    </style:style>
    <style:style style:name="T1294" style:family="text">
      <style:text-properties officeooo:rsid="0a00f517"/>
    </style:style>
    <style:style style:name="T1295" style:family="text">
      <style:text-properties officeooo:rsid="0a0386ad"/>
    </style:style>
    <style:style style:name="T1296" style:family="text">
      <style:text-properties officeooo:rsid="0a0513d4"/>
    </style:style>
    <style:style style:name="T1297" style:family="text">
      <style:text-properties officeooo:rsid="0a0623d2"/>
    </style:style>
    <style:style style:name="T1298" style:family="text">
      <style:text-properties officeooo:rsid="0a0c2b95"/>
    </style:style>
    <style:style style:name="T1299" style:family="text">
      <style:text-properties officeooo:rsid="0a0d3e98"/>
    </style:style>
    <style:style style:name="T1300" style:family="text">
      <style:text-properties officeooo:rsid="0a0ea612"/>
    </style:style>
    <style:style style:name="T1301" style:family="text">
      <style:text-properties officeooo:rsid="0a1074ae"/>
    </style:style>
    <style:style style:name="T1302" style:family="text">
      <style:text-properties officeooo:rsid="0a1217d1"/>
    </style:style>
    <style:style style:name="T1303" style:family="text">
      <style:text-properties officeooo:rsid="0a122e43"/>
    </style:style>
    <style:style style:name="T1304" style:family="text">
      <style:text-properties officeooo:rsid="0a12a746"/>
    </style:style>
    <style:style style:name="T1305" style:family="text">
      <style:text-properties officeooo:rsid="0a141832"/>
    </style:style>
    <style:style style:name="T1306" style:family="text">
      <style:text-properties officeooo:rsid="0a161685"/>
    </style:style>
    <style:style style:name="T1307" style:family="text">
      <style:text-properties officeooo:rsid="0a16d314"/>
    </style:style>
    <style:style style:name="T1308" style:family="text">
      <style:text-properties officeooo:rsid="0a175711"/>
    </style:style>
    <style:style style:name="T1309" style:family="text">
      <style:text-properties officeooo:rsid="0a178f93"/>
    </style:style>
    <style:style style:name="T1310" style:family="text">
      <style:text-properties officeooo:rsid="0a188127"/>
    </style:style>
    <style:style style:name="T1311" style:family="text">
      <style:text-properties officeooo:rsid="0a19f9f8"/>
    </style:style>
    <style:style style:name="T1312" style:family="text">
      <style:text-properties officeooo:rsid="0a1b1e94"/>
    </style:style>
    <style:style style:name="T1313" style:family="text">
      <style:text-properties officeooo:rsid="0a1b88c0"/>
    </style:style>
    <style:style style:name="T1314" style:family="text">
      <style:text-properties officeooo:rsid="0a1c9dce"/>
    </style:style>
    <style:style style:name="T1315" style:family="text">
      <style:text-properties officeooo:rsid="0a1d257e"/>
    </style:style>
    <style:style style:name="T1316" style:family="text">
      <style:text-properties officeooo:rsid="0a1d8009"/>
    </style:style>
    <style:style style:name="T1317" style:family="text">
      <style:text-properties officeooo:rsid="0a213f43"/>
    </style:style>
    <style:style style:name="T1318" style:family="text">
      <style:text-properties officeooo:rsid="0a218242"/>
    </style:style>
    <style:style style:name="T1319" style:family="text">
      <style:text-properties officeooo:rsid="0a223638"/>
    </style:style>
    <style:style style:name="T1320" style:family="text">
      <style:text-properties officeooo:rsid="0a2254d1"/>
    </style:style>
    <style:style style:name="T1321" style:family="text">
      <style:text-properties officeooo:rsid="0a22c4d0"/>
    </style:style>
    <style:style style:name="T1322" style:family="text">
      <style:text-properties officeooo:rsid="0a23e15e"/>
    </style:style>
    <style:style style:name="T1323" style:family="text">
      <style:text-properties officeooo:rsid="0a254b3a"/>
    </style:style>
    <style:style style:name="T1324" style:family="text">
      <style:text-properties officeooo:rsid="0a2627cb"/>
    </style:style>
    <style:style style:name="T1325" style:family="text">
      <style:text-properties officeooo:rsid="0a27fba4"/>
    </style:style>
    <style:style style:name="T1326" style:family="text">
      <style:text-properties officeooo:rsid="0a28b10e"/>
    </style:style>
    <style:style style:name="T1327" style:family="text">
      <style:text-properties officeooo:rsid="0a29b763"/>
    </style:style>
    <style:style style:name="T1328" style:family="text">
      <style:text-properties officeooo:rsid="0a2b69ff"/>
    </style:style>
    <style:style style:name="T1329" style:family="text">
      <style:text-properties officeooo:rsid="0a2cca5f"/>
    </style:style>
    <style:style style:name="T1330" style:family="text">
      <style:text-properties officeooo:rsid="0a2eb963"/>
    </style:style>
    <style:style style:name="T1331" style:family="text">
      <style:text-properties officeooo:rsid="0a2fc877"/>
    </style:style>
    <style:style style:name="T1332" style:family="text">
      <style:text-properties officeooo:rsid="0a32db27"/>
    </style:style>
    <style:style style:name="T1333" style:family="text">
      <style:text-properties officeooo:rsid="0a36c81c"/>
    </style:style>
    <style:style style:name="T1334" style:family="text">
      <style:text-properties officeooo:rsid="0a390324"/>
    </style:style>
    <style:style style:name="T1335" style:family="text">
      <style:text-properties officeooo:rsid="0a3a8a72"/>
    </style:style>
    <style:style style:name="T1336" style:family="text">
      <style:text-properties officeooo:rsid="0a3b6b99"/>
    </style:style>
    <style:style style:name="T1337" style:family="text">
      <style:text-properties officeooo:rsid="0a3e67b4"/>
    </style:style>
    <style:style style:name="T1338" style:family="text">
      <style:text-properties officeooo:rsid="0a4030d5"/>
    </style:style>
    <style:style style:name="T1339" style:family="text">
      <style:text-properties officeooo:rsid="0a40da4a"/>
    </style:style>
    <style:style style:name="T1340" style:family="text">
      <style:text-properties officeooo:rsid="0a41839f"/>
    </style:style>
    <style:style style:name="T1341" style:family="text">
      <style:text-properties officeooo:rsid="0a42cd9a"/>
    </style:style>
    <style:style style:name="T1342" style:family="text">
      <style:text-properties officeooo:rsid="0a45d41a"/>
    </style:style>
    <style:style style:name="T1343" style:family="text">
      <style:text-properties officeooo:rsid="0a475575"/>
    </style:style>
    <style:style style:name="T1344" style:family="text">
      <style:text-properties officeooo:rsid="0a47850f"/>
    </style:style>
    <style:style style:name="T1345" style:family="text">
      <style:text-properties officeooo:rsid="0a491f9f"/>
    </style:style>
    <style:style style:name="T1346" style:family="text">
      <style:text-properties officeooo:rsid="0a4c070b"/>
    </style:style>
    <style:style style:name="T1347" style:family="text">
      <style:text-properties officeooo:rsid="0a4e4a20"/>
    </style:style>
    <style:style style:name="T1348" style:family="text">
      <style:text-properties officeooo:rsid="0a50445e"/>
    </style:style>
    <style:style style:name="T1349" style:family="text">
      <style:text-properties officeooo:rsid="0a5103da"/>
    </style:style>
    <style:style style:name="T1350" style:family="text">
      <style:text-properties officeooo:rsid="0a52f6eb"/>
    </style:style>
    <style:style style:name="T1351" style:family="text">
      <style:text-properties officeooo:rsid="0a54d2f8"/>
    </style:style>
    <style:style style:name="T1352" style:family="text">
      <style:text-properties officeooo:rsid="0a581437"/>
    </style:style>
    <style:style style:name="T1353" style:family="text">
      <style:text-properties officeooo:rsid="0a58f38e"/>
    </style:style>
    <style:style style:name="T1354" style:family="text">
      <style:text-properties officeooo:rsid="0a599ebf"/>
    </style:style>
    <style:style style:name="T1355" style:family="text">
      <style:text-properties officeooo:rsid="0a5b6455"/>
    </style:style>
    <style:style style:name="T1356" style:family="text">
      <style:text-properties officeooo:rsid="0a5bf465"/>
    </style:style>
    <style:style style:name="T1357" style:family="text">
      <style:text-properties officeooo:rsid="0a5daefa"/>
    </style:style>
    <style:style style:name="T1358" style:family="text">
      <style:text-properties officeooo:rsid="0a5e670e"/>
    </style:style>
    <style:style style:name="T1359" style:family="text">
      <style:text-properties officeooo:rsid="0a5f1e33"/>
    </style:style>
    <style:style style:name="T1360" style:family="text">
      <style:text-properties officeooo:rsid="0a61d0ac"/>
    </style:style>
    <style:style style:name="T1361" style:family="text">
      <style:text-properties officeooo:rsid="0a63850d"/>
    </style:style>
    <style:style style:name="T1362" style:family="text">
      <style:text-properties officeooo:rsid="0a6506a9"/>
    </style:style>
    <style:style style:name="T1363" style:family="text">
      <style:text-properties officeooo:rsid="0a66e93c"/>
    </style:style>
    <style:style style:name="T1364" style:family="text">
      <style:text-properties officeooo:rsid="0a671975"/>
    </style:style>
    <style:style style:name="T1365" style:family="text">
      <style:text-properties officeooo:rsid="0a69457b"/>
    </style:style>
    <style:style style:name="T1366" style:family="text">
      <style:text-properties officeooo:rsid="0a69f5bc"/>
    </style:style>
    <style:style style:name="T1367" style:family="text">
      <style:text-properties officeooo:rsid="0a6b999f"/>
    </style:style>
    <style:style style:name="T1368" style:family="text">
      <style:text-properties officeooo:rsid="0a6c6d7b"/>
    </style:style>
    <style:style style:name="T1369" style:family="text">
      <style:text-properties officeooo:rsid="0a6daed2"/>
    </style:style>
    <style:style style:name="T1370" style:family="text">
      <style:text-properties officeooo:rsid="0a6e31fa"/>
    </style:style>
    <style:style style:name="T1371" style:family="text">
      <style:text-properties officeooo:rsid="0a731efa"/>
    </style:style>
    <style:style style:name="T1372" style:family="text">
      <style:text-properties officeooo:rsid="0a73d412"/>
    </style:style>
    <style:style style:name="T1373" style:family="text">
      <style:text-properties officeooo:rsid="0a76820b"/>
    </style:style>
    <style:style style:name="T1374" style:family="text">
      <style:text-properties officeooo:rsid="0a783deb"/>
    </style:style>
    <style:style style:name="T1375" style:family="text">
      <style:text-properties officeooo:rsid="0a7b970d"/>
    </style:style>
    <style:style style:name="T1376" style:family="text">
      <style:text-properties officeooo:rsid="0a7da1a0"/>
    </style:style>
    <style:style style:name="T1377" style:family="text">
      <style:text-properties officeooo:rsid="0a7f3c0e"/>
    </style:style>
    <style:style style:name="T1378" style:family="text">
      <style:text-properties officeooo:rsid="0a80b7a3"/>
    </style:style>
    <style:style style:name="T1379" style:family="text">
      <style:text-properties officeooo:rsid="0a82afa5"/>
    </style:style>
    <style:style style:name="T1380" style:family="text">
      <style:text-properties officeooo:rsid="0a82b50f"/>
    </style:style>
    <style:style style:name="T1381" style:family="text">
      <style:text-properties officeooo:rsid="0a84c7ec"/>
    </style:style>
    <style:style style:name="T1382" style:family="text">
      <style:text-properties officeooo:rsid="0a86d739"/>
    </style:style>
    <style:style style:name="T1383" style:family="text">
      <style:text-properties officeooo:rsid="0a87919b"/>
    </style:style>
    <style:style style:name="T1384" style:family="text">
      <style:text-properties officeooo:rsid="0a8916a8"/>
    </style:style>
    <style:style style:name="T1385" style:family="text">
      <style:text-properties officeooo:rsid="0a8937ea"/>
    </style:style>
    <style:style style:name="T1386" style:family="text">
      <style:text-properties officeooo:rsid="0a8bdf39"/>
    </style:style>
    <style:style style:name="T1387" style:family="text">
      <style:text-properties officeooo:rsid="0a8d74c7"/>
    </style:style>
    <style:style style:name="T1388" style:family="text">
      <style:text-properties officeooo:rsid="0a8f1172"/>
    </style:style>
    <style:style style:name="T1389" style:family="text">
      <style:text-properties officeooo:rsid="0a8fb744"/>
    </style:style>
    <style:style style:name="T1390" style:family="text">
      <style:text-properties officeooo:rsid="0a8fe450"/>
    </style:style>
    <style:style style:name="T1391" style:family="text">
      <style:text-properties officeooo:rsid="0a90d49e"/>
    </style:style>
    <style:style style:name="T1392" style:family="text">
      <style:text-properties officeooo:rsid="0a93ab4e"/>
    </style:style>
    <style:style style:name="T1393" style:family="text">
      <style:text-properties officeooo:rsid="0a93d228"/>
    </style:style>
    <style:style style:name="T1394" style:family="text">
      <style:text-properties officeooo:rsid="0a95b70a"/>
    </style:style>
    <style:style style:name="T1395" style:family="text">
      <style:text-properties officeooo:rsid="0a9759b0"/>
    </style:style>
    <style:style style:name="T1396" style:family="text">
      <style:text-properties officeooo:rsid="0a9777c1"/>
    </style:style>
    <style:style style:name="T1397" style:family="text">
      <style:text-properties officeooo:rsid="0a9a5989"/>
    </style:style>
    <style:style style:name="T1398" style:family="text">
      <style:text-properties officeooo:rsid="0a9b6e65"/>
    </style:style>
    <style:style style:name="T1399" style:family="text">
      <style:text-properties officeooo:rsid="0a9d135f"/>
    </style:style>
    <style:style style:name="T1400" style:family="text">
      <style:text-properties officeooo:rsid="0a9f7c2e"/>
    </style:style>
    <style:style style:name="T1401" style:family="text">
      <style:text-properties officeooo:rsid="0aa11abf"/>
    </style:style>
    <style:style style:name="T1402" style:family="text">
      <style:text-properties officeooo:rsid="0aa271c9"/>
    </style:style>
    <style:style style:name="T1403" style:family="text">
      <style:text-properties officeooo:rsid="0aa5976e"/>
    </style:style>
    <style:style style:name="T1404" style:family="text">
      <style:text-properties officeooo:rsid="0aa5ff45"/>
    </style:style>
    <style:style style:name="T1405" style:family="text">
      <style:text-properties officeooo:rsid="0aa74d9f"/>
    </style:style>
    <style:style style:name="T1406" style:family="text">
      <style:text-properties officeooo:rsid="0aa8e6cf"/>
    </style:style>
    <style:style style:name="T1407" style:family="text">
      <style:text-properties officeooo:rsid="0aa9b9e0"/>
    </style:style>
    <style:style style:name="T1408" style:family="text">
      <style:text-properties officeooo:rsid="0aaa0acd"/>
    </style:style>
    <style:style style:name="T1409" style:family="text">
      <style:text-properties officeooo:rsid="0aacd0c2"/>
    </style:style>
    <style:style style:name="T1410" style:family="text">
      <style:text-properties officeooo:rsid="0aacdb1c"/>
    </style:style>
    <style:style style:name="T1411" style:family="text">
      <style:text-properties officeooo:rsid="0aae09c5"/>
    </style:style>
    <style:style style:name="T1412" style:family="text">
      <style:text-properties officeooo:rsid="0aaf9508"/>
    </style:style>
    <style:style style:name="T1413" style:family="text">
      <style:text-properties officeooo:rsid="0aafe770"/>
    </style:style>
    <style:style style:name="T1414" style:family="text">
      <style:text-properties officeooo:rsid="0ab1e5ac"/>
    </style:style>
    <style:style style:name="T1415" style:family="text">
      <style:text-properties officeooo:rsid="0ab211e0"/>
    </style:style>
    <style:style style:name="T1416" style:family="text">
      <style:text-properties officeooo:rsid="0ab2f330"/>
    </style:style>
    <style:style style:name="T1417" style:family="text">
      <style:text-properties officeooo:rsid="0ab4189a"/>
    </style:style>
    <style:style style:name="T1418" style:family="text">
      <style:text-properties officeooo:rsid="0ab7e86b"/>
    </style:style>
    <style:style style:name="T1419" style:family="text">
      <style:text-properties officeooo:rsid="0ab9ba44"/>
    </style:style>
    <style:style style:name="T1420" style:family="text">
      <style:text-properties officeooo:rsid="0abb4e22"/>
    </style:style>
    <style:style style:name="T1421" style:family="text">
      <style:text-properties officeooo:rsid="0abbddc7"/>
    </style:style>
    <style:style style:name="T1422" style:family="text">
      <style:text-properties officeooo:rsid="0abc5814"/>
    </style:style>
    <style:style style:name="T1423" style:family="text">
      <style:text-properties officeooo:rsid="0abe39ce"/>
    </style:style>
    <style:style style:name="T1424" style:family="text">
      <style:text-properties officeooo:rsid="0abe679b"/>
    </style:style>
    <style:style style:name="T1425" style:family="text">
      <style:text-properties officeooo:rsid="0ac028fb"/>
    </style:style>
    <style:style style:name="T1426" style:family="text">
      <style:text-properties officeooo:rsid="0ac1101f"/>
    </style:style>
    <style:style style:name="T1427" style:family="text">
      <style:text-properties officeooo:rsid="0ac2af8f"/>
    </style:style>
    <style:style style:name="T1428" style:family="text">
      <style:text-properties officeooo:rsid="0ac539c8"/>
    </style:style>
    <style:style style:name="T1429" style:family="text">
      <style:text-properties officeooo:rsid="0ac72c9d"/>
    </style:style>
    <style:style style:name="T1430" style:family="text">
      <style:text-properties officeooo:rsid="0ac7b2ae"/>
    </style:style>
    <style:style style:name="T1431" style:family="text">
      <style:text-properties officeooo:rsid="0ac84bfb"/>
    </style:style>
    <style:style style:name="T1432" style:family="text">
      <style:text-properties officeooo:rsid="0acafa94"/>
    </style:style>
    <style:style style:name="T1433" style:family="text">
      <style:text-properties officeooo:rsid="0acbcf3d"/>
    </style:style>
    <style:style style:name="T1434" style:family="text">
      <style:text-properties officeooo:rsid="0acdff5f"/>
    </style:style>
    <style:style style:name="T1435" style:family="text">
      <style:text-properties officeooo:rsid="0acef86c"/>
    </style:style>
    <style:style style:name="T1436" style:family="text">
      <style:text-properties officeooo:rsid="0ad50f74"/>
    </style:style>
    <style:style style:name="T1437" style:family="text">
      <style:text-properties officeooo:rsid="0ad6c31e"/>
    </style:style>
    <style:style style:name="T1438" style:family="text">
      <style:text-properties officeooo:rsid="0ad88e48"/>
    </style:style>
    <style:style style:name="T1439" style:family="text">
      <style:text-properties officeooo:rsid="0ad9bf37"/>
    </style:style>
    <style:style style:name="T1440" style:family="text">
      <style:text-properties officeooo:rsid="0ada36ef"/>
    </style:style>
    <style:style style:name="T1441" style:family="text">
      <style:text-properties officeooo:rsid="0adb07e5"/>
    </style:style>
    <style:style style:name="T1442" style:family="text">
      <style:text-properties officeooo:rsid="0adcd87a"/>
    </style:style>
    <style:style style:name="T1443" style:family="text">
      <style:text-properties officeooo:rsid="0adfa00e"/>
    </style:style>
    <style:style style:name="T1444" style:family="text">
      <style:text-properties officeooo:rsid="0ae2e8c8"/>
    </style:style>
    <style:style style:name="T1445" style:family="text">
      <style:text-properties officeooo:rsid="0ae4c9ef"/>
    </style:style>
    <style:style style:name="T1446" style:family="text">
      <style:text-properties officeooo:rsid="0ae5b360"/>
    </style:style>
    <style:style style:name="T1447" style:family="text">
      <style:text-properties officeooo:rsid="0ae71377"/>
    </style:style>
    <style:style style:name="T1448" style:family="text">
      <style:text-properties officeooo:rsid="0aeaf807"/>
    </style:style>
    <style:style style:name="T1449" style:family="text">
      <style:text-properties officeooo:rsid="0aed9673"/>
    </style:style>
    <style:style style:name="T1450" style:family="text">
      <style:text-properties officeooo:rsid="0aef2d04"/>
    </style:style>
    <style:style style:name="T1451" style:family="text">
      <style:text-properties officeooo:rsid="0af0a5eb"/>
    </style:style>
    <style:style style:name="T1452" style:family="text">
      <style:text-properties officeooo:rsid="0af25929"/>
    </style:style>
    <style:style style:name="T1453" style:family="text">
      <style:text-properties officeooo:rsid="0af3df5c"/>
    </style:style>
    <style:style style:name="T1454" style:family="text">
      <style:text-properties officeooo:rsid="0af40964"/>
    </style:style>
    <style:style style:name="T1455" style:family="text">
      <style:text-properties officeooo:rsid="0af4b818"/>
    </style:style>
    <style:style style:name="T1456" style:family="text">
      <style:text-properties officeooo:rsid="0af80e63"/>
    </style:style>
    <style:style style:name="T1457" style:family="text">
      <style:text-properties officeooo:rsid="0afb53cb"/>
    </style:style>
    <style:style style:name="T1458" style:family="text">
      <style:text-properties officeooo:rsid="0afb9615"/>
    </style:style>
    <style:style style:name="T1459" style:family="text">
      <style:text-properties officeooo:rsid="0afdde4e"/>
    </style:style>
    <style:style style:name="T1460" style:family="text">
      <style:text-properties officeooo:rsid="0affc640"/>
    </style:style>
    <style:style style:name="T1461" style:family="text">
      <style:text-properties officeooo:rsid="0b00a950"/>
    </style:style>
    <style:style style:name="T1462" style:family="text">
      <style:text-properties officeooo:rsid="0b042a3f"/>
    </style:style>
    <style:style style:name="T1463" style:family="text">
      <style:text-properties officeooo:rsid="0b065337"/>
    </style:style>
    <style:style style:name="T1464" style:family="text">
      <style:text-properties officeooo:rsid="0b081af1"/>
    </style:style>
    <style:style style:name="T1465" style:family="text">
      <style:text-properties officeooo:rsid="0b08ae42"/>
    </style:style>
    <style:style style:name="T1466" style:family="text">
      <style:text-properties officeooo:rsid="0b090aa0"/>
    </style:style>
    <style:style style:name="T1467" style:family="text">
      <style:text-properties officeooo:rsid="0b0986cb"/>
    </style:style>
    <style:style style:name="T1468" style:family="text">
      <style:text-properties officeooo:rsid="0b0d1440"/>
    </style:style>
    <style:style style:name="T1469" style:family="text">
      <style:text-properties officeooo:rsid="0b0ed9c0"/>
    </style:style>
    <style:style style:name="T1470" style:family="text">
      <style:text-properties officeooo:rsid="0b10f7b0"/>
    </style:style>
    <style:style style:name="T1471" style:family="text">
      <style:text-properties officeooo:rsid="0b11c4ec"/>
    </style:style>
    <style:style style:name="T1472" style:family="text">
      <style:text-properties officeooo:rsid="0b13e07d"/>
    </style:style>
    <style:style style:name="T1473" style:family="text">
      <style:text-properties officeooo:rsid="0b14ea64"/>
    </style:style>
    <style:style style:name="T1474" style:family="text">
      <style:text-properties officeooo:rsid="0b15031a"/>
    </style:style>
    <style:style style:name="T1475" style:family="text">
      <style:text-properties officeooo:rsid="0b158b79"/>
    </style:style>
    <style:style style:name="T1476" style:family="text">
      <style:text-properties officeooo:rsid="0b16040a"/>
    </style:style>
    <style:style style:name="T1477" style:family="text">
      <style:text-properties officeooo:rsid="0b1794b5"/>
    </style:style>
    <style:style style:name="T1478" style:family="text">
      <style:text-properties officeooo:rsid="0b19eb2a"/>
    </style:style>
    <style:style style:name="T1479" style:family="text">
      <style:text-properties officeooo:rsid="0b1b63e7"/>
    </style:style>
    <style:style style:name="T1480" style:family="text">
      <style:text-properties officeooo:rsid="0b1da36a"/>
    </style:style>
    <style:style style:name="T1481" style:family="text">
      <style:text-properties officeooo:rsid="0b1e1896"/>
    </style:style>
    <style:style style:name="T1482" style:family="text">
      <style:text-properties officeooo:rsid="0b1f29d2"/>
    </style:style>
    <style:style style:name="T1483" style:family="text">
      <style:text-properties officeooo:rsid="0b206818"/>
    </style:style>
    <style:style style:name="T1484" style:family="text">
      <style:text-properties officeooo:rsid="0b217410"/>
    </style:style>
    <style:style style:name="T1485" style:family="text">
      <style:text-properties officeooo:rsid="0b21efb9"/>
    </style:style>
    <style:style style:name="T1486" style:family="text">
      <style:text-properties officeooo:rsid="0b222c03"/>
    </style:style>
    <style:style style:name="T1487" style:family="text">
      <style:text-properties officeooo:rsid="0b258acb"/>
    </style:style>
    <style:style style:name="T1488" style:family="text">
      <style:text-properties officeooo:rsid="0b272a90"/>
    </style:style>
    <style:style style:name="T1489" style:family="text">
      <style:text-properties officeooo:rsid="0b28e703"/>
    </style:style>
    <style:style style:name="T1490" style:family="text">
      <style:text-properties officeooo:rsid="0b29ba1d"/>
    </style:style>
    <style:style style:name="T1491" style:family="text">
      <style:text-properties officeooo:rsid="0b2a3e7e"/>
    </style:style>
    <style:style style:name="T1492" style:family="text">
      <style:text-properties officeooo:rsid="0b2aa55f"/>
    </style:style>
    <style:style style:name="T1493" style:family="text">
      <style:text-properties officeooo:rsid="0b2ee502"/>
    </style:style>
    <style:style style:name="T1494" style:family="text">
      <style:text-properties officeooo:rsid="0b2f8677"/>
    </style:style>
    <style:style style:name="T1495" style:family="text">
      <style:text-properties officeooo:rsid="0b30cfe0"/>
    </style:style>
    <style:style style:name="T1496" style:family="text">
      <style:text-properties officeooo:rsid="0b315a2b"/>
    </style:style>
    <style:style style:name="T1497" style:family="text">
      <style:text-properties officeooo:rsid="0b3317ce"/>
    </style:style>
    <style:style style:name="T1498" style:family="text">
      <style:text-properties officeooo:rsid="0b346a9e"/>
    </style:style>
    <style:style style:name="T1499" style:family="text">
      <style:text-properties officeooo:rsid="0b35077d"/>
    </style:style>
    <style:style style:name="T1500" style:family="text">
      <style:text-properties officeooo:rsid="0b36cb69"/>
    </style:style>
    <style:style style:name="T1501" style:family="text">
      <style:text-properties officeooo:rsid="0b394f60"/>
    </style:style>
    <style:style style:name="T1502" style:family="text">
      <style:text-properties officeooo:rsid="0b3aad96"/>
    </style:style>
    <style:style style:name="T1503" style:family="text">
      <style:text-properties officeooo:rsid="0b3d0654"/>
    </style:style>
    <style:style style:name="T1504" style:family="text">
      <style:text-properties officeooo:rsid="0b3e3379"/>
    </style:style>
    <style:style style:name="T1505" style:family="text">
      <style:text-properties officeooo:rsid="0b437455"/>
    </style:style>
    <style:style style:name="T1506" style:family="text">
      <style:text-properties officeooo:rsid="0b476f19"/>
    </style:style>
    <style:style style:name="T1507" style:family="text">
      <style:text-properties officeooo:rsid="0b4867d1"/>
    </style:style>
    <style:style style:name="T1508" style:family="text">
      <style:text-properties officeooo:rsid="0b4b546b"/>
    </style:style>
    <style:style style:name="T1509" style:family="text">
      <style:text-properties officeooo:rsid="0b4bd6f5"/>
    </style:style>
    <style:style style:name="T1510" style:family="text">
      <style:text-properties officeooo:rsid="0b520e7b"/>
    </style:style>
    <style:style style:name="T1511" style:family="text">
      <style:text-properties officeooo:rsid="0b53f6ba"/>
    </style:style>
    <style:style style:name="T1512" style:family="text">
      <style:text-properties officeooo:rsid="0b55005f"/>
    </style:style>
    <style:style style:name="T1513" style:family="text">
      <style:text-properties officeooo:rsid="0b56a670"/>
    </style:style>
    <style:style style:name="T1514" style:family="text">
      <style:text-properties officeooo:rsid="0b5a392a"/>
    </style:style>
    <style:style style:name="T1515" style:family="text">
      <style:text-properties officeooo:rsid="0b5b771f"/>
    </style:style>
    <style:style style:name="T1516" style:family="text">
      <style:text-properties officeooo:rsid="0b5c5c23"/>
    </style:style>
    <style:style style:name="T1517" style:family="text">
      <style:text-properties officeooo:rsid="0b5daff4"/>
    </style:style>
    <style:style style:name="T1518" style:family="text">
      <style:text-properties officeooo:rsid="0b5f58e1"/>
    </style:style>
    <style:style style:name="T1519" style:family="text">
      <style:text-properties officeooo:rsid="0b5fbfcb"/>
    </style:style>
    <style:style style:name="T1520" style:family="text">
      <style:text-properties officeooo:rsid="0b66ced6"/>
    </style:style>
    <style:style style:name="T1521" style:family="text">
      <style:text-properties officeooo:rsid="0b6a4597"/>
    </style:style>
    <style:style style:name="T1522" style:family="text">
      <style:text-properties officeooo:rsid="0b6c1700"/>
    </style:style>
    <style:style style:name="T1523" style:family="text">
      <style:text-properties officeooo:rsid="0b6d1e3e"/>
    </style:style>
    <style:style style:name="T1524" style:family="text">
      <style:text-properties officeooo:rsid="0b6dd1fd"/>
    </style:style>
    <style:style style:name="T1525" style:family="text">
      <style:text-properties officeooo:rsid="0b6dde0c"/>
    </style:style>
    <style:style style:name="T1526" style:family="text">
      <style:text-properties officeooo:rsid="0b6f7593"/>
    </style:style>
    <style:style style:name="T1527" style:family="text">
      <style:text-properties officeooo:rsid="0b726072"/>
    </style:style>
    <style:style style:name="T1528" style:family="text">
      <style:text-properties officeooo:rsid="0b745749"/>
    </style:style>
    <style:style style:name="T1529" style:family="text">
      <style:text-properties officeooo:rsid="0b76100d"/>
    </style:style>
    <style:style style:name="T1530" style:family="text">
      <style:text-properties officeooo:rsid="0b784bdb"/>
    </style:style>
    <style:style style:name="T1531" style:family="text">
      <style:text-properties officeooo:rsid="0b7a77ea"/>
    </style:style>
    <style:style style:name="T1532" style:family="text">
      <style:text-properties officeooo:rsid="0b7b26ec"/>
    </style:style>
    <style:style style:name="T1533" style:family="text">
      <style:text-properties officeooo:rsid="0b7c7de3"/>
    </style:style>
    <style:style style:name="T1534" style:family="text">
      <style:text-properties officeooo:rsid="0b7f556c"/>
    </style:style>
    <style:style style:name="T1535" style:family="text">
      <style:text-properties officeooo:rsid="0b807fe8"/>
    </style:style>
    <style:style style:name="T1536" style:family="text">
      <style:text-properties officeooo:rsid="0b8107ef"/>
    </style:style>
    <style:style style:name="T1537" style:family="text">
      <style:text-properties officeooo:rsid="0b826d77"/>
    </style:style>
    <style:style style:name="T1538" style:family="text">
      <style:text-properties officeooo:rsid="0b83be64"/>
    </style:style>
    <style:style style:name="T1539" style:family="text">
      <style:text-properties officeooo:rsid="0b8512b9"/>
    </style:style>
    <style:style style:name="T1540" style:family="text">
      <style:text-properties officeooo:rsid="0b860873"/>
    </style:style>
    <style:style style:name="T1541" style:family="text">
      <style:text-properties officeooo:rsid="0b8624e0"/>
    </style:style>
    <style:style style:name="T1542" style:family="text">
      <style:text-properties officeooo:rsid="0b86a171"/>
    </style:style>
    <style:style style:name="T1543" style:family="text">
      <style:text-properties officeooo:rsid="0b88826b"/>
    </style:style>
    <style:style style:name="T1544" style:family="text">
      <style:text-properties officeooo:rsid="0b89eee6"/>
    </style:style>
    <style:style style:name="T1545" style:family="text">
      <style:text-properties officeooo:rsid="0b89ff93"/>
    </style:style>
    <style:style style:name="T1546" style:family="text">
      <style:text-properties officeooo:rsid="0b8aeb2a"/>
    </style:style>
    <style:style style:name="T1547" style:family="text">
      <style:text-properties officeooo:rsid="0b8bb990"/>
    </style:style>
    <style:style style:name="T1548" style:family="text">
      <style:text-properties officeooo:rsid="0b8c882f"/>
    </style:style>
    <style:style style:name="T1549" style:family="text">
      <style:text-properties officeooo:rsid="0b8fd978"/>
    </style:style>
    <style:style style:name="T1550" style:family="text">
      <style:text-properties officeooo:rsid="0b914cd3"/>
    </style:style>
    <style:style style:name="T1551" style:family="text">
      <style:text-properties officeooo:rsid="0b92aca8"/>
    </style:style>
    <style:style style:name="T1552" style:family="text">
      <style:text-properties officeooo:rsid="0b9430a1"/>
    </style:style>
    <style:style style:name="T1553" style:family="text">
      <style:text-properties officeooo:rsid="0b96300b"/>
    </style:style>
    <style:style style:name="T1554" style:family="text">
      <style:text-properties officeooo:rsid="0b9818eb"/>
    </style:style>
    <style:style style:name="T1555" style:family="text">
      <style:text-properties officeooo:rsid="0b98d25b"/>
    </style:style>
    <style:style style:name="T1556" style:family="text">
      <style:text-properties officeooo:rsid="0b995fb0"/>
    </style:style>
    <style:style style:name="T1557" style:family="text">
      <style:text-properties officeooo:rsid="0b99e690"/>
    </style:style>
    <style:style style:name="T1558" style:family="text">
      <style:text-properties officeooo:rsid="0ba05763"/>
    </style:style>
    <style:style style:name="T1559" style:family="text">
      <style:text-properties officeooo:rsid="0ba1b98f"/>
    </style:style>
    <style:style style:name="T1560" style:family="text">
      <style:text-properties officeooo:rsid="0ba58da8"/>
    </style:style>
    <style:style style:name="T1561" style:family="text">
      <style:text-properties officeooo:rsid="0ba89613"/>
    </style:style>
    <style:style style:name="T1562" style:family="text">
      <style:text-properties officeooo:rsid="0badb6ce"/>
    </style:style>
    <style:style style:name="T1563" style:family="text">
      <style:text-properties officeooo:rsid="0baea339"/>
    </style:style>
    <style:style style:name="T1564" style:family="text">
      <style:text-properties officeooo:rsid="0bb3b814"/>
    </style:style>
    <style:style style:name="T1565" style:family="text">
      <style:text-properties officeooo:rsid="0bb551de"/>
    </style:style>
    <style:style style:name="T1566" style:family="text">
      <style:text-properties officeooo:rsid="0bb90056"/>
    </style:style>
    <style:style style:name="T1567" style:family="text">
      <style:text-properties officeooo:rsid="0bba9d35"/>
    </style:style>
    <style:style style:name="T1568" style:family="text">
      <style:text-properties officeooo:rsid="0bbb4c07"/>
    </style:style>
    <style:style style:name="T1569" style:family="text">
      <style:text-properties officeooo:rsid="0bc026c6"/>
    </style:style>
    <style:style style:name="T1570" style:family="text">
      <style:text-properties officeooo:rsid="0bc1c5a3"/>
    </style:style>
    <style:style style:name="T1571" style:family="text">
      <style:text-properties officeooo:rsid="0bc378e2"/>
    </style:style>
    <style:style style:name="T1572" style:family="text">
      <style:text-properties officeooo:rsid="0bc5eeec"/>
    </style:style>
    <style:style style:name="T1573" style:family="text">
      <style:text-properties officeooo:rsid="0bc6186b"/>
    </style:style>
    <style:style style:name="T1574" style:family="text">
      <style:text-properties officeooo:rsid="0bc7a4a9"/>
    </style:style>
    <style:style style:name="T1575" style:family="text">
      <style:text-properties officeooo:rsid="0bc89bdc"/>
    </style:style>
    <style:style style:name="T1576" style:family="text">
      <style:text-properties officeooo:rsid="0bc962b1"/>
    </style:style>
    <style:style style:name="T1577" style:family="text">
      <style:text-properties officeooo:rsid="0bca8c78"/>
    </style:style>
    <style:style style:name="T1578" style:family="text">
      <style:text-properties officeooo:rsid="0bcb5e77"/>
    </style:style>
    <style:style style:name="T1579" style:family="text">
      <style:text-properties officeooo:rsid="0bcc871a"/>
    </style:style>
    <style:style style:name="T1580" style:family="text">
      <style:text-properties officeooo:rsid="0bccb995"/>
    </style:style>
    <style:style style:name="T1581" style:family="text">
      <style:text-properties officeooo:rsid="0bcde788"/>
    </style:style>
    <style:style style:name="T1582" style:family="text">
      <style:text-properties officeooo:rsid="0bcfd590"/>
    </style:style>
    <style:style style:name="T1583" style:family="text">
      <style:text-properties officeooo:rsid="0bd1aae6"/>
    </style:style>
    <style:style style:name="T1584" style:family="text">
      <style:text-properties officeooo:rsid="0bd21a52"/>
    </style:style>
    <style:style style:name="T1585" style:family="text">
      <style:text-properties officeooo:rsid="0bd251db"/>
    </style:style>
    <style:style style:name="T1586" style:family="text">
      <style:text-properties officeooo:rsid="0bd35100"/>
    </style:style>
    <style:style style:name="T1587" style:family="text">
      <style:text-properties officeooo:rsid="0bd511a5"/>
    </style:style>
    <style:style style:name="T1588" style:family="text">
      <style:text-properties officeooo:rsid="0bd67734"/>
    </style:style>
    <style:style style:name="T1589" style:family="text">
      <style:text-properties officeooo:rsid="0bd75294"/>
    </style:style>
    <style:style style:name="T1590" style:family="text">
      <style:text-properties officeooo:rsid="0bdb9a15"/>
    </style:style>
    <style:style style:name="T1591" style:family="text">
      <style:text-properties officeooo:rsid="0bdcfea9"/>
    </style:style>
    <style:style style:name="T1592" style:family="text">
      <style:text-properties officeooo:rsid="0bdd8ea7"/>
    </style:style>
    <style:style style:name="T1593" style:family="text">
      <style:text-properties officeooo:rsid="0bdecd4f"/>
    </style:style>
    <style:style style:name="T1594" style:family="text">
      <style:text-properties officeooo:rsid="0be067e2"/>
    </style:style>
    <style:style style:name="T1595" style:family="text">
      <style:text-properties officeooo:rsid="0be1a148"/>
    </style:style>
    <style:style style:name="T1596" style:family="text">
      <style:text-properties officeooo:rsid="0be3715d"/>
    </style:style>
    <style:style style:name="T1597" style:family="text">
      <style:text-properties officeooo:rsid="0be55c7d"/>
    </style:style>
    <style:style style:name="T1598" style:family="text">
      <style:text-properties officeooo:rsid="0be66ebb"/>
    </style:style>
    <style:style style:name="T1599" style:family="text">
      <style:text-properties officeooo:rsid="0be778a3"/>
    </style:style>
    <style:style style:name="T1600" style:family="text">
      <style:text-properties officeooo:rsid="0be8d60c"/>
    </style:style>
    <style:style style:name="T1601" style:family="text">
      <style:text-properties officeooo:rsid="0be8e57e"/>
    </style:style>
    <style:style style:name="T1602" style:family="text">
      <style:text-properties officeooo:rsid="0be9a42d"/>
    </style:style>
    <style:style style:name="T1603" style:family="text">
      <style:text-properties officeooo:rsid="0bec5931"/>
    </style:style>
    <style:style style:name="T1604" style:family="text">
      <style:text-properties officeooo:rsid="0bed6791"/>
    </style:style>
    <style:style style:name="T1605" style:family="text">
      <style:text-properties officeooo:rsid="0bf0883b"/>
    </style:style>
    <style:style style:name="T1606" style:family="text">
      <style:text-properties officeooo:rsid="0bf2603a"/>
    </style:style>
    <style:style style:name="T1607" style:family="text">
      <style:text-properties officeooo:rsid="0bf42d8c"/>
    </style:style>
    <style:style style:name="T1608" style:family="text">
      <style:text-properties officeooo:rsid="0bf4c930"/>
    </style:style>
    <style:style style:name="T1609" style:family="text">
      <style:text-properties officeooo:rsid="0bf65aa7"/>
    </style:style>
    <style:style style:name="T1610" style:family="text">
      <style:text-properties officeooo:rsid="0bf78dba"/>
    </style:style>
    <style:style style:name="T1611" style:family="text">
      <style:text-properties officeooo:rsid="0bf8aeab"/>
    </style:style>
    <style:style style:name="T1612" style:family="text">
      <style:text-properties officeooo:rsid="0bf92fcf"/>
    </style:style>
    <style:style style:name="T1613" style:family="text">
      <style:text-properties officeooo:rsid="0bfbce51"/>
    </style:style>
    <style:style style:name="T1614" style:family="text">
      <style:text-properties officeooo:rsid="0bfecf4a"/>
    </style:style>
    <style:style style:name="T1615" style:family="text">
      <style:text-properties officeooo:rsid="0c00da0a"/>
    </style:style>
    <style:style style:name="T1616" style:family="text">
      <style:text-properties officeooo:rsid="0c028be8"/>
    </style:style>
    <style:style style:name="T1617" style:family="text">
      <style:text-properties officeooo:rsid="0c053516"/>
    </style:style>
    <style:style style:name="T1618" style:family="text">
      <style:text-properties officeooo:rsid="0c06d708"/>
    </style:style>
    <style:style style:name="T1619" style:family="text">
      <style:text-properties officeooo:rsid="0c07153d"/>
    </style:style>
    <style:style style:name="T1620" style:family="text">
      <style:text-properties officeooo:rsid="0c090a3b"/>
    </style:style>
    <style:style style:name="T1621" style:family="text">
      <style:text-properties officeooo:rsid="0c0a2512"/>
    </style:style>
    <style:style style:name="T1622" style:family="text">
      <style:text-properties officeooo:rsid="0c0b4dd5"/>
    </style:style>
    <style:style style:name="T1623" style:family="text">
      <style:text-properties officeooo:rsid="0c0b5834"/>
    </style:style>
    <style:style style:name="T1624" style:family="text">
      <style:text-properties officeooo:rsid="0c0cbac7"/>
    </style:style>
    <style:style style:name="T1625" style:family="text">
      <style:text-properties officeooo:rsid="0c0dc21e"/>
    </style:style>
    <style:style style:name="T1626" style:family="text">
      <style:text-properties officeooo:rsid="0c11caca"/>
    </style:style>
    <style:style style:name="T1627" style:family="text">
      <style:text-properties officeooo:rsid="0c11d6ab"/>
    </style:style>
    <style:style style:name="T1628" style:family="text">
      <style:text-properties officeooo:rsid="0c1245f8"/>
    </style:style>
    <style:style style:name="T1629" style:family="text">
      <style:text-properties officeooo:rsid="0c160415"/>
    </style:style>
    <style:style style:name="T1630" style:family="text">
      <style:text-properties officeooo:rsid="0c173ec3"/>
    </style:style>
    <style:style style:name="T1631" style:family="text">
      <style:text-properties officeooo:rsid="0c17cf8c"/>
    </style:style>
    <style:style style:name="T1632" style:family="text">
      <style:text-properties officeooo:rsid="0c196e3f"/>
    </style:style>
    <style:style style:name="T1633" style:family="text">
      <style:text-properties officeooo:rsid="0c1a8565"/>
    </style:style>
    <style:style style:name="T1634" style:family="text">
      <style:text-properties officeooo:rsid="0c1ac10e"/>
    </style:style>
    <style:style style:name="T1635" style:family="text">
      <style:text-properties officeooo:rsid="0c1c92b2"/>
    </style:style>
    <style:style style:name="T1636" style:family="text">
      <style:text-properties officeooo:rsid="0c1e6597"/>
    </style:style>
    <style:style style:name="T1637" style:family="text">
      <style:text-properties officeooo:rsid="0c2039f8"/>
    </style:style>
    <style:style style:name="T1638" style:family="text">
      <style:text-properties officeooo:rsid="0c20c3dd"/>
    </style:style>
    <style:style style:name="T1639" style:family="text">
      <style:text-properties officeooo:rsid="0c237094"/>
    </style:style>
    <style:style style:name="T1640" style:family="text">
      <style:text-properties officeooo:rsid="0c23a6f7"/>
    </style:style>
    <style:style style:name="T1641" style:family="text">
      <style:text-properties officeooo:rsid="0c259f64"/>
    </style:style>
    <style:style style:name="T1642" style:family="text">
      <style:text-properties officeooo:rsid="0c25d0af"/>
    </style:style>
    <style:style style:name="T1643" style:family="text">
      <style:text-properties officeooo:rsid="0c28c1aa"/>
    </style:style>
    <style:style style:name="T1644" style:family="text">
      <style:text-properties officeooo:rsid="0c2a5b7a"/>
    </style:style>
    <style:style style:name="T1645" style:family="text">
      <style:text-properties officeooo:rsid="0c2b0ec0"/>
    </style:style>
    <style:style style:name="T1646" style:family="text">
      <style:text-properties officeooo:rsid="0c2bf422"/>
    </style:style>
    <style:style style:name="T1647" style:family="text">
      <style:text-properties officeooo:rsid="0c2c1563"/>
    </style:style>
    <style:style style:name="T1648" style:family="text">
      <style:text-properties officeooo:rsid="0c2d3c5b"/>
    </style:style>
    <style:style style:name="T1649" style:family="text">
      <style:text-properties officeooo:rsid="0c2e45b4"/>
    </style:style>
    <style:style style:name="T1650" style:family="text">
      <style:text-properties officeooo:rsid="0c30798e"/>
    </style:style>
    <style:style style:name="T1651" style:family="text">
      <style:text-properties officeooo:rsid="0c33e600"/>
    </style:style>
    <style:style style:name="T1652" style:family="text">
      <style:text-properties officeooo:rsid="0c341902"/>
    </style:style>
    <style:style style:name="T1653" style:family="text">
      <style:text-properties officeooo:rsid="0c35f12a"/>
    </style:style>
    <style:style style:name="T1654" style:family="text">
      <style:text-properties officeooo:rsid="0c37ff45"/>
    </style:style>
    <style:style style:name="T1655" style:family="text">
      <style:text-properties officeooo:rsid="0c39f288"/>
    </style:style>
    <style:style style:name="T1656" style:family="text">
      <style:text-properties officeooo:rsid="0c3bdcfd"/>
    </style:style>
    <style:style style:name="T1657" style:family="text">
      <style:text-properties officeooo:rsid="0c402080"/>
    </style:style>
    <style:style style:name="T1658" style:family="text">
      <style:text-properties officeooo:rsid="0c411391"/>
    </style:style>
    <style:style style:name="T1659" style:family="text">
      <style:text-properties officeooo:rsid="0c41f0e9"/>
    </style:style>
    <style:style style:name="T1660" style:family="text">
      <style:text-properties officeooo:rsid="0c48cd20"/>
    </style:style>
    <style:style style:name="T1661" style:family="text">
      <style:text-properties officeooo:rsid="0c48e1a4"/>
    </style:style>
    <style:style style:name="T1662" style:family="text">
      <style:text-properties officeooo:rsid="0c49590a"/>
    </style:style>
    <style:style style:name="T1663" style:family="text">
      <style:text-properties officeooo:rsid="0c4b0d55"/>
    </style:style>
    <style:style style:name="T1664" style:family="text">
      <style:text-properties officeooo:rsid="0c4b3a57"/>
    </style:style>
    <style:style style:name="T1665" style:family="text">
      <style:text-properties officeooo:rsid="0c4cec11"/>
    </style:style>
    <style:style style:name="T1666" style:family="text">
      <style:text-properties officeooo:rsid="0c4ee431"/>
    </style:style>
    <style:style style:name="T1667" style:family="text">
      <style:text-properties officeooo:rsid="0c517a80"/>
    </style:style>
    <style:style style:name="T1668" style:family="text">
      <style:text-properties officeooo:rsid="0c52a2e8"/>
    </style:style>
    <style:style style:name="T1669" style:family="text">
      <style:text-properties officeooo:rsid="0c53bf3d"/>
    </style:style>
    <style:style style:name="T1670" style:family="text">
      <style:text-properties officeooo:rsid="0c56ddf6"/>
    </style:style>
    <style:style style:name="T1671" style:family="text">
      <style:text-properties officeooo:rsid="0c582a1f"/>
    </style:style>
    <style:style style:name="T1672" style:family="text">
      <style:text-properties officeooo:rsid="0c5936b2"/>
    </style:style>
    <style:style style:name="T1673" style:family="text">
      <style:text-properties officeooo:rsid="0c59c9da"/>
    </style:style>
    <style:style style:name="T1674" style:family="text">
      <style:text-properties officeooo:rsid="0c5a9149"/>
    </style:style>
    <style:style style:name="T1675" style:family="text">
      <style:text-properties officeooo:rsid="0c5b2cfa"/>
    </style:style>
    <style:style style:name="T1676" style:family="text">
      <style:text-properties officeooo:rsid="0c5de741"/>
    </style:style>
    <style:style style:name="T1677" style:family="text">
      <style:text-properties officeooo:rsid="0c61d1f4"/>
    </style:style>
    <style:style style:name="T1678" style:family="text">
      <style:text-properties officeooo:rsid="0c6394ed"/>
    </style:style>
    <style:style style:name="T1679" style:family="text">
      <style:text-properties officeooo:rsid="0c641acc"/>
    </style:style>
    <style:style style:name="T1680" style:family="text">
      <style:text-properties officeooo:rsid="0c65c732"/>
    </style:style>
    <style:style style:name="T1681" style:family="text">
      <style:text-properties officeooo:rsid="0c67bb6b"/>
    </style:style>
    <style:style style:name="T1682" style:family="text">
      <style:text-properties officeooo:rsid="0c67ce8d"/>
    </style:style>
    <style:style style:name="T1683" style:family="text">
      <style:text-properties officeooo:rsid="0c683a29"/>
    </style:style>
    <style:style style:name="T1684" style:family="text">
      <style:text-properties officeooo:rsid="0c692c97"/>
    </style:style>
    <style:style style:name="T1685" style:family="text">
      <style:text-properties officeooo:rsid="0c6a3838"/>
    </style:style>
    <style:style style:name="T1686" style:family="text">
      <style:text-properties officeooo:rsid="0c6c1a79"/>
    </style:style>
    <style:style style:name="T1687" style:family="text">
      <style:text-properties officeooo:rsid="0c6e484d"/>
    </style:style>
    <style:style style:name="T1688" style:family="text">
      <style:text-properties officeooo:rsid="0c712059"/>
    </style:style>
    <style:style style:name="T1689" style:family="text">
      <style:text-properties officeooo:rsid="0c718b57"/>
    </style:style>
    <style:style style:name="T1690" style:family="text">
      <style:text-properties officeooo:rsid="0c72bec2"/>
    </style:style>
    <style:style style:name="T1691" style:family="text">
      <style:text-properties officeooo:rsid="0c735704"/>
    </style:style>
    <style:style style:name="T1692" style:family="text">
      <style:text-properties officeooo:rsid="0c75385c"/>
    </style:style>
    <style:style style:name="T1693" style:family="text">
      <style:text-properties officeooo:rsid="0c76dadb"/>
    </style:style>
    <style:style style:name="T1694" style:family="text">
      <style:text-properties officeooo:rsid="0c77006a"/>
    </style:style>
    <style:style style:name="T1695" style:family="text">
      <style:text-properties officeooo:rsid="0c7847cb"/>
    </style:style>
    <style:style style:name="T1696" style:family="text">
      <style:text-properties officeooo:rsid="0c7983f5"/>
    </style:style>
    <style:style style:name="T1697" style:family="text">
      <style:text-properties officeooo:rsid="0c7a2b5b"/>
    </style:style>
    <style:style style:name="T1698" style:family="text">
      <style:text-properties officeooo:rsid="0c7cf348"/>
    </style:style>
    <style:style style:name="T1699" style:family="text">
      <style:text-properties officeooo:rsid="0c7d0d53"/>
    </style:style>
    <style:style style:name="T1700" style:family="text">
      <style:text-properties officeooo:rsid="0c7de67f"/>
    </style:style>
    <style:style style:name="T1701" style:family="text">
      <style:text-properties officeooo:rsid="0c7e4823"/>
    </style:style>
    <style:style style:name="T1702" style:family="text">
      <style:text-properties officeooo:rsid="0c7ece47"/>
    </style:style>
    <style:style style:name="T1703" style:family="text">
      <style:text-properties officeooo:rsid="0c7f32c6"/>
    </style:style>
    <style:style style:name="T1704" style:family="text">
      <style:text-properties officeooo:rsid="0c8047ce"/>
    </style:style>
    <style:style style:name="T1705" style:family="text">
      <style:text-properties officeooo:rsid="0c856c58"/>
    </style:style>
    <style:style style:name="T1706" style:family="text">
      <style:text-properties officeooo:rsid="0c8742d1"/>
    </style:style>
    <style:style style:name="T1707" style:family="text">
      <style:text-properties officeooo:rsid="0c88e316"/>
    </style:style>
    <style:style style:name="T1708" style:family="text">
      <style:text-properties officeooo:rsid="0c8aa3ba"/>
    </style:style>
    <style:style style:name="T1709" style:family="text">
      <style:text-properties officeooo:rsid="0c8c13fa"/>
    </style:style>
    <style:style style:name="T1710" style:family="text">
      <style:text-properties officeooo:rsid="0c8e2e07"/>
    </style:style>
    <style:style style:name="T1711" style:family="text">
      <style:text-properties officeooo:rsid="0c8f0613"/>
    </style:style>
    <style:style style:name="T1712" style:family="text">
      <style:text-properties officeooo:rsid="0c8f4f6b"/>
    </style:style>
    <style:style style:name="T1713" style:family="text">
      <style:text-properties officeooo:rsid="0c912b88"/>
    </style:style>
    <style:style style:name="T1714" style:family="text">
      <style:text-properties officeooo:rsid="0c91c67c"/>
    </style:style>
    <style:style style:name="T1715" style:family="text">
      <style:text-properties officeooo:rsid="0c953a17"/>
    </style:style>
    <style:style style:name="T1716" style:family="text">
      <style:text-properties officeooo:rsid="0c966405"/>
    </style:style>
    <style:style style:name="T1717" style:family="text">
      <style:text-properties officeooo:rsid="0c985b6e"/>
    </style:style>
    <style:style style:name="T1718" style:family="text">
      <style:text-properties officeooo:rsid="0c99cfa9"/>
    </style:style>
    <style:style style:name="T1719" style:family="text">
      <style:text-properties officeooo:rsid="0c99fb33"/>
    </style:style>
    <style:style style:name="T1720" style:family="text">
      <style:text-properties officeooo:rsid="0c9add6b"/>
    </style:style>
    <style:style style:name="T1721" style:family="text">
      <style:text-properties officeooo:rsid="0c9c3d90"/>
    </style:style>
    <style:style style:name="T1722" style:family="text">
      <style:text-properties officeooo:rsid="0c9db75f"/>
    </style:style>
    <style:style style:name="T1723" style:family="text">
      <style:text-properties officeooo:rsid="0c9ef4b8"/>
    </style:style>
    <style:style style:name="T1724" style:family="text">
      <style:text-properties officeooo:rsid="0ca1ca36"/>
    </style:style>
    <style:style style:name="T1725" style:family="text">
      <style:text-properties officeooo:rsid="0ca3fbc6"/>
    </style:style>
    <style:style style:name="T1726" style:family="text">
      <style:text-properties officeooo:rsid="0ca64938"/>
    </style:style>
    <style:style style:name="T1727" style:family="text">
      <style:text-properties officeooo:rsid="0ca8703b"/>
    </style:style>
    <style:style style:name="T1728" style:family="text">
      <style:text-properties officeooo:rsid="0ca913a5"/>
    </style:style>
    <style:style style:name="T1729" style:family="text">
      <style:text-properties officeooo:rsid="0caaeeb9"/>
    </style:style>
    <style:style style:name="T1730" style:family="text">
      <style:text-properties officeooo:rsid="0caba0dd"/>
    </style:style>
    <style:style style:name="T1731" style:family="text">
      <style:text-properties officeooo:rsid="0cac1355"/>
    </style:style>
    <style:style style:name="T1732" style:family="text">
      <style:text-properties officeooo:rsid="0cad3393"/>
    </style:style>
    <style:style style:name="T1733" style:family="text">
      <style:text-properties officeooo:rsid="0cad923e"/>
    </style:style>
    <style:style style:name="T1734" style:family="text">
      <style:text-properties officeooo:rsid="0caf7800"/>
    </style:style>
    <style:style style:name="T1735" style:family="text">
      <style:text-properties officeooo:rsid="0cb06555"/>
    </style:style>
    <style:style style:name="T1736" style:family="text">
      <style:text-properties officeooo:rsid="0cb24aff"/>
    </style:style>
    <style:style style:name="T1737" style:family="text">
      <style:text-properties officeooo:rsid="0cb37a28"/>
    </style:style>
    <style:style style:name="T1738" style:family="text">
      <style:text-properties officeooo:rsid="0cb58051"/>
    </style:style>
    <style:style style:name="T1739" style:family="text">
      <style:text-properties officeooo:rsid="0cb704e4"/>
    </style:style>
    <style:style style:name="T1740" style:family="text">
      <style:text-properties officeooo:rsid="0cb75058"/>
    </style:style>
    <style:style style:name="T1741" style:family="text">
      <style:text-properties officeooo:rsid="0cb87af2"/>
    </style:style>
    <style:style style:name="T1742" style:family="text">
      <style:text-properties officeooo:rsid="0cb97785"/>
    </style:style>
    <style:style style:name="T1743" style:family="text">
      <style:text-properties officeooo:rsid="0cbe2793"/>
    </style:style>
    <style:style style:name="T1744" style:family="text">
      <style:text-properties officeooo:rsid="0cbf55dd"/>
    </style:style>
    <style:style style:name="T1745" style:family="text">
      <style:text-properties officeooo:rsid="0cc11408"/>
    </style:style>
    <style:style style:name="T1746" style:family="text">
      <style:text-properties officeooo:rsid="0cc134bf"/>
    </style:style>
    <style:style style:name="T1747" style:family="text">
      <style:text-properties officeooo:rsid="0cc2a9b0"/>
    </style:style>
    <style:style style:name="T1748" style:family="text">
      <style:text-properties officeooo:rsid="0cc4ccfa"/>
    </style:style>
    <style:style style:name="T1749" style:family="text">
      <style:text-properties officeooo:rsid="0cc596e6"/>
    </style:style>
    <style:style style:name="T1750" style:family="text">
      <style:text-properties officeooo:rsid="0cc636e5"/>
    </style:style>
    <style:style style:name="T1751" style:family="text">
      <style:text-properties officeooo:rsid="0cc8e8d7"/>
    </style:style>
    <style:style style:name="T1752" style:family="text">
      <style:text-properties officeooo:rsid="0cc95860"/>
    </style:style>
    <style:style style:name="T1753" style:family="text">
      <style:text-properties officeooo:rsid="0ccbe40f"/>
    </style:style>
    <style:style style:name="T1754" style:family="text">
      <style:text-properties officeooo:rsid="0ccfc901"/>
    </style:style>
    <style:style style:name="T1755" style:family="text">
      <style:text-properties officeooo:rsid="0cd0e00f"/>
    </style:style>
    <style:style style:name="T1756" style:family="text">
      <style:text-properties officeooo:rsid="0cd262c1"/>
    </style:style>
    <style:style style:name="T1757" style:family="text">
      <style:text-properties officeooo:rsid="0cd5199b"/>
    </style:style>
    <style:style style:name="T1758" style:family="text">
      <style:text-properties officeooo:rsid="0cd6e63b"/>
    </style:style>
    <style:style style:name="T1759" style:family="text">
      <style:text-properties officeooo:rsid="0cd86057"/>
    </style:style>
    <style:style style:name="T1760" style:family="text">
      <style:text-properties officeooo:rsid="0cda6dff"/>
    </style:style>
    <style:style style:name="T1761" style:family="text">
      <style:text-properties officeooo:rsid="0cdacf6e"/>
    </style:style>
    <style:style style:name="T1762" style:family="text">
      <style:text-properties officeooo:rsid="0cdadad0"/>
    </style:style>
    <style:style style:name="T1763" style:family="text">
      <style:text-properties officeooo:rsid="0cdbbf32"/>
    </style:style>
    <style:style style:name="T1764" style:family="text">
      <style:text-properties officeooo:rsid="0cdcdc94"/>
    </style:style>
    <style:style style:name="T1765" style:family="text">
      <style:text-properties officeooo:rsid="0cdea8f3"/>
    </style:style>
    <style:style style:name="T1766" style:family="text">
      <style:text-properties officeooo:rsid="0ce071aa"/>
    </style:style>
    <style:style style:name="T1767" style:family="text">
      <style:text-properties officeooo:rsid="0ce1f8ef"/>
    </style:style>
    <style:style style:name="T1768" style:family="text">
      <style:text-properties officeooo:rsid="0ce20ede"/>
    </style:style>
    <style:style style:name="T1769" style:family="text">
      <style:text-properties officeooo:rsid="0ce3d138"/>
    </style:style>
    <style:style style:name="T1770" style:family="text">
      <style:text-properties officeooo:rsid="0ce48ba9"/>
    </style:style>
    <style:style style:name="T1771" style:family="text">
      <style:text-properties officeooo:rsid="0ce61041"/>
    </style:style>
    <style:style style:name="T1772" style:family="text">
      <style:text-properties officeooo:rsid="0ce70a63"/>
    </style:style>
    <style:style style:name="T1773" style:family="text">
      <style:text-properties officeooo:rsid="0ce73aea"/>
    </style:style>
    <style:style style:name="T1774" style:family="text">
      <style:text-properties officeooo:rsid="0ce89a7c"/>
    </style:style>
    <style:style style:name="T1775" style:family="text">
      <style:text-properties officeooo:rsid="0cea04a1"/>
    </style:style>
    <style:style style:name="T1776" style:family="text">
      <style:text-properties officeooo:rsid="0cea3a3d"/>
    </style:style>
    <style:style style:name="T1777" style:family="text">
      <style:text-properties officeooo:rsid="0cead7a9"/>
    </style:style>
    <style:style style:name="T1778" style:family="text">
      <style:text-properties officeooo:rsid="0cebf51c"/>
    </style:style>
    <style:style style:name="T1779" style:family="text">
      <style:text-properties officeooo:rsid="0cf17178"/>
    </style:style>
    <style:style style:name="T1780" style:family="text">
      <style:text-properties officeooo:rsid="0cf2760d"/>
    </style:style>
    <style:style style:name="T1781" style:family="text">
      <style:text-properties officeooo:rsid="0cf34945"/>
    </style:style>
    <style:style style:name="T1782" style:family="text">
      <style:text-properties officeooo:rsid="0cf71b24"/>
    </style:style>
    <style:style style:name="T1783" style:family="text">
      <style:text-properties officeooo:rsid="0cf76011"/>
    </style:style>
    <style:style style:name="T1784" style:family="text">
      <style:text-properties officeooo:rsid="0cf8bb78"/>
    </style:style>
    <style:style style:name="T1785" style:family="text">
      <style:text-properties officeooo:rsid="0cfa5e14"/>
    </style:style>
    <style:style style:name="T1786" style:family="text">
      <style:text-properties officeooo:rsid="0cfa754e"/>
    </style:style>
    <style:style style:name="T1787" style:family="text">
      <style:text-properties officeooo:rsid="0cfb9537"/>
    </style:style>
    <style:style style:name="T1788" style:family="text">
      <style:text-properties officeooo:rsid="0cff1d6c"/>
    </style:style>
    <style:style style:name="T1789" style:family="text">
      <style:text-properties officeooo:rsid="0cff61d6"/>
    </style:style>
    <style:style style:name="T1790" style:family="text">
      <style:text-properties officeooo:rsid="0d00880c"/>
    </style:style>
    <style:style style:name="T1791" style:family="text">
      <style:text-properties officeooo:rsid="0d01a914"/>
    </style:style>
    <style:style style:name="T1792" style:family="text">
      <style:text-properties officeooo:rsid="0d01ff19"/>
    </style:style>
    <style:style style:name="T1793" style:family="text">
      <style:text-properties officeooo:rsid="0d02c634"/>
    </style:style>
    <style:style style:name="T1794" style:family="text">
      <style:text-properties officeooo:rsid="0d030a08"/>
    </style:style>
    <style:style style:name="T1795" style:family="text">
      <style:text-properties officeooo:rsid="0d04bda3"/>
    </style:style>
    <style:style style:name="T1796" style:family="text">
      <style:text-properties officeooo:rsid="0d056ab9"/>
    </style:style>
    <style:style style:name="T1797" style:family="text">
      <style:text-properties officeooo:rsid="0d074acb"/>
    </style:style>
    <style:style style:name="T1798" style:family="text">
      <style:text-properties officeooo:rsid="0d079352"/>
    </style:style>
    <style:style style:name="T1799" style:family="text">
      <style:text-properties officeooo:rsid="0d0b594d"/>
    </style:style>
    <style:style style:name="T1800" style:family="text">
      <style:text-properties officeooo:rsid="0d0e9c20"/>
    </style:style>
    <style:style style:name="T1801" style:family="text">
      <style:text-properties officeooo:rsid="0d1027e9"/>
    </style:style>
    <style:style style:name="T1802" style:family="text">
      <style:text-properties officeooo:rsid="0d115b0d"/>
    </style:style>
    <style:style style:name="T1803" style:family="text">
      <style:text-properties officeooo:rsid="0d13535a"/>
    </style:style>
    <style:style style:name="T1804" style:family="text">
      <style:text-properties officeooo:rsid="0d149dbe"/>
    </style:style>
    <style:style style:name="T1805" style:family="text">
      <style:text-properties officeooo:rsid="0d15b7c6"/>
    </style:style>
    <style:style style:name="T1806" style:family="text">
      <style:text-properties officeooo:rsid="0d1766f3"/>
    </style:style>
    <style:style style:name="T1807" style:family="text">
      <style:text-properties officeooo:rsid="0d18c95a"/>
    </style:style>
    <style:style style:name="T1808" style:family="text">
      <style:text-properties officeooo:rsid="0d1a2bb3"/>
    </style:style>
    <style:style style:name="T1809" style:family="text">
      <style:text-properties officeooo:rsid="0d1a52f0"/>
    </style:style>
    <style:style style:name="T1810" style:family="text">
      <style:text-properties officeooo:rsid="0d1c17c8"/>
    </style:style>
    <style:style style:name="T1811" style:family="text">
      <style:text-properties officeooo:rsid="0d1e50b3"/>
    </style:style>
    <style:style style:name="T1812" style:family="text">
      <style:text-properties officeooo:rsid="0d1f7d8d"/>
    </style:style>
    <style:style style:name="T1813" style:family="text">
      <style:text-properties officeooo:rsid="0d2044ce"/>
    </style:style>
    <style:style style:name="T1814" style:family="text">
      <style:text-properties officeooo:rsid="0d204a68"/>
    </style:style>
    <style:style style:name="T1815" style:family="text">
      <style:text-properties officeooo:rsid="0d206403"/>
    </style:style>
    <style:style style:name="T1816" style:family="text">
      <style:text-properties officeooo:rsid="0d20f6bf"/>
    </style:style>
    <style:style style:name="T1817" style:family="text">
      <style:text-properties officeooo:rsid="0d212c98"/>
    </style:style>
    <style:style style:name="T1818" style:family="text">
      <style:text-properties officeooo:rsid="0d224b61"/>
    </style:style>
    <style:style style:name="T1819" style:family="text">
      <style:text-properties officeooo:rsid="0d241450"/>
    </style:style>
    <style:style style:name="T1820" style:family="text">
      <style:text-properties officeooo:rsid="0d24ed81"/>
    </style:style>
    <style:style style:name="T1821" style:family="text">
      <style:text-properties officeooo:rsid="0d26ba6e"/>
    </style:style>
    <style:style style:name="T1822" style:family="text">
      <style:text-properties officeooo:rsid="0d27af78"/>
    </style:style>
    <style:style style:name="T1823" style:family="text">
      <style:text-properties officeooo:rsid="0d2922e3"/>
    </style:style>
    <style:style style:name="T1824" style:family="text">
      <style:text-properties officeooo:rsid="0d2b2134"/>
    </style:style>
    <style:style style:name="T1825" style:family="text">
      <style:text-properties officeooo:rsid="0d3c26ce"/>
    </style:style>
    <style:style style:name="T1826" style:family="text">
      <style:text-properties officeooo:rsid="0d3f54d4"/>
    </style:style>
    <style:style style:name="T1827" style:family="text">
      <style:text-properties officeooo:rsid="0d3fc833"/>
    </style:style>
    <style:style style:name="T1828" style:family="text">
      <style:text-properties officeooo:rsid="0d403b2b"/>
    </style:style>
    <style:style style:name="T1829" style:family="text">
      <style:text-properties officeooo:rsid="0d421838"/>
    </style:style>
    <style:style style:name="T1830" style:family="text">
      <style:text-properties officeooo:rsid="0d441399"/>
    </style:style>
    <style:style style:name="T1831" style:family="text">
      <style:text-properties officeooo:rsid="0d46609e"/>
    </style:style>
    <style:style style:name="T1832" style:family="text">
      <style:text-properties officeooo:rsid="0d47cc63"/>
    </style:style>
    <style:style style:name="T1833" style:family="text">
      <style:text-properties officeooo:rsid="0d49f01c"/>
    </style:style>
    <style:style style:name="T1834" style:family="text">
      <style:text-properties officeooo:rsid="0d4acf8a"/>
    </style:style>
    <style:style style:name="T1835" style:family="text">
      <style:text-properties officeooo:rsid="0d4cd987"/>
    </style:style>
    <style:style style:name="T1836" style:family="text">
      <style:text-properties officeooo:rsid="0d4df383"/>
    </style:style>
    <style:style style:name="T1837" style:family="text">
      <style:text-properties officeooo:rsid="0d4ee2f6"/>
    </style:style>
    <style:style style:name="T1838" style:family="text">
      <style:text-properties officeooo:rsid="0d4faae3"/>
    </style:style>
    <style:style style:name="T1839" style:family="text">
      <style:text-properties officeooo:rsid="0d50d104"/>
    </style:style>
    <style:style style:name="T1840" style:family="text">
      <style:text-properties officeooo:rsid="0d529151"/>
    </style:style>
    <style:style style:name="T1841" style:family="text">
      <style:text-properties officeooo:rsid="0d52fbd6"/>
    </style:style>
    <style:style style:name="T1842" style:family="text">
      <style:text-properties officeooo:rsid="0d5367af"/>
    </style:style>
    <style:style style:name="T1843" style:family="text">
      <style:text-properties officeooo:rsid="0d554526"/>
    </style:style>
    <style:style style:name="T1844" style:family="text">
      <style:text-properties officeooo:rsid="0d56cf87"/>
    </style:style>
    <style:style style:name="T1845" style:family="text">
      <style:text-properties officeooo:rsid="0d570e73"/>
    </style:style>
    <style:style style:name="T1846" style:family="text">
      <style:text-properties officeooo:rsid="0d58c25a"/>
    </style:style>
    <style:style style:name="T1847" style:family="text">
      <style:text-properties officeooo:rsid="0d5959b8"/>
    </style:style>
    <style:style style:name="T1848" style:family="text">
      <style:text-properties officeooo:rsid="0d59c19f"/>
    </style:style>
    <style:style style:name="T1849" style:family="text">
      <style:text-properties officeooo:rsid="0d5b428b"/>
    </style:style>
    <style:style style:name="T1850" style:family="text">
      <style:text-properties officeooo:rsid="0d5c1f39"/>
    </style:style>
    <style:style style:name="T1851" style:family="text">
      <style:text-properties officeooo:rsid="0d5e489c"/>
    </style:style>
    <style:style style:name="T1852" style:family="text">
      <style:text-properties officeooo:rsid="0d600d39"/>
    </style:style>
    <style:style style:name="T1853" style:family="text">
      <style:text-properties officeooo:rsid="0d61b804"/>
    </style:style>
    <style:style style:name="T1854" style:family="text">
      <style:text-properties officeooo:rsid="0d632c1f"/>
    </style:style>
    <style:style style:name="T1855" style:family="text">
      <style:text-properties officeooo:rsid="0d67fc5d"/>
    </style:style>
    <style:style style:name="T1856" style:family="text">
      <style:text-properties officeooo:rsid="0d68e321"/>
    </style:style>
    <style:style style:name="T1857" style:family="text">
      <style:text-properties officeooo:rsid="0d6919ca"/>
    </style:style>
    <style:style style:name="T1858" style:family="text">
      <style:text-properties officeooo:rsid="0d6a035d"/>
    </style:style>
    <style:style style:name="T1859" style:family="text">
      <style:text-properties officeooo:rsid="0d6c44a9"/>
    </style:style>
    <style:style style:name="T1860" style:family="text">
      <style:text-properties officeooo:rsid="0d6db92f"/>
    </style:style>
    <style:style style:name="T1861" style:family="text">
      <style:text-properties officeooo:rsid="0d70322e"/>
    </style:style>
    <style:style style:name="T1862" style:family="text">
      <style:text-properties officeooo:rsid="0d715789"/>
    </style:style>
    <style:style style:name="T1863" style:family="text">
      <style:text-properties officeooo:rsid="0d729933"/>
    </style:style>
    <style:style style:name="T1864" style:family="text">
      <style:text-properties officeooo:rsid="0d729eca"/>
    </style:style>
    <style:style style:name="T1865" style:family="text">
      <style:text-properties officeooo:rsid="0d770f77"/>
    </style:style>
    <style:style style:name="T1866" style:family="text">
      <style:text-properties officeooo:rsid="0d784d01"/>
    </style:style>
    <style:style style:name="T1867" style:family="text">
      <style:text-properties officeooo:rsid="0d797562"/>
    </style:style>
    <style:style style:name="T1868" style:family="text">
      <style:text-properties officeooo:rsid="0d7b8b68"/>
    </style:style>
    <style:style style:name="T1869" style:family="text">
      <style:text-properties officeooo:rsid="0d7c1736"/>
    </style:style>
    <style:style style:name="T1870" style:family="text">
      <style:text-properties officeooo:rsid="0d7c9f5a"/>
    </style:style>
    <style:style style:name="T1871" style:family="text">
      <style:text-properties officeooo:rsid="0d7e769c"/>
    </style:style>
    <style:style style:name="T1872" style:family="text">
      <style:text-properties officeooo:rsid="0d7ebb98"/>
    </style:style>
    <style:style style:name="T1873" style:family="text">
      <style:text-properties officeooo:rsid="0d805f33"/>
    </style:style>
    <style:style style:name="T1874" style:family="text">
      <style:text-properties officeooo:rsid="0d81eb18"/>
    </style:style>
    <style:style style:name="T1875" style:family="text">
      <style:text-properties officeooo:rsid="0d85db34"/>
    </style:style>
    <style:style style:name="T1876" style:family="text">
      <style:text-properties officeooo:rsid="0d86de29"/>
    </style:style>
    <style:style style:name="T1877" style:family="text">
      <style:text-properties officeooo:rsid="0d870677"/>
    </style:style>
    <style:style style:name="T1878" style:family="text">
      <style:text-properties officeooo:rsid="0d8a11d9"/>
    </style:style>
    <style:style style:name="T1879" style:family="text">
      <style:text-properties officeooo:rsid="0d8ca6b7"/>
    </style:style>
    <style:style style:name="T1880" style:family="text">
      <style:text-properties officeooo:rsid="0d8e4b89"/>
    </style:style>
    <style:style style:name="T1881" style:family="text">
      <style:text-properties officeooo:rsid="0d901a97"/>
    </style:style>
    <style:style style:name="T1882" style:family="text">
      <style:text-properties officeooo:rsid="0d90f89d"/>
    </style:style>
    <style:style style:name="T1883" style:family="text">
      <style:text-properties officeooo:rsid="0d92f5a4"/>
    </style:style>
    <style:style style:name="T1884" style:family="text">
      <style:text-properties officeooo:rsid="0d930962"/>
    </style:style>
    <style:style style:name="T1885" style:family="text">
      <style:text-properties officeooo:rsid="0d968608"/>
    </style:style>
    <style:style style:name="T1886" style:family="text">
      <style:text-properties officeooo:rsid="0d96c1ea"/>
    </style:style>
    <style:style style:name="T1887" style:family="text">
      <style:text-properties officeooo:rsid="0d988e67"/>
    </style:style>
    <style:style style:name="T1888" style:family="text">
      <style:text-properties officeooo:rsid="0d9932d6"/>
    </style:style>
    <style:style style:name="T1889" style:family="text">
      <style:text-properties officeooo:rsid="0d99ea54"/>
    </style:style>
    <style:style style:name="T1890" style:family="text">
      <style:text-properties officeooo:rsid="0d9af3cb"/>
    </style:style>
    <style:style style:name="T1891" style:family="text">
      <style:text-properties officeooo:rsid="0d9c260b"/>
    </style:style>
    <style:style style:name="T1892" style:family="text">
      <style:text-properties officeooo:rsid="0d9d9532"/>
    </style:style>
    <style:style style:name="T1893" style:family="text">
      <style:text-properties officeooo:rsid="0d9f448c"/>
    </style:style>
    <style:style style:name="T1894" style:family="text">
      <style:text-properties officeooo:rsid="0da04222"/>
    </style:style>
    <style:style style:name="T1895" style:family="text">
      <style:text-properties officeooo:rsid="0da18a56"/>
    </style:style>
    <style:style style:name="T1896" style:family="text">
      <style:text-properties officeooo:rsid="0da20b75"/>
    </style:style>
    <style:style style:name="T1897" style:family="text">
      <style:text-properties officeooo:rsid="0da35cde"/>
    </style:style>
    <style:style style:name="T1898" style:family="text">
      <style:text-properties officeooo:rsid="0da50257"/>
    </style:style>
    <style:style style:name="T1899" style:family="text">
      <style:text-properties officeooo:rsid="0da60b1e"/>
    </style:style>
    <style:style style:name="T1900" style:family="text">
      <style:text-properties officeooo:rsid="0da6f8aa"/>
    </style:style>
    <style:style style:name="T1901" style:family="text">
      <style:text-properties officeooo:rsid="0da826cd"/>
    </style:style>
    <style:style style:name="T1902" style:family="text">
      <style:text-properties officeooo:rsid="0da83eb6"/>
    </style:style>
    <style:style style:name="T1903" style:family="text">
      <style:text-properties officeooo:rsid="0da865e0"/>
    </style:style>
    <style:style style:name="T1904" style:family="text">
      <style:text-properties officeooo:rsid="0daa18d3"/>
    </style:style>
    <style:style style:name="T1905" style:family="text">
      <style:text-properties officeooo:rsid="0daa88fc"/>
    </style:style>
    <style:style style:name="T1906" style:family="text">
      <style:text-properties officeooo:rsid="0dac0db3"/>
    </style:style>
    <style:style style:name="T1907" style:family="text">
      <style:text-properties officeooo:rsid="0dacc927"/>
    </style:style>
    <style:style style:name="T1908" style:family="text">
      <style:text-properties officeooo:rsid="0daff3e3"/>
    </style:style>
    <style:style style:name="T1909" style:family="text">
      <style:text-properties officeooo:rsid="0db1cde4"/>
    </style:style>
    <style:style style:name="T1910" style:family="text">
      <style:text-properties officeooo:rsid="0db370ec"/>
    </style:style>
    <style:style style:name="T1911" style:family="text">
      <style:text-properties officeooo:rsid="0db44079"/>
    </style:style>
    <style:style style:name="T1912" style:family="text">
      <style:text-properties officeooo:rsid="0db61bf3"/>
    </style:style>
    <style:style style:name="T1913" style:family="text">
      <style:text-properties officeooo:rsid="0db7c81b"/>
    </style:style>
    <style:style style:name="T1914" style:family="text">
      <style:text-properties officeooo:rsid="0db97649"/>
    </style:style>
    <style:style style:name="T1915" style:family="text">
      <style:text-properties officeooo:rsid="0dba0161"/>
    </style:style>
    <style:style style:name="T1916" style:family="text">
      <style:text-properties officeooo:rsid="0dba5ecb"/>
    </style:style>
    <style:style style:name="T1917" style:family="text">
      <style:text-properties officeooo:rsid="0dbab662"/>
    </style:style>
    <style:style style:name="T1918" style:family="text">
      <style:text-properties officeooo:rsid="0dbbc46d"/>
    </style:style>
    <style:style style:name="T1919" style:family="text">
      <style:text-properties officeooo:rsid="0dbc6d36"/>
    </style:style>
    <style:style style:name="T1920" style:family="text">
      <style:text-properties officeooo:rsid="0dbd681b"/>
    </style:style>
    <style:style style:name="T1921" style:family="text">
      <style:text-properties officeooo:rsid="0dbf27cb"/>
    </style:style>
    <style:style style:name="T1922" style:family="text">
      <style:text-properties officeooo:rsid="0dc0eff1"/>
    </style:style>
    <style:style style:name="T1923" style:family="text">
      <style:text-properties officeooo:rsid="0dc2d520"/>
    </style:style>
    <style:style style:name="T1924" style:family="text">
      <style:text-properties officeooo:rsid="0dc6c3bc"/>
    </style:style>
    <style:style style:name="T1925" style:family="text">
      <style:text-properties officeooo:rsid="0dc8be92"/>
    </style:style>
    <style:style style:name="T1926" style:family="text">
      <style:text-properties officeooo:rsid="0dca6f54"/>
    </style:style>
    <style:style style:name="T1927" style:family="text">
      <style:text-properties officeooo:rsid="0dcce78f"/>
    </style:style>
    <style:style style:name="T1928" style:family="text">
      <style:text-properties officeooo:rsid="0dccfa51"/>
    </style:style>
    <style:style style:name="T1929" style:family="text">
      <style:text-properties officeooo:rsid="0dce003e"/>
    </style:style>
    <style:style style:name="T1930" style:family="text">
      <style:text-properties officeooo:rsid="0dcfe216"/>
    </style:style>
    <style:style style:name="T1931" style:family="text">
      <style:text-properties officeooo:rsid="0dcff6a7"/>
    </style:style>
    <style:style style:name="T1932" style:family="text">
      <style:text-properties officeooo:rsid="0dd3d8aa"/>
    </style:style>
    <style:style style:name="T1933" style:family="text">
      <style:text-properties officeooo:rsid="0dd597a0"/>
    </style:style>
    <style:style style:name="T1934" style:family="text">
      <style:text-properties officeooo:rsid="0dd66a2d"/>
    </style:style>
    <style:style style:name="T1935" style:family="text">
      <style:text-properties officeooo:rsid="0dd8fe1b"/>
    </style:style>
    <style:style style:name="T1936" style:family="text">
      <style:text-properties officeooo:rsid="0ddb2045"/>
    </style:style>
    <style:style style:name="T1937" style:family="text">
      <style:text-properties officeooo:rsid="0ddbba03"/>
    </style:style>
    <style:style style:name="T1938" style:family="text">
      <style:text-properties officeooo:rsid="0ddeba75"/>
    </style:style>
    <style:style style:name="T1939" style:family="text">
      <style:text-properties officeooo:rsid="0de05915"/>
    </style:style>
    <style:style style:name="T1940" style:family="text">
      <style:text-properties officeooo:rsid="0de20747"/>
    </style:style>
    <style:style style:name="T1941" style:family="text">
      <style:text-properties officeooo:rsid="0de37f1a"/>
    </style:style>
    <style:style style:name="T1942" style:family="text">
      <style:text-properties officeooo:rsid="0de533a2"/>
    </style:style>
    <style:style style:name="T1943" style:family="text">
      <style:text-properties officeooo:rsid="0de69a97"/>
    </style:style>
    <style:style style:name="T1944" style:family="text">
      <style:text-properties officeooo:rsid="0dea8b8e"/>
    </style:style>
    <style:style style:name="T1945" style:family="text">
      <style:text-properties officeooo:rsid="0dec23aa"/>
    </style:style>
    <style:style style:name="T1946" style:family="text">
      <style:text-properties officeooo:rsid="0dee7dd7"/>
    </style:style>
    <style:style style:name="T1947" style:family="text">
      <style:text-properties officeooo:rsid="0df0163c"/>
    </style:style>
    <style:style style:name="T1948" style:family="text">
      <style:text-properties officeooo:rsid="0df02644"/>
    </style:style>
    <style:style style:name="T1949" style:family="text">
      <style:text-properties officeooo:rsid="0df21087"/>
    </style:style>
    <style:style style:name="T1950" style:family="text">
      <style:text-properties officeooo:rsid="0df49e6b"/>
    </style:style>
    <style:style style:name="T1951" style:family="text">
      <style:text-properties officeooo:rsid="0df525fe"/>
    </style:style>
    <style:style style:name="T1952" style:family="text">
      <style:text-properties officeooo:rsid="0df6fce1"/>
    </style:style>
    <style:style style:name="T1953" style:family="text">
      <style:text-properties officeooo:rsid="0dfa41e6"/>
    </style:style>
    <style:style style:name="T1954" style:family="text">
      <style:text-properties officeooo:rsid="0dfbbe95"/>
    </style:style>
    <style:style style:name="T1955" style:family="text">
      <style:text-properties officeooo:rsid="0dfc75f9"/>
    </style:style>
    <style:style style:name="T1956" style:family="text">
      <style:text-properties officeooo:rsid="0dfc97b3"/>
    </style:style>
    <style:style style:name="T1957" style:family="text">
      <style:text-properties officeooo:rsid="0dfe14e1"/>
    </style:style>
    <style:style style:name="T1958" style:family="text">
      <style:text-properties officeooo:rsid="0dfedc34"/>
    </style:style>
    <style:style style:name="T1959" style:family="text">
      <style:text-properties officeooo:rsid="0e007a5d"/>
    </style:style>
    <style:style style:name="T1960" style:family="text">
      <style:text-properties officeooo:rsid="0e017f1c"/>
    </style:style>
    <style:style style:name="T1961" style:family="text">
      <style:text-properties officeooo:rsid="0e03ca29"/>
    </style:style>
    <style:style style:name="T1962" style:family="text">
      <style:text-properties officeooo:rsid="0e04082d"/>
    </style:style>
    <style:style style:name="T1963" style:family="text">
      <style:text-properties officeooo:rsid="0e04a68d"/>
    </style:style>
    <style:style style:name="T1964" style:family="text">
      <style:text-properties officeooo:rsid="0e0629f1"/>
    </style:style>
    <style:style style:name="T1965" style:family="text">
      <style:text-properties officeooo:rsid="0e06a0a9"/>
    </style:style>
    <style:style style:name="T1966" style:family="text">
      <style:text-properties officeooo:rsid="0e088ef9"/>
    </style:style>
    <style:style style:name="T1967" style:family="text">
      <style:text-properties officeooo:rsid="0e0cb140"/>
    </style:style>
    <style:style style:name="T1968" style:family="text">
      <style:text-properties officeooo:rsid="0e0e07e6"/>
    </style:style>
    <style:style style:name="T1969" style:family="text">
      <style:text-properties officeooo:rsid="0e0eb64c"/>
    </style:style>
    <style:style style:name="T1970" style:family="text">
      <style:text-properties officeooo:rsid="0e0fb97f"/>
    </style:style>
    <style:style style:name="T1971" style:family="text">
      <style:text-properties officeooo:rsid="0e10c035"/>
    </style:style>
    <style:style style:name="T1972" style:family="text">
      <style:text-properties officeooo:rsid="0e14d68f"/>
    </style:style>
    <style:style style:name="T1973" style:family="text">
      <style:text-properties officeooo:rsid="0e158740"/>
    </style:style>
    <style:style style:name="T1974" style:family="text">
      <style:text-properties officeooo:rsid="0e17bca5"/>
    </style:style>
    <style:style style:name="T1975" style:family="text">
      <style:text-properties officeooo:rsid="0e1942fe"/>
    </style:style>
    <style:style style:name="T1976" style:family="text">
      <style:text-properties officeooo:rsid="0e1bb834"/>
    </style:style>
    <style:style style:name="T1977" style:family="text">
      <style:text-properties officeooo:rsid="0e1e30b8"/>
    </style:style>
    <style:style style:name="T1978" style:family="text">
      <style:text-properties officeooo:rsid="0e2000c7"/>
    </style:style>
    <style:style style:name="T1979" style:family="text">
      <style:text-properties officeooo:rsid="0e21a55b"/>
    </style:style>
    <style:style style:name="T1980" style:family="text">
      <style:text-properties officeooo:rsid="0e21ec5c"/>
    </style:style>
    <style:style style:name="T1981" style:family="text">
      <style:text-properties officeooo:rsid="0e2259dc"/>
    </style:style>
    <style:style style:name="T1982" style:family="text">
      <style:text-properties officeooo:rsid="0e243c15"/>
    </style:style>
    <style:style style:name="T1983" style:family="text">
      <style:text-properties officeooo:rsid="0e25b79c"/>
    </style:style>
    <style:style style:name="T1984" style:family="text">
      <style:text-properties officeooo:rsid="0e266a42"/>
    </style:style>
    <style:style style:name="T1985" style:family="text">
      <style:text-properties officeooo:rsid="0e26e935"/>
    </style:style>
    <style:style style:name="T1986" style:family="text">
      <style:text-properties officeooo:rsid="0e2755b6"/>
    </style:style>
    <style:style style:name="T1987" style:family="text">
      <style:text-properties officeooo:rsid="0e28d8ca"/>
    </style:style>
    <style:style style:name="T1988" style:family="text">
      <style:text-properties officeooo:rsid="0e296486"/>
    </style:style>
    <style:style style:name="T1989" style:family="text">
      <style:text-properties officeooo:rsid="0e2c8593"/>
    </style:style>
    <style:style style:name="T1990" style:family="text">
      <style:text-properties officeooo:rsid="0e2c8e9f"/>
    </style:style>
    <style:style style:name="T1991" style:family="text">
      <style:text-properties officeooo:rsid="0e2db948"/>
    </style:style>
    <style:style style:name="T1992" style:family="text">
      <style:text-properties officeooo:rsid="0e2f9d65"/>
    </style:style>
    <style:style style:name="T1993" style:family="text">
      <style:text-properties officeooo:rsid="0e3146c9"/>
    </style:style>
    <style:style style:name="T1994" style:family="text">
      <style:text-properties officeooo:rsid="0e3480be"/>
    </style:style>
    <style:style style:name="T1995" style:family="text">
      <style:text-properties officeooo:rsid="0e36622f"/>
    </style:style>
    <style:style style:name="T1996" style:family="text">
      <style:text-properties officeooo:rsid="0e36d50f"/>
    </style:style>
    <style:style style:name="T1997" style:family="text">
      <style:text-properties officeooo:rsid="0e3aa42a"/>
    </style:style>
    <style:style style:name="T1998" style:family="text">
      <style:text-properties officeooo:rsid="0e3af3dc"/>
    </style:style>
    <style:style style:name="T1999" style:family="text">
      <style:text-properties officeooo:rsid="0e3d4ed6"/>
    </style:style>
    <style:style style:name="T2000" style:family="text">
      <style:text-properties officeooo:rsid="0e3f4559"/>
    </style:style>
    <style:style style:name="T2001" style:family="text">
      <style:text-properties officeooo:rsid="0e4130f5"/>
    </style:style>
    <style:style style:name="T2002" style:family="text">
      <style:text-properties officeooo:rsid="0e448f11"/>
    </style:style>
    <style:style style:name="T2003" style:family="text">
      <style:text-properties officeooo:rsid="0e470530"/>
    </style:style>
    <style:style style:name="T2004" style:family="text">
      <style:text-properties officeooo:rsid="0e48de61"/>
    </style:style>
    <style:style style:name="T2005" style:family="text">
      <style:text-properties officeooo:rsid="0e4a5c02"/>
    </style:style>
    <style:style style:name="T2006" style:family="text">
      <style:text-properties officeooo:rsid="0e4abf13"/>
    </style:style>
    <style:style style:name="T2007" style:family="text">
      <style:text-properties officeooo:rsid="0e4c8a6d"/>
    </style:style>
    <style:style style:name="T2008" style:family="text">
      <style:text-properties officeooo:rsid="0e4e325a"/>
    </style:style>
    <style:style style:name="T2009" style:family="text">
      <style:text-properties officeooo:rsid="0e501004"/>
    </style:style>
    <style:style style:name="T2010" style:family="text">
      <style:text-properties officeooo:rsid="0e51baf9"/>
    </style:style>
    <style:style style:name="T2011" style:family="text">
      <style:text-properties officeooo:rsid="0e520e3e"/>
    </style:style>
    <style:style style:name="T2012" style:family="text">
      <style:text-properties officeooo:rsid="0e52a273"/>
    </style:style>
    <style:style style:name="T2013" style:family="text">
      <style:text-properties officeooo:rsid="0e55863a"/>
    </style:style>
    <style:style style:name="T2014" style:family="text">
      <style:text-properties officeooo:rsid="0e55e057"/>
    </style:style>
    <style:style style:name="T2015" style:family="text">
      <style:text-properties officeooo:rsid="0e5a11df"/>
    </style:style>
    <style:style style:name="T2016" style:family="text">
      <style:text-properties officeooo:rsid="0e5c96b2"/>
    </style:style>
    <style:style style:name="T2017" style:family="text">
      <style:text-properties officeooo:rsid="0e5ce119"/>
    </style:style>
    <style:style style:name="T2018" style:family="text">
      <style:text-properties officeooo:rsid="0e5d5773"/>
    </style:style>
    <style:style style:name="T2019" style:family="text">
      <style:text-properties officeooo:rsid="0e5f08a2"/>
    </style:style>
    <style:style style:name="T2020" style:family="text">
      <style:text-properties officeooo:rsid="0e5ffc6b"/>
    </style:style>
    <style:style style:name="T2021" style:family="text">
      <style:text-properties officeooo:rsid="0e624be4"/>
    </style:style>
    <style:style style:name="T2022" style:family="text">
      <style:text-properties officeooo:rsid="0e64840c"/>
    </style:style>
    <style:style style:name="T2023" style:family="text">
      <style:text-properties officeooo:rsid="0e668f20"/>
    </style:style>
    <style:style style:name="T2024" style:family="text">
      <style:text-properties officeooo:rsid="0e685d60"/>
    </style:style>
    <style:style style:name="T2025" style:family="text">
      <style:text-properties officeooo:rsid="0e68c0c0"/>
    </style:style>
    <style:style style:name="T2026" style:family="text">
      <style:text-properties officeooo:rsid="0e6a50d8"/>
    </style:style>
    <style:style style:name="T2027" style:family="text">
      <style:text-properties officeooo:rsid="0e6aa266"/>
    </style:style>
    <style:style style:name="T2028" style:family="text">
      <style:text-properties officeooo:rsid="0e6bf904"/>
    </style:style>
    <style:style style:name="T2029" style:family="text">
      <style:text-properties officeooo:rsid="0e6ebc81"/>
    </style:style>
    <style:style style:name="T2030" style:family="text">
      <style:text-properties officeooo:rsid="0e71a9ff"/>
    </style:style>
    <style:style style:name="T2031" style:family="text">
      <style:text-properties officeooo:rsid="0e740c4b"/>
    </style:style>
    <style:style style:name="T2032" style:family="text">
      <style:text-properties officeooo:rsid="0e74cb3c"/>
    </style:style>
    <style:style style:name="T2033" style:family="text">
      <style:text-properties officeooo:rsid="0e771fbf"/>
    </style:style>
    <style:style style:name="T2034" style:family="text">
      <style:text-properties officeooo:rsid="0e77ef2d"/>
    </style:style>
    <style:style style:name="T2035" style:family="text">
      <style:text-properties officeooo:rsid="0e79476f"/>
    </style:style>
    <style:style style:name="T2036" style:family="text">
      <style:text-properties officeooo:rsid="0e7947f7"/>
    </style:style>
    <style:style style:name="T2037" style:family="text">
      <style:text-properties officeooo:rsid="0e7ae936"/>
    </style:style>
    <style:style style:name="T2038" style:family="text">
      <style:text-properties officeooo:rsid="0e7b8e95"/>
    </style:style>
    <style:style style:name="T2039" style:family="text">
      <style:text-properties officeooo:rsid="0e7c3368"/>
    </style:style>
    <style:style style:name="T2040" style:family="text">
      <style:text-properties officeooo:rsid="0e7db78d"/>
    </style:style>
    <style:style style:name="T2041" style:family="text">
      <style:text-properties officeooo:rsid="0e7f72e4"/>
    </style:style>
    <style:style style:name="T2042" style:family="text">
      <style:text-properties officeooo:rsid="0e826a2d"/>
    </style:style>
    <style:style style:name="T2043" style:family="text">
      <style:text-properties officeooo:rsid="0e84b77b"/>
    </style:style>
    <style:style style:name="T2044" style:family="text">
      <style:text-properties officeooo:rsid="0e850f08"/>
    </style:style>
    <style:style style:name="T2045" style:family="text">
      <style:text-properties officeooo:rsid="0e86fdf8"/>
    </style:style>
    <style:style style:name="T2046" style:family="text">
      <style:text-properties officeooo:rsid="0e8a5187"/>
    </style:style>
    <style:style style:name="T2047" style:family="text">
      <style:text-properties officeooo:rsid="0e8e4a09"/>
    </style:style>
    <style:style style:name="T2048" style:family="text">
      <style:text-properties officeooo:rsid="0e8eece3"/>
    </style:style>
    <style:style style:name="T2049" style:family="text">
      <style:text-properties officeooo:rsid="0e90c60c"/>
    </style:style>
    <style:style style:name="T2050" style:family="text">
      <style:text-properties officeooo:rsid="0e93684f"/>
    </style:style>
    <style:style style:name="T2051" style:family="text">
      <style:text-properties officeooo:rsid="0e94ffe0"/>
    </style:style>
    <style:style style:name="T2052" style:family="text">
      <style:text-properties officeooo:rsid="0e961992"/>
    </style:style>
    <style:style style:name="T2053" style:family="text">
      <style:text-properties officeooo:rsid="0e9bbcd7"/>
    </style:style>
    <style:style style:name="T2054" style:family="text">
      <style:text-properties officeooo:rsid="0e9cfce7"/>
    </style:style>
    <style:style style:name="T2055" style:family="text">
      <style:text-properties officeooo:rsid="0e9fd518"/>
    </style:style>
    <style:style style:name="T2056" style:family="text">
      <style:text-properties officeooo:rsid="0ea118cf"/>
    </style:style>
    <style:style style:name="T2057" style:family="text">
      <style:text-properties officeooo:rsid="0ea41cc4"/>
    </style:style>
    <style:style style:name="T2058" style:family="text">
      <style:text-properties officeooo:rsid="0ea4cb98"/>
    </style:style>
    <style:style style:name="T2059" style:family="text">
      <style:text-properties officeooo:rsid="0ea64216"/>
    </style:style>
    <style:style style:name="T2060" style:family="text">
      <style:text-properties officeooo:rsid="0eadece6"/>
    </style:style>
    <style:style style:name="T2061" style:family="text">
      <style:text-properties officeooo:rsid="0eaef76d"/>
    </style:style>
    <style:style style:name="T2062" style:family="text">
      <style:text-properties officeooo:rsid="0eb0ccd1"/>
    </style:style>
    <style:style style:name="T2063" style:family="text">
      <style:text-properties officeooo:rsid="0eb20bb2"/>
    </style:style>
    <style:style style:name="T2064" style:family="text">
      <style:text-properties officeooo:rsid="0eb667ba"/>
    </style:style>
    <style:style style:name="T2065" style:family="text">
      <style:text-properties officeooo:rsid="0eb68110"/>
    </style:style>
    <style:style style:name="T2066" style:family="text">
      <style:text-properties officeooo:rsid="0eb6c238"/>
    </style:style>
    <style:style style:name="T2067" style:family="text">
      <style:text-properties officeooo:rsid="0eb8472e"/>
    </style:style>
    <style:style style:name="T2068" style:family="text">
      <style:text-properties officeooo:rsid="0eb9a0d2"/>
    </style:style>
    <style:style style:name="T2069" style:family="text">
      <style:text-properties officeooo:rsid="0ebcd41d"/>
    </style:style>
    <style:style style:name="T2070" style:family="text">
      <style:text-properties officeooo:rsid="0ebeb4e4"/>
    </style:style>
    <style:style style:name="T2071" style:family="text">
      <style:text-properties officeooo:rsid="0ec0108d"/>
    </style:style>
    <style:style style:name="T2072" style:family="text">
      <style:text-properties officeooo:rsid="0ec23d23"/>
    </style:style>
    <style:style style:name="T2073" style:family="text">
      <style:text-properties officeooo:rsid="0ec44a39"/>
    </style:style>
    <style:style style:name="T2074" style:family="text">
      <style:text-properties officeooo:rsid="0ec8cbdb"/>
    </style:style>
    <style:style style:name="T2075" style:family="text">
      <style:text-properties officeooo:rsid="0ec8f8cc"/>
    </style:style>
    <style:style style:name="T2076" style:family="text">
      <style:text-properties officeooo:rsid="0eca23fd"/>
    </style:style>
    <style:style style:name="T2077" style:family="text">
      <style:text-properties officeooo:rsid="0ecd3a65"/>
    </style:style>
    <style:style style:name="T2078" style:family="text">
      <style:text-properties officeooo:rsid="0ed0ab8f"/>
    </style:style>
    <style:style style:name="T2079" style:family="text">
      <style:text-properties officeooo:rsid="0ed33dd0"/>
    </style:style>
    <style:style style:name="T2080" style:family="text">
      <style:text-properties officeooo:rsid="0ed513cd"/>
    </style:style>
    <style:style style:name="T2081" style:family="text">
      <style:text-properties officeooo:rsid="0ed90cbf"/>
    </style:style>
    <style:style style:name="T2082" style:family="text">
      <style:text-properties officeooo:rsid="0ed941f2"/>
    </style:style>
    <style:style style:name="T2083" style:family="text">
      <style:text-properties officeooo:rsid="0edabadb"/>
    </style:style>
    <style:style style:name="T2084" style:family="text">
      <style:text-properties officeooo:rsid="0edaf5d5"/>
    </style:style>
    <style:style style:name="T2085" style:family="text">
      <style:text-properties officeooo:rsid="0edcfbe3"/>
    </style:style>
    <style:style style:name="T2086" style:family="text">
      <style:text-properties officeooo:rsid="0ede755f"/>
    </style:style>
    <style:style style:name="T2087" style:family="text">
      <style:text-properties officeooo:rsid="0edfa7a0"/>
    </style:style>
    <style:style style:name="T2088" style:family="text">
      <style:text-properties officeooo:rsid="0edfab72"/>
    </style:style>
    <style:style style:name="T2089" style:family="text">
      <style:text-properties officeooo:rsid="0ee147a6"/>
    </style:style>
    <style:style style:name="T2090" style:family="text">
      <style:text-properties officeooo:rsid="0ee31369"/>
    </style:style>
    <style:style style:name="T2091" style:family="text">
      <style:text-properties officeooo:rsid="0ee70ff1"/>
    </style:style>
    <style:style style:name="T2092" style:family="text">
      <style:text-properties officeooo:rsid="0ef0b640"/>
    </style:style>
    <style:style style:name="T2093" style:family="text">
      <style:text-properties officeooo:rsid="0ef2276e"/>
    </style:style>
    <style:style style:name="T2094" style:family="text">
      <style:text-properties officeooo:rsid="0ef2d8e4"/>
    </style:style>
    <style:style style:name="T2095" style:family="text">
      <style:text-properties officeooo:rsid="0ef4c24e"/>
    </style:style>
    <style:style style:name="T2096" style:family="text">
      <style:text-properties officeooo:rsid="0ef70b0c"/>
    </style:style>
    <style:style style:name="T2097" style:family="text">
      <style:text-properties officeooo:rsid="0efb19be"/>
    </style:style>
    <style:style style:name="T2098" style:family="text">
      <style:text-properties officeooo:rsid="0efb8be3"/>
    </style:style>
    <style:style style:name="T2099" style:family="text">
      <style:text-properties officeooo:rsid="0efc08dc"/>
    </style:style>
    <style:style style:name="T2100" style:family="text">
      <style:text-properties officeooo:rsid="0efcabf1"/>
    </style:style>
    <style:style style:name="T2101" style:family="text">
      <style:text-properties officeooo:rsid="0f0985e8"/>
    </style:style>
    <style:style style:name="T2102" style:family="text">
      <style:text-properties officeooo:rsid="0f09b75f"/>
    </style:style>
    <style:style style:name="T2103" style:family="text">
      <style:text-properties officeooo:rsid="0f0aa3c1"/>
    </style:style>
    <style:style style:name="T2104" style:family="text">
      <style:text-properties officeooo:rsid="0f0ad57c"/>
    </style:style>
    <style:style style:name="T2105" style:family="text">
      <style:text-properties officeooo:rsid="0f0b0fd1"/>
    </style:style>
    <style:style style:name="T2106" style:family="text">
      <style:text-properties officeooo:rsid="0f0babe8"/>
    </style:style>
    <style:style style:name="T2107" style:family="text">
      <style:text-properties officeooo:rsid="0f0e60af"/>
    </style:style>
    <style:style style:name="T2108" style:family="text">
      <style:text-properties officeooo:rsid="0f1510d7"/>
    </style:style>
    <style:style style:name="T2109" style:family="text">
      <style:text-properties officeooo:rsid="0f195d5b"/>
    </style:style>
    <style:style style:name="T2110" style:family="text">
      <style:text-properties officeooo:rsid="0f1afe3e"/>
    </style:style>
    <style:style style:name="T2111" style:family="text">
      <style:text-properties officeooo:rsid="0f1b2576"/>
    </style:style>
    <style:style style:name="T2112" style:family="text">
      <style:text-properties officeooo:rsid="0f1cd219"/>
    </style:style>
    <style:style style:name="T2113" style:family="text">
      <style:text-properties officeooo:rsid="0f1daf40"/>
    </style:style>
    <style:style style:name="T2114" style:family="text">
      <style:text-properties officeooo:rsid="0f1eede3"/>
    </style:style>
    <style:style style:name="T2115" style:family="text">
      <style:text-properties officeooo:rsid="0f200bba"/>
    </style:style>
    <style:style style:name="T2116" style:family="text">
      <style:text-properties officeooo:rsid="0f207e08"/>
    </style:style>
    <style:style style:name="T2117" style:family="text">
      <style:text-properties officeooo:rsid="0f218a2c"/>
    </style:style>
    <style:style style:name="T2118" style:family="text">
      <style:text-properties officeooo:rsid="0f230c49"/>
    </style:style>
    <style:style style:name="T2119" style:family="text">
      <style:text-properties officeooo:rsid="0f275f94"/>
    </style:style>
    <style:style style:name="T2120" style:family="text">
      <style:text-properties officeooo:rsid="0f2b1332"/>
    </style:style>
    <style:style style:name="T2121" style:family="text">
      <style:text-properties officeooo:rsid="0f311d73"/>
    </style:style>
    <style:style style:name="T2122" style:family="text">
      <style:text-properties officeooo:rsid="0f31603b"/>
    </style:style>
    <style:style style:name="T2123" style:family="text">
      <style:text-properties officeooo:rsid="0f3303c2"/>
    </style:style>
    <style:style style:name="T2124" style:family="text">
      <style:text-properties officeooo:rsid="0f38df3a"/>
    </style:style>
    <style:style style:name="T2125" style:family="text">
      <style:text-properties officeooo:rsid="0f3a5583"/>
    </style:style>
    <style:style style:name="T2126" style:family="text">
      <style:text-properties officeooo:rsid="0f3b2fba"/>
    </style:style>
    <style:style style:name="T2127" style:family="text">
      <style:text-properties officeooo:rsid="0f3c721a"/>
    </style:style>
    <style:style style:name="T2128" style:family="text">
      <style:text-properties officeooo:rsid="0f3f9544"/>
    </style:style>
    <style:style style:name="T2129" style:family="text">
      <style:text-properties officeooo:rsid="0f409332"/>
    </style:style>
    <style:style style:name="T2130" style:family="text">
      <style:text-properties officeooo:rsid="0f42891d"/>
    </style:style>
    <style:style style:name="T2131" style:family="text">
      <style:text-properties officeooo:rsid="0f43aa8d"/>
    </style:style>
    <style:style style:name="T2132" style:family="text">
      <style:text-properties officeooo:rsid="0f490ef7"/>
    </style:style>
    <style:style style:name="T2133" style:family="text">
      <style:text-properties officeooo:rsid="0f49c5f5"/>
    </style:style>
    <style:style style:name="T2134" style:family="text">
      <style:text-properties officeooo:rsid="0f4ac296"/>
    </style:style>
    <style:style style:name="T2135" style:family="text">
      <style:text-properties officeooo:rsid="0f4c0c6a"/>
    </style:style>
    <style:style style:name="T2136" style:family="text">
      <style:text-properties officeooo:rsid="0f4d3148"/>
    </style:style>
    <style:style style:name="T2137" style:family="text">
      <style:text-properties officeooo:rsid="0f4ee2aa"/>
    </style:style>
    <style:style style:name="T2138" style:family="text">
      <style:text-properties officeooo:rsid="0f4f7df6"/>
    </style:style>
    <style:style style:name="T2139" style:family="text">
      <style:text-properties officeooo:rsid="0f4fbb23"/>
    </style:style>
    <style:style style:name="T2140" style:family="text">
      <style:text-properties officeooo:rsid="0f50878c"/>
    </style:style>
    <style:style style:name="T2141" style:family="text">
      <style:text-properties officeooo:rsid="0f50982d"/>
    </style:style>
    <style:style style:name="T2142" style:family="text">
      <style:text-properties officeooo:rsid="0f51fb19"/>
    </style:style>
    <style:style style:name="T2143" style:family="text">
      <style:text-properties officeooo:rsid="0f5287d8"/>
    </style:style>
    <style:style style:name="T2144" style:family="text">
      <style:text-properties officeooo:rsid="0f542799"/>
    </style:style>
    <style:style style:name="T2145" style:family="text">
      <style:text-properties officeooo:rsid="0f558c00"/>
    </style:style>
    <style:style style:name="T2146" style:family="text">
      <style:text-properties officeooo:rsid="0f56aee3"/>
    </style:style>
    <style:style style:name="T2147" style:family="text">
      <style:text-properties officeooo:rsid="0f595bb5"/>
    </style:style>
    <style:style style:name="T2148" style:family="text">
      <style:text-properties officeooo:rsid="0f59cd04"/>
    </style:style>
    <style:style style:name="T2149" style:family="text">
      <style:text-properties officeooo:rsid="0f5a3280"/>
    </style:style>
    <style:style style:name="T2150" style:family="text">
      <style:text-properties officeooo:rsid="0f5a5e57"/>
    </style:style>
    <style:style style:name="T2151" style:family="text">
      <style:text-properties officeooo:rsid="0f5b9aad"/>
    </style:style>
    <style:style style:name="T2152" style:family="text">
      <style:text-properties officeooo:rsid="0f5bcfa1"/>
    </style:style>
    <style:style style:name="T2153" style:family="text">
      <style:text-properties officeooo:rsid="0f5cd447"/>
    </style:style>
    <style:style style:name="T2154" style:family="text">
      <style:text-properties officeooo:rsid="0f5d685f"/>
    </style:style>
    <style:style style:name="T2155" style:family="text">
      <style:text-properties officeooo:rsid="0f5f2101"/>
    </style:style>
    <style:style style:name="T2156" style:family="text">
      <style:text-properties officeooo:rsid="0f60d82e"/>
    </style:style>
    <style:style style:name="T2157" style:family="text">
      <style:text-properties officeooo:rsid="0f618867"/>
    </style:style>
    <style:style style:name="T2158" style:family="text">
      <style:text-properties officeooo:rsid="0f623629"/>
    </style:style>
    <style:style style:name="T2159" style:family="text">
      <style:text-properties officeooo:rsid="0f634cb7"/>
    </style:style>
    <style:style style:name="T2160" style:family="text">
      <style:text-properties officeooo:rsid="0f6559fd"/>
    </style:style>
    <style:style style:name="T2161" style:family="text">
      <style:text-properties officeooo:rsid="0f65c7dd"/>
    </style:style>
    <style:style style:name="T2162" style:family="text">
      <style:text-properties officeooo:rsid="0f677090"/>
    </style:style>
    <style:style style:name="T2163" style:family="text">
      <style:text-properties officeooo:rsid="0f6975ce"/>
    </style:style>
    <style:style style:name="T2164" style:family="text">
      <style:text-properties officeooo:rsid="0f69a70f"/>
    </style:style>
    <style:style style:name="T2165" style:family="text">
      <style:text-properties officeooo:rsid="0f6a6a06"/>
    </style:style>
    <style:style style:name="T2166" style:family="text">
      <style:text-properties officeooo:rsid="0f6c471d"/>
    </style:style>
    <style:style style:name="T2167" style:family="text">
      <style:text-properties officeooo:rsid="0f6dd8aa"/>
    </style:style>
    <style:style style:name="T2168" style:family="text">
      <style:text-properties officeooo:rsid="0f6f83f3"/>
    </style:style>
    <style:style style:name="T2169" style:family="text">
      <style:text-properties officeooo:rsid="0f70c5c5"/>
    </style:style>
    <style:style style:name="T2170" style:family="text">
      <style:text-properties officeooo:rsid="0f743da9"/>
    </style:style>
    <style:style style:name="T2171" style:family="text">
      <style:text-properties officeooo:rsid="0f79c00b"/>
    </style:style>
    <style:style style:name="T2172" style:family="text">
      <style:text-properties officeooo:rsid="0f7ed141"/>
    </style:style>
    <style:style style:name="T2173" style:family="text">
      <style:text-properties officeooo:rsid="0f804f46"/>
    </style:style>
    <style:style style:name="T2174" style:family="text">
      <style:text-properties officeooo:rsid="0f81d004"/>
    </style:style>
    <style:style style:name="T2175" style:family="text">
      <style:text-properties officeooo:rsid="0f8253e3"/>
    </style:style>
    <style:style style:name="T2176" style:family="text">
      <style:text-properties officeooo:rsid="0f8304b3"/>
    </style:style>
    <style:style style:name="T2177" style:family="text">
      <style:text-properties officeooo:rsid="0f845837"/>
    </style:style>
    <style:style style:name="T2178" style:family="text">
      <style:text-properties officeooo:rsid="0f8468aa"/>
    </style:style>
    <style:style style:name="T2179" style:family="text">
      <style:text-properties officeooo:rsid="0f85b21e"/>
    </style:style>
    <style:style style:name="T2180" style:family="text">
      <style:text-properties officeooo:rsid="0f85e282"/>
    </style:style>
    <style:style style:name="T2181" style:family="text">
      <style:text-properties officeooo:rsid="0f8cc6f2"/>
    </style:style>
    <style:style style:name="T2182" style:family="text">
      <style:text-properties officeooo:rsid="0f8cf070"/>
    </style:style>
    <style:style style:name="T2183" style:family="text">
      <style:text-properties officeooo:rsid="0f8e5312"/>
    </style:style>
    <style:style style:name="T2184" style:family="text">
      <style:text-properties officeooo:rsid="0f91e83c"/>
    </style:style>
    <style:style style:name="T2185" style:family="text">
      <style:text-properties officeooo:rsid="0f942ffd"/>
    </style:style>
    <style:style style:name="T2186" style:family="text">
      <style:text-properties officeooo:rsid="0f972a1e"/>
    </style:style>
    <style:style style:name="T2187" style:family="text">
      <style:text-properties officeooo:rsid="0f97cbc8"/>
    </style:style>
    <style:style style:name="T2188" style:family="text">
      <style:text-properties officeooo:rsid="0f992610"/>
    </style:style>
    <style:style style:name="T2189" style:family="text">
      <style:text-properties officeooo:rsid="0f999f63"/>
    </style:style>
    <style:style style:name="T2190" style:family="text">
      <style:text-properties officeooo:rsid="0f9b79c8"/>
    </style:style>
    <style:style style:name="T2191" style:family="text">
      <style:text-properties officeooo:rsid="0f9babca"/>
    </style:style>
    <style:style style:name="T2192" style:family="text">
      <style:text-properties officeooo:rsid="0f9d8c6a"/>
    </style:style>
    <style:style style:name="T2193" style:family="text">
      <style:text-properties officeooo:rsid="0f9dc253"/>
    </style:style>
    <style:style style:name="T2194" style:family="text">
      <style:text-properties officeooo:rsid="0f9e6d2d"/>
    </style:style>
    <style:style style:name="T2195" style:family="text">
      <style:text-properties officeooo:rsid="0f9febb8"/>
    </style:style>
    <style:style style:name="T2196" style:family="text">
      <style:text-properties officeooo:rsid="0fa03ba0"/>
    </style:style>
    <style:style style:name="T2197" style:family="text">
      <style:text-properties officeooo:rsid="0fa2ca5b"/>
    </style:style>
    <style:style style:name="T2198" style:family="text">
      <style:text-properties officeooo:rsid="0fa3b704"/>
    </style:style>
    <style:style style:name="T2199" style:family="text">
      <style:text-properties officeooo:rsid="0fa58e7e"/>
    </style:style>
    <style:style style:name="T2200" style:family="text">
      <style:text-properties officeooo:rsid="0fa64d31"/>
    </style:style>
    <style:style style:name="T2201" style:family="text">
      <style:text-properties officeooo:rsid="0fa683a9"/>
    </style:style>
    <style:style style:name="T2202" style:family="text">
      <style:text-properties officeooo:rsid="0fa6e171"/>
    </style:style>
    <style:style style:name="T2203" style:family="text">
      <style:text-properties officeooo:rsid="0fa7bf30"/>
    </style:style>
    <style:style style:name="T2204" style:family="text">
      <style:text-properties officeooo:rsid="0fa7c4d2"/>
    </style:style>
    <style:style style:name="T2205" style:family="text">
      <style:text-properties officeooo:rsid="0fa91e86"/>
    </style:style>
    <style:style style:name="T2206" style:family="text">
      <style:text-properties officeooo:rsid="0faa1a7f"/>
    </style:style>
    <style:style style:name="T2207" style:family="text">
      <style:text-properties officeooo:rsid="0fab0bfc"/>
    </style:style>
    <style:style style:name="T2208" style:family="text">
      <style:text-properties officeooo:rsid="0fac3edd"/>
    </style:style>
    <style:style style:name="T2209" style:family="text">
      <style:text-properties officeooo:rsid="0fae782f"/>
    </style:style>
    <style:style style:name="T2210" style:family="text">
      <style:text-properties officeooo:rsid="0faf7d2f"/>
    </style:style>
    <style:style style:name="T2211" style:family="text">
      <style:text-properties officeooo:rsid="0fb17298"/>
    </style:style>
    <style:style style:name="T2212" style:family="text">
      <style:text-properties officeooo:rsid="0fb29298"/>
    </style:style>
    <style:style style:name="T2213" style:family="text">
      <style:text-properties officeooo:rsid="0fb46c41"/>
    </style:style>
    <style:style style:name="T2214" style:family="text">
      <style:text-properties officeooo:rsid="0fb5a60f"/>
    </style:style>
    <style:style style:name="T2215" style:family="text">
      <style:text-properties officeooo:rsid="0fb669db"/>
    </style:style>
    <style:style style:name="T2216" style:family="text">
      <style:text-properties officeooo:rsid="0fb76059"/>
    </style:style>
    <style:style style:name="T2217" style:family="text">
      <style:text-properties officeooo:rsid="0fb94bc5"/>
    </style:style>
    <style:style style:name="T2218" style:family="text">
      <style:text-properties officeooo:rsid="0fbd38c2"/>
    </style:style>
    <style:style style:name="T2219" style:family="text">
      <style:text-properties officeooo:rsid="0fbea50d"/>
    </style:style>
    <style:style style:name="T2220" style:family="text">
      <style:text-properties officeooo:rsid="0fc2c496"/>
    </style:style>
    <style:style style:name="T2221" style:family="text">
      <style:text-properties officeooo:rsid="0fc4673d"/>
    </style:style>
    <style:style style:name="T2222" style:family="text">
      <style:text-properties officeooo:rsid="0fc64812"/>
    </style:style>
    <style:style style:name="T2223" style:family="text">
      <style:text-properties officeooo:rsid="0fc73dca"/>
    </style:style>
    <style:style style:name="T2224" style:family="text">
      <style:text-properties officeooo:rsid="0fc80418"/>
    </style:style>
    <style:style style:name="T2225" style:family="text">
      <style:text-properties officeooo:rsid="0fc84749"/>
    </style:style>
    <style:style style:name="T2226" style:family="text">
      <style:text-properties officeooo:rsid="0fc9b448"/>
    </style:style>
    <style:style style:name="T2227" style:family="text">
      <style:text-properties officeooo:rsid="0fc9f962"/>
    </style:style>
    <style:style style:name="T2228" style:family="text">
      <style:text-properties officeooo:rsid="0fcc0f34"/>
    </style:style>
    <style:style style:name="T2229" style:family="text">
      <style:text-properties officeooo:rsid="0fcdc698"/>
    </style:style>
    <style:style style:name="T2230" style:family="text">
      <style:text-properties officeooo:rsid="0fcefe36"/>
    </style:style>
    <style:style style:name="T2231" style:family="text">
      <style:text-properties officeooo:rsid="0fcfcc87"/>
    </style:style>
    <style:style style:name="T2232" style:family="text">
      <style:text-properties officeooo:rsid="0fd12e06"/>
    </style:style>
    <style:style style:name="T2233" style:family="text">
      <style:text-properties officeooo:rsid="0fd1e30a"/>
    </style:style>
    <style:style style:name="T2234" style:family="text">
      <style:text-properties officeooo:rsid="0fd34498"/>
    </style:style>
    <style:style style:name="T2235" style:family="text">
      <style:text-properties officeooo:rsid="0fd52cb0"/>
    </style:style>
    <style:style style:name="T2236" style:family="text">
      <style:text-properties officeooo:rsid="0fd60eb4"/>
    </style:style>
    <style:style style:name="T2237" style:family="text">
      <style:text-properties officeooo:rsid="0fd8df21"/>
    </style:style>
    <style:style style:name="T2238" style:family="text">
      <style:text-properties officeooo:rsid="0fd93c57"/>
    </style:style>
    <style:style style:name="T2239" style:family="text">
      <style:text-properties officeooo:rsid="0fda246f"/>
    </style:style>
    <style:style style:name="T2240" style:family="text">
      <style:text-properties officeooo:rsid="0fdb0de1"/>
    </style:style>
    <style:style style:name="T2241" style:family="text">
      <style:text-properties officeooo:rsid="0fdc6ee6"/>
    </style:style>
    <style:style style:name="T2242" style:family="text">
      <style:text-properties officeooo:rsid="0fdff5be"/>
    </style:style>
    <style:style style:name="T2243" style:family="text">
      <style:text-properties officeooo:rsid="0fe24203"/>
    </style:style>
    <style:style style:name="T2244" style:family="text">
      <style:text-properties officeooo:rsid="0fe2a977"/>
    </style:style>
    <style:style style:name="T2245" style:family="text">
      <style:text-properties officeooo:rsid="0fe6fcf2"/>
    </style:style>
    <style:style style:name="T2246" style:family="text">
      <style:text-properties officeooo:rsid="0fe7cecf"/>
    </style:style>
    <style:style style:name="T2247" style:family="text">
      <style:text-properties officeooo:rsid="0fe8f36a"/>
    </style:style>
    <style:style style:name="T2248" style:family="text">
      <style:text-properties officeooo:rsid="0fea938e"/>
    </style:style>
    <style:style style:name="T2249" style:family="text">
      <style:text-properties officeooo:rsid="0feb2069"/>
    </style:style>
    <style:style style:name="T2250" style:family="text">
      <style:text-properties officeooo:rsid="0fec5601"/>
    </style:style>
    <style:style style:name="T2251" style:family="text">
      <style:text-properties officeooo:rsid="0feda593"/>
    </style:style>
    <style:style style:name="T2252" style:family="text">
      <style:text-properties officeooo:rsid="0fedae9d"/>
    </style:style>
    <style:style style:name="T2253" style:family="text">
      <style:text-properties officeooo:rsid="0fee445a"/>
    </style:style>
    <style:style style:name="T2254" style:family="text">
      <style:text-properties officeooo:rsid="0ff16596"/>
    </style:style>
    <style:style style:name="T2255" style:family="text">
      <style:text-properties officeooo:rsid="0ff2d289"/>
    </style:style>
    <style:style style:name="T2256" style:family="text">
      <style:text-properties officeooo:rsid="0ff47723"/>
    </style:style>
    <style:style style:name="T2257" style:family="text">
      <style:text-properties officeooo:rsid="0ff4cdca"/>
    </style:style>
    <style:style style:name="T2258" style:family="text">
      <style:text-properties officeooo:rsid="0ff5c87c"/>
    </style:style>
    <style:style style:name="T2259" style:family="text">
      <style:text-properties officeooo:rsid="0ff75582"/>
    </style:style>
    <style:style style:name="T2260" style:family="text">
      <style:text-properties officeooo:rsid="0ff816e2"/>
    </style:style>
    <style:style style:name="T2261" style:family="text">
      <style:text-properties officeooo:rsid="0ff9865f"/>
    </style:style>
    <style:style style:name="T2262" style:family="text">
      <style:text-properties officeooo:rsid="0ffb8037"/>
    </style:style>
    <style:style style:name="T2263" style:family="text">
      <style:text-properties officeooo:rsid="0ffd6f84"/>
    </style:style>
    <style:style style:name="T2264" style:family="text">
      <style:text-properties officeooo:rsid="0fff1133"/>
    </style:style>
    <style:style style:name="T2265" style:family="text">
      <style:text-properties officeooo:rsid="100044f1"/>
    </style:style>
    <style:style style:name="T2266" style:family="text">
      <style:text-properties officeooo:rsid="10027836"/>
    </style:style>
    <style:style style:name="T2267" style:family="text">
      <style:text-properties officeooo:rsid="1003aa30"/>
    </style:style>
    <style:style style:name="T2268" style:family="text">
      <style:text-properties officeooo:rsid="10049145"/>
    </style:style>
    <style:style style:name="T2269" style:family="text">
      <style:text-properties officeooo:rsid="100587a3"/>
    </style:style>
    <style:style style:name="T2270" style:family="text">
      <style:text-properties officeooo:rsid="10087d80"/>
    </style:style>
    <style:style style:name="T2271" style:family="text">
      <style:text-properties officeooo:rsid="100bff04"/>
    </style:style>
    <style:style style:name="T2272" style:family="text">
      <style:text-properties officeooo:rsid="100dab77"/>
    </style:style>
    <style:style style:name="T2273" style:family="text">
      <style:text-properties officeooo:rsid="100f02a2"/>
    </style:style>
    <style:style style:name="T2274" style:family="text">
      <style:text-properties officeooo:rsid="100f5d57"/>
    </style:style>
    <style:style style:name="T2275" style:family="text">
      <style:text-properties officeooo:rsid="10113631"/>
    </style:style>
    <style:style style:name="T2276" style:family="text">
      <style:text-properties officeooo:rsid="1012cf02"/>
    </style:style>
    <style:style style:name="T2277" style:family="text">
      <style:text-properties officeooo:rsid="1018e4a4"/>
    </style:style>
    <style:style style:name="T2278" style:family="text">
      <style:text-properties officeooo:rsid="1018e949"/>
    </style:style>
    <style:style style:name="T2279" style:family="text">
      <style:text-properties officeooo:rsid="101ad802"/>
    </style:style>
    <style:style style:name="T2280" style:family="text">
      <style:text-properties officeooo:rsid="101c0ff5"/>
    </style:style>
    <style:style style:name="T2281" style:family="text">
      <style:text-properties officeooo:rsid="101cb330"/>
    </style:style>
    <style:style style:name="T2282" style:family="text">
      <style:text-properties officeooo:rsid="101ed43c"/>
    </style:style>
    <style:style style:name="T2283" style:family="text">
      <style:text-properties officeooo:rsid="101f101a"/>
    </style:style>
    <style:style style:name="T2284" style:family="text">
      <style:text-properties officeooo:rsid="101f8875"/>
    </style:style>
    <style:style style:name="T2285" style:family="text">
      <style:text-properties officeooo:rsid="101fe875"/>
    </style:style>
    <style:style style:name="T2286" style:family="text">
      <style:text-properties officeooo:rsid="10223b41"/>
    </style:style>
    <style:style style:name="T2287" style:family="text">
      <style:text-properties officeooo:rsid="10226083"/>
    </style:style>
    <style:style style:name="T2288" style:family="text">
      <style:text-properties officeooo:rsid="1022d25b"/>
    </style:style>
    <style:style style:name="T2289" style:family="text">
      <style:text-properties officeooo:rsid="102656b3"/>
    </style:style>
    <style:style style:name="T2290" style:family="text">
      <style:text-properties officeooo:rsid="10267fe6"/>
    </style:style>
    <style:style style:name="T2291" style:family="text">
      <style:text-properties officeooo:rsid="10283855"/>
    </style:style>
    <style:style style:name="T2292" style:family="text">
      <style:text-properties officeooo:rsid="102a2bca"/>
    </style:style>
    <style:style style:name="T2293" style:family="text">
      <style:text-properties officeooo:rsid="102d404b"/>
    </style:style>
    <style:style style:name="T2294" style:family="text">
      <style:text-properties officeooo:rsid="102f2ad7"/>
    </style:style>
    <style:style style:name="T2295" style:family="text">
      <style:text-properties officeooo:rsid="1034536b"/>
    </style:style>
    <style:style style:name="T2296" style:family="text">
      <style:text-properties officeooo:rsid="1035ffd1"/>
    </style:style>
    <style:style style:name="T2297" style:family="text">
      <style:text-properties officeooo:rsid="1036e73f"/>
    </style:style>
    <style:style style:name="T2298" style:family="text">
      <style:text-properties officeooo:rsid="103a2f30"/>
    </style:style>
    <style:style style:name="T2299" style:family="text">
      <style:text-properties officeooo:rsid="103bd11c"/>
    </style:style>
    <style:style style:name="T2300" style:family="text">
      <style:text-properties officeooo:rsid="103d8b69"/>
    </style:style>
    <style:style style:name="T2301" style:family="text">
      <style:text-properties officeooo:rsid="103f8990"/>
    </style:style>
    <style:style style:name="T2302" style:family="text">
      <style:text-properties officeooo:rsid="10417151"/>
    </style:style>
    <style:style style:name="T2303" style:family="text">
      <style:text-properties officeooo:rsid="104178ef"/>
    </style:style>
    <style:style style:name="T2304" style:family="text">
      <style:text-properties officeooo:rsid="1042e51f"/>
    </style:style>
    <style:style style:name="T2305" style:family="text">
      <style:text-properties officeooo:rsid="1044a699"/>
    </style:style>
    <style:style style:name="T2306" style:family="text">
      <style:text-properties officeooo:rsid="1045f924"/>
    </style:style>
    <style:style style:name="T2307" style:family="text">
      <style:text-properties officeooo:rsid="1047bad1"/>
    </style:style>
    <style:style style:name="T2308" style:family="text">
      <style:text-properties officeooo:rsid="104a986b"/>
    </style:style>
    <style:style style:name="T2309" style:family="text">
      <style:text-properties officeooo:rsid="104b8571"/>
    </style:style>
    <style:style style:name="T2310" style:family="text">
      <style:text-properties officeooo:rsid="104d3461"/>
    </style:style>
    <style:style style:name="T2311" style:family="text">
      <style:text-properties officeooo:rsid="10516494"/>
    </style:style>
    <style:style style:name="T2312" style:family="text">
      <style:text-properties officeooo:rsid="10542643"/>
    </style:style>
    <style:style style:name="T2313" style:family="text">
      <style:text-properties officeooo:rsid="1055a932"/>
    </style:style>
    <style:style style:name="T2314" style:family="text">
      <style:text-properties officeooo:rsid="1055b0fc"/>
    </style:style>
    <style:style style:name="T2315" style:family="text">
      <style:text-properties officeooo:rsid="1055da2a"/>
    </style:style>
    <style:style style:name="T2316" style:family="text">
      <style:text-properties officeooo:rsid="10565cc0"/>
    </style:style>
    <style:style style:name="T2317" style:family="text">
      <style:text-properties officeooo:rsid="10571fb4"/>
    </style:style>
    <style:style style:name="T2318" style:family="text">
      <style:text-properties officeooo:rsid="1057b0ed"/>
    </style:style>
    <style:style style:name="T2319" style:family="text">
      <style:text-properties officeooo:rsid="1057c6b5"/>
    </style:style>
    <style:style style:name="T2320" style:family="text">
      <style:text-properties officeooo:rsid="10582fc4"/>
    </style:style>
    <style:style style:name="T2321" style:family="text">
      <style:text-properties officeooo:rsid="105b23e5"/>
    </style:style>
    <style:style style:name="T2322" style:family="text">
      <style:text-properties officeooo:rsid="105d1ff4"/>
    </style:style>
    <style:style style:name="T2323" style:family="text">
      <style:text-properties officeooo:rsid="105e8a8d"/>
    </style:style>
    <style:style style:name="T2324" style:family="text">
      <style:text-properties officeooo:rsid="105fc6e1"/>
    </style:style>
    <style:style style:name="T2325" style:family="text">
      <style:text-properties officeooo:rsid="105ffc6c"/>
    </style:style>
    <style:style style:name="T2326" style:family="text">
      <style:text-properties officeooo:rsid="106340d8"/>
    </style:style>
    <style:style style:name="T2327" style:family="text">
      <style:text-properties officeooo:rsid="10671661"/>
    </style:style>
    <style:style style:name="T2328" style:family="text">
      <style:text-properties officeooo:rsid="1067a189"/>
    </style:style>
    <style:style style:name="T2329" style:family="text">
      <style:text-properties officeooo:rsid="106a1c8a"/>
    </style:style>
    <style:style style:name="T2330" style:family="text">
      <style:text-properties officeooo:rsid="106aed96"/>
    </style:style>
    <style:style style:name="T2331" style:family="text">
      <style:text-properties officeooo:rsid="106dce17"/>
    </style:style>
    <style:style style:name="T2332" style:family="text">
      <style:text-properties officeooo:rsid="1070252f"/>
    </style:style>
    <style:style style:name="T2333" style:family="text">
      <style:text-properties officeooo:rsid="10712edb"/>
    </style:style>
    <style:style style:name="T2334" style:family="text">
      <style:text-properties officeooo:rsid="1071e7f1"/>
    </style:style>
    <style:style style:name="T2335" style:family="text">
      <style:text-properties officeooo:rsid="107408ba"/>
    </style:style>
    <style:style style:name="T2336" style:family="text">
      <style:text-properties officeooo:rsid="1074f234"/>
    </style:style>
    <style:style style:name="T2337" style:family="text">
      <style:text-properties officeooo:rsid="1076ca3b"/>
    </style:style>
    <style:style style:name="T2338" style:family="text">
      <style:text-properties officeooo:rsid="107807e6"/>
    </style:style>
    <style:style style:name="T2339" style:family="text">
      <style:text-properties officeooo:rsid="10796561"/>
    </style:style>
    <style:style style:name="T2340" style:family="text">
      <style:text-properties officeooo:rsid="107ae7c7"/>
    </style:style>
    <style:style style:name="T2341" style:family="text">
      <style:text-properties officeooo:rsid="107c1683"/>
    </style:style>
    <style:style style:name="T2342" style:family="text">
      <style:text-properties officeooo:rsid="107dda0e"/>
    </style:style>
    <style:style style:name="T2343" style:family="text">
      <style:text-properties officeooo:rsid="107eb39b"/>
    </style:style>
    <style:style style:name="T2344" style:family="text">
      <style:text-properties officeooo:rsid="1081f88e"/>
    </style:style>
    <style:style style:name="T2345" style:family="text">
      <style:text-properties officeooo:rsid="1083572f"/>
    </style:style>
    <style:style style:name="T2346" style:family="text">
      <style:text-properties officeooo:rsid="10847eac"/>
    </style:style>
    <style:style style:name="T2347" style:family="text">
      <style:text-properties officeooo:rsid="10861605"/>
    </style:style>
    <style:style style:name="T2348" style:family="text">
      <style:text-properties officeooo:rsid="1086436d"/>
    </style:style>
    <style:style style:name="T2349" style:family="text">
      <style:text-properties officeooo:rsid="10873a9f"/>
    </style:style>
    <style:style style:name="T2350" style:family="text">
      <style:text-properties officeooo:rsid="1087acb7"/>
    </style:style>
    <style:style style:name="T2351" style:family="text">
      <style:text-properties officeooo:rsid="108809c9"/>
    </style:style>
    <style:style style:name="T2352" style:family="text">
      <style:text-properties officeooo:rsid="108c1e70"/>
    </style:style>
    <style:style style:name="T2353" style:family="text">
      <style:text-properties officeooo:rsid="108e1595"/>
    </style:style>
    <style:style style:name="T2354" style:family="text">
      <style:text-properties officeooo:rsid="10909172"/>
    </style:style>
    <style:style style:name="T2355" style:family="text">
      <style:text-properties officeooo:rsid="1090b038"/>
    </style:style>
    <style:style style:name="T2356" style:family="text">
      <style:text-properties officeooo:rsid="1093dd4f"/>
    </style:style>
    <style:style style:name="T2357" style:family="text">
      <style:text-properties officeooo:rsid="10989eb7"/>
    </style:style>
    <style:style style:name="T2358" style:family="text">
      <style:text-properties officeooo:rsid="1099339c"/>
    </style:style>
    <style:style style:name="T2359" style:family="text">
      <style:text-properties officeooo:rsid="109a5ff6"/>
    </style:style>
    <style:style style:name="T2360" style:family="text">
      <style:text-properties officeooo:rsid="109c54ce"/>
    </style:style>
    <style:style style:name="T2361" style:family="text">
      <style:text-properties officeooo:rsid="109dfbf8"/>
    </style:style>
    <style:style style:name="T2362" style:family="text">
      <style:text-properties officeooo:rsid="10a1b6ce"/>
    </style:style>
    <style:style style:name="T2363" style:family="text">
      <style:text-properties officeooo:rsid="10a378f7"/>
    </style:style>
    <style:style style:name="T2364" style:family="text">
      <style:text-properties officeooo:rsid="10a4797a"/>
    </style:style>
    <style:style style:name="T2365" style:family="text">
      <style:text-properties officeooo:rsid="10a640b9"/>
    </style:style>
    <style:style style:name="T2366" style:family="text">
      <style:text-properties officeooo:rsid="10a75e49"/>
    </style:style>
    <style:style style:name="T2367" style:family="text">
      <style:text-properties officeooo:rsid="10a85ade"/>
    </style:style>
    <style:style style:name="T2368" style:family="text">
      <style:text-properties officeooo:rsid="10a8f466"/>
    </style:style>
    <style:style style:name="T2369" style:family="text">
      <style:text-properties officeooo:rsid="10adefa0"/>
    </style:style>
    <style:style style:name="T2370" style:family="text">
      <style:text-properties officeooo:rsid="10b1333c"/>
    </style:style>
    <style:style style:name="T2371" style:family="text">
      <style:text-properties officeooo:rsid="10b1a1b9"/>
    </style:style>
    <style:style style:name="T2372" style:family="text">
      <style:text-properties officeooo:rsid="10b399b7"/>
    </style:style>
    <style:style style:name="T2373" style:family="text">
      <style:text-properties officeooo:rsid="10b4c127"/>
    </style:style>
    <style:style style:name="T2374" style:family="text">
      <style:text-properties officeooo:rsid="10b52e41"/>
    </style:style>
    <style:style style:name="T2375" style:family="text">
      <style:text-properties officeooo:rsid="10b5c89a"/>
    </style:style>
    <style:style style:name="T2376" style:family="text">
      <style:text-properties officeooo:rsid="10b60ed7"/>
    </style:style>
    <style:style style:name="T2377" style:family="text">
      <style:text-properties officeooo:rsid="10b657bd"/>
    </style:style>
    <style:style style:name="T2378" style:family="text">
      <style:text-properties officeooo:rsid="10b67087"/>
    </style:style>
    <style:style style:name="T2379" style:family="text">
      <style:text-properties officeooo:rsid="10b69a21"/>
    </style:style>
    <style:style style:name="T2380" style:family="text">
      <style:text-properties officeooo:rsid="10b83930"/>
    </style:style>
    <style:style style:name="T2381" style:family="text">
      <style:text-properties officeooo:rsid="10b84644"/>
    </style:style>
    <style:style style:name="T2382" style:family="text">
      <style:text-properties officeooo:rsid="10b91a74"/>
    </style:style>
    <style:style style:name="T2383" style:family="text">
      <style:text-properties officeooo:rsid="10b971d6"/>
    </style:style>
    <style:style style:name="T2384" style:family="text">
      <style:text-properties officeooo:rsid="10b98275"/>
    </style:style>
    <style:style style:name="T2385" style:family="text">
      <style:text-properties officeooo:rsid="10baba18"/>
    </style:style>
    <style:style style:name="T2386" style:family="text">
      <style:text-properties officeooo:rsid="10bb5fa1"/>
    </style:style>
    <style:style style:name="T2387" style:family="text">
      <style:text-properties officeooo:rsid="10bbaef6"/>
    </style:style>
    <style:style style:name="T2388" style:family="text">
      <style:text-properties officeooo:rsid="10bcb32a"/>
    </style:style>
    <style:style style:name="T2389" style:family="text">
      <style:text-properties officeooo:rsid="10bcd2bb"/>
    </style:style>
    <style:style style:name="T2390" style:family="text">
      <style:text-properties officeooo:rsid="10be661b"/>
    </style:style>
    <style:style style:name="T2391" style:family="text">
      <style:text-properties officeooo:rsid="10bf74e8"/>
    </style:style>
    <style:style style:name="T2392" style:family="text">
      <style:text-properties officeooo:rsid="10bfbec3"/>
    </style:style>
    <style:style style:name="T2393" style:family="text">
      <style:text-properties officeooo:rsid="10c28550"/>
    </style:style>
    <style:style style:name="T2394" style:family="text">
      <style:text-properties officeooo:rsid="10c36400"/>
    </style:style>
    <style:style style:name="T2395" style:family="text">
      <style:text-properties officeooo:rsid="10c5d819"/>
    </style:style>
    <style:style style:name="T2396" style:family="text">
      <style:text-properties officeooo:rsid="10c6fc4a"/>
    </style:style>
    <style:style style:name="T2397" style:family="text">
      <style:text-properties officeooo:rsid="10c7e621"/>
    </style:style>
    <style:style style:name="T2398" style:family="text">
      <style:text-properties officeooo:rsid="10c80e4a"/>
    </style:style>
    <style:style style:name="T2399" style:family="text">
      <style:text-properties officeooo:rsid="10c983dc"/>
    </style:style>
    <style:style style:name="T2400" style:family="text">
      <style:text-properties officeooo:rsid="10c9f0e1"/>
    </style:style>
    <style:style style:name="T2401" style:family="text">
      <style:text-properties officeooo:rsid="10cc20a6"/>
    </style:style>
    <style:style style:name="T2402" style:family="text">
      <style:text-properties officeooo:rsid="10cd92dc"/>
    </style:style>
    <style:style style:name="T2403" style:family="text">
      <style:text-properties officeooo:rsid="10d1a036"/>
    </style:style>
    <style:style style:name="T2404" style:family="text">
      <style:text-properties officeooo:rsid="10d28b28"/>
    </style:style>
    <style:style style:name="T2405" style:family="text">
      <style:text-properties officeooo:rsid="10d2c53f"/>
    </style:style>
    <style:style style:name="T2406" style:family="text">
      <style:text-properties officeooo:rsid="10d2fea1"/>
    </style:style>
    <style:style style:name="T2407" style:family="text">
      <style:text-properties officeooo:rsid="10d32e27"/>
    </style:style>
    <style:style style:name="T2408" style:family="text">
      <style:text-properties officeooo:rsid="10d461a1"/>
    </style:style>
    <style:style style:name="T2409" style:family="text">
      <style:text-properties officeooo:rsid="10d502f2"/>
    </style:style>
    <style:style style:name="T2410" style:family="text">
      <style:text-properties officeooo:rsid="10d6d400"/>
    </style:style>
    <style:style style:name="T2411" style:family="text">
      <style:text-properties officeooo:rsid="10d8b111"/>
    </style:style>
    <style:style style:name="T2412" style:family="text">
      <style:text-properties officeooo:rsid="10da5ebb"/>
    </style:style>
    <style:style style:name="T2413" style:family="text">
      <style:text-properties officeooo:rsid="10dc28f3"/>
    </style:style>
    <style:style style:name="T2414" style:family="text">
      <style:text-properties officeooo:rsid="10df50bb"/>
    </style:style>
    <style:style style:name="T2415" style:family="text">
      <style:text-properties officeooo:rsid="10e148e6"/>
    </style:style>
    <style:style style:name="T2416" style:family="text">
      <style:text-properties officeooo:rsid="10e1f8f3"/>
    </style:style>
    <style:style style:name="T2417" style:family="text">
      <style:text-properties officeooo:rsid="10e38fdf"/>
    </style:style>
    <style:style style:name="T2418" style:family="text">
      <style:text-properties officeooo:rsid="10e3c204"/>
    </style:style>
    <style:style style:name="T2419" style:family="text">
      <style:text-properties officeooo:rsid="10e5bdc0"/>
    </style:style>
    <style:style style:name="T2420" style:family="text">
      <style:text-properties officeooo:rsid="10e63d25"/>
    </style:style>
    <style:style style:name="T2421" style:family="text">
      <style:text-properties officeooo:rsid="10e7418d"/>
    </style:style>
    <style:style style:name="T2422" style:family="text">
      <style:text-properties officeooo:rsid="10e812f8"/>
    </style:style>
    <style:style style:name="T2423" style:family="text">
      <style:text-properties officeooo:rsid="10e9c182"/>
    </style:style>
    <style:style style:name="T2424" style:family="text">
      <style:text-properties officeooo:rsid="10eb6089"/>
    </style:style>
    <style:style style:name="T2425" style:family="text">
      <style:text-properties officeooo:rsid="10ec2f82"/>
    </style:style>
    <style:style style:name="T2426" style:family="text">
      <style:text-properties officeooo:rsid="10ed538b"/>
    </style:style>
    <style:style style:name="T2427" style:family="text">
      <style:text-properties officeooo:rsid="10f39b8d"/>
    </style:style>
    <style:style style:name="T2428" style:family="text">
      <style:text-properties officeooo:rsid="10f5144c"/>
    </style:style>
    <style:style style:name="T2429" style:family="text">
      <style:text-properties officeooo:rsid="10fa875d"/>
    </style:style>
    <style:style style:name="T2430" style:family="text">
      <style:text-properties officeooo:rsid="10fb4c09"/>
    </style:style>
    <style:style style:name="T2431" style:family="text">
      <style:text-properties officeooo:rsid="10fcc97a"/>
    </style:style>
    <style:style style:name="T2432" style:family="text">
      <style:text-properties officeooo:rsid="10fe367c"/>
    </style:style>
    <style:style style:name="T2433" style:family="text">
      <style:text-properties officeooo:rsid="10fe8b69"/>
    </style:style>
    <style:style style:name="T2434" style:family="text">
      <style:text-properties officeooo:rsid="11007a02"/>
    </style:style>
    <style:style style:name="T2435" style:family="text">
      <style:text-properties officeooo:rsid="1102452e"/>
    </style:style>
    <style:style style:name="T2436" style:family="text">
      <style:text-properties officeooo:rsid="11029488"/>
    </style:style>
    <style:style style:name="T2437" style:family="text">
      <style:text-properties officeooo:rsid="1103475d"/>
    </style:style>
    <style:style style:name="T2438" style:family="text">
      <style:text-properties officeooo:rsid="1104f0a0"/>
    </style:style>
    <style:style style:name="T2439" style:family="text">
      <style:text-properties officeooo:rsid="11054b55"/>
    </style:style>
    <style:style style:name="T2440" style:family="text">
      <style:text-properties officeooo:rsid="11058fb8"/>
    </style:style>
    <style:style style:name="T2441" style:family="text">
      <style:text-properties officeooo:rsid="11072c51"/>
    </style:style>
    <style:style style:name="T2442" style:family="text">
      <style:text-properties officeooo:rsid="11075b07"/>
    </style:style>
    <style:style style:name="T2443" style:family="text">
      <style:text-properties officeooo:rsid="110cb764"/>
    </style:style>
    <style:style style:name="T2444" style:family="text">
      <style:text-properties officeooo:rsid="110e470b"/>
    </style:style>
    <style:style style:name="T2445" style:family="text">
      <style:text-properties officeooo:rsid="110f9f25"/>
    </style:style>
    <style:style style:name="T2446" style:family="text">
      <style:text-properties officeooo:rsid="111184a8"/>
    </style:style>
    <style:style style:name="T2447" style:family="text">
      <style:text-properties officeooo:rsid="11126fb7"/>
    </style:style>
    <style:style style:name="T2448" style:family="text">
      <style:text-properties officeooo:rsid="11138afd"/>
    </style:style>
    <style:style style:name="T2449" style:family="text">
      <style:text-properties officeooo:rsid="111590ce"/>
    </style:style>
    <style:style style:name="T2450" style:family="text">
      <style:text-properties officeooo:rsid="11170e73"/>
    </style:style>
    <style:style style:name="T2451" style:family="text">
      <style:text-properties officeooo:rsid="1118417e"/>
    </style:style>
    <style:style style:name="T2452" style:family="text">
      <style:text-properties officeooo:rsid="1118b0b7"/>
    </style:style>
    <style:style style:name="T2453" style:family="text">
      <style:text-properties officeooo:rsid="111b40ae"/>
    </style:style>
    <style:style style:name="T2454" style:family="text">
      <style:text-properties officeooo:rsid="111c91a6"/>
    </style:style>
    <style:style style:name="T2455" style:family="text">
      <style:text-properties officeooo:rsid="111df513"/>
    </style:style>
    <style:style style:name="T2456" style:family="text">
      <style:text-properties officeooo:rsid="111fee36"/>
    </style:style>
    <style:style style:name="T2457" style:family="text">
      <style:text-properties officeooo:rsid="1120c4d2"/>
    </style:style>
    <style:style style:name="T2458" style:family="text">
      <style:text-properties officeooo:rsid="11222754"/>
    </style:style>
    <style:style style:name="T2459" style:family="text">
      <style:text-properties officeooo:rsid="1122ac6c"/>
    </style:style>
    <style:style style:name="T2460" style:family="text">
      <style:text-properties officeooo:rsid="1125bcae"/>
    </style:style>
    <style:style style:name="T2461" style:family="text">
      <style:text-properties officeooo:rsid="1129a270"/>
    </style:style>
    <style:style style:name="T2462" style:family="text">
      <style:text-properties officeooo:rsid="112ab591"/>
    </style:style>
    <style:style style:name="T2463" style:family="text">
      <style:text-properties officeooo:rsid="112c7e38"/>
    </style:style>
    <style:style style:name="T2464" style:family="text">
      <style:text-properties officeooo:rsid="112c8c25"/>
    </style:style>
    <style:style style:name="T2465" style:family="text">
      <style:text-properties officeooo:rsid="112ee389"/>
    </style:style>
    <style:style style:name="T2466" style:family="text">
      <style:text-properties officeooo:rsid="1130db40"/>
    </style:style>
    <style:style style:name="T2467" style:family="text">
      <style:text-properties officeooo:rsid="11316a50"/>
    </style:style>
    <style:style style:name="T2468" style:family="text">
      <style:text-properties officeooo:rsid="113377a3"/>
    </style:style>
    <style:style style:name="T2469" style:family="text">
      <style:text-properties officeooo:rsid="1135f5f1"/>
    </style:style>
    <style:style style:name="T2470" style:family="text">
      <style:text-properties officeooo:rsid="11372329"/>
    </style:style>
    <style:style style:name="T2471" style:family="text">
      <style:text-properties officeooo:rsid="1138f94b"/>
    </style:style>
    <style:style style:name="T2472" style:family="text">
      <style:text-properties officeooo:rsid="113a663b"/>
    </style:style>
    <style:style style:name="T2473" style:family="text">
      <style:text-properties officeooo:rsid="113cb394"/>
    </style:style>
    <style:style style:name="T2474" style:family="text">
      <style:text-properties officeooo:rsid="113d0632"/>
    </style:style>
    <style:style style:name="T2475" style:family="text">
      <style:text-properties officeooo:rsid="113d5421"/>
    </style:style>
    <style:style style:name="T2476" style:family="text">
      <style:text-properties officeooo:rsid="113ee7c3"/>
    </style:style>
    <style:style style:name="T2477" style:family="text">
      <style:text-properties officeooo:rsid="113f77db"/>
    </style:style>
    <style:style style:name="T2478" style:family="text">
      <style:text-properties officeooo:rsid="114679aa"/>
    </style:style>
    <style:style style:name="T2479" style:family="text">
      <style:text-properties officeooo:rsid="1147772c"/>
    </style:style>
    <style:style style:name="T2480" style:family="text">
      <style:text-properties officeooo:rsid="1148077f"/>
    </style:style>
    <style:style style:name="T2481" style:family="text">
      <style:text-properties officeooo:rsid="1148ebd6"/>
    </style:style>
    <style:style style:name="T2482" style:family="text">
      <style:text-properties officeooo:rsid="114adc01"/>
    </style:style>
    <style:style style:name="T2483" style:family="text">
      <style:text-properties officeooo:rsid="114d4dcd"/>
    </style:style>
    <style:style style:name="T2484" style:family="text">
      <style:text-properties officeooo:rsid="114f972c"/>
    </style:style>
    <style:style style:name="T2485" style:family="text">
      <style:text-properties officeooo:rsid="1150a79a"/>
    </style:style>
    <style:style style:name="T2486" style:family="text">
      <style:text-properties officeooo:rsid="1151e145"/>
    </style:style>
    <style:style style:name="T2487" style:family="text">
      <style:text-properties officeooo:rsid="11520a44"/>
    </style:style>
    <style:style style:name="T2488" style:family="text">
      <style:text-properties officeooo:rsid="11539957"/>
    </style:style>
    <style:style style:name="T2489" style:family="text">
      <style:text-properties officeooo:rsid="11558ad5"/>
    </style:style>
    <style:style style:name="T2490" style:family="text">
      <style:text-properties officeooo:rsid="11580fe1"/>
    </style:style>
    <style:style style:name="T2491" style:family="text">
      <style:text-properties officeooo:rsid="11599a32"/>
    </style:style>
    <style:style style:name="T2492" style:family="text">
      <style:text-properties officeooo:rsid="1159e22b"/>
    </style:style>
    <style:style style:name="T2493" style:family="text">
      <style:text-properties officeooo:rsid="115a6d66"/>
    </style:style>
    <style:style style:name="T2494" style:family="text">
      <style:text-properties officeooo:rsid="115be661"/>
    </style:style>
    <style:style style:name="T2495" style:family="text">
      <style:text-properties officeooo:rsid="115c1fe3"/>
    </style:style>
    <style:style style:name="T2496" style:family="text">
      <style:text-properties officeooo:rsid="115d6273"/>
    </style:style>
    <style:style style:name="T2497" style:family="text">
      <style:text-properties officeooo:rsid="115ef9da"/>
    </style:style>
    <style:style style:name="T2498" style:family="text">
      <style:text-properties officeooo:rsid="116045ca"/>
    </style:style>
    <style:style style:name="T2499" style:family="text">
      <style:text-properties officeooo:rsid="1160befa"/>
    </style:style>
    <style:style style:name="T2500" style:family="text">
      <style:text-properties officeooo:rsid="11613bce"/>
    </style:style>
    <style:style style:name="T2501" style:family="text">
      <style:text-properties officeooo:rsid="1163d34a"/>
    </style:style>
    <style:style style:name="T2502" style:family="text">
      <style:text-properties officeooo:rsid="11648f6f"/>
    </style:style>
    <style:style style:name="T2503" style:family="text">
      <style:text-properties officeooo:rsid="11671a92"/>
    </style:style>
    <style:style style:name="T2504" style:family="text">
      <style:text-properties officeooo:rsid="11671c3e"/>
    </style:style>
    <style:style style:name="T2505" style:family="text">
      <style:text-properties officeooo:rsid="11689ef0"/>
    </style:style>
    <style:style style:name="T2506" style:family="text">
      <style:text-properties officeooo:rsid="1169a908"/>
    </style:style>
    <style:style style:name="T2507" style:family="text">
      <style:text-properties officeooo:rsid="116afaf0"/>
    </style:style>
    <style:style style:name="T2508" style:family="text">
      <style:text-properties officeooo:rsid="116be2e1"/>
    </style:style>
    <style:style style:name="T2509" style:family="text">
      <style:text-properties officeooo:rsid="116daacb"/>
    </style:style>
    <style:style style:name="T2510" style:family="text">
      <style:text-properties officeooo:rsid="116f4d3d"/>
    </style:style>
    <style:style style:name="T2511" style:family="text">
      <style:text-properties officeooo:rsid="11704870"/>
    </style:style>
    <style:style style:name="T2512" style:family="text">
      <style:text-properties officeooo:rsid="1170dfbe"/>
    </style:style>
    <style:style style:name="T2513" style:family="text">
      <style:text-properties officeooo:rsid="1171e4d9"/>
    </style:style>
    <style:style style:name="T2514" style:family="text">
      <style:text-properties officeooo:rsid="117381d2"/>
    </style:style>
    <style:style style:name="T2515" style:family="text">
      <style:text-properties officeooo:rsid="1173b815"/>
    </style:style>
    <style:style style:name="T2516" style:family="text">
      <style:text-properties officeooo:rsid="1175ac36"/>
    </style:style>
    <style:style style:name="T2517" style:family="text">
      <style:text-properties officeooo:rsid="11772e13"/>
    </style:style>
    <style:style style:name="T2518" style:family="text">
      <style:text-properties officeooo:rsid="11783391"/>
    </style:style>
    <style:style style:name="T2519" style:family="text">
      <style:text-properties officeooo:rsid="1179a275"/>
    </style:style>
    <style:style style:name="T2520" style:family="text">
      <style:text-properties officeooo:rsid="117abe8e"/>
    </style:style>
    <style:style style:name="T2521" style:family="text">
      <style:text-properties officeooo:rsid="117b886a"/>
    </style:style>
    <style:style style:name="T2522" style:family="text">
      <style:text-properties officeooo:rsid="117bdc34"/>
    </style:style>
    <style:style style:name="T2523" style:family="text">
      <style:text-properties officeooo:rsid="117d62ac"/>
    </style:style>
    <style:style style:name="T2524" style:family="text">
      <style:text-properties officeooo:rsid="117df651"/>
    </style:style>
    <style:style style:name="T2525" style:family="text">
      <style:text-properties officeooo:rsid="117fa2cc"/>
    </style:style>
    <style:style style:name="T2526" style:family="text">
      <style:text-properties officeooo:rsid="11816e4f"/>
    </style:style>
    <style:style style:name="T2527" style:family="text">
      <style:text-properties officeooo:rsid="11827360"/>
    </style:style>
    <style:style style:name="T2528" style:family="text">
      <style:text-properties officeooo:rsid="11845e3b"/>
    </style:style>
    <style:style style:name="T2529" style:family="text">
      <style:text-properties officeooo:rsid="118461db"/>
    </style:style>
    <style:style style:name="T2530" style:family="text">
      <style:text-properties officeooo:rsid="11855f0a"/>
    </style:style>
    <style:style style:name="T2531" style:family="text">
      <style:text-properties officeooo:rsid="1186585e"/>
    </style:style>
    <style:style style:name="T2532" style:family="text">
      <style:text-properties officeooo:rsid="118687cf"/>
    </style:style>
    <style:style style:name="T2533" style:family="text">
      <style:text-properties officeooo:rsid="11883468"/>
    </style:style>
    <style:style style:name="T2534" style:family="text">
      <style:text-properties officeooo:rsid="11898d7d"/>
    </style:style>
    <style:style style:name="T2535" style:family="text">
      <style:text-properties officeooo:rsid="118a5453"/>
    </style:style>
    <style:style style:name="T2536" style:family="text">
      <style:text-properties fo:language="ru" fo:country="RU"/>
    </style:style>
    <style:style style:name="T2537" style:family="text">
      <style:text-properties fo:language="ru" fo:country="RU" officeooo:rsid="118b33a0"/>
    </style:style>
    <style:style style:name="T2538" style:family="text">
      <style:text-properties fo:language="ru" fo:country="RU" officeooo:rsid="118b533c"/>
    </style:style>
    <style:style style:name="T2539" style:family="text">
      <style:text-properties fo:language="ru" fo:country="RU" officeooo:rsid="118bb06b"/>
    </style:style>
    <style:style style:name="T2540" style:family="text">
      <style:text-properties fo:language="ru" fo:country="RU" officeooo:rsid="118ce011"/>
    </style:style>
    <style:style style:name="T2541" style:family="text">
      <style:text-properties fo:language="ru" fo:country="RU" officeooo:rsid="118edcfb"/>
    </style:style>
    <style:style style:name="T2542" style:family="text">
      <style:text-properties fo:language="ru" fo:country="RU" officeooo:rsid="11906b56"/>
    </style:style>
    <style:style style:name="T2543" style:family="text">
      <style:text-properties fo:language="ru" fo:country="RU" officeooo:rsid="11914104"/>
    </style:style>
    <style:style style:name="T2544" style:family="text">
      <style:text-properties fo:language="ru" fo:country="RU" officeooo:rsid="119227a7"/>
    </style:style>
    <style:style style:name="T2545" style:family="text">
      <style:text-properties fo:language="ru" fo:country="RU" officeooo:rsid="11923144"/>
    </style:style>
    <style:style style:name="T2546" style:family="text">
      <style:text-properties fo:language="ru" fo:country="RU" officeooo:rsid="11935218"/>
    </style:style>
    <style:style style:name="T2547" style:family="text">
      <style:text-properties fo:language="ru" fo:country="RU" officeooo:rsid="11936f3c"/>
    </style:style>
    <style:style style:name="T2548" style:family="text">
      <style:text-properties fo:language="ru" fo:country="RU" officeooo:rsid="119525dc"/>
    </style:style>
    <style:style style:name="T2549" style:family="text">
      <style:text-properties fo:language="ru" fo:country="RU" officeooo:rsid="11989089"/>
    </style:style>
    <style:style style:name="T2550" style:family="text">
      <style:text-properties fo:language="ru" fo:country="RU" officeooo:rsid="1198f998"/>
    </style:style>
    <style:style style:name="T2551" style:family="text">
      <style:text-properties fo:language="ru" fo:country="RU" officeooo:rsid="1199cfc4"/>
    </style:style>
    <style:style style:name="T2552" style:family="text">
      <style:text-properties fo:language="ru" fo:country="RU" officeooo:rsid="119a11c2"/>
    </style:style>
    <style:style style:name="T2553" style:family="text">
      <style:text-properties fo:language="ru" fo:country="RU" officeooo:rsid="119c8e02"/>
    </style:style>
    <style:style style:name="T2554" style:family="text">
      <style:text-properties fo:language="ru" fo:country="RU" officeooo:rsid="119cd665"/>
    </style:style>
    <style:style style:name="T2555" style:family="text">
      <style:text-properties fo:language="ru" fo:country="RU" officeooo:rsid="119eb177"/>
    </style:style>
    <style:style style:name="T2556" style:family="text">
      <style:text-properties fo:language="ru" fo:country="RU" officeooo:rsid="119ee730"/>
    </style:style>
    <style:style style:name="T2557" style:family="text">
      <style:text-properties fo:language="ru" fo:country="RU" officeooo:rsid="119f13e4"/>
    </style:style>
    <style:style style:name="T2558" style:family="text">
      <style:text-properties fo:language="ru" fo:country="RU" officeooo:rsid="11a01ddd"/>
    </style:style>
    <style:style style:name="T2559" style:family="text">
      <style:text-properties fo:language="ru" fo:country="RU" officeooo:rsid="11a11191"/>
    </style:style>
    <style:style style:name="T2560" style:family="text">
      <style:text-properties fo:language="ru" fo:country="RU" officeooo:rsid="11a40849"/>
    </style:style>
    <style:style style:name="T2561" style:family="text">
      <style:text-properties fo:language="ru" fo:country="RU" officeooo:rsid="11a48ec4"/>
    </style:style>
    <style:style style:name="T2562" style:family="text">
      <style:text-properties fo:language="ru" fo:country="RU" officeooo:rsid="11a64ccd"/>
    </style:style>
    <style:style style:name="T2563" style:family="text">
      <style:text-properties fo:language="ru" fo:country="RU" officeooo:rsid="11a79ab6"/>
    </style:style>
    <style:style style:name="T2564" style:family="text">
      <style:text-properties fo:language="ru" fo:country="RU" officeooo:rsid="11a7bd28"/>
    </style:style>
    <style:style style:name="T2565" style:family="text">
      <style:text-properties fo:language="ru" fo:country="RU" officeooo:rsid="11aabeef"/>
    </style:style>
    <style:style style:name="T2566" style:family="text">
      <style:text-properties fo:language="ru" fo:country="RU" officeooo:rsid="11abcfc9"/>
    </style:style>
    <style:style style:name="T2567" style:family="text">
      <style:text-properties fo:language="ru" fo:country="RU" officeooo:rsid="11af2abc"/>
    </style:style>
    <style:style style:name="T2568" style:family="text">
      <style:text-properties fo:language="ru" fo:country="RU" officeooo:rsid="11aff85d"/>
    </style:style>
    <style:style style:name="T2569" style:family="text">
      <style:text-properties fo:language="ru" fo:country="RU" officeooo:rsid="11b18718"/>
    </style:style>
    <style:style style:name="T2570" style:family="text">
      <style:text-properties fo:language="ru" fo:country="RU" officeooo:rsid="11b4d7af"/>
    </style:style>
    <style:style style:name="T2571" style:family="text">
      <style:text-properties fo:language="ru" fo:country="RU" officeooo:rsid="11b6a4cd"/>
    </style:style>
    <style:style style:name="T2572" style:family="text">
      <style:text-properties fo:language="ru" fo:country="RU" officeooo:rsid="11b72905"/>
    </style:style>
    <style:style style:name="T2573" style:family="text">
      <style:text-properties fo:language="ru" fo:country="RU" officeooo:rsid="11b863ac"/>
    </style:style>
    <style:style style:name="T2574" style:family="text">
      <style:text-properties fo:language="ru" fo:country="RU" officeooo:rsid="11b8ae44"/>
    </style:style>
    <style:style style:name="T2575" style:family="text">
      <style:text-properties fo:language="ru" fo:country="RU" officeooo:rsid="11ba7acf"/>
    </style:style>
    <style:style style:name="T2576" style:family="text">
      <style:text-properties fo:language="ru" fo:country="RU" officeooo:rsid="11bd7b0c"/>
    </style:style>
    <style:style style:name="T2577" style:family="text">
      <style:text-properties fo:language="ru" fo:country="RU" officeooo:rsid="11bf6499"/>
    </style:style>
    <style:style style:name="T2578" style:family="text">
      <style:text-properties fo:language="ru" fo:country="RU" officeooo:rsid="11c0c7ba"/>
    </style:style>
    <style:style style:name="T2579" style:family="text">
      <style:text-properties fo:language="ru" fo:country="RU" officeooo:rsid="11c1b12d"/>
    </style:style>
    <style:style style:name="T2580" style:family="text">
      <style:text-properties fo:language="ru" fo:country="RU" officeooo:rsid="11c2fdeb"/>
    </style:style>
    <style:style style:name="T2581" style:family="text">
      <style:text-properties fo:language="ru" fo:country="RU" officeooo:rsid="11c6fb49"/>
    </style:style>
    <style:style style:name="T2582" style:family="text">
      <style:text-properties fo:language="ru" fo:country="RU" officeooo:rsid="11c94a14"/>
    </style:style>
    <style:style style:name="T2583" style:family="text">
      <style:text-properties fo:language="ru" fo:country="RU" officeooo:rsid="11ca4d0f"/>
    </style:style>
    <style:style style:name="T2584" style:family="text">
      <style:text-properties fo:language="ru" fo:country="RU" officeooo:rsid="11cad88c"/>
    </style:style>
    <style:style style:name="T2585" style:family="text">
      <style:text-properties fo:language="ru" fo:country="RU" officeooo:rsid="11cba5a8"/>
    </style:style>
    <style:style style:name="T2586" style:family="text">
      <style:text-properties fo:language="ru" fo:country="RU" officeooo:rsid="11cd5ae6"/>
    </style:style>
    <style:style style:name="T2587" style:family="text">
      <style:text-properties fo:language="ru" fo:country="RU" officeooo:rsid="11ce2f4b"/>
    </style:style>
    <style:style style:name="T2588" style:family="text">
      <style:text-properties fo:language="ru" fo:country="RU" officeooo:rsid="11ce966e"/>
    </style:style>
    <style:style style:name="T2589" style:family="text">
      <style:text-properties fo:language="ru" fo:country="RU" officeooo:rsid="11d029af"/>
    </style:style>
    <style:style style:name="T2590" style:family="text">
      <style:text-properties fo:language="ru" fo:country="RU" officeooo:rsid="11d0338a"/>
    </style:style>
    <style:style style:name="T2591" style:family="text">
      <style:text-properties fo:language="ru" fo:country="RU" officeooo:rsid="11d27bba"/>
    </style:style>
    <style:style style:name="T2592" style:family="text">
      <style:text-properties fo:language="ru" fo:country="RU" officeooo:rsid="11d6064f"/>
    </style:style>
    <style:style style:name="T2593" style:family="text">
      <style:text-properties fo:language="ru" fo:country="RU" officeooo:rsid="11d671b5"/>
    </style:style>
    <style:style style:name="T2594" style:family="text">
      <style:text-properties fo:language="ru" fo:country="RU" officeooo:rsid="11d8629c"/>
    </style:style>
    <style:style style:name="T2595" style:family="text">
      <style:text-properties fo:language="ru" fo:country="RU" officeooo:rsid="11d9f2c2"/>
    </style:style>
    <style:style style:name="T2596" style:family="text">
      <style:text-properties fo:language="ru" fo:country="RU" officeooo:rsid="11db7b27"/>
    </style:style>
    <style:style style:name="T2597" style:family="text">
      <style:text-properties fo:language="ru" fo:country="RU" officeooo:rsid="11dfc3c0"/>
    </style:style>
    <style:style style:name="T2598" style:family="text">
      <style:text-properties fo:language="ru" fo:country="RU" officeooo:rsid="11e12d7f"/>
    </style:style>
    <style:style style:name="T2599" style:family="text">
      <style:text-properties fo:language="ru" fo:country="RU" officeooo:rsid="11e22d9f"/>
    </style:style>
    <style:style style:name="T2600" style:family="text">
      <style:text-properties fo:language="ru" fo:country="RU" officeooo:rsid="11e301af"/>
    </style:style>
    <style:style style:name="T2601" style:family="text">
      <style:text-properties fo:language="ru" fo:country="RU" officeooo:rsid="11e67666"/>
    </style:style>
    <style:style style:name="T2602" style:family="text">
      <style:text-properties fo:language="ru" fo:country="RU" officeooo:rsid="11e86257"/>
    </style:style>
    <style:style style:name="T2603" style:family="text">
      <style:text-properties fo:language="ru" fo:country="RU" officeooo:rsid="11e9c6bb"/>
    </style:style>
    <style:style style:name="T2604" style:family="text">
      <style:text-properties fo:language="ru" fo:country="RU" officeooo:rsid="11ea2bc8"/>
    </style:style>
    <style:style style:name="T2605" style:family="text">
      <style:text-properties fo:language="ru" fo:country="RU" officeooo:rsid="11ec8853"/>
    </style:style>
    <style:style style:name="T2606" style:family="text">
      <style:text-properties fo:language="ru" fo:country="RU" officeooo:rsid="11edc4dd"/>
    </style:style>
    <style:style style:name="T2607" style:family="text">
      <style:text-properties fo:language="ru" fo:country="RU" officeooo:rsid="11ef3815"/>
    </style:style>
    <style:style style:name="T2608" style:family="text">
      <style:text-properties fo:language="ru" fo:country="RU" officeooo:rsid="11f03ed5"/>
    </style:style>
    <style:style style:name="T2609" style:family="text">
      <style:text-properties fo:language="ru" fo:country="RU" officeooo:rsid="11f2cd8a"/>
    </style:style>
    <style:style style:name="T2610" style:family="text">
      <style:text-properties fo:language="ru" fo:country="RU" officeooo:rsid="11f2fe30"/>
    </style:style>
    <style:style style:name="T2611" style:family="text">
      <style:text-properties fo:language="ru" fo:country="RU" officeooo:rsid="11f4278a"/>
    </style:style>
    <style:style style:name="T2612" style:family="text">
      <style:text-properties fo:language="ru" fo:country="RU" officeooo:rsid="11f4aeec"/>
    </style:style>
    <style:style style:name="T2613" style:family="text">
      <style:text-properties fo:language="ru" fo:country="RU" officeooo:rsid="11f6de7f"/>
    </style:style>
    <style:style style:name="T2614" style:family="text">
      <style:text-properties fo:language="ru" fo:country="RU" officeooo:rsid="11f903f3"/>
    </style:style>
    <style:style style:name="T2615" style:family="text">
      <style:text-properties fo:language="ru" fo:country="RU" officeooo:rsid="11fc727f"/>
    </style:style>
    <style:style style:name="T2616" style:family="text">
      <style:text-properties fo:language="ru" fo:country="RU" officeooo:rsid="11fd5441"/>
    </style:style>
    <style:style style:name="T2617" style:family="text">
      <style:text-properties fo:language="ru" fo:country="RU" officeooo:rsid="11fe7862"/>
    </style:style>
    <style:style style:name="T2618" style:family="text">
      <style:text-properties fo:language="ru" fo:country="RU" officeooo:rsid="12002d5f"/>
    </style:style>
    <style:style style:name="T2619" style:family="text">
      <style:text-properties fo:language="ru" fo:country="RU" officeooo:rsid="12060b12"/>
    </style:style>
    <style:style style:name="T2620" style:family="text">
      <style:text-properties fo:language="ru" fo:country="RU" officeooo:rsid="1208ddef"/>
    </style:style>
    <style:style style:name="T2621" style:family="text">
      <style:text-properties fo:language="ru" fo:country="RU" officeooo:rsid="120a870e"/>
    </style:style>
    <style:style style:name="T2622" style:family="text">
      <style:text-properties fo:language="ru" fo:country="RU" officeooo:rsid="120bee7a"/>
    </style:style>
    <style:style style:name="T2623" style:family="text">
      <style:text-properties fo:language="ru" fo:country="RU" officeooo:rsid="120d3aa7"/>
    </style:style>
    <style:style style:name="T2624" style:family="text">
      <style:text-properties fo:language="ru" fo:country="RU" officeooo:rsid="120dbc6a"/>
    </style:style>
    <style:style style:name="T2625" style:family="text">
      <style:text-properties fo:language="ru" fo:country="RU" officeooo:rsid="120fb430"/>
    </style:style>
    <style:style style:name="T2626" style:family="text">
      <style:text-properties fo:language="ru" fo:country="RU" officeooo:rsid="1210e971"/>
    </style:style>
    <style:style style:name="T2627" style:family="text">
      <style:text-properties fo:language="ru" fo:country="RU" officeooo:rsid="12129af3"/>
    </style:style>
    <style:style style:name="T2628" style:family="text">
      <style:text-properties fo:language="ru" fo:country="RU" officeooo:rsid="1217cc5d"/>
    </style:style>
    <style:style style:name="T2629" style:family="text">
      <style:text-properties fo:language="ru" fo:country="RU" officeooo:rsid="121928c7"/>
    </style:style>
    <style:style style:name="T2630" style:family="text">
      <style:text-properties fo:language="ru" fo:country="RU" officeooo:rsid="121ad3a1"/>
    </style:style>
    <style:style style:name="T2631" style:family="text">
      <style:text-properties fo:language="ru" fo:country="RU" officeooo:rsid="121ca28c"/>
    </style:style>
    <style:style style:name="T2632" style:family="text">
      <style:text-properties fo:language="ru" fo:country="RU" officeooo:rsid="121e0d70"/>
    </style:style>
    <style:style style:name="T2633" style:family="text">
      <style:text-properties fo:language="ru" fo:country="RU" officeooo:rsid="121fa926"/>
    </style:style>
    <style:style style:name="T2634" style:family="text">
      <style:text-properties fo:language="ru" fo:country="RU" officeooo:rsid="1371297c"/>
    </style:style>
    <style:style style:name="T2635" style:family="text">
      <style:text-properties fo:language="ru" fo:country="RU" officeooo:rsid="1371ae4f"/>
    </style:style>
    <style:style style:name="T2636" style:family="text">
      <style:text-properties fo:language="ru" fo:country="RU" officeooo:rsid="13e7e460"/>
    </style:style>
    <style:style style:name="T2637" style:family="text">
      <style:text-properties fo:language="ru" fo:country="RU" officeooo:rsid="13e8b1cc"/>
    </style:style>
    <style:style style:name="T2638" style:family="text">
      <style:text-properties fo:language="ru" fo:country="RU" officeooo:rsid="13e96d86"/>
    </style:style>
    <style:style style:name="T2639" style:family="text">
      <style:text-properties fo:language="ru" fo:country="RU" officeooo:rsid="13ea2ab0"/>
    </style:style>
    <style:style style:name="T2640" style:family="text">
      <style:text-properties fo:language="ru" fo:country="RU" officeooo:rsid="13ea6811"/>
    </style:style>
    <style:style style:name="T2641" style:family="text">
      <style:text-properties fo:language="ru" fo:country="RU" officeooo:rsid="13eb6e6b"/>
    </style:style>
    <style:style style:name="T2642" style:family="text">
      <style:text-properties fo:language="ru" fo:country="RU" officeooo:rsid="18120248"/>
    </style:style>
    <style:style style:name="T2643" style:family="text">
      <style:text-properties fo:language="ru" fo:country="RU" officeooo:rsid="1813c651"/>
    </style:style>
    <style:style style:name="T2644" style:family="text">
      <style:text-properties fo:language="ru" fo:country="RU" officeooo:rsid="1818810f"/>
    </style:style>
    <style:style style:name="T2645" style:family="text">
      <style:text-properties fo:language="ru" fo:country="RU" officeooo:rsid="181a2335"/>
    </style:style>
    <style:style style:name="T2646" style:family="text">
      <style:text-properties style:text-underline-style="none"/>
    </style:style>
    <style:style style:name="T2647" style:family="text">
      <style:text-properties style:text-underline-style="none" officeooo:rsid="1171e4d9"/>
    </style:style>
    <style:style style:name="T2648" style:family="text">
      <style:text-properties officeooo:rsid="11906b56"/>
    </style:style>
    <style:style style:name="T2649" style:family="text">
      <style:text-properties officeooo:rsid="119668ac"/>
    </style:style>
    <style:style style:name="T2650" style:family="text">
      <style:text-properties officeooo:rsid="1197faaf"/>
    </style:style>
    <style:style style:name="T2651" style:family="text">
      <style:text-properties officeooo:rsid="11987e97"/>
    </style:style>
    <style:style style:name="T2652" style:family="text">
      <style:text-properties officeooo:rsid="11989089"/>
    </style:style>
    <style:style style:name="T2653" style:family="text">
      <style:text-properties officeooo:rsid="119bfd10"/>
    </style:style>
    <style:style style:name="T2654" style:family="text">
      <style:text-properties officeooo:rsid="11c3ef68"/>
    </style:style>
    <style:style style:name="T2655" style:family="text">
      <style:text-properties officeooo:rsid="11c4a0e5"/>
    </style:style>
    <style:style style:name="T2656" style:family="text">
      <style:text-properties officeooo:rsid="1220a866"/>
    </style:style>
    <style:style style:name="T2657" style:family="text">
      <style:text-properties officeooo:rsid="12129af3"/>
    </style:style>
    <style:style style:name="T2658" style:family="text">
      <style:text-properties officeooo:rsid="12210542"/>
    </style:style>
    <style:style style:name="T2659" style:family="text">
      <style:text-properties officeooo:rsid="12228bde"/>
    </style:style>
    <style:style style:name="T2660" style:family="text">
      <style:text-properties officeooo:rsid="12236054"/>
    </style:style>
    <style:style style:name="T2661" style:family="text">
      <style:text-properties officeooo:rsid="122520ad"/>
    </style:style>
    <style:style style:name="T2662" style:family="text">
      <style:text-properties officeooo:rsid="1225a826"/>
    </style:style>
    <style:style style:name="T2663" style:family="text">
      <style:text-properties officeooo:rsid="12270d9d"/>
    </style:style>
    <style:style style:name="T2664" style:family="text">
      <style:text-properties officeooo:rsid="1228b9d0"/>
    </style:style>
    <style:style style:name="T2665" style:family="text">
      <style:text-properties officeooo:rsid="1228bf64"/>
    </style:style>
    <style:style style:name="T2666" style:family="text">
      <style:text-properties officeooo:rsid="122a94b9"/>
    </style:style>
    <style:style style:name="T2667" style:family="text">
      <style:text-properties officeooo:rsid="122afb58"/>
    </style:style>
    <style:style style:name="T2668" style:family="text">
      <style:text-properties officeooo:rsid="122c63b6"/>
    </style:style>
    <style:style style:name="T2669" style:family="text">
      <style:text-properties officeooo:rsid="122f47cc"/>
    </style:style>
    <style:style style:name="T2670" style:family="text">
      <style:text-properties officeooo:rsid="1230033a"/>
    </style:style>
    <style:style style:name="T2671" style:family="text">
      <style:text-properties officeooo:rsid="1230fea2"/>
    </style:style>
    <style:style style:name="T2672" style:family="text">
      <style:text-properties officeooo:rsid="12313fe9"/>
    </style:style>
    <style:style style:name="T2673" style:family="text">
      <style:text-properties officeooo:rsid="1232d874"/>
    </style:style>
    <style:style style:name="T2674" style:family="text">
      <style:text-properties officeooo:rsid="12341068"/>
    </style:style>
    <style:style style:name="T2675" style:family="text">
      <style:text-properties officeooo:rsid="12368b43"/>
    </style:style>
    <style:style style:name="T2676" style:family="text">
      <style:text-properties officeooo:rsid="12381600"/>
    </style:style>
    <style:style style:name="T2677" style:family="text">
      <style:text-properties officeooo:rsid="12393212"/>
    </style:style>
    <style:style style:name="T2678" style:family="text">
      <style:text-properties officeooo:rsid="123a3af9"/>
    </style:style>
    <style:style style:name="T2679" style:family="text">
      <style:text-properties officeooo:rsid="123b6b42"/>
    </style:style>
    <style:style style:name="T2680" style:family="text">
      <style:text-properties officeooo:rsid="123bcc6b"/>
    </style:style>
    <style:style style:name="T2681" style:family="text">
      <style:text-properties officeooo:rsid="123c8d09"/>
    </style:style>
    <style:style style:name="T2682" style:family="text">
      <style:text-properties officeooo:rsid="123df596"/>
    </style:style>
    <style:style style:name="T2683" style:family="text">
      <style:text-properties officeooo:rsid="123eeaaf"/>
    </style:style>
    <style:style style:name="T2684" style:family="text">
      <style:text-properties officeooo:rsid="12428de5"/>
    </style:style>
    <style:style style:name="T2685" style:family="text">
      <style:text-properties officeooo:rsid="12450b2d"/>
    </style:style>
    <style:style style:name="T2686" style:family="text">
      <style:text-properties officeooo:rsid="1245ade2"/>
    </style:style>
    <style:style style:name="T2687" style:family="text">
      <style:text-properties officeooo:rsid="12477502"/>
    </style:style>
    <style:style style:name="T2688" style:family="text">
      <style:text-properties officeooo:rsid="124bca8f"/>
    </style:style>
    <style:style style:name="T2689" style:family="text">
      <style:text-properties officeooo:rsid="124c56e2"/>
    </style:style>
    <style:style style:name="T2690" style:family="text">
      <style:text-properties officeooo:rsid="124dd7b2"/>
    </style:style>
    <style:style style:name="T2691" style:family="text">
      <style:text-properties officeooo:rsid="124e9a26"/>
    </style:style>
    <style:style style:name="T2692" style:family="text">
      <style:text-properties officeooo:rsid="12505681"/>
    </style:style>
    <style:style style:name="T2693" style:family="text">
      <style:text-properties officeooo:rsid="12508360"/>
    </style:style>
    <style:style style:name="T2694" style:family="text">
      <style:text-properties officeooo:rsid="12513309"/>
    </style:style>
    <style:style style:name="T2695" style:family="text">
      <style:text-properties officeooo:rsid="125226a9"/>
    </style:style>
    <style:style style:name="T2696" style:family="text">
      <style:text-properties officeooo:rsid="12534fbd"/>
    </style:style>
    <style:style style:name="T2697" style:family="text">
      <style:text-properties officeooo:rsid="1253af94"/>
    </style:style>
    <style:style style:name="T2698" style:family="text">
      <style:text-properties officeooo:rsid="1255d218"/>
    </style:style>
    <style:style style:name="T2699" style:family="text">
      <style:text-properties officeooo:rsid="125780ff"/>
    </style:style>
    <style:style style:name="T2700" style:family="text">
      <style:text-properties officeooo:rsid="1258178c"/>
    </style:style>
    <style:style style:name="T2701" style:family="text">
      <style:text-properties officeooo:rsid="125aa737"/>
    </style:style>
    <style:style style:name="T2702" style:family="text">
      <style:text-properties officeooo:rsid="125b7842"/>
    </style:style>
    <style:style style:name="T2703" style:family="text">
      <style:text-properties officeooo:rsid="125d1c16"/>
    </style:style>
    <style:style style:name="T2704" style:family="text">
      <style:text-properties officeooo:rsid="125dae90"/>
    </style:style>
    <style:style style:name="T2705" style:family="text">
      <style:text-properties officeooo:rsid="125f8b86"/>
    </style:style>
    <style:style style:name="T2706" style:family="text">
      <style:text-properties officeooo:rsid="12615911"/>
    </style:style>
    <style:style style:name="T2707" style:family="text">
      <style:text-properties officeooo:rsid="12627700"/>
    </style:style>
    <style:style style:name="T2708" style:family="text">
      <style:text-properties officeooo:rsid="126354ed"/>
    </style:style>
    <style:style style:name="T2709" style:family="text">
      <style:text-properties officeooo:rsid="1264d6ad"/>
    </style:style>
    <style:style style:name="T2710" style:family="text">
      <style:text-properties officeooo:rsid="1265b51d"/>
    </style:style>
    <style:style style:name="T2711" style:family="text">
      <style:text-properties officeooo:rsid="1266fe2e"/>
    </style:style>
    <style:style style:name="T2712" style:family="text">
      <style:text-properties officeooo:rsid="1268e239"/>
    </style:style>
    <style:style style:name="T2713" style:family="text">
      <style:text-properties officeooo:rsid="126d993d"/>
    </style:style>
    <style:style style:name="T2714" style:family="text">
      <style:text-properties officeooo:rsid="126dcce3"/>
    </style:style>
    <style:style style:name="T2715" style:family="text">
      <style:text-properties officeooo:rsid="126f8993"/>
    </style:style>
    <style:style style:name="T2716" style:family="text">
      <style:text-properties officeooo:rsid="1270c1ee"/>
    </style:style>
    <style:style style:name="T2717" style:family="text">
      <style:text-properties officeooo:rsid="1270fb38"/>
    </style:style>
    <style:style style:name="T2718" style:family="text">
      <style:text-properties officeooo:rsid="12739dce"/>
    </style:style>
    <style:style style:name="T2719" style:family="text">
      <style:text-properties officeooo:rsid="1273f568"/>
    </style:style>
    <style:style style:name="T2720" style:family="text">
      <style:text-properties officeooo:rsid="1275f618"/>
    </style:style>
    <style:style style:name="T2721" style:family="text">
      <style:text-properties officeooo:rsid="12762adc"/>
    </style:style>
    <style:style style:name="T2722" style:family="text">
      <style:text-properties officeooo:rsid="1278edd6"/>
    </style:style>
    <style:style style:name="T2723" style:family="text">
      <style:text-properties officeooo:rsid="12791c02"/>
    </style:style>
    <style:style style:name="T2724" style:family="text">
      <style:text-properties officeooo:rsid="127b0e93"/>
    </style:style>
    <style:style style:name="T2725" style:family="text">
      <style:text-properties officeooo:rsid="127b9b51"/>
    </style:style>
    <style:style style:name="T2726" style:family="text">
      <style:text-properties officeooo:rsid="127f4373"/>
    </style:style>
    <style:style style:name="T2727" style:family="text">
      <style:text-properties officeooo:rsid="12810b3e"/>
    </style:style>
    <style:style style:name="T2728" style:family="text">
      <style:text-properties officeooo:rsid="128309ad"/>
    </style:style>
    <style:style style:name="T2729" style:family="text">
      <style:text-properties officeooo:rsid="1283b45b"/>
    </style:style>
    <style:style style:name="T2730" style:family="text">
      <style:text-properties officeooo:rsid="128408d2"/>
    </style:style>
    <style:style style:name="T2731" style:family="text">
      <style:text-properties officeooo:rsid="1285b473"/>
    </style:style>
    <style:style style:name="T2732" style:family="text">
      <style:text-properties officeooo:rsid="128639ce"/>
    </style:style>
    <style:style style:name="T2733" style:family="text">
      <style:text-properties officeooo:rsid="12875ff4"/>
    </style:style>
    <style:style style:name="T2734" style:family="text">
      <style:text-properties officeooo:rsid="128961b4"/>
    </style:style>
    <style:style style:name="T2735" style:family="text">
      <style:text-properties officeooo:rsid="1289637c"/>
    </style:style>
    <style:style style:name="T2736" style:family="text">
      <style:text-properties officeooo:rsid="128ad344"/>
    </style:style>
    <style:style style:name="T2737" style:family="text">
      <style:text-properties officeooo:rsid="128c522b"/>
    </style:style>
    <style:style style:name="T2738" style:family="text">
      <style:text-properties officeooo:rsid="128dbe9e"/>
    </style:style>
    <style:style style:name="T2739" style:family="text">
      <style:text-properties officeooo:rsid="128ed23f"/>
    </style:style>
    <style:style style:name="T2740" style:family="text">
      <style:text-properties officeooo:rsid="128ef578"/>
    </style:style>
    <style:style style:name="T2741" style:family="text">
      <style:text-properties officeooo:rsid="128f4d2c"/>
    </style:style>
    <style:style style:name="T2742" style:family="text">
      <style:text-properties officeooo:rsid="128feaec"/>
    </style:style>
    <style:style style:name="T2743" style:family="text">
      <style:text-properties officeooo:rsid="12915e15"/>
    </style:style>
    <style:style style:name="T2744" style:family="text">
      <style:text-properties officeooo:rsid="1292bbc1"/>
    </style:style>
    <style:style style:name="T2745" style:family="text">
      <style:text-properties officeooo:rsid="12935445"/>
    </style:style>
    <style:style style:name="T2746" style:family="text">
      <style:text-properties officeooo:rsid="1297c31d"/>
    </style:style>
    <style:style style:name="T2747" style:family="text">
      <style:text-properties officeooo:rsid="1297d319"/>
    </style:style>
    <style:style style:name="T2748" style:family="text">
      <style:text-properties officeooo:rsid="129908e1"/>
    </style:style>
    <style:style style:name="T2749" style:family="text">
      <style:text-properties officeooo:rsid="129c2ee1"/>
    </style:style>
    <style:style style:name="T2750" style:family="text">
      <style:text-properties officeooo:rsid="129cc89b"/>
    </style:style>
    <style:style style:name="T2751" style:family="text">
      <style:text-properties officeooo:rsid="129ee4e9"/>
    </style:style>
    <style:style style:name="T2752" style:family="text">
      <style:text-properties officeooo:rsid="12a09211"/>
    </style:style>
    <style:style style:name="T2753" style:family="text">
      <style:text-properties officeooo:rsid="12a1cc02"/>
    </style:style>
    <style:style style:name="T2754" style:family="text">
      <style:text-properties officeooo:rsid="12a1fee7"/>
    </style:style>
    <style:style style:name="T2755" style:family="text">
      <style:text-properties officeooo:rsid="12a349fe"/>
    </style:style>
    <style:style style:name="T2756" style:family="text">
      <style:text-properties officeooo:rsid="12a469ff"/>
    </style:style>
    <style:style style:name="T2757" style:family="text">
      <style:text-properties officeooo:rsid="12a5405c"/>
    </style:style>
    <style:style style:name="T2758" style:family="text">
      <style:text-properties officeooo:rsid="12a57ee0"/>
    </style:style>
    <style:style style:name="T2759" style:family="text">
      <style:text-properties officeooo:rsid="12a7068e"/>
    </style:style>
    <style:style style:name="T2760" style:family="text">
      <style:text-properties officeooo:rsid="12a882df"/>
    </style:style>
    <style:style style:name="T2761" style:family="text">
      <style:text-properties officeooo:rsid="12a96fd0"/>
    </style:style>
    <style:style style:name="T2762" style:family="text">
      <style:text-properties officeooo:rsid="12aa992d"/>
    </style:style>
    <style:style style:name="T2763" style:family="text">
      <style:text-properties officeooo:rsid="12ab0317"/>
    </style:style>
    <style:style style:name="T2764" style:family="text">
      <style:text-properties officeooo:rsid="12abce81"/>
    </style:style>
    <style:style style:name="T2765" style:family="text">
      <style:text-properties officeooo:rsid="12ac5a0e"/>
    </style:style>
    <style:style style:name="T2766" style:family="text">
      <style:text-properties officeooo:rsid="12ae8a78"/>
    </style:style>
    <style:style style:name="T2767" style:family="text">
      <style:text-properties officeooo:rsid="12af9faa"/>
    </style:style>
    <style:style style:name="T2768" style:family="text">
      <style:text-properties officeooo:rsid="12b0abca"/>
    </style:style>
    <style:style style:name="T2769" style:family="text">
      <style:text-properties officeooo:rsid="12b1ada0"/>
    </style:style>
    <style:style style:name="T2770" style:family="text">
      <style:text-properties officeooo:rsid="12b31df8"/>
    </style:style>
    <style:style style:name="T2771" style:family="text">
      <style:text-properties officeooo:rsid="12b364c6"/>
    </style:style>
    <style:style style:name="T2772" style:family="text">
      <style:text-properties officeooo:rsid="12b55b82"/>
    </style:style>
    <style:style style:name="T2773" style:family="text">
      <style:text-properties officeooo:rsid="12b6af8b"/>
    </style:style>
    <style:style style:name="T2774" style:family="text">
      <style:text-properties officeooo:rsid="12b8a218"/>
    </style:style>
    <style:style style:name="T2775" style:family="text">
      <style:text-properties officeooo:rsid="12b97b5e"/>
    </style:style>
    <style:style style:name="T2776" style:family="text">
      <style:text-properties officeooo:rsid="12ba203f"/>
    </style:style>
    <style:style style:name="T2777" style:family="text">
      <style:text-properties officeooo:rsid="12bdaaa4"/>
    </style:style>
    <style:style style:name="T2778" style:family="text">
      <style:text-properties officeooo:rsid="12be6f95"/>
    </style:style>
    <style:style style:name="T2779" style:family="text">
      <style:text-properties officeooo:rsid="12c030a5"/>
    </style:style>
    <style:style style:name="T2780" style:family="text">
      <style:text-properties officeooo:rsid="12c04db9"/>
    </style:style>
    <style:style style:name="T2781" style:family="text">
      <style:text-properties officeooo:rsid="12c0ff76"/>
    </style:style>
    <style:style style:name="T2782" style:family="text">
      <style:text-properties officeooo:rsid="12c2c41b"/>
    </style:style>
    <style:style style:name="T2783" style:family="text">
      <style:text-properties officeooo:rsid="12c2c4db"/>
    </style:style>
    <style:style style:name="T2784" style:family="text">
      <style:text-properties officeooo:rsid="12c3ed09"/>
    </style:style>
    <style:style style:name="T2785" style:family="text">
      <style:text-properties officeooo:rsid="12c58ca6"/>
    </style:style>
    <style:style style:name="T2786" style:family="text">
      <style:text-properties officeooo:rsid="12c6ea8a"/>
    </style:style>
    <style:style style:name="T2787" style:family="text">
      <style:text-properties officeooo:rsid="12c7d261"/>
    </style:style>
    <style:style style:name="T2788" style:family="text">
      <style:text-properties officeooo:rsid="12c97c39"/>
    </style:style>
    <style:style style:name="T2789" style:family="text">
      <style:text-properties officeooo:rsid="12c9e531"/>
    </style:style>
    <style:style style:name="T2790" style:family="text">
      <style:text-properties officeooo:rsid="12ca6f4b"/>
    </style:style>
    <style:style style:name="T2791" style:family="text">
      <style:text-properties officeooo:rsid="12cc16ba"/>
    </style:style>
    <style:style style:name="T2792" style:family="text">
      <style:text-properties officeooo:rsid="12cd7552"/>
    </style:style>
    <style:style style:name="T2793" style:family="text">
      <style:text-properties officeooo:rsid="12ced184"/>
    </style:style>
    <style:style style:name="T2794" style:family="text">
      <style:text-properties officeooo:rsid="12d01065"/>
    </style:style>
    <style:style style:name="T2795" style:family="text">
      <style:text-properties officeooo:rsid="12d097a7"/>
    </style:style>
    <style:style style:name="T2796" style:family="text">
      <style:text-properties officeooo:rsid="12d28648"/>
    </style:style>
    <style:style style:name="T2797" style:family="text">
      <style:text-properties officeooo:rsid="12d2db41"/>
    </style:style>
    <style:style style:name="T2798" style:family="text">
      <style:text-properties officeooo:rsid="12d7e558"/>
    </style:style>
    <style:style style:name="T2799" style:family="text">
      <style:text-properties officeooo:rsid="12d7ef87"/>
    </style:style>
    <style:style style:name="T2800" style:family="text">
      <style:text-properties officeooo:rsid="12d80d72"/>
    </style:style>
    <style:style style:name="T2801" style:family="text">
      <style:text-properties officeooo:rsid="12d84ef9"/>
    </style:style>
    <style:style style:name="T2802" style:family="text">
      <style:text-properties officeooo:rsid="12d943f4"/>
    </style:style>
    <style:style style:name="T2803" style:family="text">
      <style:text-properties officeooo:rsid="12d94c05"/>
    </style:style>
    <style:style style:name="T2804" style:family="text">
      <style:text-properties officeooo:rsid="12d991d0"/>
    </style:style>
    <style:style style:name="T2805" style:family="text">
      <style:text-properties officeooo:rsid="12daf5a1"/>
    </style:style>
    <style:style style:name="T2806" style:family="text">
      <style:text-properties officeooo:rsid="12db7c6a"/>
    </style:style>
    <style:style style:name="T2807" style:family="text">
      <style:text-properties officeooo:rsid="12dbcb29"/>
    </style:style>
    <style:style style:name="T2808" style:family="text">
      <style:text-properties officeooo:rsid="12dd3de7"/>
    </style:style>
    <style:style style:name="T2809" style:family="text">
      <style:text-properties officeooo:rsid="12dec0e3"/>
    </style:style>
    <style:style style:name="T2810" style:family="text">
      <style:text-properties officeooo:rsid="12e123b0"/>
    </style:style>
    <style:style style:name="T2811" style:family="text">
      <style:text-properties officeooo:rsid="12e24d41"/>
    </style:style>
    <style:style style:name="T2812" style:family="text">
      <style:text-properties officeooo:rsid="12e39727"/>
    </style:style>
    <style:style style:name="T2813" style:family="text">
      <style:text-properties officeooo:rsid="12e52203"/>
    </style:style>
    <style:style style:name="T2814" style:family="text">
      <style:text-properties officeooo:rsid="12e61bc9"/>
    </style:style>
    <style:style style:name="T2815" style:family="text">
      <style:text-properties officeooo:rsid="12e6c1a9"/>
    </style:style>
    <style:style style:name="T2816" style:family="text">
      <style:text-properties officeooo:rsid="12e7db4c"/>
    </style:style>
    <style:style style:name="T2817" style:family="text">
      <style:text-properties officeooo:rsid="12e8c6dd"/>
    </style:style>
    <style:style style:name="T2818" style:family="text">
      <style:text-properties officeooo:rsid="12ea267d"/>
    </style:style>
    <style:style style:name="T2819" style:family="text">
      <style:text-properties officeooo:rsid="12ec24be"/>
    </style:style>
    <style:style style:name="T2820" style:family="text">
      <style:text-properties officeooo:rsid="12eca8a7"/>
    </style:style>
    <style:style style:name="T2821" style:family="text">
      <style:text-properties officeooo:rsid="12ed6d4c"/>
    </style:style>
    <style:style style:name="T2822" style:family="text">
      <style:text-properties officeooo:rsid="12eed043"/>
    </style:style>
    <style:style style:name="T2823" style:family="text">
      <style:text-properties officeooo:rsid="12efec33"/>
    </style:style>
    <style:style style:name="T2824" style:family="text">
      <style:text-properties officeooo:rsid="12f10a10"/>
    </style:style>
    <style:style style:name="T2825" style:family="text">
      <style:text-properties officeooo:rsid="12f3ac10"/>
    </style:style>
    <style:style style:name="T2826" style:family="text">
      <style:text-properties officeooo:rsid="12f59572"/>
    </style:style>
    <style:style style:name="T2827" style:family="text">
      <style:text-properties officeooo:rsid="12f5a223"/>
    </style:style>
    <style:style style:name="T2828" style:family="text">
      <style:text-properties officeooo:rsid="12f8cac6"/>
    </style:style>
    <style:style style:name="T2829" style:family="text">
      <style:text-properties officeooo:rsid="12fa5d95"/>
    </style:style>
    <style:style style:name="T2830" style:family="text">
      <style:text-properties officeooo:rsid="12fa6cfa"/>
    </style:style>
    <style:style style:name="T2831" style:family="text">
      <style:text-properties officeooo:rsid="12fb74a4"/>
    </style:style>
    <style:style style:name="T2832" style:family="text">
      <style:text-properties officeooo:rsid="12fd09a0"/>
    </style:style>
    <style:style style:name="T2833" style:family="text">
      <style:text-properties officeooo:rsid="12ff4f13"/>
    </style:style>
    <style:style style:name="T2834" style:family="text">
      <style:text-properties officeooo:rsid="1301056d"/>
    </style:style>
    <style:style style:name="T2835" style:family="text">
      <style:text-properties officeooo:rsid="1302040e"/>
    </style:style>
    <style:style style:name="T2836" style:family="text">
      <style:text-properties officeooo:rsid="1303c193"/>
    </style:style>
    <style:style style:name="T2837" style:family="text">
      <style:text-properties officeooo:rsid="1304403f"/>
    </style:style>
    <style:style style:name="T2838" style:family="text">
      <style:text-properties officeooo:rsid="13056c2a"/>
    </style:style>
    <style:style style:name="T2839" style:family="text">
      <style:text-properties officeooo:rsid="1305b04e"/>
    </style:style>
    <style:style style:name="T2840" style:family="text">
      <style:text-properties officeooo:rsid="1305d782"/>
    </style:style>
    <style:style style:name="T2841" style:family="text">
      <style:text-properties officeooo:rsid="1307b207"/>
    </style:style>
    <style:style style:name="T2842" style:family="text">
      <style:text-properties officeooo:rsid="1308489c"/>
    </style:style>
    <style:style style:name="T2843" style:family="text">
      <style:text-properties officeooo:rsid="1308b414"/>
    </style:style>
    <style:style style:name="T2844" style:family="text">
      <style:text-properties officeooo:rsid="13098d2b"/>
    </style:style>
    <style:style style:name="T2845" style:family="text">
      <style:text-properties officeooo:rsid="130a599d"/>
    </style:style>
    <style:style style:name="T2846" style:family="text">
      <style:text-properties officeooo:rsid="130b8de9"/>
    </style:style>
    <style:style style:name="T2847" style:family="text">
      <style:text-properties officeooo:rsid="130c97cc"/>
    </style:style>
    <style:style style:name="T2848" style:family="text">
      <style:text-properties officeooo:rsid="130e3aba"/>
    </style:style>
    <style:style style:name="T2849" style:family="text">
      <style:text-properties officeooo:rsid="130e7d15"/>
    </style:style>
    <style:style style:name="T2850" style:family="text">
      <style:text-properties officeooo:rsid="130fb3e8"/>
    </style:style>
    <style:style style:name="T2851" style:family="text">
      <style:text-properties officeooo:rsid="130fcb07"/>
    </style:style>
    <style:style style:name="T2852" style:family="text">
      <style:text-properties officeooo:rsid="131147e3"/>
    </style:style>
    <style:style style:name="T2853" style:family="text">
      <style:text-properties officeooo:rsid="131330ea"/>
    </style:style>
    <style:style style:name="T2854" style:family="text">
      <style:text-properties officeooo:rsid="1313c201"/>
    </style:style>
    <style:style style:name="T2855" style:family="text">
      <style:text-properties officeooo:rsid="1313f869"/>
    </style:style>
    <style:style style:name="T2856" style:family="text">
      <style:text-properties officeooo:rsid="1314c90d"/>
    </style:style>
    <style:style style:name="T2857" style:family="text">
      <style:text-properties officeooo:rsid="1314cdb7"/>
    </style:style>
    <style:style style:name="T2858" style:family="text">
      <style:text-properties officeooo:rsid="13156d61"/>
    </style:style>
    <style:style style:name="T2859" style:family="text">
      <style:text-properties officeooo:rsid="1315806c"/>
    </style:style>
    <style:style style:name="T2860" style:family="text">
      <style:text-properties officeooo:rsid="131674cb"/>
    </style:style>
    <style:style style:name="T2861" style:family="text">
      <style:text-properties officeooo:rsid="13180b9a"/>
    </style:style>
    <style:style style:name="T2862" style:family="text">
      <style:text-properties officeooo:rsid="13197f86"/>
    </style:style>
    <style:style style:name="T2863" style:family="text">
      <style:text-properties officeooo:rsid="131b6df1"/>
    </style:style>
    <style:style style:name="T2864" style:family="text">
      <style:text-properties officeooo:rsid="131bfd02"/>
    </style:style>
    <style:style style:name="T2865" style:family="text">
      <style:text-properties officeooo:rsid="131c21ee"/>
    </style:style>
    <style:style style:name="T2866" style:family="text">
      <style:text-properties officeooo:rsid="131c3237"/>
    </style:style>
    <style:style style:name="T2867" style:family="text">
      <style:text-properties officeooo:rsid="131dcad1"/>
    </style:style>
    <style:style style:name="T2868" style:family="text">
      <style:text-properties officeooo:rsid="131fa546"/>
    </style:style>
    <style:style style:name="T2869" style:family="text">
      <style:text-properties officeooo:rsid="13204e6f"/>
    </style:style>
    <style:style style:name="T2870" style:family="text">
      <style:text-properties officeooo:rsid="13207931"/>
    </style:style>
    <style:style style:name="T2871" style:family="text">
      <style:text-properties officeooo:rsid="132099d8"/>
    </style:style>
    <style:style style:name="T2872" style:family="text">
      <style:text-properties officeooo:rsid="13213b61"/>
    </style:style>
    <style:style style:name="T2873" style:family="text">
      <style:text-properties officeooo:rsid="13228126"/>
    </style:style>
    <style:style style:name="T2874" style:family="text">
      <style:text-properties officeooo:rsid="13233ab6"/>
    </style:style>
    <style:style style:name="T2875" style:family="text">
      <style:text-properties officeooo:rsid="13241ede"/>
    </style:style>
    <style:style style:name="T2876" style:family="text">
      <style:text-properties officeooo:rsid="1325704f"/>
    </style:style>
    <style:style style:name="T2877" style:family="text">
      <style:text-properties officeooo:rsid="13266204"/>
    </style:style>
    <style:style style:name="T2878" style:family="text">
      <style:text-properties officeooo:rsid="1326ed68"/>
    </style:style>
    <style:style style:name="T2879" style:family="text">
      <style:text-properties officeooo:rsid="13285473"/>
    </style:style>
    <style:style style:name="T2880" style:family="text">
      <style:text-properties officeooo:rsid="13297448"/>
    </style:style>
    <style:style style:name="T2881" style:family="text">
      <style:text-properties officeooo:rsid="132bf34a"/>
    </style:style>
    <style:style style:name="T2882" style:family="text">
      <style:text-properties officeooo:rsid="132c8082"/>
    </style:style>
    <style:style style:name="T2883" style:family="text">
      <style:text-properties officeooo:rsid="132d81a0"/>
    </style:style>
    <style:style style:name="T2884" style:family="text">
      <style:text-properties officeooo:rsid="132f7167"/>
    </style:style>
    <style:style style:name="T2885" style:family="text">
      <style:text-properties officeooo:rsid="1330cea9"/>
    </style:style>
    <style:style style:name="T2886" style:family="text">
      <style:text-properties officeooo:rsid="13315cde"/>
    </style:style>
    <style:style style:name="T2887" style:family="text">
      <style:text-properties officeooo:rsid="13324da0"/>
    </style:style>
    <style:style style:name="T2888" style:family="text">
      <style:text-properties officeooo:rsid="1333db4c"/>
    </style:style>
    <style:style style:name="T2889" style:family="text">
      <style:text-properties officeooo:rsid="13348069"/>
    </style:style>
    <style:style style:name="T2890" style:family="text">
      <style:text-properties officeooo:rsid="1334f9b3"/>
    </style:style>
    <style:style style:name="T2891" style:family="text">
      <style:text-properties officeooo:rsid="13358a1a"/>
    </style:style>
    <style:style style:name="T2892" style:family="text">
      <style:text-properties officeooo:rsid="133703ac"/>
    </style:style>
    <style:style style:name="T2893" style:family="text">
      <style:text-properties officeooo:rsid="1338bb66"/>
    </style:style>
    <style:style style:name="T2894" style:family="text">
      <style:text-properties officeooo:rsid="133a5f9c"/>
    </style:style>
    <style:style style:name="T2895" style:family="text">
      <style:text-properties officeooo:rsid="133b96fb"/>
    </style:style>
    <style:style style:name="T2896" style:family="text">
      <style:text-properties officeooo:rsid="133ce696"/>
    </style:style>
    <style:style style:name="T2897" style:family="text">
      <style:text-properties officeooo:rsid="133d001c"/>
    </style:style>
    <style:style style:name="T2898" style:family="text">
      <style:text-properties officeooo:rsid="133ea076"/>
    </style:style>
    <style:style style:name="T2899" style:family="text">
      <style:text-properties officeooo:rsid="133ff10e"/>
    </style:style>
    <style:style style:name="T2900" style:family="text">
      <style:text-properties officeooo:rsid="1341c8a1"/>
    </style:style>
    <style:style style:name="T2901" style:family="text">
      <style:text-properties officeooo:rsid="134277b3"/>
    </style:style>
    <style:style style:name="T2902" style:family="text">
      <style:text-properties officeooo:rsid="1342a849"/>
    </style:style>
    <style:style style:name="T2903" style:family="text">
      <style:text-properties officeooo:rsid="13437eb4"/>
    </style:style>
    <style:style style:name="T2904" style:family="text">
      <style:text-properties officeooo:rsid="1345474e"/>
    </style:style>
    <style:style style:name="T2905" style:family="text">
      <style:text-properties officeooo:rsid="134691dc"/>
    </style:style>
    <style:style style:name="T2906" style:family="text">
      <style:text-properties officeooo:rsid="1346a814"/>
    </style:style>
    <style:style style:name="T2907" style:family="text">
      <style:text-properties officeooo:rsid="1346aaa4"/>
    </style:style>
    <style:style style:name="T2908" style:family="text">
      <style:text-properties officeooo:rsid="134835ca"/>
    </style:style>
    <style:style style:name="T2909" style:family="text">
      <style:text-properties officeooo:rsid="134a080f"/>
    </style:style>
    <style:style style:name="T2910" style:family="text">
      <style:text-properties officeooo:rsid="134af7e9"/>
    </style:style>
    <style:style style:name="T2911" style:family="text">
      <style:text-properties officeooo:rsid="134ccf60"/>
    </style:style>
    <style:style style:name="T2912" style:family="text">
      <style:text-properties officeooo:rsid="134e87f4"/>
    </style:style>
    <style:style style:name="T2913" style:family="text">
      <style:text-properties officeooo:rsid="1351c2dd"/>
    </style:style>
    <style:style style:name="T2914" style:family="text">
      <style:text-properties officeooo:rsid="13521876"/>
    </style:style>
    <style:style style:name="T2915" style:family="text">
      <style:text-properties officeooo:rsid="135270b2"/>
    </style:style>
    <style:style style:name="T2916" style:family="text">
      <style:text-properties officeooo:rsid="13539569"/>
    </style:style>
    <style:style style:name="T2917" style:family="text">
      <style:text-properties officeooo:rsid="1354543f"/>
    </style:style>
    <style:style style:name="T2918" style:family="text">
      <style:text-properties officeooo:rsid="135587db"/>
    </style:style>
    <style:style style:name="T2919" style:family="text">
      <style:text-properties officeooo:rsid="13564ca0"/>
    </style:style>
    <style:style style:name="T2920" style:family="text">
      <style:text-properties officeooo:rsid="13570e50"/>
    </style:style>
    <style:style style:name="T2921" style:family="text">
      <style:text-properties officeooo:rsid="135851b5"/>
    </style:style>
    <style:style style:name="T2922" style:family="text">
      <style:text-properties officeooo:rsid="13586d85"/>
    </style:style>
    <style:style style:name="T2923" style:family="text">
      <style:text-properties officeooo:rsid="1358e8e9"/>
    </style:style>
    <style:style style:name="T2924" style:family="text">
      <style:text-properties officeooo:rsid="1359d683"/>
    </style:style>
    <style:style style:name="T2925" style:family="text">
      <style:text-properties officeooo:rsid="135abf08"/>
    </style:style>
    <style:style style:name="T2926" style:family="text">
      <style:text-properties officeooo:rsid="135acd29"/>
    </style:style>
    <style:style style:name="T2927" style:family="text">
      <style:text-properties officeooo:rsid="135b8cda"/>
    </style:style>
    <style:style style:name="T2928" style:family="text">
      <style:text-properties officeooo:rsid="135ea893"/>
    </style:style>
    <style:style style:name="T2929" style:family="text">
      <style:text-properties officeooo:rsid="13618c49"/>
    </style:style>
    <style:style style:name="T2930" style:family="text">
      <style:text-properties officeooo:rsid="1361d05d"/>
    </style:style>
    <style:style style:name="T2931" style:family="text">
      <style:text-properties officeooo:rsid="1362648f"/>
    </style:style>
    <style:style style:name="T2932" style:family="text">
      <style:text-properties officeooo:rsid="13641abc"/>
    </style:style>
    <style:style style:name="T2933" style:family="text">
      <style:text-properties officeooo:rsid="1365a09e"/>
    </style:style>
    <style:style style:name="T2934" style:family="text">
      <style:text-properties officeooo:rsid="136760e9"/>
    </style:style>
    <style:style style:name="T2935" style:family="text">
      <style:text-properties officeooo:rsid="1368f396"/>
    </style:style>
    <style:style style:name="T2936" style:family="text">
      <style:text-properties officeooo:rsid="1369dd9b"/>
    </style:style>
    <style:style style:name="T2937" style:family="text">
      <style:text-properties officeooo:rsid="136b2f81"/>
    </style:style>
    <style:style style:name="T2938" style:family="text">
      <style:text-properties officeooo:rsid="136d224c"/>
    </style:style>
    <style:style style:name="T2939" style:family="text">
      <style:text-properties officeooo:rsid="136d8762"/>
    </style:style>
    <style:style style:name="T2940" style:family="text">
      <style:text-properties officeooo:rsid="136ec9e1"/>
    </style:style>
    <style:style style:name="T2941" style:family="text">
      <style:text-properties officeooo:rsid="136f5858"/>
    </style:style>
    <style:style style:name="T2942" style:family="text">
      <style:text-properties officeooo:rsid="136fce4d"/>
    </style:style>
    <style:style style:name="T2943" style:family="text">
      <style:text-properties officeooo:rsid="1371ae4f"/>
    </style:style>
    <style:style style:name="T2944" style:family="text">
      <style:text-properties officeooo:rsid="137268d9"/>
    </style:style>
    <style:style style:name="T2945" style:family="text">
      <style:text-properties officeooo:rsid="1372f57b"/>
    </style:style>
    <style:style style:name="T2946" style:family="text">
      <style:text-properties officeooo:rsid="1374cc92"/>
    </style:style>
    <style:style style:name="T2947" style:family="text">
      <style:text-properties officeooo:rsid="13751bf9"/>
    </style:style>
    <style:style style:name="T2948" style:family="text">
      <style:text-properties officeooo:rsid="137538c1"/>
    </style:style>
    <style:style style:name="T2949" style:family="text">
      <style:text-properties officeooo:rsid="137554dd"/>
    </style:style>
    <style:style style:name="T2950" style:family="text">
      <style:text-properties officeooo:rsid="1375b9ac"/>
    </style:style>
    <style:style style:name="T2951" style:family="text">
      <style:text-properties officeooo:rsid="13772d50"/>
    </style:style>
    <style:style style:name="T2952" style:family="text">
      <style:text-properties officeooo:rsid="13781d37"/>
    </style:style>
    <style:style style:name="T2953" style:family="text">
      <style:text-properties officeooo:rsid="1379c5d0"/>
    </style:style>
    <style:style style:name="T2954" style:family="text">
      <style:text-properties officeooo:rsid="1379f29c"/>
    </style:style>
    <style:style style:name="T2955" style:family="text">
      <style:text-properties officeooo:rsid="137a90ef"/>
    </style:style>
    <style:style style:name="T2956" style:family="text">
      <style:text-properties officeooo:rsid="137ad2ec"/>
    </style:style>
    <style:style style:name="T2957" style:family="text">
      <style:text-properties officeooo:rsid="137b539a"/>
    </style:style>
    <style:style style:name="T2958" style:family="text">
      <style:text-properties officeooo:rsid="137c2897"/>
    </style:style>
    <style:style style:name="T2959" style:family="text">
      <style:text-properties officeooo:rsid="137e0011"/>
    </style:style>
    <style:style style:name="T2960" style:family="text">
      <style:text-properties officeooo:rsid="137efc0d"/>
    </style:style>
    <style:style style:name="T2961" style:family="text">
      <style:text-properties officeooo:rsid="137fd9f7"/>
    </style:style>
    <style:style style:name="T2962" style:family="text">
      <style:text-properties officeooo:rsid="13814cee"/>
    </style:style>
    <style:style style:name="T2963" style:family="text">
      <style:text-properties officeooo:rsid="13833e08"/>
    </style:style>
    <style:style style:name="T2964" style:family="text">
      <style:text-properties officeooo:rsid="13851945"/>
    </style:style>
    <style:style style:name="T2965" style:family="text">
      <style:text-properties officeooo:rsid="1385e2bc"/>
    </style:style>
    <style:style style:name="T2966" style:family="text">
      <style:text-properties officeooo:rsid="13862d16"/>
    </style:style>
    <style:style style:name="T2967" style:family="text">
      <style:text-properties officeooo:rsid="13864a4e"/>
    </style:style>
    <style:style style:name="T2968" style:family="text">
      <style:text-properties officeooo:rsid="1388479e"/>
    </style:style>
    <style:style style:name="T2969" style:family="text">
      <style:text-properties officeooo:rsid="138a3df3"/>
    </style:style>
    <style:style style:name="T2970" style:family="text">
      <style:text-properties officeooo:rsid="138c140a"/>
    </style:style>
    <style:style style:name="T2971" style:family="text">
      <style:text-properties officeooo:rsid="138df7df"/>
    </style:style>
    <style:style style:name="T2972" style:family="text">
      <style:text-properties officeooo:rsid="138f4f46"/>
    </style:style>
    <style:style style:name="T2973" style:family="text">
      <style:text-properties officeooo:rsid="138fd7ca"/>
    </style:style>
    <style:style style:name="T2974" style:family="text">
      <style:text-properties officeooo:rsid="139301b0"/>
    </style:style>
    <style:style style:name="T2975" style:family="text">
      <style:text-properties officeooo:rsid="13933a04"/>
    </style:style>
    <style:style style:name="T2976" style:family="text">
      <style:text-properties officeooo:rsid="13939ce0"/>
    </style:style>
    <style:style style:name="T2977" style:family="text">
      <style:text-properties officeooo:rsid="139496ac"/>
    </style:style>
    <style:style style:name="T2978" style:family="text">
      <style:text-properties officeooo:rsid="1395f4ae"/>
    </style:style>
    <style:style style:name="T2979" style:family="text">
      <style:text-properties officeooo:rsid="13988f17"/>
    </style:style>
    <style:style style:name="T2980" style:family="text">
      <style:text-properties officeooo:rsid="139a8b3c"/>
    </style:style>
    <style:style style:name="T2981" style:family="text">
      <style:text-properties officeooo:rsid="139bc742"/>
    </style:style>
    <style:style style:name="T2982" style:family="text">
      <style:text-properties officeooo:rsid="139d080f"/>
    </style:style>
    <style:style style:name="T2983" style:family="text">
      <style:text-properties officeooo:rsid="139eb86d"/>
    </style:style>
    <style:style style:name="T2984" style:family="text">
      <style:text-properties officeooo:rsid="139f56da"/>
    </style:style>
    <style:style style:name="T2985" style:family="text">
      <style:text-properties officeooo:rsid="13a17525"/>
    </style:style>
    <style:style style:name="T2986" style:family="text">
      <style:text-properties officeooo:rsid="13a1efe5"/>
    </style:style>
    <style:style style:name="T2987" style:family="text">
      <style:text-properties officeooo:rsid="13a2e18a"/>
    </style:style>
    <style:style style:name="T2988" style:family="text">
      <style:text-properties officeooo:rsid="13a54352"/>
    </style:style>
    <style:style style:name="T2989" style:family="text">
      <style:text-properties officeooo:rsid="13a6f10f"/>
    </style:style>
    <style:style style:name="T2990" style:family="text">
      <style:text-properties officeooo:rsid="13aad470"/>
    </style:style>
    <style:style style:name="T2991" style:family="text">
      <style:text-properties officeooo:rsid="13ac3dc4"/>
    </style:style>
    <style:style style:name="T2992" style:family="text">
      <style:text-properties officeooo:rsid="13acc3d7"/>
    </style:style>
    <style:style style:name="T2993" style:family="text">
      <style:text-properties officeooo:rsid="13ad46f6"/>
    </style:style>
    <style:style style:name="T2994" style:family="text">
      <style:text-properties officeooo:rsid="13ae8118"/>
    </style:style>
    <style:style style:name="T2995" style:family="text">
      <style:text-properties officeooo:rsid="13b07111"/>
    </style:style>
    <style:style style:name="T2996" style:family="text">
      <style:text-properties officeooo:rsid="13b1f398"/>
    </style:style>
    <style:style style:name="T2997" style:family="text">
      <style:text-properties officeooo:rsid="13b22127"/>
    </style:style>
    <style:style style:name="T2998" style:family="text">
      <style:text-properties officeooo:rsid="13b53896"/>
    </style:style>
    <style:style style:name="T2999" style:family="text">
      <style:text-properties officeooo:rsid="13b5d5c8"/>
    </style:style>
    <style:style style:name="T3000" style:family="text">
      <style:text-properties officeooo:rsid="13b6d660"/>
    </style:style>
    <style:style style:name="T3001" style:family="text">
      <style:text-properties officeooo:rsid="13b7de58"/>
    </style:style>
    <style:style style:name="T3002" style:family="text">
      <style:text-properties officeooo:rsid="13b9c050"/>
    </style:style>
    <style:style style:name="T3003" style:family="text">
      <style:text-properties officeooo:rsid="13bbb8b5"/>
    </style:style>
    <style:style style:name="T3004" style:family="text">
      <style:text-properties officeooo:rsid="13be46b7"/>
    </style:style>
    <style:style style:name="T3005" style:family="text">
      <style:text-properties officeooo:rsid="13c120c6"/>
    </style:style>
    <style:style style:name="T3006" style:family="text">
      <style:text-properties officeooo:rsid="13c43181"/>
    </style:style>
    <style:style style:name="T3007" style:family="text">
      <style:text-properties officeooo:rsid="13c5d466"/>
    </style:style>
    <style:style style:name="T3008" style:family="text">
      <style:text-properties officeooo:rsid="13c7790d"/>
    </style:style>
    <style:style style:name="T3009" style:family="text">
      <style:text-properties officeooo:rsid="13c8db11"/>
    </style:style>
    <style:style style:name="T3010" style:family="text">
      <style:text-properties officeooo:rsid="13ca0bed"/>
    </style:style>
    <style:style style:name="T3011" style:family="text">
      <style:text-properties officeooo:rsid="13cc1b0b"/>
    </style:style>
    <style:style style:name="T3012" style:family="text">
      <style:text-properties officeooo:rsid="13cd369a"/>
    </style:style>
    <style:style style:name="T3013" style:family="text">
      <style:text-properties officeooo:rsid="13ce3e1d"/>
    </style:style>
    <style:style style:name="T3014" style:family="text">
      <style:text-properties officeooo:rsid="13cece31"/>
    </style:style>
    <style:style style:name="T3015" style:family="text">
      <style:text-properties officeooo:rsid="13d06bcb"/>
    </style:style>
    <style:style style:name="T3016" style:family="text">
      <style:text-properties officeooo:rsid="13d20e7f"/>
    </style:style>
    <style:style style:name="T3017" style:family="text">
      <style:text-properties officeooo:rsid="13d2141b"/>
    </style:style>
    <style:style style:name="T3018" style:family="text">
      <style:text-properties officeooo:rsid="13d35ea8"/>
    </style:style>
    <style:style style:name="T3019" style:family="text">
      <style:text-properties officeooo:rsid="13d40e15"/>
    </style:style>
    <style:style style:name="T3020" style:family="text">
      <style:text-properties officeooo:rsid="13d5906d"/>
    </style:style>
    <style:style style:name="T3021" style:family="text">
      <style:text-properties officeooo:rsid="13d648da"/>
    </style:style>
    <style:style style:name="T3022" style:family="text">
      <style:text-properties officeooo:rsid="13d7a3d0"/>
    </style:style>
    <style:style style:name="T3023" style:family="text">
      <style:text-properties officeooo:rsid="13d863ed"/>
    </style:style>
    <style:style style:name="T3024" style:family="text">
      <style:text-properties officeooo:rsid="13d8d67d"/>
    </style:style>
    <style:style style:name="T3025" style:family="text">
      <style:text-properties officeooo:rsid="13d8e53c"/>
    </style:style>
    <style:style style:name="T3026" style:family="text">
      <style:text-properties officeooo:rsid="13da52c7"/>
    </style:style>
    <style:style style:name="T3027" style:family="text">
      <style:text-properties officeooo:rsid="13dbd9f2"/>
    </style:style>
    <style:style style:name="T3028" style:family="text">
      <style:text-properties officeooo:rsid="13deca80"/>
    </style:style>
    <style:style style:name="T3029" style:family="text">
      <style:text-properties officeooo:rsid="13decbd9"/>
    </style:style>
    <style:style style:name="T3030" style:family="text">
      <style:text-properties officeooo:rsid="13e02f64"/>
    </style:style>
    <style:style style:name="T3031" style:family="text">
      <style:text-properties officeooo:rsid="13e09827"/>
    </style:style>
    <style:style style:name="T3032" style:family="text">
      <style:text-properties officeooo:rsid="13e176ba"/>
    </style:style>
    <style:style style:name="T3033" style:family="text">
      <style:text-properties officeooo:rsid="13e2b0c5"/>
    </style:style>
    <style:style style:name="T3034" style:family="text">
      <style:text-properties officeooo:rsid="13e44187"/>
    </style:style>
    <style:style style:name="T3035" style:family="text">
      <style:text-properties officeooo:rsid="13e47913"/>
    </style:style>
    <style:style style:name="T3036" style:family="text">
      <style:text-properties officeooo:rsid="13e69d59"/>
    </style:style>
    <style:style style:name="T3037" style:family="text">
      <style:text-properties officeooo:rsid="13e877f9"/>
    </style:style>
    <style:style style:name="T3038" style:family="text">
      <style:text-properties officeooo:rsid="13eb9269"/>
    </style:style>
    <style:style style:name="T3039" style:family="text">
      <style:text-properties officeooo:rsid="13ed836c"/>
    </style:style>
    <style:style style:name="T3040" style:family="text">
      <style:text-properties officeooo:rsid="13ee6d37"/>
    </style:style>
    <style:style style:name="T3041" style:family="text">
      <style:text-properties officeooo:rsid="13efe487"/>
    </style:style>
    <style:style style:name="T3042" style:family="text">
      <style:text-properties officeooo:rsid="13f02c60"/>
    </style:style>
    <style:style style:name="T3043" style:family="text">
      <style:text-properties officeooo:rsid="13f103e3"/>
    </style:style>
    <style:style style:name="T3044" style:family="text">
      <style:text-properties officeooo:rsid="13f2bcb7"/>
    </style:style>
    <style:style style:name="T3045" style:family="text">
      <style:text-properties officeooo:rsid="13f6504e"/>
    </style:style>
    <style:style style:name="T3046" style:family="text">
      <style:text-properties officeooo:rsid="13f78f90"/>
    </style:style>
    <style:style style:name="T3047" style:family="text">
      <style:text-properties officeooo:rsid="13f7f198"/>
    </style:style>
    <style:style style:name="T3048" style:family="text">
      <style:text-properties officeooo:rsid="13f980d9"/>
    </style:style>
    <style:style style:name="T3049" style:family="text">
      <style:text-properties officeooo:rsid="13fb136a"/>
    </style:style>
    <style:style style:name="T3050" style:family="text">
      <style:text-properties officeooo:rsid="13fb6c9f"/>
    </style:style>
    <style:style style:name="T3051" style:family="text">
      <style:text-properties officeooo:rsid="13fccd5f"/>
    </style:style>
    <style:style style:name="T3052" style:family="text">
      <style:text-properties officeooo:rsid="13fd8ca3"/>
    </style:style>
    <style:style style:name="T3053" style:family="text">
      <style:text-properties officeooo:rsid="13fe7e34"/>
    </style:style>
    <style:style style:name="T3054" style:family="text">
      <style:text-properties officeooo:rsid="140035a6"/>
    </style:style>
    <style:style style:name="T3055" style:family="text">
      <style:text-properties officeooo:rsid="14015bae"/>
    </style:style>
    <style:style style:name="T3056" style:family="text">
      <style:text-properties officeooo:rsid="140199b6"/>
    </style:style>
    <style:style style:name="T3057" style:family="text">
      <style:text-properties officeooo:rsid="1401dcf1"/>
    </style:style>
    <style:style style:name="T3058" style:family="text">
      <style:text-properties officeooo:rsid="1403d043"/>
    </style:style>
    <style:style style:name="T3059" style:family="text">
      <style:text-properties officeooo:rsid="1406258b"/>
    </style:style>
    <style:style style:name="T3060" style:family="text">
      <style:text-properties officeooo:rsid="14067f67"/>
    </style:style>
    <style:style style:name="T3061" style:family="text">
      <style:text-properties officeooo:rsid="1407de11"/>
    </style:style>
    <style:style style:name="T3062" style:family="text">
      <style:text-properties officeooo:rsid="14091408"/>
    </style:style>
    <style:style style:name="T3063" style:family="text">
      <style:text-properties officeooo:rsid="1409a397"/>
    </style:style>
    <style:style style:name="T3064" style:family="text">
      <style:text-properties officeooo:rsid="140a59ea"/>
    </style:style>
    <style:style style:name="T3065" style:family="text">
      <style:text-properties officeooo:rsid="140bc4af"/>
    </style:style>
    <style:style style:name="T3066" style:family="text">
      <style:text-properties officeooo:rsid="140d71cf"/>
    </style:style>
    <style:style style:name="T3067" style:family="text">
      <style:text-properties officeooo:rsid="140e0148"/>
    </style:style>
    <style:style style:name="T3068" style:family="text">
      <style:text-properties officeooo:rsid="140fe4c1"/>
    </style:style>
    <style:style style:name="T3069" style:family="text">
      <style:text-properties officeooo:rsid="14114c62"/>
    </style:style>
    <style:style style:name="T3070" style:family="text">
      <style:text-properties officeooo:rsid="141265d7"/>
    </style:style>
    <style:style style:name="T3071" style:family="text">
      <style:text-properties officeooo:rsid="1412d28f"/>
    </style:style>
    <style:style style:name="T3072" style:family="text">
      <style:text-properties officeooo:rsid="14146e28"/>
    </style:style>
    <style:style style:name="T3073" style:family="text">
      <style:text-properties officeooo:rsid="1416b275"/>
    </style:style>
    <style:style style:name="T3074" style:family="text">
      <style:text-properties officeooo:rsid="1416fc23"/>
    </style:style>
    <style:style style:name="T3075" style:family="text">
      <style:text-properties officeooo:rsid="1417df07"/>
    </style:style>
    <style:style style:name="T3076" style:family="text">
      <style:text-properties officeooo:rsid="141889f5"/>
    </style:style>
    <style:style style:name="T3077" style:family="text">
      <style:text-properties officeooo:rsid="141a6c3c"/>
    </style:style>
    <style:style style:name="T3078" style:family="text">
      <style:text-properties officeooo:rsid="141b1678"/>
    </style:style>
    <style:style style:name="T3079" style:family="text">
      <style:text-properties officeooo:rsid="141b2ce6"/>
    </style:style>
    <style:style style:name="T3080" style:family="text">
      <style:text-properties officeooo:rsid="141c0ddd"/>
    </style:style>
    <style:style style:name="T3081" style:family="text">
      <style:text-properties officeooo:rsid="141c1b19"/>
    </style:style>
    <style:style style:name="T3082" style:family="text">
      <style:text-properties officeooo:rsid="141d2e90"/>
    </style:style>
    <style:style style:name="T3083" style:family="text">
      <style:text-properties officeooo:rsid="141ecdc1"/>
    </style:style>
    <style:style style:name="T3084" style:family="text">
      <style:text-properties officeooo:rsid="141f648e"/>
    </style:style>
    <style:style style:name="T3085" style:family="text">
      <style:text-properties officeooo:rsid="14200517"/>
    </style:style>
    <style:style style:name="T3086" style:family="text">
      <style:text-properties officeooo:rsid="14203c28"/>
    </style:style>
    <style:style style:name="T3087" style:family="text">
      <style:text-properties officeooo:rsid="142040ae"/>
    </style:style>
    <style:style style:name="T3088" style:family="text">
      <style:text-properties officeooo:rsid="142647b2"/>
    </style:style>
    <style:style style:name="T3089" style:family="text">
      <style:text-properties officeooo:rsid="1427be04"/>
    </style:style>
    <style:style style:name="T3090" style:family="text">
      <style:text-properties officeooo:rsid="1428337c"/>
    </style:style>
    <style:style style:name="T3091" style:family="text">
      <style:text-properties officeooo:rsid="1428b921"/>
    </style:style>
    <style:style style:name="T3092" style:family="text">
      <style:text-properties officeooo:rsid="142a621f"/>
    </style:style>
    <style:style style:name="T3093" style:family="text">
      <style:text-properties officeooo:rsid="142c28b9"/>
    </style:style>
    <style:style style:name="T3094" style:family="text">
      <style:text-properties officeooo:rsid="142e12a3"/>
    </style:style>
    <style:style style:name="T3095" style:family="text">
      <style:text-properties officeooo:rsid="143170e1"/>
    </style:style>
    <style:style style:name="T3096" style:family="text">
      <style:text-properties officeooo:rsid="14340db8"/>
    </style:style>
    <style:style style:name="T3097" style:family="text">
      <style:text-properties officeooo:rsid="1434612f"/>
    </style:style>
    <style:style style:name="T3098" style:family="text">
      <style:text-properties officeooo:rsid="1435e38b"/>
    </style:style>
    <style:style style:name="T3099" style:family="text">
      <style:text-properties officeooo:rsid="143731cb"/>
    </style:style>
    <style:style style:name="T3100" style:family="text">
      <style:text-properties officeooo:rsid="14374a0c"/>
    </style:style>
    <style:style style:name="T3101" style:family="text">
      <style:text-properties officeooo:rsid="14392004"/>
    </style:style>
    <style:style style:name="T3102" style:family="text">
      <style:text-properties officeooo:rsid="143a215c"/>
    </style:style>
    <style:style style:name="T3103" style:family="text">
      <style:text-properties officeooo:rsid="143a3702"/>
    </style:style>
    <style:style style:name="T3104" style:family="text">
      <style:text-properties officeooo:rsid="143ad75d"/>
    </style:style>
    <style:style style:name="T3105" style:family="text">
      <style:text-properties officeooo:rsid="143adbea"/>
    </style:style>
    <style:style style:name="T3106" style:family="text">
      <style:text-properties officeooo:rsid="143cbf89"/>
    </style:style>
    <style:style style:name="T3107" style:family="text">
      <style:text-properties officeooo:rsid="143e9aac"/>
    </style:style>
    <style:style style:name="T3108" style:family="text">
      <style:text-properties officeooo:rsid="143f5dde"/>
    </style:style>
    <style:style style:name="T3109" style:family="text">
      <style:text-properties officeooo:rsid="14407ef8"/>
    </style:style>
    <style:style style:name="T3110" style:family="text">
      <style:text-properties officeooo:rsid="1440aa88"/>
    </style:style>
    <style:style style:name="T3111" style:family="text">
      <style:text-properties officeooo:rsid="14422f5f"/>
    </style:style>
    <style:style style:name="T3112" style:family="text">
      <style:text-properties officeooo:rsid="1443739e"/>
    </style:style>
    <style:style style:name="T3113" style:family="text">
      <style:text-properties officeooo:rsid="1444548d"/>
    </style:style>
    <style:style style:name="T3114" style:family="text">
      <style:text-properties officeooo:rsid="1445b227"/>
    </style:style>
    <style:style style:name="T3115" style:family="text">
      <style:text-properties officeooo:rsid="14467609"/>
    </style:style>
    <style:style style:name="T3116" style:family="text">
      <style:text-properties officeooo:rsid="14468b4c"/>
    </style:style>
    <style:style style:name="T3117" style:family="text">
      <style:text-properties officeooo:rsid="14470d11"/>
    </style:style>
    <style:style style:name="T3118" style:family="text">
      <style:text-properties officeooo:rsid="14479f6a"/>
    </style:style>
    <style:style style:name="T3119" style:family="text">
      <style:text-properties officeooo:rsid="14495765"/>
    </style:style>
    <style:style style:name="T3120" style:family="text">
      <style:text-properties officeooo:rsid="144abf17"/>
    </style:style>
    <style:style style:name="T3121" style:family="text">
      <style:text-properties officeooo:rsid="144c6f10"/>
    </style:style>
    <style:style style:name="T3122" style:family="text">
      <style:text-properties officeooo:rsid="144cfb1a"/>
    </style:style>
    <style:style style:name="T3123" style:family="text">
      <style:text-properties officeooo:rsid="144e973c"/>
    </style:style>
    <style:style style:name="T3124" style:family="text">
      <style:text-properties officeooo:rsid="144fb30a"/>
    </style:style>
    <style:style style:name="T3125" style:family="text">
      <style:text-properties officeooo:rsid="14510007"/>
    </style:style>
    <style:style style:name="T3126" style:family="text">
      <style:text-properties officeooo:rsid="145115fa"/>
    </style:style>
    <style:style style:name="T3127" style:family="text">
      <style:text-properties officeooo:rsid="00ab986d"/>
    </style:style>
    <style:style style:name="T3128" style:family="text">
      <style:text-properties officeooo:rsid="14539c31"/>
    </style:style>
    <style:style style:name="T3129" style:family="text">
      <style:text-properties officeooo:rsid="1453cd00"/>
    </style:style>
    <style:style style:name="T3130" style:family="text">
      <style:text-properties officeooo:rsid="1454b330"/>
    </style:style>
    <style:style style:name="T3131" style:family="text">
      <style:text-properties officeooo:rsid="009989c0"/>
    </style:style>
    <style:style style:name="T3132" style:family="text">
      <style:text-properties officeooo:rsid="1457ef9d"/>
    </style:style>
    <style:style style:name="T3133" style:family="text">
      <style:text-properties officeooo:rsid="1458d43c"/>
    </style:style>
    <style:style style:name="T3134" style:family="text">
      <style:text-properties officeooo:rsid="1459e20f"/>
    </style:style>
    <style:style style:name="T3135" style:family="text">
      <style:text-properties officeooo:rsid="145afb22"/>
    </style:style>
    <style:style style:name="T3136" style:family="text">
      <style:text-properties officeooo:rsid="145d0440"/>
    </style:style>
    <style:style style:name="T3137" style:family="text">
      <style:text-properties officeooo:rsid="14606628"/>
    </style:style>
    <style:style style:name="T3138" style:family="text">
      <style:text-properties officeooo:rsid="1461de10"/>
    </style:style>
    <style:style style:name="T3139" style:family="text">
      <style:text-properties officeooo:rsid="146354db"/>
    </style:style>
    <style:style style:name="T3140" style:family="text">
      <style:text-properties officeooo:rsid="1463ace3"/>
    </style:style>
    <style:style style:name="T3141" style:family="text">
      <style:text-properties officeooo:rsid="146481ac"/>
    </style:style>
    <style:style style:name="T3142" style:family="text">
      <style:text-properties officeooo:rsid="1464d020"/>
    </style:style>
    <style:style style:name="T3143" style:family="text">
      <style:text-properties officeooo:rsid="1465045c"/>
    </style:style>
    <style:style style:name="T3144" style:family="text">
      <style:text-properties officeooo:rsid="1465c238"/>
    </style:style>
    <style:style style:name="T3145" style:family="text">
      <style:text-properties officeooo:rsid="146992a6"/>
    </style:style>
    <style:style style:name="T3146" style:family="text">
      <style:text-properties officeooo:rsid="146b17d2"/>
    </style:style>
    <style:style style:name="T3147" style:family="text">
      <style:text-properties officeooo:rsid="146fa2f7"/>
    </style:style>
    <style:style style:name="T3148" style:family="text">
      <style:text-properties officeooo:rsid="14712d55"/>
    </style:style>
    <style:style style:name="T3149" style:family="text">
      <style:text-properties officeooo:rsid="14726329"/>
    </style:style>
    <style:style style:name="T3150" style:family="text">
      <style:text-properties officeooo:rsid="1475dfb0"/>
    </style:style>
    <style:style style:name="T3151" style:family="text">
      <style:text-properties officeooo:rsid="14771b3e"/>
    </style:style>
    <style:style style:name="T3152" style:family="text">
      <style:text-properties officeooo:rsid="14774a07"/>
    </style:style>
    <style:style style:name="T3153" style:family="text">
      <style:text-properties officeooo:rsid="14779cdb"/>
    </style:style>
    <style:style style:name="T3154" style:family="text">
      <style:text-properties officeooo:rsid="1478df7e"/>
    </style:style>
    <style:style style:name="T3155" style:family="text">
      <style:text-properties officeooo:rsid="147a3880"/>
    </style:style>
    <style:style style:name="T3156" style:family="text">
      <style:text-properties officeooo:rsid="147a4883"/>
    </style:style>
    <style:style style:name="T3157" style:family="text">
      <style:text-properties officeooo:rsid="147a5c80"/>
    </style:style>
    <style:style style:name="T3158" style:family="text">
      <style:text-properties officeooo:rsid="147ad6f2"/>
    </style:style>
    <style:style style:name="T3159" style:family="text">
      <style:text-properties officeooo:rsid="147cafee"/>
    </style:style>
    <style:style style:name="T3160" style:family="text">
      <style:text-properties officeooo:rsid="147d58ea"/>
    </style:style>
    <style:style style:name="T3161" style:family="text">
      <style:text-properties officeooo:rsid="147d831f"/>
    </style:style>
    <style:style style:name="T3162" style:family="text">
      <style:text-properties officeooo:rsid="147ff88e"/>
    </style:style>
    <style:style style:name="T3163" style:family="text">
      <style:text-properties officeooo:rsid="14803526"/>
    </style:style>
    <style:style style:name="T3164" style:family="text">
      <style:text-properties officeooo:rsid="14816f50"/>
    </style:style>
    <style:style style:name="T3165" style:family="text">
      <style:text-properties officeooo:rsid="14835b1e"/>
    </style:style>
    <style:style style:name="T3166" style:family="text">
      <style:text-properties officeooo:rsid="14845ef2"/>
    </style:style>
    <style:style style:name="T3167" style:family="text">
      <style:text-properties officeooo:rsid="148579c6"/>
    </style:style>
    <style:style style:name="T3168" style:family="text">
      <style:text-properties officeooo:rsid="148a6198"/>
    </style:style>
    <style:style style:name="T3169" style:family="text">
      <style:text-properties officeooo:rsid="148bbab7"/>
    </style:style>
    <style:style style:name="T3170" style:family="text">
      <style:text-properties officeooo:rsid="148c3ede"/>
    </style:style>
    <style:style style:name="T3171" style:family="text">
      <style:text-properties officeooo:rsid="148e17ed"/>
    </style:style>
    <style:style style:name="T3172" style:family="text">
      <style:text-properties officeooo:rsid="148fff4f"/>
    </style:style>
    <style:style style:name="T3173" style:family="text">
      <style:text-properties officeooo:rsid="14913d1d"/>
    </style:style>
    <style:style style:name="T3174" style:family="text">
      <style:text-properties officeooo:rsid="1492f72b"/>
    </style:style>
    <style:style style:name="T3175" style:family="text">
      <style:text-properties officeooo:rsid="14964af1"/>
    </style:style>
    <style:style style:name="T3176" style:family="text">
      <style:text-properties officeooo:rsid="14978703"/>
    </style:style>
    <style:style style:name="T3177" style:family="text">
      <style:text-properties officeooo:rsid="1498731b"/>
    </style:style>
    <style:style style:name="T3178" style:family="text">
      <style:text-properties officeooo:rsid="149adf66"/>
    </style:style>
    <style:style style:name="T3179" style:family="text">
      <style:text-properties officeooo:rsid="149bd3f0"/>
    </style:style>
    <style:style style:name="T3180" style:family="text">
      <style:text-properties officeooo:rsid="149d54f9"/>
    </style:style>
    <style:style style:name="T3181" style:family="text">
      <style:text-properties officeooo:rsid="149da4a2"/>
    </style:style>
    <style:style style:name="T3182" style:family="text">
      <style:text-properties officeooo:rsid="14a02dff"/>
    </style:style>
    <style:style style:name="T3183" style:family="text">
      <style:text-properties officeooo:rsid="14a2030e"/>
    </style:style>
    <style:style style:name="T3184" style:family="text">
      <style:text-properties officeooo:rsid="14a47e06"/>
    </style:style>
    <style:style style:name="T3185" style:family="text">
      <style:text-properties officeooo:rsid="14a7dffa"/>
    </style:style>
    <style:style style:name="T3186" style:family="text">
      <style:text-properties officeooo:rsid="14a8d9bd"/>
    </style:style>
    <style:style style:name="T3187" style:family="text">
      <style:text-properties officeooo:rsid="14aad0ed"/>
    </style:style>
    <style:style style:name="T3188" style:family="text">
      <style:text-properties officeooo:rsid="14ac9ebc"/>
    </style:style>
    <style:style style:name="T3189" style:family="text">
      <style:text-properties officeooo:rsid="14adc01f"/>
    </style:style>
    <style:style style:name="T3190" style:family="text">
      <style:text-properties officeooo:rsid="14af9e0c"/>
    </style:style>
    <style:style style:name="T3191" style:family="text">
      <style:text-properties officeooo:rsid="14afc28e"/>
    </style:style>
    <style:style style:name="T3192" style:family="text">
      <style:text-properties officeooo:rsid="14afe174"/>
    </style:style>
    <style:style style:name="T3193" style:family="text">
      <style:text-properties officeooo:rsid="14affbcb"/>
    </style:style>
    <style:style style:name="T3194" style:family="text">
      <style:text-properties officeooo:rsid="14b15cdf"/>
    </style:style>
    <style:style style:name="T3195" style:family="text">
      <style:text-properties officeooo:rsid="14b1e6c6"/>
    </style:style>
    <style:style style:name="T3196" style:family="text">
      <style:text-properties officeooo:rsid="14b1ff23"/>
    </style:style>
    <style:style style:name="T3197" style:family="text">
      <style:text-properties officeooo:rsid="14b62fd0"/>
    </style:style>
    <style:style style:name="T3198" style:family="text">
      <style:text-properties officeooo:rsid="14b7e7f2"/>
    </style:style>
    <style:style style:name="T3199" style:family="text">
      <style:text-properties officeooo:rsid="14b8f1b3"/>
    </style:style>
    <style:style style:name="T3200" style:family="text">
      <style:text-properties officeooo:rsid="14ba0c9d"/>
    </style:style>
    <style:style style:name="T3201" style:family="text">
      <style:text-properties officeooo:rsid="14bb09d7"/>
    </style:style>
    <style:style style:name="T3202" style:family="text">
      <style:text-properties officeooo:rsid="14be92fb"/>
    </style:style>
    <style:style style:name="T3203" style:family="text">
      <style:text-properties officeooo:rsid="14bf6a9b"/>
    </style:style>
    <style:style style:name="T3204" style:family="text">
      <style:text-properties officeooo:rsid="14c0544c"/>
    </style:style>
    <style:style style:name="T3205" style:family="text">
      <style:text-properties officeooo:rsid="14c2351b"/>
    </style:style>
    <style:style style:name="T3206" style:family="text">
      <style:text-properties officeooo:rsid="14c49a23"/>
    </style:style>
    <style:style style:name="T3207" style:family="text">
      <style:text-properties officeooo:rsid="14c5d319"/>
    </style:style>
    <style:style style:name="T3208" style:family="text">
      <style:text-properties officeooo:rsid="14c5d7dd"/>
    </style:style>
    <style:style style:name="T3209" style:family="text">
      <style:text-properties officeooo:rsid="14c77919"/>
    </style:style>
    <style:style style:name="T3210" style:family="text">
      <style:text-properties officeooo:rsid="14c8258a"/>
    </style:style>
    <style:style style:name="T3211" style:family="text">
      <style:text-properties officeooo:rsid="14c94564"/>
    </style:style>
    <style:style style:name="T3212" style:family="text">
      <style:text-properties officeooo:rsid="14ca724d"/>
    </style:style>
    <style:style style:name="T3213" style:family="text">
      <style:text-properties officeooo:rsid="14cb0a33"/>
    </style:style>
    <style:style style:name="T3214" style:family="text">
      <style:text-properties officeooo:rsid="14cb14f1"/>
    </style:style>
    <style:style style:name="T3215" style:family="text">
      <style:text-properties officeooo:rsid="14cc0726"/>
    </style:style>
    <style:style style:name="T3216" style:family="text">
      <style:text-properties officeooo:rsid="14cc14ea"/>
    </style:style>
    <style:style style:name="T3217" style:family="text">
      <style:text-properties officeooo:rsid="14cd9731"/>
    </style:style>
    <style:style style:name="T3218" style:family="text">
      <style:text-properties officeooo:rsid="14cef7ca"/>
    </style:style>
    <style:style style:name="T3219" style:family="text">
      <style:text-properties officeooo:rsid="14cf1101"/>
    </style:style>
    <style:style style:name="T3220" style:family="text">
      <style:text-properties officeooo:rsid="14d07e66"/>
    </style:style>
    <style:style style:name="T3221" style:family="text">
      <style:text-properties officeooo:rsid="14d0e347"/>
    </style:style>
    <style:style style:name="T3222" style:family="text">
      <style:text-properties officeooo:rsid="14d1c750"/>
    </style:style>
    <style:style style:name="T3223" style:family="text">
      <style:text-properties officeooo:rsid="14d2464d"/>
    </style:style>
    <style:style style:name="T3224" style:family="text">
      <style:text-properties officeooo:rsid="14d53b6c"/>
    </style:style>
    <style:style style:name="T3225" style:family="text">
      <style:text-properties officeooo:rsid="14d729af"/>
    </style:style>
    <style:style style:name="T3226" style:family="text">
      <style:text-properties officeooo:rsid="14d91376"/>
    </style:style>
    <style:style style:name="T3227" style:family="text">
      <style:text-properties officeooo:rsid="14db5180"/>
    </style:style>
    <style:style style:name="T3228" style:family="text">
      <style:text-properties officeooo:rsid="14dc0379"/>
    </style:style>
    <style:style style:name="T3229" style:family="text">
      <style:text-properties officeooo:rsid="14ddbc2b"/>
    </style:style>
    <style:style style:name="T3230" style:family="text">
      <style:text-properties officeooo:rsid="14df8474"/>
    </style:style>
    <style:style style:name="T3231" style:family="text">
      <style:text-properties officeooo:rsid="14e1f362"/>
    </style:style>
    <style:style style:name="T3232" style:family="text">
      <style:text-properties officeooo:rsid="14e2f1f7"/>
    </style:style>
    <style:style style:name="T3233" style:family="text">
      <style:text-properties officeooo:rsid="14e34aeb"/>
    </style:style>
    <style:style style:name="T3234" style:family="text">
      <style:text-properties officeooo:rsid="14e52401"/>
    </style:style>
    <style:style style:name="T3235" style:family="text">
      <style:text-properties officeooo:rsid="14e5810b"/>
    </style:style>
    <style:style style:name="T3236" style:family="text">
      <style:text-properties officeooo:rsid="14e6c168"/>
    </style:style>
    <style:style style:name="T3237" style:family="text">
      <style:text-properties officeooo:rsid="14e86178"/>
    </style:style>
    <style:style style:name="T3238" style:family="text">
      <style:text-properties officeooo:rsid="14e9a11e"/>
    </style:style>
    <style:style style:name="T3239" style:family="text">
      <style:text-properties officeooo:rsid="14eacc55"/>
    </style:style>
    <style:style style:name="T3240" style:family="text">
      <style:text-properties officeooo:rsid="14ebbbba"/>
    </style:style>
    <style:style style:name="T3241" style:family="text">
      <style:text-properties officeooo:rsid="14ec33a5"/>
    </style:style>
    <style:style style:name="T3242" style:family="text">
      <style:text-properties officeooo:rsid="14ed172c"/>
    </style:style>
    <style:style style:name="T3243" style:family="text">
      <style:text-properties officeooo:rsid="14ed396e"/>
    </style:style>
    <style:style style:name="T3244" style:family="text">
      <style:text-properties officeooo:rsid="14ee1a2b"/>
    </style:style>
    <style:style style:name="T3245" style:family="text">
      <style:text-properties officeooo:rsid="14efbb2d"/>
    </style:style>
    <style:style style:name="T3246" style:family="text">
      <style:text-properties officeooo:rsid="14f16d57"/>
    </style:style>
    <style:style style:name="T3247" style:family="text">
      <style:text-properties officeooo:rsid="14f2d0c2"/>
    </style:style>
    <style:style style:name="T3248" style:family="text">
      <style:text-properties officeooo:rsid="14f45e63"/>
    </style:style>
    <style:style style:name="T3249" style:family="text">
      <style:text-properties officeooo:rsid="14f48ff7"/>
    </style:style>
    <style:style style:name="T3250" style:family="text">
      <style:text-properties officeooo:rsid="14f581eb"/>
    </style:style>
    <style:style style:name="T3251" style:family="text">
      <style:text-properties officeooo:rsid="14f700bf"/>
    </style:style>
    <style:style style:name="T3252" style:family="text">
      <style:text-properties officeooo:rsid="14f83e79"/>
    </style:style>
    <style:style style:name="T3253" style:family="text">
      <style:text-properties officeooo:rsid="14f9c38e"/>
    </style:style>
    <style:style style:name="T3254" style:family="text">
      <style:text-properties officeooo:rsid="14fa355d"/>
    </style:style>
    <style:style style:name="T3255" style:family="text">
      <style:text-properties officeooo:rsid="14fa4173"/>
    </style:style>
    <style:style style:name="T3256" style:family="text">
      <style:text-properties officeooo:rsid="14fbab1f"/>
    </style:style>
    <style:style style:name="T3257" style:family="text">
      <style:text-properties officeooo:rsid="14fca8f0"/>
    </style:style>
    <style:style style:name="T3258" style:family="text">
      <style:text-properties officeooo:rsid="14fd30a3"/>
    </style:style>
    <style:style style:name="T3259" style:family="text">
      <style:text-properties officeooo:rsid="14fe5e3a"/>
    </style:style>
    <style:style style:name="T3260" style:family="text">
      <style:text-properties officeooo:rsid="150009f7"/>
    </style:style>
    <style:style style:name="T3261" style:family="text">
      <style:text-properties officeooo:rsid="1501a213"/>
    </style:style>
    <style:style style:name="T3262" style:family="text">
      <style:text-properties officeooo:rsid="1501d9b8"/>
    </style:style>
    <style:style style:name="T3263" style:family="text">
      <style:text-properties officeooo:rsid="1503327c"/>
    </style:style>
    <style:style style:name="T3264" style:family="text">
      <style:text-properties officeooo:rsid="150461cd"/>
    </style:style>
    <style:style style:name="T3265" style:family="text">
      <style:text-properties officeooo:rsid="1504a113"/>
    </style:style>
    <style:style style:name="T3266" style:family="text">
      <style:text-properties officeooo:rsid="1505a189"/>
    </style:style>
    <style:style style:name="T3267" style:family="text">
      <style:text-properties officeooo:rsid="1507238b"/>
    </style:style>
    <style:style style:name="T3268" style:family="text">
      <style:text-properties officeooo:rsid="15080124"/>
    </style:style>
    <style:style style:name="T3269" style:family="text">
      <style:text-properties officeooo:rsid="1508dbc0"/>
    </style:style>
    <style:style style:name="T3270" style:family="text">
      <style:text-properties officeooo:rsid="1508f364"/>
    </style:style>
    <style:style style:name="T3271" style:family="text">
      <style:text-properties officeooo:rsid="15091c05"/>
    </style:style>
    <style:style style:name="T3272" style:family="text">
      <style:text-properties officeooo:rsid="1509316b"/>
    </style:style>
    <style:style style:name="T3273" style:family="text">
      <style:text-properties officeooo:rsid="150b0397"/>
    </style:style>
    <style:style style:name="T3274" style:family="text">
      <style:text-properties officeooo:rsid="150db38a"/>
    </style:style>
    <style:style style:name="T3275" style:family="text">
      <style:text-properties officeooo:rsid="150de719"/>
    </style:style>
    <style:style style:name="T3276" style:family="text">
      <style:text-properties officeooo:rsid="150f0949"/>
    </style:style>
    <style:style style:name="T3277" style:family="text">
      <style:text-properties officeooo:rsid="15103a65"/>
    </style:style>
    <style:style style:name="T3278" style:family="text">
      <style:text-properties officeooo:rsid="1510dd7e"/>
    </style:style>
    <style:style style:name="T3279" style:family="text">
      <style:text-properties officeooo:rsid="1511ce20"/>
    </style:style>
    <style:style style:name="T3280" style:family="text">
      <style:text-properties officeooo:rsid="1513a339"/>
    </style:style>
    <style:style style:name="T3281" style:family="text">
      <style:text-properties officeooo:rsid="15140bee"/>
    </style:style>
    <style:style style:name="T3282" style:family="text">
      <style:text-properties officeooo:rsid="151436be"/>
    </style:style>
    <style:style style:name="T3283" style:family="text">
      <style:text-properties officeooo:rsid="1514f6c8"/>
    </style:style>
    <style:style style:name="T3284" style:family="text">
      <style:text-properties officeooo:rsid="151620b0"/>
    </style:style>
    <style:style style:name="T3285" style:family="text">
      <style:text-properties officeooo:rsid="1517d2b5"/>
    </style:style>
    <style:style style:name="T3286" style:family="text">
      <style:text-properties officeooo:rsid="151a055b"/>
    </style:style>
    <style:style style:name="T3287" style:family="text">
      <style:text-properties officeooo:rsid="151dbace"/>
    </style:style>
    <style:style style:name="T3288" style:family="text">
      <style:text-properties officeooo:rsid="151f9e27"/>
    </style:style>
    <style:style style:name="T3289" style:family="text">
      <style:text-properties officeooo:rsid="1520db81"/>
    </style:style>
    <style:style style:name="T3290" style:family="text">
      <style:text-properties officeooo:rsid="1521b0ab"/>
    </style:style>
    <style:style style:name="T3291" style:family="text">
      <style:text-properties officeooo:rsid="15221c13"/>
    </style:style>
    <style:style style:name="T3292" style:family="text">
      <style:text-properties officeooo:rsid="1522ebe1"/>
    </style:style>
    <style:style style:name="T3293" style:family="text">
      <style:text-properties officeooo:rsid="1524404d"/>
    </style:style>
    <style:style style:name="T3294" style:family="text">
      <style:text-properties officeooo:rsid="1525e0cf"/>
    </style:style>
    <style:style style:name="T3295" style:family="text">
      <style:text-properties officeooo:rsid="152663d2"/>
    </style:style>
    <style:style style:name="T3296" style:family="text">
      <style:text-properties officeooo:rsid="1527ca6d"/>
    </style:style>
    <style:style style:name="T3297" style:family="text">
      <style:text-properties officeooo:rsid="1529aefb"/>
    </style:style>
    <style:style style:name="T3298" style:family="text">
      <style:text-properties officeooo:rsid="1529d586"/>
    </style:style>
    <style:style style:name="T3299" style:family="text">
      <style:text-properties officeooo:rsid="152b0e8c"/>
    </style:style>
    <style:style style:name="T3300" style:family="text">
      <style:text-properties officeooo:rsid="152dafd2"/>
    </style:style>
    <style:style style:name="T3301" style:family="text">
      <style:text-properties officeooo:rsid="152f576d"/>
    </style:style>
    <style:style style:name="T3302" style:family="text">
      <style:text-properties officeooo:rsid="1530d60e"/>
    </style:style>
    <style:style style:name="T3303" style:family="text">
      <style:text-properties officeooo:rsid="15315b6f"/>
    </style:style>
    <style:style style:name="T3304" style:family="text">
      <style:text-properties officeooo:rsid="1532bed3"/>
    </style:style>
    <style:style style:name="T3305" style:family="text">
      <style:text-properties officeooo:rsid="1534bb7b"/>
    </style:style>
    <style:style style:name="T3306" style:family="text">
      <style:text-properties officeooo:rsid="15358be9"/>
    </style:style>
    <style:style style:name="T3307" style:family="text">
      <style:text-properties officeooo:rsid="15370a20"/>
    </style:style>
    <style:style style:name="T3308" style:family="text">
      <style:text-properties officeooo:rsid="1538ca56"/>
    </style:style>
    <style:style style:name="T3309" style:family="text">
      <style:text-properties officeooo:rsid="153b1cd8"/>
    </style:style>
    <style:style style:name="T3310" style:family="text">
      <style:text-properties officeooo:rsid="153b235b"/>
    </style:style>
    <style:style style:name="T3311" style:family="text">
      <style:text-properties officeooo:rsid="153cc138"/>
    </style:style>
    <style:style style:name="T3312" style:family="text">
      <style:text-properties officeooo:rsid="153d18ed"/>
    </style:style>
    <style:style style:name="T3313" style:family="text">
      <style:text-properties officeooo:rsid="153df71b"/>
    </style:style>
    <style:style style:name="T3314" style:family="text">
      <style:text-properties officeooo:rsid="153fa625"/>
    </style:style>
    <style:style style:name="T3315" style:family="text">
      <style:text-properties officeooo:rsid="154055de"/>
    </style:style>
    <style:style style:name="T3316" style:family="text">
      <style:text-properties officeooo:rsid="1542e526"/>
    </style:style>
    <style:style style:name="T3317" style:family="text">
      <style:text-properties officeooo:rsid="15451ca5"/>
    </style:style>
    <style:style style:name="T3318" style:family="text">
      <style:text-properties officeooo:rsid="154530df"/>
    </style:style>
    <style:style style:name="T3319" style:family="text">
      <style:text-properties officeooo:rsid="1545472a"/>
    </style:style>
    <style:style style:name="T3320" style:family="text">
      <style:text-properties officeooo:rsid="15468c3f"/>
    </style:style>
    <style:style style:name="T3321" style:family="text">
      <style:text-properties officeooo:rsid="1547dffa"/>
    </style:style>
    <style:style style:name="T3322" style:family="text">
      <style:text-properties officeooo:rsid="1549da65"/>
    </style:style>
    <style:style style:name="T3323" style:family="text">
      <style:text-properties officeooo:rsid="154b7891"/>
    </style:style>
    <style:style style:name="T3324" style:family="text">
      <style:text-properties officeooo:rsid="154f0cc0"/>
    </style:style>
    <style:style style:name="T3325" style:family="text">
      <style:text-properties officeooo:rsid="1550f868"/>
    </style:style>
    <style:style style:name="T3326" style:family="text">
      <style:text-properties officeooo:rsid="1552f37b"/>
    </style:style>
    <style:style style:name="T3327" style:family="text">
      <style:text-properties officeooo:rsid="15533209"/>
    </style:style>
    <style:style style:name="T3328" style:family="text">
      <style:text-properties officeooo:rsid="1554ab1a"/>
    </style:style>
    <style:style style:name="T3329" style:family="text">
      <style:text-properties officeooo:rsid="15561bef"/>
    </style:style>
    <style:style style:name="T3330" style:family="text">
      <style:text-properties officeooo:rsid="15572bdf"/>
    </style:style>
    <style:style style:name="T3331" style:family="text">
      <style:text-properties officeooo:rsid="155b75f5"/>
    </style:style>
    <style:style style:name="T3332" style:family="text">
      <style:text-properties officeooo:rsid="155c4425"/>
    </style:style>
    <style:style style:name="T3333" style:family="text">
      <style:text-properties officeooo:rsid="155cc3c5"/>
    </style:style>
    <style:style style:name="T3334" style:family="text">
      <style:text-properties officeooo:rsid="155eb892"/>
    </style:style>
    <style:style style:name="T3335" style:family="text">
      <style:text-properties officeooo:rsid="155f2a15"/>
    </style:style>
    <style:style style:name="T3336" style:family="text">
      <style:text-properties officeooo:rsid="155f4f8d"/>
    </style:style>
    <style:style style:name="T3337" style:family="text">
      <style:text-properties officeooo:rsid="15608bab"/>
    </style:style>
    <style:style style:name="T3338" style:family="text">
      <style:text-properties officeooo:rsid="15616f39"/>
    </style:style>
    <style:style style:name="T3339" style:family="text">
      <style:text-properties officeooo:rsid="1561f9ff"/>
    </style:style>
    <style:style style:name="T3340" style:family="text">
      <style:text-properties officeooo:rsid="15621ab5"/>
    </style:style>
    <style:style style:name="T3341" style:family="text">
      <style:text-properties officeooo:rsid="15629c83"/>
    </style:style>
    <style:style style:name="T3342" style:family="text">
      <style:text-properties officeooo:rsid="1565d2d3"/>
    </style:style>
    <style:style style:name="T3343" style:family="text">
      <style:text-properties officeooo:rsid="1566a99f"/>
    </style:style>
    <style:style style:name="T3344" style:family="text">
      <style:text-properties officeooo:rsid="1566acf9"/>
    </style:style>
    <style:style style:name="T3345" style:family="text">
      <style:text-properties officeooo:rsid="1568b5a9"/>
    </style:style>
    <style:style style:name="T3346" style:family="text">
      <style:text-properties officeooo:rsid="156a4d96"/>
    </style:style>
    <style:style style:name="T3347" style:family="text">
      <style:text-properties officeooo:rsid="156b3388"/>
    </style:style>
    <style:style style:name="T3348" style:family="text">
      <style:text-properties officeooo:rsid="156b9f7c"/>
    </style:style>
    <style:style style:name="T3349" style:family="text">
      <style:text-properties officeooo:rsid="156c96e3"/>
    </style:style>
    <style:style style:name="T3350" style:family="text">
      <style:text-properties officeooo:rsid="1571c11f"/>
    </style:style>
    <style:style style:name="T3351" style:family="text">
      <style:text-properties officeooo:rsid="1572a0ab"/>
    </style:style>
    <style:style style:name="T3352" style:family="text">
      <style:text-properties officeooo:rsid="1573dc67"/>
    </style:style>
    <style:style style:name="T3353" style:family="text">
      <style:text-properties officeooo:rsid="15751890"/>
    </style:style>
    <style:style style:name="T3354" style:family="text">
      <style:text-properties officeooo:rsid="15775fce"/>
    </style:style>
    <style:style style:name="T3355" style:family="text">
      <style:text-properties officeooo:rsid="15778e58"/>
    </style:style>
    <style:style style:name="T3356" style:family="text">
      <style:text-properties officeooo:rsid="1578c6c4"/>
    </style:style>
    <style:style style:name="T3357" style:family="text">
      <style:text-properties officeooo:rsid="1579f738"/>
    </style:style>
    <style:style style:name="T3358" style:family="text">
      <style:text-properties officeooo:rsid="1579f762"/>
    </style:style>
    <style:style style:name="T3359" style:family="text">
      <style:text-properties officeooo:rsid="157ac144"/>
    </style:style>
    <style:style style:name="T3360" style:family="text">
      <style:text-properties officeooo:rsid="157b4303"/>
    </style:style>
    <style:style style:name="T3361" style:family="text">
      <style:text-properties officeooo:rsid="157edf5e"/>
    </style:style>
    <style:style style:name="T3362" style:family="text">
      <style:text-properties officeooo:rsid="157f3902"/>
    </style:style>
    <style:style style:name="T3363" style:family="text">
      <style:text-properties officeooo:rsid="1581bfd1"/>
    </style:style>
    <style:style style:name="T3364" style:family="text">
      <style:text-properties officeooo:rsid="15856c67"/>
    </style:style>
    <style:style style:name="T3365" style:family="text">
      <style:text-properties officeooo:rsid="15860ced"/>
    </style:style>
    <style:style style:name="T3366" style:family="text">
      <style:text-properties officeooo:rsid="1586619c"/>
    </style:style>
    <style:style style:name="T3367" style:family="text">
      <style:text-properties officeooo:rsid="1589d209"/>
    </style:style>
    <style:style style:name="T3368" style:family="text">
      <style:text-properties officeooo:rsid="158ccbea"/>
    </style:style>
    <style:style style:name="T3369" style:family="text">
      <style:text-properties officeooo:rsid="158d5d65"/>
    </style:style>
    <style:style style:name="T3370" style:family="text">
      <style:text-properties officeooo:rsid="158d852f"/>
    </style:style>
    <style:style style:name="T3371" style:family="text">
      <style:text-properties officeooo:rsid="158e5867"/>
    </style:style>
    <style:style style:name="T3372" style:family="text">
      <style:text-properties officeooo:rsid="159164f1"/>
    </style:style>
    <style:style style:name="T3373" style:family="text">
      <style:text-properties officeooo:rsid="159247f3"/>
    </style:style>
    <style:style style:name="T3374" style:family="text">
      <style:text-properties officeooo:rsid="1595820c"/>
    </style:style>
    <style:style style:name="T3375" style:family="text">
      <style:text-properties officeooo:rsid="15969f70"/>
    </style:style>
    <style:style style:name="T3376" style:family="text">
      <style:text-properties officeooo:rsid="15975617"/>
    </style:style>
    <style:style style:name="T3377" style:family="text">
      <style:text-properties officeooo:rsid="1598370e"/>
    </style:style>
    <style:style style:name="T3378" style:family="text">
      <style:text-properties officeooo:rsid="15998f4a"/>
    </style:style>
    <style:style style:name="T3379" style:family="text">
      <style:text-properties officeooo:rsid="1599b7b9"/>
    </style:style>
    <style:style style:name="T3380" style:family="text">
      <style:text-properties officeooo:rsid="159a7093"/>
    </style:style>
    <style:style style:name="T3381" style:family="text">
      <style:text-properties officeooo:rsid="159c6e8b"/>
    </style:style>
    <style:style style:name="T3382" style:family="text">
      <style:text-properties officeooo:rsid="159d8a7a"/>
    </style:style>
    <style:style style:name="T3383" style:family="text">
      <style:text-properties officeooo:rsid="159f8898"/>
    </style:style>
    <style:style style:name="T3384" style:family="text">
      <style:text-properties officeooo:rsid="15a1181e"/>
    </style:style>
    <style:style style:name="T3385" style:family="text">
      <style:text-properties officeooo:rsid="15a16b6d"/>
    </style:style>
    <style:style style:name="T3386" style:family="text">
      <style:text-properties officeooo:rsid="15a3b57a"/>
    </style:style>
    <style:style style:name="T3387" style:family="text">
      <style:text-properties officeooo:rsid="15a41a2a"/>
    </style:style>
    <style:style style:name="T3388" style:family="text">
      <style:text-properties officeooo:rsid="15a48344"/>
    </style:style>
    <style:style style:name="T3389" style:family="text">
      <style:text-properties officeooo:rsid="15a62b2d"/>
    </style:style>
    <style:style style:name="T3390" style:family="text">
      <style:text-properties officeooo:rsid="15a6af1a"/>
    </style:style>
    <style:style style:name="T3391" style:family="text">
      <style:text-properties officeooo:rsid="15a6c73e"/>
    </style:style>
    <style:style style:name="T3392" style:family="text">
      <style:text-properties officeooo:rsid="15a7b130"/>
    </style:style>
    <style:style style:name="T3393" style:family="text">
      <style:text-properties officeooo:rsid="15a91f74"/>
    </style:style>
    <style:style style:name="T3394" style:family="text">
      <style:text-properties officeooo:rsid="15a9d8d0"/>
    </style:style>
    <style:style style:name="T3395" style:family="text">
      <style:text-properties officeooo:rsid="15aa9f36"/>
    </style:style>
    <style:style style:name="T3396" style:family="text">
      <style:text-properties officeooo:rsid="15abf535"/>
    </style:style>
    <style:style style:name="T3397" style:family="text">
      <style:text-properties officeooo:rsid="15acfc1b"/>
    </style:style>
    <style:style style:name="T3398" style:family="text">
      <style:text-properties officeooo:rsid="15ad0965"/>
    </style:style>
    <style:style style:name="T3399" style:family="text">
      <style:text-properties officeooo:rsid="15b03cfd"/>
    </style:style>
    <style:style style:name="T3400" style:family="text">
      <style:text-properties officeooo:rsid="15b13d84"/>
    </style:style>
    <style:style style:name="T3401" style:family="text">
      <style:text-properties officeooo:rsid="15b46f0a"/>
    </style:style>
    <style:style style:name="T3402" style:family="text">
      <style:text-properties officeooo:rsid="15b7d655"/>
    </style:style>
    <style:style style:name="T3403" style:family="text">
      <style:text-properties officeooo:rsid="15b86b7b"/>
    </style:style>
    <style:style style:name="T3404" style:family="text">
      <style:text-properties officeooo:rsid="15bbb6b0"/>
    </style:style>
    <style:style style:name="T3405" style:family="text">
      <style:text-properties officeooo:rsid="15bd3519"/>
    </style:style>
    <style:style style:name="T3406" style:family="text">
      <style:text-properties officeooo:rsid="15bd9216"/>
    </style:style>
    <style:style style:name="T3407" style:family="text">
      <style:text-properties officeooo:rsid="15be6648"/>
    </style:style>
    <style:style style:name="T3408" style:family="text">
      <style:text-properties officeooo:rsid="15bf3458"/>
    </style:style>
    <style:style style:name="T3409" style:family="text">
      <style:text-properties officeooo:rsid="15c08a99"/>
    </style:style>
    <style:style style:name="T3410" style:family="text">
      <style:text-properties officeooo:rsid="15c1464a"/>
    </style:style>
    <style:style style:name="T3411" style:family="text">
      <style:text-properties officeooo:rsid="15c32823"/>
    </style:style>
    <style:style style:name="T3412" style:family="text">
      <style:text-properties officeooo:rsid="15c4730e"/>
    </style:style>
    <style:style style:name="T3413" style:family="text">
      <style:text-properties officeooo:rsid="15c58454"/>
    </style:style>
    <style:style style:name="T3414" style:family="text">
      <style:text-properties officeooo:rsid="15c76de7"/>
    </style:style>
    <style:style style:name="T3415" style:family="text">
      <style:text-properties officeooo:rsid="15c83123"/>
    </style:style>
    <style:style style:name="T3416" style:family="text">
      <style:text-properties officeooo:rsid="15c9f26e"/>
    </style:style>
    <style:style style:name="T3417" style:family="text">
      <style:text-properties officeooo:rsid="15ca20d5"/>
    </style:style>
    <style:style style:name="T3418" style:family="text">
      <style:text-properties officeooo:rsid="15cc8408"/>
    </style:style>
    <style:style style:name="T3419" style:family="text">
      <style:text-properties officeooo:rsid="15cceb0e"/>
    </style:style>
    <style:style style:name="T3420" style:family="text">
      <style:text-properties officeooo:rsid="15cd54ee"/>
    </style:style>
    <style:style style:name="T3421" style:family="text">
      <style:text-properties officeooo:rsid="15cdba73"/>
    </style:style>
    <style:style style:name="T3422" style:family="text">
      <style:text-properties officeooo:rsid="15cf85bb"/>
    </style:style>
    <style:style style:name="T3423" style:family="text">
      <style:text-properties officeooo:rsid="15cf8ac6"/>
    </style:style>
    <style:style style:name="T3424" style:family="text">
      <style:text-properties officeooo:rsid="15d013d8"/>
    </style:style>
    <style:style style:name="T3425" style:family="text">
      <style:text-properties officeooo:rsid="15d17371"/>
    </style:style>
    <style:style style:name="T3426" style:family="text">
      <style:text-properties officeooo:rsid="15d1ca89"/>
    </style:style>
    <style:style style:name="T3427" style:family="text">
      <style:text-properties officeooo:rsid="15d39a3a"/>
    </style:style>
    <style:style style:name="T3428" style:family="text">
      <style:text-properties officeooo:rsid="15d468da"/>
    </style:style>
    <style:style style:name="T3429" style:family="text">
      <style:text-properties officeooo:rsid="15d4d203"/>
    </style:style>
    <style:style style:name="T3430" style:family="text">
      <style:text-properties officeooo:rsid="15d509d8"/>
    </style:style>
    <style:style style:name="T3431" style:family="text">
      <style:text-properties officeooo:rsid="15d612f8"/>
    </style:style>
    <style:style style:name="T3432" style:family="text">
      <style:text-properties officeooo:rsid="15d82f51"/>
    </style:style>
    <style:style style:name="T3433" style:family="text">
      <style:text-properties officeooo:rsid="15d90717"/>
    </style:style>
    <style:style style:name="T3434" style:family="text">
      <style:text-properties officeooo:rsid="15dac076"/>
    </style:style>
    <style:style style:name="T3435" style:family="text">
      <style:text-properties officeooo:rsid="15db6780"/>
    </style:style>
    <style:style style:name="T3436" style:family="text">
      <style:text-properties officeooo:rsid="15db7b73"/>
    </style:style>
    <style:style style:name="T3437" style:family="text">
      <style:text-properties officeooo:rsid="15dd4b7e"/>
    </style:style>
    <style:style style:name="T3438" style:family="text">
      <style:text-properties officeooo:rsid="15de55c6"/>
    </style:style>
    <style:style style:name="T3439" style:family="text">
      <style:text-properties officeooo:rsid="15e03b1b"/>
    </style:style>
    <style:style style:name="T3440" style:family="text">
      <style:text-properties officeooo:rsid="15e100c7"/>
    </style:style>
    <style:style style:name="T3441" style:family="text">
      <style:text-properties officeooo:rsid="15e113f8"/>
    </style:style>
    <style:style style:name="T3442" style:family="text">
      <style:text-properties officeooo:rsid="15e28a58"/>
    </style:style>
    <style:style style:name="T3443" style:family="text">
      <style:text-properties officeooo:rsid="15e45f30"/>
    </style:style>
    <style:style style:name="T3444" style:family="text">
      <style:text-properties officeooo:rsid="15e6b43c"/>
    </style:style>
    <style:style style:name="T3445" style:family="text">
      <style:text-properties officeooo:rsid="15e8781a"/>
    </style:style>
    <style:style style:name="T3446" style:family="text">
      <style:text-properties officeooo:rsid="15e931f8"/>
    </style:style>
    <style:style style:name="T3447" style:family="text">
      <style:text-properties officeooo:rsid="15e969be"/>
    </style:style>
    <style:style style:name="T3448" style:family="text">
      <style:text-properties officeooo:rsid="15eb1828"/>
    </style:style>
    <style:style style:name="T3449" style:family="text">
      <style:text-properties officeooo:rsid="15ecfb04"/>
    </style:style>
    <style:style style:name="T3450" style:family="text">
      <style:text-properties officeooo:rsid="15ed09e6"/>
    </style:style>
    <style:style style:name="T3451" style:family="text">
      <style:text-properties officeooo:rsid="15ed965f"/>
    </style:style>
    <style:style style:name="T3452" style:family="text">
      <style:text-properties officeooo:rsid="15ef081f"/>
    </style:style>
    <style:style style:name="T3453" style:family="text">
      <style:text-properties officeooo:rsid="15f0ec90"/>
    </style:style>
    <style:style style:name="T3454" style:family="text">
      <style:text-properties officeooo:rsid="15f1bd28"/>
    </style:style>
    <style:style style:name="T3455" style:family="text">
      <style:text-properties officeooo:rsid="15f23075"/>
    </style:style>
    <style:style style:name="T3456" style:family="text">
      <style:text-properties officeooo:rsid="15f23d2f"/>
    </style:style>
    <style:style style:name="T3457" style:family="text">
      <style:text-properties officeooo:rsid="15f4aee9"/>
    </style:style>
    <style:style style:name="T3458" style:family="text">
      <style:text-properties officeooo:rsid="15f4d184"/>
    </style:style>
    <style:style style:name="T3459" style:family="text">
      <style:text-properties officeooo:rsid="15f564ca"/>
    </style:style>
    <style:style style:name="T3460" style:family="text">
      <style:text-properties officeooo:rsid="15f6c972"/>
    </style:style>
    <style:style style:name="T3461" style:family="text">
      <style:text-properties officeooo:rsid="15f7ed0c"/>
    </style:style>
    <style:style style:name="T3462" style:family="text">
      <style:text-properties officeooo:rsid="15f832dd"/>
    </style:style>
    <style:style style:name="T3463" style:family="text">
      <style:text-properties officeooo:rsid="15fe27f3"/>
    </style:style>
    <style:style style:name="T3464" style:family="text">
      <style:text-properties officeooo:rsid="15ffa3b0"/>
    </style:style>
    <style:style style:name="T3465" style:family="text">
      <style:text-properties officeooo:rsid="1601fca6"/>
    </style:style>
    <style:style style:name="T3466" style:family="text">
      <style:text-properties officeooo:rsid="160201e2"/>
    </style:style>
    <style:style style:name="T3467" style:family="text">
      <style:text-properties officeooo:rsid="160304d1"/>
    </style:style>
    <style:style style:name="T3468" style:family="text">
      <style:text-properties officeooo:rsid="16047fc8"/>
    </style:style>
    <style:style style:name="T3469" style:family="text">
      <style:text-properties officeooo:rsid="160567c4"/>
    </style:style>
    <style:style style:name="T3470" style:family="text">
      <style:text-properties officeooo:rsid="160663f5"/>
    </style:style>
    <style:style style:name="T3471" style:family="text">
      <style:text-properties officeooo:rsid="16075f6e"/>
    </style:style>
    <style:style style:name="T3472" style:family="text">
      <style:text-properties officeooo:rsid="16087fd8"/>
    </style:style>
    <style:style style:name="T3473" style:family="text">
      <style:text-properties officeooo:rsid="16099f1d"/>
    </style:style>
    <style:style style:name="T3474" style:family="text">
      <style:text-properties officeooo:rsid="1609df84"/>
    </style:style>
    <style:style style:name="T3475" style:family="text">
      <style:text-properties officeooo:rsid="160aff55"/>
    </style:style>
    <style:style style:name="T3476" style:family="text">
      <style:text-properties officeooo:rsid="160e14c2"/>
    </style:style>
    <style:style style:name="T3477" style:family="text">
      <style:text-properties officeooo:rsid="160f070b"/>
    </style:style>
    <style:style style:name="T3478" style:family="text">
      <style:text-properties officeooo:rsid="16108ae8"/>
    </style:style>
    <style:style style:name="T3479" style:family="text">
      <style:text-properties officeooo:rsid="1612083b"/>
    </style:style>
    <style:style style:name="T3480" style:family="text">
      <style:text-properties officeooo:rsid="161349e3"/>
    </style:style>
    <style:style style:name="T3481" style:family="text">
      <style:text-properties officeooo:rsid="1613f8af"/>
    </style:style>
    <style:style style:name="T3482" style:family="text">
      <style:text-properties officeooo:rsid="16143119"/>
    </style:style>
    <style:style style:name="T3483" style:family="text">
      <style:text-properties officeooo:rsid="161479e1"/>
    </style:style>
    <style:style style:name="T3484" style:family="text">
      <style:text-properties officeooo:rsid="1616776a"/>
    </style:style>
    <style:style style:name="T3485" style:family="text">
      <style:text-properties officeooo:rsid="161a33c6"/>
    </style:style>
    <style:style style:name="T3486" style:family="text">
      <style:text-properties officeooo:rsid="161ab4ec"/>
    </style:style>
    <style:style style:name="T3487" style:family="text">
      <style:text-properties officeooo:rsid="161ae497"/>
    </style:style>
    <style:style style:name="T3488" style:family="text">
      <style:text-properties officeooo:rsid="161b5521"/>
    </style:style>
    <style:style style:name="T3489" style:family="text">
      <style:text-properties officeooo:rsid="161d2cd8"/>
    </style:style>
    <style:style style:name="T3490" style:family="text">
      <style:text-properties officeooo:rsid="161ea697"/>
    </style:style>
    <style:style style:name="T3491" style:family="text">
      <style:text-properties officeooo:rsid="161ec115"/>
    </style:style>
    <style:style style:name="T3492" style:family="text">
      <style:text-properties officeooo:rsid="161febdd"/>
    </style:style>
    <style:style style:name="T3493" style:family="text">
      <style:text-properties officeooo:rsid="16209377"/>
    </style:style>
    <style:style style:name="T3494" style:family="text">
      <style:text-properties officeooo:rsid="16212d62"/>
    </style:style>
    <style:style style:name="T3495" style:family="text">
      <style:text-properties officeooo:rsid="1621ac6e"/>
    </style:style>
    <style:style style:name="T3496" style:family="text">
      <style:text-properties officeooo:rsid="1623949d"/>
    </style:style>
    <style:style style:name="T3497" style:family="text">
      <style:text-properties officeooo:rsid="1625408a"/>
    </style:style>
    <style:style style:name="T3498" style:family="text">
      <style:text-properties officeooo:rsid="16286171"/>
    </style:style>
    <style:style style:name="T3499" style:family="text">
      <style:text-properties officeooo:rsid="162b2f13"/>
    </style:style>
    <style:style style:name="T3500" style:family="text">
      <style:text-properties officeooo:rsid="162bd18f"/>
    </style:style>
    <style:style style:name="T3501" style:family="text">
      <style:text-properties officeooo:rsid="162d7de3"/>
    </style:style>
    <style:style style:name="T3502" style:family="text">
      <style:text-properties officeooo:rsid="162dcf0a"/>
    </style:style>
    <style:style style:name="T3503" style:family="text">
      <style:text-properties officeooo:rsid="162e29aa"/>
    </style:style>
    <style:style style:name="T3504" style:family="text">
      <style:text-properties officeooo:rsid="162f7e83"/>
    </style:style>
    <style:style style:name="T3505" style:family="text">
      <style:text-properties officeooo:rsid="16312573"/>
    </style:style>
    <style:style style:name="T3506" style:family="text">
      <style:text-properties officeooo:rsid="1635d8de"/>
    </style:style>
    <style:style style:name="T3507" style:family="text">
      <style:text-properties officeooo:rsid="16378e8d"/>
    </style:style>
    <style:style style:name="T3508" style:family="text">
      <style:text-properties officeooo:rsid="16382f2a"/>
    </style:style>
    <style:style style:name="T3509" style:family="text">
      <style:text-properties officeooo:rsid="1639c1d0"/>
    </style:style>
    <style:style style:name="T3510" style:family="text">
      <style:text-properties officeooo:rsid="163bab4b"/>
    </style:style>
    <style:style style:name="T3511" style:family="text">
      <style:text-properties officeooo:rsid="163c3909"/>
    </style:style>
    <style:style style:name="T3512" style:family="text">
      <style:text-properties officeooo:rsid="163dd69c"/>
    </style:style>
    <style:style style:name="T3513" style:family="text">
      <style:text-properties officeooo:rsid="163ef52d"/>
    </style:style>
    <style:style style:name="T3514" style:family="text">
      <style:text-properties officeooo:rsid="1640815d"/>
    </style:style>
    <style:style style:name="T3515" style:family="text">
      <style:text-properties officeooo:rsid="16421bf4"/>
    </style:style>
    <style:style style:name="T3516" style:family="text">
      <style:text-properties officeooo:rsid="164318ba"/>
    </style:style>
    <style:style style:name="T3517" style:family="text">
      <style:text-properties officeooo:rsid="16446674"/>
    </style:style>
    <style:style style:name="T3518" style:family="text">
      <style:text-properties officeooo:rsid="164561db"/>
    </style:style>
    <style:style style:name="T3519" style:family="text">
      <style:text-properties officeooo:rsid="1645e992"/>
    </style:style>
    <style:style style:name="T3520" style:family="text">
      <style:text-properties officeooo:rsid="16476ea7"/>
    </style:style>
    <style:style style:name="T3521" style:family="text">
      <style:text-properties officeooo:rsid="1648edcb"/>
    </style:style>
    <style:style style:name="T3522" style:family="text">
      <style:text-properties officeooo:rsid="164ab7e6"/>
    </style:style>
    <style:style style:name="T3523" style:family="text">
      <style:text-properties officeooo:rsid="164c0fa0"/>
    </style:style>
    <style:style style:name="T3524" style:family="text">
      <style:text-properties officeooo:rsid="164cb2fa"/>
    </style:style>
    <style:style style:name="T3525" style:family="text">
      <style:text-properties officeooo:rsid="164e34b3"/>
    </style:style>
    <style:style style:name="T3526" style:family="text">
      <style:text-properties officeooo:rsid="165178cf"/>
    </style:style>
    <style:style style:name="T3527" style:family="text">
      <style:text-properties officeooo:rsid="1651a2ad"/>
    </style:style>
    <style:style style:name="T3528" style:family="text">
      <style:text-properties officeooo:rsid="16537218"/>
    </style:style>
    <style:style style:name="T3529" style:family="text">
      <style:text-properties officeooo:rsid="1654c3c6"/>
    </style:style>
    <style:style style:name="T3530" style:family="text">
      <style:text-properties officeooo:rsid="165513bd"/>
    </style:style>
    <style:style style:name="T3531" style:family="text">
      <style:text-properties officeooo:rsid="1655e5a2"/>
    </style:style>
    <style:style style:name="T3532" style:family="text">
      <style:text-properties officeooo:rsid="16567dd0"/>
    </style:style>
    <style:style style:name="T3533" style:family="text">
      <style:text-properties officeooo:rsid="165c9ec2"/>
    </style:style>
    <style:style style:name="T3534" style:family="text">
      <style:text-properties officeooo:rsid="16602f1d"/>
    </style:style>
    <style:style style:name="T3535" style:family="text">
      <style:text-properties officeooo:rsid="1660aa74"/>
    </style:style>
    <style:style style:name="T3536" style:family="text">
      <style:text-properties officeooo:rsid="1663836b"/>
    </style:style>
    <style:style style:name="T3537" style:family="text">
      <style:text-properties officeooo:rsid="16644bdd"/>
    </style:style>
    <style:style style:name="T3538" style:family="text">
      <style:text-properties officeooo:rsid="16669782"/>
    </style:style>
    <style:style style:name="T3539" style:family="text">
      <style:text-properties officeooo:rsid="16672cf1"/>
    </style:style>
    <style:style style:name="T3540" style:family="text">
      <style:text-properties officeooo:rsid="1668c253"/>
    </style:style>
    <style:style style:name="T3541" style:family="text">
      <style:text-properties officeooo:rsid="166a7ef8"/>
    </style:style>
    <style:style style:name="T3542" style:family="text">
      <style:text-properties officeooo:rsid="166c7d18"/>
    </style:style>
    <style:style style:name="T3543" style:family="text">
      <style:text-properties officeooo:rsid="166f96b8"/>
    </style:style>
    <style:style style:name="T3544" style:family="text">
      <style:text-properties officeooo:rsid="16714562"/>
    </style:style>
    <style:style style:name="T3545" style:family="text">
      <style:text-properties officeooo:rsid="1673677d"/>
    </style:style>
    <style:style style:name="T3546" style:family="text">
      <style:text-properties officeooo:rsid="1673b5d2"/>
    </style:style>
    <style:style style:name="T3547" style:family="text">
      <style:text-properties officeooo:rsid="1673bb7a"/>
    </style:style>
    <style:style style:name="T3548" style:family="text">
      <style:text-properties officeooo:rsid="16751468"/>
    </style:style>
    <style:style style:name="T3549" style:family="text">
      <style:text-properties officeooo:rsid="16758e0f"/>
    </style:style>
    <style:style style:name="T3550" style:family="text">
      <style:text-properties officeooo:rsid="167743c6"/>
    </style:style>
    <style:style style:name="T3551" style:family="text">
      <style:text-properties officeooo:rsid="167820a9"/>
    </style:style>
    <style:style style:name="T3552" style:family="text">
      <style:text-properties officeooo:rsid="1679f0ff"/>
    </style:style>
    <style:style style:name="T3553" style:family="text">
      <style:text-properties officeooo:rsid="167ba8f7"/>
    </style:style>
    <style:style style:name="T3554" style:family="text">
      <style:text-properties officeooo:rsid="167c56f6"/>
    </style:style>
    <style:style style:name="T3555" style:family="text">
      <style:text-properties officeooo:rsid="167dc20d"/>
    </style:style>
    <style:style style:name="T3556" style:family="text">
      <style:text-properties officeooo:rsid="167e1e36"/>
    </style:style>
    <style:style style:name="T3557" style:family="text">
      <style:text-properties officeooo:rsid="1680ccbf"/>
    </style:style>
    <style:style style:name="T3558" style:family="text">
      <style:text-properties officeooo:rsid="1681e91b"/>
    </style:style>
    <style:style style:name="T3559" style:family="text">
      <style:text-properties officeooo:rsid="1682429e"/>
    </style:style>
    <style:style style:name="T3560" style:family="text">
      <style:text-properties officeooo:rsid="1683b3e6"/>
    </style:style>
    <style:style style:name="T3561" style:family="text">
      <style:text-properties officeooo:rsid="1683e074"/>
    </style:style>
    <style:style style:name="T3562" style:family="text">
      <style:text-properties officeooo:rsid="168440d1"/>
    </style:style>
    <style:style style:name="T3563" style:family="text">
      <style:text-properties officeooo:rsid="16875466"/>
    </style:style>
    <style:style style:name="T3564" style:family="text">
      <style:text-properties officeooo:rsid="16875cbb"/>
    </style:style>
    <style:style style:name="T3565" style:family="text">
      <style:text-properties officeooo:rsid="16886582"/>
    </style:style>
    <style:style style:name="T3566" style:family="text">
      <style:text-properties officeooo:rsid="1689e708"/>
    </style:style>
    <style:style style:name="T3567" style:family="text">
      <style:text-properties officeooo:rsid="168b31f8"/>
    </style:style>
    <style:style style:name="T3568" style:family="text">
      <style:text-properties officeooo:rsid="168f247e"/>
    </style:style>
    <style:style style:name="T3569" style:family="text">
      <style:text-properties officeooo:rsid="16927cf0"/>
    </style:style>
    <style:style style:name="T3570" style:family="text">
      <style:text-properties officeooo:rsid="1693f229"/>
    </style:style>
    <style:style style:name="T3571" style:family="text">
      <style:text-properties officeooo:rsid="1694b1fb"/>
    </style:style>
    <style:style style:name="T3572" style:family="text">
      <style:text-properties officeooo:rsid="1695abea"/>
    </style:style>
    <style:style style:name="T3573" style:family="text">
      <style:text-properties officeooo:rsid="1698bae3"/>
    </style:style>
    <style:style style:name="T3574" style:family="text">
      <style:text-properties officeooo:rsid="16998cf7"/>
    </style:style>
    <style:style style:name="T3575" style:family="text">
      <style:text-properties officeooo:rsid="169c3086"/>
    </style:style>
    <style:style style:name="T3576" style:family="text">
      <style:text-properties officeooo:rsid="169cfad6"/>
    </style:style>
    <style:style style:name="T3577" style:family="text">
      <style:text-properties officeooo:rsid="169d5737"/>
    </style:style>
    <style:style style:name="T3578" style:family="text">
      <style:text-properties officeooo:rsid="169e5f7a"/>
    </style:style>
    <style:style style:name="T3579" style:family="text">
      <style:text-properties officeooo:rsid="16a005d9"/>
    </style:style>
    <style:style style:name="T3580" style:family="text">
      <style:text-properties officeooo:rsid="16a18cdd"/>
    </style:style>
    <style:style style:name="T3581" style:family="text">
      <style:text-properties officeooo:rsid="16a195d6"/>
    </style:style>
    <style:style style:name="T3582" style:family="text">
      <style:text-properties officeooo:rsid="16a33936"/>
    </style:style>
    <style:style style:name="T3583" style:family="text">
      <style:text-properties officeooo:rsid="16a50fba"/>
    </style:style>
    <style:style style:name="T3584" style:family="text">
      <style:text-properties officeooo:rsid="16a58ac4"/>
    </style:style>
    <style:style style:name="T3585" style:family="text">
      <style:text-properties officeooo:rsid="16a6669a"/>
    </style:style>
    <style:style style:name="T3586" style:family="text">
      <style:text-properties officeooo:rsid="16a7cb9c"/>
    </style:style>
    <style:style style:name="T3587" style:family="text">
      <style:text-properties officeooo:rsid="16a88af3"/>
    </style:style>
    <style:style style:name="T3588" style:family="text">
      <style:text-properties officeooo:rsid="16a98536"/>
    </style:style>
    <style:style style:name="T3589" style:family="text">
      <style:text-properties officeooo:rsid="16ab3359"/>
    </style:style>
    <style:style style:name="T3590" style:family="text">
      <style:text-properties officeooo:rsid="16ad311c"/>
    </style:style>
    <style:style style:name="T3591" style:family="text">
      <style:text-properties officeooo:rsid="16ae41cf"/>
    </style:style>
    <style:style style:name="T3592" style:family="text">
      <style:text-properties officeooo:rsid="16aed81e"/>
    </style:style>
    <style:style style:name="T3593" style:family="text">
      <style:text-properties officeooo:rsid="16afdc49"/>
    </style:style>
    <style:style style:name="T3594" style:family="text">
      <style:text-properties officeooo:rsid="16b07b94"/>
    </style:style>
    <style:style style:name="T3595" style:family="text">
      <style:text-properties officeooo:rsid="16b0c52f"/>
    </style:style>
    <style:style style:name="T3596" style:family="text">
      <style:text-properties officeooo:rsid="16b254b9"/>
    </style:style>
    <style:style style:name="T3597" style:family="text">
      <style:text-properties officeooo:rsid="16b51687"/>
    </style:style>
    <style:style style:name="T3598" style:family="text">
      <style:text-properties officeooo:rsid="16b5d1e9"/>
    </style:style>
    <style:style style:name="T3599" style:family="text">
      <style:text-properties officeooo:rsid="16b786f3"/>
    </style:style>
    <style:style style:name="T3600" style:family="text">
      <style:text-properties officeooo:rsid="16b9f105"/>
    </style:style>
    <style:style style:name="T3601" style:family="text">
      <style:text-properties officeooo:rsid="16bc11ea"/>
    </style:style>
    <style:style style:name="T3602" style:family="text">
      <style:text-properties officeooo:rsid="16bccaa4"/>
    </style:style>
    <style:style style:name="T3603" style:family="text">
      <style:text-properties officeooo:rsid="16c0b54f"/>
    </style:style>
    <style:style style:name="T3604" style:family="text">
      <style:text-properties officeooo:rsid="16c1f182"/>
    </style:style>
    <style:style style:name="T3605" style:family="text">
      <style:text-properties officeooo:rsid="16c51f69"/>
    </style:style>
    <style:style style:name="T3606" style:family="text">
      <style:text-properties officeooo:rsid="16c54eca"/>
    </style:style>
    <style:style style:name="T3607" style:family="text">
      <style:text-properties officeooo:rsid="16c5e6d6"/>
    </style:style>
    <style:style style:name="T3608" style:family="text">
      <style:text-properties officeooo:rsid="16c695b9"/>
    </style:style>
    <style:style style:name="T3609" style:family="text">
      <style:text-properties officeooo:rsid="16c6e3c6"/>
    </style:style>
    <style:style style:name="T3610" style:family="text">
      <style:text-properties officeooo:rsid="16c88b6b"/>
    </style:style>
    <style:style style:name="T3611" style:family="text">
      <style:text-properties officeooo:rsid="16c90cec"/>
    </style:style>
    <style:style style:name="T3612" style:family="text">
      <style:text-properties officeooo:rsid="16ca093d"/>
    </style:style>
    <style:style style:name="T3613" style:family="text">
      <style:text-properties officeooo:rsid="16cbc33a"/>
    </style:style>
    <style:style style:name="T3614" style:family="text">
      <style:text-properties officeooo:rsid="16cce677"/>
    </style:style>
    <style:style style:name="T3615" style:family="text">
      <style:text-properties officeooo:rsid="16cdb444"/>
    </style:style>
    <style:style style:name="T3616" style:family="text">
      <style:text-properties officeooo:rsid="16ce4f9a"/>
    </style:style>
    <style:style style:name="T3617" style:family="text">
      <style:text-properties officeooo:rsid="16cf0487"/>
    </style:style>
    <style:style style:name="T3618" style:family="text">
      <style:text-properties officeooo:rsid="16d01fe6"/>
    </style:style>
    <style:style style:name="T3619" style:family="text">
      <style:text-properties officeooo:rsid="16d035c5"/>
    </style:style>
    <style:style style:name="T3620" style:family="text">
      <style:text-properties officeooo:rsid="16d21ba6"/>
    </style:style>
    <style:style style:name="T3621" style:family="text">
      <style:text-properties officeooo:rsid="16d59729"/>
    </style:style>
    <style:style style:name="T3622" style:family="text">
      <style:text-properties officeooo:rsid="16d72c15"/>
    </style:style>
    <style:style style:name="T3623" style:family="text">
      <style:text-properties officeooo:rsid="16d75abe"/>
    </style:style>
    <style:style style:name="T3624" style:family="text">
      <style:text-properties officeooo:rsid="16d98937"/>
    </style:style>
    <style:style style:name="T3625" style:family="text">
      <style:text-properties officeooo:rsid="16dace9b"/>
    </style:style>
    <style:style style:name="T3626" style:family="text">
      <style:text-properties officeooo:rsid="16db2a4d"/>
    </style:style>
    <style:style style:name="T3627" style:family="text">
      <style:text-properties officeooo:rsid="16dbe19c"/>
    </style:style>
    <style:style style:name="T3628" style:family="text">
      <style:text-properties officeooo:rsid="16dc969f"/>
    </style:style>
    <style:style style:name="T3629" style:family="text">
      <style:text-properties officeooo:rsid="16dd4004"/>
    </style:style>
    <style:style style:name="T3630" style:family="text">
      <style:text-properties officeooo:rsid="16de4b81"/>
    </style:style>
    <style:style style:name="T3631" style:family="text">
      <style:text-properties officeooo:rsid="16df36e0"/>
    </style:style>
    <style:style style:name="T3632" style:family="text">
      <style:text-properties officeooo:rsid="16e07d65"/>
    </style:style>
    <style:style style:name="T3633" style:family="text">
      <style:text-properties officeooo:rsid="16e24014"/>
    </style:style>
    <style:style style:name="T3634" style:family="text">
      <style:text-properties officeooo:rsid="16e4b604"/>
    </style:style>
    <style:style style:name="T3635" style:family="text">
      <style:text-properties officeooo:rsid="16e5368d"/>
    </style:style>
    <style:style style:name="T3636" style:family="text">
      <style:text-properties officeooo:rsid="16e88a12"/>
    </style:style>
    <style:style style:name="T3637" style:family="text">
      <style:text-properties officeooo:rsid="16ea3564"/>
    </style:style>
    <style:style style:name="T3638" style:family="text">
      <style:text-properties officeooo:rsid="16eb4103"/>
    </style:style>
    <style:style style:name="T3639" style:family="text">
      <style:text-properties officeooo:rsid="16ec6e1e"/>
    </style:style>
    <style:style style:name="T3640" style:family="text">
      <style:text-properties officeooo:rsid="16ed0d1d"/>
    </style:style>
    <style:style style:name="T3641" style:family="text">
      <style:text-properties officeooo:rsid="16edb4a8"/>
    </style:style>
    <style:style style:name="T3642" style:family="text">
      <style:text-properties officeooo:rsid="16ee8af8"/>
    </style:style>
    <style:style style:name="T3643" style:family="text">
      <style:text-properties officeooo:rsid="16eeade6"/>
    </style:style>
    <style:style style:name="T3644" style:family="text">
      <style:text-properties officeooo:rsid="16f02e45"/>
    </style:style>
    <style:style style:name="T3645" style:family="text">
      <style:text-properties officeooo:rsid="16f21243"/>
    </style:style>
    <style:style style:name="T3646" style:family="text">
      <style:text-properties officeooo:rsid="16f37afd"/>
    </style:style>
    <style:style style:name="T3647" style:family="text">
      <style:text-properties officeooo:rsid="16f43bc7"/>
    </style:style>
    <style:style style:name="T3648" style:family="text">
      <style:text-properties officeooo:rsid="16f482af"/>
    </style:style>
    <style:style style:name="T3649" style:family="text">
      <style:text-properties officeooo:rsid="16f57d84"/>
    </style:style>
    <style:style style:name="T3650" style:family="text">
      <style:text-properties officeooo:rsid="16f5c01d"/>
    </style:style>
    <style:style style:name="T3651" style:family="text">
      <style:text-properties officeooo:rsid="16f7684c"/>
    </style:style>
    <style:style style:name="T3652" style:family="text">
      <style:text-properties officeooo:rsid="16f9075f"/>
    </style:style>
    <style:style style:name="T3653" style:family="text">
      <style:text-properties officeooo:rsid="16faefb5"/>
    </style:style>
    <style:style style:name="T3654" style:family="text">
      <style:text-properties officeooo:rsid="16fc2ae9"/>
    </style:style>
    <style:style style:name="T3655" style:family="text">
      <style:text-properties officeooo:rsid="16fdccff"/>
    </style:style>
    <style:style style:name="T3656" style:family="text">
      <style:text-properties officeooo:rsid="16ffc389"/>
    </style:style>
    <style:style style:name="T3657" style:family="text">
      <style:text-properties officeooo:rsid="1702685a"/>
    </style:style>
    <style:style style:name="T3658" style:family="text">
      <style:text-properties officeooo:rsid="1702b883"/>
    </style:style>
    <style:style style:name="T3659" style:family="text">
      <style:text-properties officeooo:rsid="1702e4a9"/>
    </style:style>
    <style:style style:name="T3660" style:family="text">
      <style:text-properties officeooo:rsid="17043408"/>
    </style:style>
    <style:style style:name="T3661" style:family="text">
      <style:text-properties officeooo:rsid="1706a547"/>
    </style:style>
    <style:style style:name="T3662" style:family="text">
      <style:text-properties officeooo:rsid="17098ca0"/>
    </style:style>
    <style:style style:name="T3663" style:family="text">
      <style:text-properties officeooo:rsid="170be955"/>
    </style:style>
    <style:style style:name="T3664" style:family="text">
      <style:text-properties officeooo:rsid="170ddebd"/>
    </style:style>
    <style:style style:name="T3665" style:family="text">
      <style:text-properties officeooo:rsid="170f9b30"/>
    </style:style>
    <style:style style:name="T3666" style:family="text">
      <style:text-properties officeooo:rsid="17106101"/>
    </style:style>
    <style:style style:name="T3667" style:family="text">
      <style:text-properties officeooo:rsid="1711b866"/>
    </style:style>
    <style:style style:name="T3668" style:family="text">
      <style:text-properties officeooo:rsid="1712067f"/>
    </style:style>
    <style:style style:name="T3669" style:family="text">
      <style:text-properties officeooo:rsid="1713604b"/>
    </style:style>
    <style:style style:name="T3670" style:family="text">
      <style:text-properties officeooo:rsid="1714b1f2"/>
    </style:style>
    <style:style style:name="T3671" style:family="text">
      <style:text-properties officeooo:rsid="17169f53"/>
    </style:style>
    <style:style style:name="T3672" style:family="text">
      <style:text-properties officeooo:rsid="1716f473"/>
    </style:style>
    <style:style style:name="T3673" style:family="text">
      <style:text-properties officeooo:rsid="171a44a3"/>
    </style:style>
    <style:style style:name="T3674" style:family="text">
      <style:text-properties officeooo:rsid="171a5d48"/>
    </style:style>
    <style:style style:name="T3675" style:family="text">
      <style:text-properties officeooo:rsid="171a7f27"/>
    </style:style>
    <style:style style:name="T3676" style:family="text">
      <style:text-properties officeooo:rsid="171b00bd"/>
    </style:style>
    <style:style style:name="T3677" style:family="text">
      <style:text-properties officeooo:rsid="171b3589"/>
    </style:style>
    <style:style style:name="T3678" style:family="text">
      <style:text-properties officeooo:rsid="171c750e"/>
    </style:style>
    <style:style style:name="T3679" style:family="text">
      <style:text-properties officeooo:rsid="171d2b0e"/>
    </style:style>
    <style:style style:name="T3680" style:family="text">
      <style:text-properties officeooo:rsid="172174e3"/>
    </style:style>
    <style:style style:name="T3681" style:family="text">
      <style:text-properties officeooo:rsid="17222e3b"/>
    </style:style>
    <style:style style:name="T3682" style:family="text">
      <style:text-properties officeooo:rsid="172594f4"/>
    </style:style>
    <style:style style:name="T3683" style:family="text">
      <style:text-properties officeooo:rsid="1726f4bb"/>
    </style:style>
    <style:style style:name="T3684" style:family="text">
      <style:text-properties officeooo:rsid="17281233"/>
    </style:style>
    <style:style style:name="T3685" style:family="text">
      <style:text-properties officeooo:rsid="17299ff5"/>
    </style:style>
    <style:style style:name="T3686" style:family="text">
      <style:text-properties officeooo:rsid="172ad5c9"/>
    </style:style>
    <style:style style:name="T3687" style:family="text">
      <style:text-properties officeooo:rsid="172ad981"/>
    </style:style>
    <style:style style:name="T3688" style:family="text">
      <style:text-properties officeooo:rsid="172b1a14"/>
    </style:style>
    <style:style style:name="T3689" style:family="text">
      <style:text-properties officeooo:rsid="172db225"/>
    </style:style>
    <style:style style:name="T3690" style:family="text">
      <style:text-properties officeooo:rsid="17305c92"/>
    </style:style>
    <style:style style:name="T3691" style:family="text">
      <style:text-properties officeooo:rsid="1730f219"/>
    </style:style>
    <style:style style:name="T3692" style:family="text">
      <style:text-properties officeooo:rsid="17314594"/>
    </style:style>
    <style:style style:name="T3693" style:family="text">
      <style:text-properties officeooo:rsid="17333b6b"/>
    </style:style>
    <style:style style:name="T3694" style:family="text">
      <style:text-properties officeooo:rsid="173487e5"/>
    </style:style>
    <style:style style:name="T3695" style:family="text">
      <style:text-properties officeooo:rsid="17361617"/>
    </style:style>
    <style:style style:name="T3696" style:family="text">
      <style:text-properties officeooo:rsid="173769f2"/>
    </style:style>
    <style:style style:name="T3697" style:family="text">
      <style:text-properties officeooo:rsid="1737a47b"/>
    </style:style>
    <style:style style:name="T3698" style:family="text">
      <style:text-properties officeooo:rsid="17384a30"/>
    </style:style>
    <style:style style:name="T3699" style:family="text">
      <style:text-properties officeooo:rsid="173a22e9"/>
    </style:style>
    <style:style style:name="T3700" style:family="text">
      <style:text-properties officeooo:rsid="173b24e6"/>
    </style:style>
    <style:style style:name="T3701" style:family="text">
      <style:text-properties officeooo:rsid="173d0c72"/>
    </style:style>
    <style:style style:name="T3702" style:family="text">
      <style:text-properties officeooo:rsid="173dba9c"/>
    </style:style>
    <style:style style:name="T3703" style:family="text">
      <style:text-properties officeooo:rsid="173e8837"/>
    </style:style>
    <style:style style:name="T3704" style:family="text">
      <style:text-properties officeooo:rsid="17431888"/>
    </style:style>
    <style:style style:name="T3705" style:family="text">
      <style:text-properties officeooo:rsid="1743b595"/>
    </style:style>
    <style:style style:name="T3706" style:family="text">
      <style:text-properties officeooo:rsid="17468626"/>
    </style:style>
    <style:style style:name="T3707" style:family="text">
      <style:text-properties officeooo:rsid="17471d30"/>
    </style:style>
    <style:style style:name="T3708" style:family="text">
      <style:text-properties officeooo:rsid="17483b30"/>
    </style:style>
    <style:style style:name="T3709" style:family="text">
      <style:text-properties officeooo:rsid="1748dad3"/>
    </style:style>
    <style:style style:name="T3710" style:family="text">
      <style:text-properties officeooo:rsid="1749d46e"/>
    </style:style>
    <style:style style:name="T3711" style:family="text">
      <style:text-properties officeooo:rsid="174a76a1"/>
    </style:style>
    <style:style style:name="T3712" style:family="text">
      <style:text-properties officeooo:rsid="174b1d21"/>
    </style:style>
    <style:style style:name="T3713" style:family="text">
      <style:text-properties officeooo:rsid="174cb290"/>
    </style:style>
    <style:style style:name="T3714" style:family="text">
      <style:text-properties officeooo:rsid="174f55ac"/>
    </style:style>
    <style:style style:name="T3715" style:family="text">
      <style:text-properties officeooo:rsid="174f8972"/>
    </style:style>
    <style:style style:name="T3716" style:family="text">
      <style:text-properties officeooo:rsid="17515df8"/>
    </style:style>
    <style:style style:name="T3717" style:family="text">
      <style:text-properties officeooo:rsid="1753367d"/>
    </style:style>
    <style:style style:name="T3718" style:family="text">
      <style:text-properties officeooo:rsid="1753c498"/>
    </style:style>
    <style:style style:name="T3719" style:family="text">
      <style:text-properties officeooo:rsid="1758846c"/>
    </style:style>
    <style:style style:name="T3720" style:family="text">
      <style:text-properties officeooo:rsid="175ae833"/>
    </style:style>
    <style:style style:name="T3721" style:family="text">
      <style:text-properties officeooo:rsid="175c480d"/>
    </style:style>
    <style:style style:name="T3722" style:family="text">
      <style:text-properties officeooo:rsid="175dd5f3"/>
    </style:style>
    <style:style style:name="T3723" style:family="text">
      <style:text-properties officeooo:rsid="175ede26"/>
    </style:style>
    <style:style style:name="T3724" style:family="text">
      <style:text-properties officeooo:rsid="175fd65f"/>
    </style:style>
    <style:style style:name="T3725" style:family="text">
      <style:text-properties officeooo:rsid="1761f47c"/>
    </style:style>
    <style:style style:name="T3726" style:family="text">
      <style:text-properties officeooo:rsid="1763bbeb"/>
    </style:style>
    <style:style style:name="T3727" style:family="text">
      <style:text-properties officeooo:rsid="1763e792"/>
    </style:style>
    <style:style style:name="T3728" style:family="text">
      <style:text-properties officeooo:rsid="17640386"/>
    </style:style>
    <style:style style:name="T3729" style:family="text">
      <style:text-properties officeooo:rsid="176471da"/>
    </style:style>
    <style:style style:name="T3730" style:family="text">
      <style:text-properties officeooo:rsid="17648629"/>
    </style:style>
    <style:style style:name="T3731" style:family="text">
      <style:text-properties officeooo:rsid="1765916d"/>
    </style:style>
    <style:style style:name="T3732" style:family="text">
      <style:text-properties officeooo:rsid="17660916"/>
    </style:style>
    <style:style style:name="T3733" style:family="text">
      <style:text-properties officeooo:rsid="176878fd"/>
    </style:style>
    <style:style style:name="T3734" style:family="text">
      <style:text-properties officeooo:rsid="17688778"/>
    </style:style>
    <style:style style:name="T3735" style:family="text">
      <style:text-properties officeooo:rsid="1769474c"/>
    </style:style>
    <style:style style:name="T3736" style:family="text">
      <style:text-properties officeooo:rsid="176ae36e"/>
    </style:style>
    <style:style style:name="T3737" style:family="text">
      <style:text-properties officeooo:rsid="176c7955"/>
    </style:style>
    <style:style style:name="T3738" style:family="text">
      <style:text-properties officeooo:rsid="176cf352"/>
    </style:style>
    <style:style style:name="T3739" style:family="text">
      <style:text-properties officeooo:rsid="176d25d1"/>
    </style:style>
    <style:style style:name="T3740" style:family="text">
      <style:text-properties officeooo:rsid="176f1d1d"/>
    </style:style>
    <style:style style:name="T3741" style:family="text">
      <style:text-properties officeooo:rsid="17707798"/>
    </style:style>
    <style:style style:name="T3742" style:family="text">
      <style:text-properties officeooo:rsid="17723ff2"/>
    </style:style>
    <style:style style:name="T3743" style:family="text">
      <style:text-properties officeooo:rsid="1773ef82"/>
    </style:style>
    <style:style style:name="T3744" style:family="text">
      <style:text-properties officeooo:rsid="177501d4"/>
    </style:style>
    <style:style style:name="T3745" style:family="text">
      <style:text-properties officeooo:rsid="1776ff3e"/>
    </style:style>
    <style:style style:name="T3746" style:family="text">
      <style:text-properties officeooo:rsid="17782312"/>
    </style:style>
    <style:style style:name="T3747" style:family="text">
      <style:text-properties officeooo:rsid="177a3397"/>
    </style:style>
    <style:style style:name="T3748" style:family="text">
      <style:text-properties officeooo:rsid="177bc033"/>
    </style:style>
    <style:style style:name="T3749" style:family="text">
      <style:text-properties officeooo:rsid="177cfde7"/>
    </style:style>
    <style:style style:name="T3750" style:family="text">
      <style:text-properties officeooo:rsid="177d4286"/>
    </style:style>
    <style:style style:name="T3751" style:family="text">
      <style:text-properties officeooo:rsid="177e5dfb"/>
    </style:style>
    <style:style style:name="T3752" style:family="text">
      <style:text-properties officeooo:rsid="17821be4"/>
    </style:style>
    <style:style style:name="T3753" style:family="text">
      <style:text-properties officeooo:rsid="1782d48f"/>
    </style:style>
    <style:style style:name="T3754" style:family="text">
      <style:text-properties officeooo:rsid="17857b22"/>
    </style:style>
    <style:style style:name="T3755" style:family="text">
      <style:text-properties officeooo:rsid="17860609"/>
    </style:style>
    <style:style style:name="T3756" style:family="text">
      <style:text-properties officeooo:rsid="17866d9c"/>
    </style:style>
    <style:style style:name="T3757" style:family="text">
      <style:text-properties officeooo:rsid="17896413"/>
    </style:style>
    <style:style style:name="T3758" style:family="text">
      <style:text-properties officeooo:rsid="178a4f96"/>
    </style:style>
    <style:style style:name="T3759" style:family="text">
      <style:text-properties officeooo:rsid="178cbba4"/>
    </style:style>
    <style:style style:name="T3760" style:family="text">
      <style:text-properties officeooo:rsid="1790b035"/>
    </style:style>
    <style:style style:name="T3761" style:family="text">
      <style:text-properties officeooo:rsid="17918d28"/>
    </style:style>
    <style:style style:name="T3762" style:family="text">
      <style:text-properties officeooo:rsid="1792f714"/>
    </style:style>
    <style:style style:name="T3763" style:family="text">
      <style:text-properties officeooo:rsid="1794a068"/>
    </style:style>
    <style:style style:name="T3764" style:family="text">
      <style:text-properties officeooo:rsid="1795fdae"/>
    </style:style>
    <style:style style:name="T3765" style:family="text">
      <style:text-properties officeooo:rsid="1796977b"/>
    </style:style>
    <style:style style:name="T3766" style:family="text">
      <style:text-properties officeooo:rsid="17983442"/>
    </style:style>
    <style:style style:name="T3767" style:family="text">
      <style:text-properties officeooo:rsid="179a2b94"/>
    </style:style>
    <style:style style:name="T3768" style:family="text">
      <style:text-properties officeooo:rsid="179b71a6"/>
    </style:style>
    <style:style style:name="T3769" style:family="text">
      <style:text-properties officeooo:rsid="179c3a3b"/>
    </style:style>
    <style:style style:name="T3770" style:family="text">
      <style:text-properties officeooo:rsid="179db645"/>
    </style:style>
    <style:style style:name="T3771" style:family="text">
      <style:text-properties officeooo:rsid="179f98fa"/>
    </style:style>
    <style:style style:name="T3772" style:family="text">
      <style:text-properties officeooo:rsid="17a02a60"/>
    </style:style>
    <style:style style:name="T3773" style:family="text">
      <style:text-properties officeooo:rsid="17a16fd9"/>
    </style:style>
    <style:style style:name="T3774" style:family="text">
      <style:text-properties officeooo:rsid="17a22e4e"/>
    </style:style>
    <style:style style:name="T3775" style:family="text">
      <style:text-properties officeooo:rsid="17a397e8"/>
    </style:style>
    <style:style style:name="T3776" style:family="text">
      <style:text-properties officeooo:rsid="17a4f6f5"/>
    </style:style>
    <style:style style:name="T3777" style:family="text">
      <style:text-properties officeooo:rsid="17a517a2"/>
    </style:style>
    <style:style style:name="T3778" style:family="text">
      <style:text-properties officeooo:rsid="17a61d35"/>
    </style:style>
    <style:style style:name="T3779" style:family="text">
      <style:text-properties officeooo:rsid="17a73499"/>
    </style:style>
    <style:style style:name="T3780" style:family="text">
      <style:text-properties officeooo:rsid="17a794ab"/>
    </style:style>
    <style:style style:name="T3781" style:family="text">
      <style:text-properties officeooo:rsid="17a7d576"/>
    </style:style>
    <style:style style:name="T3782" style:family="text">
      <style:text-properties officeooo:rsid="17a8f02f"/>
    </style:style>
    <style:style style:name="T3783" style:family="text">
      <style:text-properties officeooo:rsid="17a90653"/>
    </style:style>
    <style:style style:name="T3784" style:family="text">
      <style:text-properties officeooo:rsid="17aafeee"/>
    </style:style>
    <style:style style:name="T3785" style:family="text">
      <style:text-properties officeooo:rsid="17aba662"/>
    </style:style>
    <style:style style:name="T3786" style:family="text">
      <style:text-properties officeooo:rsid="17ad5bce"/>
    </style:style>
    <style:style style:name="T3787" style:family="text">
      <style:text-properties officeooo:rsid="17ae09b2"/>
    </style:style>
    <style:style style:name="T3788" style:family="text">
      <style:text-properties officeooo:rsid="17aed4a0"/>
    </style:style>
    <style:style style:name="T3789" style:family="text">
      <style:text-properties officeooo:rsid="17af2678"/>
    </style:style>
    <style:style style:name="T3790" style:family="text">
      <style:text-properties officeooo:rsid="17b10185"/>
    </style:style>
    <style:style style:name="T3791" style:family="text">
      <style:text-properties officeooo:rsid="17b2943d"/>
    </style:style>
    <style:style style:name="T3792" style:family="text">
      <style:text-properties officeooo:rsid="17b68c43"/>
    </style:style>
    <style:style style:name="T3793" style:family="text">
      <style:text-properties officeooo:rsid="17b80b33"/>
    </style:style>
    <style:style style:name="T3794" style:family="text">
      <style:text-properties officeooo:rsid="17ba4107"/>
    </style:style>
    <style:style style:name="T3795" style:family="text">
      <style:text-properties officeooo:rsid="17ba4cec"/>
    </style:style>
    <style:style style:name="T3796" style:family="text">
      <style:text-properties officeooo:rsid="17bb4ee7"/>
    </style:style>
    <style:style style:name="T3797" style:family="text">
      <style:text-properties officeooo:rsid="17bbb058"/>
    </style:style>
    <style:style style:name="T3798" style:family="text">
      <style:text-properties officeooo:rsid="17bbee12"/>
    </style:style>
    <style:style style:name="T3799" style:family="text">
      <style:text-properties officeooo:rsid="17bf9b36"/>
    </style:style>
    <style:style style:name="T3800" style:family="text">
      <style:text-properties officeooo:rsid="17c0a4d8"/>
    </style:style>
    <style:style style:name="T3801" style:family="text">
      <style:text-properties officeooo:rsid="17c1f501"/>
    </style:style>
    <style:style style:name="T3802" style:family="text">
      <style:text-properties officeooo:rsid="17c49b45"/>
    </style:style>
    <style:style style:name="T3803" style:family="text">
      <style:text-properties officeooo:rsid="17c6536b"/>
    </style:style>
    <style:style style:name="T3804" style:family="text">
      <style:text-properties officeooo:rsid="17c743bc"/>
    </style:style>
    <style:style style:name="T3805" style:family="text">
      <style:text-properties officeooo:rsid="17c84937"/>
    </style:style>
    <style:style style:name="T3806" style:family="text">
      <style:text-properties officeooo:rsid="17c90236"/>
    </style:style>
    <style:style style:name="T3807" style:family="text">
      <style:text-properties officeooo:rsid="17ca1994"/>
    </style:style>
    <style:style style:name="T3808" style:family="text">
      <style:text-properties officeooo:rsid="17ca2a74"/>
    </style:style>
    <style:style style:name="T3809" style:family="text">
      <style:text-properties officeooo:rsid="17ca3fe9"/>
    </style:style>
    <style:style style:name="T3810" style:family="text">
      <style:text-properties officeooo:rsid="17cd7ba3"/>
    </style:style>
    <style:style style:name="T3811" style:family="text">
      <style:text-properties officeooo:rsid="17cdd283"/>
    </style:style>
    <style:style style:name="T3812" style:family="text">
      <style:text-properties officeooo:rsid="17ceea12"/>
    </style:style>
    <style:style style:name="T3813" style:family="text">
      <style:text-properties officeooo:rsid="17cf592b"/>
    </style:style>
    <style:style style:name="T3814" style:family="text">
      <style:text-properties officeooo:rsid="17d0ecba"/>
    </style:style>
    <style:style style:name="T3815" style:family="text">
      <style:text-properties officeooo:rsid="17d2b791"/>
    </style:style>
    <style:style style:name="T3816" style:family="text">
      <style:text-properties officeooo:rsid="17d82277"/>
    </style:style>
    <style:style style:name="T3817" style:family="text">
      <style:text-properties officeooo:rsid="17d97f1e"/>
    </style:style>
    <style:style style:name="T3818" style:family="text">
      <style:text-properties officeooo:rsid="17d9e12f"/>
    </style:style>
    <style:style style:name="T3819" style:family="text">
      <style:text-properties officeooo:rsid="17db92f1"/>
    </style:style>
    <style:style style:name="T3820" style:family="text">
      <style:text-properties officeooo:rsid="17dcce0a"/>
    </style:style>
    <style:style style:name="T3821" style:family="text">
      <style:text-properties officeooo:rsid="17deb633"/>
    </style:style>
    <style:style style:name="T3822" style:family="text">
      <style:text-properties officeooo:rsid="17df0a49"/>
    </style:style>
    <style:style style:name="T3823" style:family="text">
      <style:text-properties officeooo:rsid="17dfb5f6"/>
    </style:style>
    <style:style style:name="T3824" style:family="text">
      <style:text-properties officeooo:rsid="17e17346"/>
    </style:style>
    <style:style style:name="T3825" style:family="text">
      <style:text-properties officeooo:rsid="17e3ac79"/>
    </style:style>
    <style:style style:name="T3826" style:family="text">
      <style:text-properties officeooo:rsid="17e5381c"/>
    </style:style>
    <style:style style:name="T3827" style:family="text">
      <style:text-properties officeooo:rsid="17e5d121"/>
    </style:style>
    <style:style style:name="T3828" style:family="text">
      <style:text-properties officeooo:rsid="17e6f751"/>
    </style:style>
    <style:style style:name="T3829" style:family="text">
      <style:text-properties officeooo:rsid="17e7df39"/>
    </style:style>
    <style:style style:name="T3830" style:family="text">
      <style:text-properties officeooo:rsid="17e7ee09"/>
    </style:style>
    <style:style style:name="T3831" style:family="text">
      <style:text-properties officeooo:rsid="17e9e17c"/>
    </style:style>
    <style:style style:name="T3832" style:family="text">
      <style:text-properties officeooo:rsid="17ea8c73"/>
    </style:style>
    <style:style style:name="T3833" style:family="text">
      <style:text-properties officeooo:rsid="17ec7f75"/>
    </style:style>
    <style:style style:name="T3834" style:family="text">
      <style:text-properties officeooo:rsid="17ecadea"/>
    </style:style>
    <style:style style:name="T3835" style:family="text">
      <style:text-properties officeooo:rsid="17ece261"/>
    </style:style>
    <style:style style:name="T3836" style:family="text">
      <style:text-properties officeooo:rsid="17ede0c3"/>
    </style:style>
    <style:style style:name="T3837" style:family="text">
      <style:text-properties officeooo:rsid="17efc9be"/>
    </style:style>
    <style:style style:name="T3838" style:family="text">
      <style:text-properties officeooo:rsid="17f0f37e"/>
    </style:style>
    <style:style style:name="T3839" style:family="text">
      <style:text-properties officeooo:rsid="17f256c8"/>
    </style:style>
    <style:style style:name="T3840" style:family="text">
      <style:text-properties officeooo:rsid="17f2dbc0"/>
    </style:style>
    <style:style style:name="T3841" style:family="text">
      <style:text-properties officeooo:rsid="17f42c40"/>
    </style:style>
    <style:style style:name="T3842" style:family="text">
      <style:text-properties officeooo:rsid="17f596f6"/>
    </style:style>
    <style:style style:name="T3843" style:family="text">
      <style:text-properties officeooo:rsid="17f73c7e"/>
    </style:style>
    <style:style style:name="T3844" style:family="text">
      <style:text-properties officeooo:rsid="17f7e1b4"/>
    </style:style>
    <style:style style:name="T3845" style:family="text">
      <style:text-properties officeooo:rsid="17f9d191"/>
    </style:style>
    <style:style style:name="T3846" style:family="text">
      <style:text-properties officeooo:rsid="17fbab8e"/>
    </style:style>
    <style:style style:name="T3847" style:family="text">
      <style:text-properties officeooo:rsid="17fd13ff"/>
    </style:style>
    <style:style style:name="T3848" style:family="text">
      <style:text-properties officeooo:rsid="17fdcda8"/>
    </style:style>
    <style:style style:name="T3849" style:family="text">
      <style:text-properties officeooo:rsid="17fe302f"/>
    </style:style>
    <style:style style:name="T3850" style:family="text">
      <style:text-properties officeooo:rsid="17fe4623"/>
    </style:style>
    <style:style style:name="T3851" style:family="text">
      <style:text-properties officeooo:rsid="17ff6d7e"/>
    </style:style>
    <style:style style:name="T3852" style:family="text">
      <style:text-properties officeooo:rsid="1800b451"/>
    </style:style>
    <style:style style:name="T3853" style:family="text">
      <style:text-properties officeooo:rsid="1803e0e6"/>
    </style:style>
    <style:style style:name="T3854" style:family="text">
      <style:text-properties officeooo:rsid="18054022"/>
    </style:style>
    <style:style style:name="T3855" style:family="text">
      <style:text-properties officeooo:rsid="180702ac"/>
    </style:style>
    <style:style style:name="T3856" style:family="text">
      <style:text-properties officeooo:rsid="180797e2"/>
    </style:style>
    <style:style style:name="T3857" style:family="text">
      <style:text-properties officeooo:rsid="1807ee68"/>
    </style:style>
    <style:style style:name="T3858" style:family="text">
      <style:text-properties officeooo:rsid="18095a98"/>
    </style:style>
    <style:style style:name="T3859" style:family="text">
      <style:text-properties officeooo:rsid="180b01fe"/>
    </style:style>
    <style:style style:name="T3860" style:family="text">
      <style:text-properties officeooo:rsid="180d8e7f"/>
    </style:style>
    <style:style style:name="T3861" style:family="text">
      <style:text-properties officeooo:rsid="180e006e"/>
    </style:style>
    <style:style style:name="T3862" style:family="text">
      <style:text-properties officeooo:rsid="180f53ec"/>
    </style:style>
    <style:style style:name="T3863" style:family="text">
      <style:text-properties officeooo:rsid="1813c651"/>
    </style:style>
    <style:style style:name="T3864" style:family="text">
      <style:text-properties officeooo:rsid="1813e13b"/>
    </style:style>
    <style:style style:name="T3865" style:family="text">
      <style:text-properties officeooo:rsid="1815dfd3"/>
    </style:style>
    <style:style style:name="T3866" style:family="text">
      <style:text-properties officeooo:rsid="181a4962"/>
    </style:style>
    <style:style style:name="T3867" style:family="text">
      <style:text-properties officeooo:rsid="181b7130"/>
    </style:style>
    <style:style style:name="T3868" style:family="text">
      <style:text-properties officeooo:rsid="181c8d70"/>
    </style:style>
    <style:style style:name="T3869" style:family="text">
      <style:text-properties officeooo:rsid="181e1c2b"/>
    </style:style>
    <style:style style:name="T3870" style:family="text">
      <style:text-properties officeooo:rsid="18200d4e"/>
    </style:style>
    <style:style style:name="T3871" style:family="text">
      <style:text-properties officeooo:rsid="1821d8e1"/>
    </style:style>
    <style:style style:name="T3872" style:family="text">
      <style:text-properties officeooo:rsid="18231438"/>
    </style:style>
    <style:style style:name="T3873" style:family="text">
      <style:text-properties officeooo:rsid="18243781"/>
    </style:style>
    <style:style style:name="T3874" style:family="text">
      <style:text-properties officeooo:rsid="18262162"/>
    </style:style>
    <style:style style:name="T3875" style:family="text">
      <style:text-properties officeooo:rsid="18263c90"/>
    </style:style>
    <style:style style:name="T3876" style:family="text">
      <style:text-properties officeooo:rsid="182793e4"/>
    </style:style>
    <style:style style:name="T3877" style:family="text">
      <style:text-properties officeooo:rsid="18283939"/>
    </style:style>
    <style:style style:name="T3878" style:family="text">
      <style:text-properties officeooo:rsid="182baba8"/>
    </style:style>
    <style:style style:name="T3879" style:family="text">
      <style:text-properties officeooo:rsid="182c53dc"/>
    </style:style>
    <style:style style:name="T3880" style:family="text">
      <style:text-properties officeooo:rsid="182e1379"/>
    </style:style>
    <style:style style:name="T3881" style:family="text">
      <style:text-properties officeooo:rsid="182f4b30"/>
    </style:style>
    <style:style style:name="T3882" style:family="text">
      <style:text-properties officeooo:rsid="1830332e"/>
    </style:style>
    <style:style style:name="T3883" style:family="text">
      <style:text-properties officeooo:rsid="1831e6d0"/>
    </style:style>
    <style:style style:name="T3884" style:family="text">
      <style:text-properties officeooo:rsid="1833680d"/>
    </style:style>
    <style:style style:name="T3885" style:family="text">
      <style:text-properties officeooo:rsid="1834d837"/>
    </style:style>
    <style:style style:name="T3886" style:family="text">
      <style:text-properties officeooo:rsid="183573ed"/>
    </style:style>
    <style:style style:name="T3887" style:family="text">
      <style:text-properties officeooo:rsid="18373ac0"/>
    </style:style>
    <style:style style:name="T3888" style:family="text">
      <style:text-properties officeooo:rsid="1838b335"/>
    </style:style>
    <style:style style:name="T3889" style:family="text">
      <style:text-properties officeooo:rsid="183a9da8"/>
    </style:style>
    <style:style style:name="T3890" style:family="text">
      <style:text-properties officeooo:rsid="183b6dd5"/>
    </style:style>
    <style:style style:name="T3891" style:family="text">
      <style:text-properties officeooo:rsid="183bddc7"/>
    </style:style>
    <style:style style:name="T3892" style:family="text">
      <style:text-properties officeooo:rsid="183be8a3"/>
    </style:style>
    <style:style style:name="T3893" style:family="text">
      <style:text-properties officeooo:rsid="183c8957"/>
    </style:style>
    <style:style style:name="T3894" style:family="text">
      <style:text-properties officeooo:rsid="183d2879"/>
    </style:style>
    <style:style style:name="T3895" style:family="text">
      <style:text-properties officeooo:rsid="183eb995"/>
    </style:style>
    <style:style style:name="T3896" style:family="text">
      <style:text-properties officeooo:rsid="183f2662"/>
    </style:style>
    <style:style style:name="T3897" style:family="text">
      <style:text-properties officeooo:rsid="184113f0"/>
    </style:style>
    <style:style style:name="T3898" style:family="text">
      <style:text-properties officeooo:rsid="18423554"/>
    </style:style>
    <style:style style:name="T3899" style:family="text">
      <style:text-properties officeooo:rsid="184508ba"/>
    </style:style>
    <style:style style:name="T3900" style:family="text">
      <style:text-properties officeooo:rsid="18463bf8"/>
    </style:style>
    <style:style style:name="T3901" style:family="text">
      <style:text-properties officeooo:rsid="184770eb"/>
    </style:style>
    <style:style style:name="T3902" style:family="text">
      <style:text-properties officeooo:rsid="184955aa"/>
    </style:style>
    <style:style style:name="T3903" style:family="text">
      <style:text-properties officeooo:rsid="1849698f"/>
    </style:style>
    <style:style style:name="T3904" style:family="text">
      <style:text-properties officeooo:rsid="184a06d3"/>
    </style:style>
    <style:style style:name="T3905" style:family="text">
      <style:text-properties officeooo:rsid="184bf497"/>
    </style:style>
    <style:style style:name="T3906" style:family="text">
      <style:text-properties officeooo:rsid="184cf20f"/>
    </style:style>
    <style:style style:name="T3907" style:family="text">
      <style:text-properties officeooo:rsid="18507dd1"/>
    </style:style>
    <style:style style:name="T3908" style:family="text">
      <style:text-properties officeooo:rsid="18516609"/>
    </style:style>
    <style:style style:name="T3909" style:family="text">
      <style:text-properties officeooo:rsid="1851de8e"/>
    </style:style>
    <style:style style:name="T3910" style:family="text">
      <style:text-properties officeooo:rsid="18521f03"/>
    </style:style>
    <style:style style:name="T3911" style:family="text">
      <style:text-properties officeooo:rsid="18549163"/>
    </style:style>
    <style:style style:name="T3912" style:family="text">
      <style:text-properties officeooo:rsid="1855509b"/>
    </style:style>
    <style:style style:name="T3913" style:family="text">
      <style:text-properties officeooo:rsid="185646fb"/>
    </style:style>
    <style:style style:name="T3914" style:family="text">
      <style:text-properties officeooo:rsid="18568e07"/>
    </style:style>
    <style:style style:name="T3915" style:family="text">
      <style:text-properties officeooo:rsid="1858847a"/>
    </style:style>
    <style:style style:name="T3916" style:family="text">
      <style:text-properties officeooo:rsid="1859ab63"/>
    </style:style>
    <style:style style:name="T3917" style:family="text">
      <style:text-properties officeooo:rsid="1859ee03"/>
    </style:style>
    <style:style style:name="T3918" style:family="text">
      <style:text-properties officeooo:rsid="185b7ab1"/>
    </style:style>
    <style:style style:name="T3919" style:family="text">
      <style:text-properties officeooo:rsid="185c2490"/>
    </style:style>
    <style:style style:name="T3920" style:family="text">
      <style:text-properties officeooo:rsid="185cd78e"/>
    </style:style>
    <style:style style:name="T3921" style:family="text">
      <style:text-properties officeooo:rsid="185e5213"/>
    </style:style>
    <style:style style:name="T3922" style:family="text">
      <style:text-properties officeooo:rsid="185fc081"/>
    </style:style>
    <style:style style:name="T3923" style:family="text">
      <style:text-properties officeooo:rsid="1860a265"/>
    </style:style>
    <style:style style:name="T3924" style:family="text">
      <style:text-properties officeooo:rsid="1861c0c4"/>
    </style:style>
    <style:style style:name="T3925" style:family="text">
      <style:text-properties officeooo:rsid="1862d50f"/>
    </style:style>
    <style:style style:name="T3926" style:family="text">
      <style:text-properties officeooo:rsid="18638ea1"/>
    </style:style>
    <style:style style:name="T3927" style:family="text">
      <style:text-properties officeooo:rsid="18662872"/>
    </style:style>
    <style:style style:name="T3928" style:family="text">
      <style:text-properties officeooo:rsid="1867e1ba"/>
    </style:style>
    <style:style style:name="T3929" style:family="text">
      <style:text-properties officeooo:rsid="186f47cb"/>
    </style:style>
    <style:style style:name="T3930" style:family="text">
      <style:text-properties officeooo:rsid="1876720b"/>
    </style:style>
    <style:style style:name="T3931" style:family="text">
      <style:text-properties officeooo:rsid="1877acfb"/>
    </style:style>
    <style:style style:name="T3932" style:family="text">
      <style:text-properties officeooo:rsid="18790506"/>
    </style:style>
    <style:style style:name="T3933" style:family="text">
      <style:text-properties officeooo:rsid="187a2a96"/>
    </style:style>
    <style:style style:name="T3934" style:family="text">
      <style:text-properties officeooo:rsid="187c138f"/>
    </style:style>
    <style:style style:name="T3935" style:family="text">
      <style:text-properties officeooo:rsid="187c7b00"/>
    </style:style>
    <style:style style:name="T3936" style:family="text">
      <style:text-properties officeooo:rsid="187d5404"/>
    </style:style>
    <style:style style:name="T3937" style:family="text">
      <style:text-properties officeooo:rsid="187dfd11"/>
    </style:style>
    <style:style style:name="T3938" style:family="text">
      <style:text-properties officeooo:rsid="187fa45c"/>
    </style:style>
    <style:style style:name="T3939" style:family="text">
      <style:text-properties officeooo:rsid="187fdcb9"/>
    </style:style>
    <style:style style:name="T3940" style:family="text">
      <style:text-properties officeooo:rsid="18812fb7"/>
    </style:style>
    <style:style style:name="T3941" style:family="text">
      <style:text-properties officeooo:rsid="1882a1c7"/>
    </style:style>
    <style:style style:name="T3942" style:family="text">
      <style:text-properties officeooo:rsid="1883f426"/>
    </style:style>
    <style:style style:name="T3943" style:family="text">
      <style:text-properties officeooo:rsid="18845a3a"/>
    </style:style>
    <style:style style:name="T3944" style:family="text">
      <style:text-properties officeooo:rsid="188529a8"/>
    </style:style>
    <style:style style:name="T3945" style:family="text">
      <style:text-properties officeooo:rsid="18867147"/>
    </style:style>
    <style:style style:name="T3946" style:family="text">
      <style:text-properties officeooo:rsid="18874166"/>
    </style:style>
    <style:style style:name="T3947" style:family="text">
      <style:text-properties officeooo:rsid="1888cd1d"/>
    </style:style>
    <style:style style:name="T3948" style:family="text">
      <style:text-properties officeooo:rsid="18899455"/>
    </style:style>
    <style:style style:name="T3949" style:family="text">
      <style:text-properties officeooo:rsid="188e9db2"/>
    </style:style>
    <style:style style:name="T3950" style:family="text">
      <style:text-properties officeooo:rsid="188f0fc8"/>
    </style:style>
    <style:style style:name="T3951" style:family="text">
      <style:text-properties officeooo:rsid="188f1f39"/>
    </style:style>
    <style:style style:name="T3952" style:family="text">
      <style:text-properties officeooo:rsid="188fa487"/>
    </style:style>
    <style:style style:name="T3953" style:family="text">
      <style:text-properties officeooo:rsid="188ff17f"/>
    </style:style>
    <style:style style:name="T3954" style:family="text">
      <style:text-properties officeooo:rsid="1891a84a"/>
    </style:style>
    <style:style style:name="T3955" style:family="text">
      <style:text-properties officeooo:rsid="18958469"/>
    </style:style>
    <style:style style:name="T3956" style:family="text">
      <style:text-properties officeooo:rsid="189631af"/>
    </style:style>
    <style:style style:name="T3957" style:family="text">
      <style:text-properties officeooo:rsid="189639ad"/>
    </style:style>
    <style:style style:name="T3958" style:family="text">
      <style:text-properties officeooo:rsid="18994908"/>
    </style:style>
    <style:style style:name="T3959" style:family="text">
      <style:text-properties officeooo:rsid="189987f7"/>
    </style:style>
    <style:style style:name="T3960" style:family="text">
      <style:text-properties officeooo:rsid="189b4342"/>
    </style:style>
    <style:style style:name="T3961" style:family="text">
      <style:text-properties officeooo:rsid="189b8fdc"/>
    </style:style>
    <style:style style:name="T3962" style:family="text">
      <style:text-properties officeooo:rsid="189b9417"/>
    </style:style>
    <style:style style:name="T3963" style:family="text">
      <style:text-properties officeooo:rsid="189c7559"/>
    </style:style>
    <style:style style:name="T3964" style:family="text">
      <style:text-properties officeooo:rsid="189e445a"/>
    </style:style>
    <style:style style:name="T3965" style:family="text">
      <style:text-properties officeooo:rsid="189f1472"/>
    </style:style>
    <style:style style:name="T3966" style:family="text">
      <style:text-properties officeooo:rsid="18a0a448"/>
    </style:style>
    <style:style style:name="T3967" style:family="text">
      <style:text-properties officeooo:rsid="18a2c34c"/>
    </style:style>
    <style:style style:name="T3968" style:family="text">
      <style:text-properties officeooo:rsid="18a726b4"/>
    </style:style>
    <style:style style:name="T3969" style:family="text">
      <style:text-properties officeooo:rsid="18a7509f"/>
    </style:style>
    <style:style style:name="T3970" style:family="text">
      <style:text-properties officeooo:rsid="18a8fc17"/>
    </style:style>
    <style:style style:name="T3971" style:family="text">
      <style:text-properties officeooo:rsid="18aa78f4"/>
    </style:style>
    <style:style style:name="T3972" style:family="text">
      <style:text-properties officeooo:rsid="18ab2fa3"/>
    </style:style>
    <style:style style:name="T3973" style:family="text">
      <style:text-properties officeooo:rsid="18abdbe2"/>
    </style:style>
    <style:style style:name="T3974" style:family="text">
      <style:text-properties officeooo:rsid="18b06e8e"/>
    </style:style>
    <style:style style:name="T3975" style:family="text">
      <style:text-properties officeooo:rsid="18b268ea"/>
    </style:style>
    <style:style style:name="T3976" style:family="text">
      <style:text-properties officeooo:rsid="18b3c307"/>
    </style:style>
    <style:style style:name="T3977" style:family="text">
      <style:text-properties officeooo:rsid="18b5a2ed"/>
    </style:style>
    <style:style style:name="T3978" style:family="text">
      <style:text-properties officeooo:rsid="18b70f4b"/>
    </style:style>
    <style:style style:name="T3979" style:family="text">
      <style:text-properties officeooo:rsid="18b767b0"/>
    </style:style>
    <style:style style:name="T3980" style:family="text">
      <style:text-properties officeooo:rsid="18bb5f1b"/>
    </style:style>
    <style:style style:name="T3981" style:family="text">
      <style:text-properties officeooo:rsid="18bc252b"/>
    </style:style>
    <style:style style:name="T3982" style:family="text">
      <style:text-properties officeooo:rsid="18bcbcd7"/>
    </style:style>
    <style:style style:name="T3983" style:family="text">
      <style:text-properties officeooo:rsid="18bd7828"/>
    </style:style>
    <style:style style:name="T3984" style:family="text">
      <style:text-properties officeooo:rsid="18bf6ae1"/>
    </style:style>
    <style:style style:name="T3985" style:family="text">
      <style:text-properties officeooo:rsid="18c10201"/>
    </style:style>
    <style:style style:name="T3986" style:family="text">
      <style:text-properties officeooo:rsid="18c2a3b0"/>
    </style:style>
    <style:style style:name="T3987" style:family="text">
      <style:text-properties officeooo:rsid="18c52d85"/>
    </style:style>
    <style:style style:name="T3988" style:family="text">
      <style:text-properties officeooo:rsid="18c63145"/>
    </style:style>
    <style:style style:name="T3989" style:family="text">
      <style:text-properties officeooo:rsid="18c82f0c"/>
    </style:style>
    <style:style style:name="T3990" style:family="text">
      <style:text-properties officeooo:rsid="18c9a0ec"/>
    </style:style>
    <style:style style:name="T3991" style:family="text">
      <style:text-properties officeooo:rsid="18c9e33d"/>
    </style:style>
    <style:style style:name="T3992" style:family="text">
      <style:text-properties officeooo:rsid="18caaa56"/>
    </style:style>
    <style:style style:name="T3993" style:family="text">
      <style:text-properties officeooo:rsid="18cabe27"/>
    </style:style>
    <style:style style:name="T3994" style:family="text">
      <style:text-properties officeooo:rsid="18cb9673"/>
    </style:style>
    <style:style style:name="T3995" style:family="text">
      <style:text-properties officeooo:rsid="18cbaa2c"/>
    </style:style>
    <style:style style:name="T3996" style:family="text">
      <style:text-properties officeooo:rsid="18cbe2e1"/>
    </style:style>
    <style:style style:name="T3997" style:family="text">
      <style:text-properties officeooo:rsid="18ccb0c9"/>
    </style:style>
    <style:style style:name="T3998" style:family="text">
      <style:text-properties officeooo:rsid="18cd3f61"/>
    </style:style>
    <style:style style:name="T3999" style:family="text">
      <style:text-properties officeooo:rsid="18cedd01"/>
    </style:style>
    <style:style style:name="T4000" style:family="text">
      <style:text-properties officeooo:rsid="18d05514"/>
    </style:style>
    <style:style style:name="T4001" style:family="text">
      <style:text-properties officeooo:rsid="18d08882"/>
    </style:style>
    <style:style style:name="T4002" style:family="text">
      <style:text-properties officeooo:rsid="18d13907"/>
    </style:style>
    <style:style style:name="T4003" style:family="text">
      <style:text-properties officeooo:rsid="18d1c565"/>
    </style:style>
    <style:style style:name="T4004" style:family="text">
      <style:text-properties officeooo:rsid="18d35aae"/>
    </style:style>
    <style:style style:name="T4005" style:family="text">
      <style:text-properties officeooo:rsid="18d3a1bf"/>
    </style:style>
    <style:style style:name="T4006" style:family="text">
      <style:text-properties officeooo:rsid="18d43337"/>
    </style:style>
    <style:style style:name="T4007" style:family="text">
      <style:text-properties officeooo:rsid="18d53310"/>
    </style:style>
    <style:style style:name="T4008" style:family="text">
      <style:text-properties officeooo:rsid="18d53ee4"/>
    </style:style>
    <style:style style:name="T4009" style:family="text">
      <style:text-properties officeooo:rsid="18d7614c"/>
    </style:style>
    <style:style style:name="T4010" style:family="text">
      <style:text-properties officeooo:rsid="18d7cdf0"/>
    </style:style>
    <style:style style:name="T4011" style:family="text">
      <style:text-properties officeooo:rsid="18da74f5"/>
    </style:style>
    <style:style style:name="T4012" style:family="text">
      <style:text-properties officeooo:rsid="18dc3065"/>
    </style:style>
    <style:style style:name="T4013" style:family="text">
      <style:text-properties officeooo:rsid="18de4a4c"/>
    </style:style>
    <style:style style:name="T4014" style:family="text">
      <style:text-properties officeooo:rsid="18e06a45"/>
    </style:style>
    <style:style style:name="T4015" style:family="text">
      <style:text-properties officeooo:rsid="18e1fda5"/>
    </style:style>
    <style:style style:name="T4016" style:family="text">
      <style:text-properties officeooo:rsid="18e236c0"/>
    </style:style>
    <style:style style:name="T4017" style:family="text">
      <style:text-properties officeooo:rsid="18e3985e"/>
    </style:style>
    <style:style style:name="T4018" style:family="text">
      <style:text-properties officeooo:rsid="18e57d72"/>
    </style:style>
    <style:style style:name="T4019" style:family="text">
      <style:text-properties officeooo:rsid="18e76dfe"/>
    </style:style>
    <style:style style:name="T4020" style:family="text">
      <style:text-properties officeooo:rsid="18e8db3a"/>
    </style:style>
    <style:style style:name="T4021" style:family="text">
      <style:text-properties officeooo:rsid="18e96eac"/>
    </style:style>
    <style:style style:name="T4022" style:family="text">
      <style:text-properties officeooo:rsid="18eaafe5"/>
    </style:style>
    <style:style style:name="T4023" style:family="text">
      <style:text-properties officeooo:rsid="18ec02f1"/>
    </style:style>
    <style:style style:name="T4024" style:family="text">
      <style:text-properties officeooo:rsid="18edcc30"/>
    </style:style>
    <style:style style:name="T4025" style:family="text">
      <style:text-properties officeooo:rsid="18f07c43"/>
    </style:style>
    <style:style style:name="T4026" style:family="text">
      <style:text-properties officeooo:rsid="18f23bf0"/>
    </style:style>
    <style:style style:name="T4027" style:family="text">
      <style:text-properties officeooo:rsid="18f2ee1b"/>
    </style:style>
    <style:style style:name="T4028" style:family="text">
      <style:text-properties officeooo:rsid="18f3669a"/>
    </style:style>
    <style:style style:name="T4029" style:family="text">
      <style:text-properties officeooo:rsid="18f4b032"/>
    </style:style>
    <style:style style:name="T4030" style:family="text">
      <style:text-properties officeooo:rsid="18f55e8b"/>
    </style:style>
    <style:style style:name="T4031" style:family="text">
      <style:text-properties officeooo:rsid="18f70dde"/>
    </style:style>
    <style:style style:name="T4032" style:family="text">
      <style:text-properties officeooo:rsid="18f90a91"/>
    </style:style>
    <style:style style:name="T4033" style:family="text">
      <style:text-properties officeooo:rsid="18faddc5"/>
    </style:style>
    <style:style style:name="T4034" style:family="text">
      <style:text-properties officeooo:rsid="18fb19e2"/>
    </style:style>
    <style:style style:name="T4035" style:family="text">
      <style:text-properties officeooo:rsid="18fb7e54"/>
    </style:style>
    <style:style style:name="T4036" style:family="text">
      <style:text-properties officeooo:rsid="18fd0652"/>
    </style:style>
    <style:style style:name="T4037" style:family="text">
      <style:text-properties officeooo:rsid="18fdbea5"/>
    </style:style>
    <style:style style:name="T4038" style:family="text">
      <style:text-properties officeooo:rsid="18feafbc"/>
    </style:style>
    <style:style style:name="T4039" style:family="text">
      <style:text-properties officeooo:rsid="18ff2f99"/>
    </style:style>
    <style:style style:name="T4040" style:family="text">
      <style:text-properties officeooo:rsid="1900fb89"/>
    </style:style>
    <style:style style:name="T4041" style:family="text">
      <style:text-properties officeooo:rsid="19024be7"/>
    </style:style>
    <style:style style:name="T4042" style:family="text">
      <style:text-properties officeooo:rsid="19037609"/>
    </style:style>
    <style:style style:name="T4043" style:family="text">
      <style:text-properties officeooo:rsid="1903a3b6"/>
    </style:style>
    <style:style style:name="T4044" style:family="text">
      <style:text-properties officeooo:rsid="19061763"/>
    </style:style>
    <style:style style:name="T4045" style:family="text">
      <style:text-properties officeooo:rsid="1908e4fb"/>
    </style:style>
    <style:style style:name="T4046" style:family="text">
      <style:text-properties officeooo:rsid="1909cd88"/>
    </style:style>
    <style:style style:name="T4047" style:family="text">
      <style:text-properties officeooo:rsid="190acace"/>
    </style:style>
    <style:style style:name="T4048" style:family="text">
      <style:text-properties officeooo:rsid="190d7cd0"/>
    </style:style>
    <style:style style:name="T4049" style:family="text">
      <style:text-properties officeooo:rsid="190e761a"/>
    </style:style>
    <style:style style:name="T4050" style:family="text">
      <style:text-properties officeooo:rsid="190ec262"/>
    </style:style>
    <style:style style:name="T4051" style:family="text">
      <style:text-properties officeooo:rsid="190f38b0"/>
    </style:style>
    <style:style style:name="T4052" style:family="text">
      <style:text-properties officeooo:rsid="191005e8"/>
    </style:style>
    <style:style style:name="T4053" style:family="text">
      <style:text-properties officeooo:rsid="19111690"/>
    </style:style>
    <style:style style:name="T4054" style:family="text">
      <style:text-properties officeooo:rsid="1911a452"/>
    </style:style>
    <style:style style:name="T4055" style:family="text">
      <style:text-properties officeooo:rsid="19125589"/>
    </style:style>
    <style:style style:name="T4056" style:family="text">
      <style:text-properties officeooo:rsid="191359e1"/>
    </style:style>
    <style:style style:name="T4057" style:family="text">
      <style:text-properties officeooo:rsid="1914b4fa"/>
    </style:style>
    <style:style style:name="T4058" style:family="text">
      <style:text-properties officeooo:rsid="1915b257"/>
    </style:style>
    <style:style style:name="T4059" style:family="text">
      <style:text-properties officeooo:rsid="1915e25c"/>
    </style:style>
    <style:style style:name="T4060" style:family="text">
      <style:text-properties officeooo:rsid="1916e3e4"/>
    </style:style>
    <style:style style:name="T4061" style:family="text">
      <style:text-properties officeooo:rsid="191932a4"/>
    </style:style>
    <style:style style:name="T4062" style:family="text">
      <style:text-properties officeooo:rsid="191bf9a7"/>
    </style:style>
    <style:style style:name="T4063" style:family="text">
      <style:text-properties officeooo:rsid="191d531f"/>
    </style:style>
    <style:style style:name="T4064" style:family="text">
      <style:text-properties officeooo:rsid="191ef07f"/>
    </style:style>
    <style:style style:name="T4065" style:family="text">
      <style:text-properties officeooo:rsid="19208995"/>
    </style:style>
    <style:style style:name="T4066" style:family="text">
      <style:text-properties officeooo:rsid="19209756"/>
    </style:style>
    <style:style style:name="T4067" style:family="text">
      <style:text-properties officeooo:rsid="19232f29"/>
    </style:style>
    <style:style style:name="T4068" style:family="text">
      <style:text-properties officeooo:rsid="1923b7cb"/>
    </style:style>
    <style:style style:name="T4069" style:family="text">
      <style:text-properties officeooo:rsid="19252ce8"/>
    </style:style>
    <style:style style:name="T4070" style:family="text">
      <style:text-properties officeooo:rsid="19261cad"/>
    </style:style>
    <style:style style:name="T4071" style:family="text">
      <style:text-properties officeooo:rsid="1928b28c"/>
    </style:style>
    <style:style style:name="T4072" style:family="text">
      <style:text-properties officeooo:rsid="192a29fb"/>
    </style:style>
    <style:style style:name="T4073" style:family="text">
      <style:text-properties officeooo:rsid="192b42e1"/>
    </style:style>
    <style:style style:name="T4074" style:family="text">
      <style:text-properties officeooo:rsid="192cab15"/>
    </style:style>
    <style:style style:name="T4075" style:family="text">
      <style:text-properties officeooo:rsid="192ea7fd"/>
    </style:style>
    <style:style style:name="T4076" style:family="text">
      <style:text-properties officeooo:rsid="192ec225"/>
    </style:style>
    <style:style style:name="T4077" style:family="text">
      <style:text-properties officeooo:rsid="192f038b"/>
    </style:style>
    <style:style style:name="T4078" style:family="text">
      <style:text-properties officeooo:rsid="1930be8b"/>
    </style:style>
    <style:style style:name="T4079" style:family="text">
      <style:text-properties officeooo:rsid="1931eb37"/>
    </style:style>
    <style:style style:name="T4080" style:family="text">
      <style:text-properties officeooo:rsid="1933c957"/>
    </style:style>
    <style:style style:name="T4081" style:family="text">
      <style:text-properties officeooo:rsid="19348dfd"/>
    </style:style>
    <style:style style:name="T4082" style:family="text">
      <style:text-properties officeooo:rsid="1935643d"/>
    </style:style>
    <style:style style:name="T4083" style:family="text">
      <style:text-properties officeooo:rsid="19367cc4"/>
    </style:style>
    <style:style style:name="T4084" style:family="text">
      <style:text-properties officeooo:rsid="193768fc"/>
    </style:style>
    <style:style style:name="T4085" style:family="text">
      <style:text-properties officeooo:rsid="19383349"/>
    </style:style>
    <style:style style:name="T4086" style:family="text">
      <style:text-properties officeooo:rsid="19396530"/>
    </style:style>
    <style:style style:name="T4087" style:family="text">
      <style:text-properties officeooo:rsid="193afaf2"/>
    </style:style>
    <style:style style:name="T4088" style:family="text">
      <style:text-properties officeooo:rsid="193b5279"/>
    </style:style>
    <style:style style:name="T4089" style:family="text">
      <style:text-properties officeooo:rsid="193c9e43"/>
    </style:style>
    <style:style style:name="T4090" style:family="text">
      <style:text-properties officeooo:rsid="19404cb7"/>
    </style:style>
    <style:style style:name="T4091" style:family="text">
      <style:text-properties officeooo:rsid="19423119"/>
    </style:style>
    <style:style style:name="T4092" style:family="text">
      <style:text-properties officeooo:rsid="19442003"/>
    </style:style>
    <style:style style:name="T4093" style:family="text">
      <style:text-properties officeooo:rsid="19451f6c"/>
    </style:style>
    <style:style style:name="T4094" style:family="text">
      <style:text-properties officeooo:rsid="19465bdb"/>
    </style:style>
    <style:style style:name="T4095" style:family="text">
      <style:text-properties officeooo:rsid="19471b37"/>
    </style:style>
    <style:style style:name="T4096" style:family="text">
      <style:text-properties officeooo:rsid="194c1413"/>
    </style:style>
    <style:style style:name="T4097" style:family="text">
      <style:text-properties officeooo:rsid="194d8fe4"/>
    </style:style>
    <style:style style:name="T4098" style:family="text">
      <style:text-properties officeooo:rsid="19502d81"/>
    </style:style>
    <style:style style:name="T4099" style:family="text">
      <style:text-properties officeooo:rsid="1950c444"/>
    </style:style>
    <style:style style:name="T4100" style:family="text">
      <style:text-properties officeooo:rsid="1952aa67"/>
    </style:style>
    <style:style style:name="T4101" style:family="text">
      <style:text-properties officeooo:rsid="195399c2"/>
    </style:style>
    <style:style style:name="T4102" style:family="text">
      <style:text-properties officeooo:rsid="19544ac0"/>
    </style:style>
    <style:style style:name="T4103" style:family="text">
      <style:text-properties officeooo:rsid="19555567"/>
    </style:style>
    <style:style style:name="T4104" style:family="text">
      <style:text-properties officeooo:rsid="19556fc6"/>
    </style:style>
    <style:style style:name="T4105" style:family="text">
      <style:text-properties officeooo:rsid="19557f65"/>
    </style:style>
    <style:style style:name="T4106" style:family="text">
      <style:text-properties officeooo:rsid="19583418"/>
    </style:style>
    <style:style style:name="T4107" style:family="text">
      <style:text-properties officeooo:rsid="1958a175"/>
    </style:style>
    <style:style style:name="T4108" style:family="text">
      <style:text-properties officeooo:rsid="19597ae3"/>
    </style:style>
    <style:style style:name="T4109" style:family="text">
      <style:text-properties officeooo:rsid="195c199a"/>
    </style:style>
    <style:style style:name="T4110" style:family="text">
      <style:text-properties officeooo:rsid="195d40ac"/>
    </style:style>
    <style:style style:name="T4111" style:family="text">
      <style:text-properties officeooo:rsid="195e38d0"/>
    </style:style>
    <style:style style:name="T4112" style:family="text">
      <style:text-properties officeooo:rsid="19607d08"/>
    </style:style>
    <style:style style:name="T4113" style:family="text">
      <style:text-properties officeooo:rsid="1961a4bd"/>
    </style:style>
    <style:style style:name="T4114" style:family="text">
      <style:text-properties officeooo:rsid="19636cfe"/>
    </style:style>
    <style:style style:name="T4115" style:family="text">
      <style:text-properties officeooo:rsid="19644acd"/>
    </style:style>
    <style:style style:name="T4116" style:family="text">
      <style:text-properties officeooo:rsid="196485a8"/>
    </style:style>
    <style:style style:name="T4117" style:family="text">
      <style:text-properties officeooo:rsid="1964e8d4"/>
    </style:style>
    <style:style style:name="T4118" style:family="text">
      <style:text-properties officeooo:rsid="196810da"/>
    </style:style>
    <style:style style:name="T4119" style:family="text">
      <style:text-properties officeooo:rsid="196a05c9"/>
    </style:style>
    <style:style style:name="T4120" style:family="text">
      <style:text-properties officeooo:rsid="196b2368"/>
    </style:style>
    <style:style style:name="T4121" style:family="text">
      <style:text-properties officeooo:rsid="196c16fc"/>
    </style:style>
    <style:style style:name="T4122" style:family="text">
      <style:text-properties officeooo:rsid="196d58ee"/>
    </style:style>
    <style:style style:name="T4123" style:family="text">
      <style:text-properties officeooo:rsid="196d5ac4"/>
    </style:style>
    <style:style style:name="T4124" style:family="text">
      <style:text-properties officeooo:rsid="196e27f0"/>
    </style:style>
    <style:style style:name="T4125" style:family="text">
      <style:text-properties officeooo:rsid="196fdec4"/>
    </style:style>
    <style:style style:name="T4126" style:family="text">
      <style:text-properties officeooo:rsid="19708295"/>
    </style:style>
    <style:style style:name="T4127" style:family="text">
      <style:text-properties officeooo:rsid="19719b5b"/>
    </style:style>
    <style:style style:name="T4128" style:family="text">
      <style:text-properties officeooo:rsid="1972ec15"/>
    </style:style>
    <style:style style:name="T4129" style:family="text">
      <style:text-properties officeooo:rsid="1974a024"/>
    </style:style>
    <style:style style:name="T4130" style:family="text">
      <style:text-properties officeooo:rsid="19767761"/>
    </style:style>
    <style:style style:name="T4131" style:family="text">
      <style:text-properties officeooo:rsid="1976bb6a"/>
    </style:style>
    <style:style style:name="T4132" style:family="text">
      <style:text-properties officeooo:rsid="1979b581"/>
    </style:style>
    <style:style style:name="T4133" style:family="text">
      <style:text-properties officeooo:rsid="197af85f"/>
    </style:style>
    <style:style style:name="T4134" style:family="text">
      <style:text-properties officeooo:rsid="197bc833"/>
    </style:style>
    <style:style style:name="T4135" style:family="text">
      <style:text-properties officeooo:rsid="197c240f"/>
    </style:style>
    <style:style style:name="T4136" style:family="text">
      <style:text-properties officeooo:rsid="197cc1d6"/>
    </style:style>
    <style:style style:name="T4137" style:family="text">
      <style:text-properties officeooo:rsid="197d2f0b"/>
    </style:style>
    <style:style style:name="T4138" style:family="text">
      <style:text-properties officeooo:rsid="197e5725"/>
    </style:style>
    <style:style style:name="T4139" style:family="text">
      <style:text-properties officeooo:rsid="197f3f8e"/>
    </style:style>
    <style:style style:name="T4140" style:family="text">
      <style:text-properties officeooo:rsid="19829ffc"/>
    </style:style>
    <style:style style:name="T4141" style:family="text">
      <style:text-properties officeooo:rsid="1983a6cc"/>
    </style:style>
    <style:style style:name="T4142" style:family="text">
      <style:text-properties officeooo:rsid="1984ae6c"/>
    </style:style>
    <style:style style:name="T4143" style:family="text">
      <style:text-properties officeooo:rsid="1985761d"/>
    </style:style>
    <style:style style:name="T4144" style:family="text">
      <style:text-properties officeooo:rsid="19878379"/>
    </style:style>
    <style:style style:name="T4145" style:family="text">
      <style:text-properties officeooo:rsid="1988f068"/>
    </style:style>
    <style:style style:name="T4146" style:family="text">
      <style:text-properties officeooo:rsid="198a695c"/>
    </style:style>
    <style:style style:name="T4147" style:family="text">
      <style:text-properties officeooo:rsid="198d1a06"/>
    </style:style>
    <style:style style:name="T4148" style:family="text">
      <style:text-properties officeooo:rsid="198d7c91"/>
    </style:style>
    <style:style style:name="T4149" style:family="text">
      <style:text-properties officeooo:rsid="198f0e20"/>
    </style:style>
    <style:style style:name="T4150" style:family="text">
      <style:text-properties officeooo:rsid="1990fe82"/>
    </style:style>
    <style:style style:name="T4151" style:family="text">
      <style:text-properties officeooo:rsid="1992343c"/>
    </style:style>
    <style:style style:name="T4152" style:family="text">
      <style:text-properties officeooo:rsid="19943034"/>
    </style:style>
    <style:style style:name="T4153" style:family="text">
      <style:text-properties officeooo:rsid="1995548f"/>
    </style:style>
    <style:style style:name="T4154" style:family="text">
      <style:text-properties officeooo:rsid="199993f8"/>
    </style:style>
    <style:style style:name="T4155" style:family="text">
      <style:text-properties officeooo:rsid="199c2c07"/>
    </style:style>
    <style:style style:name="T4156" style:family="text">
      <style:text-properties officeooo:rsid="199d150c"/>
    </style:style>
    <style:style style:name="T4157" style:family="text">
      <style:text-properties officeooo:rsid="199f8bc1"/>
    </style:style>
    <style:style style:name="T4158" style:family="text">
      <style:text-properties officeooo:rsid="19a15a06"/>
    </style:style>
    <style:style style:name="T4159" style:family="text">
      <style:text-properties officeooo:rsid="19a217c7"/>
    </style:style>
    <style:style style:name="T4160" style:family="text">
      <style:text-properties officeooo:rsid="19a3af09"/>
    </style:style>
    <style:style style:name="T4161" style:family="text">
      <style:text-properties officeooo:rsid="19a4ed51"/>
    </style:style>
    <style:style style:name="T4162" style:family="text">
      <style:text-properties officeooo:rsid="19a54178"/>
    </style:style>
    <style:style style:name="T4163" style:family="text">
      <style:text-properties officeooo:rsid="19a72923"/>
    </style:style>
    <style:style style:name="T4164" style:family="text">
      <style:text-properties officeooo:rsid="19a9954e"/>
    </style:style>
    <style:style style:name="T4165" style:family="text">
      <style:text-properties officeooo:rsid="19ac8054"/>
    </style:style>
    <style:style style:name="T4166" style:family="text">
      <style:text-properties officeooo:rsid="19aec7e2"/>
    </style:style>
    <style:style style:name="T4167" style:family="text">
      <style:text-properties officeooo:rsid="19b0b465"/>
    </style:style>
    <style:style style:name="T4168" style:family="text">
      <style:text-properties officeooo:rsid="19b1701d"/>
    </style:style>
    <style:style style:name="T4169" style:family="text">
      <style:text-properties officeooo:rsid="19b31e30"/>
    </style:style>
    <style:style style:name="T4170" style:family="text">
      <style:text-properties officeooo:rsid="19b34699"/>
    </style:style>
    <style:style style:name="T4171" style:family="text">
      <style:text-properties officeooo:rsid="19b526d7"/>
    </style:style>
    <style:style style:name="T4172" style:family="text">
      <style:text-properties officeooo:rsid="19b6d8dc"/>
    </style:style>
    <style:style style:name="T4173" style:family="text">
      <style:text-properties officeooo:rsid="19b70ce6"/>
    </style:style>
    <style:style style:name="T4174" style:family="text">
      <style:text-properties officeooo:rsid="19b77523"/>
    </style:style>
    <style:style style:name="T4175" style:family="text">
      <style:text-properties officeooo:rsid="19b7ed23"/>
    </style:style>
    <style:style style:name="T4176" style:family="text">
      <style:text-properties officeooo:rsid="19b98580"/>
    </style:style>
    <style:style style:name="T4177" style:family="text">
      <style:text-properties officeooo:rsid="19b9f8c2"/>
    </style:style>
    <style:style style:name="T4178" style:family="text">
      <style:text-properties officeooo:rsid="19ba085e"/>
    </style:style>
    <style:style style:name="T4179" style:family="text">
      <style:text-properties officeooo:rsid="19ba9592"/>
    </style:style>
    <style:style style:name="T4180" style:family="text">
      <style:text-properties officeooo:rsid="19bc1077"/>
    </style:style>
    <style:style style:name="T4181" style:family="text">
      <style:text-properties officeooo:rsid="19be5297"/>
    </style:style>
    <style:style style:name="T4182" style:family="text">
      <style:text-properties officeooo:rsid="19be7a31"/>
    </style:style>
    <style:style style:name="T4183" style:family="text">
      <style:text-properties officeooo:rsid="19bedc6d"/>
    </style:style>
    <style:style style:name="T4184" style:family="text">
      <style:text-properties officeooo:rsid="19bef6eb"/>
    </style:style>
    <style:style style:name="T4185" style:family="text">
      <style:text-properties officeooo:rsid="19c209d4"/>
    </style:style>
    <style:style style:name="T4186" style:family="text">
      <style:text-properties officeooo:rsid="19c255fa"/>
    </style:style>
    <style:style style:name="T4187" style:family="text">
      <style:text-properties officeooo:rsid="19c2f173"/>
    </style:style>
    <style:style style:name="T4188" style:family="text">
      <style:text-properties officeooo:rsid="19c4b7a5"/>
    </style:style>
    <style:style style:name="T4189" style:family="text">
      <style:text-properties officeooo:rsid="19c62466"/>
    </style:style>
    <style:style style:name="T4190" style:family="text">
      <style:text-properties officeooo:rsid="19c7fa18"/>
    </style:style>
    <style:style style:name="T4191" style:family="text">
      <style:text-properties officeooo:rsid="19c988ad"/>
    </style:style>
    <style:style style:name="T4192" style:family="text">
      <style:text-properties officeooo:rsid="19c9b836"/>
    </style:style>
    <style:style style:name="T4193" style:family="text">
      <style:text-properties officeooo:rsid="19cb9ebd"/>
    </style:style>
    <style:style style:name="T4194" style:family="text">
      <style:text-properties officeooo:rsid="19cd8026"/>
    </style:style>
    <style:style style:name="T4195" style:family="text">
      <style:text-properties officeooo:rsid="19ce6e28"/>
    </style:style>
    <style:style style:name="T4196" style:family="text">
      <style:text-properties officeooo:rsid="19d061a4"/>
    </style:style>
    <style:style style:name="T4197" style:family="text">
      <style:text-properties officeooo:rsid="19d15693"/>
    </style:style>
    <style:style style:name="T4198" style:family="text">
      <style:text-properties officeooo:rsid="19d332c2"/>
    </style:style>
    <style:style style:name="T4199" style:family="text">
      <style:text-properties officeooo:rsid="19d38f49"/>
    </style:style>
    <style:style style:name="T4200" style:family="text">
      <style:text-properties officeooo:rsid="19d40f61"/>
    </style:style>
    <style:style style:name="T4201" style:family="text">
      <style:text-properties officeooo:rsid="19d4e4cb"/>
    </style:style>
    <style:style style:name="T4202" style:family="text">
      <style:text-properties officeooo:rsid="19d5ecec"/>
    </style:style>
    <style:style style:name="T4203" style:family="text">
      <style:text-properties officeooo:rsid="19d7b0a7"/>
    </style:style>
    <style:style style:name="T4204" style:family="text">
      <style:text-properties officeooo:rsid="19d9d0dc"/>
    </style:style>
    <style:style style:name="T4205" style:family="text">
      <style:text-properties officeooo:rsid="19da18cc"/>
    </style:style>
    <style:style style:name="T4206" style:family="text">
      <style:text-properties officeooo:rsid="19dbfabb"/>
    </style:style>
    <style:style style:name="T4207" style:family="text">
      <style:text-properties officeooo:rsid="19dca7fc"/>
    </style:style>
    <style:style style:name="T4208" style:family="text">
      <style:text-properties officeooo:rsid="19dd7349"/>
    </style:style>
    <style:style style:name="T4209" style:family="text">
      <style:text-properties officeooo:rsid="19dde1da"/>
    </style:style>
    <style:style style:name="T4210" style:family="text">
      <style:text-properties officeooo:rsid="19df40b8"/>
    </style:style>
    <style:style style:name="T4211" style:family="text">
      <style:text-properties officeooo:rsid="19e09757"/>
    </style:style>
    <style:style style:name="T4212" style:family="text">
      <style:text-properties officeooo:rsid="19e1fc49"/>
    </style:style>
    <style:style style:name="T4213" style:family="text">
      <style:text-properties officeooo:rsid="19e2a891"/>
    </style:style>
    <style:style style:name="T4214" style:family="text">
      <style:text-properties officeooo:rsid="19e31c0b"/>
    </style:style>
    <style:style style:name="T4215" style:family="text">
      <style:text-properties officeooo:rsid="19e3c630"/>
    </style:style>
    <style:style style:name="T4216" style:family="text">
      <style:text-properties officeooo:rsid="19e4647e"/>
    </style:style>
    <style:style style:name="T4217" style:family="text">
      <style:text-properties officeooo:rsid="19e596d4"/>
    </style:style>
    <style:style style:name="T4218" style:family="text">
      <style:text-properties officeooo:rsid="19e5c441"/>
    </style:style>
    <style:style style:name="T4219" style:family="text">
      <style:text-properties officeooo:rsid="19e896b7"/>
    </style:style>
    <style:style style:name="T4220" style:family="text">
      <style:text-properties officeooo:rsid="19f7eac8"/>
    </style:style>
    <style:style style:name="T4221" style:family="text">
      <style:text-properties officeooo:rsid="19fd7f26"/>
    </style:style>
    <style:style style:name="T4222" style:family="text">
      <style:text-properties officeooo:rsid="19fdd2c8"/>
    </style:style>
    <style:style style:name="T4223" style:family="text">
      <style:text-properties officeooo:rsid="19ffc0b9"/>
    </style:style>
    <style:style style:name="T4224" style:family="text">
      <style:text-properties officeooo:rsid="1a00f56f"/>
    </style:style>
    <style:style style:name="T4225" style:family="text">
      <style:text-properties officeooo:rsid="1a01e451"/>
    </style:style>
    <style:style style:name="T4226" style:family="text">
      <style:text-properties officeooo:rsid="1a02dc20"/>
    </style:style>
    <style:style style:name="T4227" style:family="text">
      <style:text-properties officeooo:rsid="1a042af2"/>
    </style:style>
    <style:style style:name="T4228" style:family="text">
      <style:text-properties officeooo:rsid="1a05bf6a"/>
    </style:style>
    <style:style style:name="T4229" style:family="text">
      <style:text-properties officeooo:rsid="1a077879"/>
    </style:style>
    <style:style style:name="T4230" style:family="text">
      <style:text-properties officeooo:rsid="1a08961f"/>
    </style:style>
    <style:style style:name="T4231" style:family="text">
      <style:text-properties officeooo:rsid="1a0a8e76"/>
    </style:style>
    <style:style style:name="T4232" style:family="text">
      <style:text-properties officeooo:rsid="1a0a9cd8"/>
    </style:style>
    <style:style style:name="T4233" style:family="text">
      <style:text-properties officeooo:rsid="1a0dc914"/>
    </style:style>
    <style:style style:name="T4234" style:family="text">
      <style:text-properties officeooo:rsid="1a0f5ee2"/>
    </style:style>
    <style:style style:name="T4235" style:family="text">
      <style:text-properties officeooo:rsid="1a111c52"/>
    </style:style>
    <style:style style:name="T4236" style:family="text">
      <style:text-properties officeooo:rsid="1a12dd1e"/>
    </style:style>
    <style:style style:name="T4237" style:family="text">
      <style:text-properties officeooo:rsid="1a132cc1"/>
    </style:style>
    <style:style style:name="T4238" style:family="text">
      <style:text-properties officeooo:rsid="1a13e904"/>
    </style:style>
    <style:style style:name="T4239" style:family="text">
      <style:text-properties officeooo:rsid="1a13ef2a"/>
    </style:style>
    <style:style style:name="T4240" style:family="text">
      <style:text-properties officeooo:rsid="1a15bf38"/>
    </style:style>
    <style:style style:name="T4241" style:family="text">
      <style:text-properties officeooo:rsid="1a15cf96"/>
    </style:style>
    <style:style style:name="T4242" style:family="text">
      <style:text-properties officeooo:rsid="1a16946a"/>
    </style:style>
    <style:style style:name="T4243" style:family="text">
      <style:text-properties officeooo:rsid="1a1872ac"/>
    </style:style>
    <style:style style:name="T4244" style:family="text">
      <style:text-properties officeooo:rsid="1a1a0214"/>
    </style:style>
    <style:style style:name="T4245" style:family="text">
      <style:text-properties officeooo:rsid="1a1a49a5"/>
    </style:style>
    <style:style style:name="T4246" style:family="text">
      <style:text-properties officeooo:rsid="1a1ba4f3"/>
    </style:style>
    <style:style style:name="T4247" style:family="text">
      <style:text-properties officeooo:rsid="1a1cc583"/>
    </style:style>
    <style:style style:name="T4248" style:family="text">
      <style:text-properties officeooo:rsid="1a1fe431"/>
    </style:style>
    <style:style style:name="T4249" style:family="text">
      <style:text-properties officeooo:rsid="1a20fa7c"/>
    </style:style>
    <style:style style:name="T4250" style:family="text">
      <style:text-properties officeooo:rsid="1a21b64e"/>
    </style:style>
    <style:style style:name="T4251" style:family="text">
      <style:text-properties officeooo:rsid="1a229670"/>
    </style:style>
    <style:style style:name="T4252" style:family="text">
      <style:text-properties officeooo:rsid="1a2429c4"/>
    </style:style>
    <style:style style:name="T4253" style:family="text">
      <style:text-properties officeooo:rsid="1a25c0cb"/>
    </style:style>
    <style:style style:name="T4254" style:family="text">
      <style:text-properties officeooo:rsid="1a270371"/>
    </style:style>
    <style:style style:name="T4255" style:family="text">
      <style:text-properties officeooo:rsid="1a285391"/>
    </style:style>
    <style:style style:name="T4256" style:family="text">
      <style:text-properties officeooo:rsid="1a294082"/>
    </style:style>
    <style:style style:name="T4257" style:family="text">
      <style:text-properties officeooo:rsid="1a29ea82"/>
    </style:style>
    <style:style style:name="T4258" style:family="text">
      <style:text-properties officeooo:rsid="1a2ba2b2"/>
    </style:style>
    <style:style style:name="T4259" style:family="text">
      <style:text-properties officeooo:rsid="1a2ca5a6"/>
    </style:style>
    <style:style style:name="T4260" style:family="text">
      <style:text-properties officeooo:rsid="1a2d1b00"/>
    </style:style>
    <style:style style:name="T4261" style:family="text">
      <style:text-properties officeooo:rsid="1a2ed471"/>
    </style:style>
    <style:style style:name="T4262" style:family="text">
      <style:text-properties officeooo:rsid="1a303ae6"/>
    </style:style>
    <style:style style:name="T4263" style:family="text">
      <style:text-properties officeooo:rsid="1a3135f0"/>
    </style:style>
    <style:style style:name="T4264" style:family="text">
      <style:text-properties officeooo:rsid="1a3252e3"/>
    </style:style>
    <style:style style:name="T4265" style:family="text">
      <style:text-properties officeooo:rsid="1a332723"/>
    </style:style>
    <style:style style:name="T4266" style:family="text">
      <style:text-properties officeooo:rsid="1a340308"/>
    </style:style>
    <style:style style:name="T4267" style:family="text">
      <style:text-properties officeooo:rsid="1a3474aa"/>
    </style:style>
    <style:style style:name="T4268" style:family="text">
      <style:text-properties officeooo:rsid="1a34842d"/>
    </style:style>
    <style:style style:name="T4269" style:family="text">
      <style:text-properties officeooo:rsid="1a351a9c"/>
    </style:style>
    <style:style style:name="T4270" style:family="text">
      <style:text-properties officeooo:rsid="1a36b0b3"/>
    </style:style>
    <style:style style:name="T4271" style:family="text">
      <style:text-properties officeooo:rsid="1a36f36e"/>
    </style:style>
    <style:style style:name="T4272" style:family="text">
      <style:text-properties officeooo:rsid="1a3a24c5"/>
    </style:style>
    <style:style style:name="T4273" style:family="text">
      <style:text-properties officeooo:rsid="1a3adc22"/>
    </style:style>
    <style:style style:name="T4274" style:family="text">
      <style:text-properties officeooo:rsid="1a3c1257"/>
    </style:style>
    <style:style style:name="T4275" style:family="text">
      <style:text-properties officeooo:rsid="1a3d9f04"/>
    </style:style>
    <style:style style:name="T4276" style:family="text">
      <style:text-properties officeooo:rsid="1a3f6a14"/>
    </style:style>
    <style:style style:name="T4277" style:family="text">
      <style:text-properties officeooo:rsid="1a404e3a"/>
    </style:style>
    <style:style style:name="T4278" style:family="text">
      <style:text-properties officeooo:rsid="1a411e8e"/>
    </style:style>
    <style:style style:name="T4279" style:family="text">
      <style:text-properties officeooo:rsid="1a423a17"/>
    </style:style>
    <style:style style:name="T4280" style:family="text">
      <style:text-properties officeooo:rsid="1a45b5b1"/>
    </style:style>
    <style:style style:name="T4281" style:family="text">
      <style:text-properties officeooo:rsid="1a4777a6"/>
    </style:style>
    <style:style style:name="T4282" style:family="text">
      <style:text-properties officeooo:rsid="1a49ded8"/>
    </style:style>
    <style:style style:name="T4283" style:family="text">
      <style:text-properties officeooo:rsid="1a4a78f8"/>
    </style:style>
    <style:style style:name="T4284" style:family="text">
      <style:text-properties officeooo:rsid="1a4c2e23"/>
    </style:style>
    <style:style style:name="T4285" style:family="text">
      <style:text-properties officeooo:rsid="1a4c7f9d"/>
    </style:style>
    <style:style style:name="T4286" style:family="text">
      <style:text-properties officeooo:rsid="1a4e3dc1"/>
    </style:style>
    <style:style style:name="T4287" style:family="text">
      <style:text-properties officeooo:rsid="1a4ed876"/>
    </style:style>
    <style:style style:name="T4288" style:family="text">
      <style:text-properties officeooo:rsid="1a4f9354"/>
    </style:style>
    <style:style style:name="T4289" style:family="text">
      <style:text-properties officeooo:rsid="1a503dcc"/>
    </style:style>
    <style:style style:name="T4290" style:family="text">
      <style:text-properties officeooo:rsid="1a51019d"/>
    </style:style>
    <style:style style:name="T4291" style:family="text">
      <style:text-properties officeooo:rsid="1a528edc"/>
    </style:style>
    <style:style style:name="T4292" style:family="text">
      <style:text-properties officeooo:rsid="1a52950a"/>
    </style:style>
    <style:style style:name="T4293" style:family="text">
      <style:text-properties officeooo:rsid="1a52da8a"/>
    </style:style>
    <style:style style:name="T4294" style:family="text">
      <style:text-properties officeooo:rsid="1a543054"/>
    </style:style>
    <style:style style:name="T4295" style:family="text">
      <style:text-properties officeooo:rsid="1a543871"/>
    </style:style>
    <style:style style:name="T4296" style:family="text">
      <style:text-properties officeooo:rsid="1a558fde"/>
    </style:style>
    <style:style style:name="T4297" style:family="text">
      <style:text-properties officeooo:rsid="1a56f222"/>
    </style:style>
    <style:style style:name="T4298" style:family="text">
      <style:text-properties officeooo:rsid="1a581499"/>
    </style:style>
    <style:style style:name="T4299" style:family="text">
      <style:text-properties officeooo:rsid="1a590fc0"/>
    </style:style>
    <style:style style:name="T4300" style:family="text">
      <style:text-properties officeooo:rsid="1a591e27"/>
    </style:style>
    <style:style style:name="T4301" style:family="text">
      <style:text-properties officeooo:rsid="1a5abaab"/>
    </style:style>
    <style:style style:name="T4302" style:family="text">
      <style:text-properties officeooo:rsid="1a5b719a"/>
    </style:style>
    <style:style style:name="T4303" style:family="text">
      <style:text-properties officeooo:rsid="1a5cc7eb"/>
    </style:style>
    <style:style style:name="T4304" style:family="text">
      <style:text-properties officeooo:rsid="1a5e811d"/>
    </style:style>
    <style:style style:name="T4305" style:family="text">
      <style:text-properties officeooo:rsid="1a5fcbf3"/>
    </style:style>
    <style:style style:name="T4306" style:family="text">
      <style:text-properties officeooo:rsid="1a5fe36d"/>
    </style:style>
    <style:style style:name="T4307" style:family="text">
      <style:text-properties officeooo:rsid="1a61d3f4"/>
    </style:style>
    <style:style style:name="T4308" style:family="text">
      <style:text-properties officeooo:rsid="1a62eb27"/>
    </style:style>
    <style:style style:name="T4309" style:family="text">
      <style:text-properties officeooo:rsid="1a66caf9"/>
    </style:style>
    <style:style style:name="T4310" style:family="text">
      <style:text-properties officeooo:rsid="1a6709cf"/>
    </style:style>
    <style:style style:name="T4311" style:family="text">
      <style:text-properties officeooo:rsid="1a67aad2"/>
    </style:style>
    <style:style style:name="T4312" style:family="text">
      <style:text-properties officeooo:rsid="1a691bd6"/>
    </style:style>
    <style:style style:name="T4313" style:family="text">
      <style:text-properties officeooo:rsid="1a6aab86"/>
    </style:style>
    <style:style style:name="T4314" style:family="text">
      <style:text-properties officeooo:rsid="1a6e9d86"/>
    </style:style>
    <style:style style:name="T4315" style:family="text">
      <style:text-properties officeooo:rsid="1a6eee29"/>
    </style:style>
    <style:style style:name="T4316" style:family="text">
      <style:text-properties officeooo:rsid="1a70ab1c"/>
    </style:style>
    <style:style style:name="T4317" style:family="text">
      <style:text-properties officeooo:rsid="1a722e1c"/>
    </style:style>
    <style:style style:name="T4318" style:family="text">
      <style:text-properties officeooo:rsid="1a72c34a"/>
    </style:style>
    <style:style style:name="T4319" style:family="text">
      <style:text-properties officeooo:rsid="1a7417bb"/>
    </style:style>
    <style:style style:name="T4320" style:family="text">
      <style:text-properties officeooo:rsid="1a75623b"/>
    </style:style>
    <style:style style:name="T4321" style:family="text">
      <style:text-properties officeooo:rsid="1a777459"/>
    </style:style>
    <style:style style:name="T4322" style:family="text">
      <style:text-properties officeooo:rsid="1a789aaf"/>
    </style:style>
    <style:style style:name="T4323" style:family="text">
      <style:text-properties officeooo:rsid="1a7a5951"/>
    </style:style>
    <style:style style:name="T4324" style:family="text">
      <style:text-properties officeooo:rsid="1a7b9543"/>
    </style:style>
    <style:style style:name="T4325" style:family="text">
      <style:text-properties officeooo:rsid="1a7c7240"/>
    </style:style>
    <style:style style:name="T4326" style:family="text">
      <style:text-properties officeooo:rsid="1a7d43e6"/>
    </style:style>
    <style:style style:name="T4327" style:family="text">
      <style:text-properties officeooo:rsid="1a7e5303"/>
    </style:style>
    <style:style style:name="T4328" style:family="text">
      <style:text-properties officeooo:rsid="1a7eb5fa"/>
    </style:style>
    <style:style style:name="T4329" style:family="text">
      <style:text-properties officeooo:rsid="1a806a10"/>
    </style:style>
    <style:style style:name="T4330" style:family="text">
      <style:text-properties officeooo:rsid="1a810e93"/>
    </style:style>
    <style:style style:name="T4331" style:family="text">
      <style:text-properties officeooo:rsid="1a825452"/>
    </style:style>
    <style:style style:name="T4332" style:family="text">
      <style:text-properties officeooo:rsid="1a84f438"/>
    </style:style>
    <style:style style:name="T4333" style:family="text">
      <style:text-properties officeooo:rsid="1a858f7b"/>
    </style:style>
    <style:style style:name="T4334" style:family="text">
      <style:text-properties officeooo:rsid="1a869a67"/>
    </style:style>
    <style:style style:name="T4335" style:family="text">
      <style:text-properties officeooo:rsid="1a874374"/>
    </style:style>
    <style:style style:name="T4336" style:family="text">
      <style:text-properties officeooo:rsid="1a8a0c61"/>
    </style:style>
    <style:style style:name="T4337" style:family="text">
      <style:text-properties officeooo:rsid="1a8b06f5"/>
    </style:style>
    <style:style style:name="T4338" style:family="text">
      <style:text-properties officeooo:rsid="1a8e6ef7"/>
    </style:style>
    <style:style style:name="T4339" style:family="text">
      <style:text-properties officeooo:rsid="1a8ee4e5"/>
    </style:style>
    <style:style style:name="T4340" style:family="text">
      <style:text-properties officeooo:rsid="1a8f0c02"/>
    </style:style>
    <style:style style:name="T4341" style:family="text">
      <style:text-properties officeooo:rsid="1a90eb27"/>
    </style:style>
    <style:style style:name="T4342" style:family="text">
      <style:text-properties officeooo:rsid="1a922f02"/>
    </style:style>
    <style:style style:name="T4343" style:family="text">
      <style:text-properties officeooo:rsid="1a9245f2"/>
    </style:style>
    <style:style style:name="T4344" style:family="text">
      <style:text-properties officeooo:rsid="1a933e24"/>
    </style:style>
    <style:style style:name="T4345" style:family="text">
      <style:text-properties officeooo:rsid="1a9574c9"/>
    </style:style>
    <style:style style:name="T4346" style:family="text">
      <style:text-properties officeooo:rsid="1a95c459"/>
    </style:style>
    <style:style style:name="T4347" style:family="text">
      <style:text-properties officeooo:rsid="1a97b446"/>
    </style:style>
    <style:style style:name="T4348" style:family="text">
      <style:text-properties officeooo:rsid="1a97cead"/>
    </style:style>
    <style:style style:name="T4349" style:family="text">
      <style:text-properties officeooo:rsid="1a99b821"/>
    </style:style>
    <style:style style:name="T4350" style:family="text">
      <style:text-properties officeooo:rsid="1aa06dfa"/>
    </style:style>
    <style:style style:name="T4351" style:family="text">
      <style:text-properties officeooo:rsid="1aa13c44"/>
    </style:style>
    <style:style style:name="T4352" style:family="text">
      <style:text-properties officeooo:rsid="1aa1b8ae"/>
    </style:style>
    <style:style style:name="T4353" style:family="text">
      <style:text-properties officeooo:rsid="1aa21ece"/>
    </style:style>
    <style:style style:name="T4354" style:family="text">
      <style:text-properties officeooo:rsid="1aa4088c"/>
    </style:style>
    <style:style style:name="T4355" style:family="text">
      <style:text-properties officeooo:rsid="1aa411b2"/>
    </style:style>
    <style:style style:name="T4356" style:family="text">
      <style:text-properties officeooo:rsid="1aa465a6"/>
    </style:style>
    <style:style style:name="T4357" style:family="text">
      <style:text-properties officeooo:rsid="1aa61495"/>
    </style:style>
    <style:style style:name="T4358" style:family="text">
      <style:text-properties officeooo:rsid="1aa94060"/>
    </style:style>
    <style:style style:name="T4359" style:family="text">
      <style:text-properties officeooo:rsid="1aa979a7"/>
    </style:style>
    <style:style style:name="T4360" style:family="text">
      <style:text-properties officeooo:rsid="1aaa4f94"/>
    </style:style>
    <style:style style:name="T4361" style:family="text">
      <style:text-properties officeooo:rsid="1aaceea5"/>
    </style:style>
    <style:style style:name="T4362" style:family="text">
      <style:text-properties officeooo:rsid="1aae71da"/>
    </style:style>
    <style:style style:name="T4363" style:family="text">
      <style:text-properties officeooo:rsid="1aaffd90"/>
    </style:style>
    <style:style style:name="T4364" style:family="text">
      <style:text-properties officeooo:rsid="1ab03f70"/>
    </style:style>
    <style:style style:name="T4365" style:family="text">
      <style:text-properties officeooo:rsid="1ab1102b"/>
    </style:style>
    <style:style style:name="T4366" style:family="text">
      <style:text-properties officeooo:rsid="1ab364dd"/>
    </style:style>
    <style:style style:name="T4367" style:family="text">
      <style:text-properties officeooo:rsid="1ab488c9"/>
    </style:style>
    <style:style style:name="T4368" style:family="text">
      <style:text-properties officeooo:rsid="1ab5e363"/>
    </style:style>
    <style:style style:name="T4369" style:family="text">
      <style:text-properties officeooo:rsid="1ab6a5c7"/>
    </style:style>
    <style:style style:name="T4370" style:family="text">
      <style:text-properties officeooo:rsid="1ab71234"/>
    </style:style>
    <style:style style:name="T4371" style:family="text">
      <style:text-properties officeooo:rsid="1ab85ed5"/>
    </style:style>
    <style:style style:name="T4372" style:family="text">
      <style:text-properties officeooo:rsid="1ab88e16"/>
    </style:style>
    <style:style style:name="T4373" style:family="text">
      <style:text-properties officeooo:rsid="1ab932d3"/>
    </style:style>
    <style:style style:name="T4374" style:family="text">
      <style:text-properties officeooo:rsid="1aba6a1d"/>
    </style:style>
    <style:style style:name="T4375" style:family="text">
      <style:text-properties officeooo:rsid="1abbfd66"/>
    </style:style>
    <style:style style:name="T4376" style:family="text">
      <style:text-properties officeooo:rsid="1abd6534"/>
    </style:style>
    <style:style style:name="T4377" style:family="text">
      <style:text-properties officeooo:rsid="1abf4378"/>
    </style:style>
    <style:style style:name="T4378" style:family="text">
      <style:text-properties officeooo:rsid="1abf7c39"/>
    </style:style>
    <style:style style:name="T4379" style:family="text">
      <style:text-properties officeooo:rsid="1abfee6c"/>
    </style:style>
    <style:style style:name="T4380" style:family="text">
      <style:text-properties officeooo:rsid="1ac00ac0"/>
    </style:style>
    <style:style style:name="T4381" style:family="text">
      <style:text-properties officeooo:rsid="1ac0ae4c"/>
    </style:style>
    <style:style style:name="T4382" style:family="text">
      <style:text-properties officeooo:rsid="1ac1a9e6"/>
    </style:style>
    <style:style style:name="T4383" style:family="text">
      <style:text-properties officeooo:rsid="1ac2c1d0"/>
    </style:style>
    <style:style style:name="T4384" style:family="text">
      <style:text-properties officeooo:rsid="1ac2cb4d"/>
    </style:style>
    <style:style style:name="T4385" style:family="text">
      <style:text-properties officeooo:rsid="1ac38729"/>
    </style:style>
    <style:style style:name="T4386" style:family="text">
      <style:text-properties officeooo:rsid="1ac47a62"/>
    </style:style>
    <style:style style:name="T4387" style:family="text">
      <style:text-properties officeooo:rsid="1ac67973"/>
    </style:style>
    <style:style style:name="T4388" style:family="text">
      <style:text-properties officeooo:rsid="1ac85a16"/>
    </style:style>
    <style:style style:name="T4389" style:family="text">
      <style:text-properties officeooo:rsid="1ac9880a"/>
    </style:style>
    <style:style style:name="T4390" style:family="text">
      <style:text-properties officeooo:rsid="1acb85a5"/>
    </style:style>
    <style:style style:name="T4391" style:family="text">
      <style:text-properties officeooo:rsid="1acc598b"/>
    </style:style>
    <style:style style:name="T4392" style:family="text">
      <style:text-properties officeooo:rsid="1ace00c7"/>
    </style:style>
    <style:style style:name="T4393" style:family="text">
      <style:text-properties officeooo:rsid="1acfd94c"/>
    </style:style>
    <style:style style:name="T4394" style:family="text">
      <style:text-properties officeooo:rsid="1ad010be"/>
    </style:style>
    <style:style style:name="T4395" style:family="text">
      <style:text-properties officeooo:rsid="1ad194cf"/>
    </style:style>
    <style:style style:name="T4396" style:family="text">
      <style:text-properties officeooo:rsid="1ad34151"/>
    </style:style>
    <style:style style:name="T4397" style:family="text">
      <style:text-properties officeooo:rsid="1ad4b0ae"/>
    </style:style>
    <style:style style:name="T4398" style:family="text">
      <style:text-properties officeooo:rsid="1ad6642f"/>
    </style:style>
    <style:style style:name="T4399" style:family="text">
      <style:text-properties officeooo:rsid="1ad892a1"/>
    </style:style>
    <style:style style:name="T4400" style:family="text">
      <style:text-properties officeooo:rsid="1ada3200"/>
    </style:style>
    <style:style style:name="T4401" style:family="text">
      <style:text-properties officeooo:rsid="1adbee2e"/>
    </style:style>
    <style:style style:name="T4402" style:family="text">
      <style:text-properties officeooo:rsid="1add72ab"/>
    </style:style>
    <style:style style:name="T4403" style:family="text">
      <style:text-properties officeooo:rsid="1addfbbc"/>
    </style:style>
    <style:style style:name="T4404" style:family="text">
      <style:text-properties officeooo:rsid="1ade44bb"/>
    </style:style>
    <style:style style:name="T4405" style:family="text">
      <style:text-properties officeooo:rsid="1ade5527"/>
    </style:style>
    <style:style style:name="T4406" style:family="text">
      <style:text-properties officeooo:rsid="1adefd1d"/>
    </style:style>
    <style:style style:name="T4407" style:family="text">
      <style:text-properties officeooo:rsid="1adf352a"/>
    </style:style>
    <style:style style:name="T4408" style:family="text">
      <style:text-properties officeooo:rsid="1ae07f82"/>
    </style:style>
    <style:style style:name="T4409" style:family="text">
      <style:text-properties officeooo:rsid="1ae16155"/>
    </style:style>
    <style:style style:name="T4410" style:family="text">
      <style:text-properties officeooo:rsid="1ae9a0b2"/>
    </style:style>
    <style:style style:name="T4411" style:family="text">
      <style:text-properties officeooo:rsid="1aeb244f"/>
    </style:style>
    <style:style style:name="T4412" style:family="text">
      <style:text-properties officeooo:rsid="1aebdc68"/>
    </style:style>
    <style:style style:name="T4413" style:family="text">
      <style:text-properties officeooo:rsid="1aedc54d"/>
    </style:style>
    <style:style style:name="T4414" style:family="text">
      <style:text-properties officeooo:rsid="1aee7d23"/>
    </style:style>
    <style:style style:name="T4415" style:family="text">
      <style:text-properties officeooo:rsid="1aefe0df"/>
    </style:style>
    <style:style style:name="T4416" style:family="text">
      <style:text-properties officeooo:rsid="1af0681e"/>
    </style:style>
    <style:style style:name="T4417" style:family="text">
      <style:text-properties officeooo:rsid="1af352ca"/>
    </style:style>
    <style:style style:name="T4418" style:family="text">
      <style:text-properties officeooo:rsid="1af36230"/>
    </style:style>
    <style:style style:name="T4419" style:family="text">
      <style:text-properties officeooo:rsid="1af42ad6"/>
    </style:style>
    <style:style style:name="T4420" style:family="text">
      <style:text-properties officeooo:rsid="1af5c20c"/>
    </style:style>
    <style:style style:name="T4421" style:family="text">
      <style:text-properties officeooo:rsid="1af5de15"/>
    </style:style>
    <style:style style:name="T4422" style:family="text">
      <style:text-properties officeooo:rsid="1af84ffb"/>
    </style:style>
    <style:style style:name="T4423" style:family="text">
      <style:text-properties officeooo:rsid="1af9b08f"/>
    </style:style>
    <style:style style:name="T4424" style:family="text">
      <style:text-properties officeooo:rsid="1af9f12b"/>
    </style:style>
    <style:style style:name="T4425" style:family="text">
      <style:text-properties officeooo:rsid="1afa9fe1"/>
    </style:style>
    <style:style style:name="T4426" style:family="text">
      <style:text-properties officeooo:rsid="1afcd77c"/>
    </style:style>
    <style:style style:name="T4427" style:family="text">
      <style:text-properties officeooo:rsid="1afd25f9"/>
    </style:style>
    <style:style style:name="T4428" style:family="text">
      <style:text-properties officeooo:rsid="1afe7a2f"/>
    </style:style>
    <style:style style:name="T4429" style:family="text">
      <style:text-properties officeooo:rsid="1b010282"/>
    </style:style>
    <style:style style:name="T4430" style:family="text">
      <style:text-properties officeooo:rsid="1b02e9f8"/>
    </style:style>
    <style:style style:name="T4431" style:family="text">
      <style:text-properties officeooo:rsid="1b038057"/>
    </style:style>
    <style:style style:name="T4432" style:family="text">
      <style:text-properties officeooo:rsid="1b04e8da"/>
    </style:style>
    <style:style style:name="T4433" style:family="text">
      <style:text-properties officeooo:rsid="1b0535df"/>
    </style:style>
    <style:style style:name="T4434" style:family="text">
      <style:text-properties officeooo:rsid="1b05592d"/>
    </style:style>
    <style:style style:name="T4435" style:family="text">
      <style:text-properties officeooo:rsid="1b0645cc"/>
    </style:style>
    <style:style style:name="T4436" style:family="text">
      <style:text-properties officeooo:rsid="1b078e6d"/>
    </style:style>
    <style:style style:name="T4437" style:family="text">
      <style:text-properties officeooo:rsid="1b08c775"/>
    </style:style>
    <style:style style:name="T4438" style:family="text">
      <style:text-properties officeooo:rsid="1b08d29c"/>
    </style:style>
    <style:style style:name="T4439" style:family="text">
      <style:text-properties officeooo:rsid="1b08d9d0"/>
    </style:style>
    <style:style style:name="T4440" style:family="text">
      <style:text-properties officeooo:rsid="1b0969bf"/>
    </style:style>
    <style:style style:name="T4441" style:family="text">
      <style:text-properties officeooo:rsid="1b0b0603"/>
    </style:style>
    <style:style style:name="T4442" style:family="text">
      <style:text-properties officeooo:rsid="1b0b35bc"/>
    </style:style>
    <style:style style:name="T4443" style:family="text">
      <style:text-properties officeooo:rsid="1b0cddec"/>
    </style:style>
    <style:style style:name="T4444" style:family="text">
      <style:text-properties officeooo:rsid="1b0e3081"/>
    </style:style>
    <style:style style:name="T4445" style:family="text">
      <style:text-properties officeooo:rsid="1b0eea1c"/>
    </style:style>
    <style:style style:name="T4446" style:family="text">
      <style:text-properties officeooo:rsid="1b102d1b"/>
    </style:style>
    <style:style style:name="T4447" style:family="text">
      <style:text-properties officeooo:rsid="1b110968"/>
    </style:style>
    <style:style style:name="T4448" style:family="text">
      <style:text-properties officeooo:rsid="1b11b629"/>
    </style:style>
    <style:style style:name="T4449" style:family="text">
      <style:text-properties officeooo:rsid="1b12dcf4"/>
    </style:style>
    <style:style style:name="T4450" style:family="text">
      <style:text-properties officeooo:rsid="1b146b66"/>
    </style:style>
    <style:style style:name="T4451" style:family="text">
      <style:text-properties officeooo:rsid="1b166340"/>
    </style:style>
    <style:style style:name="T4452" style:family="text">
      <style:text-properties officeooo:rsid="1b1985ad"/>
    </style:style>
    <style:style style:name="T4453" style:family="text">
      <style:text-properties officeooo:rsid="1b1b34ff"/>
    </style:style>
    <style:style style:name="T4454" style:family="text">
      <style:text-properties officeooo:rsid="1b1be366"/>
    </style:style>
    <style:style style:name="T4455" style:family="text">
      <style:text-properties officeooo:rsid="1b1db9e6"/>
    </style:style>
    <style:style style:name="T4456" style:family="text">
      <style:text-properties officeooo:rsid="1b1efaf1"/>
    </style:style>
    <style:style style:name="T4457" style:family="text">
      <style:text-properties officeooo:rsid="1b20895e"/>
    </style:style>
    <style:style style:name="T4458" style:family="text">
      <style:text-properties officeooo:rsid="1b222407"/>
    </style:style>
    <style:style style:name="T4459" style:family="text">
      <style:text-properties officeooo:rsid="1b233bfb"/>
    </style:style>
    <style:style style:name="T4460" style:family="text">
      <style:text-properties officeooo:rsid="1b24cc9d"/>
    </style:style>
    <style:style style:name="T4461" style:family="text">
      <style:text-properties officeooo:rsid="1b25e1e1"/>
    </style:style>
    <style:style style:name="T4462" style:family="text">
      <style:text-properties officeooo:rsid="1b26da8f"/>
    </style:style>
    <style:style style:name="T4463" style:family="text">
      <style:text-properties officeooo:rsid="1b28138a"/>
    </style:style>
    <style:style style:name="T4464" style:family="text">
      <style:text-properties officeooo:rsid="1b294af0"/>
    </style:style>
    <style:style style:name="T4465" style:family="text">
      <style:text-properties officeooo:rsid="1b2affad"/>
    </style:style>
    <style:style style:name="T4466" style:family="text">
      <style:text-properties officeooo:rsid="1b2d533b"/>
    </style:style>
    <style:style style:name="T4467" style:family="text">
      <style:text-properties officeooo:rsid="1b2d9575"/>
    </style:style>
    <style:style style:name="T4468" style:family="text">
      <style:text-properties officeooo:rsid="1b2f84b5"/>
    </style:style>
    <style:style style:name="T4469" style:family="text">
      <style:text-properties officeooo:rsid="1b30148b"/>
    </style:style>
    <style:style style:name="T4470" style:family="text">
      <style:text-properties officeooo:rsid="1b321832"/>
    </style:style>
    <style:style style:name="T4471" style:family="text">
      <style:text-properties officeooo:rsid="1b33f4c9"/>
    </style:style>
    <style:style style:name="T4472" style:family="text">
      <style:text-properties officeooo:rsid="1b343f3e"/>
    </style:style>
    <style:style style:name="T4473" style:family="text">
      <style:text-properties officeooo:rsid="1b3579fd"/>
    </style:style>
    <style:style style:name="T4474" style:family="text">
      <style:text-properties officeooo:rsid="1b36cc55"/>
    </style:style>
    <style:style style:name="T4475" style:family="text">
      <style:text-properties officeooo:rsid="1b380d9d"/>
    </style:style>
    <style:style style:name="T4476" style:family="text">
      <style:text-properties officeooo:rsid="1b38dab8"/>
    </style:style>
    <style:style style:name="T4477" style:family="text">
      <style:text-properties officeooo:rsid="1b39f368"/>
    </style:style>
    <style:style style:name="T4478" style:family="text">
      <style:text-properties officeooo:rsid="1b3aba90"/>
    </style:style>
    <style:style style:name="T4479" style:family="text">
      <style:text-properties officeooo:rsid="1b3c242e"/>
    </style:style>
    <style:style style:name="T4480" style:family="text">
      <style:text-properties officeooo:rsid="1b3debfd"/>
    </style:style>
    <style:style style:name="T4481" style:family="text">
      <style:text-properties officeooo:rsid="1b3f6fcb"/>
    </style:style>
    <style:style style:name="T4482" style:family="text">
      <style:text-properties officeooo:rsid="1b40a5fa"/>
    </style:style>
    <style:style style:name="T4483" style:family="text">
      <style:text-properties officeooo:rsid="1b417b62"/>
    </style:style>
    <style:style style:name="T4484" style:family="text">
      <style:text-properties officeooo:rsid="1b41f6fd"/>
    </style:style>
    <style:style style:name="T4485" style:family="text">
      <style:text-properties officeooo:rsid="1b42dc07"/>
    </style:style>
    <style:style style:name="T4486" style:family="text">
      <style:text-properties officeooo:rsid="1b44a885"/>
    </style:style>
    <style:style style:name="T4487" style:family="text">
      <style:text-properties officeooo:rsid="1b460a8f"/>
    </style:style>
    <style:style style:name="T4488" style:family="text">
      <style:text-properties officeooo:rsid="1b47358f"/>
    </style:style>
    <style:style style:name="T4489" style:family="text">
      <style:text-properties officeooo:rsid="1b47cc03"/>
    </style:style>
    <style:style style:name="T4490" style:family="text">
      <style:text-properties officeooo:rsid="1b480a1b"/>
    </style:style>
    <style:style style:name="T4491" style:family="text">
      <style:text-properties officeooo:rsid="1b4b1f4b"/>
    </style:style>
    <style:style style:name="T4492" style:family="text">
      <style:text-properties officeooo:rsid="1b4b61e0"/>
    </style:style>
    <style:style style:name="T4493" style:family="text">
      <style:text-properties officeooo:rsid="1b4cb41a"/>
    </style:style>
    <style:style style:name="T4494" style:family="text">
      <style:text-properties officeooo:rsid="1b4e0f1a"/>
    </style:style>
    <style:style style:name="T4495" style:family="text">
      <style:text-properties officeooo:rsid="1b4e8fa6"/>
    </style:style>
    <style:style style:name="T4496" style:family="text">
      <style:text-properties officeooo:rsid="1b4f87be"/>
    </style:style>
    <style:style style:name="T4497" style:family="text">
      <style:text-properties officeooo:rsid="1b51eb55"/>
    </style:style>
    <style:style style:name="T4498" style:family="text">
      <style:text-properties officeooo:rsid="1b5222fe"/>
    </style:style>
    <style:style style:name="T4499" style:family="text">
      <style:text-properties officeooo:rsid="1b532d8a"/>
    </style:style>
    <style:style style:name="T4500" style:family="text">
      <style:text-properties officeooo:rsid="1b541b9f"/>
    </style:style>
    <style:style style:name="T4501" style:family="text">
      <style:text-properties officeooo:rsid="1b578da6"/>
    </style:style>
    <style:style style:name="T4502" style:family="text">
      <style:text-properties officeooo:rsid="1b57b11b"/>
    </style:style>
    <style:style style:name="T4503" style:family="text">
      <style:text-properties officeooo:rsid="1b58b14c"/>
    </style:style>
    <style:style style:name="T4504" style:family="text">
      <style:text-properties officeooo:rsid="1b59c6da"/>
    </style:style>
    <style:style style:name="T4505" style:family="text">
      <style:text-properties officeooo:rsid="1b5a8443"/>
    </style:style>
    <style:style style:name="T4506" style:family="text">
      <style:text-properties officeooo:rsid="1b5c3130"/>
    </style:style>
    <style:style style:name="T4507" style:family="text">
      <style:text-properties officeooo:rsid="1b5d3043"/>
    </style:style>
    <style:style style:name="T4508" style:family="text">
      <style:text-properties officeooo:rsid="1b5d3b87"/>
    </style:style>
    <style:style style:name="T4509" style:family="text">
      <style:text-properties officeooo:rsid="1b5f381a"/>
    </style:style>
    <style:style style:name="T4510" style:family="text">
      <style:text-properties officeooo:rsid="1b600af1"/>
    </style:style>
    <style:style style:name="T4511" style:family="text">
      <style:text-properties officeooo:rsid="1b6114b2"/>
    </style:style>
    <style:style style:name="T4512" style:family="text">
      <style:text-properties officeooo:rsid="1b62c745"/>
    </style:style>
    <style:style style:name="T4513" style:family="text">
      <style:text-properties officeooo:rsid="1b6404e0"/>
    </style:style>
    <style:style style:name="T4514" style:family="text">
      <style:text-properties officeooo:rsid="1b664640"/>
    </style:style>
    <style:style style:name="T4515" style:family="text">
      <style:text-properties officeooo:rsid="1b678daa"/>
    </style:style>
    <style:style style:name="T4516" style:family="text">
      <style:text-properties officeooo:rsid="1b683841"/>
    </style:style>
    <style:style style:name="T4517" style:family="text">
      <style:text-properties officeooo:rsid="1b69b936"/>
    </style:style>
    <style:style style:name="T4518" style:family="text">
      <style:text-properties officeooo:rsid="1b6c3905"/>
    </style:style>
    <style:style style:name="T4519" style:family="text">
      <style:text-properties officeooo:rsid="1b6d94d7"/>
    </style:style>
    <style:style style:name="T4520" style:family="text">
      <style:text-properties officeooo:rsid="1b6e1aaf"/>
    </style:style>
    <style:style style:name="T4521" style:family="text">
      <style:text-properties officeooo:rsid="1b6f930f"/>
    </style:style>
    <style:style style:name="T4522" style:family="text">
      <style:text-properties officeooo:rsid="1b6fa1cb"/>
    </style:style>
    <style:style style:name="T4523" style:family="text">
      <style:text-properties officeooo:rsid="1b70fcc1"/>
    </style:style>
    <style:style style:name="T4524" style:family="text">
      <style:text-properties officeooo:rsid="1b725509"/>
    </style:style>
    <style:style style:name="T4525" style:family="text">
      <style:text-properties officeooo:rsid="1b73d3a5"/>
    </style:style>
    <style:style style:name="T4526" style:family="text">
      <style:text-properties officeooo:rsid="1b73ed70"/>
    </style:style>
    <style:style style:name="T4527" style:family="text">
      <style:text-properties officeooo:rsid="1b756c7b"/>
    </style:style>
    <style:style style:name="T4528" style:family="text">
      <style:text-properties officeooo:rsid="1b7718ff"/>
    </style:style>
    <style:style style:name="T4529" style:family="text">
      <style:text-properties officeooo:rsid="1b79fdb3"/>
    </style:style>
    <style:style style:name="T4530" style:family="text">
      <style:text-properties officeooo:rsid="1b7bf2a8"/>
    </style:style>
    <style:style style:name="T4531" style:family="text">
      <style:text-properties officeooo:rsid="1b7cfec3"/>
    </style:style>
    <style:style style:name="T4532" style:family="text">
      <style:text-properties officeooo:rsid="1b7e0f44"/>
    </style:style>
    <style:style style:name="T4533" style:family="text">
      <style:text-properties officeooo:rsid="1b7e79b3"/>
    </style:style>
    <style:style style:name="T4534" style:family="text">
      <style:text-properties officeooo:rsid="1b7f1e7c"/>
    </style:style>
    <style:style style:name="T4535" style:family="text">
      <style:text-properties officeooo:rsid="1b802b01"/>
    </style:style>
    <style:style style:name="T4536" style:family="text">
      <style:text-properties officeooo:rsid="1b8219b7"/>
    </style:style>
    <style:style style:name="T4537" style:family="text">
      <style:text-properties officeooo:rsid="1b83a62f"/>
    </style:style>
    <style:style style:name="T4538" style:family="text">
      <style:text-properties officeooo:rsid="1b83ffb1"/>
    </style:style>
    <style:style style:name="T4539" style:family="text">
      <style:text-properties officeooo:rsid="1b850eae"/>
    </style:style>
    <style:style style:name="T4540" style:family="text">
      <style:text-properties officeooo:rsid="1b86d167"/>
    </style:style>
    <style:style style:name="T4541" style:family="text">
      <style:text-properties officeooo:rsid="1b871e74"/>
    </style:style>
    <style:style style:name="T4542" style:family="text">
      <style:text-properties officeooo:rsid="1b87c20d"/>
    </style:style>
    <style:style style:name="T4543" style:family="text">
      <style:text-properties officeooo:rsid="1b89042d"/>
    </style:style>
    <style:style style:name="T4544" style:family="text">
      <style:text-properties officeooo:rsid="1b8add31"/>
    </style:style>
    <style:style style:name="T4545" style:family="text">
      <style:text-properties officeooo:rsid="1b8b1bf0"/>
    </style:style>
    <style:style style:name="T4546" style:family="text">
      <style:text-properties officeooo:rsid="1b8beff4"/>
    </style:style>
    <style:style style:name="T4547" style:family="text">
      <style:text-properties officeooo:rsid="1b8d400f"/>
    </style:style>
    <style:style style:name="T4548" style:family="text">
      <style:text-properties officeooo:rsid="1b8f322f"/>
    </style:style>
    <style:style style:name="T4549" style:family="text">
      <style:text-properties officeooo:rsid="1b91af54"/>
    </style:style>
    <style:style style:name="T4550" style:family="text">
      <style:text-properties officeooo:rsid="1b94838e"/>
    </style:style>
    <style:style style:name="T4551" style:family="text">
      <style:text-properties officeooo:rsid="1b973494"/>
    </style:style>
    <style:style style:name="T4552" style:family="text">
      <style:text-properties officeooo:rsid="1b9826ff"/>
    </style:style>
    <style:style style:name="T4553" style:family="text">
      <style:text-properties officeooo:rsid="1b998549"/>
    </style:style>
    <style:style style:name="T4554" style:family="text">
      <style:text-properties officeooo:rsid="1b9b3978"/>
    </style:style>
    <style:style style:name="T4555" style:family="text">
      <style:text-properties officeooo:rsid="1b9b55ff"/>
    </style:style>
    <style:style style:name="T4556" style:family="text">
      <style:text-properties officeooo:rsid="1b9c9964"/>
    </style:style>
    <style:style style:name="T4557" style:family="text">
      <style:text-properties officeooo:rsid="1b9e5ea0"/>
    </style:style>
    <style:style style:name="T4558" style:family="text">
      <style:text-properties officeooo:rsid="1b9f99a5"/>
    </style:style>
    <style:style style:name="T4559" style:family="text">
      <style:text-properties officeooo:rsid="1ba137d5"/>
    </style:style>
    <style:style style:name="T4560" style:family="text">
      <style:text-properties officeooo:rsid="1ba1e288"/>
    </style:style>
    <style:style style:name="T4561" style:family="text">
      <style:text-properties officeooo:rsid="1ba5e061"/>
    </style:style>
    <style:style style:name="T4562" style:family="text">
      <style:text-properties officeooo:rsid="1ba8baf0"/>
    </style:style>
    <style:style style:name="T4563" style:family="text">
      <style:text-properties officeooo:rsid="1ba9e5f6"/>
    </style:style>
    <style:style style:name="T4564" style:family="text">
      <style:text-properties officeooo:rsid="1bad8110"/>
    </style:style>
    <style:style style:name="T4565" style:family="text">
      <style:text-properties officeooo:rsid="1baee47a"/>
    </style:style>
    <style:style style:name="T4566" style:family="text">
      <style:text-properties officeooo:rsid="1bb08296"/>
    </style:style>
    <style:style style:name="T4567" style:family="text">
      <style:text-properties officeooo:rsid="1bb41936"/>
    </style:style>
    <style:style style:name="T4568" style:family="text">
      <style:text-properties officeooo:rsid="1bb530fc"/>
    </style:style>
    <style:style style:name="T4569" style:family="text">
      <style:text-properties officeooo:rsid="1bb7b46f"/>
    </style:style>
    <style:style style:name="T4570" style:family="text">
      <style:text-properties officeooo:rsid="1bbad4dd"/>
    </style:style>
    <style:style style:name="T4571" style:family="text">
      <style:text-properties officeooo:rsid="1bbe7ee1"/>
    </style:style>
    <style:style style:name="T4572" style:family="text">
      <style:text-properties officeooo:rsid="1bbefc06"/>
    </style:style>
    <style:style style:name="T4573" style:family="text">
      <style:text-properties officeooo:rsid="1bc1d793"/>
    </style:style>
    <style:style style:name="T4574" style:family="text">
      <style:text-properties officeooo:rsid="1bc2ac78"/>
    </style:style>
    <style:style style:name="T4575" style:family="text">
      <style:text-properties officeooo:rsid="1bd15cff"/>
    </style:style>
    <style:style style:name="T4576" style:family="text">
      <style:text-properties officeooo:rsid="1bd35c82"/>
    </style:style>
    <style:style style:name="T4577" style:family="text">
      <style:text-properties officeooo:rsid="1bd877b6"/>
    </style:style>
    <style:style style:name="T4578" style:family="text">
      <style:text-properties officeooo:rsid="1bdca224"/>
    </style:style>
    <style:style style:name="T4579" style:family="text">
      <style:text-properties officeooo:rsid="1bdf42fd"/>
    </style:style>
    <style:style style:name="T4580" style:family="text">
      <style:text-properties officeooo:rsid="1be1102e"/>
    </style:style>
    <style:style style:name="T4581" style:family="text">
      <style:text-properties officeooo:rsid="1be5d3d6"/>
    </style:style>
    <style:style style:name="T4582" style:family="text">
      <style:text-properties officeooo:rsid="1be64950"/>
    </style:style>
    <style:style style:name="T4583" style:family="text">
      <style:text-properties officeooo:rsid="1be9e399"/>
    </style:style>
    <style:style style:name="T4584" style:family="text">
      <style:text-properties officeooo:rsid="1beb1d06"/>
    </style:style>
    <style:style style:name="T4585" style:family="text">
      <style:text-properties officeooo:rsid="1beb485b"/>
    </style:style>
    <style:style style:name="T4586" style:family="text">
      <style:text-properties officeooo:rsid="1bebdb28"/>
    </style:style>
    <style:style style:name="T4587" style:family="text">
      <style:text-properties officeooo:rsid="1bed1b6c"/>
    </style:style>
    <style:style style:name="T4588" style:family="text">
      <style:text-properties officeooo:rsid="1bedb204"/>
    </style:style>
    <style:style style:name="T4589" style:family="text">
      <style:text-properties officeooo:rsid="1bedf3b9"/>
    </style:style>
    <style:style style:name="T4590" style:family="text">
      <style:text-properties officeooo:rsid="1bf117c6"/>
    </style:style>
    <style:style style:name="T4591" style:family="text">
      <style:text-properties officeooo:rsid="1bf2704e"/>
    </style:style>
    <style:style style:name="T4592" style:family="text">
      <style:text-properties officeooo:rsid="1bf2d41c"/>
    </style:style>
    <style:style style:name="T4593" style:family="text">
      <style:text-properties officeooo:rsid="1bf4a21f"/>
    </style:style>
    <style:style style:name="T4594" style:family="text">
      <style:text-properties officeooo:rsid="1bf5a116"/>
    </style:style>
    <style:style style:name="T4595" style:family="text">
      <style:text-properties officeooo:rsid="1bf66fe3"/>
    </style:style>
    <style:style style:name="T4596" style:family="text">
      <style:text-properties officeooo:rsid="1bf69fb4"/>
    </style:style>
    <style:style style:name="T4597" style:family="text">
      <style:text-properties officeooo:rsid="1bf89a8c"/>
    </style:style>
    <style:style style:name="T4598" style:family="text">
      <style:text-properties officeooo:rsid="1bf957b3"/>
    </style:style>
    <style:style style:name="T4599" style:family="text">
      <style:text-properties officeooo:rsid="1bf995dc"/>
    </style:style>
    <style:style style:name="T4600" style:family="text">
      <style:text-properties officeooo:rsid="1bfa1ce0"/>
    </style:style>
    <style:style style:name="T4601" style:family="text">
      <style:text-properties officeooo:rsid="1bfbe85a"/>
    </style:style>
    <style:style style:name="T4602" style:family="text">
      <style:text-properties officeooo:rsid="1bfc637f"/>
    </style:style>
    <style:style style:name="T4603" style:family="text">
      <style:text-properties officeooo:rsid="1bfe3d01"/>
    </style:style>
    <style:style style:name="T4604" style:family="text">
      <style:text-properties officeooo:rsid="1bfed4d5"/>
    </style:style>
    <style:style style:name="T4605" style:family="text">
      <style:text-properties officeooo:rsid="1c03545c"/>
    </style:style>
    <style:style style:name="T4606" style:family="text">
      <style:text-properties officeooo:rsid="1c048ee2"/>
    </style:style>
    <style:style style:name="T4607" style:family="text">
      <style:text-properties officeooo:rsid="1c0673e3"/>
    </style:style>
    <style:style style:name="T4608" style:family="text">
      <style:text-properties officeooo:rsid="1c072b96"/>
    </style:style>
    <style:style style:name="T4609" style:family="text">
      <style:text-properties officeooo:rsid="1c08c453"/>
    </style:style>
    <style:style style:name="T4610" style:family="text">
      <style:text-properties officeooo:rsid="1c0a81bc"/>
    </style:style>
    <style:style style:name="T4611" style:family="text">
      <style:text-properties officeooo:rsid="1c0b2c3c"/>
    </style:style>
    <style:style style:name="T4612" style:family="text">
      <style:text-properties officeooo:rsid="1c0cfdde"/>
    </style:style>
    <style:style style:name="T4613" style:family="text">
      <style:text-properties officeooo:rsid="1c0e5bd8"/>
    </style:style>
    <style:style style:name="T4614" style:family="text">
      <style:text-properties officeooo:rsid="1c0f5513"/>
    </style:style>
    <style:style style:name="T4615" style:family="text">
      <style:text-properties officeooo:rsid="1c111110"/>
    </style:style>
    <style:style style:name="T4616" style:family="text">
      <style:text-properties officeooo:rsid="1c11c05a"/>
    </style:style>
    <style:style style:name="T4617" style:family="text">
      <style:text-properties officeooo:rsid="1c1233b4"/>
    </style:style>
    <style:style style:name="T4618" style:family="text">
      <style:text-properties officeooo:rsid="1c137c5c"/>
    </style:style>
    <style:style style:name="T4619" style:family="text">
      <style:text-properties officeooo:rsid="1c143c09"/>
    </style:style>
    <style:style style:name="T4620" style:family="text">
      <style:text-properties officeooo:rsid="1c147e76"/>
    </style:style>
    <style:style style:name="T4621" style:family="text">
      <style:text-properties officeooo:rsid="1c1623a9"/>
    </style:style>
    <style:style style:name="T4622" style:family="text">
      <style:text-properties officeooo:rsid="1c17eae7"/>
    </style:style>
    <style:style style:name="T4623" style:family="text">
      <style:text-properties officeooo:rsid="1c183dee"/>
    </style:style>
    <style:style style:name="T4624" style:family="text">
      <style:text-properties officeooo:rsid="1c187deb"/>
    </style:style>
    <style:style style:name="T4625" style:family="text">
      <style:text-properties officeooo:rsid="1c1984ed"/>
    </style:style>
    <style:style style:name="T4626" style:family="text">
      <style:text-properties officeooo:rsid="1c19b94d"/>
    </style:style>
    <style:style style:name="T4627" style:family="text">
      <style:text-properties officeooo:rsid="1c1abe3b"/>
    </style:style>
    <style:style style:name="T4628" style:family="text">
      <style:text-properties officeooo:rsid="1c1c0547"/>
    </style:style>
    <style:style style:name="T4629" style:family="text">
      <style:text-properties officeooo:rsid="1c1e0541"/>
    </style:style>
    <style:style style:name="T4630" style:family="text">
      <style:text-properties officeooo:rsid="1c1fbce7"/>
    </style:style>
    <style:style style:name="T4631" style:family="text">
      <style:text-properties officeooo:rsid="1c213671"/>
    </style:style>
    <style:style style:name="T4632" style:family="text">
      <style:text-properties officeooo:rsid="1c2309ea"/>
    </style:style>
    <style:style style:name="T4633" style:family="text">
      <style:text-properties officeooo:rsid="1c249a14"/>
    </style:style>
    <style:style style:name="T4634" style:family="text">
      <style:text-properties officeooo:rsid="1c252401"/>
    </style:style>
    <style:style style:name="T4635" style:family="text">
      <style:text-properties officeooo:rsid="1c26090c"/>
    </style:style>
    <style:style style:name="T4636" style:family="text">
      <style:text-properties officeooo:rsid="1c27ffc5"/>
    </style:style>
    <style:style style:name="T4637" style:family="text">
      <style:text-properties officeooo:rsid="1c28a5c5"/>
    </style:style>
    <style:style style:name="T4638" style:family="text">
      <style:text-properties officeooo:rsid="1c2a7797"/>
    </style:style>
    <style:style style:name="T4639" style:family="text">
      <style:text-properties officeooo:rsid="1c2b466c"/>
    </style:style>
    <style:style style:name="T4640" style:family="text">
      <style:text-properties officeooo:rsid="1c2bb740"/>
    </style:style>
    <style:style style:name="T4641" style:family="text">
      <style:text-properties officeooo:rsid="1c2c7980"/>
    </style:style>
    <style:style style:name="T4642" style:family="text">
      <style:text-properties officeooo:rsid="1c2ca2c6"/>
    </style:style>
    <style:style style:name="T4643" style:family="text">
      <style:text-properties officeooo:rsid="1c2d2a5f"/>
    </style:style>
    <style:style style:name="T4644" style:family="text">
      <style:text-properties officeooo:rsid="1c31c842"/>
    </style:style>
    <style:style style:name="T4645" style:family="text">
      <style:text-properties officeooo:rsid="1c32e7b0"/>
    </style:style>
    <style:style style:name="T4646" style:family="text">
      <style:text-properties officeooo:rsid="1c34b5f3"/>
    </style:style>
    <style:style style:name="T4647" style:family="text">
      <style:text-properties officeooo:rsid="1c34bbeb"/>
    </style:style>
    <style:style style:name="T4648" style:family="text">
      <style:text-properties officeooo:rsid="1c36abf8"/>
    </style:style>
    <style:style style:name="T4649" style:family="text">
      <style:text-properties officeooo:rsid="1c37c04b"/>
    </style:style>
    <style:style style:name="T4650" style:family="text">
      <style:text-properties officeooo:rsid="1c391cb9"/>
    </style:style>
    <style:style style:name="T4651" style:family="text">
      <style:text-properties officeooo:rsid="1c39eaae"/>
    </style:style>
    <style:style style:name="T4652" style:family="text">
      <style:text-properties officeooo:rsid="1c3db6f4"/>
    </style:style>
    <style:style style:name="T4653" style:family="text">
      <style:text-properties officeooo:rsid="1c3f22eb"/>
    </style:style>
    <style:style style:name="T4654" style:family="text">
      <style:text-properties officeooo:rsid="1c402d4a"/>
    </style:style>
    <style:style style:name="T4655" style:family="text">
      <style:text-properties officeooo:rsid="1c423329"/>
    </style:style>
    <style:style style:name="T4656" style:family="text">
      <style:text-properties officeooo:rsid="1c42e539"/>
    </style:style>
    <style:style style:name="T4657" style:family="text">
      <style:text-properties officeooo:rsid="1c430e11"/>
    </style:style>
    <style:style style:name="T4658" style:family="text">
      <style:text-properties officeooo:rsid="1c440655"/>
    </style:style>
    <style:style style:name="T4659" style:family="text">
      <style:text-properties officeooo:rsid="1c4441a7"/>
    </style:style>
    <style:style style:name="T4660" style:family="text">
      <style:text-properties officeooo:rsid="1c45e744"/>
    </style:style>
    <style:style style:name="T4661" style:family="text">
      <style:text-properties officeooo:rsid="1c4793b3"/>
    </style:style>
    <style:style style:name="T4662" style:family="text">
      <style:text-properties officeooo:rsid="1c47ecca"/>
    </style:style>
    <style:style style:name="T4663" style:family="text">
      <style:text-properties officeooo:rsid="1c47efaf"/>
    </style:style>
    <style:style style:name="T4664" style:family="text">
      <style:text-properties officeooo:rsid="1c495ef8"/>
    </style:style>
    <style:style style:name="T4665" style:family="text">
      <style:text-properties officeooo:rsid="1c4b3eed"/>
    </style:style>
    <style:style style:name="T4666" style:family="text">
      <style:text-properties officeooo:rsid="1c4caa06"/>
    </style:style>
    <style:style style:name="T4667" style:family="text">
      <style:text-properties officeooo:rsid="1c4d475b"/>
    </style:style>
    <style:style style:name="T4668" style:family="text">
      <style:text-properties officeooo:rsid="1c4e997c"/>
    </style:style>
    <style:style style:name="T4669" style:family="text">
      <style:text-properties officeooo:rsid="1c4eca6a"/>
    </style:style>
    <style:style style:name="T4670" style:family="text">
      <style:text-properties officeooo:rsid="1c4fae57"/>
    </style:style>
    <style:style style:name="T4671" style:family="text">
      <style:text-properties officeooo:rsid="1c513113"/>
    </style:style>
    <style:style style:name="T4672" style:family="text">
      <style:text-properties officeooo:rsid="1c52c9c9"/>
    </style:style>
    <style:style style:name="T4673" style:family="text">
      <style:text-properties officeooo:rsid="1c55504c"/>
    </style:style>
    <style:style style:name="T4674" style:family="text">
      <style:text-properties officeooo:rsid="1c556c8a"/>
    </style:style>
    <style:style style:name="T4675" style:family="text">
      <style:text-properties officeooo:rsid="1c560ac5"/>
    </style:style>
    <style:style style:name="T4676" style:family="text">
      <style:text-properties officeooo:rsid="1c578c1b"/>
    </style:style>
    <style:style style:name="T4677" style:family="text">
      <style:text-properties officeooo:rsid="1c5960ef"/>
    </style:style>
    <style:style style:name="T4678" style:family="text">
      <style:text-properties officeooo:rsid="1c5aa8b0"/>
    </style:style>
    <style:style style:name="T4679" style:family="text">
      <style:text-properties officeooo:rsid="1c5b0e6d"/>
    </style:style>
    <style:style style:name="T4680" style:family="text">
      <style:text-properties officeooo:rsid="1c5c5764"/>
    </style:style>
    <style:style style:name="T4681" style:family="text">
      <style:text-properties officeooo:rsid="1c5c8339"/>
    </style:style>
    <style:style style:name="T4682" style:family="text">
      <style:text-properties officeooo:rsid="1c5ce37e"/>
    </style:style>
    <style:style style:name="T4683" style:family="text">
      <style:text-properties officeooo:rsid="1c5d1ffb"/>
    </style:style>
    <style:style style:name="T4684" style:family="text">
      <style:text-properties officeooo:rsid="1c5dd648"/>
    </style:style>
    <style:style style:name="T4685" style:family="text">
      <style:text-properties officeooo:rsid="1c5f88a6"/>
    </style:style>
    <style:style style:name="T4686" style:family="text">
      <style:text-properties officeooo:rsid="1c5fc0ca"/>
    </style:style>
    <style:style style:name="T4687" style:family="text">
      <style:text-properties officeooo:rsid="1c614f27"/>
    </style:style>
    <style:style style:name="T4688" style:family="text">
      <style:text-properties officeooo:rsid="1c62ee88"/>
    </style:style>
    <style:style style:name="T4689" style:family="text">
      <style:text-properties officeooo:rsid="1c65086a"/>
    </style:style>
    <style:style style:name="T4690" style:family="text">
      <style:text-properties officeooo:rsid="1c659b00"/>
    </style:style>
    <style:style style:name="T4691" style:family="text">
      <style:text-properties officeooo:rsid="1c667686"/>
    </style:style>
    <style:style style:name="T4692" style:family="text">
      <style:text-properties officeooo:rsid="1c66f9d3"/>
    </style:style>
    <style:style style:name="T4693" style:family="text">
      <style:text-properties officeooo:rsid="1c678be4"/>
    </style:style>
    <style:style style:name="T4694" style:family="text">
      <style:text-properties officeooo:rsid="1c690d84"/>
    </style:style>
    <style:style style:name="T4695" style:family="text">
      <style:text-properties officeooo:rsid="1c6977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606">Посвящается <text:span text:style-name="T4605">Э</text:span>тельстану.</text:p>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text:soft-page-break/></text:p>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РАЗУМ — БОРЕЦ</text:p>
      <text:p text:style-name="P593"/>
      <text:p text:style-name="P2">(<text:span text:style-name="T505">Э</text:span><text:span text:style-name="T426">ТО</text:span><text:span text:style-name="T504">Т</text:span><text:span text:style-name="T424"> ГОД </text:span><text:span text:style-name="T426">МОГ БЫ </text:span><text:span text:style-name="T503">СТАТЬ ГОДОМ</text:span><text:span text:style-name="T424"> </text:span><text:span text:style-name="T427">НОВ</text:span><text:span text:style-name="T503">ОГО</text:span><text:span text:style-name="T427"> </text:span><text:span text:style-name="T424">БОЛЬШО</text:span><text:span text:style-name="T503">ГО</text:span><text:span text:style-name="T424"> ВЗРЫВ</text:span><text:span text:style-name="T503">А</text:span>)</text:p>
      <text:p text:style-name="P1"/>
      <text:p text:style-name="P3"><text:tab/>В прошлом, словосочетание «Большой взрыв» использовалось как название теории <text:span text:style-name="T408">о </text:span><text:span text:style-name="T407">зарождени</text:span><text:span text:style-name="T408">и</text:span> Вселенной <text:s/><text:span text:style-name="T409">а также</text:span><text:span text:style-name="T1">, </text:span><text:span text:style-name="T409">что вполне логично</text:span><text:span text:style-name="T1">,</text:span> <text:span text:style-name="T1">и </text:span>нашей планеты — Земли. <text:span text:style-name="T406">Имея это в виду, мы не станем возражать и против </text:span><text:span text:style-name="T425">его </text:span><text:span text:style-name="T406">использования в противоположном смысле, говоря о </text:span><text:span text:style-name="T1926">её </text:span><text:span text:style-name="T406">разрушении.</text:span></text:p>
      <text:p text:style-name="P1"/>
      <text:p text:style-name="P5"><text:tab/>О парапсихологии мало кому известно в подробностях, и, <text:span text:style-name="T410">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05">они </text:span>не понима<text:span text:style-name="T405">ю</text:span>т <text:span text:style-name="T3">или не хо</text:span><text:span text:style-name="T405">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11">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04">все эти люди</text:span><text:span text:style-name="T7">. «Если сон сбылся, </text:span><text:span text:style-name="T8">то это ровным счётом ничего не </text:span><text:span text:style-name="T412">значит</text:span><text:span text:style-name="T8"> — всего лишь совпад</text:span><text:span text:style-name="T9">ение, воля случая</text:span><text:span text:style-name="T7">».</text:span></text:p>
      <text:p text:style-name="P4"/>
      <text:p text:style-name="P7"><text:tab/>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6"/>
      <text:p text:style-name="P594"><text:span text:style-name="T413"><text:tab/>В с</text:span>ледующи<text:span text:style-name="T413">х</text:span> <text:span text:style-name="T413">строках</text:span> рассматривает<text:span text:style-name="T414">с</text:span><text:span text:style-name="T413">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594"/>
      <text:p text:style-name="P595"><text:tab/>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595"><text:tab/>1) Дверь ко <text:span text:style-name="T3120">з</text:span>лу, то есть полное разрушение Мира и неизбежная смерть <text:span text:style-name="T65">всего живого</text:span>.</text:p>
      <text:p text:style-name="P595"><text:tab/>2) Дверь к добру, то есть всеобщее процветание и жизнь.</text:p>
      <text:p text:style-name="P595">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595"/>
      <text:p text:style-name="P9"><text:tab/>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text:span><text:soft-page-break/><text:span text:style-name="T13">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592"><text:tab/>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15">ого</text:span><text:span text:style-name="T15"> сомнени</text:span><text:span text:style-name="T415">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591"/>
      <text:p text:style-name="P11">ПЕРВАЯ ГЛАВА</text:p>
      <text:p text:style-name="P11"/>
      <text:p text:style-name="P11">СТРАННЫЕ ИДЕИ</text:p>
      <text:p text:style-name="P10"/>
      <text:p text:style-name="P10"><text:tab/>«<text:span text:style-name="T17">РОБИН, ТЫ </text:span><text:span text:style-name="T3179">CЛИШКОМ СКОВАН И ТЕБЕ НУЖНО РАССЛАБИТЬСЯ.</text:span><text:span text:style-name="T17"> НЕ ТОРОПИСЬ. ТЫ ТОЧНО ЗНАЕШЬ, ЧТО </text:span><text:span text:style-name="T3180">нужно</text:span><text:span text:style-name="T17"> делать? <text:s/></text:span><text:span text:style-name="T1931">П</text:span><text:span text:style-name="T18">омни — если </text:span><text:span text:style-name="T4411">на</text:span><text:span text:style-name="T18"> этот раз у тебя ничего не получится, то в конечном </text:span><text:span text:style-name="T3166">счёте</text:span><text:span text:style-name="T18"> это не имеет </text:span><text:span text:style-name="T3167">большого </text:span><text:span text:style-name="T18">значения. Профессор Ш</text:span><text:span text:style-name="T4410">ове</text:span><text:span text:style-name="T18">н из Страсбургского университета </text:span><text:span text:style-name="T3167">уже пред</text:span><text:span text:style-name="T3179">о</text:span><text:span text:style-name="T3167">ставил</text:span><text:span text:style-name="T18"> </text:span><text:span text:style-name="T3708">теоретическ</text:span><text:span text:style-name="T4694">ие</text:span><text:span text:style-name="T3708"> обосновани</text:span><text:span text:style-name="T4694">я</text:span><text:span text:style-name="T3708"> достижимости результатов</text:span>».</text:p>
      <text:p text:style-name="P12"><text:span text:style-name="T4412"><text:tab/>Как обычно, п</text:span>рофессор Фергер <text:span text:style-name="T20">поддерживал </text:span><text:span text:style-name="T4412">таким образом своих </text:span>студентов <text:span text:style-name="T19">перед началом эксперимент</text:span><text:span text:style-name="T3967">а</text:span>.</text:p>
      <text:p text:style-name="P12"/>
      <text:p text:style-name="P12"><text:tab/>"From harmony, from heavenly harmony,</text:p>
      <text:p text:style-name="P12"><text:tab/>The universal frame began:</text:p>
      <text:p text:style-name="P12"><text:tab/>When Nature underneath a heap</text:p>
      <text:p text:style-name="P12"><text:tab/>Of jarring atoms lay,</text:p>
      <text:p text:style-name="P12"><text:tab/>And could not heave her weary head,</text:p>
      <text:p text:style-name="P12"><text:tab/>The tuneful voice we heard from high:</text:p>
      <text:p text:style-name="P12"><text:tab/>Arise ye more than dead."</text:p>
      <text:p text:style-name="P12"/>
      <text:p text:style-name="P13">Робин повторял эти слова снова и снова. Затем, <text:span text:style-name="T3687">сконцентрировав</text:span> <text:span text:style-name="T3688">всё </text:span>внимание на пламени свечи, он начал <text:span text:style-name="T1104">рас</text:span>слаблять своё, <text:span text:style-name="T3686">ставшее</text:span> <text:span text:style-name="T3686">невероятно </text:span>чувствительн<text:span text:style-name="T3686">ым,</text:span> тело. <text:span text:style-name="T21">Вскоре оно отяжелело, будто бы налившись свинцом, и Робин стал очень медленно закрывать глаза.</text:span></text:p>
      <text:p text:style-name="P14"><text:span text:style-name="T3005">Сейчас</text:span> он был полностью расслаблен и начал вдыхать, считая до трёх. <text:span text:style-name="T22">Затем задержал дыхание, считая </text:span><text:span text:style-name="T23">в уме</text:span><text:span text:style-name="T22"> до двенадцати. Досчитав, выдохнул.</text:span></text:p>
      <text:p text:style-name="P15">Эту дыхате<text:span text:style-name="T173">л</text:span>ьную процедуру он повторил трижды.</text:p>
      <text:p text:style-name="P16">Перед тем, как войти в состояние транса, Робин пробормотал:</text:p>
      <text:p text:style-name="P16">«Я готов...»</text:p>
      <text:p text:style-name="P16"/>
      <text:p text:style-name="P17">С этого момента наступила полная тишина. Профессор вместе со студентами наблюдали за Робином через одностороннее зеркало.</text:p>
      <text:p text:style-name="P15"/>
      <text:p text:style-name="P18">Робин безжизненно сидел на <text:span text:style-name="T4651">простеньком</text:span> деревянном стуле лицом к грязно-белой стене.</text:p>
      <text:p text:style-name="P18">Он был один в маленькой, тускло освещённой комнате.</text:p>
      <text:p text:style-name="P18">Первые несколько минут он сосредотачивал свои мысли на ускорении <text:span text:style-name="T24">радиоактивного распада изотопа урана.</text:span></text:p>
      <text:p text:style-name="P19">Затем он начал концентрироваться на его замедлении.</text:p>
      <text:p text:style-name="P19">Наконец, на третьей минуте, он полностью <text:span text:style-name="T3123">подавил</text:span> все свои мысли.</text:p>
      <text:p text:style-name="P20">Один раз в минуту автоматически <text:span text:style-name="T3123">вык</text:span>лючался счётчик Гейгера, с помощью <text:span text:style-name="T3123">которого </text:span>измерялась и регистрировалась скорость распада <text:span text:style-name="T3122">химического</text:span><text:span text:style-name="T3121"> элемента</text:span>.</text:p>
      <text:p text:style-name="P20"/>
      <text:p text:style-name="P21"><text:soft-page-break/>Робин вышел из транса <text:span text:style-name="T2997">и приступил</text:span> <text:span text:style-name="T2997">к снятию навалившейся на него </text:span><text:span text:style-name="T4559">устало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2996">и</text:span><text:span text:style-name="T26">, наконец, повторил дыхательную процедуру.</text:span></text:p>
      <text:p text:style-name="P22"><text:span text:style-name="T28">Он</text:span> сидел молча, его лицо было бледным <text:span text:style-name="T3006">и отрешённым</text:span>.</text:p>
      <text:p text:style-name="P23">Когда были проверены результаты, никто из присутствующих не мог поверить своим глазам.</text:p>
      <text:p text:style-name="P23"/>
      <text:p text:style-name="P23">«Он это сделал!»</text:p>
      <text:p text:style-name="P23"/>
      <text:p text:style-name="P24">Робину удалось управлять радиоактивным распадом изотопа урана, используя свои <text:span text:style-name="T2995">паранормальные</text:span> способности.</text:p>
      <text:p text:style-name="P25">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5"/>
      <text:p text:style-name="P26">Он посмотрел на неё, улыбнулся и прошептал: «Спасибо».</text:p>
      <text:p text:style-name="P27">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8">Четыре года он прожил в детском <text:span text:style-name="T4378">приюте</text:span>.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9"><text:span text:style-name="T60">Вот у</text:span>же два года <text:span text:style-name="T33">с </text:span>Робином обр<text:span text:style-name="T444">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008">поистине </text:span><text:span text:style-name="T3007">безграничны</text:span><text:span text:style-name="T32">.</text:span></text:p>
      <text:p text:style-name="P29"/>
      <text:p text:style-name="P30">Студенты старших курсов и сам профессор были поражены.</text:p>
      <text:p text:style-name="P31">Вперёд вышел Г<text:span text:style-name="T41">а</text:span>рри.</text:p>
      <text:p text:style-name="P31">«<text:span text:style-name="T34">Хочешь куда-нибудь пойти, </text:span><text:span text:style-name="T445">развлечься</text:span><text:span text:style-name="T34">?</text:span>»</text:p>
      <text:p text:style-name="P31">«<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2">Его большие зелёные глаза безразлично смотрели снизу вверх, лицо <text:span text:style-name="T287">не </text:span>выдавало <text:span text:style-name="T287">никаких</text:span><text:span text:style-name="T37"> признак</text:span><text:span text:style-name="T287">ов</text:span> эмо<text:span text:style-name="T37">ций</text:span>. <text:span text:style-name="T38">Цвет лица был белым, сравнимым с цветом мраморных статуй.</text:span></text:p>
      <text:p text:style-name="P32">«<text:span text:style-name="T39">Конечно, я всё понимаю. </text:span><text:span text:style-name="T40">Поезжай домой и </text:span><text:span text:style-name="T288">как следует </text:span><text:span text:style-name="T48">отдохни</text:span><text:span text:style-name="T40">. </text:span><text:span text:style-name="T39">Мэтью </text:span><text:span text:style-name="T3009">отвезёт тебя</text:span>».</text:p>
      <text:p text:style-name="P31"/>
      <text:p text:style-name="P33">Пока они ехали в машине, Робин спросил: </text:p>
      <text:p text:style-name="P33">«Что будешь делать после обеда?»</text:p>
      <text:p text:style-name="P33">«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4">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2998">ему</text:span> рукой на прощание.</text:p>
      <text:p text:style-name="P34"/>
      <text:p text:style-name="P35">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182">и</text:span><text:span text:style-name="T46"> </text:span><text:span text:style-name="T3182">с</text:span><text:span text:style-name="T47">ейчас он </text:span><text:span text:style-name="T2031">частенько</text:span><text:span text:style-name="T47"> скуча</text:span><text:span text:style-name="T2031">л</text:span><text:span text:style-name="T47"> от тех заданий, которые ему приходилось выполнять.</text:span></text:p>
      <text:p text:style-name="P36"><text:span text:style-name="T61">К</text:span>азалось, что всё внимание уделялось одному лишь Робину. Большинство тестов и необычных экспериментов устраивал<text:span text:style-name="T116">о</text:span>сь для Робина. Всё, о чём говорил профессор Фергер, было о Робине: «Робин сделал это. Робин сделал то. Разве это не чудо? Вы <text:span text:style-name="T3181">когда-нибудь </text:span>видели <text:span text:style-name="T3181">нечто</text:span> подобное?»</text:p>
      <text:p text:style-name="P37">Но это было правдой — ни один человек, живший в этом столетии, не обладал таким<text:span text:style-name="T117">и</text:span> <text:span text:style-name="T4559">способностями</text:span>, как <text:span text:style-name="T4559">у </text:span>Робин<text:span text:style-name="T4559">а</text:span>.</text:p>
      <text:p text:style-name="P37"/>
      <text:p text:style-name="P38"><text:soft-page-break/>Мэтью был <text:span text:style-name="T3130">длинным</text:span> и худощавым. <text:span text:style-name="T49">На его лице резко выделялись скулы, а холодные голубые глаза были глубоко посажены в глазницах. </text:span><text:span text:style-name="T3129">К</text:span><text:span text:style-name="T50">ороткие прямые волосы каштанового цвета, небрежно откинутые назад, о</text:span><text:span text:style-name="T51">бнаж</text:span><text:span text:style-name="T3129">али</text:span><text:span text:style-name="T50"> </text:span><text:span text:style-name="T3129">высокий, открытый</text:span><text:span text:style-name="T50"> лоб.</text:span></text:p>
      <text:p text:style-name="P39"><text:span text:style-name="T52">П</text:span>ока он вёл машину, <text:s/>его обида на Робина постепенно угасала.</text:p>
      <text:p text:style-name="P39"/>
      <text:p text:style-name="P40">Наконец, Мэтью вернулся в лабораторию, где обнаружил профессора, проверяющего и перепроверяющего показания счётчика Гейгера.</text:p>
      <text:p text:style-name="P578">Профессор Фергер был пожилым мужчиной при<text:span text:style-name="T3133">близитель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134">заметно</text:span><text:span text:style-name="T54"> поредела, но большая часть побелевшей копны волос всё ещё </text:span><text:span text:style-name="T4560">оставалась</text:span><text:span text:style-name="T54"> на своём месте, </text:span><text:span text:style-name="T3132">а из-под металлической оправы круглых очков торчали</text:span><text:span text:style-name="T54"> </text:span><text:span text:style-name="T3132">г</text:span><text:span text:style-name="T55">устые, </text:span><text:span text:style-name="T3132">кустистые</text:span><text:span text:style-name="T55"> брови. </text:span><text:span text:style-name="T3131">Своей внешностью он напоминал типичного «Безумного профессора» из </text:span><text:span text:style-name="T3124">чёрно-белых</text:span><text:span text:style-name="T3131"> </text:span><text:span text:style-name="T3125">ужастиков</text:span><text:span text:style-name="T3131"> тридцатых годов.</text:span></text:p>
      <text:p text:style-name="P41">Он <text:span text:style-name="T3889">что-то пробормотал</text:span>, затем вздохнул, заикнулся и снова пробормотал, но уже более членораздельно:</text:p>
      <text:p text:style-name="P41">«Невероятно, невероят… Никогда не думал, что проживу достаточно долго, чтобы увидеть такое...»</text:p>
      <text:p text:style-name="P42">Он сделал паузу, и затем продолжил:</text:p>
      <text:p text:style-name="P42">«Невероя...»</text:p>
      <text:p text:style-name="P42">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76">Но что дальше? <text:span text:style-name="T59">Как </text:span><text:span text:style-name="T3126">полученные в ходе эксперимента</text:span><text:span text:style-name="T59"> данные могли бы помочь ему? Каким образом он мог контролировать распад радиоактивных изотопов не прибегая к </text:span><text:span text:style-name="T2999">уникальным</text:span><text:span text:style-name="T59"> способностям Робина?</text:span></text:p>
      <text:p text:style-name="P577">Пытаясь контролировать распад, профессор проводил физические и химические опыты. <text:span text:style-name="T3127">Его главная цель состояла в том, чтобы в конечном </text:span><text:span text:style-name="T3135">счёте</text:span><text:span text:style-name="T3127"> спасти Человечество от ядерного самоуничтожения, поскольку Третья мировая война </text:span><text:span text:style-name="T3183">многим </text:span><text:span text:style-name="T3127">казалась неизбежной.</text:span></text:p>
      <text:p text:style-name="P43"/>
      <text:p text:style-name="P43">«<text:span text:style-name="T62">Нет-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3">«<text:span text:style-name="T64">Увидимся завтра. Присмотри за Робином, теперь он самый ценный человек на Земле. Крайне важно, чтобы то, что произошло </text:span><text:span text:style-name="T3128">сегодня</text:span><text:span text:style-name="T64">, держалось в строжайшем секрете!</text:span>»</text:p>
      <text:p text:style-name="P44">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4"/>
      <text:p text:style-name="P44">«<text:span text:style-name="T68">Ну, и что мы теперь будем делать?</text:span>» - <text:span text:style-name="T69">спросил Гарри.</text:span></text:p>
      <text:p text:style-name="P45">Он посмотрел на Элисон, для которой <text:span text:style-name="T70">на самом деле </text:span>предназначался <text:span text:style-name="T74">вопрос</text:span>.</text:p>
      <text:p text:style-name="P46">Гарри всегда испытывал нежные чувства к Элисон.</text:p>
      <text:p text:style-name="P47">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036">поперёк небосвода</text:span><text:span text:style-name="T72"> </text:span><text:span text:style-name="T3001">словно</text:span><text:span text:style-name="T72"> золотые ленты, </text:span><text:span text:style-name="T3136">тянущие</text:span><text:span text:style-name="T72"> </text:span><text:span text:style-name="T3002">за собой </text:span><text:span text:style-name="T72">колесницу, на которой </text:span><text:span text:style-name="T3000">разъезжают</text:span><text:span text:style-name="T72"> </text:span><text:span text:style-name="T73">б</text:span><text:span text:style-name="T72">оги.</text:span></text:p>
      <text:p text:style-name="P48">Покраснев, она застенчиво стояла перед ними и смотрела себе под ноги. Пожав им руки, прошептала:</text:p>
      <text:p text:style-name="P48">«Здравствуйте, я — Элисон Уитли».</text:p>
      <text:p text:style-name="P48"/>
      <text:p text:style-name="P49">Она выглядела такой невинной, <text:span text:style-name="T4499">словно</text:span> была одним <text:span text:style-name="T3003">из тех </text:span>ангел<text:span text:style-name="T3003">ьских созданий</text:span>, что <text:span text:style-name="T76">вечно </text:span>тянут <text:span text:style-name="T81">за собой </text:span>колесницу-<text:span text:style-name="T3001">с</text:span>олнце.</text:p>
      <text:p text:style-name="P598">С <text:span text:style-name="T4497">того</text:span> самого дня она ему <text:span text:style-name="T4497">нравилась</text:span>. <text:span text:style-name="T4377">Гарри</text:span> <text:span text:style-name="T75">старался </text:span>дела<text:span text:style-name="T75">ть</text:span> вид, что <text:span text:style-name="T4497">относится к ней, как к сестре, однако глубоко внутри себя он чувствовал, что влюблён. </text:span></text:p>
      <text:p text:style-name="P598"/>
      <text:p text:style-name="P50"><text:soft-page-break/>Хотя Элисон <text:span text:style-name="T4498">уже </text:span><text:span text:style-name="T3137">исполнился</text:span> двадцать один год, <text:span text:style-name="T77">но фактически она </text:span><text:span text:style-name="T4500">оставалась </text:span><text:span text:style-name="T77">ребён</text:span><text:span text:style-name="T4500">ком</text:span><text:span text:style-name="T77"> — </text:span><text:span text:style-name="T78">слишком ранимой и уязвимой для окружавшего её </text:span><text:span text:style-name="T1162">б</text:span><text:span text:style-name="T78">ольшого </text:span><text:span text:style-name="T1162">м</text:span><text:span text:style-name="T78">ира. </text:span><text:span text:style-name="T79">Она слишком легко доверяла людям </text:span><text:span text:style-name="T3004">и</text:span><text:span text:style-name="T79"> нуждалась в их заботе </text:span><text:span text:style-name="T80">и ласке</text:span><text:span text:style-name="T79">.</text:span></text:p>
      <text:p text:style-name="P51"><text:span text:style-name="T4501">У</text:span> <text:span text:style-name="T4501">неё</text:span> <text:span text:style-name="T4501">никогда </text:span>не было отношений с противоположным полом, и <text:span text:style-name="T4502">это</text:span><text:span text:style-name="T3138"> </text:span><text:span text:style-name="T3004">немного </text:span><text:s/>беспокоило <text:span text:style-name="T4502">её</text:span>. <text:span text:style-name="T82">Детские психиатры уверили монахинь </text:span><text:span text:style-name="T4502">в </text:span><text:span text:style-name="T82">монастыр</text:span><text:span text:style-name="T4502">е</text:span><text:span text:style-name="T82">, что Элисон больше не подвержена страху. Но в глубине души она </text:span><text:span text:style-name="T83">боялась</text:span><text:span text:style-name="T82"> точно так же, как и тогда — шестнадцать лет назад.</text:span></text:p>
      <text:p text:style-name="P51"/>
      <text:p text:style-name="P52">… той <text:span text:style-name="T3010">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599"/>
      <text:p text:style-name="P53">Периодически то тут, то там вспыхивали молнии, освещая серое, местами чернильное пасмурное небо.</text:p>
      <text:p text:style-name="P54">Она била его! Её сердце бешено колотилось, когда она умоляла его оставить маму в покое. Но он не хотел. Он <text:span text:style-name="T889">делал ей больно</text:span>. Она умоляла его <text:span text:style-name="T87">остановиться </text:span>— но нет, он не слушал.</text:p>
      <text:p text:style-name="P55">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139">Элисон </text:span><text:span text:style-name="T88">своего отца после </text:span><text:span text:style-name="T3140">той </text:span><text:span text:style-name="T3139">прокля</text:span><text:span text:style-name="T88">той ночи. </text:span><text:span text:style-name="T89">У него был дурной характер, а под </text:span><text:span text:style-name="T3140">воз</text:span><text:span text:style-name="T89">действием </text:span><text:span text:style-name="T93">алкоголя</text:span><text:span text:style-name="T89"> отец и вовсе становился жестоким. </text:span><text:span text:style-name="T3140">В</text:span><text:span text:style-name="T3011">ечер</text:span><text:span text:style-name="T3140">ом</text:span><text:span text:style-name="T90"> он выпил гораздо больше обычного, проиграв </text:span><text:span text:style-name="T890">все наличные</text:span><text:span text:style-name="T90"> деньги в казино «Силуэт». </text:span><text:span text:style-name="T91">И во всём он обвинил </text:span><text:span text:style-name="T891">свою </text:span><text:span text:style-name="T91">жену.</text:span></text:p>
      <text:p text:style-name="P56">Она была необычайно красивой и хрупкой женщиной.</text:p>
      <text:p text:style-name="P57"><text:span text:style-name="T3012">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79">та</text:span> покончила с собой.</text:p>
      <text:p text:style-name="P59">Элисон запомнила, как сидела рядом с <text:span text:style-name="T3014">её безжизненным, </text:span><text:span text:style-name="T3141">покрытым синяками и ссадинами</text:span> телом, и как <text:span text:style-name="T3015">затем</text:span> побежала к дому сосед<text:span text:style-name="T3013">ки</text:span>. <text:span text:style-name="T92">Слёзы текли по её щекам, когда она дёргала </text:span><text:span text:style-name="T4561">за платье </text:span><text:span text:style-name="T3060">эту женщину,</text:span><text:span text:style-name="T92">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144">устроили</text:span> в <text:span text:style-name="T3061">женский </text:span>монастырь, в котором она <text:span text:style-name="T3143">жила и </text:span><text:span text:style-name="T3142">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184">экстрасенсорными и </text:span><text:span text:style-name="T3144">психокинетическими </text:span>способностями.</text:p>
      <text:p text:style-name="P62"/>
      <text:p text:style-name="P63">Когда они дошли до скамейки, располагавшейся на территории университета, Элисон <text:span text:style-name="T4505">уселась</text:span> <text:span text:style-name="T4504">напротив</text:span> Гарри, а Мэтью остался стоять, опершись одной ногой на скамью. <text:span text:style-name="T94">Он выбил пригоревший табак из кал</text:span><text:span text:style-name="T3145">е</text:span><text:span text:style-name="T94">баса, </text:span><text:span text:style-name="T3145">сво</text:span><text:span text:style-name="T3016">его </text:span><text:span text:style-name="T94">главного сокровища, — </text:span><text:span text:style-name="T4494">типичной </text:span><text:span text:style-name="T3145">курительной</text:span><text:span text:style-name="T94"> трубки </text:span><text:span text:style-name="T4494">Шерлока </text:span><text:span text:style-name="T94">Холмса,</text:span><text:span text:style-name="T4504"> — </text:span><text:span text:style-name="T4494">затем </text:span><text:span text:style-name="T95">снова наполнил его и </text:span><text:span text:style-name="T4494">стал</text:span><text:span text:style-name="T95"> </text:span><text:span text:style-name="T3017">раскуривать</text:span><text:span text:style-name="T95">.</text:span></text:p>
      <text:p text:style-name="P63"/>
      <text:p text:style-name="P63">«<text:span text:style-name="T97">Вчера я</text:span><text:span text:style-name="T96"> на</text:span><text:span text:style-name="T3146">шла</text:span><text:span text:style-name="T96"> интересную статью...</text:span>» - <text:span text:style-name="T98">начала</text:span><text:span text:style-name="T96"> Элисон, и затем продолжила:</text:span></text:p>
      <text:p text:style-name="P63">«<text:span text:style-name="T99">В ней автор пытается выяснить, является ли существование волков-оборотней всего лишь мифом </text:span><text:span text:style-name="T1267">времён Средневековья</text:span><text:span text:style-name="T99">, передаваемым из поколения в поколение как </text:span><text:span text:style-name="T3147">один из </text:span><text:span text:style-name="T100">элемент</text:span><text:span text:style-name="T3147">ов</text:span><text:span text:style-name="T100"> </text:span><text:span text:style-name="T99">фольклор</text:span><text:span text:style-name="T100">а</text:span>».</text:p>
      <text:p text:style-name="P63"/>
      <text:p text:style-name="P63">«<text:span text:style-name="T101">С чего это вдруг такой интерес к оборотням?</text:span>» - <text:span text:style-name="T102">спросил Гарри, и его глаза заблестели от любопытства. </text:span><text:span text:style-name="T103">Мэтью, </text:span><text:span text:style-name="T104">не двигаясь,</text:span><text:span text:style-name="T103"> стоял рядом. Наклонившись вперёд и подперев локт</text:span><text:span text:style-name="T104">е</text:span><text:span text:style-name="T103">м колено, он курил свою трубку, глубоко задумавшись.</text:span></text:p>
      <text:p text:style-name="P63"><text:soft-page-break/>«<text:span text:style-name="T105">Считается, что оборотни были тесно связаны с людьми с особой формой психического </text:span><text:span text:style-name="T3018">расстройства</text:span><text:span text:style-name="T105">, </text:span><text:span text:style-name="T3018">именуемого</text:span><text:span text:style-name="T105"> ликантропией. </text:span><text:span text:style-name="T106">Человек, подвергшийся нападению волка, начинал </text:span><text:span text:style-name="T107">сам</text:span><text:span text:style-name="T106"> </text:span><text:span text:style-name="T108">себя </text:span><text:span text:style-name="T106">считать волком</text:span>».</text:p>
      <text:p text:style-name="P63">«<text:span text:style-name="T1000">У</text:span><text:span text:style-name="T109">-</text:span><text:span text:style-name="T1000">у</text:span><text:span text:style-name="T109">-</text:span><text:span text:style-name="T1000">у</text:span><text:span text:style-name="T109">-у! И что с того? Мы и раньше знали </text:span><text:span text:style-name="T3019">об этом</text:span>» - <text:span text:style-name="T4503">с </text:span><text:span text:style-name="T3184">подвы</text:span><text:span text:style-name="T4503">ванием</text:span><text:span text:style-name="T3184"> </text:span><text:span text:style-name="T109">ответил </text:span><text:span text:style-name="T2430">ей </text:span><text:span text:style-name="T109">Гарри, </text:span><text:span text:style-name="T3184">стараясь </text:span><text:span text:style-name="T1001">подраж</text:span><text:span text:style-name="T3184">ать</text:span><text:span text:style-name="T1001"> во</text:span><text:span text:style-name="T3197">лку</text:span><text:span text:style-name="T1001"> и </text:span><text:span text:style-name="T1002">широко улыбаясь</text:span><text:span text:style-name="T109">.</text:span></text:p>
      <text:p text:style-name="P63">«<text:span text:style-name="T110">Не смей</text:span><text:span text:style-name="T1036">ся</text:span><text:span text:style-name="T110">, я ещё не закончила. То, что </text:span><text:span text:style-name="T2431">сделал </text:span><text:span text:style-name="T3148">сегодня </text:span><text:span text:style-name="T110">Робин, заставило меня задуматься. Если это правда, что в прошлом люди, находясь в припадке безумия, могли превращаться в оборотней, </text:span><text:span text:style-name="T111">следовательно… О, разве вы не видите, к </text:span><text:span text:style-name="T2092">чему</text:span><text:span text:style-name="T111"> я клоню? </text:span><text:span text:style-name="T112">Что насчёт нас? </text:span><text:span text:style-name="T113">Нам не нужно впадать в безумие, чтобы заставить наш разум делать </text:span><text:span text:style-name="T3021">именно </text:span><text:span text:style-name="T113">то, </text:span><text:span text:style-name="T3022">что</text:span><text:span text:style-name="T113"> мы </text:span><text:span text:style-name="T3020">по</text:span><text:span text:style-name="T113">желаем в любое удобное для нас время</text:span>».</text:p>
      <text:p text:style-name="P64">Гарри и Мэтью непонимающе уставились на неё.</text:p>
      <text:p text:style-name="P64">«Не <text:span text:style-name="T114">улавливаете</text:span>, <text:span text:style-name="T115">да</text:span>?»</text:p>
      <text:p text:style-name="P65">Элисон разволновалась и её дыхание начало немного сбиваться, но она продолжила.</text:p>
      <text:p text:style-name="P65">«А что, если и нам попробовать? Представь<text:span text:style-name="T121">т</text:span>е, что каждый из нас может превра<text:span text:style-name="T4562">ща</text:span>ться в любое живо<text:span text:style-name="T613">е существо</text:span> — по собственному желанию, не теряя <text:span text:style-name="T119">при этом </text:span>рассудка <text:span text:style-name="T118">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0">осознать</text:span>, <text:span text:style-name="T121">о чём она говорит</text:span>. Оба находились в состоянии замешательства.</text:p>
      <text:p text:style-name="P68">Она что, серьёзно? <text:span text:style-name="T123">Но р</text:span>азве <text:span text:style-name="T4583">это</text:span><text:span text:style-name="T125"> </text:span>возможно? - примерно такие вопросы <text:span text:style-name="T122">одолевали </text:span><text:span text:style-name="T124">их </text:span><text:span text:style-name="T122">в данный момент.</text:span></text:p>
      <text:p text:style-name="P68">«<text:span text:style-name="T136">И</text:span><text:span text:style-name="T126"> что вы думаете?</text:span>» - <text:span text:style-name="T126">спросила она, тревожно вглядываясь в их удивлённые лица.</text:span></text:p>
      <text:p text:style-name="P68">«Да…<text:span text:style-name="T127">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8">Это фантастическая идея, Элисон, и мы обязательно должны проверить её. В любом случае, мне уже на</text:span><text:span text:style-name="T130">скучили</text:span><text:span text:style-name="T128"> наши обычные эксперименты. Итак, чего же мы медлим?</text:span>» - <text:span text:style-name="T129">с воодушевлением </text:span><text:span text:style-name="T138">воскликнул</text:span><text:span text:style-name="T129"> Мэтью. </text:span><text:span text:style-name="T131">Точно так же, как Элисон, он был взволнован и полон реши</text:span><text:span text:style-name="T614">мости</text:span><text:span text:style-name="T131">. </text:span><text:span text:style-name="T133">У</text:span><text:span text:style-name="T132">бра</text:span><text:span text:style-name="T133">в</text:span><text:span text:style-name="T132"> ногу со скамейки, </text:span><text:span text:style-name="T133">он</text:span><text:span text:style-name="T132"> </text:span><text:span text:style-name="T134">распрямился и </text:span><text:span text:style-name="T132">повторил:</text:span></text:p>
      <text:p text:style-name="P71">«<text:span text:style-name="T135">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149">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7">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2">ледует</text:span><text:span text:style-name="T137"> </text:span><text:span text:style-name="T4563">по</text:span><text:span text:style-name="T137">забыть о ней.</text:span>»</text:p>
      <text:p text:style-name="P74">Он сделал небольшую паузу и затем <text:span text:style-name="T139">окончательно </text:span>сдал свои позиции:</text:p>
      <text:p text:style-name="P74">«<text:span text:style-name="T140">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1">и сейчас</text:span><text:span text:style-name="T140">. </text:span><text:span text:style-name="T143">Как уже дважды сказал Мэтью — чего же мы ждём? Вперед! Должно быть, я окончательно свихнулся, раз </text:span><text:span text:style-name="T146">стал участвовать</text:span><text:span text:style-name="T143"> </text:span><text:span text:style-name="T146">в </text:span><text:span text:style-name="T144">эт</text:span><text:span text:style-name="T146">ой</text:span><text:span text:style-name="T144"> безумн</text:span><text:span text:style-name="T146">ой</text:span><text:span text:style-name="T144"> </text:span><text:span text:style-name="T145">зат</text:span><text:span text:style-name="T146">ее</text:span><text:span text:style-name="T143">!</text:span>»</text:p>
      <text:p text:style-name="P75">Вздохнув, Гарри поднялся на ноги, отряхнул куртку и пошёл к красной Сиерре, принадлежавшей Мэтью — <text:span text:style-name="T3150">легковой </text:span>автомобиль был припаркован приблизительно в десяти минутах ходьбы от <text:span text:style-name="T3150">главного </text:span>входа в университет.</text:p>
      <text:p text:style-name="P76">Мэтью и Элисон побежали вслед за Гарри. <text:span text:style-name="T147">Элисон была </text:span><text:span text:style-name="T3151">вне себя от счастья</text:span><text:span text:style-name="T147">.</text:span></text:p>
      <text:p text:style-name="P77">Наконец-то её идея может «выстрелить» и <text:span text:style-name="T148">у неё появится возможность доказать </text:span><text:span text:style-name="T3152">всем</text:span><text:span text:style-name="T148">, что она на что-то способна. </text:span><text:span text:style-name="T149">До сих пор все только баловали её, не </text:span><text:span text:style-name="T150">рассчитывая на</text:span><text:span text:style-name="T149"> каки</text:span><text:span text:style-name="T150">е</text:span><text:span text:style-name="T149">-либо конструктивны</text:span><text:span text:style-name="T150">е</text:span><text:span text:style-name="T149"> или творчески</text:span><text:span text:style-name="T150">е</text:span><text:span text:style-name="T149"> решени</text:span><text:span text:style-name="T150">я с её стороны</text:span><text:span text:style-name="T149">. </text:span><text:span text:style-name="T151">Для окружавших её людей она была </text:span><text:soft-page-break/><text:span text:style-name="T3153">приятным в общении</text:span><text:span text:style-name="T151"> человеком, у которого в </text:span><text:span text:style-name="T152">любое время</text:span><text:span text:style-name="T151"> можно получить </text:span><text:span text:style-name="T152">хороший </text:span><text:span text:style-name="T151">дружеский совет, но </text:span><text:span text:style-name="T3155">абсолютно </text:span><text:span text:style-name="T3153">ничего </text:span><text:span text:style-name="T3154">сверх того</text:span><text:span text:style-name="T151">.</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4">вслух </text:span>свой конспект об оборотнях:</text:p>
      <text:p text:style-name="P79">«<text:span text:style-name="T153">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5">ещё </text:span>кое-ч<text:span text:style-name="T155">то, что может нам пригодиться. </text:span><text:span text:style-name="T158">К примеру</text:span><text:span text:style-name="T156">, если из тела ведьмы уда</text:span><text:span text:style-name="T3185">ё</text:span><text:span text:style-name="T3157">тся</text:span><text:span text:style-name="T156"> добыть хот</text:span><text:span text:style-name="T3185">я бы</text:span><text:span text:style-name="T3156"> </text:span><text:span text:style-name="T156">каплю крови, то она </text:span><text:span text:style-name="T3156">мгновенно</text:span><text:span text:style-name="T157"> </text:span><text:span text:style-name="T544">лиш</text:span><text:span text:style-name="T3185">ае</text:span><text:span text:style-name="T3157">тся</text:span><text:span text:style-name="T544"> </text:span><text:span text:style-name="T545">всех </text:span><text:span text:style-name="T544">своих </text:span><text:span text:style-name="T3157">колдовских </text:span><text:span text:style-name="T544">сил</text:span><text:span text:style-name="T156">.</text:span></text:p>
      <text:p text:style-name="P84">Превращённому человеку, или <text:span text:style-name="T3158">же </text:span>оборотню, <text:span text:style-name="T3158">воз</text:span>можно вернуть его прежний <text:span text:style-name="T159">облик </text:span><text:span text:style-name="T3186">точно </text:span>таким <text:span text:style-name="T615">же </text:span>радикальным <text:span text:style-name="T3158">способом</text:span>.</text:p>
      <text:p text:style-name="P85"><text:span text:style-name="T160">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159">начал </text:span>раскури<text:span text:style-name="T3159">вать </text:span>трубку. Он откинул волосы назад и <text:span text:style-name="T3160">сдвинул брови</text:span>, обдумывая представленные им <text:span text:style-name="T172">сведения</text:span>.</text:p>
      <text:p text:style-name="P86"/>
      <text:p text:style-name="P87">Гарри <text:span text:style-name="T3161">внезапно поднялся со своего места</text:span> и воскликнул:</text:p>
      <text:p text:style-name="P87">«<text:span text:style-name="T482">Отлично</text:span>! Пр<text:span text:style-name="T162">евосходно</text:span>! Элисон, ты гений! Если <text:span text:style-name="T161">всё </text:span>получится <text:span text:style-name="T163">так, как задумано</text:span>, то <text:span text:style-name="T161">нас </text:span><text:span text:style-name="T163">уже никто </text:span><text:span text:style-name="T161">не </text:span><text:span text:style-name="T3187">сможет </text:span><text:span text:style-name="T161">остановит</text:span><text:span text:style-name="T3187">ь</text:span>!»</text:p>
      <text:p text:style-name="P88">На раскрасневшемся лице Элисон отражались удовольствие и восторг. Она спросила:</text:p>
      <text:p text:style-name="P88">«<text:span text:style-name="T164">Когда </text:span><text:span text:style-name="T371">начнём</text:span><text:span text:style-name="T164">? Мы </text:span><text:span text:style-name="T371">станем </text:span><text:span text:style-name="T164">изве</text:span><text:span text:style-name="T371">щать</text:span><text:span text:style-name="T164">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5">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6">Нет, я считаю что он ещё слишком молод и неопытен. Ты ведь </text:span><text:span text:style-name="T169">сам </text:span><text:span text:style-name="T166">говорил, что мы не можем полагаться даже на собственные способности</text:span>» - <text:span text:style-name="T166">уверенно </text:span><text:span text:style-name="T167">заявила</text:span><text:span text:style-name="T166"> Элисон.</text:span></text:p>
      <text:p text:style-name="P90">«<text:span text:style-name="T168">Ладно, согласен. Но вообще-то я обещал Робину, что мы заглянем к нему сегодня вечером, ненадолго</text:span>» - <text:span text:style-name="T168">добавил Мэтью.</text:span></text:p>
      <text:p text:style-name="P90">«<text:span text:style-name="T170">Ну и отлично, </text:span><text:span text:style-name="T3162">мы </text:span><text:span text:style-name="T1268">сдержим обещание!</text:span>» - <text:span text:style-name="T171">ответила </text:span><text:span text:style-name="T3163">ему </text:span><text:span text:style-name="T170">Элисон.</text:span></text:p>
      <text:p text:style-name="P91">Прежде чем они собрались уходить, она убрала все свои записки, а Гарри отнёс <text:span text:style-name="T3165">на кухню </text:span><text:span text:style-name="T3164">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1">Ь</text:span>. СВЕТИЛО СОЛНЦЕ. НА НЕБЕ НЕ БЫЛО НИ ЕДИНОГО обла<text:span text:style-name="T2427">ч</text:span>ка. Нарциссы в парке слегка покачивались на ветру, напоминая <text:span text:style-name="T3709">равномерно</text:span><text:span text:style-name="T4565">е</text:span> <text:span text:style-name="T3711">движени</text:span><text:span text:style-name="T4565">е</text:span><text:span text:style-name="T3709"> </text:span>волн в океане жёлтого цвета. <text:span text:style-name="T174">Их яркие, жёлто-охристые цветки склон</text:span><text:span text:style-name="T4564">я</text:span><text:span text:style-name="T174">л</text:span><text:span text:style-name="T4564">и</text:span><text:span text:style-name="T174">сь перед </text:span><text:span text:style-name="T3709">с</text:span><text:span text:style-name="T174">олнцем, </text:span><text:span text:style-name="T546">словно</text:span><text:span text:style-name="T174"> на богослужении. Ветер доносил запах свежескошенной травы.</text:span></text:p>
      <text:p text:style-name="P93"/>
      <text:p text:style-name="P94">Гарри проснулся от пульсирующей голов<text:span text:style-name="T3710">ной боли</text:span>. Накануне, покинув остальных, он случайно встретил в кино своего старого <text:span text:style-name="T3189">друга</text:span>. <text:span text:style-name="T175">До раннего утра они выпивали и веселились, вспоминая студенческие годы. </text:span><text:span text:style-name="T176">На двоих они выпили бутылку вина, бренди и виски, оставшийся с Рождества.</text:span></text:p>
      <text:p text:style-name="P95"><text:soft-page-break/>Он стоял у окна глубоко вдыхая свежий воздух, <text:span text:style-name="T177">и прикрывал глаза рукой, оберегая их от, </text:span><text:span text:style-name="T178">как ему казалось,</text:span><text:span text:style-name="T177"> </text:span><text:span text:style-name="T3709">чересчур </text:span><text:span text:style-name="T177">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0">Несмотря на на то, что большую часть вечеринки он держался молодцом, падение наступило </text:span><text:span text:style-name="T181">сразу же, как только</text:span><text:span text:style-name="T180"> </text:span><text:span text:style-name="T181">он </text:span><text:span text:style-name="T180">начал смешивать напитки.</text:span></text:p>
      <text:p text:style-name="P97"><text:span text:style-name="T212">Сейчас </text:span>Гарри выглядел настолько же ужасно, насколько чувствовал <text:span text:style-name="T4566">себя</text:span> — небритый, с покрасневшими глазами. Он поймал себя на мысли о том, что щурится, осматривая свою неопрятную комнату.</text:p>
      <text:p text:style-name="P98">Сейчас ему с трудом давались воспоминания о том, что именно происходило после того, как он покинул остальных.</text:p>
      <text:p text:style-name="P99">Мэтью и Робин жили в <text:span text:style-name="T183">разных частях </text:span>одно<text:span text:style-name="T183">го</text:span> дом<text:span text:style-name="T183">а</text:span>, располагавш<text:span text:style-name="T183">егося</text:span> на Девоншир-роуд, в поместье Бедфорд-плейс. Элисон <text:span text:style-name="T182">жила вместе с Гарри</text:span> на Оксфорд-стрит, на другом конце города.</text:p>
      <text:p text:style-name="P99"/>
      <text:p text:style-name="P99">«<text:span text:style-name="T184">Гарри, ты уже собрался? Помнишь, ты обещал сегодня утром отвезти Робина в университет. </text:span><text:span text:style-name="T185">Гарри, ты в порядке? Скажи что-нибудь!</text:span>» - <text:span text:style-name="T3188">про</text:span><text:span text:style-name="T185">кричала Элисон, стуча в дверь его спальни.</text:span></text:p>
      <text:p text:style-name="P99">«<text:span text:style-name="T187">Ты м</text:span><text:span text:style-name="T186">ожешь войти, Эли.</text:span>»</text:p>
      <text:p text:style-name="P100">Войдя, она сразу увидела неубранную комнату и разбитый внешний вид молодого человека.</text:p>
      <text:p text:style-name="P100">«<text:span text:style-name="T188">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169">огне</text:span><text:span text:style-name="T189">.</text:span>»</text:p>
      <text:p text:style-name="P100">«<text:span text:style-name="T190">Знаю, знаю… Можешь не продолжать. </text:span><text:span text:style-name="T191">Я встретил </text:span><text:span text:style-name="T192">одного</text:span><text:span text:style-name="T191"> старого </text:span><text:span text:style-name="T3168">приятеля</text:span><text:span text:style-name="T191">, мы вместе учились в колледже. </text:span><text:span text:style-name="T194">Ну, т</text:span><text:span text:style-name="T193">ы </text:span><text:span text:style-name="T194">должна </text:span><text:span text:style-name="T3170">понимать</text:span><text:span text:style-name="T193">, как </text:span><text:span text:style-name="T194">обычно </text:span><text:span text:style-name="T193">проходят такие встречи. </text:span><text:span text:style-name="T3171">Вчера мы </text:span><text:span text:style-name="T193">слегка перебрали, вот и всё...</text:span>»</text:p>
      <text:p text:style-name="P100">«<text:span text:style-name="T196">Послушай, </text:span><text:span text:style-name="T195">Элисон! </text:span><text:span text:style-name="T196">Б</text:span><text:span text:style-name="T195">удь добра, забери Робина вместо меня. Я даже не в силах представить, </text:span><text:span text:style-name="T2432">как</text:span><text:span text:style-name="T195"> </text:span><text:span text:style-name="T3172">буду встречаться с профессором этим утром</text:span><text:span text:style-name="T195">.</text:span>»</text:p>
      <text:p text:style-name="P101">Он смотрел на неё глазами <text:span text:style-name="T3173">совершившего проступок </text:span>ребёнка, <text:span text:style-name="T3173">в страхе </text:span>ожидающего н<text:span text:style-name="T3173">еотвратимо</text:span><text:span text:style-name="T3174">го наказания</text:span>.</text:p>
      <text:p text:style-name="P102">Затем произнёс, вкрадчиво:</text:p>
      <text:p text:style-name="P102">«Пожалуйста...»</text:p>
      <text:p text:style-name="P103">Она кивнула и вышла из комнаты, предоставив Гарри возможность с облегчением поискать в ванной таблетку парацетамола.</text:p>
      <text:p text:style-name="P101"/>
      <text:p text:style-name="P104">Когда Элисон <text:span text:style-name="T215">уже была</text:span> <text:span text:style-name="T215">во</text:span><text:span text:style-name="T216">з</text:span><text:span text:style-name="T215">ле</text:span> дом<text:span text:style-name="T215">а</text:span> Робина, она увидела, как он смотрит <text:span text:style-name="T2433">на неё из</text:span> <text:span text:style-name="T2434">открытого </text:span>окн<text:span text:style-name="T2433">а</text:span> на верх<text:span text:style-name="T2433">нем этаже</text:span>.</text:p>
      <text:p text:style-name="P104">«Доброе утро, Робин. Ты уже готов? Надеюсь, ты позавтракал?»</text:p>
      <text:p text:style-name="P105">Робин направился <text:span text:style-name="T547">вглубь</text:span> <text:span text:style-name="T548">своей </text:span>спальн<text:span text:style-name="T547">и</text:span>, отвечая <text:span text:style-name="T4567">по пути </text:span>на вопрос Элисон:</text:p>
      <text:p text:style-name="P105">«Нет, я не завтракал. Поднимайся, я буду готов через пять минут.»</text:p>
      <text:p text:style-name="P106">Он сел на пол и продолжил <text:span text:style-name="T416">прерванное </text:span>чтение. <text:span text:style-name="T3175">На горизонте маячили экзамены, к которым было </text:span><text:span text:style-name="T3176">необходимо </text:span><text:span text:style-name="T3175">готовиться</text:span><text:span text:style-name="T197">.</text:span></text:p>
      <text:p text:style-name="P106">«<text:span text:style-name="T198">Тебе чем-нибудь помочь? Что ты ищешь?</text:span>» - <text:span text:style-name="T198">спросила она, заглядывая Робину через плечо.</text:span></text:p>
      <text:p text:style-name="P106">«<text:span text:style-name="T199">Всё </text:span><text:span text:style-name="T3177">нормально</text:span><text:span text:style-name="T199">. </text:span><text:span text:style-name="T3177">Сейчас я</text:span><text:span text:style-name="T199"> положу эти книги в сумку и мы сразу </text:span><text:span text:style-name="T3191">же</text:span><text:span text:style-name="T199"> </text:span><text:span text:style-name="T3190">отправимся </text:span><text:span text:style-name="T3191">в путь</text:span><text:span text:style-name="T199">.</text:span>»</text:p>
      <text:p text:style-name="P106">«<text:span text:style-name="T200">Что случилось, Робин? Последние несколько дней ты ведёшь себя очень странно.</text:span>»</text:p>
      <text:p text:style-name="P107">Она выдержала паузу и затем продолжила:</text:p>
      <text:p text:style-name="P107">«<text:span text:style-name="T202">Прош</text:span><text:span text:style-name="T3177">лым</text:span><text:span text:style-name="T202"> </text:span><text:span text:style-name="T3177">вечером</text:span><text:span text:style-name="T202"> ты не произнёс ни </text:span><text:span text:style-name="T3177">единого </text:span><text:span text:style-name="T202">слова. Ну же, Робин, ты ведь знаешь, что </text:span><text:span text:style-name="T4568">со мной</text:span><text:span text:style-name="T202"> можно </text:span><text:span text:style-name="T4568">поговорить</text:span><text:span text:style-name="T202">.</text:span>»</text:p>
      <text:p text:style-name="P108">Он посмотрел в пол, в отчаянии сжимая свои худые жилистые руки. Затем начал говорить, но не своим обычным голосом, а каким-то другим. В его холодных зелёных глазах <text:span text:style-name="T3191">поблескивал</text:span> <text:span text:style-name="T3191">недобрый</text:span><text:span text:style-name="T206"> огонёк</text:span>.</text:p>
      <text:p text:style-name="P108">«<text:span text:style-name="T204">Всё нормально</text:span><text:span text:style-name="T203">. Просто я… Я… Слишком остро чувствую всё… </text:span><text:span text:style-name="T205">Я не знаю… Впрочем, какое тебе дело? Неужели вы не можете оставить меня в покое? Что бы я ни делал, всё время кто-то из вас мешает мне! </text:span><text:span text:style-name="T1852">Без вашей слежки я</text:span><text:span text:style-name="T205"> </text:span><text:span text:style-name="T2435">даже </text:span><text:span text:style-name="T205">не могу чихнуть или сходить в туалет!</text:span>»</text:p>
      <text:p text:style-name="P108"><text:soft-page-break/>«<text:span text:style-name="T207">Я не хотела...</text:span>»</text:p>
      <text:p text:style-name="P109">«Да! Вот оно! Именно это я и имею в виду. <text:span text:style-name="T208">Все просто хотят быть добренькими и заботиться обо мне. Ах, бедный Робин! Он же остался без родителей, ну разве он не лап</text:span><text:span text:style-name="T209">уля</text:span><text:span text:style-name="T208">? </text:span><text:span text:style-name="T209">Погладьте его по голов</text:span><text:span text:style-name="T210">ке</text:span><text:span text:style-name="T209">. Никто из вас никогда не воспринимал меня всерьёз! Ради </text:span><text:span text:style-name="T211">всего святого</text:span><text:span text:style-name="T209">, я учусь на последнем курсе!</text:span>»</text:p>
      <text:p text:style-name="P110">Он уже почти <text:span text:style-name="T220">срывался на крик</text:span>. В его глазах блестели слёзы.</text:p>
      <text:p text:style-name="P110"/>
      <text:p text:style-name="P110">«<text:span text:style-name="T213">Ладно, я подожду тебя внизу, пока ты будешь собирать вещи</text:span>» - <text:span text:style-name="T214">спокойно ответила Элисон и вышла из комнаты, пребывая в состоянии </text:span><text:span text:style-name="T3023">нервного </text:span><text:span text:style-name="T214">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17">срыв</text:span><text:span text:style-name="T214">.</text:span></text:p>
      <text:p text:style-name="P110"/>
      <text:p text:style-name="P111">Всю дорогу, пока они ехали в университет, Робин и Элисон не обменялись ни словом. <text:span text:style-name="T217">В конце пути, Элисон </text:span><text:span text:style-name="T418">первой </text:span><text:span text:style-name="T217">нарушила </text:span><text:span text:style-name="T3178">ледяное</text:span><text:span text:style-name="T218"> </text:span><text:span text:style-name="T3178">молчание</text:span><text:span text:style-name="T217">:</text:span></text:p>
      <text:p text:style-name="P112">«Пообедаешь с нами? Если не против, <text:span text:style-name="T3192">то </text:span>мы встретим тебя в столовой около часа дня.»</text:p>
      <text:p text:style-name="P113">Она снова завела машину.</text:p>
      <text:p text:style-name="P113">«<text:span text:style-name="T219">Да. Благодарю.</text:span>»</text:p>
      <text:p text:style-name="P114">В <text:span text:style-name="T419">его интонации присутствовала </text:span>некоторая резкость.</text:p>
      <text:p text:style-name="P114"/>
      <text:p text:style-name="P115">Элисон вела машину и слушала по радио классическую музыку, Вагнера. Внезапно она <text:s/>вздрогнула - <text:span text:style-name="T221">е</text:span>й стало так холодно, что она <text:span text:style-name="T226">не </text:span><text:span text:style-name="T420">с</text:span>могла <text:span text:style-name="T3024">даже </text:span>подвигать плечами. <text:span text:style-name="T223">Какое</text:span><text:span text:style-name="T222"> с</text:span>транное ощущение - до сих пор она <text:span text:style-name="T3192">никогда </text:span>не испытывала ничего подобного. Её начал обволакивать страх, как будто <text:span text:style-name="T4569">она </text:span>предчувствовала, что с ней обязательно <text:span text:style-name="T227">случится </text:span>что-то <text:span text:style-name="T222">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text:span text:style-name="T4570">ное</text:span>, <text:span text:style-name="T4570">что</text:span> ей сейчас хотелось — выскочить из машины и бежать, бежать <text:span text:style-name="T225">без оглядки</text:span>…</text:p>
      <text:p text:style-name="P116">Бежать куда? От <text:span text:style-name="T224">чего</text:span>?</text:p>
      <text:p text:style-name="P116"/>
      <text:p text:style-name="P117">Когда она вернулась домой, <text:span text:style-name="T231">всю </text:span><text:span text:style-name="T3192">её </text:span>трясло от страха. <text:span text:style-name="T228">Дверь открыл Гарри.</text:span></text:p>
      <text:p text:style-name="P117">«<text:span text:style-name="T229">Эли, что случилось? Проходи, присядь.</text:span>»</text:p>
      <text:p text:style-name="P118">Он взял её за руку и по<text:span text:style-name="T230">д</text:span>вёл к <text:span text:style-name="T234">дивану</text:span>.</text:p>
      <text:p text:style-name="P118">«<text:span text:style-name="T230">Почему ты дрожишь? Эли, посмотри на меня и расскажи, что случилось. Ты что, попала в аварию? Успокойся, дыши </text:span><text:span text:style-name="T3025">глубоко</text:span><text:span text:style-name="T230">.</text:span>»</text:p>
      <text:p text:style-name="P119">Гарри разволновался, не зная что <text:span text:style-name="T549">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2">же </text:span>могло случиться с милым <text:span text:style-name="T232">его сердцу </text:span>другом.</text:p>
      <text:p text:style-name="P119">«Эли, тебе плохо? Ты выглядишь так, <text:span text:style-name="T4572">словно</text:span> увидела привидение.»</text:p>
      <text:p text:style-name="P119">«<text:span text:style-name="T233">Гарри, обними меня. Скажи, что я сплю. Мне очень страшно. Не оставляй меня. Никогда.</text:span>»</text:p>
      <text:p text:style-name="P120">Она села на диван рядом с Гарри, прижавшись к нему <text:span text:style-name="T237">и </text:span>он крепко обнял <text:span text:style-name="T236">её</text:span>. Элисон была на грани истерики — <text:span text:style-name="T242">бледная</text:span>, словно <text:span text:style-name="T242">белое </text:span>полотно.</text:p>
      <text:p text:style-name="P120">«<text:span text:style-name="T235">Не волнуйся, я не оставлю тебя одну. Пожалуйста, перестань плакать и успокойся. </text:span><text:span text:style-name="T3026">Т</text:span><text:span text:style-name="T235">еперь </text:span><text:span text:style-name="T3026">ты </text:span><text:span text:style-name="T235">в полной безопасности.</text:span>»</text:p>
      <text:p text:style-name="P121">Он легонько поцеловал макушку <text:span text:style-name="T239">девушки</text:span>, пытаясь утешить <text:span text:style-name="T243">её </text:span><text:span text:style-name="T238">и уверить </text:span><text:span text:style-name="T243">в том</text:span><text:span text:style-name="T238">, что в их доме ей не грозит никакая </text:span><text:span text:style-name="T3027">беда</text:span><text:span text:style-name="T238">.</text:span></text:p>
      <text:p text:style-name="P121">«<text:span text:style-name="T240">Всё </text:span><text:span text:style-name="T241">в порядке</text:span><text:span text:style-name="T240">. </text:span><text:span text:style-name="T241">А теперь расскажи мне, что случилось. Кто так </text:span><text:span text:style-name="T4571">сильно </text:span><text:span text:style-name="T241">расстроил </text:span><text:span text:style-name="T4571">тебя</text:span><text:span text:style-name="T241">? Я хочу знать, Элисон!</text:span>» - <text:span text:style-name="T241">произнёс Гарри строгим голосом.</text:span></text:p>
      <text:p text:style-name="P122">«Никто… Я просто… Ох, я не знаю, с чего начать.»</text:p>
      <text:p text:style-name="P123">Она начала очень сбивчиво и понять её было очень трудно, но всё-таки продолжила:</text:p>
      <text:p text:style-name="P123">«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6">неясные </text:span>чёрные тени, из-за них я несколько раз чуть не угодила в аварию… Гарри, это было ужасно! <text:span text:style-name="T244">На меня навалилось ощущение невыносимого горя — </text:span><text:span text:style-name="T4573">как мрачная чёрная туча</text:span><text:span text:style-name="T244">. </text:span><text:span text:style-name="T245">Я будто </text:span><text:span text:style-name="T249">бы </text:span><text:span text:style-name="T245">воочию наблюдала, </text:span><text:soft-page-break/><text:span text:style-name="T245">как </text:span><text:span text:style-name="T3193">она</text:span><text:span text:style-name="T245"> сгущается надо мной, клубится… </text:span><text:span text:style-name="T247">И о</text:span><text:span text:style-name="T245">на не принесёт ничего, кроме страданий… </text:span><text:span text:style-name="T248">Гарри, это дурной знак — </text:span><text:span text:style-name="T4574">должно произойти </text:span><text:span text:style-name="T248">что-то плохое, </text:span><text:span text:style-name="T250">и очень скоро!</text:span>»</text:p>
      <text:p text:style-name="P123">«<text:span text:style-name="T251">Эли, всё будет хорошо. </text:span><text:span text:style-name="T252">Ни</text:span><text:span text:style-name="T307">к</text:span><text:span text:style-name="T252">то и ничто не причинит тебе вреда. </text:span><text:span text:style-name="T253">Ты в полной безопасности. </text:span><text:span text:style-name="T421">Я</text:span><text:span text:style-name="T253"> про</text:span><text:span text:style-name="T1004">веду</text:span><text:span text:style-name="T253"> с тобой весь остаток для и всю ночь. Тебя это устроит?</text:span>»</text:p>
      <text:p text:style-name="P124">Он не знал, стоит ли полностью доверять словам впечатлительной девушки и не имел ни малейшего представления о том, что нужно делать. Единственное, что было в его силах — поддержать Элисон и утешить её. <text:span text:style-name="T254">Но в одном </text:span><text:span text:style-name="T255">Гарри</text:span><text:span text:style-name="T254"> был абсолютно уверен — не стоит оставлять её одну, пока она находится в таком разбитом состоянии. </text:span><text:span text:style-name="T255">В одиночку она бы не смогла пережить навалившегося на неё несчастья.</text:span></text:p>
      <text:p text:style-name="P124">«<text:span text:style-name="T256">Спасибо, Гарри. Теперь я чувствую себя намного лучше. </text:span><text:span text:style-name="T257">Ты наверное думаешь, что я сошла с ума. </text:span><text:span text:style-name="T258">Я </text:span><text:span text:style-name="T260">понимаю</text:span><text:span text:style-name="T258">, </text:span><text:span text:style-name="T259">что всё сказанное з</text:span><text:span text:style-name="T258">вучит нелепо, но...</text:span>»</text:p>
      <text:p text:style-name="P125">Гарри прервал её:</text:p>
      <text:p text:style-name="P125">«<text:span text:style-name="T261">Я верю тебе. Мне ещё </text:span><text:span text:style-name="T262">никогда </text:span><text:span text:style-name="T261">не доводилось видеть такого испуганного выражения лица как у тебя, двадцать минут назад.</text:span>»</text:p>
      <text:p text:style-name="P125">«<text:span text:style-name="T263">Ещё раз спасибо!</text:span>»</text:p>
      <text:p text:style-name="P126">Прижавшись поближе к Гарри, она положила голову на его руки и уснула. Он крепко <text:span text:style-name="T3028">обнял </text:span><text:s/>её и не двигался до тех пор, пока не позвонили в дверь. Элисон проснулась.</text:p>
      <text:p text:style-name="P126">«<text:span text:style-name="T264">Прости, Гарри. Я не думала, что усну. </text:span><text:span text:style-name="T265">Сколько </text:span><text:span text:style-name="T267">я проспала</text:span><text:span text:style-name="T266">?</text:span>» - <text:span text:style-name="T268">спросила она протерев глаза и вытянув руки.</text:span></text:p>
      <text:p text:style-name="P126">«<text:span text:style-name="T268">Не волнуйся, всего час.</text:span>»</text:p>
      <text:p text:style-name="P126">«<text:span text:style-name="T268">Я открою</text:span>» - <text:span text:style-name="T268">ответила она, вставая.</text:span></text:p>
      <text:p text:style-name="P126">«<text:span text:style-name="T269">Это, должно быть, Мэтью. Господи, мы опоздали! Я обещала Робину, что мы встретим его в столовой в час дня. С ним что-то не так. Я не знаю что </text:span><text:span text:style-name="T271">именно</text:span><text:span text:style-name="T269">,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2">Происходит что-то очень </text:span><text:span text:style-name="T270">серьёзное. </text:span><text:span text:style-name="T272">Думаю, н</text:span><text:span text:style-name="T270">ам стоит повнимательнее следить за ним.</text:span>»</text:p>
      <text:p text:style-name="P127">Она замолчала и <text:span text:style-name="T3029">пошла</text:span> открывать дверь.</text:p>
      <text:p text:style-name="P127">«<text:span text:style-name="T308">Здравствуйте</text:span><text:span text:style-name="T273">, чем могу помочь?</text:span>»</text:p>
      <text:p text:style-name="P128">На пороге неподвижно стоял мужчина приблизительно <text:span text:style-name="T309">лет </text:span>сорока. Руки в карманах.</text:p>
      <text:p text:style-name="P143">Ответа не последовало. Незнакомец смотрел прямо сквозь неё, его взгляд был словно горячий нож, разрезающий <text:span text:style-name="T3030">замёрзший </text:span>кусок масла.</text:p>
      <text:p text:style-name="P128">«<text:span text:style-name="T274">Вы - друг Гарри?</text:span>» - <text:span text:style-name="T275">спросила Элисон.</text:span></text:p>
      <text:p text:style-name="P128">«<text:span text:style-name="T276">Элисон, это ты?</text:span>» - <text:span text:style-name="T276">спросил неизвестный. Он вынул руки из карманов и поманил её к себе.</text:span></text:p>
      <text:p text:style-name="P126">«<text:span text:style-name="T277">Элисон Уитли, не так ли? </text:span><text:span text:style-name="T278">Ты меня не помнишь? </text:span><text:span text:style-name="T279">Может быть, ты пригласишь меня войти?</text:span>»</text:p>
      <text:p text:style-name="P129">Не дожидаясь ответа он вошёл сам, направляясь в гостиную и разглядывая по пути холл. <text:span text:style-name="T280">Элисон была в смятении. Кем был этот человек, который буквально ворвался внутрь даже не представившись? </text:span><text:span text:style-name="T281">Она быстро последовала за ним. </text:span><text:span text:style-name="T282">Гарри посмотрел на Элисон, будто бы спрашивая, </text:span><text:span text:style-name="T310">кто это</text:span><text:span text:style-name="T282">. </text:span><text:span text:style-name="T283">О</text:span><text:span text:style-name="T282">на </text:span><text:span text:style-name="T285">лишь</text:span><text:span text:style-name="T282"> пожала плечами </text:span><text:span text:style-name="T283">ему в ответ</text:span><text:span text:style-name="T282">. </text:span><text:span text:style-name="T284">Мгновением позже она побледнела.</text:span></text:p>
      <text:p text:style-name="P130">Это был он! Он пришёл сюда! Это из-за него у неё были видения этим утром. Это он был злом!</text:p>
      <text:p text:style-name="P130">«<text:span text:style-name="T286">Кто вы? Что вам от меня </text:span><text:span text:style-name="T294">нужно</text:span><text:span text:style-name="T286">?</text:span>»</text:p>
      <text:p text:style-name="P131">На мгновение она <text:span text:style-name="T311">запнулась</text:span>…</text:p>
      <text:p text:style-name="P131">«Меня это не касается. Пожалуйста, уходите!»</text:p>
      <text:p text:style-name="P131"/>
      <text:p text:style-name="P132">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032">а </text:span>слова лились <text:span text:style-name="T3031">словно</text:span> вода, лениво скользящая по округлым валунам в ручье.</text:p>
      <text:p text:style-name="P132">«<text:span text:style-name="T287">Разве ты не помнишь меня? </text:span><text:span text:style-name="T289">Разве ты не узнаёшь меня после стольких лет? Я твой отец. Прошло около шестнадцати лет с тех пор, когда я видел тебя в последний раз. </text:span><text:span text:style-name="T290">Мне понадобилось много времени, чтобы разыскать тебя. </text:span><text:span text:style-name="T291">Разве ты не хочешь меня </text:span><text:span text:style-name="T312">обнять</text:span><text:span text:style-name="T291">?</text:span>»</text:p>
      <text:p text:style-name="P133"><text:soft-page-break/>Он протянул к ней свои жуткие длинные руки, рассчитывая заключить в объятия свою давно потерянную дочь.</text:p>
      <text:p text:style-name="P133">«<text:span text:style-name="T292">Ты! Ты мой отец? </text:span><text:span text:style-name="T293">Как ты мог подумать о том, чтобы явиться сюда после того, что сделал с мамой? Тебе что-нибудь известно о правилах приличия? Убирайся вон! </text:span><text:span text:style-name="T295">Уходи и больше никогда не возвращайся, </text:span><text:span text:style-name="T297">я</text:span><text:span text:style-name="T295"> не хочу тебя видеть!</text:span>» - <text:span text:style-name="T298">зло</text:span><text:span text:style-name="T296"> сказала она ему.</text:span></text:p>
      <text:p text:style-name="P134">Нахлынули воспоминания о той ночи и слёзы тут же подступили к её глазам.</text:p>
      <text:p text:style-name="P135">Её охватило чувство горя. Что она сделала не так, почему это «нечто» снова появилось в её жизни? <text:span text:style-name="T299">Он не мог привнести в её жизнь ничего, кроме новых неприятностей.</text:span></text:p>
      <text:p text:style-name="P136">Злобное существо, по ошибке именуемое человеком, возвращается к ней <text:span text:style-name="T300">по истечении </text:span>шестнадцати лет? Зачем? <text:span text:style-name="T301">Что он хотел доказать, появившись вот так — ни с того, ни с сего? </text:span><text:span text:style-name="T302">За всё это время он ни разу не проявил интереса к её судьбе.</text:span></text:p>
      <text:p text:style-name="P137">Элисон покинула комнату и побежала наверх. Гарри встал на пути между ней и мистером Уитли:</text:p>
      <text:p text:style-name="P137">«Вы слышали её! Убирайтесь!»</text:p>
      <text:p text:style-name="P138">Одной рукой он перегораживал лестницу, ведущую наверх, другой указывал на входную дверь.</text:p>
      <text:p text:style-name="P138">«<text:span text:style-name="T303">Но я только хотел...</text:span>»</text:p>
      <text:p text:style-name="P138">«<text:span text:style-name="T303">Уходите! </text:span><text:span text:style-name="T4575">На сегодня в</text:span><text:span text:style-name="T303">ы причинили достаточно непри</text:span><text:span text:style-name="T304">я</text:span><text:span text:style-name="T303">тностей!</text:span>»</text:p>
      <text:p text:style-name="P139">Нежеланный гость удалился совершенно спокойно, ни минуты <text:span text:style-name="T3605">не сожалея </text:span>о том несчастье, которое принёс <text:span text:style-name="T313">вместе </text:span>с собой.</text:p>
      <text:p text:style-name="P140"><text:tab/>Гарри побежал в спальню Элисон.</text:p>
      <text:p text:style-name="P140"><text:tab/>«<text:span text:style-name="T305">Элисон, пожалуйста, открой дверь. </text:span><text:span text:style-name="T4646">Он уже ушёл</text:span><text:span text:style-name="T305">. Не волнуйся, я не позволю ему вернуться.</text:span>»</text:p>
      <text:p text:style-name="P141"><text:tab/>Гарри <text:span text:style-name="T4646">выдержал</text:span> паузу, <text:span text:style-name="T4646">однако</text:span> ответа не последовало. Стояла невыносимая тишина. <text:span text:style-name="T4647">Он больше не мог выносить этого и</text:span> снова попытался открыть дверь, но <text:span text:style-name="T4576">она</text:span> была заперта.</text:p>
      <text:p text:style-name="P142"><text:tab/>«<text:span text:style-name="T4647">Эли, пожалуйста! Я не могу помочь тебе, пока ты, словно узник, находишься взаперти. И вообще, разве тебе не нужно объясниться? Ты ведь так и не рассказала правду о своём прошлом, верно? Оставаясь там, ты не решишь проблему и не заставишь её исчезнуть.</text:span>»<text:tab/></text:p>
      <text:p text:style-name="P144"><text:tab/>Пытаясь убедить Элисон, он старался говорить с ней построже, пытаясь обратить на себя внимание и ясно дать понять, кто тут главный — у него не <text:span text:style-name="T4648">было</text:span> <text:span text:style-name="T4648">другого</text:span> выбора. <text:span text:style-name="T306">Перестав говорить, он стоял и прислушивался, ожидая </text:span><text:span text:style-name="T4648">ответной реакции</text:span><text:span text:style-name="T306">.</text:span></text:p>
      <text:p text:style-name="P145"><text:tab/>Наконец, дверь медленно отворилась и из-за неё <text:span text:style-name="T4648">с опаской</text:span> выглянуло робкое лицо, проверяя, сказал ли <text:span text:style-name="T4648">Гарри </text:span>правду. Да, «зверь» действительно ушёл.</text:p>
      <text:p text:style-name="P146"><text:tab/>Элисон <text:span text:style-name="T4648">бросилась</text:span> в объятия Гарри и ра<text:span text:style-name="T4648">зрыдалась</text:span>, но скорее от радости и облегчения, чем от страха. Гарри <text:span text:style-name="T314">нежно гладил рукой её шею </text:span><text:span text:style-name="T4577">и </text:span>пыта<text:span text:style-name="T4577">лся</text:span> успокоить.</text:p>
      <text:p text:style-name="P146"><text:tab/>«<text:span text:style-name="T315">Эли, милая, он не сможет </text:span><text:span text:style-name="T4648">причинить тебе никакого вреда!</text:span>»</text:p>
      <text:p text:style-name="P146"><text:tab/><text:span text:style-name="T4648">Оттолкнув его от себя и держа на расстоянии вытянутой руки, она ответила:</text:span></text:p>
      <text:p text:style-name="P146"><text:tab/>«<text:span text:style-name="T4648">Ты ничего не знаешь о нём! Как же ты можешь стоять здесь и так самоуверенно говорить об этом? Ты даже не представляешь, на что он способен. Тебя не было там, когда я видела его в последний раз! Ты не имеешь ни малейшего понятия о том, через какие пытки он заставил пройти мою мать и меня. Так что не говори мне, что он не может причинить мне боль! </text:span><text:span text:style-name="T4649">Когда только он вошёл и я его узнала, на меня сразу же навалились ужасные воспоминания и кошмары, которые, как мне казалось, были окончательно похоронены!</text:span>»</text:p>
      <text:p text:style-name="P146"><text:tab/>«<text:span text:style-name="T4649">Мне очень жаль, правда. У меня сложилось убеждение, что оба твоих родителя погибли в автокатастрофе. Почему ты солгала нам? Что случилось, Элисон? Я не могу помочь и не могу попытаться дать совет, не зная всей правды.</text:span>»</text:p>
      <text:p text:style-name="P610"><text:tab/>«<text:span text:style-name="T4641">Наверное, ты прав. Возможно, мне стоило сказать тебе правду о моих родителях, когда я только приехала сюда. Думаю, я </text:span><text:span text:style-name="T4643">наговорила</text:span><text:span text:style-name="T4641"> тебе всю эту чушь, что мои родители погибли в автокатастрофе, потому что… ну, это показалось мне лёгким выходом. Я рассказывала эту историю </text:span><text:span text:style-name="T4642">многим</text:span><text:span text:style-name="T4641"> людям, </text:span><text:span text:style-name="T4642">и</text:span><text:span text:style-name="T4641">, наверное, начала верить в неё сама. Принимая желаемое за действительное, я старалась забыть как можно больше о своём прошлом — </text:span><text:soft-page-break/><text:span text:style-name="T4641">насколько это было возможно. Постарайся понять, что я была маленькой девочкой — в то время мне было около пяти или шести лет.</text:span>»</text:p>
      <text:p text:style-name="P147">Она немного помолчала, <text:span text:style-name="T4641">а затем</text:span> продолжила:</text:p>
      <text:p text:style-name="P148"><text:tab/>«<text:span text:style-name="T4642">На улице шёл ливень, грохотало. Я помню как кричала, как умоляла это чудовище оставить маму в покое. Он вернулся с работы, снова пьяный. Он отвешивал е</text:span><text:span text:style-name="T4644">й</text:span><text:span text:style-name="T4642"> пощёчины и бил. Повалив </text:span><text:span text:style-name="T4695">её </text:span><text:span text:style-name="T4642">на пол, сорвал с неё блузку и полез с поцелуями. Можешь догадаться, что последовало за этим — я уверена, что мне не нужно рассказывать, как он насиловал её. Это было ужасно, отвратительно! Короче говоря … потом он ушёл, а мама убила себя. Я нашла её тело — полуголое, в синяках и царапинах, лежащим на кухонном полу.</text:span>»</text:p>
      <text:p text:style-name="P148"><text:tab/>«<text:span text:style-name="T4645">Боже, у меня кружится голова, я так запуталась! Обними… Пожалуйста, обними мня покрепче. Прошу — не оставляй меня одну, пока я не буду уверена, что он ушёл навсегда. В те дни я поклялась, что отомщу ему за маму.</text:span>»</text:p>
      <text:p text:style-name="P149">Она остановилась и вытерла слёзы, наполнившие без спроса её глаза. Эти слёзы глубоко ранили Гарри. <text:span text:style-name="T316">Она взгляну</text:span><text:span text:style-name="T317">ла на него и затем положила голову на </text:span><text:span text:style-name="T318">его </text:span><text:span text:style-name="T317">плечо, </text:span><text:span text:style-name="T319">а он легонько целовал её мягкие пушистые </text:span><text:span text:style-name="T320">локоны</text:span><text:span text:style-name="T319">.</text:span></text:p>
      <text:p text:style-name="P150"><text:span text:style-name="T321">Немного п</text:span>озже он отвёл её на кухню, усадил за стол и приготовил <text:span text:style-name="T4578">для них о</text:span>бои<text:span text:style-name="T4578">х</text:span> по чашке горячего кофе.</text:p>
      <text:p text:style-name="P150">«<text:span text:style-name="T322">Элисон, мы расскажем Мэтью и Робину о том, что сегодня произошло? </text:span><text:span text:style-name="T323">Мне кажется, будет лучше, если они узнают всю правду.</text:span>»</text:p>
      <text:p text:style-name="P150">«<text:span text:style-name="T324">Честно говоря, я не знаю что делать. Я сбита с толку и не могу думать </text:span><text:span text:style-name="T4579">ни о чём</text:span><text:span text:style-name="T324">. Я была уверена, что моя жизнь наконец-то складывается идеально, </text:span><text:span text:style-name="T338">но</text:span><text:span text:style-name="T324"> тут внезапно в ней появляется мой отец. Что ему нужно от меня после стольких лет? … </text:span><text:span text:style-name="T325">Ладно, если </text:span><text:span text:style-name="T4580">считаешь</text:span><text:span text:style-name="T325">, что </text:span><text:span text:style-name="T4580">так будет лучше — </text:span><text:span text:style-name="T326">рас</text:span><text:span text:style-name="T325">скажи им. </text:span><text:span text:style-name="T326">Только, пожалуйста, без подробностей.</text:span>»</text:p>
      <text:p text:style-name="P150">«<text:span text:style-name="T327">Эли, если мой следующий вопрос покажется тебе </text:span><text:span text:style-name="T332">неуместным</text:span><text:span text:style-name="T327">, можешь на него не отвечат</text:span><text:span text:style-name="T328">ь. </text:span><text:span text:style-name="T329">Т</text:span><text:span text:style-name="T328">вой отец, </text:span><text:span text:style-name="T329">он...</text:span><text:span text:style-name="T327"> </text:span>»</text:p>
      <text:p text:style-name="P151">Гарри прокашлялся прежде, чем продолжить.</text:p>
      <text:p text:style-name="P151">«М-м-м…<text:span text:style-name="T329"> Как бы сказать… Он прикасался к тебе? </text:span><text:span text:style-name="T330">Ну, ты понимаешь...</text:span>»</text:p>
      <text:p text:style-name="P152">Её лицо побледнело <text:span text:style-name="T4581">вновь</text:span>. Она кивнула, но не произнесла ни слова <text:span text:style-name="T331">и Гарри решил оставить в покое эту неудобную для разговора тему, переключившись на другие.</text:span></text:p>
      <text:p text:style-name="P153">В глубокой тишине они смотрели друг на друга, не зная, как лучше подойти к обсуждению деликатной темы.</text:p>
      <text:p text:style-name="P151">«<text:span text:style-name="T333">У тебя был приятель?</text:span>»</text:p>
      <text:p text:style-name="P151">«<text:span text:style-name="T336">Я</text:span><text:span text:style-name="T333"> никогда ни с кем не встречалась</text:span>» - <text:span text:style-name="T333">неохотно ответила она.</text:span></text:p>
      <text:p text:style-name="P151">«<text:span text:style-name="T334">Это из-за т</text:span><text:span text:style-name="T335">воего прошлого? Если не хочешь, </text:span><text:span text:style-name="T396">то можешь не</text:span><text:span text:style-name="T335"> говорить </text:span><text:span text:style-name="T339">об этом</text:span><text:span text:style-name="T335">. </text:span><text:span text:style-name="T337">Я не стану возражать, но мне не нравится видеть тебя </text:span><text:span text:style-name="T338">такой </text:span><text:span text:style-name="T397">несчастной</text:span><text:span text:style-name="T337">. </text:span><text:span text:style-name="T338">Элисон, ты ведь знаешь, что я люблю </text:span><text:span text:style-name="T341">тебя </text:span><text:span text:style-name="T338">и готов ждать </text:span><text:span text:style-name="T341">столько, сколько нужно.</text:span>»</text:p>
      <text:p text:style-name="P154">Элисон была поражена. Она покраснела и стала разглядывать свои руки, нервно <text:span text:style-name="T422">вык</text:span>ручивая их над столом <text:span text:style-name="T340">Её сердце бешено колотилось, </text:span><text:span text:style-name="T342">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4">«<text:span text:style-name="T343">Гарри, ты серьёзно?</text:span>»</text:p>
      <text:p text:style-name="P155">Она подняла глаза наверх и посмотрела в его серо-голубые глаза.</text:p>
      <text:p text:style-name="P155">«<text:span text:style-name="T344">Я никогда не думала, что ты </text:span><text:span text:style-name="T1005">заинтересуешься</text:span><text:span text:style-name="T344"> </text:span><text:span text:style-name="T1005">кем</text:span><text:span text:style-name="T344">-то вроде меня, особенно после твоих прежних отношений.</text:span>»</text:p>
      <text:p text:style-name="P156">Гарри встал, подошёл к Элисон и взял её за руку.</text:p>
      <text:p text:style-name="P156">«<text:span text:style-name="T345">Можно мне поцеловать тебя?</text:span>» - <text:span text:style-name="T346">спросил он, внимательно вглядываясь в её глаза. Ему вовсе не хотелось торопить её.</text:span></text:p>
      <text:p text:style-name="P157">Она <text:span text:style-name="T399">выглядела</text:span> неуверенной и <text:span text:style-name="T398">тревожной</text:span>.</text:p>
      <text:p text:style-name="P157">«<text:span text:style-name="T347">Всё в порядке, Элисон. Я не должен был задавать этот вопрос, с моей стороны это было очень </text:span><text:span text:style-name="T363">бе</text:span><text:span text:style-name="T364">с</text:span><text:span text:style-name="T363">тактно</text:span><text:span text:style-name="T347">. Пожалуйста, не обращай на него внимания, а </text:span><text:span text:style-name="T348">ещё</text:span><text:span text:style-name="T347"> лучше — забудь о нём. </text:span><text:span text:style-name="T349">Я знаю, что выбрал неподходящее время, </text:span><text:span text:style-name="T350">ведь у тебя и так хватает забот.</text:span>»</text:p>
      <text:p text:style-name="P157"><text:soft-page-break/>«<text:span text:style-name="T351">Спасибо тебе, Гарри. Ты только не думай, что я пытаюсь </text:span><text:span text:style-name="T4582">тебя </text:span><text:span text:style-name="T351">оттолкнуть, но… Меня очень сильно удивило внезапное появление моего отца после стольких лет. Снова нахлынули дурные воспоминания. А мне казалось, что они хорошо и по-настоящему похоронены.</text:span>»</text:p>
      <text:p text:style-name="P157">«<text:span text:style-name="T352">Боже! Я только что вспомнила, что мы должны были встретиться с Робином и Мэтью за обедом в университете! Который час? </text:span><text:span text:style-name="T353">Мы уже опаздываем. Думаю, будет лучше, если машину поведёшь ты.</text:span>»</text:p>
      <text:p text:style-name="P157"/>
      <text:p text:style-name="P158">К тому времени, когда Элисон и Гарри вошли в столовую университета, Мэтью и Робин уже закончили <text:span text:style-name="T3555">обедать</text:span> и нетерпеливо смотрели на <text:span text:style-name="T3556">висевшие над входом </text:span>часы.</text:p>
      <text:p text:style-name="P158">«<text:span text:style-name="T354">Где вы так задержались? Мы ждали вас целую вечность.</text:span>» - <text:span text:style-name="T355">спросил Мэтью, глядя на Гарри.</text:span> <text:span text:style-name="T356">Робин сидел </text:span><text:span text:style-name="T3546">молча</text:span><text:span text:style-name="T356">, </text:span><text:span text:style-name="T3546">стараясь не глядеть</text:span><text:span text:style-name="T356"> на остальных. </text:span><text:span text:style-name="T357">Гарри обернулся и тихо спросил Элисон:</text:span></text:p>
      <text:p text:style-name="P158">«<text:span text:style-name="T358">Мы расскажем им о твоём </text:span><text:span text:style-name="T400">видении</text:span><text:span text:style-name="T358"> и о нашем посетителе?</text:span>»</text:p>
      <text:p text:style-name="P158">«<text:span text:style-name="T359">Рано или поздно они всё равно узнают. </text:span><text:span text:style-name="T360">Расскажи.</text:span>»</text:p>
      <text:p text:style-name="P159">Гарри <text:span text:style-name="T401">стал </text:span>рассказ<text:span text:style-name="T401">ывать</text:span> о той странной последовательности событий, <text:span text:style-name="T3548">которая </text:span>произош<text:span text:style-name="T3548">ла</text:span> с ними этим утром, и о печальных эпизодах из прошлого Элисон.</text:p>
      <text:p text:style-name="P160">Робин и Мэтью сочувственно выслушали каждое слово Гарри — молча, не пытаясь его п<text:span text:style-name="T3549">еребивать</text:span>. <text:span text:style-name="T361">Время от времени Элисон вытирала слёзы, </text:span><text:span text:style-name="T3547">наполнявшие её глаза</text:span><text:span text:style-name="T361">.</text:span></text:p>
      <text:p text:style-name="P161">Робин пытался казаться равнодушным по отношению к Элисон <text:span text:style-name="T362">и </text:span><text:span text:style-name="T372">к </text:span><text:span text:style-name="T362">её горю</text:span>, но на самом деле желал крепко обнять её и извиниться за то, что <text:span text:style-name="T3550">слишком</text:span> <text:span text:style-name="T3550">грубо</text:span> говорил с ней <text:span text:style-name="T373">сегодня</text:span><text:span text:style-name="T3550">шним</text:span> утром.</text:p>
      <text:p text:style-name="P161">«<text:span text:style-name="T365">Между прочим, профессор не хочет, чтобы мы возвращались в лабораторию после обеда</text:span>» - <text:span text:style-name="T365">сказал Мэтью, пытаясь сменить тему разговора, </text:span><text:span text:style-name="T3551">так как</text:span><text:span text:style-name="T366"> он</text:span><text:span text:style-name="T3551">а заставила его</text:span><text:span text:style-name="T366"> </text:span><text:span text:style-name="T3552">по</text:span><text:span text:style-name="T366">чувствова</text:span><text:span text:style-name="T3551">ть</text:span><text:span text:style-name="T366"> себя ужасно неловко. Он хотел посочувствовать Элисон </text:span><text:span text:style-name="T368">и пожалеть её</text:span><text:span text:style-name="T366">, но </text:span><text:span text:style-name="T3554">хорошо </text:span><text:span text:style-name="T366">знал, что </text:span><text:span text:style-name="T3553">ей не нрави</text:span><text:span text:style-name="T3554">лось</text:span><text:span text:style-name="T366">, когда </text:span><text:span text:style-name="T368">это </text:span><text:span text:style-name="T366">дела</text:span><text:span text:style-name="T3554">ли</text:span><text:span text:style-name="T366"> </text:span><text:span text:style-name="T2717">напоказ</text:span><text:span text:style-name="T366">.</text:span></text:p>
      <text:p text:style-name="P161">«<text:span text:style-name="T367">До свидания. Увидимся позже. Мэтью, если сможешь, то забери меня возле главного входа примерно в пять часов. Пока!</text:span>» - <text:span text:style-name="T367">собрав свои книги, Робин ушёл.</text:span></text:p>
      <text:p text:style-name="P161"/>
      <text:p text:style-name="P162">Вскоре после ухода Робина, остальные решили переместиться в дом к Мэтью, где стали <text:span text:style-name="T3557">совместно </text:span>обсуждать <text:span text:style-name="T3590">свой</text:span> нов<text:span text:style-name="T370">ый</text:span> п<text:span text:style-name="T369">роект</text:span>.</text:p>
      <text:p text:style-name="P163">Работа <text:span text:style-name="T3590">не клеилась — </text:span><text:span text:style-name="T374">Гарри и Мэтью не </text:span><text:span text:style-name="T3591">могли</text:span><text:span text:style-name="T374"> договориться, каким образом следует приступать к превращению в ин</text:span><text:span text:style-name="T376">ых</text:span><text:span text:style-name="T374"> существ. </text:span><text:span text:style-name="T375">Выслушав их, Элисон предложила </text:span><text:span text:style-name="T3590">каждому составить список</text:span><text:span text:style-name="T375">, в котором были бы </text:span><text:span text:style-name="T3591">кратко </text:span><text:span text:style-name="T375">изложены </text:span><text:span text:style-name="T3593">их </text:span><text:span text:style-name="T375">идеи о том, что следует </text:span><text:span text:style-name="T378">предпринять</text:span><text:span text:style-name="T375">.</text:span></text:p>
      <text:p text:style-name="P164">Забежав <text:span text:style-name="T423">по пути </text:span>в магазин, Элисон и Гарри вернулись к себе домой, <text:span text:style-name="T377">а Мэтью, как и обещал, </text:span><text:span text:style-name="T3592">отправился в университет, чтобы забрать Робина</text:span><text:span text:style-name="T377">.</text:span></text:p>
      <text:p text:style-name="P165">Вечер прошёл достаточно приятно и уже подходил к концу, но внезапно <text:span text:style-name="T379">к Элисон снова вернулись дурные предчувствия, </text:span><text:span text:style-name="T3712">уже испытанные</text:span><text:span text:style-name="T379"> </text:span><text:span text:style-name="T3558">этим </text:span><text:span text:style-name="T379">утром.</text:span></text:p>
      <text:p text:style-name="P166"><text:span text:style-name="T3713">В</text:span><text:span text:style-name="T3559"> доме </text:span><text:span text:style-name="T3713">вдруг </text:span><text:span text:style-name="T3560">резко </text:span><text:span text:style-name="T3559">похолодало </text:span><text:span text:style-name="T3560">и в какой-то момент он </text:span><text:span text:style-name="T3713">словно</text:span><text:span text:style-name="T3560"> превратился в морозильную камеру</text:span>, но <text:span text:style-name="T3561">точно </text:span><text:span text:style-name="T3559">так же </text:span><text:span text:style-name="T3561">быстро </text:span><text:span text:style-name="T3559">оттаял</text:span>. <text:span text:style-name="T380">Ужасн</text:span><text:span text:style-name="T3957">ый</text:span><text:span text:style-name="T380"> </text:span><text:span text:style-name="T3957">смрад</text:span><text:span text:style-name="T380"> распространил</text:span><text:span text:style-name="T3957">ся</text:span><text:span text:style-name="T380"> по всей комнате, </text:span><text:span text:style-name="T381">как будто</text:span><text:span text:style-name="T380"> </text:span><text:span text:style-name="T3589">в ней </text:span><text:span text:style-name="T380">не</text:span><text:span text:style-name="T3562">делями</text:span><text:span text:style-name="T380"> лежали полусгнившие трупы.</text:span></text:p>
      <text:p text:style-name="P167"><text:span text:style-name="T3565">Схватившись</text:span> за голову и дрожа всем телом, Элисон <text:span text:style-name="T3564">пронзительно </text:span>закричала. <text:span text:style-name="T382">Она наблюдала, как </text:span><text:span text:style-name="T3563">бешено </text:span><text:span text:style-name="T382">пляшут </text:span><text:span text:style-name="T3563">по комнате неясные </text:span><text:span text:style-name="T3566">чёрные </text:span><text:span text:style-name="T382">тени — </text:span><text:span text:style-name="T383">они издевались </text:span><text:span text:style-name="T402">и, </text:span><text:span text:style-name="T3567">глумясь, </text:span><text:span text:style-name="T402">дразнили её</text:span><text:span text:style-name="T383">. </text:span><text:span text:style-name="T3589">Раздался</text:span><text:span text:style-name="T383"> детский смех, эхом </text:span><text:span text:style-name="T403">про</text:span><text:span text:style-name="T383">нёсшийся по углам комнаты. Элисон </text:span><text:span text:style-name="T3568">пыталась </text:span><text:span text:style-name="T383">всм</text:span><text:span text:style-name="T3594">отреться</text:span><text:span text:style-name="T383"> в эти т</text:span><text:span text:style-name="T3563">ёмные пятна,</text:span><text:span text:style-name="T383"> и всё явственнее </text:span><text:span text:style-name="T388">из тьмы </text:span><text:span text:style-name="T383">перед ней предст</text:span><text:span text:style-name="T386">а</text:span><text:span text:style-name="T387">вала</text:span><text:span text:style-name="T383"> пара чёрных рук, манящих присоединиться к </text:span><text:span text:style-name="T386">всеобщей </text:span><text:span text:style-name="T383">безумной пляске.</text:span></text:p>
      <text:p text:style-name="P168">Нет, <text:span text:style-name="T3569">о</text:span>ни не манили — <text:span text:style-name="T384">они </text:span>приказывали <text:span text:style-name="T3569">ей</text:span>, не оставляя для не<text:span text:style-name="T384">ё </text:span>никакого выбора! <text:span text:style-name="T385">Они угрожали ей! Они </text:span><text:span text:style-name="T3595">как </text:span><text:span text:style-name="T385">будт</text:span><text:span text:style-name="T3595">о</text:span><text:span text:style-name="T385"> </text:span><text:span text:style-name="T3570">хотели сказать</text:span><text:span text:style-name="T385">, что если она не подчинится, то станет ещё </text:span><text:span text:style-name="T3596">несчастнее</text:span><text:span text:style-name="T385">, </text:span><text:span text:style-name="T3570">чем сейчас,</text:span><text:span text:style-name="T385"> и будет горько жалеть о </text:span><text:span text:style-name="T3570">своём отказе</text:span><text:span text:style-name="T385"> всю оставшуюся </text:span><text:span text:style-name="T3570">жалкую </text:span><text:span text:style-name="T385">жизнь!</text:span></text:p>
      <text:p text:style-name="P169">Гарри был рядом. Он пытался успокоить Элисон и умолял её изо всех сил сопротивляться незваным призракам, пр<text:span text:style-name="T389">о</text:span>никшим в <text:span text:style-name="T430">её</text:span> <text:span text:style-name="T3597">сознание.</text:span></text:p>
      <text:p text:style-name="P170"><text:soft-page-break/>Внезапно раздавшийся телефонный звонок вывел её из оцепенения. Она подняла трубку.</text:p>
      <text:p text:style-name="P170"/>
      <text:p text:style-name="P170">«Элисон Уитли. <text:span text:style-name="T391">Слушаю.</text:span>»</text:p>
      <text:p text:style-name="P170"/>
      <text:p text:style-name="P171">Нет ответа — вместо <text:span text:style-name="T616">него</text:span> мертвящая тишина. <text:span text:style-name="T390">Это было </text:span><text:span text:style-name="T3571">Зло</text:span><text:span text:style-name="T390"> — </text:span><text:span text:style-name="T3572">на другом конце линии явственно ощущалось его присутствие</text:span><text:span text:style-name="T390">. </text:span><text:span text:style-name="T3574">Через уш</text:span><text:span text:style-name="T3598">ные раковины</text:span><text:span text:style-name="T3574"> в её </text:span><text:span text:style-name="T3598">разум</text:span><text:span text:style-name="T3574"> про</text:span><text:span text:style-name="T3598">рвался</text:span><text:span text:style-name="T3574"> отвратительный звук</text:span><text:span text:style-name="T390"> — </text:span><text:span text:style-name="T3574">жужжание — </text:span><text:span text:style-name="T390">зовущее </text:span><text:span text:style-name="T3574">её</text:span><text:span text:style-name="T390">, умоляющее выйти навстречу </text:span><text:span text:style-name="T3572">З</text:span><text:span text:style-name="T390">лу.</text:span></text:p>
      <text:p text:style-name="P172">Она отбросила телефон <text:span text:style-name="T3573">от себя</text:span>, <text:span text:style-name="T3573">указывая </text:span><text:span text:style-name="T3575">трясущимся</text:span><text:span text:style-name="T3573"> пальцем на трубку</text:span>. Вот <text:span text:style-name="T3578">где </text:span>оно — монотонное, сбивчивое жужжание — всё ещё там, внутри.</text:p>
      <text:p text:style-name="P172">«<text:span text:style-name="T392">Это он! Это может быть только он! Гарри, это </text:span><text:span text:style-name="T3576">З</text:span><text:span text:style-name="T392">ло — </text:span><text:span text:style-name="T3576">Зло в </text:span><text:span text:style-name="T3577">своём натуральном облике</text:span><text:span text:style-name="T392">, </text:span><text:span text:style-name="T3577">как </text:span><text:span text:style-name="T392">будто сам Дьявол добрался до телефонной сети и звонит сюда, </text:span><text:span text:style-name="T3577">мне</text:span><text:span text:style-name="T392">. </text:span><text:span text:style-name="T393">Этот звук пугает меня! </text:span><text:span text:style-name="T3579">М</text:span><text:span text:style-name="T393">не кажется, он исходит из моей головы. Гарри, быстрее положи трубку на рычаг! </text:span><text:span text:style-name="T394">П</text:span><text:span text:style-name="T393">ожалуйст</text:span><text:span text:style-name="T3579">а...</text:span>» - <text:span text:style-name="T395">проговорила Элисон. Голос её стал хриплым, а лицо — белее мела. </text:span><text:span text:style-name="T428">Она стала походить на статую, </text:span><text:span text:style-name="T3580">высеченную из куска льда, </text:span><text:span text:style-name="T429">холодную</text:span><text:span text:style-name="T428"> и безжизненн</text:span><text:span text:style-name="T429">ую</text:span><text:span text:style-name="T428">. </text:span><text:span text:style-name="T429">Силы покидали её, их вытягивало </text:span><text:span text:style-name="T3581">З</text:span><text:span text:style-name="T429">ло, словно вампир, </text:span><text:span text:style-name="T3581">испивающий </text:span><text:span text:style-name="T3582">до последней капли </text:span><text:span text:style-name="T429">кровь своей жертвы.</text:span></text:p>
      <text:p text:style-name="P173">Не задавая лишних вопросов, Гарри сделал то, <text:span text:style-name="T3583">о чём</text:span> она просила. Затем, взяв её руки в свои, крепко сжал их, пристально глядя в её глаза. <text:span text:style-name="T430">Они просидели так целую минуту, </text:span><text:span text:style-name="T431">в своём </text:span><text:span text:style-name="T3958">замкнутом пространстве</text:span><text:span text:style-name="T431">, не обращая внимания </text:span><text:span text:style-name="T453">ни на что,</text:span><text:span text:style-name="T431"> и осознавая только силу, связывавшую их воеди</text:span><text:span text:style-name="T432">н</text:span><text:span text:style-name="T431">о. </text:span><text:span text:style-name="T433">Затем безумие начало медленно отступать и, глядя в глаза </text:span><text:span text:style-name="T3599">молодого человека</text:span><text:span text:style-name="T433">, Элисон почувствовала, как её затягивает внутрь их — в то </text:span><text:span text:style-name="T3599">самое </text:span><text:span text:style-name="T433">место, где </text:span><text:span text:style-name="T434">больше </text:span><text:span text:style-name="T433">ничто не </text:span><text:span text:style-name="T455">заставит </text:span><text:span text:style-name="T454">е</text:span><text:span text:style-name="T455">ё</text:span><text:span text:style-name="T454"> </text:span><text:span text:style-name="T433">страд</text:span><text:span text:style-name="T455">ать.</text:span><text:span text:style-name="T433">.</text:span></text:p>
      <text:p text:style-name="P174">Медленно шло время. Наконец, Гарри отвёл глаза и спросил:</text:p>
      <text:p text:style-name="P174">«<text:span text:style-name="T435">Думаешь, </text:span><text:span text:style-name="T3584">на другом конце провода </text:span><text:span text:style-name="T435">был твой отец? Он что-</text:span><text:span text:style-name="T3585">то</text:span><text:span text:style-name="T435"> сказал? </text:span><text:span text:style-name="T436">П</text:span><text:span text:style-name="T437">рисядь</text:span><text:span text:style-name="T436">, я принесу тебе бренди — оно согреет.</text:span>»</text:p>
      <text:p text:style-name="P175">Она <text:span text:style-name="T3586">подчинилась</text:span>.</text:p>
      <text:p text:style-name="P175">Гарри <text:span text:style-name="T3587">плеснул в её стакан капельку горячительного напитка</text:span>. Она сидела молча, раскачиваясь взад и вперёд, <text:span text:style-name="T3600">и </text:span>бессмысленно <text:span text:style-name="T3587">глядела </text:span><text:span text:style-name="T2646">на телефон.</text:span></text:p>
      <text:p text:style-name="P176">Внезапно он зазвонил <text:span text:style-name="T3088">снова</text:span>. От неожиданности Элисон вздрогнула и, <text:span text:style-name="T3588">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38">Кто бы это мог быть? Они никого не ждали.</text:span></text:p>
      <text:p text:style-name="P177">Гарри поднял телефонную трубку.</text:p>
      <text:p text:style-name="P177">«<text:span text:style-name="T439">Это я, Мэтт. Вы не против, если мы зайдём к вам? Или, если хотите, можете сами прийти ко мне.</text:span>»</text:p>
      <text:p text:style-name="P178">Мэтью чуточку подождал, <text:span text:style-name="T3868">а </text:span>затем спросил:</text:p>
      <text:p text:style-name="P178">«<text:span text:style-name="T440">Гарри, ты слушаешь? Ты какой-то подозрительно </text:span><text:span text:style-name="T441">молчаливый</text:span><text:span text:style-name="T440">, это совсем не похоже </text:span><text:span text:style-name="T3869">на тебя</text:span><text:span text:style-name="T440">… Ребята, что у вас случилось? С вами всё в порядке?</text:span>»</text:p>
      <text:p text:style-name="P178">«<text:span text:style-name="T442">Всё нормально. Извини, мы не сможем увидеться </text:span><text:span text:style-name="T3602">сегодня</text:span><text:span text:style-name="T442">. </text:span><text:span text:style-name="T443">Элисон сильно устала и ей нужно лечь спать пораньше. </text:span><text:span text:style-name="T446">Что касается нашего эксперимента… Вы были правы — для начала мы испробуем метод самовнушения. </text:span><text:span text:style-name="T3603">Когда </text:span><text:span text:style-name="T447">отвезёшь Робина в университет — </text:span><text:span text:style-name="T3603">приходи,</text:span><text:span text:style-name="T447"> и мы </text:span><text:span text:style-name="T3601">сразу начнём</text:span><text:span text:style-name="T447">. Хорошо? Ну, тогда до завтра!</text:span>»</text:p>
      <text:p text:style-name="P179">И прежде, чем Мэтью успел <text:span text:style-name="T3604">что-то </text:span>ответить, Гарри положил трубку.</text:p>
      <text:p text:style-name="P180">В дверь продолжали настойчиво звонить. <text:span text:style-name="T448">Элисон осторожно пересела на краешек дивана и прошептала, указав на дверь:</text:span></text:p>
      <text:p text:style-name="P180">«<text:span text:style-name="T448">Это он, я уверена. Силы зла навсегда вошли в его чёрную душу, тесно объединившись с самим Дьяволом!</text:span>»</text:p>
      <text:p text:style-name="P180">«<text:span text:style-name="T449">Элисон, ты не можешь прятаться от него вечно. Он знает, что ты </text:span><text:span text:style-name="T450">здесь. </text:span><text:span text:style-name="T451">Если он поймёт, что ты боишься его, то уже никогда не отвяжется. </text:span><text:span text:style-name="T452">Позволь мне разрешить ему войти. Я обещаю, что не позволю ему навредить тебе.</text:span>»</text:p>
      <text:p text:style-name="P181">Прикусив нижнюю губу они смиренно кивнула.</text:p>
      <text:p text:style-name="P182"><text:soft-page-break/>Гарри подошёл к двери. Открыв её, он с опаской выглянул <text:span text:style-name="T3039">наружу</text:span>, увидев перед входом неподвижно стоящего мистера Уитли, спокойного и хладнокровного.</text:p>
      <text:p text:style-name="P182">«<text:span text:style-name="T456">Проходите.</text:span>»</text:p>
      <text:p text:style-name="P183"><text:span text:style-name="T457">Он</text:span> широко открыл дверь, и указал не<text:span text:style-name="T461">званому</text:span> гостю путь в гостиную. <text:span text:style-name="T459">Последовав за ним, Гарри б</text:span><text:span text:style-name="T458">ыстро очути</text:span><text:span text:style-name="T459">лся</text:span><text:span text:style-name="T458"> возле Элисон </text:span><text:span text:style-name="T459">и, приобняв, </text:span><text:span text:style-name="T458">сел рядом с ней на подлокотник </text:span><text:span text:style-name="T460">дивана</text:span><text:span text:style-name="T458">.</text:span></text:p>
      <text:p text:style-name="P184"><text:span text:style-name="T463">Её отец, Ник, </text:span>так и остался стоять в своей властной позе, <text:span text:style-name="T464">его</text:span> лицо как и прежде не выражало никаких эмоций. <text:span text:style-name="T462">Казалось, что он смотрит внутрь каждого, вскрывая их </text:span><text:span text:style-name="T465">оболочки </text:span><text:span text:style-name="T462">своим пронзающим взглядом. </text:span><text:span text:style-name="T466">По спине Элисон забегали мурашки и </text:span><text:span text:style-name="T469">она </text:span><text:span text:style-name="T466">мысленно вознесла молитву к Богу с просьбой дать ей силы, </text:span><text:span text:style-name="T468">чтобы </text:span><text:span text:style-name="T466">достойно выдержать </text:span><text:span text:style-name="T467">выпавшее ей</text:span><text:span text:style-name="T466"> испытание. </text:span><text:span text:style-name="T470">К ней снова начало возвращаться ужасное ощущение, будто её разум истощается. Жужжание возобновилось.</text:span></text:p>
      <text:p text:style-name="P184">«<text:span text:style-name="T471">Прекрати это! Хватит! Что тебе нужно от меня после стольких лет? </text:span><text:span text:style-name="T472">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5">Она сделала паузу, собираясь с силами, и затем продолжила:</text:p>
      <text:p text:style-name="P185">«<text:span text:style-name="T473">Нет, ты вовсе не пугаешь меня. Ты меня раздражаешь! И мне надоели твои появления!</text:span>»</text:p>
      <text:p text:style-name="P186">Он собрался подойти к ней, но Элисон <text:span text:style-name="T474">мгновенно </text:span>его остановила:</text:p>
      <text:p text:style-name="P186">«<text:span text:style-name="T475">Не подходи! Сядь во</text:span><text:span text:style-name="T3040">т</text:span><text:span text:style-name="T475"> на тот стул и держи руки на виду. Я тебе не доверяю!</text:span>»</text:p>
      <text:p text:style-name="P187">Элисон начала злиться.</text:p>
      <text:p text:style-name="P187">«<text:span text:style-name="T476">Как ты можешь разговаривать так</text:span><text:span text:style-name="T477">им тоном</text:span><text:span text:style-name="T476"> с</text:span><text:span text:style-name="T477">о своим</text:span><text:span text:style-name="T476"> отцом? Ты обращаешься со мной </text:span><text:span text:style-name="T478">так</text:span><text:span text:style-name="T476">, </text:span><text:span text:style-name="T478">как </text:span><text:span text:style-name="T476">будто </text:span><text:span text:style-name="T479">перед тобой</text:span><text:span text:style-name="T476"> какой-то грязный бродяга. Я пришёл сюда, чтобы помириться с тобой. Сейчас я заканчиваю оформление покупки дома на Милтон-роуд, </text:span><text:span text:style-name="T480">и</text:span><text:span text:style-name="T476"> </text:span><text:span text:style-name="T480">я</text:span><text:span text:style-name="T476"> надеялся, что ты будешь жить вместе со мной. </text:span><text:span text:style-name="T480">Я хотел бы</text:span><text:span text:style-name="T476"> загладить свою вину перед тобой.</text:span>»</text:p>
      <text:p text:style-name="P188">Он говорил очень убедительно и на его глазах заблестели слёзы.</text:p>
      <text:p text:style-name="P188">«Что?! У тебя хватает наглости думать, что я буду жить с тобой под одной крышей? Ты ждёшь, что я прощу тебя после того, что ты сделал с ма<text:span text:style-name="T481">м</text:span>ой?»</text:p>
      <text:p text:style-name="P189">На мгновение она прервалась и затем продолжила, но уже более спокойно:</text:p>
      <text:p text:style-name="P189">«<text:span text:style-name="T483">Прежде, чем ты уйдёшь, я хотела бы </text:span><text:span text:style-name="T484">выяснить</text:span><text:span text:style-name="T483">, </text:span><text:span text:style-name="T486">что за</text:span><text:span text:style-name="T484"> </text:span><text:span text:style-name="T483">причина кроется за этим внезапным проявлением родительской заботы? </text:span><text:span text:style-name="T485">Почему ты не появлялся раньше? С тех </text:span><text:span text:style-name="T3041">пор </text:span><text:span text:style-name="T485">прошло не меньше пятнадцати лет!</text:span>»</text:p>
      <text:p text:style-name="P190">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0">«<text:span text:style-name="T487">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488">таким </text:span><text:span text:style-name="T487">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1">Он замолчал. Элисон первой нарушила это затянувшееся молчание:</text:p>
      <text:p text:style-name="P191">«<text:span text:style-name="T489">Предположим, </text:span><text:span text:style-name="T502">что </text:span><text:span text:style-name="T489">Гарри мог бы побыть в соседней комнате, но только полчаса и не больше.</text:span>»</text:p>
      <text:p text:style-name="P191">«<text:span text:style-name="T490">Элисон, Ты уверена?</text:span>» - <text:span text:style-name="T490">спросил Гарри, </text:span><text:span text:style-name="T3404">тревожно </text:span><text:span text:style-name="T490">вглядываясь в её лицо.</text:span></text:p>
      <text:p text:style-name="P192">Она утвердительно кивнула.</text:p>
      <text:p text:style-name="P193">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4">Как только Гарри вышел из комнаты, мистер Уитли встал и <text:span text:style-name="T3404">направился</text:span> <text:span text:style-name="T3404">в её сторону.</text:span></text:p>
      <text:p text:style-name="P194">«<text:span text:style-name="T491">Не подходи ко мне! Сядь вон там!</text:span>» - <text:span text:style-name="T491">сказала она решительно.</text:span></text:p>
      <text:p text:style-name="P195">Но он не стал слушать её и продолжал приближаться. На его лице вдруг расплылась грубая ухмылка и он хрипло рассмеялся:</text:p>
      <text:p text:style-name="P195">«<text:span text:style-name="T492">Глупая сучка! Ты такая же доверчивая, как твоя мать. Она решила, что сможет убежать от меня, покончив с собой, </text:span><text:span text:style-name="T3089">но</text:span><text:span text:style-name="T492"> теперь тебе придётся занять её место.</text:span>»</text:p>
      <text:p text:style-name="P196"><text:soft-page-break/>Он <text:span text:style-name="T617">у</text:span><text:span text:style-name="T512">сел</text:span><text:span text:style-name="T617">ся</text:span> рядом с ней, <text:span text:style-name="T493">крепко сжимая её запястья и выкручивая руки за её спиной</text:span>.</text:p>
      <text:p text:style-name="P196">«<text:span text:style-name="T494">Убирайся вон, ты… Больной… Сумасшедший… Отойди от меня...</text:span>» - <text:span text:style-name="T494">шипела Элисон.</text:span></text:p>
      <text:p text:style-name="P197">Выражение его лица было <text:span text:style-name="T496">очень </text:span>странным. Он не слышал её жалоб, будто бы находясь в другом, собственном мире. <text:span text:style-name="T495">Словно какая-то потусторонняя сущность владела </text:span><text:span text:style-name="T1105">им </text:span><text:span text:style-name="T495">сейчас.</text:span></text:p>
      <text:p text:style-name="P198">Она откинула голову назад и завизжала.</text:p>
      <text:p text:style-name="P198">«<text:span text:style-name="T497">Я буду кричать! Пошёл вон, мразь!</text:span>»</text:p>
      <text:p text:style-name="P199">Не обращая внимания на её <text:span text:style-name="T499">вопли</text:span>, он толкнул её и она упала на пол.</text:p>
      <text:p text:style-name="P198">«<text:span text:style-name="T498">Слезь с меня! Ты - мерзкий! Меня тошнит от тебя!</text:span>»</text:p>
      <text:p text:style-name="P200">Слёзы <text:span text:style-name="T500">потекли по её щекам.</text:span></text:p>
      <text:p text:style-name="P201">Он <text:span text:style-name="T3406">ударил её наотмашь</text:span> и затем закрыл <text:span text:style-name="T501">рот </text:span>своим <text:span text:style-name="T501">предплечьем</text:span>, чтобы она не <text:span text:style-name="T3406">с</text:span>могла <text:span text:style-name="T3405">позвать на помощь</text:span>.</text:p>
      <text:p text:style-name="P201">«Заткнись! Твоя мать вечно рыдала, а я ненавижу женские слёзы!» </text:p>
      <text:p text:style-name="P202">Он ударил её снова.</text:p>
      <text:p text:style-name="P203">Элисон оттолкнула его от себя и побежала к двери, нападавший последовал за ней.</text:p>
      <text:p text:style-name="P203">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3"/>
      <text:p text:style-name="P204">Внезапно открылась дверь и в комнате появился Гарри. Он тут же увидел Элисон, залитую слезами боли. <text:span text:style-name="T1106">О</text:span>тец в ярости вскочил и, оттолкнув его в сторону, бросился бежать, пытаясь скрыться в темноте.</text:p>
      <text:p text:style-name="P204">«Элисон, какого чёрта тут…?»</text:p>
      <text:p text:style-name="P204">Он не договорил, <text:span text:style-name="T506">мгновенно</text:span> бро<text:span text:style-name="T506">сившись</text:span> к ней <text:span text:style-name="T506">и простирая над ней руки</text:span>. Осмотрев синяки и ссадины на её теле и на лице, Гарри осторожно отнёс её в гостиную и усадил на диван.</text:p>
      <text:p text:style-name="P204">«<text:span text:style-name="T507">Я услышал, как что-то разбилось и сразу </text:span><text:span text:style-name="T3090">же </text:span><text:span text:style-name="T507">побежал к тебе. Он не… Ну, ты понимаешь?</text:span>»</text:p>
      <text:p text:style-name="P205">«Слава Богу, нет. Хорошо, что ты появился вовремя, ему не хватило времени. <text:span text:style-name="T508">Как только ты вышел из комнаты, он сразу изменился. Как будто кто-то чужой завладел его телом. Его глаза… </text:span><text:span text:style-name="T509">Они стали совсем другими, то есть не его глазами</text:span><text:span text:style-name="T508">! Он постоянно ухмылялся - это было так ужасно!</text:span>»</text:p>
      <text:p text:style-name="P205">«<text:span text:style-name="T510">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091">поблизости</text:span><text:span text:style-name="T510">, пока я буду мыться. Я боюсь оставаться одна!</text:span>»</text:p>
      <text:p text:style-name="P206">Её руки протянулись к Гарри, нервно вцепившись в его куртку. Её бил озноб и она с трудом могла говорить, задыхаясь.</text:p>
      <text:p text:style-name="P206">«<text:span text:style-name="T511">Да, конечно!</text:span>» - <text:span text:style-name="T511">ответил Гарри, помогая ей подняться на ноги.</text:span></text:p>
      <text:p text:style-name="P207">После того, как она приняла душ и переоделась, они оба спустились вниз. Гарри позвонил Мэтью и Робину и попросил их приехать как можно скорее, <text:span text:style-name="T513">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8">В ту ночь Элисон никак не могла уснуть, и лишь только около двух часов <text:span text:style-name="T514">утра </text:span>сон, наконец-то, взял над ней верх.</text:p>
      <text:p text:style-name="P208"/>
      <text:p text:style-name="P209">Она проснулась от собственного крика, вся в холодном поту, <text:span text:style-name="T515">и Гарри успокоил её, </text:span><text:span text:style-name="T3641">объяснив</text:span><text:span text:style-name="T515">, что это б</text:span><text:span text:style-name="T4183">ыл </text:span><text:span text:style-name="T3642">всего лишь </text:span><text:span text:style-name="T3608">дурной</text:span><text:span text:style-name="T515"> </text:span><text:span text:style-name="T3608">сон</text:span><text:span text:style-name="T515">:</text:span></text:p>
      <text:p text:style-name="P209">«<text:span text:style-name="T4181">В</text:span><text:span text:style-name="T515">сё в порядке, </text:span><text:span text:style-name="T4181">малыш</text:span><text:span text:style-name="T515">. </text:span><text:span text:style-name="T3607">Кроме нас з</text:span><text:span text:style-name="T515">десь </text:span><text:span text:style-name="T3607">больше никого нет</text:span><text:span text:style-name="T515">. </text:span><text:span text:style-name="T3607">Ему не известно</text:span><text:span text:style-name="T515">, </text:span><text:span text:style-name="T4182">где мы находимся</text:span><text:span text:style-name="T515">. </text:span><text:span text:style-name="T3609">Не волнуйся. Спи.</text:span>» - <text:span text:style-name="T515">прошептал он, </text:span><text:span text:style-name="T3641">нежно </text:span><text:span text:style-name="T3681">поглаживая</text:span><text:span text:style-name="T515"> её </text:span><text:span text:style-name="T3643">мягкие</text:span><text:span text:style-name="T515"> волосы. </text:span><text:span text:style-name="T516">Она была словно младенец, которому внезапно приснился кошмар и </text:span><text:span text:style-name="T517">в этот момент </text:span><text:span text:style-name="T516">остро нуждалась в </text:span><text:span text:style-name="T576">родительской</text:span><text:span text:style-name="T516"> любви и заботе. </text:span><text:span text:style-name="T518">Гарри считал себя винов</text:span><text:span text:style-name="T3609">атым</text:span><text:span text:style-name="T518"> в том, что произошло предыдущим вечером — если бы он не стал слушать Элисон, уверовавшую в раскаяние своего отца, </text:span><text:span text:style-name="T3644">то </text:span><text:span text:style-name="T518">всё могло бы сложиться по-</text:span><text:span text:style-name="T3609">иному</text:span><text:span text:style-name="T518">. </text:span><text:span text:style-name="T519">Нет, он был </text:span><text:span text:style-name="T3610">обязан </text:span><text:soft-page-break/><text:span text:style-name="T519">прислушаться к </text:span><text:span text:style-name="T520">своему внутреннему голосу, твердившему об обратном, </text:span><text:span text:style-name="T521">и теперь всё выглядело так, </text:span><text:span text:style-name="T3610">словно</text:span><text:span text:style-name="T521"> он предал её веру в него.</text:span></text:p>
      <text:p text:style-name="P209">«<text:span text:style-name="T522">Не волнуйся, Эли. Он заплатит за всё. Бог мне свидетель, он дорого заплатит</text:span>» - <text:span text:style-name="T522">поклялся Гарри прежде, чем задремать. Время приближалось к четырём часам утра.</text:span></text:p>
      <text:p text:style-name="P209"/>
      <text:p text:style-name="P579">Мистер<text:span text:style-name="T3792">у</text:span> Уитли было около сорока лет, в<text:span text:style-name="T523">о</text:span>зможно <text:span text:style-name="T612">немного </text:span><text:span text:style-name="T523">меньше или больше. </text:span><text:span text:style-name="T524">Ростом он был примерно шести футов </text:span><text:span text:style-name="T3618">и</text:span><text:span text:style-name="T524"> </text:span><text:span text:style-name="T3611">физически </text:span><text:span text:style-name="T3617">крепко </text:span><text:span text:style-name="T3616">сложен</text:span><text:span text:style-name="T524">. </text:span><text:span text:style-name="T525">Ег</text:span><text:span text:style-name="T3612">о настоящим именем было</text:span><text:span text:style-name="T525"> </text:span><text:span text:style-name="T3612">имя </text:span><text:span text:style-name="T525">Теренс, но он предпочитал </text:span><text:span text:style-name="T3613">называться</text:span><text:span text:style-name="T525"> Ником — таково было его второе имя. </text:span><text:span text:style-name="T526">Он был хорош собой — смуглая кожа, светлые волосы и голубые глаза-жемчужины, глубокие, словно </text:span><text:span text:style-name="T3678">океанские</text:span><text:span text:style-name="T3614"> </text:span><text:span text:style-name="T3678">впадины</text:span><text:span text:style-name="T526">. </text:span><text:span text:style-name="T3619">Он имел</text:span><text:span text:style-name="T3615"> ярк</text:span><text:span text:style-name="T3619">ую</text:span><text:span text:style-name="T3615"> и запоминающ</text:span><text:span text:style-name="T3619">уюся</text:span><text:span text:style-name="T3615"> внешность</text:span><text:span text:style-name="T526"> и, когда был моложе, за ним бегало много </text:span><text:span text:style-name="T528">девиц</text:span><text:span text:style-name="T526">. </text:span><text:span text:style-name="T3620">П</text:span><text:span text:style-name="T529">ри этом</text:span><text:span text:style-name="T527"> он никогда не довольствовался тем, что имел — ему всегда </text:span><text:span text:style-name="T3620">хотелось заполуч</text:span><text:span text:style-name="T3621">а</text:span><text:span text:style-name="T3620">ть больше — заполуч</text:span><text:span text:style-name="T3621">а</text:span><text:span text:style-name="T3620">ть </text:span><text:span text:style-name="T527"><text:s/></text:span><text:span text:style-name="T3620">то, что многим, на первый взгляд, казалось не</text:span><text:span text:style-name="T3621">достижимым</text:span><text:span text:style-name="T3620"> — замужних женщин. Его второй страстью было запугивание людей — загоняя их в предварительно расставленные </text:span><text:span text:style-name="T3793">капканы</text:span><text:span text:style-name="T3620"> и доводя </text:span><text:span text:style-name="T3679">всевозможными</text:span><text:span text:style-name="T3620"> способами до </text:span><text:span text:style-name="T3622">нервного истощения</text:span><text:span text:style-name="T3620">, он испытывал особенное </text:span><text:span text:style-name="T3623">наслаждение</text:span><text:span text:style-name="T3620">.</text:span></text:p>
      <text:p text:style-name="P580"><text:span text:style-name="T3629">Ему</text:span><text:span text:style-name="T3622"> действительно</text:span> удавал<text:span text:style-name="T3622">о</text:span>сь очаровывать женщин, независимо от <text:span text:style-name="T3622">их семейного положения</text:span>. <text:span text:style-name="T3622">Наличие мужей </text:span>вовсе не являлось пр<text:span text:style-name="T577">епятствием </text:span><text:span text:style-name="T3624">— </text:span>скорее наоборот, ведь лёгкая добыча <text:span text:style-name="T3630">никогда </text:span>не приносила радости. <text:span text:style-name="T3625">Е</text:span><text:span text:style-name="T3624">му доставляло </text:span><text:span text:style-name="T3625">огромное удовольствие </text:span><text:span text:style-name="T3624">выслеживание </text:span><text:span text:style-name="T3625">своих будущих </text:span><text:span text:style-name="T3624">жертв и выход </text:span><text:span text:style-name="T3714">на контакт </text:span><text:span text:style-name="T3625">с ними</text:span><text:span text:style-name="T3624"> — </text:span><text:span text:style-name="T3715">именно тогда</text:span><text:span text:style-name="T3624"> к нему приходило приятное чувство взволнованности и возбуждения. </text:span><text:span text:style-name="T530">Но </text:span><text:span text:style-name="T3637">истинное</text:span><text:span text:style-name="T530"> удовлетворение </text:span><text:span text:style-name="T3715">случалось</text:span><text:span text:style-name="T3624"> </text:span><text:span text:style-name="T3625">только </text:span><text:span text:style-name="T3715">в те мгновения</text:span><text:span text:style-name="T3624">, когда </text:span><text:span text:style-name="T3715">он наблюдал в глазах преследуемых </text:span><text:span text:style-name="T3626">страх</text:span><text:span text:style-name="T531"> и </text:span><text:span text:style-name="T532">отвращение</text:span><text:span text:style-name="T531"> </text:span><text:span text:style-name="T3626">к </text:span><text:span text:style-name="T3715">своей</text:span><text:span text:style-name="T3626"> персоне</text:span><text:span text:style-name="T530">. </text:span><text:span text:style-name="T3627">Иногда приходилось сталкиваться</text:span><text:span text:style-name="T533"> </text:span><text:span text:style-name="T3627">с </text:span><text:span text:style-name="T533">разгневанны</text:span><text:span text:style-name="T3627">ми</text:span><text:span text:style-name="T533"> муж</text:span><text:span text:style-name="T3627">ьями</text:span><text:span text:style-name="T533">, но </text:span><text:span text:style-name="T3627">обычно </text:span><text:span text:style-name="T533">ему чертовски везло </text:span><text:span text:style-name="T3635">и</text:span><text:span text:style-name="T533"> всегда находился повод своевременно скрыться, оставив </text:span><text:span text:style-name="T534">далеко </text:span><text:span text:style-name="T533">позади </text:span><text:span text:style-name="T3636">себя все </text:span><text:span text:style-name="T533">надвиг</text:span><text:span text:style-name="T3628">а</text:span><text:span text:style-name="T3680">вшиеся</text:span><text:span text:style-name="T3628"> неприятности.</text:span><text:span text:style-name="T533">.</text:span></text:p>
      <text:p text:style-name="P210">У <text:span text:style-name="T3628">Ника</text:span> не было постоянной работы — вся его жизнь проходила в разъездах. <text:span text:style-name="T535">Он путешествовал по стране, устраиваясь на временную работу то здесь, то там — </text:span><text:span text:style-name="T536">начиная от бармена в придорожной закусочной и заканчивая водителем большегрузн</text:span><text:span text:style-name="T3632">ых</text:span><text:span text:style-name="T536"> авто. </text:span><text:span text:style-name="T537">В тех случаях, когда события принимали дурной оборот и на горизонте маячил</text:span><text:span text:style-name="T3633">и</text:span><text:span text:style-name="T537"> выяснени</text:span><text:span text:style-name="T3633">я</text:span><text:span text:style-name="T537"> отношений с мужем </text:span><text:span text:style-name="T3631">очередной обманутой</text:span><text:span text:style-name="T537"> женщины, он просто </text:span><text:span text:style-name="T575">исчезал</text:span><text:span text:style-name="T537"> и больше </text:span><text:span text:style-name="T3633">никогда</text:span><text:span text:style-name="T578"> </text:span><text:span text:style-name="T537">не появлялся </text:span><text:span text:style-name="T3638">вновь</text:span><text:span text:style-name="T537">.</text:span></text:p>
      <text:p text:style-name="P211">До этого <text:span text:style-name="T3633">дня </text:span>Ник никогда не бывал в Саутгемптоне, <text:span text:style-name="T3633">и</text:span> ему потребовалась всего неделя, чтобы <text:span text:style-name="T3634">выяснить</text:span>, где живёт дочь.</text:p>
      <text:p text:style-name="P211"/>
      <text:p text:style-name="P212"><text:span text:style-name="T3794">Она прошла</text:span>, и за это время Элисон ничего не слышала о своём отце. <text:span text:style-name="T538">Вместе с Гарри они </text:span><text:span text:style-name="T3639">до сих пор </text:span><text:span text:style-name="T538">оставались в доме Мэтью. </text:span><text:span text:style-name="T539">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43">ж</text:span><text:span text:style-name="T550">н</text:span><text:span text:style-name="T543">ие</text:span><text:span text:style-name="T539">, Мэтью, недолго думая, ответил:</text:span></text:p>
      <text:p text:style-name="P212">«<text:span text:style-name="T540">О! Та парочка, что жила здесь </text:span><text:span text:style-name="T543">до нас, </text:span><text:span text:style-name="T540">переехала куда-то в Лондон. Извините, но они не оставили своего адреса.</text:span>»</text:p>
      <text:p text:style-name="P213">После этого <text:span text:style-name="T3640">случая </text:span>мистер Уитли больше не беспокоил ни Мэтью, ни Робина. <text:span text:style-name="T541">Но </text:span><text:span text:style-name="T3640">и</text:span><text:span text:style-name="T541"> </text:span><text:span text:style-name="T542">не стал съезжать</text:span><text:span text:style-name="T541"> </text:span><text:span text:style-name="T542">из дома на</text:span><text:span text:style-name="T541"> Милтон-роуд.</text:span></text:p>
      <text:p text:style-name="P213"/>
      <text:p text:style-name="P214">Робин усердно готовился к <text:span text:style-name="T3879">предстоящим</text:span> экзаменам. <text:span text:style-name="T3879">Все о</text:span>стальные продолжали заниматься новым проектом и смогли добиться <text:span text:style-name="T3880">в нём </text:span>некоторых <text:span text:style-name="T3881">результатов</text:span>.</text:p>
      <text:p text:style-name="P215">Профессор <text:span text:style-name="T552">Фергер </text:span>предоставил каждому по месяцу отпуска. Разработанный <text:span text:style-name="T3880">студентами</text:span> метод самовнушения оказался <text:span text:style-name="T3884">д</text:span><text:span text:style-name="T3882">остаточно</text:span> эффективным — все трое успели побывать в шкур<text:span text:style-name="T3883">ах</text:span> различных <text:span text:style-name="T556">существ</text:span> и даже вполне у<text:span text:style-name="T3886">дачно</text:span> <text:span text:style-name="T3885">пр</text:span><text:span text:style-name="T3886">инимать облик</text:span><text:span text:style-name="T3885"> </text:span>других людей. В их тесном кру<text:span text:style-name="T3887">жке</text:span> <text:span text:style-name="T3887">считалось </text:span>особенно забавным превращение в профессора, а также имитация его странных привычек и манеры произношения слов. <text:span text:style-name="T3887">Н</text:span><text:span text:style-name="T551">овый навык </text:span><text:span text:style-name="T3887">оказался для Элисон весьма кстати</text:span><text:span text:style-name="T551"> — обладая им, она могла больше не чувствовать угрозы, исходящей со стороны её отца.</text:span></text:p>
      <text:p text:style-name="P583"><text:soft-page-break/>Единственной проблемой, с которой при<text:span text:style-name="T3877">ходилось</text:span> ст<text:span text:style-name="T3877">алкиваться</text:span> в ходе проведения эксперимента, было время, в течении которого <text:span text:style-name="T3887">студенты</text:span> претерпевали метаморфозы. Их превращения в других существ длились не дольше четверти часа, <text:span text:style-name="T579">и </text:span>поэтому, <text:span text:style-name="T3870">находясь в телах различных птиц, они даже не пытались подняться в воздух.</text:span> <text:span text:style-name="T3645">Необычн</text:span><text:span text:style-name="T3876">ые</text:span><text:span text:style-name="T553"> ощущени</text:span><text:span text:style-name="T3876">я от </text:span><text:span text:style-name="T553">превращени</text:span><text:span text:style-name="T3876">й</text:span><text:span text:style-name="T553"> был</text:span><text:span text:style-name="T3876">и</text:span><text:span text:style-name="T553"> </text:span><text:span text:style-name="T3876">похожи</text:span><text:span text:style-name="T553"> </text:span><text:span text:style-name="T3876">на</text:span><text:span text:style-name="T553"> помешательство, но без </text:span><text:span text:style-name="T3887">различных</text:span><text:span text:style-name="T3646"> </text:span><text:span text:style-name="T553">негативных последствий.</text:span></text:p>
      <text:p text:style-name="P216">Находясь в состоянии эйфории от <text:span text:style-name="T3877">своих </text:span>первых <text:span text:style-name="T3877">успехов</text:span>, никто не <text:span text:style-name="T3871">задумывался</text:span> о том, насколько опасным может <text:span text:style-name="T3877">стать</text:span> <text:span text:style-name="T3877">это </text:span>новое открытие, попади оно в <text:span text:style-name="T3871">дурные</text:span> руки <text:span text:style-name="T554">и</text:span><text:span text:style-name="T555">ли </text:span><text:span text:style-name="T554">в </text:span><text:span text:style-name="T555">не</text:span><text:span text:style-name="T3647">удачно сложившиеся </text:span><text:span text:style-name="T554">обстоятельства</text:span>.</text:p>
      <text:p text:style-name="P217"><text:span text:style-name="T3875">В</text:span><text:span text:style-name="T3872">озможност</text:span><text:span text:style-name="T3875">ь</text:span><text:span text:style-name="T3872"> </text:span><text:span text:style-name="T3875">свободно, </text:span><text:span text:style-name="T3878">до неузнаваемости</text:span><text:span text:style-name="T3875"> </text:span><text:span text:style-name="T3872">менять с</text:span><text:span text:style-name="T3875">обственную</text:span><text:span text:style-name="T3872"> </text:span><text:span text:style-name="T557">вне</text:span><text:span text:style-name="T3872">шность </text:span><text:span text:style-name="T3873">даровал</text:span><text:span text:style-name="T3875">а</text:span><text:span text:style-name="T557"> </text:span><text:span text:style-name="T3873">им</text:span><text:span text:style-name="T557"> </text:span><text:span text:style-name="T3873">необычай</text:span><text:span text:style-name="T3874">но</text:span><text:span text:style-name="T557"> захватывающие ощущения, и они тратили </text:span><text:span text:style-name="T3873">на </text:span><text:span text:style-name="T3875">своё </text:span><text:span text:style-name="T3873">новое увлечение </text:span><text:span text:style-name="T557">почти всё свободное время. </text:span><text:span text:style-name="T558">Однако ни</text:span><text:span text:style-name="T3875">кто из них </text:span><text:span text:style-name="T558">не </text:span><text:span text:style-name="T3875">сказал о нём </text:span><text:span text:style-name="T3648">Робину </text:span><text:span text:style-name="T3875">ни единого слова</text:span><text:span text:style-name="T3648">.</text:span></text:p>
      <text:p text:style-name="P217"/>
      <text:p text:style-name="P218"><text:span text:style-name="T3650">В эту ночь</text:span><text:span text:style-name="T564">, </text:span><text:span text:style-name="T3649">но</text:span> много лет назад, Ник совершил насилие над матерью Элисон. <text:span text:style-name="T3650">Тьма</text:span><text:span text:style-name="T564"> была такой же </text:span><text:span text:style-name="T3649">непроглядной,</text:span> и на улице <text:span text:style-name="T571">точно </text:span><text:span text:style-name="T565">так же </text:span>бушевала буря. Над крышами домов разносились раскаты грома, как будто где-то там, наверху, <text:span text:style-name="T1330">б</text:span>оги разгневались на простых смертных и осыпа<text:span text:style-name="T559">ют</text:span> их своими <text:span text:style-name="T559">страшными </text:span>проклятиями. <text:span text:style-name="T560">Вскоре за </text:span><text:span text:style-name="T566">раскатами</text:span><text:span text:style-name="T560"> последовали смертоносные молни</text:span><text:span text:style-name="T582">и</text:span><text:span text:style-name="T560">, безжалостно разбрасываемые небес</text:span><text:span text:style-name="T3651">ными властелинами</text:span><text:span text:style-name="T560">. </text:span><text:span text:style-name="T561">Дождь </text:span><text:span text:style-name="T3652">заливал</text:span><text:span text:style-name="T561"> </text:span><text:span text:style-name="T3652">оконные стёкла</text:span><text:span text:style-name="T561">. </text:span><text:span text:style-name="T562">В тот вечер было слишком сыро, чтобы выходить из дом</text:span><text:span text:style-name="T563">ов</text:span><text:span text:style-name="T562">, и улицы </text:span><text:span text:style-name="T563">были </text:span><text:span text:style-name="T567">пусты и </text:span><text:span text:style-name="T563">безлюдны, </text:span><text:span text:style-name="T569">словно </text:span><text:span text:style-name="T570">кадры</text:span><text:span text:style-name="T568"> </text:span><text:span text:style-name="T570">из </text:span><text:span text:style-name="T1331">старых </text:span><text:span text:style-name="T572">фильмов</text:span><text:span text:style-name="T568"> о городах-призраках</text:span><text:span text:style-name="T563">.</text:span></text:p>
      <text:p text:style-name="P219">Ник ехал домой из Линдхерста в Саутгемптон. <text:span text:style-name="T573">Шум дождя, </text:span><text:span text:style-name="T2428">хлеставший</text:span><text:span text:style-name="T573"> по лобовому стеклу, </text:span><text:span text:style-name="T574">периодически </text:span><text:span text:style-name="T573">заглушал льющуюся из автомагнитолы музыку. «Дворники» его авто</text:span><text:span text:style-name="T3653">машины</text:span><text:span text:style-name="T573">, казалось, двига</text:span><text:span text:style-name="T3654">лись</text:span><text:span text:style-name="T573"> в такт со вспышками молний, освещающи</text:span><text:span text:style-name="T3654">ми</text:span><text:span text:style-name="T573"> пасмурное небо.</text:span></text:p>
      <text:p text:style-name="P220">Смотреть вдаль было невозможно — огни встречных автомобилей не были видны до тех пор, пока <text:span text:style-name="T3656">те</text:span> не подъезжали вплотную, после чего слепили <text:span text:style-name="T3655">глаза </text:span>своим ярким светом. Из-за плохой погоды Нику пришлось вернуться домой, в своё логово, около полуночи. <text:span text:style-name="T580">Ему </text:span><text:span text:style-name="T3657">досаждало</text:span><text:span text:style-name="T580">, что в </text:span><text:span text:style-name="T3657">э</text:span><text:span text:style-name="T580">ту ночь не удалось отыскать для себя новой жертвы.</text:span></text:p>
      <text:p text:style-name="P221">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581">на тысячу мельчайших осколков.</text:span></text:p>
      <text:p text:style-name="P221"/>
      <text:p text:style-name="P222">Мистер Уитли был не единственным человеком, на которого подействовал шторм. <text:span text:style-name="T583">Это было пугающим зрелищем — </text:span><text:span text:style-name="T584">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587">проклятиями</text:span><text:span text:style-name="T584">, о том, что «Он» умрёт и что «Он» </text:span><text:span text:style-name="T585">пожил достаточно долго</text:span><text:span text:style-name="T584">.</text:span><text:span text:style-name="T586"> </text:span><text:span text:style-name="T587">Н</text:span><text:span text:style-name="T586">а несколько секунд наступила тишина. То, что произошло дальше, трудно описать словами. </text:span><text:span text:style-name="T587">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590">пугающая</text:span><text:span text:style-name="T589"> фигура</text:span><text:span text:style-name="T587"> вознесл</text:span><text:span text:style-name="T589">ась</text:span><text:span text:style-name="T587"> над постелью, за</text:span><text:span text:style-name="T588">мерев</text:span><text:span text:style-name="T587"> в воздухе. </text:span><text:span text:style-name="T591">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593">в ту ночь </text:span><text:span text:style-name="T592">б</text:span><text:span text:style-name="T591">еспощадный бой с</text:span><text:span text:style-name="T593">о всем</text:span><text:span text:style-name="T591"> </text:span><text:span text:style-name="T3888">м</text:span><text:span text:style-name="T593">иром…</text:span></text:p>
      <text:p text:style-name="P222"/>
      <text:p text:style-name="P223">К <text:span text:style-name="T594">следующему </text:span>утр<text:span text:style-name="T594">у</text:span> <text:span text:style-name="T596">шторм</text:span> утих <text:span text:style-name="T594">и повсюду в воздухе витала свежесть, будто бы свидетельствуя о том, что всё напряжение и тревоги ночи канули в Лету. </text:span><text:span text:style-name="T595">Гарри поднялся рано и приготовил завтрак для Элисон.</text:span></text:p>
      <text:p text:style-name="P223"/>
      <text:p text:style-name="P223">«<text:span text:style-name="T597">Эли? Эли! Просыпайся, уже десять утра.</text:span>»</text:p>
      <text:p text:style-name="P224">Она не просыпалась и ему пришлось несколько <text:span text:style-name="T602">раз </text:span>осторожно встряхнуть её. <text:span text:style-name="T598">Элисон медленно пошевелилась, протирая </text:span><text:span text:style-name="T604">ладонями </text:span><text:span text:style-name="T598">глаз</text:span><text:span text:style-name="T603">а</text:span><text:span text:style-name="T598">.</text:span></text:p>
      <text:p text:style-name="P223"><text:soft-page-break/>«<text:span text:style-name="T599">Господи, какая усталость! </text:span><text:span text:style-name="T600">Я ужасно спала этой ночью и мои руки… Они словно одеревенели</text:span>» - <text:span text:style-name="T601">вяло ответила она.</text:span></text:p>
      <text:p text:style-name="P225">Поев и одевшись, Элисон стала читать местную <text:span text:style-name="T605">утреннюю </text:span>газету.</text:p>
      <text:p text:style-name="P226">Внезапно она уронила её и, побледнев, закричала:</text:p>
      <text:p text:style-name="P226">«<text:span text:style-name="T606">Гарри! Гарри! Ты читал это? Ты что-нибудь знаешь об этом?</text:span>»</text:p>
      <text:p text:style-name="P227">Гарри в<text:span text:style-name="T607">бежал в гостиную</text:span>.</text:p>
      <text:p text:style-name="P227">«<text:span text:style-name="T607">Что? Что ты имеешь в виду? Нет, я ещё не читал. Не так быстро... Объясни, что я должен был прочитать?</text:span>»</text:p>
      <text:p text:style-name="P228">Она указала на статью.</text:p>
      <text:p text:style-name="P228">«Вот и всё» - <text:span text:style-name="T2273">произнесла</text:span> она, дрожа.</text:p>
      <text:p text:style-name="P229">Он пр<text:span text:style-name="T2429">обежал глазами</text:span> статью, в ней говорилось, что…</text:p>
      <text:p text:style-name="P229">«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08">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09">Взлома жилища не зафиксировано равно как и фактов кражи имущества.</text:span>»</text:p>
      <text:p text:style-name="P229"/>
      <text:p text:style-name="P230">Гарри, в замешательстве, сел.</text:p>
      <text:p text:style-name="P230">«Собираешься что-нибудь делать? Пойдёшь в полицейский участок <text:span text:style-name="T610">за подробностями </text:span><text:span text:style-name="T611">или </text:span><text:span text:style-name="T2274">нет</text:span>?»</text:p>
      <text:p text:style-name="P231">Такие вопросы были типичными для него. Гарри всегда рассуждал здраво и логично.</text:p>
      <text:p text:style-name="P231">«<text:span text:style-name="T619">Полагаю</text:span><text:span text:style-name="T618">, мне придётся объяснить им, что он был моим отцом. Да, я его ненавидела, но не желала е</text:span><text:span text:style-name="T620">му</text:span><text:span text:style-name="T618"> смерти. Подумать только, он умер в ту же ночь, что и мама. Неужели его заела совесть и он покончил жизнь самоубийством, в точности как она? -</text:span><text:span text:style-name="T621">Вряд ли</text:span><text:span text:style-name="T619">, </text:span><text:span text:style-name="T622">на него </text:span><text:span text:style-name="T619">это не похоже. </text:span><text:span text:style-name="T621">Судя по описанию </text:span><text:span text:style-name="T623">в газете, он умер </text:span><text:span text:style-name="T3110">мучительной</text:span><text:span text:style-name="T623"> смертью. Интересно, кто это сделал?</text:span>»</text:p>
      <text:p text:style-name="P232">Гарри подошел к Элисон и обнял её.</text:p>
      <text:p text:style-name="P232">«<text:span text:style-name="T624">Эли, я знаю, что это прозвучит ужасно, но… Это к лучшему, </text:span><text:span text:style-name="T3113">поскольку</text:span><text:span text:style-name="T624"> он не </text:span><text:span text:style-name="T3111">побеспокоит нас </text:span><text:span text:style-name="T3112">больше</text:span><text:span text:style-name="T624">. Наконец-то он </text:span><text:span text:style-name="T625">сполна </text:span><text:span text:style-name="T624">получил то, что заслуживал. Вероятно, его убил кто-то из </text:span><text:span text:style-name="T3113">тех отбросов </text:span><text:span text:style-name="T3114">общества</text:span><text:span text:style-name="T3113">, среди которых он </text:span><text:span text:style-name="T3115">постоянно вращался</text:span><text:span text:style-name="T624">, не получив вовремя свой должок. Нужно признать, что твой отец не был святым.</text:span>»</text:p>
      <text:p text:style-name="P232">«<text:span text:style-name="T626">Да, ты прав. Я не понимаю, что со мной, и почему я </text:span><text:span text:style-name="T627">испытываю чувство печали</text:span><text:span text:style-name="T626">,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3">В полицейском участке они пробыли несколько часов.</text:p>
      <text:p text:style-name="P233">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4">Элисон засыпали вопросами о прошлом её отца и о том, почему они не жили вместе <text:span text:style-name="T629">все эти годы</text:span>. В какой-то момент <text:span text:style-name="T721">она</text:span> даже почувствовала, что находится на скамье подсудимых, <text:span text:style-name="T720">будучи</text:span><text:span text:style-name="T628"> </text:span>идеальн<text:span text:style-name="T722">о</text:span>й <text:span text:style-name="T633">подозреваем</text:span><text:span text:style-name="T722">о</text:span><text:span text:style-name="T633">й</text:span> с идеальным мотивом для убийства.</text:p>
      <text:p text:style-name="P235">Из участка она <text:span text:style-name="T634">вышла</text:span> взволнованной <text:span text:style-name="T3116">и сильно побледневшей</text:span>, <text:span text:style-name="T628">и большую часть обратного пути домой хранила молчание. Гарри </text:span><text:span text:style-name="T630">тихонько </text:span><text:span text:style-name="T3117">мурлыкал себе под нос, </text:span><text:span text:style-name="T630">подпева</text:span><text:span text:style-name="T3117">я</text:span><text:span text:style-name="T630"> </text:span><text:span text:style-name="T3118">играющим по радио </text:span><text:span text:style-name="T630">песням. </text:span><text:span text:style-name="T631">Элисон нарушила тишину первой:</text:span></text:p>
      <text:p text:style-name="P235">«<text:span text:style-name="T632">А вдруг это я убила его? Ведь я его ненавидела. Вдруг это я, сама того не зная, превратилась в хищную птицу и напала на него?</text:span>»</text:p>
      <text:p text:style-name="P236">Она немного помолчала и продолжила:</text:p>
      <text:p text:style-name="P236">«Гарри! Если это сделала я, то где гарантии, что в будущем такого <text:span text:style-name="T635">больше </text:span>не повторится? Вдруг я снова убью, даже не подозревая об этом? <text:span text:style-name="T636">Господи, как бы я хотела не знать </text:span><text:soft-page-break/><text:span text:style-name="T3119">абсолютно ничего </text:span><text:span text:style-name="T636">ни о метаморфозах, ни об оборотнях. </text:span><text:span text:style-name="T637">Как же хорошо, что мы не посвятили Робина в </text:span><text:span text:style-name="T717">наш</text:span><text:span text:style-name="T637"> чёртов </text:span><text:span text:style-name="T717">план</text:span><text:span text:style-name="T637">!</text:span>»</text:p>
      <text:p text:style-name="P236">«<text:span text:style-name="T638">Не вини себя, Эли! Ты ни за что бы не сделала </text:span><text:span text:style-name="T3402">этого</text:span><text:span text:style-name="T638">. Уж я то знаю - </text:span><text:span text:style-name="T644">для </text:span><text:span text:style-name="T645">такого</text:span><text:span text:style-name="T644"> </text:span><text:span text:style-name="T638">ты слишком мягкосердечна. Если хорошенько подумать, то это мог бы сделать, например, Мэтью или даже я.</text:span>»</text:p>
      <text:p text:style-name="P237">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7"/>
      <text:p text:style-name="P238">ТРЕТЬЯ ГЛАВА</text:p>
      <text:p text:style-name="P238"/>
      <text:p text:style-name="P338">СВЕРШИЛОСЬ!</text:p>
      <text:p text:style-name="P238"/>
      <text:p text:style-name="P238">«<text:span text:style-name="T639">РОБИН! РОБИН!</text:span>» - <text:span text:style-name="T640">ЗВАЛ</text:span><text:span text:style-name="T639"> МЭТЬЮ ИЗ-ЗА ДВЕРИ СПАЛЬНИ, НО ОТВЕТА не </text:span><text:span text:style-name="T657">последовало</text:span><text:span text:style-name="T639">. </text:span><text:span text:style-name="T641">Он снова постучал, после чего попытался открыть дверь самостоятельно, но, к его удивлению, она была заперта.</text:span></text:p>
      <text:p text:style-name="P238">«<text:span text:style-name="T642">Робин, п</text:span><text:span text:style-name="T1033">росыпайся</text:span><text:span text:style-name="T642">! </text:span><text:span text:style-name="T3371">Мы</text:span><text:span text:style-name="T642"> опаздывае</text:span><text:span text:style-name="T3371">м</text:span><text:span text:style-name="T642">! </text:span><text:span text:style-name="T643">Я жду тебя целую вечность!</text:span>»</text:p>
      <text:p text:style-name="P239">Мэтью приложил ухо к двери и <text:span text:style-name="T3372">стал вслушиваться </text:span><text:span text:style-name="T3373">в тишину</text:span>, пытаясь уловить хотя бы малейший шорох.</text:p>
      <text:p text:style-name="P240">Мгновением позже он услышал низкий, приглушённый голос Робина:</text:p>
      <text:p text:style-name="P240">«Уходи! Ты, наверное, шутишь. Ещё слишком рано.»</text:p>
      <text:p text:style-name="P240">«<text:span text:style-name="T646">Что это значит - слишком рано? К твоему сведению, сейчас одиннадцать-тридцать. Я принёс тебе кофе! Пожалуйста, открой дверь!</text:span>»</text:p>
      <text:p text:style-name="P241"><text:span text:style-name="T665">Он</text:span> прождал несколько минут, прежде чем безжизненн<text:span text:style-name="T649">ая</text:span> сущ<text:span text:style-name="T649">ность</text:span> <text:span text:style-name="T648">Робина </text:span>медленно выползл<text:span text:style-name="T649">а</text:span> из свое<text:span text:style-name="T653">го</text:span><text:span text:style-name="T652"> </text:span><text:span text:style-name="T653">логова</text:span> <text:span text:style-name="T647">и</text:span>, протирая заспанные глаза, <text:span text:style-name="T650">наконец-то </text:span><text:span text:style-name="T662">появилась в дверном проёме</text:span>. <text:span text:style-name="T651">Робин</text:span> взял чашку и тут же <text:span text:style-name="T647">снова закрыл </text:span><text:span text:style-name="T663">дверь </text:span><text:span text:style-name="T664">перед самым носом Мэтью</text:span><text:span text:style-name="T647">.</text:span></text:p>
      <text:p text:style-name="P241"/>
      <text:p text:style-name="P242">Необычная вялость Робина продолжалась несколько недель, <text:span text:style-name="T654">и с каждой неделей она </text:span><text:span text:style-name="T655">становилась всё более заметной. </text:span><text:span text:style-name="T656">В его работе отчётливо наблюдался заметный </text:span><text:span text:style-name="T1034">спад — </text:span><text:span text:style-name="T3401">профессор Фергер не отмечал для себя никаких, хотя бы в малейшей</text:span><text:span text:style-name="T656"> </text:span><text:span text:style-name="T3401">степени интересных результатов, и</text:span><text:span text:style-name="T656"> </text:span><text:span text:style-name="T3401">п</text:span><text:span text:style-name="T658">о </text:span><text:span text:style-name="T3376">этой причине он</text:span><text:span text:style-name="T658"> предоставил Робину и его коллегам недельный отпуск. Усталость Робина </text:span><text:span text:style-name="T3374">списывалась на</text:span><text:span text:style-name="T658"> </text:span><text:span text:style-name="T3374">постоянно возрастающее напряжение от</text:span><text:span text:style-name="T658"> </text:span><text:span text:style-name="T3374">подготовки к </text:span><text:span text:style-name="T658">предстоящи</text:span><text:span text:style-name="T3374">м</text:span><text:span text:style-name="T658"> экзамен</text:span><text:span text:style-name="T3374">ам</text:span><text:span text:style-name="T658">.</text:span></text:p>
      <text:p text:style-name="P243">В<text:span text:style-name="T3377">сю</text:span> недел<text:span text:style-name="T3377">ю</text:span> никто из них не беспокоил <text:span text:style-name="T3377">мальчика</text:span>, давая <text:span text:style-name="T3377">ему</text:span> возможность <text:span text:style-name="T3375">посвятить учёбе всё свободное время</text:span>.</text:p>
      <text:p text:style-name="P243"/>
      <text:p text:style-name="P244">Они вспомнили о Робине лишь в воскресенье, ближе к вечеру, и тогда всем показалось, что его одиночество выглядит слишком <text:span text:style-name="T3378">затянуто и </text:span>необычно. Поэтому все трое <text:span text:style-name="T3380">без промедления</text:span> отправились <text:span text:style-name="T3379">в дом к Мэтью, чтобы </text:span><text:span text:style-name="T674">проведать </text:span><text:span text:style-name="T3375">и </text:span><text:span text:style-name="T3379">заодно </text:span><text:span text:style-name="T3375">поинтересоваться </text:span><text:span text:style-name="T3379">здоровьем </text:span><text:span text:style-name="T3380">своего подопечного</text:span>.</text:p>
      <text:p text:style-name="P245"><text:span text:style-name="T3381">Не менее</text:span><text:span text:style-name="T659"> получаса </text:span><text:span text:style-name="T3385">молодые люди</text:span><text:span text:style-name="T660"> стояли возле </text:span><text:span text:style-name="T3375">з</text:span><text:span text:style-name="T3381">акрытой комнаты</text:span><text:span text:style-name="T660"> и звали его</text:span>, <text:span text:style-name="T3383">однако</text:span> <text:span text:style-name="T3383">отклика не последовало</text:span>, <text:span text:style-name="T3382">после чего было принято решение ломать дверь.</text:span></text:p>
      <text:p text:style-name="P246">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385">Сознание не покинуло его</text:span>, <text:span text:style-name="T661">но </text:span>было похоже, что <text:span text:style-name="T3385">он не замечал ни их присутствия, ни того факта, что кто-то вломился на его территорию.</text:span></text:p>
      <text:p text:style-name="P247">Зрелище было ужасным - повсюду валялись <text:span text:style-name="T3384">подгнившие</text:span> и заплесневелые остатки пищи, а по комнате <text:span text:style-name="T666">расползлась</text:span> <text:span text:style-name="T3387">едкая и </text:span>отвратительная, <text:span text:style-name="T3387">вызывающая тошноту, </text:span>вонь. <text:span text:style-name="T3386">В ту же</text:span> <text:span text:style-name="T3386">минуту до всех присутствующих дошло</text:span>, что <text:span text:style-name="T3386">по какой-то причине </text:span>Робин не выходил из <text:span text:style-name="T3386">своей </text:span>комнаты как минимум несколько <text:span text:style-name="T3386">последних дней</text:span>.</text:p>
      <text:p text:style-name="P248">Гарри <text:span text:style-name="T3386">срочно </text:span>вызвал врача.</text:p>
      <text:p text:style-name="P248"/>
      <text:p text:style-name="P249"><text:soft-page-break/>После тщательного осмотра выяснилось, что Робину требу<text:span text:style-name="T3388">е</text:span>тся всего лишь хороший отдых и тщательный уход. <text:span text:style-name="T3388">Было о</text:span>чевидно что, <text:span text:style-name="T668">готовясь к своим экзаменам,</text:span> он слишком <text:span text:style-name="T668">сильно </text:span>переутомился, и не уделял должного внимания <text:span text:style-name="T667">своевременному</text:span> <text:span text:style-name="T3388">и правильному </text:span>питанию.</text:p>
      <text:p text:style-name="P249"/>
      <text:p text:style-name="P249">«<text:span text:style-name="T669">Я был слишком глуп, полагая что Робин в состоянии сам позаботиться о себе, и что с ним всё будет в порядке.</text:span>» - <text:span text:style-name="T670">сокрушался Мэтью. Он чувствовал себя виноватым </text:span><text:span text:style-name="T671">и не находил себе места.</text:span></text:p>
      <text:p text:style-name="P249"/>
      <text:p text:style-name="P250">Прошло несколько дней, но, несмотря на <text:span text:style-name="T3389">всеобщее </text:span>внимание и заботу, <text:span text:style-name="T3389">самочу</text:span><text:span text:style-name="T3392">в</text:span><text:span text:style-name="T3389">ствие</text:span> Робина <text:span text:style-name="T3389">становилось всё хуже</text:span>. <text:span text:style-name="T672">С каждым днём </text:span><text:span text:style-name="T3390">его </text:span><text:span text:style-name="T692">слабость всё больше брала </text:span><text:span text:style-name="T3400">верх </text:span><text:span text:style-name="T692">над ним, </text:span><text:span text:style-name="T672">и теперь </text:span><text:span text:style-name="T693">он </text:span><text:span text:style-name="T672">не мог осмысленно </text:span><text:span text:style-name="T3389">выговорить </text:span><text:span text:style-name="T3391">даже </text:span><text:span text:style-name="T3389">пар</text:span><text:span text:style-name="T3393">ы</text:span><text:span text:style-name="T3389"> слов</text:span><text:span text:style-name="T672">. Он словно окаменел, и никто </text:span><text:span text:style-name="T3390">из докторов не </text:span><text:span text:style-name="T672">мог понять причин </text:span><text:span text:style-name="T3395">этого недуга</text:span><text:span text:style-name="T672">.</text:span></text:p>
      <text:p text:style-name="P251"><text:span text:style-name="T694">По ночам </text:span><text:span text:style-name="T3394">его мучила бессонница</text:span>. В <text:span text:style-name="T3396">те счастливые минуты</text:span>, <text:span text:style-name="T3396">когда сон принимал </text:span><text:span text:style-name="T3397">Робина</text:span><text:span text:style-name="T3396"> в свои объят</text:span><text:span text:style-name="T3890">и</text:span><text:span text:style-name="T3396">я</text:span>, <text:span text:style-name="T3396">его сотрясала дрожь, он пронзительно вскрикивал</text:span> и <text:span text:style-name="T3396">сразу же </text:span>просыпался.</text:p>
      <text:p text:style-name="P253"><text:span text:style-name="T3398">К</text:span><text:span text:style-name="T3396">аждую ночь </text:span><text:span text:style-name="T3399">Мэтью</text:span><text:span text:style-name="T3398"> будили</text:span><text:span text:style-name="T3396"> душераздирающи</text:span><text:span text:style-name="T3398">е</text:span><text:span text:style-name="T3396"> вопл</text:span><text:span text:style-name="T3398">и</text:span>, раздававши<text:span text:style-name="T3398">еся</text:span> из комнаты <text:span text:style-name="T3397">мальчика,</text:span> и каждый раз <text:span text:style-name="T3399">он</text:span><text:span text:style-name="T673"> </text:span>мчался к нему на помощь, <text:span text:style-name="T3398">не жалея ног</text:span>. И каждый раз ему от<text:span text:style-name="T718">к</text:span>рывалась одна и та же картина — безучастный взгляд в пустоту, дрожь и капли холодного пота, стекающие по лицу Робина. <text:span text:style-name="T3400">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2"/>
      <text:p text:style-name="P254">О <text:span text:style-name="T677">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675">И </text:span><text:span text:style-name="T678">вот </text:span><text:span text:style-name="T675">тогда </text:span><text:span text:style-name="T676">им открылась </text:span><text:span text:style-name="T678">истина</text:span><text:span text:style-name="T676">.</text:span></text:p>
      <text:p text:style-name="P255">Все студенты испытали чувство облегчения, узнав, что бремя ответственности за совершённое преступление больше не лежит на них, но на одном <text:span text:style-name="T681">лишь </text:span>Робине. Никому из них не приходило в голову расспрашивать <text:span text:style-name="T679">его </text:span>об этом.</text:p>
      <text:p text:style-name="P256">Профессору удалось ввести Робина в транс не сосредотачивая его внимания на чём-то конкретном. <text:span text:style-name="T3891">В</text:span>место этого он заманил <text:span text:style-name="T1853">мощный</text:span> разум <text:span text:style-name="T3891">подростка </text:span>в ловушку, исполь<text:span text:style-name="T3891">зовав</text:span> <text:span text:style-name="T680">силу </text:span>сво<text:span text:style-name="T680">его</text:span> <text:span text:style-name="T3891">спокойного </text:span>монотонн<text:span text:style-name="T680">ого</text:span> голос<text:span text:style-name="T680">а</text:span>.</text:p>
      <text:p text:style-name="P257">Однако это было задачей не из лёгких — на протяжении <text:span text:style-name="T682">длительного</text:span> времени Робину удавалось воздвигать вокруг себя мысленный барьер, <text:span text:style-name="T3891">сопротивля</text:span><text:span text:style-name="T3892">ясь</text:span> убедительн<text:span text:style-name="T3891">ому</text:span> голос<text:span text:style-name="T3891">у</text:span>, призывавш<text:span text:style-name="T3891">ему</text:span> его подсознание <text:span text:style-name="T3891">освободиться от </text:span>мучивше<text:span text:style-name="T3891">го</text:span> его тяжк<text:span text:style-name="T3891">ого</text:span> брем<text:span text:style-name="T3891">ени</text:span>.</text:p>
      <text:p text:style-name="P257">«<text:span text:style-name="T683">Это был я! Это я убил их! Не знаю, зачем, но </text:span><text:span text:style-name="T3893">я </text:span><text:span text:style-name="T683">это сделал!</text:span>» - <text:span text:style-name="T683">внезапно воскликнул </text:span><text:span text:style-name="T684">он</text:span><text:span text:style-name="T683">.</text:span></text:p>
      <text:p text:style-name="P257">«<text:span text:style-name="T685">Робин, кого ты убил?</text:span>» - <text:span text:style-name="T685">спросил профессор, зап</text:span><text:span text:style-name="T925">исывая</text:span><text:span text:style-name="T685"> каждое слово.</text:span></text:p>
      <text:p text:style-name="P258">Пожилого профессора совсем не <text:span text:style-name="T686">беспокоило,</text:span> что один из его студентов, <text:span text:style-name="T687">в особенности Робин,</text:span> <text:span text:style-name="T686">мо</text:span><text:span text:style-name="T687">г оказаться</text:span><text:span text:style-name="T686"> убийцей. </text:span><text:span text:style-name="T688">Нет, о</text:span><text:span text:style-name="T687">н рассматривал всё сказанное как </text:span><text:span text:style-name="T695">новый этап</text:span><text:span text:style-name="T687"> </text:span><text:span text:style-name="T3894">своего исследования</text:span><text:span text:style-name="T687">. Робин рассказ</text:span><text:span text:style-name="T689">ал</text:span><text:span text:style-name="T687"> ему </text:span><text:span text:style-name="T696">о </text:span><text:span text:style-name="T687">своей жизни </text:span><text:span text:style-name="T689">и, что гораздо важнее, о своих странных видениях, которые </text:span><text:span text:style-name="T3896">являлись</text:span><text:span text:style-name="T689"> причиной его </text:span><text:span text:style-name="T3895">психического </text:span><text:span text:style-name="T689">расстройства. </text:span><text:span text:style-name="T690">При этом о</text:span><text:span text:style-name="T689">н </text:span><text:span text:style-name="T691">нервно </text:span><text:span text:style-name="T689">вздрагивал от каждого внезапного движения и от посторонних звуков.</text:span></text:p>
      <text:p text:style-name="P258">«<text:span text:style-name="T697">Они! Они называли меня своими родителями... Они не любили меня… Не могли любить… Так не любят! Она мучила меня, прижиг</text:span><text:span text:style-name="T698">а</text:span><text:span text:style-name="T3897">ла</text:span><text:span text:style-name="T697"> дымящимися сигаретами… </text:span><text:span text:style-name="T699">Они должны </text:span><text:span text:style-name="T1854">были </text:span><text:span text:style-name="T699">испытать ту же боль, что и я... Это я устроил пожар и </text:span><text:span text:style-name="T701">с</text:span><text:span text:style-name="T699">жёг их... Они познали все мои страхи... Они заслужили это!</text:span>»</text:p>
      <text:p text:style-name="P259">Затем что-то отвлекло Робина и он <text:span text:style-name="T3898">начал</text:span> невнятно <text:span text:style-name="T3092">бубнить</text:span> себе под нос.</text:p>
      <text:p text:style-name="P260">И снова профессору пришлось проявить настойчивость. <text:span text:style-name="T700">Это было похоже на общение с затравленным ребёнком, который слишком напуган, чтобы сообщить кому-либо о своих обидчиках. </text:span><text:span text:style-name="T702">Словно на суде, профессор загонял его </text:span><text:span text:style-name="T703">разум </text:span><text:span text:style-name="T702">в угол, вынуждая к чистосердечному признанию. </text:span><text:span text:style-name="T704">Он доверительно сообщил, что глядя на проблему со стороны ему, как другу, будет проще отыскать </text:span><text:span text:style-name="T3093">её </text:span><text:span text:style-name="T704">верное решение.</text:span></text:p>
      <text:p text:style-name="P261"><text:soft-page-break/>«Мы на твоей стороне, Робин. Ничего не бойся. Мы обязательно поможем тебе, если ты расскажешь всю правду. Что <text:span text:style-name="T705">с тобой </text:span>случилось? Почему ты не можешь спать?» - <text:span text:style-name="T706">повторял </text:span><text:span text:style-name="T3906">измученный</text:span><text:span text:style-name="T706"> профессор. </text:span></text:p>
      <text:p text:style-name="P262">Робин улыбнулся и, затем, <text:span text:style-name="T3899">за</text:span>шептал:</text:p>
      <text:p text:style-name="P262">«Это мой секрет. Бедняжка Элисон не <text:span text:style-name="T709">понимает — </text:span><text:span text:style-name="T3900">когда она спала,</text:span> я проник в её разум и узнал о <text:span text:style-name="T3907">превращениях</text:span>. <text:span text:style-name="T708">Мне известно</text:span>, <text:span text:style-name="T707">что после смерти отца </text:span>она испытывает чувство вин<text:span text:style-name="T707">ы</text:span>, но <text:span text:style-name="T3898">совершенно напрасно, </text:span><text:span text:style-name="T707">она не должна</text:span>...»</text:p>
      <text:p text:style-name="P263">Он сделал паузу и затем рассмеялся, почти истерически:</text:p>
      <text:p text:style-name="P263">«Прости меня, Элисон. Это я убил его — твоего отца! Я <text:span text:style-name="T3901">решил</text:span>, что так будет лучше. Мне казалось, ты сама хотела <text:span text:style-name="T710">избавиться от него</text:span>… Разве нет?»</text:p>
      <text:p text:style-name="P264">Его настроение <text:span text:style-name="T3902">внезапно поменялось</text:span>, и от смеха он перешёл к рыданиям.</text:p>
      <text:p text:style-name="P264">Он <text:span text:style-name="T3903">проглотил слюну</text:span>, затем попытался откашляться и его голос <text:span text:style-name="T3908">за</text:span>дрожал.</text:p>
      <text:p text:style-name="P264">«<text:span text:style-name="T711">Робин, все убийства в прошлом </text:span><text:span text:style-name="T3905">и д</text:span><text:span text:style-name="T3904">о этого дня они </text:span><text:span text:style-name="T3905">тебя </text:span><text:span text:style-name="T3904">не </text:span><text:span text:style-name="T3905">беспокоили</text:span><text:span text:style-name="T711">... Но ты отчаянно </text:span><text:span text:style-name="T3905">чего-то </text:span><text:span text:style-name="T711">боишься. </text:span><text:span text:style-name="T3905">Это означает</text:span><text:span text:style-name="T711">, </text:span><text:span text:style-name="T3905">что</text:span><text:span text:style-name="T711"> есть что-то </text:span><text:span text:style-name="T3905">другое</text:span><text:span text:style-name="T711">, </text:span><text:span text:style-name="T3905">произошедшее поз</text:span><text:span text:style-name="T3909">же</text:span><text:span text:style-name="T711">. Расскажи нам </text:span><text:span text:style-name="T712">об этом</text:span><text:span text:style-name="T711">, Робин</text:span>».</text:p>
      <text:p text:style-name="P265">Профессор говори<text:span text:style-name="T713">л</text:span> с нажимом, для него было <text:span text:style-name="T714">крайне </text:span>важн<text:span text:style-name="T3910">о</text:span> добиться от Робина <text:span text:style-name="T715">каких-либо </text:span><text:span text:style-name="T3911">внятных</text:span> <text:span text:style-name="T3911">ответов</text:span>.</text:p>
      <text:p text:style-name="P265">«<text:span text:style-name="T716">Рассказать? Но я не могу. Это </text:span><text:span text:style-name="T3912">значит</text:span><text:span text:style-name="T716">, что мне придётся заново вспом</text:span><text:span text:style-name="T719">нить </text:span><text:span text:style-name="T3912">всё</text:span><text:span text:style-name="T716">, а я не хочу… Это гораздо страшнее, чем вы можете представить!</text:span>»</text:p>
      <text:p text:style-name="P265">«<text:span text:style-name="T723">Нет, Робин. Ты ошибаешься. Я не смогу помочь тебе бороться с</text:span><text:span text:style-name="T724">о</text:span><text:span text:style-name="T723"> страхом, пока ты не расскажешь </text:span><text:span text:style-name="T724">мне </text:span><text:span text:style-name="T723">о нём.</text:span>»</text:p>
      <text:p text:style-name="P266">Робин отчаянно заломил руки, набираясь смелости для того, чтобы вспомнить сво<text:span text:style-name="T3913">и</text:span> <text:span text:style-name="T3913">видения</text:span>.</text:p>
      <text:p text:style-name="P266">«Здесь очень страшно… Заберите меня отсюда! Если вы не сделаете этого, я умру!»</text:p>
      <text:p text:style-name="P266">Он задрожал, после чего сжался в ком и начал лихорадочно тереть свои руки.</text:p>
      <text:p text:style-name="P266">«<text:span text:style-name="T3914">Д</text:span><text:span text:style-name="T725">ля беспокойства </text:span><text:span text:style-name="T3914">нет причи</text:span><text:span text:style-name="T3915">н</text:span><text:span text:style-name="T725">. Перестань трястись.</text:span>» - <text:span text:style-name="T725">увещевал его профессор.</text:span></text:p>
      <text:p text:style-name="P266">«<text:span text:style-name="T726">Меня знобит от того, что здесь очень холодно</text:span>» - <text:span text:style-name="T726">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3916">уникальным</text:span><text:span text:style-name="T726"> </text:span><text:span text:style-name="T3916">ребёнком</text:span><text:span text:style-name="T726">, очевидно не следили за перепадами его температуры. </text:span><text:span text:style-name="T727">Профессор снял с себя твидовый пиджак и накинул на плечи Робина.</text:span></text:p>
      <text:p text:style-name="P266">«<text:span text:style-name="T728">Где ты сейчас? В каком месте мы </text:span><text:span text:style-name="T3917">с</text:span><text:span text:style-name="T728">можем </text:span><text:span text:style-name="T926">отыскать </text:span><text:span text:style-name="T3917">тебя</text:span><text:span text:style-name="T728">?</text:span>»</text:p>
      <text:p text:style-name="P266">«<text:span text:style-name="T729">Я не знаю, где. Я заблудился. Это место кажется мне знакомым, но </text:span><text:span text:style-name="T3918">такого</text:span><text:span text:style-name="T827"> просто не может быть</text:span><text:span text:style-name="T729">. Оно выглядит как Саутгемптон, </text:span><text:span text:style-name="T3918">но</text:span><text:span text:style-name="T729"> </text:span><text:span text:style-name="T764">через </text:span><text:span text:style-name="T828">много лет</text:span><text:span text:style-name="T752"> по</text:span><text:span text:style-name="T764">сле</text:span><text:span text:style-name="T731"> окончания своего существования.</text:span>»</text:p>
      <text:p text:style-name="P266">«<text:span text:style-name="T829">Робин, н</text:span><text:span text:style-name="T730">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6">«<text:span text:style-name="T765">Да. </text:span><text:span text:style-name="T732">Здесь повсюду мор, болезни. </text:span><text:span text:style-name="T766">До меня доносятся</text:span><text:span text:style-name="T733"> </text:span><text:span text:style-name="T734">жалобные </text:span><text:span text:style-name="T733">стоны, они исходят от странных существ — </text:span><text:span text:style-name="T767">они </text:span><text:span text:style-name="T734">выглядят как люд</text:span><text:span text:style-name="T740">и, или</text:span><text:span text:style-name="T734"> </text:span><text:span text:style-name="T740">п</text:span><text:span text:style-name="T734">очти как люди. Большинство </text:span><text:span text:style-name="T735">их</text:span><text:span text:style-name="T734"> голодает. </text:span><text:span text:style-name="T736">Позади меня между собой </text:span><text:span text:style-name="T763">дерутся</text:span><text:span text:style-name="T736"> две группы </text:span><text:span text:style-name="T3919">каких-то людей</text:span><text:span text:style-name="T736">… Из-за трупа собаки. </text:span><text:span text:style-name="T737">Я </text:span><text:span text:style-name="T3920">уже </text:span><text:span text:style-name="T737">видел, как они </text:span><text:span text:style-name="T3920">расправлялись с животными и ели их… </text:span><text:span text:style-name="T737">Их забивали до смерти </text:span><text:span text:style-name="T830">палками и обломками досок</text:span><text:span text:style-name="T737">! </text:span><text:span text:style-name="T768">Э</text:span><text:span text:style-name="T737">то </text:span><text:span text:style-name="T768">же </text:span><text:span text:style-name="T737">дико</text:span><text:span text:style-name="T768">сть</text:span><text:span text:style-name="T737">! </text:span><text:span text:style-name="T738">Они не держат </text:span><text:span text:style-name="T769">здесь </text:span><text:span text:style-name="T738">никаких запасов пищи, у них нет никаких складов. </text:span><text:span text:style-name="T739">Всё, что уда</text:span><text:span text:style-name="T741">ётся</text:span><text:span text:style-name="T739"> найти, съедается тут-же, на месте, чтобы не украли </text:span><text:span text:style-name="T770">остальные</text:span><text:span text:style-name="T739">… Опять лютый ветер… </text:span><text:span text:style-name="T742">Он завывает, </text:span><text:span text:style-name="T3921">будто бы</text:span><text:span text:style-name="T742"> подражая </text:span><text:span text:style-name="T3925">всем </text:span><text:span text:style-name="T3926">этим</text:span><text:span text:style-name="T742"> </text:span><text:span text:style-name="T3922">несчастным</text:span><text:span text:style-name="T742">. Я не знаю, что делать </text:span><text:span text:style-name="T3924">дальше</text:span><text:span text:style-name="T742">. </text:span><text:span text:style-name="T743">Н</text:span><text:span text:style-name="T742">ужно где-то спрятаться.</text:span>»</text:p>
      <text:p text:style-name="P267">Последовало долгое молчание, <text:span text:style-name="T744">в течении которого профессор несколько раз пытался привлечь внимание Робина, но безуспешно. </text:span><text:span text:style-name="T745">Он забеспокоился. Возможно, </text:span><text:span text:style-name="T750">во всём </text:span><text:span text:style-name="T3923">происходящем</text:span><text:span text:style-name="T750"> </text:span><text:span text:style-name="T745">была его вина. Убийство отца Элисон, уход Робина из реального мира — всего этого могло бы не </text:span><text:span text:style-name="T746">произойти</text:span><text:span text:style-name="T745">, если бы он, ведущий в своей области специалист, не оказывал такого давления на мальчика. </text:span><text:span text:style-name="T747">Он воспитывал Робина с самого первого дня, когда тот попал под его опеку, и учил его использовать весь потенциал своего подсознания, </text:span><text:span text:style-name="T751">в полную силу</text:span><text:span text:style-name="T747">. </text:span><text:span text:style-name="T748">Кроме того, он очень гордился тем, </text:span><text:span text:style-name="T753">ч</text:span><text:span text:style-name="T748">то обучил его широкому кругу научных дисциплин </text:span><text:span text:style-name="T831">а также</text:span><text:span text:style-name="T748"> нескольким языкам. </text:span><text:span text:style-name="T749">Робин был </text:span><text:span text:style-name="T754">уникальным</text:span><text:span text:style-name="T749"> — </text:span><text:span text:style-name="T755">от природы </text:span><text:span text:style-name="T754">он владел мощными экстрасенсорными способностями, раскрывшимися благодаря стараниям профессора, и было </text:span><text:soft-page-break/><text:span text:style-name="T754">в</text:span><text:span text:style-name="T755">е</text:span><text:span text:style-name="T754">сьма сомнительно, что среди </text:span><text:span text:style-name="T755">всех людей, когда-либо живших на планете, мог бы найтись </text:span><text:span text:style-name="T756">ещё один такой </text:span><text:span text:style-name="T757">же </text:span><text:span text:style-name="T756">талант.</text:span></text:p>
      <text:p text:style-name="P267"/>
      <text:p text:style-name="P268">Робин закричал — ужас вырвался из <text:span text:style-name="T794">недр</text:span> его разума, пронзительный визг отвращения и страха эхом отозвался в глубоком извилистом пути его внутреннего уха и <text:span text:style-name="T832">по</text:span>рвал повисшую в воздухе тишину. <text:span text:style-name="T758">Несколько раз подряд </text:span><text:span text:style-name="T795">его</text:span><text:span text:style-name="T758"> сотрясли рвотные позывы </text:span><text:span text:style-name="T759">и </text:span><text:span text:style-name="T758">из</text:span><text:span text:style-name="T761">о </text:span><text:span text:style-name="T758">рта </text:span><text:span text:style-name="T760">на </text:span><text:span text:style-name="T761">его </text:span><text:span text:style-name="T760">одежду </text:span><text:span text:style-name="T771">закапала слюна</text:span><text:span text:style-name="T758">.</text:span></text:p>
      <text:p text:style-name="P268">«<text:span text:style-name="T762">Что </text:span><text:span text:style-name="T4322">произошло</text:span><text:span text:style-name="T762">, Робин?</text:span>» - <text:span text:style-name="T762">спросил профессор с ноткой настойчивости в голосе. На его взволнованном и </text:span><text:span text:style-name="T772">внезапно</text:span><text:span text:style-name="T762"> постаревшем лице отразилось явное облегчение, когда юноша снова </text:span><text:span text:style-name="T4379">заговорил</text:span><text:span text:style-name="T762">.</text:span></text:p>
      <text:p text:style-name="P269">«Я <text:span text:style-name="T4323">не могу объяснить, почему закричал</text:span>. <text:span text:style-name="T4323">Здесь довольно часто устраивают расправы над людьми</text:span>. <text:span text:style-name="T4324">Я только что</text:span><text:span text:style-name="T775"> </text:span><text:span text:style-name="T4324">видел</text:span>, как <text:span text:style-name="T797">от</text:span><text:span text:style-name="T778">пили</text:span><text:span text:style-name="T4324">ли</text:span><text:span text:style-name="T778"> </text:span><text:span text:style-name="T4320">тупым ножом </text:span>руку <text:span text:style-name="T773">какого-то</text:span> немощного <text:span text:style-name="T790">старика, </text:span><text:span text:style-name="T792">и</text:span> <text:span text:style-name="T792">как е</text:span><text:span text:style-name="T776">го оде</text:span><text:span text:style-name="T791">жду</text:span><text:span text:style-name="T776"> </text:span><text:span text:style-name="T791">зали</text:span><text:span text:style-name="T792">вала</text:span><text:span text:style-name="T791"> кровь</text:span><text:span text:style-name="T773">. </text:span><text:span text:style-name="T777">Такова </text:span><text:span text:style-name="T4318">здешняя </text:span><text:span text:style-name="T4319">власть — </text:span><text:span text:style-name="T774">Система. </text:span><text:span text:style-name="T4380">П</text:span><text:span text:style-name="T780">ериодически </text:span><text:span text:style-name="T777">д</text:span><text:span text:style-name="T774">емонстрируя </text:span><text:span text:style-name="T777">неслыханную </text:span><text:span text:style-name="T774">жестокость, он</text:span><text:span text:style-name="T793">а</text:span><text:span text:style-name="T774"> </text:span><text:span text:style-name="T793">даёт понять </text:span><text:span text:style-name="T4320">людям</text:span><text:span text:style-name="T779">,</text:span><text:span text:style-name="T774"> на что способн</text:span><text:span text:style-name="T793">а</text:span><text:span text:style-name="T774">.</text:span>»</text:p>
      <text:p text:style-name="P270">Робин умолк.</text:p>
      <text:p text:style-name="P270">«<text:span text:style-name="T781">Хорошо, Робин. </text:span><text:span text:style-name="T784">К</text:span><text:span text:style-name="T3927">огда</text:span><text:span text:style-name="T781"> проснёшься, </text:span><text:span text:style-name="T3927">т</text:span><text:span text:style-name="T4381">ы</text:span><text:span text:style-name="T3927"> </text:span><text:span text:style-name="T781">перестанешь </text:span><text:span text:style-name="T3927">бояться</text:span><text:span text:style-name="T781"> </text:span><text:span text:style-name="T784">сво</text:span><text:span text:style-name="T3927">его</text:span><text:span text:style-name="T781"> в</text:span><text:span text:style-name="T783">идени</text:span><text:span text:style-name="T3927">я</text:span><text:span text:style-name="T781">. </text:span><text:span text:style-name="T784">Сейчас т</text:span><text:span text:style-name="T782">еб</text:span><text:span text:style-name="T784">е</text:span><text:span text:style-name="T782"> </text:span><text:span text:style-name="T784">предстоит</text:span><text:span text:style-name="T782"> </text:span><text:span text:style-name="T784">отдых — </text:span><text:span text:style-name="T782">крепкий, глубокий сон, независимо от того, гд</text:span><text:span text:style-name="T3927">е находится твоё сознание</text:span><text:span text:style-name="T782">. </text:span><text:span text:style-name="T784">На этом всё. </text:span><text:span text:style-name="T3928">П</text:span><text:span text:style-name="T786">озови меня</text:span><text:span text:style-name="T784">, </text:span><text:span text:style-name="T3928">когда проснёшься, </text:span><text:span text:style-name="T784">и </text:span><text:span text:style-name="T833">хорошенько </text:span><text:span text:style-name="T788">за</text:span><text:span text:style-name="T784">помни, что </text:span><text:span text:style-name="T785">кроме нас, твоих друзей, </text:span><text:span text:style-name="T784">никто не сможет помочь </text:span><text:span text:style-name="T833">тебе в </text:span><text:span text:style-name="T3928">твоём</text:span><text:span text:style-name="T833"> мире</text:span><text:span text:style-name="T785">. </text:span><text:span text:style-name="T787">Ты </text:span><text:span text:style-name="T796">должен</text:span><text:span text:style-name="T787"> доверять только нам!</text:span>»</text:p>
      <text:p text:style-name="P587">После того, как замолчал профессор, Робин моментально погрузился в глубокий сон. <text:span text:style-name="T789">Впервые за несколько прошедших недель он закрыл глаза и не закричал. </text:span><text:span text:style-name="T4325">Все присутствующие были поражены тем, что поведал Робин, однако мысль о том, что его хотя бы удалось уложить спать, придавала им сил и уверенности. Немного погодя они покинули комнату, оставив приглашённую сиделку присматривать за здоровьем мальчика. Ей было указано незамедлительно известить их, как только Робин придёт в себя.</text:span></text:p>
      <text:p text:style-name="P587"><text:tab/><text:span text:style-name="T4325">Он проспал восемнадцать часов подряд, не проронив за это время ни одного звука, будучи очевидцем ужасных событий, </text:span><text:span text:style-name="T4326">происходивших</text:span><text:span text:style-name="T4325"> в другой, кошмарной реальности.</text:span></text:p>
      <text:p text:style-name="P585"/>
      <text:p text:style-name="P586">Тем временем профессор Фергер заново перечитывал свой конспект, составленный по словам Робина и записанный им на скорую руку, в котором было представлено описание иного мира. Вместе со своими студентами он пытался понять, что означает сказанное — никто из присутствующих не мог припомнить ни одного эпизода из истории Великобритании, в котором страна находилась под управлением некой Системы. <text:span text:style-name="T4321">В</text:span>ысказанные выводы оказались весьма разнообразны. <text:span text:style-name="T4321">Во-первых, это мог быть период несчастливого правления Оливера Кромвеля, а во-вторых — время Великой эпидемии чумы. Однако, посетив краеведческий отдел городской библиотеки, ни одному из них не удалось отыскать для своих гипотез никаких подтверждений, и дальше предположений дело не пошло. Возможно, Робин ошибся и это была история какой-то другой страны?</text:span></text:p>
      <text:p text:style-name="P584"/>
      <text:p text:style-name="P588">Перед тем, как Робин вышел из состояния сна, профессор Фергер повторно подверг его гипнозу. На этот раз это удалось ему значительно <text:span text:style-name="T4327">легче</text:span>, чем прежде — возможно, оттого, <text:span text:style-name="T4328">что мальчик перестал испытывать страх перед тем таинственным местом, в котором очутился, или оттого, что ему, наконец-то, удалось выспаться и отдохнуть. В любом случае, он не волновался и был готов взаимодействовать с профессором.</text:span></text:p>
      <text:p text:style-name="P588"><text:tab/>«<text:span text:style-name="T4328">Робин, ты всё ещё там? В каком месте находится твоё сознание? Мы сдела</text:span><text:span text:style-name="T4329">е</text:span><text:span text:style-name="T4328">м всё возможное, чтобы помочь тебе. Не </text:span><text:span text:style-name="T4329">беспокойся, Система не сможет узнать о нашем общении.</text:span>»</text:p>
      <text:p text:style-name="P589">«<text:span text:style-name="T798">Я </text:span><text:span text:style-name="T4329">понимаю</text:span><text:span text:style-name="T798">, что нахожусь в другом мире, но </text:span><text:span text:style-name="T4329">не знаю</text:span><text:span text:style-name="T798">, как вернуться обратно. </text:span><text:span text:style-name="T4330">Я расскажу вам, что вижу поблизости, </text:span><text:span text:style-name="T4331">и,</text:span><text:span text:style-name="T4330"> затем, опишу те места, которые считаю примечательными. Вы готовы?»</text:span></text:p>
      <text:p text:style-name="P271">Профессор отметил спокойствие Робина. По всей видимости он осознал, в каком положении находи<text:span text:style-name="T4334">т</text:span>ся, и намерен сделать всё возможное, чтобы вернуться <text:span text:style-name="T4333">назад,</text:span> в обычную жизнь.</text:p>
      <text:p text:style-name="P272"><text:soft-page-break/>«<text:span text:style-name="T799">Я уверен — это Саутгемптон. Но если бы сейчас </text:span><text:span text:style-name="T834">вы </text:span><text:span text:style-name="T807">были </text:span><text:span text:style-name="T4332">рядом </text:span><text:span text:style-name="T799">со мной, никто из вас не поверил бы собственным глазам. Здесь не осталось многоэтажных строений — </text:span><text:span text:style-name="T4335">этих ужасных, стремящихся в небо,</text:span><text:span text:style-name="T799"> </text:span><text:span text:style-name="T4335">коробов из стекла и бетона — </text:span><text:span text:style-name="T808">все </text:span><text:span text:style-name="T799">они превратились в развалины, </text:span><text:span text:style-name="T800">и </text:span><text:span text:style-name="T1558">у меня нет ни малейшего желания</text:span><text:span text:style-name="T800"> приближаться к ним, особенно по ночам. </text:span><text:span text:style-name="T801">Периодически в разных местах </text:span><text:span text:style-name="T1559">я слышу</text:span><text:span text:style-name="T800"> стоны и крики людей, зовущих на помощь. Должно быть, это </text:span><text:span text:style-name="T801">скитаются </text:span><text:span text:style-name="T800">заблудшие душ</text:span><text:span text:style-name="T801">и в поисках </text:span><text:span text:style-name="T812">уголка</text:span><text:span text:style-name="T801"> для покоя. </text:span><text:span text:style-name="T802">Растительность здесь очень скудная, </text:span><text:span text:style-name="T813">н</text:span><text:span text:style-name="T802">а этой проклятой земле ничто не хочет расти. </text:span><text:span text:style-name="T803">Высокие деревья в парках — сожжены </text:span><text:span text:style-name="T1035">и обуглены</text:span><text:span text:style-name="T803">.</text:span>»</text:p>
      <text:p text:style-name="P273">Робин прервался, задумавшись.</text:p>
      <text:p text:style-name="P273">«<text:span text:style-name="T804">Я не </text:span><text:span text:style-name="T1560">с</text:span><text:span text:style-name="T804">могу достоверно и понятно описать всё, что вижу. Нужно поискать другой способ, как </text:span><text:span text:style-name="T809">это </text:span><text:span text:style-name="T804">сделать.</text:span>»</text:p>
      <text:p text:style-name="P273">«<text:span text:style-name="T805">Робин, о чём ты </text:span><text:span text:style-name="T4335">думаешь</text:span><text:span text:style-name="T805">?</text:span>»</text:p>
      <text:p text:style-name="P274">Ответа не последовало. Вместо <text:span text:style-name="T3929">него — полная</text:span><text:span text:style-name="T810"> </text:span>тишина.</text:p>
      <text:p text:style-name="P275">«Т-с-с…<text:span text:style-name="T806"> Я пытаюсь со</text:span><text:span text:style-name="T4336">средоточиться</text:span><text:span text:style-name="T806">. </text:span><text:span text:style-name="T4336">Сейчас нет возможности объяснять, чем я занят. Пожалуйста, смотрите на мои глаза очень внимательно, и, если мне удастся то, что я задумал, у вас появится возможность давать мне советы и указания.</text:span></text:p>
      <text:p text:style-name="P590"><text:tab/>Профессор был в <text:span text:style-name="T4337">недоумении</text:span>. <text:span text:style-name="T4337">Мальчик говорил что-то насчёт развалин? Ч</text:span><text:span text:style-name="T811">то он пыт</text:span><text:span text:style-name="T4337">ается</text:span><text:span text:style-name="T811"> сделать сейчас, требуя полной тишины? </text:span><text:span text:style-name="T4337">Единственным разом, когда им пришлось молчать, было погружение Робина в глубокий транс перед началом одного крупного эксперимента. Профессор Фергер был сильно обеспокоен. По словам Робина, он находился в каком-то чрезвычайно опасном месте, где от него требовалось внимательно следить за всем происходящим в непосредственной близости, и не отвлекаться на проведение различных исследований.</text:span></text:p>
      <text:p text:style-name="P590"/>
      <text:p text:style-name="P276"><text:tab/>Продолжительное молчание заставляло их нервничать. <text:span text:style-name="T814">Прошёл целый час, но они по-прежнему не </text:span><text:span text:style-name="T1565">у</text:span><text:span text:style-name="T814">слышали от </text:span><text:span text:style-name="T815">Робина</text:span><text:span text:style-name="T814"> ни </text:span><text:span text:style-name="T4338">одного </text:span><text:span text:style-name="T814">слова, </text:span><text:span text:style-name="T815">и не осмеливались заго</text:span><text:span text:style-name="T835">ворить</text:span><text:span text:style-name="T815"> </text:span><text:span text:style-name="T823">сами</text:span><text:span text:style-name="T815">, чтобы не беспокоить его. </text:span><text:span text:style-name="T816">Но, с другой стороны, вдруг он попал в крупную неприятность и сейчас </text:span><text:span text:style-name="T1561">н</text:span><text:span text:style-name="T1564">е</text:span><text:span text:style-name="T1561"> </text:span><text:span text:style-name="T1564">имеет возможности </text:span><text:span text:style-name="T816">выйти на связь?</text:span></text:p>
      <text:p text:style-name="P277">Они терпеливо прождали ещё один час. Незаметно для всех, Элисон сумела выскользнуть из комнаты и приготовить для <text:span text:style-name="T818">каждого</text:span> по чашке горячего чая, <text:span text:style-name="T817">которы</text:span><text:span text:style-name="T819">й</text:span><text:span text:style-name="T817"> был </text:span>принят с благодарностью. <text:span text:style-name="T821">В ожидании </text:span><text:span text:style-name="T4339">новостей </text:span><text:span text:style-name="T821">о</text:span><text:span text:style-name="T820">ни </text:span><text:span text:style-name="T4340">у</text:span><text:span text:style-name="T820">селись на стулья, </text:span><text:span text:style-name="T4340">расставленные</text:span><text:span text:style-name="T820"> вокруг кровати Робина. </text:span><text:span text:style-name="T4340">Бесконечно медленно тянулось время</text:span><text:span text:style-name="T820">.</text:span></text:p>
      <text:p text:style-name="P278"><text:tab/>«<text:span text:style-name="T822">Это бесполезно — </text:span><text:span text:style-name="T4340">наверное, он уснул</text:span>» - <text:span text:style-name="T822">шепнул Гарри профессору.</text:span></text:p>
      <text:p text:style-name="P279"><text:span text:style-name="T4341">Изредка</text:span><text:span text:style-name="T824"> он</text:span><text:span text:style-name="T825">и</text:span><text:span text:style-name="T824"> тихонько вставали, чтобы размять затёкшие руки и ноги. </text:span><text:span text:style-name="T4341">Выждав ещё какое-то время, они бесшумно направились к выходу, но тут, внезапно, их остановил шёпот Мэтью:</text:span></text:p>
      <text:p text:style-name="P277">«<text:span text:style-name="T826">Смотрите! Что это? С Робином происходит что-то странное.</text:span>»</text:p>
      <text:p text:style-name="P280">Остальные быстро обернулись и уставились на <text:span text:style-name="T4342">мальчика</text:span>. Ещё никогда никто из них не видел ничего столь же впечатляющего. То, что он <text:span text:style-name="T3094">проделывал</text:span> сейчас <text:span text:style-name="T3094">над</text:span> собой, бросало вызов всем устоявшимся научным теориям о том, как функционирует человеческое тело. <text:span text:style-name="T836">Должно быть, это галлюцинаци</text:span><text:span text:style-name="T838">я</text:span><text:span text:style-name="T836">, ведь такого не </text:span><text:span text:style-name="T839">бывает</text:span><text:span text:style-name="T836">! </text:span><text:span text:style-name="T879">Просто н</text:span><text:span text:style-name="T839">е может быть!</text:span><text:span text:style-name="T836"> </text:span><text:span text:style-name="T837">Как только </text:span><text:span text:style-name="T840">студенты и профессор</text:span><text:span text:style-name="T837"> решили, что </text:span><text:span text:style-name="T1221">Робин</text:span><text:span text:style-name="T837"> достиг предела в использовании своих </text:span><text:span text:style-name="T4343">паранормальных</text:span><text:span text:style-name="T837"> способностей, он </text:span><text:span text:style-name="T880">моментально</text:span><text:span text:style-name="T837"> </text:span><text:span text:style-name="T1220">опроверг их </text:span><text:span text:style-name="T1222">мнения</text:span><text:span text:style-name="T1220">, доказав</text:span><text:span text:style-name="T837">, что они </text:span><text:span text:style-name="T881">серьёзно </text:span><text:span text:style-name="T837">ошиб</text:span><text:span text:style-name="T4344">лись</text:span><text:span text:style-name="T837"> </text:span><text:span text:style-name="T881">в нём</text:span><text:span text:style-name="T837">.</text:span></text:p>
      <text:p text:style-name="P280"/>
      <text:p text:style-name="P282"><text:tab/>Все присутствующие были восхищены <text:span text:style-name="T841">увиденным и</text:span> пристально <text:span text:style-name="T883">разглядывали </text:span>глаза Робина. <text:span text:style-name="T841">То, что им открылось, было</text:span> похоже на фильм, спроецированн<text:span text:style-name="T843">ый</text:span> <text:span text:style-name="T843">на экран </text:span><text:span text:style-name="T868">зелёного цвета —</text:span><text:span text:style-name="T843"> </text:span><text:span text:style-name="T3095">на </text:span><text:span text:style-name="T882">его глаза</text:span>. <text:s/><text:span text:style-name="T4345">В них</text:span><text:span text:style-name="T842"> они увидели </text:span><text:span text:style-name="T884">самого </text:span><text:span text:style-name="T842">Робина и тот странный мир, </text:span><text:span text:style-name="T885">в</text:span><text:span text:style-name="T842"> котором он </text:span><text:span text:style-name="T885">очутился</text:span><text:span text:style-name="T842">. </text:span><text:span text:style-name="T844">Каким-то образом ему удалось наложить картинку на зрачки своих глаз. </text:span><text:span text:style-name="T4346">О</text:span><text:span text:style-name="T844">ни испыт</text:span><text:span text:style-name="T4346">ывали </text:span><text:span text:style-name="T844">чувство </text:span><text:span text:style-name="T1566">тревоги</text:span><text:span text:style-name="T844">, </text:span><text:span text:style-name="T886">осматривая окрестности</text:span><text:span text:style-name="T844"> глазами Робина. Профессор вёл подробные записи о том, куда направлялся Робин, и что при этом делал. </text:span><text:span text:style-name="T4347">Он задавался вопросом, на какое время хватит сил мальчика, чтобы поддерживать себя в таком состоянии </text:span><text:soft-page-break/><text:span text:style-name="T4347">— воспроизводя в уме </text:span><text:span text:style-name="T4348">свой </text:span><text:span text:style-name="T4347">каждый очередной шаг. </text:span><text:span text:style-name="T4349">Сколько времени должно пройти, прежде чем силы иссякнут и ему придётся лечь спать, и где он отыщет такое безопасное место?</text:span></text:p>
      <text:p text:style-name="P281"><text:tab/>«<text:span text:style-name="T845">Робин, подойди к обуглившемуся старому пню. Что </text:span><text:span text:style-name="T1223">это </text:span><text:span text:style-name="T845">лежит </text:span><text:span text:style-name="T4486">там,</text:span><text:span text:style-name="T845"> неподалёку — </text:span><text:span text:style-name="T846">неужели </text:span><text:span text:style-name="T845">газета?</text:span>»</text:p>
      <text:p text:style-name="P283"><text:tab/>Робин выполнил просьбу профессора — там действительно валялась старая, вся измятая, газета. <text:span text:style-name="T847">Он взял её в руки и начал читать особ</text:span><text:span text:style-name="T852">ым</text:span><text:span text:style-name="T847"> образом — так, чтобы профессор своими глазами </text:span><text:span text:style-name="T4350">мог </text:span><text:span text:style-name="T847">видеть каждое напечатанное в ней слово. </text:span><text:span text:style-name="T849">Н</text:span><text:span text:style-name="T848">аконец-то </text:span><text:span text:style-name="T849">они </text:span><text:span text:style-name="T848">выяснил</text:span><text:span text:style-name="T849">и</text:span><text:span text:style-name="T848">, где именно он о</text:span><text:span text:style-name="T3096">чутился</text:span><text:span text:style-name="T887"> —</text:span><text:span text:style-name="T848"> </text:span><text:span text:style-name="T851">газета являлась печатным изданием местного значения</text:span><text:span text:style-name="T850"> </text:span><text:span text:style-name="T851">и </text:span><text:span text:style-name="T850">был</text:span><text:span text:style-name="T851">а</text:span><text:span text:style-name="T850"> датирован</text:span><text:span text:style-name="T851">а</text:span><text:span text:style-name="T850"> 5 апреля 1988 года. </text:span><text:span text:style-name="T1037">Э</text:span><text:span text:style-name="T853">то было будущее. </text:span><text:span text:style-name="T854">Выдержка из передовицы гласила, что…</text:span></text:p>
      <text:p text:style-name="P283"><text:tab/>«<text:span text:style-name="T854">Прошлой ночью до крайнего предела </text:span><text:span text:style-name="T856">накалил</text:span><text:span text:style-name="T871">и</text:span><text:span text:style-name="T856">сь </text:span><text:span text:style-name="T871">отношения</text:span><text:span text:style-name="T854"> между странами Западного и Восточного блоков, </text:span><text:span text:style-name="T3097">после того как</text:span><text:span text:style-name="T854"> постоянный представитель России при О</text:span><text:span text:style-name="T855">рганизации </text:span><text:span text:style-name="T854">О</text:span><text:span text:style-name="T855">бъединённых </text:span><text:span text:style-name="T854">Н</text:span><text:span text:style-name="T855">аций</text:span><text:span text:style-name="T854"> внезапно покинул экстренное </text:span><text:span text:style-name="T857">совещание</text:span><text:span text:style-name="T854">. </text:span><text:span text:style-name="T858">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859">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860">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861">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863">штат </text:span><text:span text:style-name="T861">Аляск</text:span><text:span text:style-name="T863">а</text:span><text:span text:style-name="T862">,</text:span><text:span text:style-name="T861"> и Анадырь — </text:span><text:span text:style-name="T863">Чукотский национальный округ, расположенных на </text:span><text:span text:style-name="T864">противоположных </text:span><text:span text:style-name="T863">побережьях Берингова моря. </text:span><text:span text:style-name="T865">США имеют в своём распоряжении </text:span><text:span text:style-name="T866">соединения </text:span><text:span text:style-name="T865">крупны</text:span><text:span text:style-name="T866">х</text:span><text:span text:style-name="T865"> боевы</text:span><text:span text:style-name="T866">х</text:span><text:span text:style-name="T865"> корабл</text:span><text:span text:style-name="T866">ей</text:span><text:span text:style-name="T865"> и авианосц</text:span><text:span text:style-name="T866">ев</text:span><text:span text:style-name="T865">, базирующиеся на Острове Святого Лаврентия в Беринговом проливе.</text:span>»</text:p>
      <text:p text:style-name="P283"/>
      <text:p text:style-name="P283">«…<text:span text:style-name="T867">Прошлой ночью, премьер-министр Великобритании выступил по радио с экстренным обращением к гражданам...</text:span>»</text:p>
      <text:p text:style-name="P283"/>
      <text:p text:style-name="P283">«<text:span text:style-name="T867">Похоже, что война неизбежна и мы должны готовиться к худшему, поскольку переговоры между сверхдержавами </text:span><text:span text:style-name="T982">зашли в тупик</text:span><text:span text:style-name="T867">...</text:span>»</text:p>
      <text:p text:style-name="P283"/>
      <text:p text:style-name="P284">Как только профессор закончил чтение, Робин отбросил газету подальше и вытер руки о своё грязное пальто. <text:span text:style-name="T869">То, что он произнёс </text:span><text:span text:style-name="T888">затем</text:span><text:span text:style-name="T869">, </text:span><text:span text:style-name="T877">про</text:span><text:span text:style-name="T869">демонстрировало его полное понимание </text:span><text:span text:style-name="T870">ситуации </text:span><text:span text:style-name="T869">и готовность действовать в условиях сложившихся обстоятельств:</text:span></text:p>
      <text:p text:style-name="P284">«<text:span text:style-name="T872">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873">Этой ночью мне придётся здесь спать, </text:span><text:span text:style-name="T4351">и</text:span><text:span text:style-name="T874"> я должен вас предупредить — </text:span><text:span text:style-name="T4352">иногда </text:span><text:span text:style-name="T874">я всё ещё чувствую в своём сердце </text:span><text:span text:style-name="T875">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571">ч</text:span><text:span text:style-name="T875">еловечества </text:span><text:span text:style-name="T1571">а также</text:span><text:span text:style-name="T875"> даровать миру свободу, </text:span><text:span text:style-name="T1562">и что</text:span><text:span text:style-name="T875"> я </text:span><text:span text:style-name="T1562">должен </text:span><text:span text:style-name="T875">б</text:span><text:span text:style-name="T1562">ыть</text:span><text:span text:style-name="T875"> </text:span><text:span text:style-name="T1562">предельно </text:span><text:span text:style-name="T875">осторожным. </text:span><text:span text:style-name="T876">Спокойной ночи! Не волнуйтесь! </text:span><text:span text:style-name="T878">Б</text:span><text:span text:style-name="T876">уду оставаться на связи.</text:span>»</text:p>
      <text:p text:style-name="P284"/>
      <text:p text:style-name="P285">Робин свернулся калачиком и заснул. На протяжении ночи его <text:span text:style-name="T914">измученное </text:span>маленьк<text:span text:style-name="T893">ое</text:span><text:span text:style-name="T892"> тельце</text:span> <text:span text:style-name="T892">пробирала дрожь</text:span>, когда холодный воздух, словно острые кинжалы, прон<text:span text:style-name="T915">икал сквозь</text:span> его изношенное пальто. Он проснулся на следующее утро и осторожно выглянул из своего убежища, чтобы увидеть, как <text:span text:style-name="T917">первые лучи солнца </text:span>про<text:span text:style-name="T916">биваются</text:span> сквозь пасмурное небо <text:span text:style-name="T892">во время восхода</text:span>.</text:p>
      <text:p text:style-name="P286">Прошедшая ночь была морозной и к утру его конечности изрядно <text:span text:style-name="T4353">окоченели</text:span>. <text:span text:style-name="T894">Помимо этого, желудок </text:span><text:span text:style-name="T1568">Робина </text:span><text:span text:style-name="T894">отчаянным урчанием и болью напоминал </text:span><text:span text:style-name="T1569">ему</text:span><text:span text:style-name="T894">, что </text:span><text:span text:style-name="T1567">он</text:span><text:span text:style-name="T894"> не ел по меньшей мере три </text:span><text:span text:style-name="T1570">последних </text:span><text:span text:style-name="T894">дня.</text:span></text:p>
      <text:p text:style-name="P286"/>
      <text:p text:style-name="P286"><text:soft-page-break/>«<text:span text:style-name="T895">Профессор Фергер, вы меня слышите?</text:span>» - <text:span text:style-name="T895">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896">по</text:span><text:span text:style-name="T895">катилась по его щеке, когда он вспомнил о своей прошлой жизни в реальном мире и, что ещё важнее, о любви и </text:span><text:span text:style-name="T896">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097">её</text:span><text:span text:style-name="T896">. </text:span><text:span text:style-name="T897">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86">«<text:span text:style-name="T898">Робин, мы готовы. Пожалуйста, открой свои глаза снова. Мы, к сожалению, пропустили </text:span><text:span text:style-name="T899">предыдущий визуальный контакт.</text:span>»</text:p>
      <text:p text:style-name="P287">Робин выполнил то, о чём попросил профессор. <text:span text:style-name="T900">Тем утром, в поисках еды, он про</text:span><text:span text:style-name="T904">шёл </text:span><text:span text:style-name="T900">больш</text:span><text:span text:style-name="T904">ое</text:span><text:span text:style-name="T900"> </text:span><text:span text:style-name="T904">расстояние</text:span><text:span text:style-name="T900"> от </text:span><text:span text:style-name="T3098">того </text:span><text:span text:style-name="T900">места, где ему пришлось </text:span><text:span text:style-name="T903">за</text:span><text:span text:style-name="T900">ночевать.</text:span></text:p>
      <text:p text:style-name="P287">«<text:span text:style-name="T901">Профессор, </text:span><text:span text:style-name="T919">существует </text:span><text:span text:style-name="T4413">ли</text:span><text:span text:style-name="T901"> какой-нибудь способ </text:span><text:span text:style-name="T918">накормить меня</text:span><text:span text:style-name="T901">? Я сильно ослаб, </text:span><text:span text:style-name="T902">и в ближайшее время стану для вас абсолютно бесполезным. Уже два часа я занят поисками съестного, но не смог найти ничего даже отдалённо похожего </text:span><text:span text:style-name="T4413">на пищу.</text:span>»</text:p>
      <text:p text:style-name="P288">«Не беспокойся, Робин. Мы обязательно что-нибудь придумаем. Где ты сейчас находишься?»</text:p>
      <text:p text:style-name="P288">«<text:span text:style-name="T905">Я по</text:span><text:span text:style-name="T906">д</text:span><text:span text:style-name="T905">хожу к как</text:span><text:span text:style-name="T906">ой</text:span><text:span text:style-name="T905">-то </text:span><text:span text:style-name="T906">группе </text:span><text:span text:style-name="T905">строени</text:span><text:span text:style-name="T906">й</text:span><text:span text:style-name="T905">, </text:span><text:span text:style-name="T906">с</text:span><text:span text:style-name="T905"> виду напоминаю</text:span><text:span text:style-name="T906">щей</text:span><text:span text:style-name="T905"> </text:span><text:span text:style-name="T910">полуразвалившийся порт</text:span><text:span text:style-name="T905">. До меня долетели обрывочные сведения, что </text:span><text:span text:style-name="T907">здесь </text:span><text:span text:style-name="T905">Система </text:span><text:span text:style-name="T907">получает для себя припасы</text:span><text:span text:style-name="T905">. </text:span><text:span text:style-name="T907">Но </text:span><text:span text:style-name="T909">я ничего не знаю о том</text:span><text:span text:style-name="T907">, </text:span><text:span text:style-name="T908">когда именно </text:span><text:span text:style-name="T909">это </text:span><text:span text:style-name="T908">происходит</text:span><text:span text:style-name="T907">.</text:span>»</text:p>
      <text:p text:style-name="P289">Наступила тишина. <text:span text:style-name="T911">На её протяжении профессор вместе со студентами наблюдали чужой мир глазами Робина - </text:span><text:span text:style-name="T922">через </text:span><text:span text:style-name="T911">дв</text:span><text:span text:style-name="T922">а</text:span><text:span text:style-name="T911"> сияющи</text:span><text:span text:style-name="T922">х</text:span><text:span text:style-name="T911"> изумруда, </text:span><text:span text:style-name="T912">которые</text:span><text:span text:style-name="T911"> хранили секретов больше, чем история всех когда-либо существовавших на планете драгоцен</text:span><text:span text:style-name="T913">ностей</text:span><text:span text:style-name="T911">.</text:span></text:p>
      <text:p text:style-name="P290">Первым затянувшуюся тишину прервал Мэтью:</text:p>
      <text:p text:style-name="P290">«<text:span text:style-name="T920">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981">и</text:span><text:span text:style-name="T920">т витамины и прочие вещества. Мне также не нравится, что Робин </text:span><text:span text:style-name="T921">собирается</text:span><text:span text:style-name="T920"> питаться найденными продуктами. </text:span><text:span text:style-name="T921">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0"/>
      <text:p text:style-name="P291">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1">«<text:span text:style-name="T923">Молодец, Мэтью! </text:span><text:span text:style-name="T928">О</text:span><text:span text:style-name="T923">тличная идея! Элисон, будь добра, подготовь всё, </text:span><text:span text:style-name="T929">что требуется</text:span><text:span text:style-name="T923">. Н</text:span><text:span text:style-name="T927">еобходимо</text:span><text:span text:style-name="T923">, чтобы капельница была поставлена </text:span><text:span text:style-name="T924">Робину </text:span><text:span text:style-name="T923">как можно раньше.</text:span>»</text:p>
      <text:p text:style-name="P291"/>
      <text:p text:style-name="P292"><text:span text:style-name="T940"><text:tab/>Следуя указаниям профессора, Элисон</text:span> <text:span text:style-name="T940">быстро </text:span><text:span text:style-name="T942">вышла из</text:span> комнат<text:span text:style-name="T942">ы</text:span>, прихватив <text:span text:style-name="T941">по дороге </text:span>своё пальто. <text:span text:style-name="T930">Она несколько дней не покидала дома Мэтью и сейчас её глаза болели, пытаясь при</text:span><text:span text:style-name="T4429">выкнуть</text:span><text:span text:style-name="T930"> к </text:span><text:span text:style-name="T4429">дневному</text:span><text:span text:style-name="T930"> свету. Только когда она </text:span><text:span text:style-name="T943">снова </text:span><text:span text:style-name="T930">очутилась на улице и почувствовала себя частью реального мира, до неё дошел весь смысл проис</text:span><text:span text:style-name="T931">х</text:span><text:span text:style-name="T930">одящего в, казалось бы, ничем не примечательном доме Мэтью. </text:span><text:span text:style-name="T932">Её раздирали сомнения… Было ли правильным их вмешательство в события будущего, пусть даже и с целью недопущения ядерной войны? </text:span><text:span text:style-name="T933">Или им следует сосредоточить усилия на возвращении Робина в его родной дом, где она снова могла бы </text:span><text:span text:style-name="T4414">заменять ему мать,</text:span><text:span text:style-name="T933"> </text:span><text:span text:style-name="T934">и</text:span><text:span text:style-name="T933"> </text:span><text:span text:style-name="T934">быть уверенной </text:span><text:span text:style-name="T944">в том</text:span><text:span text:style-name="T933">, что он не ранен и </text:span><text:span text:style-name="T4414">не убит</text:span><text:span text:style-name="T933">?</text:span></text:p>
      <text:p text:style-name="P293"><text:tab/>Глядя на встречных людей, она размышляла об их дальнейшей участи. Находясь в не<text:span text:style-name="T4415">ведении</text:span>, они <text:span text:style-name="T935">проживают </text:span>день за днём, усердно работают, чтобы обеспечить себе безбедную старость, и стараются <text:span text:style-name="T4417">выглядеть</text:span> <text:span text:style-name="T935">культурными и </text:span><text:span text:style-name="T4416">обеспеченными </text:span><text:span text:style-name="T4417">среди</text:span><text:span text:style-name="T4416"> таких же </text:span><text:span text:style-name="T4417">посредственностей</text:span><text:span text:style-name="T935">, как они сами. </text:span><text:span text:style-name="T936">Если бы они зна</text:span><text:span text:style-name="T4421">ли</text:span><text:span text:style-name="T936">, что </text:span><text:span text:style-name="T4417">ждёт</text:span><text:span text:style-name="T936"> их в ближайшем будущем — всего через год! </text:span><text:span text:style-name="T937">В </text:span><text:span text:style-name="T4417">таком</text:span><text:span text:style-name="T937"> случае каждый из них </text:span><text:span text:style-name="T4420">н</text:span><text:span text:style-name="T4421">есомненно</text:span><text:span text:style-name="T937"> распрощался </text:span><text:span text:style-name="T4417">бы </text:span><text:span text:style-name="T937">с образом </text:span><text:soft-page-break/><text:span text:style-name="T4419">приятного и </text:span><text:span text:style-name="T4417">обходительного</text:span><text:span text:style-name="T937"> </text:span><text:span text:style-name="T4418">человека</text:span><text:span text:style-name="T937">. </text:span><text:span text:style-name="T4427">Т</text:span><text:span text:style-name="T4419">ам </text:span><text:span text:style-name="T937">ждёт совершенно иная жизнь — </text:span><text:span text:style-name="T938">выживание и </text:span><text:span text:style-name="T937">беспрестанная борьба за существование. С другой стороны, </text:span><text:span text:style-name="T4420">они, </text:span><text:span text:style-name="T937">возможно, п</text:span><text:span text:style-name="T4420">редпочтут </text:span><text:span text:style-name="T937">более лёгк</text:span><text:span text:style-name="T4420">ий</text:span><text:span text:style-name="T937"> пут</text:span><text:span text:style-name="T4420">ь</text:span><text:span text:style-name="T937">, </text:span><text:span text:style-name="T4420">зарыв в песок </text:span><text:span text:style-name="T4424">свои </text:span><text:span text:style-name="T4420">бестолковые головы </text:span><text:span text:style-name="T4426">в надежде</text:span><text:span text:style-name="T4422"> </text:span><text:span text:style-name="T4425">спрятаться</text:span><text:span text:style-name="T937"> от надвигающейся </text:span><text:span text:style-name="T4425">беды</text:span><text:span text:style-name="T937">. </text:span><text:span text:style-name="T968">Но р</text:span><text:span text:style-name="T937">азве заслуживают спасения </text:span><text:span text:style-name="T4423">такие люди</text:span><text:span text:style-name="T937">? </text:span><text:span text:style-name="T939">Это </text:span><text:span text:style-name="T4424">больное</text:span><text:span text:style-name="T939"> общество </text:span><text:span text:style-name="T4426">попытается договориться с Системой любой ценой, включая полный отказ от личной свободы</text:span><text:span text:style-name="T945">.</text:span></text:p>
      <text:p text:style-name="P596"/>
      <text:p text:style-name="P597"><text:tab/>Ей не потребовалось прилагать больших усилий, чтобы получить разрешение поместить Робина под капельницу в доме Мэтью, а не в больнице, хотя было бы забавн<text:span text:style-name="T4438">о</text:span> взглянуть на удивлённые лица медсестёр и врачей, рассматривающих необыкновенные глаза мальчика.</text:p>
      <text:p text:style-name="P597"><text:span text:style-name="T946"><text:tab/>Перед тем, как вернуться обратно, Элисон зашла в магазин за покупками. <text:s/></text:span><text:span text:style-name="T947">Как и у Робина этим утром, её ж</text:span>ивот<text:span text:style-name="T947"> </text:span><text:span text:style-name="T950">возмущённо</text:span><text:span text:style-name="T947"> </text:span><text:span text:style-name="T948">протестовал против голода</text:span><text:span text:style-name="T947">. </text:span><text:span text:style-name="T4428">Снова</text:span><text:span text:style-name="T949"> начался дождь. Когда она ехала по Хай-стрит, возвращаясь </text:span><text:span text:style-name="T951">в</text:span><text:span text:style-name="T949"> дом Мэтью, </text:span><text:span text:style-name="T4430">то</text:span><text:span text:style-name="T949"> видела, как </text:span><text:span text:style-name="T4430">прятались</text:span><text:span text:style-name="T952"> от него</text:span><text:span text:style-name="T949"> случайные прохожие, забегая под навесы и в </text:span><text:span text:style-name="T4430">помещения </text:span><text:span text:style-name="T949">ближайши</text:span><text:span text:style-name="T4430">х</text:span><text:span text:style-name="T949"> </text:span><text:span text:style-name="T953">магазин</text:span><text:span text:style-name="T4430">ов</text:span><text:span text:style-name="T949">.</text:span></text:p>
      <text:p text:style-name="P294"><text:tab/>После <text:span text:style-name="T954">совместного завтрака они продолжили путешествие </text:span><text:span text:style-name="T4431">с Робином </text:span><text:span text:style-name="T954">в </text:span><text:span text:style-name="T4431">мире </text:span><text:span text:style-name="T954">будущего.</text:span></text:p>
      <text:p text:style-name="P294"><text:tab/>«<text:span text:style-name="T955">Сегодня в порту происходит что-то очень важное, я наблюдаю </text:span><text:span text:style-name="T4431">тут </text:span><text:span text:style-name="T955">значительную активность — </text:span><text:span text:style-name="T958">н</text:span><text:span text:style-name="T955">е думаю, что </text:span><text:span text:style-name="T4432">она</text:span><text:span text:style-name="T955"> как-то связан</text:span><text:span text:style-name="T4432">а</text:span><text:span text:style-name="T955"> с теми поставками, которы</text:span><text:span text:style-name="T959">х</text:span><text:span text:style-name="T955"> </text:span><text:span text:style-name="T4432">ожидает</text:span><text:span text:style-name="T955"> Система. </text:span><text:span text:style-name="T956">Как видите, здесь много вооружённых </text:span><text:span text:style-name="T4433">патрульных</text:span><text:span text:style-name="T957">. Интересно, к чему они готовятся? </text:span><text:span text:style-name="T960">Последние несколько дней они </text:span><text:span text:style-name="T4434">изо всех сил </text:span><text:span text:style-name="T960">пытаются навести </text:span><text:span text:style-name="T4434">порядок </text:span><text:span text:style-name="T4435">в городе</text:span><text:span text:style-name="T960">, </text:span><text:span text:style-name="T969">а </text:span><text:span text:style-name="T961">самы</text:span><text:span text:style-name="T964">м</text:span><text:span text:style-name="T961"> беспомощны</text:span><text:span text:style-name="T964">м</text:span><text:span text:style-name="T961"> жител</text:span><text:span text:style-name="T964">ям</text:span><text:span text:style-name="T961"> даже выделили </text:span><text:span text:style-name="T962">кое-какую </text:span><text:span text:style-name="T961">одежду — </text:span><text:span text:style-name="T962">в основном, </text:span><text:span text:style-name="T961">лохмотья, но о</text:span><text:span text:style-name="T966">на </text:span><text:span text:style-name="T961">всё же лучше, чем </text:span><text:span text:style-name="T965">полн</text:span><text:span text:style-name="T967">ая</text:span><text:span text:style-name="T965"> </text:span><text:span text:style-name="T967">нагота</text:span><text:span text:style-name="T963">. </text:span><text:span text:style-name="T4435">Вы, наверное, помните, что в</text:span><text:span text:style-name="T970">се эти люди распрощались с одеждой в тот же день, когда разруш</text:span><text:span text:style-name="T4435">или</text:span><text:span text:style-name="T970"> их дома. Как вы </text:span><text:span text:style-name="T4436">считаете</text:span><text:span text:style-name="T970">, что может </text:span><text:span text:style-name="T4435">служить</text:span><text:span text:style-name="T970"> причиной </text:span><text:span text:style-name="T4435">всему происходящему</text:span><text:span text:style-name="T970">? Вы видели то же, что и я.</text:span>»</text:p>
      <text:p text:style-name="P294"/>
      <text:p text:style-name="P294"><text:tab/>«<text:span text:style-name="T4437">Робин, эта Система когда-нибудь упоминала о своём Лидере? Проводили ли её представители массовые собрания, провозглашая какую-либо доктрину? Знаешь ли ты хоть что-то об их политических идеалах? Хотят ли они, чтобы жители следовали им?</text:span>»</text:p>
      <text:p text:style-name="P296"><text:tab/>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 <text:span text:style-name="T4439">теперь </text:span>будущее представлялось ему в серьёзной опасности, и он со всей ответственностью подходил к своей работе. <text:span text:style-name="T4440">Поскольку причиной разрушения города, почти наверняка, послужила произошедшая в будущем ядерная война, то, выяснив, какой политики придерживается правящая сила — Система, можно было понять, кто победил в этой кровавой бойне, и были ли в ней победители.</text:span></text:p>
      <text:p text:style-name="P295"/>
      <text:p text:style-name="P297"><text:span text:style-name="T4441"><text:tab/>Вдалеке о</text:span>ни увидели приближающ<text:span text:style-name="T4441">ий</text:span><text:span text:style-name="T4444">ся</text:span><text:span text:style-name="T4441"> </text:span>большо<text:span text:style-name="T4441">й</text:span> <text:span text:style-name="T4441">корабль — его </text:span><text:span text:style-name="T4445">чёрный</text:span> силуэт <text:span text:style-name="T4441">отчётливо выделялся на</text:span> фоне горизонта. <text:span text:style-name="T971">Жёлто-серый туман, словно тонкий слой краски на картине художника, покрывал всё пространство над морем, слегка затуманивая </text:span><text:span text:style-name="T4442">вид для всех</text:span><text:span text:style-name="T971">, кто находился на суше. </text:span><text:span text:style-name="T972">До прибытия корабля </text:span><text:span text:style-name="T4443">в порт </text:span><text:span text:style-name="T972">оставалось несколько часов.</text:span></text:p>
      <text:p text:style-name="P298"><text:tab/>Внезапно на территории порта <text:span text:style-name="T4446">послышались</text:span> <text:span text:style-name="T4446">чьи-то возмущённые </text:span><text:span text:style-name="T4520">в</text:span><text:span text:style-name="T4521">ыкрики</text:span>, и внимание Робина сместилось от корабля в сторону группы людей, закованных в цепи и находящихся под конвоем — <text:span text:style-name="T4446">их заставляли идти к причалу.</text:span> <text:span text:style-name="T4446">Было похоже, что похитители потратили немало времени, чтобы отыскать их. Они не походили на обычных здесь голодающих и лишённых имущества людей, бродивших с плачем и стонами среди руин. Нет, это были крупные и физически крепкие люди, которые сумели обеспечить себе приемлемые условия </text:span><text:span text:style-name="T4447">существования</text:span><text:span text:style-name="T4446">, применив силу и способность к организации, а также промышляя воровством еды, </text:span><text:span text:style-name="T4447">и </text:span><text:span text:style-name="T4446">не прилагая </text:span><text:span text:style-name="T4447">для э</text:span><text:span text:style-name="T4451">того</text:span><text:span text:style-name="T4447"> </text:span><text:span text:style-name="T4446">больших усил</text:span><text:span text:style-name="T4447">ий</text:span><text:span text:style-name="T4446">. </text:span><text:span text:style-name="T4447">Вызывало недоумение</text:span><text:span text:style-name="T974">, к</text:span><text:span text:style-name="T973">аким образом Система смогла </text:span><text:span text:style-name="T974">отыскать</text:span><text:span text:style-name="T973"> их убежищ</text:span><text:span text:style-name="T4446">е, и ч</text:span><text:span text:style-name="T4447">его</text:span><text:span text:style-name="T4446"> она хотела хотела от этого сброда. </text:span><text:span text:style-name="T4447">Было весьма сомнительным, что их доставили сюда, чтобы встречать гостей и приветственно махать руками — в таком случае, в цепях не было необходимости. </text:span><text:span text:style-name="T4448">Возможно</text:span><text:span text:style-name="T975">, Система </text:span><text:span text:style-name="T4448">сочла</text:span><text:span text:style-name="T975"> их опасными и решила избавиться от них, отправив на казнь. Могло случиться так, что </text:span><text:soft-page-break/><text:span text:style-name="T4449">пленники</text:span><text:span text:style-name="T975">, становившиеся </text:span><text:span text:style-name="T4449">с каждым днём всё сильнее — по мере присоединения других людей — </text:span><text:span text:style-name="T975">каким-то образом </text:span><text:span text:style-name="T4449">прознали </text:span><text:span text:style-name="T975">о том, что </text:span><text:span text:style-name="T1743">должно </text:span><text:span text:style-name="T4449">было произойти</text:span><text:span text:style-name="T975"> </text:span><text:span text:style-name="T1743">сегодня </text:span><text:span text:style-name="T975">в порту, </text:span><text:span text:style-name="T4449">и </text:span><text:span text:style-name="T975">за</text:span><text:span text:style-name="T4449">планировали чьё-то убийство</text:span><text:span text:style-name="T975">. </text:span><text:span text:style-name="T4450">Понимая</text:span><text:span text:style-name="T976">, как </text:span><text:span text:style-name="T4450">устроена Система</text:span><text:span text:style-name="T976">, Робин предположил, что вскоре </text:span><text:span text:style-name="T4450">она</text:span><text:span text:style-name="T976"> обязательно известит всех о том, </text:span><text:span text:style-name="T4451">как</text:span><text:span text:style-name="T976"> собирается </text:span><text:span text:style-name="T4451">поступить</text:span><text:span text:style-name="T976">. </text:span><text:span text:style-name="T977">Здесь было принято демонстрировать и всячески освещать любые телесные наказания </text:span><text:span text:style-name="T4526">и</text:span><text:span text:style-name="T977"> казни, </text:span><text:span text:style-name="T978">вызывая страх </text:span><text:span text:style-name="T979">у оставшейся </text:span><text:span text:style-name="T980">части </text:span><text:span text:style-name="T979">публики, и поддерживать </text:span><text:span text:style-name="T4527">таким образом </text:span><text:span text:style-name="T979">сложившийся порядок вещей.</text:span></text:p>
      <text:p text:style-name="P299"/>
      <text:p text:style-name="P299"><text:tab/>«<text:span text:style-name="T4505">Робин, эти мероприятия… Они происходят часто?</text:span>»</text:p>
      <text:p text:style-name="P300"><text:tab/>«<text:span text:style-name="T4506">Нет, раньше я никогда не видел такого. Могу попытаться выяснить это, но придётся рисковать — никогда нельзя быть уверенным в том, что </text:span><text:span text:style-name="T4509">твой </text:span><text:span text:style-name="T4506">собеседник не является информатором Системы. Это означало бы разоблачение самого себя — если бы мне пришлось выбраться из укрытия. Меня может заметить один из стражей Системы — не знаю, что они сделают со мной, узнав, что всё утро я наблюдал за их стремительными приготовлениями. Эй! У меня появилась идея! Скажите, что вы думаете о ней — если, как мне кажется, здесь собрана большая часть людей Системы, то, может быть, мне стоит отправиться на их основную базу и посмотреть, что я смогу там найти. </text:span><text:span text:style-name="T4507">У них должна иметься какая-то письменная документация. Отсюда совсем недалеко — примерно четверть часа ходьбы, если идти быстрым шагом. В любом случае, не похоже, что корабль войдёт в док в ближайшее время.</text:span></text:p>
      <text:p text:style-name="P300"><text:tab/>«<text:span text:style-name="T4507">Ты уверен, что это будет не слишком опасно? Как ты планируешь пр</text:span><text:span text:style-name="T4510">обраться</text:span><text:span text:style-name="T4507"> на её территорию, оказавшись поблизости? Там всё ещё будет охрана, и должна иметься разветвлённая система безопасности.</text:span>»</text:p>
      <text:p text:style-name="P300"><text:tab/>«Н<text:span text:style-name="T4508">у, мне нечего терять, отправляясь туда. Раньше я никогда не пытался проникнуть в это место, и мне ничего не известно о том, что кто-то другой пытался сделать то же самое.</text:span>»</text:p>
      <text:p text:style-name="P600"/>
      <text:p text:style-name="P600"><text:tab/>Робин осторожно выбрался из своего укрытия и <text:span text:style-name="T983">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601"><text:tab/>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984">служащих</text:span> Систем<text:span text:style-name="T984">е</text:span> людей сейчас направлялась по остаткам дорог в направлении доков, и для Робина не было ничего хуже, чем испыт<text:span text:style-name="T985">ать </text:span>судьбу, оказавшись на их пути.</text:p>
      <text:p text:style-name="P602"><text:tab/><text:span text:style-name="T4511">Профессор и его студенты чувствовали себя беспомощными — они слишком мало знали об этом месте и не понимали, как устроена Система. </text:span><text:span text:style-name="T986">Но каждый из них надеялся, что в будущем </text:span><text:span text:style-name="T4513">станет</text:span><text:span text:style-name="T986"> хоть ч</text:span><text:span text:style-name="T4512">ем</text:span><text:span text:style-name="T986">-то полез</text:span><text:span text:style-name="T4512">ен</text:span><text:span text:style-name="T986"> для мальчика. </text:span><text:span text:style-name="T4512">То, что делал Робин, вызывало в них смешанные эмоции. </text:span><text:span text:style-name="T987">С одной стороны, они гордились тем, как </text:span><text:span text:style-name="T4519">он </text:span><text:span text:style-name="T987">справился со сложившейся ситуацией и как мужественно ведёт себя в дикой местности, </text:span><text:span text:style-name="T988">где </text:span><text:span text:style-name="T4513">правят насилие и жестокость</text:span><text:span text:style-name="T988">. </text:span><text:span text:style-name="T4513">Они приходили в трепет, когда смотрели в его глаза и видели опасности, подстерегающие юношу на каждом шагу, куда бы он ни шёл. С другой стороны, им хотелось плакать, поскольку они всё чаще задумывались о бедности и страданиях, которые видел Робин. </text:span><text:span text:style-name="T989">Никто из родителей, переживающих за судьб</text:span><text:span text:style-name="T4515">ы</text:span><text:span text:style-name="T989"> с</text:span><text:span text:style-name="T990">воих</text:span><text:span text:style-name="T989"> детей, не пожелал бы им стать свидетелями или частью </text:span><text:span text:style-name="T991">такого</text:span><text:span text:style-name="T989"> </text:span><text:span text:style-name="T4514">безжалостного</text:span><text:span text:style-name="T989"> мира. </text:span><text:span text:style-name="T992">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003">употребляющие</text:span><text:span text:style-name="T992"> загрязнённ</text:span><text:span text:style-name="T1003">ую</text:span><text:span text:style-name="T992"> </text:span><text:span text:style-name="T999">пищ</text:span><text:span text:style-name="T1003">у</text:span><text:span text:style-name="T992"> и вод</text:span><text:span text:style-name="T1003">у</text:span><text:span text:style-name="T992">.</text:span></text:p>
      <text:p text:style-name="P301"/>
      <text:p text:style-name="P302"><text:tab/>Когда Робин добрался до регионального штаба Системы, его сердце забилось <text:span text:style-name="T993">чаще. </text:span><text:span text:style-name="T995">М</text:span><text:span text:style-name="T994">ысль о том, что он задумал, </text:span><text:span text:style-name="T995">приводила его в ужас</text:span><text:span text:style-name="T994"> </text:span><text:span text:style-name="T4516">и заставляла волноваться</text:span><text:span text:style-name="T994">. </text:span><text:span text:style-name="T4516">Здесь н</text:span><text:span text:style-name="T996">икто </text:span><text:span text:style-name="T4516">и никогда </text:span><text:span text:style-name="T996">даже не помышлял о проникн</text:span><text:span text:style-name="T4516">овении</text:span><text:span text:style-name="T996"> в этот огромный, тщательно охраняемый комплекс. </text:span><text:span text:style-name="T4517">Конечно, не могло быть и речи о том, чтобы воплотить </text:span><text:span text:style-name="T4518">такую</text:span><text:span text:style-name="T4517"> идею в жизнь.</text:span></text:p>
      <text:p text:style-name="P604"><text:tab/>Здание штаба <text:span text:style-name="T4519">не изменилось с тех пор, как он видел его в последний раз. Сейчас оно располагалось прямо перед ним, поражая своим уродством. </text:span><text:span text:style-name="T4520">В отличие от других </text:span><text:span text:style-name="T4521">строений</text:span><text:span text:style-name="T4520">, </text:span><text:soft-page-break/><text:span text:style-name="T4523">оно</text:span><text:span text:style-name="T4520"> не являл</text:span><text:span text:style-name="T4521">о</text:span><text:span text:style-name="T4520">сь </text:span><text:span text:style-name="T4521">ненадёжной бетонной конструкцией, готовой рухнуть от малейшего прикосновения. Нет, штаб был другим, и при его строительстве погибло много людей.</text:span></text:p>
      <text:p text:style-name="P603"><text:tab/><text:span text:style-name="T4521">Когда Система впервые обосновалась в этом районе, она использовала местное население, чтобы создать эту громадину. </text:span><text:span text:style-name="T997">Для перевозки из порта тяжелых грузов с материалами для постройки были задействованы женщины и дети, работавшие ежедневно </text:span><text:span text:style-name="T4528">не менее</text:span><text:span text:style-name="T997"> восемнадцат</text:span><text:span text:style-name="T4528">и часов</text:span><text:span text:style-name="T997"> </text:span><text:span text:style-name="T4521">до тех пор</text:span><text:span text:style-name="T997">, пока работа не была за</text:span><text:span text:style-name="T4528">вершена</text:span><text:span text:style-name="T997">. </text:span><text:span text:style-name="T998">Окон здесь не было — вместо них лишь ряды узких прорезей, закрыты</text:span><text:span text:style-name="T4521">х</text:span><text:span text:style-name="T998"> изнутри толстыми стёклами.</text:span></text:p>
      <text:p text:style-name="P603"><text:tab/>«<text:span text:style-name="T4521">Большую часть времени внутренние помещения должны находиться в полной темноте, если только у них нет какого-либо источника энергии, чтобы вырабатывать электричество. Если им нужен свет, то без него не обойтись.</text:span>» - <text:span text:style-name="T4522">предположил Робин, размышляя, безопасно ли прикасаться к очень высокой ограде, окружавшей здание по периметру. Сетка ограды была слишком плотной и не оставляла Робину возможности пробраться через неё.</text:span></text:p>
      <text:p text:style-name="P603"><text:tab/>«<text:span text:style-name="T4524">Есть идеи, как мне перелезть через забор? Я не могу подойти к главным воротам и спросить, не будут ли они возражать, если я пройду внутрь и немножечко пошпионю за ними.</text:span>»</text:p>
      <text:p text:style-name="P605"/>
      <text:p text:style-name="P303"><text:tab/>Прошло <text:span text:style-name="T4525">около</text:span> пяти минут, прежде чем кто-<text:span text:style-name="T4525">либо</text:span> смог произнести <text:span text:style-name="T4525">хоть </text:span>слово.</text:p>
      <text:p text:style-name="P303"/>
      <text:p text:style-name="P304"><text:tab/>«<text:span text:style-name="T4632">Не знаю, возможно ли это сделать, но, поскольку раньше это срабатывало, почему бы тебе не попробовать превратиться в птицу, чтобы перелететь через ограду, а затем, в зависимости от того, какие лазейки ты сможешь найти, стать каким-нибудь другим животным.</text:span>»</text:p>
      <text:p text:style-name="P303"><text:tab/><text:span text:style-name="T4632">Мэтью снова озвучил идею, родившуюся в его голове, но хватит ли у Робина сил, чтобы осуществить её? На этот вопрос </text:span><text:span text:style-name="T4637">мог дать ответ только Робин</text:span><text:span text:style-name="T4632">. Ничего не отвечая, мальчик огляделся по сторонам в поисках какого-нибудь укрытия, в котором можно было бы спрятаться.</text:span></text:p>
      <text:p text:style-name="P303"><text:tab/><text:span text:style-name="T4633">Найдя подходящее место, он лёг на спину, словно подражая покойнику, и закрыл глаза, на время отгородившись от профессора и студентов. Хотя они не могли видеть Робина, у них всё ещё оставалась возможность слышать его. Он начал глубоко дышать, как обычно делал перед началом серьёзных экспериментов, чтобы погрузиться в глубокий транс. Прошло немного времени, прежде чем его тело начало левитировать, и на руках, совершавших движения вверх и вниз, стал появляться слой перьев. Помимо обычных птичьих черт, Робину удалось уменьшить себя до размеров совы. Последним штрихом в его превращении стало открытие глаз, и они засветились, как фантастический криптонит — ярким, изумрудно зелёным светом. Профессор никогда не был свидетелем подобного превращения, и для него оно было так же красиво, как рождение живого существа.</text:span></text:p>
      <text:p text:style-name="P607"/>
      <text:p text:style-name="P607"><text:tab/><text:span text:style-name="T4634">Робин взмыл в небо и обогнул здание. Он тщательно осматривал его сверху, пытаясь найти слабое место — возможно, какую-нибудь полость, через которую он смог бы проникнуть внутрь. </text:span><text:span text:style-name="T4635">Ему повезло: облетев здание во второй раз, он заметил небольшую щель. Рассмотрев её поближе он выяснил, что это была вентиляционная шахта площадью около семидесяти сантиметров. Она была единственной и располагалась в верхней части западной стены, прямо под крышей. Пользуясь своими когтями, Робин оторвал решётку, прикрывавшую вход в шахту, и стремительно влетел внутрь, грациозно планируя на каждом её повороте. </text:span><text:span text:style-name="T4636">Путешествие по вентиляционной шахте показало, что все внутренние </text:span><text:span text:style-name="T4638">шахты ведут к одному центральному выходу. Робин потратил немало времени, чтобы узнать, для чего используется каждая комната, наблюдая за работой Системы с обратных сторон вентиляционных решёток.</text:span></text:p>
      <text:p text:style-name="P607"><text:tab/><text:span text:style-name="T4638">Находясь в шахте, Робин остерегался говорить, опасаясь, что его голос разнесётся эхом по всем шахтам, и тогда о его присутствии станет известно Системе. Он предоставил своим друзьям возможность увидеть всё собственными глазами и сделать </text:span><text:span text:style-name="T4639">соответствующие </text:span><text:soft-page-break/><text:span text:style-name="T4638">выводы. Он был уверен, что они обязательно подскажут ему, </text:span><text:span text:style-name="T4640">как только</text:span><text:span text:style-name="T4638"> заметят что-то важное. </text:span><text:span text:style-name="T4640">В конце концов Робин потерял счёт помещениям внутри этой «тюрьмы» — некоторые из них были пустыми, похожими на штабеля клеток для содержания заключённых. Робин сорвал решётку, ведущую в одну из таких камер, и влетел внутрь.</text:span></text:p>
      <text:p text:style-name="P608"/>
      <text:p text:style-name="P609"><text:tab/>Сова уже собралась приземлиться на пол этой безжизненной клетки, когда Элисон предупредила о звуке приближающихся шагов.</text:p>
      <text:p text:style-name="P306"><text:tab/>«<text:span text:style-name="T4640">Робин, быстрее, кто-то идёт. Я не знаю, что ты задумал сделать, но, как бы то ни было, сделай это позже.</text:span>»</text:p>
      <text:p text:style-name="P305">«<text:span text:style-name="T1006">Эли, на это уйдёт меньше одной минуты</text:span>» - <text:span text:style-name="T1006">прошептал Робин ей в ответ.</text:span></text:p>
      <text:p text:style-name="P307">И тут случилось именно то, чего он опасался — один из охранников услышал <text:span text:style-name="T1009">чужую </text:span>неразборчивую речь и тут же <text:span text:style-name="T1007">окрикнул</text:span>:</text:p>
      <text:p text:style-name="P308">«<text:span text:style-name="T1008">Кто здесь? Немедленно выходи!</text:span>»</text:p>
      <text:p text:style-name="P312">Робин решил не обращать на него внимания и продолжил начатое ранее.</text:p>
      <text:p text:style-name="P309">Он был прав, его занятие не заняло много времени — из совы он трансформировал себя в мышь, минуя промежуточную человеческую стадию. <text:span text:style-name="T1010">Он </text:span><text:span text:style-name="T1012">в очередной раз</text:span><text:span text:style-name="T1010"> продемонстрировал всем </text:span><text:span text:style-name="T1011">зрителям свои неординарные экстрасенсорные способности, позволявшие ему </text:span><text:span text:style-name="T1013">управлять своим телом именно так, как </text:span><text:span text:style-name="T1014">требовалось</text:span><text:span text:style-name="T1013">. </text:span><text:span text:style-name="T1015">Ему удалось видоизменить себя </text:span><text:span text:style-name="T1019">как раз </text:span><text:span text:style-name="T1015">вовремя, ещё то того, как охранники ворвались внутрь. </text:span><text:span text:style-name="T1016">Он заполз в тёмный угол, прижал хвост к своему белому пушистому тельцу </text:span><text:span text:style-name="T1017">и дождался, когда охранники, наконец-то, разошлись по своим участкам, ругая друг друга на чём свет стоит. </text:span><text:span text:style-name="T1018">Всё это время мышь держала глаза закрытыми, опасаясь что </text:span><text:span text:style-name="T1038">их</text:span><text:span text:style-name="T1018"> </text:span><text:span text:style-name="T1038">мерцание</text:span><text:span text:style-name="T1018"> мо</text:span><text:span text:style-name="T1038">жет</text:span><text:span text:style-name="T1018"> привлечь внимание стражей. </text:span><text:span text:style-name="T1020">Не каждый день можно увидеть бел</text:span><text:span text:style-name="T1021">ого</text:span><text:span text:style-name="T1020"> </text:span><text:span text:style-name="T1021">грызуна</text:span><text:span text:style-name="T1020"> с пылающим </text:span><text:span text:style-name="T1039">зеленью </text:span><text:span text:style-name="T1020">взглядом!</text:span></text:p>
      <text:p text:style-name="P310">Робин был прав — он нашёл несколько осветительных приборов, работающих от электричества <text:span text:style-name="T1022">и, следовательно, теперь можно </text:span><text:span text:style-name="T1023">было </text:span><text:span text:style-name="T1022">не сомневаться в том, что где-то поблизости находится и генератор.</text:span></text:p>
      <text:p text:style-name="P310"/>
      <text:p text:style-name="P311">Тем временем профессор <text:span text:style-name="T1024">рас</text:span>сматривал свои беглые наброс<text:span text:style-name="T1025">ки с</text:span> расположение<text:span text:style-name="T1025">м </text:span>вентиляционных шахт, составленные им во время полёта совы. <text:span text:style-name="T1027">На них</text:span><text:span text:style-name="T1026"> он </text:span><text:span text:style-name="T1027">также </text:span><text:span text:style-name="T1026">расставил отметки, описывающие предназначение каждой из комнат. </text:span><text:span text:style-name="T1028">В глаза ему сразу же бросилась некоторая область карты — пространство, к которому не был подведён ни один вентиляционный рукав. </text:span><text:span text:style-name="T1029">Профессор несколько раз п</text:span><text:span text:style-name="T1030">ереп</text:span><text:span text:style-name="T1029">роверил свои расчёты и, убедившись в своей правоте, сообщил Робину </text:span><text:span text:style-name="T1040">координаты</text:span><text:span text:style-name="T1029"> этого места.</text:span></text:p>
      <text:p text:style-name="P311"/>
      <text:p text:style-name="P313">Неопознанное пространство оказалось именно тем помещением, которое они искали. <text:span text:style-name="T1031">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032">в этой комнате </text:span><text:span text:style-name="T1031">шкафом, Гарри заметил несколько вертикально расположенных </text:span><text:span text:style-name="T1043">пеналов цилиндрической формы</text:span><text:span text:style-name="T1031">.</text:span></text:p>
      <text:p text:style-name="P314">«Робин, <text:span text:style-name="T1042">возможно</text:span>, тебе <text:span text:style-name="T1041">было бы </text:span>лучше снова стать самим собой? <text:span text:style-name="T1044">Пока ты находишься в теле мыши, т</text:span><text:span text:style-name="T1043">ы не сможешь проч</text:span><text:span text:style-name="T1045">итать</text:span><text:span text:style-name="T1043"> ни од</text:span><text:span text:style-name="T1055">ного</text:span><text:span text:style-name="T1043"> документ</text:span><text:span text:style-name="T1055">а</text:span><text:span text:style-name="T1043">, ведь ты </text:span><text:span text:style-name="T1048">для этого </text:span><text:span text:style-name="T1043">слишком мал. Справа от тебя, в углу, находятся тубусы, </text:span><text:span text:style-name="T1047">и </text:span><text:span text:style-name="T1046">я полагаю, что в них хранятся какие-то чертежи. </text:span><text:span text:style-name="T1049">Между прочим, </text:span><text:span text:style-name="T1050">тебе скоро придётся покинуть это здание</text:span><text:span text:style-name="T1049">, если ты планируешь вернуться в порт.</text:span>»</text:p>
      <text:p text:style-name="P315">Гарри говорил спокойно, но в его голосе <text:span text:style-name="T1077">слышались</text:span> <text:span text:style-name="T1077">металлические нотки</text:span>. <text:span text:style-name="T1051">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052">Это было </text:span><text:span text:style-name="T1060">гораздо </text:span><text:span text:style-name="T1052">интереснее, чем просмотр кинофильмов и однозначно лучше </text:span><text:span text:style-name="T1053">его </text:span><text:span text:style-name="T1052">скучн</text:span><text:span text:style-name="T1053">ой</text:span><text:span text:style-name="T1052"> </text:span><text:span text:style-name="T1054">и </text:span><text:span text:style-name="T1061">однообразной</text:span><text:span text:style-name="T1052"> жизн</text:span><text:span text:style-name="T1053">и</text:span><text:span text:style-name="T1052">.</text:span></text:p>
      <text:p text:style-name="P316">С другой стороны <text:span text:style-name="T1057">Гарри</text:span><text:span text:style-name="T1056"> понимал, что никто из них не обладал способностями Робина </text:span><text:span text:style-name="T1057">и,</text:span><text:span text:style-name="T1056"> </text:span><text:span text:style-name="T1057">если они пытаются спасти мир от </text:span><text:span text:style-name="T1058">фашисткой системы правления, то только Робин имеет все шансы оставаться в безопасности, не угодив при этом в лапы Системы. </text:span><text:span text:style-name="T1059">После </text:span><text:span text:style-name="T1062">этих</text:span><text:span text:style-name="T1059"> рассуждений к Гарри пришло чувство раскаяния. </text:span><text:span text:style-name="T1063">Он не имел права на зависть — </text:span><text:span text:style-name="T1064">она была </text:span><text:soft-page-break/><text:span text:style-name="T1064">одной из самых </text:span><text:span text:style-name="T1066">скверных</text:span><text:span text:style-name="T1064"> черт его характера. </text:span><text:span text:style-name="T1079">Гарри</text:span><text:span text:style-name="T1064"> неоднократно пытался бороться с ней, но безуспешно, </text:span><text:span text:style-name="T1065">поскольку</text:span><text:span text:style-name="T1064"> </text:span><text:span text:style-name="T1079">зависть</text:span><text:span text:style-name="T1064"> был</text:span><text:span text:style-name="T1078">а</text:span><text:span text:style-name="T1064"> заложен</text:span><text:span text:style-name="T1078">а</text:span><text:span text:style-name="T1064"> в его характере. </text:span><text:span text:style-name="T1067">Его притягивали риск и опасность. </text:span><text:span text:style-name="T1069">Гарри</text:span><text:span text:style-name="T1067"> был из тех людей, которые привыкли делать всё с первого раза, а если нет — то все последующие попытки </text:span><text:span text:style-name="T1068">рассматривать как </text:span><text:span text:style-name="T1067">наказани</text:span><text:span text:style-name="T1068">е за совершённую ранее ошибку</text:span><text:span text:style-name="T1067">.</text:span></text:p>
      <text:p text:style-name="P317">Элисон и Мэтью являлись его полной противоположностью — <text:span text:style-name="T1070">им так же нравилось рисковать, но они никогда не завидовали людям, способным совершать нечто экстраординарное.</text:span></text:p>
      <text:p text:style-name="P318">Робин вернулся к своему прежнему виду и с озабоченным видом рассматривал чертежи. <text:span text:style-name="T1071">Пока что он не нашёл ничего, что могло бы им пригодиться. </text:span><text:span text:style-name="T1072">Наиболее значимые сведения профессор занёс в свой блокнот на случай, если они понадобятся позже. </text:span><text:span text:style-name="T1073">Внезапно из рулона с бумагой вывалился один лист и спланировал на пол. </text:span><text:span text:style-name="T1074">Робин подобрал его и начал читать, с каждой минутой бледнея всё </text:span><text:span text:style-name="T1075">сильнее</text:span><text:span text:style-name="T1074">. </text:span><text:span text:style-name="T1076">По ходу чтения цвет лиц профессора и его студентов изменялся точно таким же образом.</text:span></text:p>
      <text:p text:style-name="P319">Теперь они поняли всю ошибочность своих рассуждений. <text:span text:style-name="T1080">Всё это время они были уверены в том, что </text:span><text:span text:style-name="T1082">столкновение</text:span><text:span text:style-name="T1080"> завершил</text:span><text:span text:style-name="T1082">о</text:span><text:span text:style-name="T1080">сь победой одной из противоборствующих сторон. </text:span><text:span text:style-name="T1081">Во время ядерной войны информация о том, кто вы</text:span><text:span text:style-name="T1083">йдет</text:span><text:span text:style-name="T1081"> из неё победителем, могла бы помочь миллионам людей уберечься от ядерных ударов и пережить их последствия.</text:span></text:p>
      <text:p text:style-name="P319"/>
      <text:p text:style-name="P320">Они снова услышали шаги приближающихся охранников <text:span text:style-name="T1084">и Робин, не теряя времени, начал подготовку к своей трансформации. </text:span><text:span text:style-name="T1085">Превратившись в орла, он стремительно взлетел к потолку и, проследовав через извилистые вентиляционные шахты, вылетел наружу, на морозный воздух.</text:span></text:p>
      <text:p text:style-name="P320"/>
      <text:p text:style-name="P321">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090">скорбные</text:span> пейзажи, Робин загрустил, и <text:span text:style-name="T1086">гла</text:span><text:span text:style-name="T1088">з</text:span><text:span text:style-name="T1089">а</text:span><text:span text:style-name="T1086"> птицы </text:span><text:span text:style-name="T1089">ненадолго </text:span><text:span text:style-name="T1087">заполнили</text:span><text:span text:style-name="T1089">сь</text:span><text:span text:style-name="T1087"> с</text:span><text:span text:style-name="T1091">лезами</text:span><text:span text:style-name="T1086">.</text:span></text:p>
      <text:p text:style-name="P321"/>
      <text:p text:style-name="P322">Вскоре он добрался до <text:span text:style-name="T1092">территории </text:span>порта, <text:span text:style-name="T1093">подоспев в нужное время</text:span>. <text:span text:style-name="T1094">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095">Перемещение его вёсел напоминало движение морских волн.</text:span></text:p>
      <text:p text:style-name="P323">Робин поверг в изумление своих друзей, влетев на корабль и ловко проскользнув в его недра. <text:span text:style-name="T1096">Опустившись на одну из балок он убедился, что никто его не видит, и смотрел, как бичевали рабов, </text:span><text:span text:style-name="T1128">отдавая им приказания</text:span><text:span text:style-name="T1096"> грести быстрее. </text:span><text:span text:style-name="T1099">Зрелище </text:span><text:span text:style-name="T1097">был</text:span><text:span text:style-name="T1098">о</text:span><text:span text:style-name="T1097"> чудовищн</text:span><text:span text:style-name="T1099">ым</text:span><text:span text:style-name="T1097"> — множество скованных цепями людей, </text:span><text:span text:style-name="T1099">с которыми обращались хуже, чем с </text:span><text:span text:style-name="T1100">дикими </text:span><text:span text:style-name="T1099">животными…</text:span></text:p>
      <text:p text:style-name="P323"/>
      <text:p text:style-name="P324"><text:span text:style-name="T1129">Он </text:span>покинул корабль за минуту до того, как <text:span text:style-name="T1103">тот</text:span> достиг причала, <text:span text:style-name="T1101">и выбрал для себя укромное местечко </text:span><text:span text:style-name="T1130">неподалёку</text:span><text:span text:style-name="T1101">, из которого мог наблюдать за всем проис</text:span><text:span text:style-name="T1102">х</text:span><text:span text:style-name="T1101">одящим в порту, оставаясь при этом незамеченным.</text:span></text:p>
      <text:p text:style-name="P324"/>
      <text:p text:style-name="P325">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108">прикрыто</text:span> необычной шляпой, <text:span text:style-name="T1107">которую он носил. </text:span><text:span text:style-name="T1108">Робин бегло оглядел его, чуточку задержавшись на глазах — они были холодными и безжалостными, свидетельствуя о </text:span><text:span text:style-name="T1332">жестоком</text:span><text:span text:style-name="T1108"> </text:span><text:span text:style-name="T1208">характере</text:span><text:span text:style-name="T1108"> незнакомца.</text:span></text:p>
      <text:p text:style-name="P326">Внизу к нему моментально подбежал какой-то испуганный человек и с волнением в голосе стал что-то тихо говорить. <text:span text:style-name="T1109">Робин не мог слышать сказанного, но ему стало очевидно, что оно вызвало </text:span><text:span text:style-name="T1111">явное </text:span><text:span text:style-name="T1109">раздражение н</text:span><text:span text:style-name="T1110">е</text:span><text:span text:style-name="T1109">знакомца — внезапно он выхватил из ножен свой меч и одним точны</text:span><text:span text:style-name="T1112">м</text:span><text:span text:style-name="T1109"> и сильным ударом отсёк голову подчинённого. </text:span><text:span text:style-name="T1112">Затем он повернулся лицом к толпе и, </text:span><text:span text:style-name="T1232">приоткрыв рот, </text:span><text:span text:style-name="T1113">медленно прошёлся языком по всей длине лезвия. Оглядывая присутствующих он зловеще улыбался </text:span><text:span text:style-name="T1114">и с его нижней губы на </text:span><text:span text:style-name="T1115">его </text:span><text:span text:style-name="T1114">подбородок </text:span><text:span text:style-name="T2838">про</text:span><text:span text:style-name="T1114">лилась кровь. </text:span><text:span text:style-name="T1116">Когда незнакомец заговорил, страх обуял каждого и</text:span><text:span text:style-name="T1117">з <text:s/>присутствующих</text:span><text:span text:style-name="T1116">:</text:span></text:p>
      <text:p text:style-name="P326"><text:soft-page-break/>«<text:span text:style-name="T1120">Меня известили</text:span><text:span text:style-name="T1118">, что кто-то проник внутрь регионального штаба и </text:span><text:span text:style-name="T1119">ознакомился с некоторыми документами</text:span><text:span text:style-name="T1118"> Системы. Необходимо найти человека, совершившего данное злодеяние, а также всех причастных к нему лиц.</text:span>»</text:p>
      <text:p text:style-name="P326">«<text:span text:style-name="T1121">Слушаемся, Яхуси!</text:span>» - <text:span text:style-name="T1121">ответила толпа, </text:span><text:span text:style-name="T1137">хором</text:span><text:span text:style-name="T1121">. </text:span><text:span text:style-name="T1122">Большая часть охранников немедленно разделилась на группы и разошлась в разные стороны. </text:span><text:span text:style-name="T1123">Робина и его друзей охватило чувство отчаяния - </text:span><text:span text:style-name="T1124">орёл полетел в сторону центральных улиц города и </text:span><text:span text:style-name="T1125">там</text:span><text:span text:style-name="T1124"> </text:span><text:span text:style-name="T1125">наблюдал</text:span><text:span text:style-name="T1124">, как </text:span><text:span text:style-name="T1127">собирают в</text:span><text:span text:style-name="T1132">месте</text:span><text:span text:style-name="T1127"> всех </text:span><text:span text:style-name="T1131">здешних </text:span><text:span text:style-name="T1125">нищих </text:span><text:span text:style-name="T1127">и</text:span><text:span text:style-name="T1126"> </text:span><text:span text:style-name="T1124">рассказывают им о </text:span><text:span text:style-name="T1125">произошедшем </text:span><text:span text:style-name="T1124">вторжении.</text:span></text:p>
      <text:p text:style-name="P327">Система предоставила местным жителям несколько минут на раздумья, ожидая, что кто-нибудь <text:span text:style-name="T1135">из них </text:span>выйдет вперёд и признается в <text:span text:style-name="T1209">совершённом </text:span>преступлении…</text:p>
      <text:p text:style-name="P327">… <text:span text:style-name="T1134">Н</text:span><text:span text:style-name="T1133">о таковых не нашлось.</text:span></text:p>
      <text:p text:style-name="P328">И тогда Система перешла к насилию. <text:span text:style-name="T1136">Они начали избивать всех мужчин до тех пор, пока они </text:span><text:span text:style-name="T1138">находились</text:span><text:span text:style-name="T1136"> в сознании. Пытаясь спастись, люди разбега</text:span><text:span text:style-name="T1139">лись</text:span><text:span text:style-name="T1136"> в </text:span><text:span text:style-name="T1139">разные</text:span><text:span text:style-name="T1136"> стороны, но многих настигали удары мечами или метательные ножи. </text:span><text:span text:style-name="T1140">Казалось, что </text:span><text:span text:style-name="T1147">теперь уличные </text:span><text:span text:style-name="T1140">лужи были наполнены не </text:span><text:span text:style-name="T1144">дождевой </text:span><text:span text:style-name="T1140">водой, </text:span><text:span text:style-name="T1143">а</text:span><text:span text:style-name="T1140"> кровью невинных жертв </text:span><text:span text:style-name="T1141">этой </text:span><text:span text:style-name="T1142">жуткой </text:span><text:span text:style-name="T1141">резни</text:span><text:span text:style-name="T1140">. </text:span><text:span text:style-name="T1145">Все </text:span><text:span text:style-name="T1210">эти люди </text:span><text:span text:style-name="T1145">были слишком слабы </text:span><text:span text:style-name="T1152">для того</text:span><text:span text:style-name="T1145">, чтобы пытаться мстить </text:span><text:span text:style-name="T1148">за себя </text:span><text:span text:style-name="T1145">или хотя бы </text:span><text:span text:style-name="T1167">в мыслях </text:span><text:span text:style-name="T1145">проник</text:span><text:span text:style-name="T1167">ать</text:span><text:span text:style-name="T1145"> в</text:span><text:span text:style-name="T1167">нутрь</text:span><text:span text:style-name="T1145"> служебн</text:span><text:span text:style-name="T1146">ы</text:span><text:span text:style-name="T1167">х</text:span><text:span text:style-name="T1145"> здани</text:span><text:span text:style-name="T1167">й</text:span><text:span text:style-name="T1145"> Системы.</text:span></text:p>
      <text:p text:style-name="P328"/>
      <text:p text:style-name="P329">Охранники жгли полуразвалившиеся и кособокие хибары местных жит<text:span text:style-name="T1149">е</text:span>лей, <text:span text:style-name="T1150">со многих из этих бедолаг срывали </text:span><text:span text:style-name="T1163">их </text:span><text:span text:style-name="T1150">ветхую одежду, унижая </text:span><text:span text:style-name="T1164">их </text:span><text:span text:style-name="T1151">таким образом </text:span><text:span text:style-name="T1150">ещё </text:span><text:span text:style-name="T1158">сильнее</text:span><text:span text:style-name="T1150">. </text:span><text:span text:style-name="T1211">Периодически </text:span><text:span text:style-name="T1451">стражей</text:span><text:span text:style-name="T1212"> </text:span><text:span text:style-name="T1153">охватывало чувство безумия, и в пылу ярости они действовали гораздо жёстче, чем обычно.</text:span></text:p>
      <text:p text:style-name="P330">Они издевались над женщинами и заставляли смотреть на это их детей и мужей — <text:span text:style-name="T1161">в </text:span><text:s/>тех случаях, когда запугивание не давало нужного результата, <text:span text:style-name="T1165">детей </text:span>связыва<text:span text:style-name="T1154">л</text:span><text:span text:style-name="T1159">и</text:span><text:span text:style-name="T1154"> </text:span><text:span text:style-name="T1155">верёвками в группы </text:span><text:span text:style-name="T1157">из</text:span><text:span text:style-name="T1155"> нескольк</text:span><text:span text:style-name="T1157">их</text:span><text:span text:style-name="T1155"> человек </text:span><text:span text:style-name="T1156">и угрожал</text:span><text:span text:style-name="T1160">и</text:span><text:span text:style-name="T1156"> и</text:span><text:span text:style-name="T3861">м</text:span><text:span text:style-name="T1156"> сожжением.</text:span></text:p>
      <text:p text:style-name="P331">Не только одной Элисон, <text:span text:style-name="T1166">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1"/>
      <text:p text:style-name="P332">На улицах, тут и там, беспорядочно валялись человеческие тела, затрудняя<text:span text:style-name="T1168"> выжившим в этом аду </text:span>возможность <text:span text:style-name="T1168">спрятаться, убежав </text:span><text:span text:style-name="T1213">подальше </text:span><text:span text:style-name="T1168">от </text:span><text:span text:style-name="T1169">своих </text:span><text:span text:style-name="T1168">убийц</text:span>. <text:span text:style-name="T1170">Порывистый ветер разносил мольбы и вопли умирающих на много миль вокруг. </text:span><text:span text:style-name="T1171">От тлеющей земли вверх до самого неба поднимались столпы дыма, </text:span><text:span text:style-name="T1172">закручивающиеся по спирали и распространяющие едкий запах.</text:span></text:p>
      <text:p text:style-name="P333">«Я не могу позволить продолжаться <text:span text:style-name="T1453">этим </text:span><text:span text:style-name="T1452">зверствам</text:span>. Мне придётся сдаться.» - <text:span text:style-name="T1218">уныло произнёс</text:span> Робин, <text:span text:style-name="T3403">глотая</text:span><text:span text:style-name="T1173"> слёзы, </text:span>тек<text:span text:style-name="T1174">шие</text:span> <text:span text:style-name="T3403">в два ручья </text:span>из его остекленевших глаз. <text:span text:style-name="T1175">Он даже не представлял, что произойдёт нечто столь ужасное. </text:span><text:span text:style-name="T1214">Разве л</text:span><text:span text:style-name="T1176">юди могут быть настолько бесчеловечными? </text:span><text:span text:style-name="T1216">Р</text:span><text:span text:style-name="T1215">азве </text:span><text:span text:style-name="T1214">п</text:span><text:span text:style-name="T1177">одобные зверства </text:span><text:span text:style-name="T1215">не </text:span><text:span text:style-name="T1181">свойст</text:span><text:span text:style-name="T1182">венны</text:span><text:span text:style-name="T1177"> лишь дики</text:span><text:span text:style-name="T1181">м</text:span><text:span text:style-name="T1177"> </text:span><text:span text:style-name="T1179">животны</text:span><text:span text:style-name="T1181">м?</text:span></text:p>
      <text:p text:style-name="P334"><text:span text:style-name="T1230">Это</text:span><text:span text:style-name="T1178"> </text:span><text:span text:style-name="T1231">на</text:span><text:span text:style-name="T1180"> самом деле</text:span><text:span text:style-name="T1178"> — </text:span><text:span text:style-name="T1217">л</text:span><text:span text:style-name="T1178">юди</text:span>?</text:p>
      <text:p text:style-name="P335">Сколько <text:span text:style-name="T1183">ещё </text:span>нужно загубить человеческих жизней, чтобы наконец-то осознать всю тщетность <text:span text:style-name="T1184">данного</text:span> действа?</text:p>
      <text:p text:style-name="P335"/>
      <text:p text:style-name="P336">Профессор понимал и разделял чувства своего подопечного, но он был категорически против того, чтобы Робин выдал себя.</text:p>
      <text:p text:style-name="P336">«<text:span text:style-name="T1185">Робин, если ты сдашься, то всё будет напрасно. Подумай об этом, ведь </text:span><text:span text:style-name="T1196">сейчас </text:span><text:span text:style-name="T1195">ты — в будущем</text:span><text:span text:style-name="T1185">. </text:span><text:span text:style-name="T1186">Если ты не вернёшься </text:span><text:span text:style-name="T1187">обратно</text:span><text:span text:style-name="T1186">, </text:span><text:span text:style-name="T1187">к нам, </text:span><text:span text:style-name="T1186">то </text:span><text:span text:style-name="T1197">оно обязательно свершится</text:span><text:span text:style-name="T1186">. </text:span><text:span text:style-name="T1188">Ты наверняка считаешь, что, </text:span><text:span text:style-name="T1219">глядя со стороны, </text:span><text:span text:style-name="T1188">мне очень легко сидеть и </text:span><text:span text:style-name="T1191">пространно </text:span><text:span text:style-name="T1189">рассуждать</text:span><text:span text:style-name="T1188"> </text:span><text:span text:style-name="T1192">о человеческих жертвах</text:span><text:span text:style-name="T1189">, </text:span><text:span text:style-name="T1190">но, поверь мне, я знаю, </text:span><text:span text:style-name="T1193">что ты сейчас чувствуешь</text:span><text:span text:style-name="T1190">. </text:span><text:span text:style-name="T1194">Ты только подумай — мы можем предотвратить все эти события! </text:span><text:span text:style-name="T1198">Это было лишь вопросом времени — то, что Система разъярится и начнёт совершать подобные действия. </text:span><text:span text:style-name="T1199">Прошу тебя, не сдавайся! Кроме тебя больше некому помочь нам предотвратить Третью мировую войну. Пожалуйста, пойми это!</text:span>»</text:p>
      <text:p text:style-name="P336"/>
      <text:p text:style-name="P337"><text:soft-page-break/>На глазах профессора заблестели слёзы. <text:span text:style-name="T1200">Всем своим сердцем он желал очутиться рядом с Робином и разделить его горе. </text:span><text:span text:style-name="T1201">Он знал, как тяжело и болезненно должен переживать его </text:span><text:span text:style-name="T1202">впечатлительный </text:span><text:span text:style-name="T1201">мальчик такого юного и нежного возраста.</text:span></text:p>
      <text:p text:style-name="P337"/>
      <text:p text:style-name="P337">«<text:span text:style-name="T1206">Хорошо</text:span><text:span text:style-name="T1203">. </text:span><text:span text:style-name="T1225">Тогда м</text:span><text:span text:style-name="T1205">не п</text:span><text:span text:style-name="T1203">ридётся пожертвовать </text:span><text:span text:style-name="T1204">своим </text:span><text:span text:style-name="T1203">человеколюбием и </text:span><text:span text:style-name="T1204">готовиться к </text:span><text:span text:style-name="T1203">сраж</text:span><text:span text:style-name="T1204">ению</text:span><text:span text:style-name="T1203">!</text:span>» - <text:span text:style-name="T1207">хладнокровно произнёс Робин </text:span><text:span text:style-name="T1224">и разорвал визуальный контакт, </text:span><text:span text:style-name="T1225">однако </text:span><text:span text:style-name="T1226">увиденная им </text:span><text:span text:style-name="T1227">картина </text:span><text:span text:style-name="T1226">расправ</text:span><text:span text:style-name="T1227">ы</text:span><text:span text:style-name="T1226"> над </text:span><text:span text:style-name="T1227">беззащитными людьми</text:span><text:span text:style-name="T1226"> ещё долго </text:span><text:span text:style-name="T1270">будоражила</text:span><text:span text:style-name="T1226"> его </text:span><text:span text:style-name="T1229">воспалённо</text:span><text:span text:style-name="T1270">е</text:span><text:span text:style-name="T1226"> </text:span><text:span text:style-name="T1228">воображени</text:span><text:span text:style-name="T1270">е</text:span><text:span text:style-name="T1226">.</text:span></text:p>
      <text:p text:style-name="P337"/>
      <text:p text:style-name="P339">ЧЕТВЁРТАЯ ГЛАВА</text:p>
      <text:p text:style-name="P339"/>
      <text:p text:style-name="P339">ДЖИММИ</text:p>
      <text:p text:style-name="P339"/>
      <text:p text:style-name="P340">ДЕНЬ КЛОНИЛСЯ К ЗАКАТУ. СОЛНЦЕ МЕДЛЕННО УХОДИЛО ЗА ЛИНИЮ ГОРИЗОНТА И ВСКОРЕ видимой осталась лишь <text:span text:style-name="T1236">узкая </text:span>полоса алого цвета, <text:span text:style-name="T1235">разделявшая</text:span> небо <text:span text:style-name="T1235">и</text:span> земл<text:span text:style-name="T1235">ю</text:span>. <text:span text:style-name="T1233">Её отражения неспешно переливались на чёрной поверхности бескрайнего моря, будто кровь, </text:span><text:span text:style-name="T1234">обильно </text:span><text:span text:style-name="T1233">пролитая уходящим днём.</text:span></text:p>
      <text:p text:style-name="P341">В темноте беззвучно бродили тени. <text:span text:style-name="T1237">Чудом сумевшие избежать смерти люди в глубокой печали бродили между </text:span><text:span text:style-name="T1238">многочисленных </text:span><text:span text:style-name="T1239">мёртвых тел,</text:span><text:span text:style-name="T1237"> в надежде отыскать кого-либо из своих родственников </text:span><text:span text:style-name="T1240">или знакомых</text:span><text:span text:style-name="T1237">. </text:span><text:span text:style-name="T1241">Иногда тишину разрывали рыдания, означавшие, </text:span><text:span text:style-name="T1242">что кому-то </text:span><text:span text:style-name="T3194">из них</text:span><text:span text:style-name="T1242"> уда</text:span><text:span text:style-name="T3194">валось</text:span><text:span text:style-name="T1242"> </text:span><text:span text:style-name="T1269">найти</text:span><text:span text:style-name="T1242"> </text:span><text:span text:style-name="T3194">близкого</text:span><text:span text:style-name="T1242"> человека — </text:span><text:span text:style-name="T1245">в</text:span><text:span text:style-name="T1242"> </text:span><text:span text:style-name="T3194">ра</text:span><text:span text:style-name="T1242">зорванной одежде, израненного и залитого кровью, убитого при попытк</text:span><text:span text:style-name="T1243">е спрятаться или </text:span><text:span text:style-name="T1244">с</text:span><text:span text:style-name="T3194">пастись бегством</text:span><text:span text:style-name="T1243">.</text:span></text:p>
      <text:p text:style-name="P373">Воспоминания об этом проклятом дне прочно врезались в память Робина. <text:span text:style-name="T1246">Чем больше он думал о</text:span><text:span text:style-name="T1247">б увиденной им</text:span><text:span text:style-name="T1246"> резне, тем сильнее закипал</text:span><text:span text:style-name="T1248">и</text:span><text:span text:style-name="T1246"> в нём гнев </text:span><text:span text:style-name="T1248">и желание отомстить </text:span><text:span text:style-name="T1454">этому </text:span><text:span text:style-name="T1248">зверю в человеческом обли</text:span><text:span text:style-name="T3799">ке</text:span><text:span text:style-name="T1455">, </text:span><text:span text:style-name="T1248">которого все здесь называли Яхуси.</text:span></text:p>
      <text:p text:style-name="P342">Профессор и его ученики пытались утешить мальчика, изо всех сил стараясь не дать ему скатиться в глубокую депрессию и, <text:span text:style-name="T1249">следовательно</text:span>, <text:span text:style-name="T1249">полностью </text:span>отрезать себя от них.</text:p>
      <text:p text:style-name="P343">Увидев <text:span text:style-name="T1456">жестокость</text:span>, на котор<text:span text:style-name="T1456">ую</text:span> оказались способны люди, Робин почувствовал к ним глубокое отвращение. По <text:span text:style-name="T1250">какому праву</text:span> одни позволяют себе относиться к другим как к какому-то мусору или <text:span text:style-name="T1253">к </text:span><text:span text:style-name="T1251">бездушн</text:span><text:span text:style-name="T1259">ым</text:span><text:span text:style-name="T1251"> </text:span><text:span text:style-name="T3195">механизмам</text:span>, будто бы вторые существуют только для удобства первых и находятся в их полном <text:span text:style-name="T1252">распоряжении</text:span>? <text:span text:style-name="T1254">Это было отвратительным зрелищем — наблюдать, как </text:span><text:span text:style-name="T1255">чудовища</text:span><text:span text:style-name="T1254">, называющие себя людьми, убивают нев</text:span><text:span text:style-name="T1258">иновных</text:span><text:span text:style-name="T1254"> </text:span><text:span text:style-name="T1257">и</text:span><text:span text:style-name="T1254"> </text:span><text:span text:style-name="T1256">не способных </text:span><text:span text:style-name="T1260">защитить</text:span><text:span text:style-name="T1256"> себя</text:span><text:span text:style-name="T1254"> бедняков.</text:span></text:p>
      <text:p text:style-name="P343"/>
      <text:p text:style-name="P343">«<text:span text:style-name="T1261">Послушай, Робин! </text:span><text:span text:style-name="T1265">В произошедшем сегодня твоей вины нет</text:span><text:span text:style-name="T1261">. </text:span><text:span text:style-name="T1262">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263">Это заложено в человека самой природой — использовать </text:span><text:span text:style-name="T1264">примитивные методы для демонстрации с</text:span><text:span text:style-name="T1266">обственных</text:span><text:span text:style-name="T1264"> возможностей.</text:span>»</text:p>
      <text:p text:style-name="P344">«Робин, не закрывай глаза! Тебе не станет л<text:span text:style-name="T1274">егче</text:span>, если ты отгородишься от нас. <text:span text:style-name="T1271">Я согласен с тобой — л</text:span><text:span text:style-name="T3800">и</text:span><text:span text:style-name="T3801">ца</text:span><text:span text:style-name="T1271"> вроде Яхуси не </text:span><text:span text:style-name="T3800">имеют права</text:span><text:span text:style-name="T1272"> </text:span><text:span text:style-name="T1271">жить </text:span><text:span text:style-name="T1272">среди людей </text:span><text:span text:style-name="T1275">и, может быть, не </text:span><text:span text:style-name="T3800">имеют права</text:span><text:span text:style-name="T1275"> жить вообще</text:span><text:span text:style-name="T1271">. </text:span><text:span text:style-name="T1286">Однако</text:span><text:span text:style-name="T1272"> </text:span><text:span text:style-name="T1281">мы</text:span><text:span text:style-name="T1272"> не боги и не имеем п</text:span><text:span text:style-name="T1273">рава судить других. </text:span><text:span text:style-name="T1274">Всё, чт</text:span><text:span text:style-name="T1276">о в наших силах</text:span><text:span text:style-name="T1274">, это </text:span><text:span text:style-name="T1276">не позволять себе опускаться до уровня </text:span><text:span text:style-name="T1280">животных</text:span><text:span text:style-name="T1276">, </text:span><text:span text:style-name="T1278">и не </text:span><text:span text:style-name="T1277">теря</text:span><text:span text:style-name="T1278">ть</text:span><text:span text:style-name="T1277"> сво</text:span><text:span text:style-name="T1279">его</text:span><text:span text:style-name="T1277"> </text:span><text:span text:style-name="T1282">человеческого достоинства</text:span><text:span text:style-name="T1277">.</text:span>»</text:p>
      <text:p text:style-name="P345">Профессор сделал паузу, чтобы убедиться в том, что сказанное <text:span text:style-name="T1283">оказало благоприятный эффект на Робина. </text:span></text:p>
      <text:p text:style-name="P346">Наступила тишина, в течение которой <text:span text:style-name="T1285">юноша</text:span> <text:span text:style-name="T1284">обдумывал слова профессора. </text:span><text:span text:style-name="T1287">В его памяти всё ещё были живы крики и вопли детей и женщин, </text:span><text:span text:style-name="T1288">жизни которых были прерваны </text:span><text:span text:style-name="T1289">столь </text:span><text:span text:style-name="T3196">трагическим</text:span><text:span text:style-name="T1289"> </text:span><text:span text:style-name="T3196">образом</text:span><text:span text:style-name="T1289">.</text:span></text:p>
      <text:p text:style-name="P347">Он размышлял… Воспоминания о довольных лицах охранников, хорошо выполнивших свою грязную работу, не давали ему покоя.</text:p>
      <text:p text:style-name="P347"><text:soft-page-break/>«<text:span text:style-name="T1290">Робин, не думай об этом. На самом деле всего этого ещё не </text:span><text:span text:style-name="T1292">случилось</text:span><text:span text:style-name="T1290">. Вспомни — ведь ты находишься в будущем. </text:span><text:span text:style-name="T1291">Если ты поможешь нам, то, я надеюсь, в истории больше никогда не </text:span><text:span text:style-name="T1293">будут </text:span><text:span text:style-name="T1291">прои</text:span><text:span text:style-name="T1293">сходить</text:span><text:span text:style-name="T1291"> </text:span><text:span text:style-name="T1294">подобные массовые жестокие расправы</text:span><text:span text:style-name="T1291">.</text:span>»</text:p>
      <text:p text:style-name="P348">«Хорошо, профессор. Вы, кон<text:span text:style-name="T1295">е</text:span>чно, правы. Просто я <text:span text:style-name="T1295">никогда не думал, что люди могут быть настолько бесчеловечными. </text:span><text:span text:style-name="T1296">То, что я увидел, прочно засело в моей голове... </text:span><text:span text:style-name="T1297">Я сделаю всё, что в моих силах.</text:span>»</text:p>
      <text:p text:style-name="P349">На лице профессора отразилось облегчение, когда Робин произнёс эти слова. </text:p>
      <text:p text:style-name="P350">Наступила тишина. Все находились в состоянии глубокой задумчивости, размышляя, не упустили ли они из виду что-то жизненно важное. <text:span text:style-name="T1298">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1">Мэтью стал первым, кто прервал затянувшееся молчание.</text:p>
      <text:p text:style-name="P351">«<text:span text:style-name="T1299">А что насчёт тех женщин и мужчин, которых доставили в порт в цепях? </text:span><text:span text:style-name="T1300">Мы так и не выяснили, каким образом Система собиралась использовать их. </text:span><text:span text:style-name="T1301">Что нам известно о месте, в которое их увезли, прежде чем началась кровавая бойня? </text:span><text:span text:style-name="T1302">Я думаю, что нам нужно найти их и </text:span><text:span text:style-name="T1303">попытаться </text:span><text:span text:style-name="T1302">получить </text:span><text:span text:style-name="T1304">для себя </text:span><text:span text:style-name="T1302">больше сведений. </text:span><text:span text:style-name="T1305">Должно быть, эти люди представляют для Системы какую-то ценность, раз никого из них не тронули во время побоища.</text:span>»</text:p>
      <text:p text:style-name="P351">«<text:span text:style-name="T1306">Профессор? </text:span><text:span text:style-name="T1307">Мэтью высказал очень толковую идею — это именно то, чему мы незаслуженно уделили слишком мало внимания. </text:span><text:span text:style-name="T1308">Сначала я попробую поискать на корабле — после сегодняшнего проникновения внутрь их крепости, они наверняка будут охранять е</text:span><text:span text:style-name="T1309">го </text:span><text:span text:style-name="T1308">лучше </text:span><text:span text:style-name="T1309">прежнего</text:span><text:span text:style-name="T1308">. </text:span><text:span text:style-name="T1310">Яхуси, вероятно, вынес </text:span><text:span text:style-name="T1313">охранникам</text:span><text:span text:style-name="T1310"> строгое предупреждение. </text:span><text:span text:style-name="T1311">Интересно, на какой позиции находится </text:span><text:span text:style-name="T1312">этот злодей</text:span><text:span text:style-name="T1311"> в иерархии Системы? Вероятно, мы скоро узнаем об этом.</text:span>»</text:p>
      <text:p text:style-name="P352"><text:span text:style-name="T1563">На подлёте к кораблю </text:span>Робин замолчал. Осмотр с высоты показал, что теперь его усиленно охраняли. <text:span text:style-name="T1314">События этого утра, должно быть, значительно повлияли на данное решение. </text:span><text:span text:style-name="T1315">Стало ясно, что у Робина не было никаких шансов пытаться проникнуть внутрь минуя </text:span><text:span text:style-name="T1316">охранников — </text:span><text:span text:style-name="T1329">очевидно</text:span><text:span text:style-name="T1316">, что все они были слишком напуганы и опасались казни в случае повторного проникновения.</text:span></text:p>
      <text:p text:style-name="P353">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318">обедом</text:span>.</text:p>
      <text:p text:style-name="P354">Дурной запах, исходивший от рабов, использов<text:span text:style-name="T1325">авшихся</text:span> для гребли, был просто невыносим — <text:span text:style-name="T1317">настолько, что находясь рядом с ними, вполне можно было бы лишиться сознания. </text:span><text:span text:style-name="T1318">Грязь </text:span><text:span text:style-name="T1324">и </text:span><text:span text:style-name="T1362">мусор</text:span><text:span text:style-name="T1318">, обильно покрывавш</text:span><text:span text:style-name="T1324">ие</text:span><text:span text:style-name="T1318"> всю палубу, мешал</text:span><text:span text:style-name="T1324">и</text:span><text:span text:style-name="T1318"> быстрому п</text:span><text:span text:style-name="T1363">родвижению</text:span><text:span text:style-name="T1318"> мыши. </text:span><text:span text:style-name="T1319">Невдалеке измождённый голодом гребец сосредоточил всё своё внимание </text:span><text:span text:style-name="T1320">на таракане. </text:span><text:span text:style-name="T1321">Внезапно</text:span><text:span text:style-name="T1320"> его рука метнулась </text:span><text:span text:style-name="T1327">в сторону насекомого </text:span><text:span text:style-name="T1326">и </text:span><text:span text:style-name="T1320">со скоростью молнии схватила вожделенную добычу. </text:span><text:span text:style-name="T1322">После беглого осмотра свое</text:span><text:span text:style-name="T1364">й</text:span><text:span text:style-name="T1322"> </text:span><text:span text:style-name="T1364">награды</text:span><text:span text:style-name="T1322"> мужчина сунул его в </text:span><text:span text:style-name="T1328">свой </text:span><text:span text:style-name="T1322">рот — </text:span><text:span text:style-name="T1361">послышался</text:span><text:span text:style-name="T1322"> едва слышн</text:span><text:span text:style-name="T1360">ый</text:span><text:span text:style-name="T1322"> </text:span><text:span text:style-name="T1360">хруст</text:span><text:span text:style-name="T1322">. </text:span><text:span text:style-name="T1323">Когда он сглотнул, на его лице отразилось выражение блаженства.</text:span></text:p>
      <text:p text:style-name="P355">Спины почти всех рабов были изуродованы шрамами. <text:span text:style-name="T1338">На телах у</text:span><text:span text:style-name="T1333"> некоторых имелись открытые раны, по краям которых свисали куски ободранной кожи. Повсюду раздавались кашель и стоны — с первого взгляда </text:span><text:span text:style-name="T1365">становилось</text:span><text:span text:style-name="T1333"> ясно, что это место является рассадником инфекции и различных болезней. </text:span><text:span text:style-name="T1339">Глядя на них, м</text:span><text:span text:style-name="T1334">ожно был</text:span><text:span text:style-name="T1335">о бы подумать, что такие </text:span><text:span text:style-name="T1334">условия содержания людей </text:span><text:span text:style-name="T1336">были отменены ещё в средние века.</text:span></text:p>
      <text:p text:style-name="P356">Помимо зловония, исходившего от <text:span text:style-name="T1345">гребцов</text:span>, в воздухе отчётливо чувствовался запах мочи. Осмотревшись по сторонам, Робин не нашёл <text:span text:style-name="T1337">никакой посуды, которую можно было бы <text:s/>использовать для того, чтобы справить нужду, </text:span><text:span text:style-name="T1340">а</text:span><text:span text:style-name="T1337"> </text:span><text:span text:style-name="T1340">туго сковывающие рабов массивные железные цепи наводили его на мысль о том, что их не снимают никогда. </text:span><text:span text:style-name="T1341">Сгорбившись на вёслах и приняв наиболее удобные позы в условиях ограниченного </text:span><text:span text:style-name="T1344">доступного </text:span><text:span text:style-name="T1341">пространства, </text:span><text:span text:style-name="T1369">рабы</text:span><text:span text:style-name="T1341"> пытались заснуть </text:span><text:span text:style-name="T1366">и</text:span><text:span text:style-name="T1341"> </text:span><text:span text:style-name="T1342">хотя бы на короткое время </text:span><text:span text:style-name="T1343">убежа</text:span><text:span text:style-name="T1366">ть</text:span><text:span text:style-name="T1343"> от жестокой реальности.</text:span></text:p>
      <text:p text:style-name="P357">За одним из <text:span text:style-name="T1347">этих несчастных</text:span> пришли двое охранников и поволокли его за собой. Он был мёртв.<text:span text:style-name="T1346"> </text:span><text:span text:style-name="T1347">Было похоже, что он </text:span><text:span text:style-name="T1346">умер либо от переутомления, либо от какой-то болезни — пе</text:span><text:span text:style-name="T1347">рвое <text:s/>предположение было наиболее вероятным.</text:span></text:p>
      <text:p text:style-name="P358"><text:soft-page-break/>Робин <text:span text:style-name="T1348">покинул это убогое </text:span><text:span text:style-name="T1434">жилище</text:span><text:span text:style-name="T1348">, отправившись исследовать остальную часть корабля. </text:span><text:span text:style-name="T1435">Увы, </text:span><text:span text:style-name="T1350">о</text:span><text:span text:style-name="T1349">н не нашёл того, что искал. </text:span></text:p>
      <text:p text:style-name="P359">Перед тем, как <text:span text:style-name="T1353">улететь</text:span> <text:span text:style-name="T1353">с </text:span>корабл<text:span text:style-name="T1353">я</text:span>, Робин поджёг капитанскую каюту, запалив найденные тут же навигационные карты <text:span text:style-name="T1370">и</text:span> <text:span text:style-name="T1370">о</text:span>хранникам пришлось выпустить из трюма всех рабов, поскол<text:span text:style-name="T1351">ьку раздобыть живую силу в достаточном количестве было для них задачей </text:span><text:span text:style-name="T1355">не из простых</text:span><text:span text:style-name="T1351">. </text:span><text:span text:style-name="T1356">Таким образом, </text:span><text:span text:style-name="T1367">в спешном порядке </text:span><text:span text:style-name="T1356">к</text:span><text:span text:style-name="T1352">орабль </text:span><text:span text:style-name="T1353">был покинут</text:span><text:span text:style-name="T1352">. </text:span><text:span text:style-name="T1354">Это было захватывающ</text:span><text:span text:style-name="T1368">е</text:span><text:span text:style-name="T1354"> — наблюдать за языками пламени, охватившими весь корабль, на фоне быстро сгущающихся сумерек, а также за </text:span><text:span text:style-name="T1357">закручивающимися </text:span><text:span text:style-name="T1358">клубами дыма, </text:span><text:span text:style-name="T1359">которые </text:span><text:span text:style-name="T1358">подни</text:span><text:span text:style-name="T1359">мались высоко</text:span><text:span text:style-name="T1358"> вверх и рассеив</text:span><text:span text:style-name="T1359">ались</text:span><text:span text:style-name="T1358"> там порыва</text:span><text:span text:style-name="T1359">ми ветра</text:span><text:span text:style-name="T1358">.</text:span></text:p>
      <text:p text:style-name="P360">Среди команды гребцов послышались одобрительные перешёптывания — большинство из них <text:span text:style-name="T1436">уже давно </text:span>не видело дневного света и не <text:span text:style-name="T1436">выходило на поверхность, чтобы по</text:span>дыша<text:span text:style-name="T1436">ть</text:span> свежим воздухом. </text:p>
      <text:p text:style-name="P361">Внезапно раздался мощный треск — <text:span text:style-name="T1437">это </text:span>огромный разлом прошёл по корпусу корабля и он <text:span text:style-name="T1372">начал</text:span> быстро погружаться в <text:span text:style-name="T1433">воды пролива </text:span>Те-Солент. <text:span text:style-name="T1438">Здесь, у</text:span><text:span text:style-name="T1371">вязнув в илистом дне, </text:span><text:span text:style-name="T1431">он </text:span><text:span text:style-name="T1439">и </text:span><text:span text:style-name="T1432">нашёл своё последнее пристанище</text:span><text:span text:style-name="T1430">.</text:span></text:p>
      <text:p text:style-name="P362">Среди охранников разгорелся спор о том, что послужило причиной пожара и каким образом кто-либо мог оказаться в каюте Яхуси. <text:span text:style-name="T1373">Когда стражи, </text:span><text:span text:style-name="T1381">наконец,</text:span><text:span text:style-name="T1373"> поняли, что кому-то из них предстоит сообщить о пожаре своему главе, их моментально охватил леденящий ужас. </text:span><text:span text:style-name="T1377">Б</text:span><text:span text:style-name="T1374">ыло забавно наблюдать </text:span><text:span text:style-name="T1377">со стороны</text:span><text:span text:style-name="T1374">, как они тянут жребий, выясняя, </text:span><text:span text:style-name="T1375">кому именно предстоит встреча с </text:span><text:span text:style-name="T1376">Яхуси</text:span><text:span text:style-name="T1375">.</text:span></text:p>
      <text:p text:style-name="P363">Все сошедшие с корабля рабы были выстроены в колонну по одному и отправлены в крепость.</text:p>
      <text:p text:style-name="P364">У Робина появился шанс проникнуть внутрь их базы через главный вход. <text:span text:style-name="T1378">Он снова трансформировал себя в орла и полетел в нужном направлении, прибыв к мест</text:span><text:span text:style-name="T1443">у</text:span><text:span text:style-name="T1440"> </text:span><text:span text:style-name="T1378">раньше других. </text:span><text:span text:style-name="T1379">Здесь он превратил себя в мышь, </text:span><text:span text:style-name="T1380">поскольку посчитал, что будет безопаснее проползти мимо охраннико</text:span><text:span text:style-name="T1441">в</text:span><text:span text:style-name="T1380">, чем </text:span><text:span text:style-name="T1444">размахивать крыльями</text:span><text:span text:style-name="T1380"> над их головами.</text:span></text:p>
      <text:p text:style-name="P365"><text:span text:style-name="T1382">Ему пришлось некоторое время подождать прибытия стражей </text:span><text:span text:style-name="T1385">С</text:span><text:span text:style-name="T1382">истемы, и он провёл его, внимательно изучая здание.</text:span> <text:span text:style-name="T1383">На вид оно было холодным и </text:span><text:span text:style-name="T1388">неживым</text:span><text:span text:style-name="T1383">. Когда Робин разглядывал его устрашающе-массивное кубическое очертание, а также отмечал строгость прямых линий и углов, </text:span><text:span text:style-name="T1384">по его спине бегали мурашки. </text:span><text:span text:style-name="T1386">Было вполне возможно представ</text:span><text:span text:style-name="T1442">ить</text:span><text:span text:style-name="T1386"> его фабрикой по промывке человеческих мозгов, где </text:span><text:span text:style-name="T1387">из людей </text:span><text:span text:style-name="T1386">из</text:span><text:span text:style-name="T1387">влекают их разум, заменяя его роботизированной и механизированной начинкой, конечным продуктом которой явля</text:span><text:span text:style-name="T1390">ются</text:span><text:span text:style-name="T1387"> толпы зомби, проповедующи</text:span><text:span text:style-name="T1391">е</text:span><text:span text:style-name="T1387"> </text:span><text:span text:style-name="T1389">странную доктрину Системы.</text:span></text:p>
      <text:p text:style-name="P365"/>
      <text:p text:style-name="P366">Солнце уже опустилось за горизонт и наступили сумерки. <text:span text:style-name="T1392">Вдали Робин увидел неспешно двигавшуюся </text:span><text:span text:style-name="T1393">мрачную </text:span><text:span text:style-name="T1392">процессию, состоявшую из заключённых и конвоирующих их охранников. </text:span><text:span text:style-name="T1403">Б</text:span><text:span text:style-name="T1395">ывшие</text:span><text:span text:style-name="T1394"> гребцы с большим трудом преодолевали каждый шаг </text:span><text:span text:style-name="T1401">—</text:span><text:span text:style-name="T1394"> их босые ноги были изранены гноящимися ссадинами </text:span><text:span text:style-name="T3201">и порезами</text:span><text:span text:style-name="T1394">, </text:span><text:span text:style-name="T3201">а также </text:span><text:span text:style-name="T1394">ушибами.</text:span></text:p>
      <text:p text:style-name="P367"/>
      <text:p text:style-name="P368">Прошло не много времени с тех пор, <text:span text:style-name="T1396">как Робин впервые увидел штаб Системы, </text:span><text:span text:style-name="T1419">и </text:span><text:span text:style-name="T1396">до того </text:span><text:span text:style-name="T1399">момента</text:span><text:span text:style-name="T1396">, </text:span><text:span text:style-name="T1399">когда</text:span><text:span text:style-name="T1396"> он о</text:span><text:span text:style-name="T1397">казался </text:span><text:span text:style-name="T1398">в</text:span><text:span text:style-name="T1400">нутри</text:span><text:span text:style-name="T1396">. </text:span><text:span text:style-name="T1401">За воротами центрального входа обнаружился пустующий холл — </text:span><text:span text:style-name="T1402">нахо</text:span><text:span text:style-name="T1447">дившиеся</text:span><text:span text:style-name="T1402"> в нём </text:span><text:span text:style-name="T1420">служители Системы</text:span><text:span text:style-name="T1402"> </text:span><text:span text:style-name="T1447">пребывали</text:span><text:span text:style-name="T1402"> в растерянности </text:span><text:span text:style-name="T1445">и в недоумении</text:span><text:span text:style-name="T1402">, </text:span><text:span text:style-name="T1404">поскольку</text:span><text:span text:style-name="T1402"> никто не ожидал, что они приведут с собой рабов.</text:span></text:p>
      <text:p text:style-name="P369"><text:span text:style-name="T1405">С опаской, в</text:span>перёд выступил человек, вытянувший «несчастливую» соломинку <text:span text:style-name="T1406">и </text:span><text:span text:style-name="T1428">неуверенно </text:span><text:span text:style-name="T1421">про</text:span><text:span text:style-name="T1406">говорил:</text:span></text:p>
      <text:p text:style-name="P369">«<text:span text:style-name="T1406">Я могу видеть господина Яхуси? Свободен ли он? Я должен доложить ему о том, что произошло.</text:span>»</text:p>
      <text:p text:style-name="P370">Белого, словно мел, охранника направили в апартаменты Яхуси. <text:span text:style-name="T1407">В его </text:span><text:span text:style-name="T1448">памяти</text:span><text:span text:style-name="T1407"> </text:span><text:span text:style-name="T1408">намертво </text:span><text:span text:style-name="T1411">засело </text:span><text:span text:style-name="T1409">воспоминание о том, что случилось с таким же, как он сам, вестником, </text:span><text:span text:style-name="T1410">принесшим дурные </text:span><text:span text:style-name="T1412">новости </text:span><text:span text:style-name="T1413">утром </text:span><text:span text:style-name="T1414">э</text:span><text:span text:style-name="T1413">того дня</text:span><text:span text:style-name="T1410">. </text:span><text:span text:style-name="T1415">Увидев, </text:span><text:span text:style-name="T1416">как просто тот распрощался со своей жизнью</text:span><text:span text:style-name="T1415">, </text:span><text:span text:style-name="T1417">страж</text:span><text:span text:style-name="T1415"> опасался, что его </text:span><text:span text:style-name="T1416">постигнет</text:span><text:span text:style-name="T1415"> та же </text:span><text:span text:style-name="T1446">самая </text:span><text:span text:style-name="T1415">участь.</text:span></text:p>
      <text:p text:style-name="P370"/>
      <text:p text:style-name="P371"><text:soft-page-break/>По всему зданию эхом разнёсся громкий голос Яхуси <text:span text:style-name="T1418">и</text:span> <text:span text:style-name="T1418">вслед за ним</text:span> послышались мольбы охранника о пощаде. <text:span text:style-name="T1424">Из ножен, </text:span><text:span text:style-name="T1425">как и прежде,</text:span><text:span text:style-name="T1424"> вновь появился меч</text:span><text:span text:style-name="T1423">. </text:span>Затем раздался пронзительный визг, за которым <text:span text:style-name="T1426">тут же </text:span>последовал глухой удар — <text:span text:style-name="T1422">стук о землю головы, распрощавшейся с телом.</text:span></text:p>
      <text:p text:style-name="P371"/>
      <text:p text:style-name="P371">«<text:span text:style-name="T1427">Несчастный...</text:span>» - <text:span text:style-name="T1427">подумал Робин.</text:span></text:p>
      <text:p text:style-name="P371">«<text:span text:style-name="T1427">Это несправедливо, ведь охранник </text:span><text:span text:style-name="T1429">совсем </text:span><text:span text:style-name="T1427">не виноват в том, что возник пожар!</text:span>»</text:p>
      <text:p text:style-name="P371"/>
      <text:p text:style-name="P372">Поджог корабля, похоже, сильно обеспокоил Яхуси — <text:span text:style-name="T1449">было заметно, что он чего-то боится. Он был в ярости и возмущённо </text:span><text:span text:style-name="T1457">вопил</text:span><text:span text:style-name="T1449">, угрожая казнить всех своих советников, если они </text:span><text:span text:style-name="T1450">они не предложат решение возникшей проблемы в установленный срок.</text:span></text:p>
      <text:p text:style-name="P372">«<text:span text:style-name="T1451">Мы должны как можно скорее </text:span><text:span text:style-name="T1458">вернуться </text:span><text:span text:style-name="T1460">обратно </text:span><text:span text:style-name="T1458">вместе с теми людьми. </text:span><text:span text:style-name="T1825">М</text:span><text:span text:style-name="T1458">ао Цзе-ч</text:span><text:span text:style-name="T1698">е</text:span><text:span text:style-name="T1458">йк будет страшно недоволен, если мы не выполним его приказ. </text:span><text:span text:style-name="T1459">Для нас всех жизненно важно выполнить </text:span><text:span text:style-name="T1466">его </text:span><text:span text:style-name="T1467">как можно скорее</text:span><text:span text:style-name="T1459">!</text:span>»</text:p>
      <text:p text:style-name="P372"/>
      <text:p text:style-name="P372">«<text:span text:style-name="T1461">Робин, мне кажется я знаю, о чём он говорит. Не могу объяснить этого словами, но уверен, что нам н</text:span><text:span text:style-name="T1469">е</text:span><text:span text:style-name="T1468">обходимо</text:span><text:span text:style-name="T1461"> </text:span><text:span text:style-name="T1468">немедленно</text:span><text:span text:style-name="T1461"> отыскать и освободить </text:span><text:span text:style-name="T1462">тех</text:span><text:span text:style-name="T1461"> заключённых</text:span><text:span text:style-name="T1464">, </text:span><text:span text:style-name="T1462">которых мы видели в порту</text:span><text:span text:style-name="T1461">.</text:span>»</text:p>
      <text:p text:style-name="P374">Голос профессора прозвучал весьма убедительно, и Робин, не задавая лишних вопросов, немедленно покинул жилище Яхуси, <text:span text:style-name="T1463">отправившись</text:span> на <text:span text:style-name="T1465">поиски бывших бандитов-приспособленцев</text:span>.</text:p>
      <text:p text:style-name="P375">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064">сообразил</text:span>, в каком месте могли содержать пленник<text:span text:style-name="T3064">ов</text:span>. <text:span text:style-name="T1470">Б</text:span>лагодаря ему, Робину не пришлось осматривать каждое помещение в отдельности.</text:p>
      <text:p text:style-name="P376">Юноша сильно удивился, <text:span text:style-name="T1510">увидев</text:span>, что Система может делиться с кем-либо своими продуктовыми припасами, но сейчас, с<text:span text:style-name="T1472">обственными</text:span> глазами, он наблюдал <text:span text:style-name="T1511">именно это </text:span>— <text:span text:style-name="T1471">каждый </text:span><text:span text:style-name="T1473">из </text:span><text:span text:style-name="T1471">заключённы</text:span><text:span text:style-name="T1473">х</text:span><text:span text:style-name="T1471"> получил по миске, в которой находились свежие овощи и ещё что-то </text:span><text:span text:style-name="T3065">похожее на </text:span><text:span text:style-name="T1471">куски мяса. </text:span><text:span text:style-name="T1474">Эти люди, должно быть, </text:span><text:span text:style-name="T1532">представляли</text:span><text:span text:style-name="T1474"> </text:span><text:span text:style-name="T1481">для Системы </text:span><text:span text:style-name="T1474">больш</text:span><text:span text:style-name="T1533">ую</text:span><text:span text:style-name="T1474"> знач</text:span><text:span text:style-name="T1533">имость</text:span><text:span text:style-name="T1474">, </text:span><text:span text:style-name="T1480">если</text:span><text:span text:style-name="T1474"> </text:span><text:span text:style-name="T1481">она</text:span><text:span text:style-name="T1474"> </text:span><text:span text:style-name="T1512">решила </text:span><text:span text:style-name="T1474">заботи</text:span><text:span text:style-name="T1512">ться</text:span><text:span text:style-name="T1474"> о</text:span><text:span text:style-name="T1480">б</text:span><text:span text:style-name="T1474"> </text:span><text:span text:style-name="T1480">их здоровье</text:span><text:span text:style-name="T1474">. </text:span><text:span text:style-name="T1475">Мысленно, Робин сравнил эту сцену с кормлением цыплят на птицефабрике, которых, как всем известно, откармливают </text:span><text:span text:style-name="T1476">лишь</text:span><text:span text:style-name="T1475"> для того, чтобы впоследствии </text:span><text:span text:style-name="T1477">отправить на убой</text:span><text:span text:style-name="T1475">.</text:span></text:p>
      <text:p text:style-name="P377">Он внимательно осмотрел место заточения <text:span text:style-name="T1478">и понял, что вывести </text:span><text:span text:style-name="T3198">узников</text:span><text:span text:style-name="T1478"> в безопасное место — задача не из простых. </text:span><text:span text:style-name="T3066">О</text:span><text:span text:style-name="T1479">тсюда </text:span><text:span text:style-name="T3066">наружу </text:span><text:span text:style-name="T1482">вела </text:span><text:span text:style-name="T3066">всего</text:span><text:span text:style-name="T1482"> одна дверь, и она </text:span><text:span text:style-name="T1483">тщательно </text:span><text:span text:style-name="T1482">охранялась.</text:span></text:p>
      <text:p text:style-name="P377">«<text:span text:style-name="T1484">Профессор, как мне вывести </text:span><text:span text:style-name="T1513">всех</text:span><text:span text:style-name="T1484"> из этого помещения? На первый взгляд это кажется невозможным.</text:span>»</text:p>
      <text:p text:style-name="P377">«<text:span text:style-name="T1485">Робин, попробуй найти генератор. </text:span><text:span text:style-name="T1486">Если у тебя получится </text:span><text:span text:style-name="T3199">повредить его</text:span><text:span text:style-name="T1486">, </text:span><text:span text:style-name="T1487">то таким образом ты </text:span><text:span text:style-name="T1488">отвлечёшь</text:span><text:span text:style-name="T1487"> охрану и выигр</text:span><text:span text:style-name="T1488">аешь</text:span><text:span text:style-name="T1487"> время.</text:span>»</text:p>
      <text:p text:style-name="P377">«<text:span text:style-name="T1489">Вы можете подсказать, где он находится? </text:span><text:span text:style-name="T1490">И </text:span><text:span text:style-name="T1534">да</text:span><text:span text:style-name="T1490">… </text:span><text:span text:style-name="T1491">Мне кажется, </text:span><text:span text:style-name="T1535">где-то </text:span><text:span text:style-name="T1491">тут долж</text:span><text:span text:style-name="T1492">ен</text:span><text:span text:style-name="T1491"> </text:span><text:span text:style-name="T1535">находиться</text:span><text:span text:style-name="T1491"> ещё один вентиляционный проход, который ведёт </text:span><text:span text:style-name="T1493">на первый этаж и, затем, наружу. </text:span><text:span text:style-name="T1494">Возможно, будет лучше, если я попытаюсь вывести заключённых </text:span><text:span text:style-name="T1497">именно </text:span><text:span text:style-name="T1494">этим путём. </text:span><text:span text:style-name="T1495">После того, как они окажутся на открытом воздухе, им останется лишь пере</text:span><text:span text:style-name="T1631">браться</text:span><text:span text:style-name="T1495"> через забор, </text:span><text:span text:style-name="T1498">а</text:span><text:span text:style-name="T1495"> затем я </text:span><text:span text:style-name="T1499">смогу </text:span><text:span text:style-name="T1500">спрятать</text:span><text:span text:style-name="T1495"> их в то</text:span><text:span text:style-name="T1500">м</text:span><text:span text:style-name="T1495"> ветх</text:span><text:span text:style-name="T1500">ом</text:span><text:span text:style-name="T1495"> дом</text:span><text:span text:style-name="T1500">е</text:span><text:span text:style-name="T1495">, </text:span><text:span text:style-name="T1500">где </text:span><text:span text:style-name="T1536">обычно </text:span><text:span text:style-name="T1495">ночую.</text:span>»</text:p>
      <text:p text:style-name="P377">«<text:span text:style-name="T1496">Можешь попробовать, Робин</text:span>» - <text:span text:style-name="T1496">ответил ему профессор.</text:span></text:p>
      <text:p text:style-name="P377">«<text:span text:style-name="T1500">Полагаю, если на первом этаже имеется вентиляционное отверстие, </text:span><text:span text:style-name="T1501">ведущее наружу...</text:span>» - <text:span text:style-name="T1501">начал Мэтью,</text:span></text:p>
      <text:p text:style-name="P377">«...<text:span text:style-name="T1502">то оно должно располагаться в стене на противоположной </text:span><text:span text:style-name="T1504">к</text:span><text:span text:style-name="T1502"> главно</text:span><text:span text:style-name="T1504">му</text:span><text:span text:style-name="T1502"> вход</text:span><text:span text:style-name="T1504">у</text:span><text:span text:style-name="T1502"> стороне </text:span><text:span text:style-name="T1503">здания</text:span><text:span text:style-name="T1502">.</text:span>»</text:p>
      <text:p text:style-name="P378">В голосе <text:span text:style-name="T1505">Мэтью </text:span>явно слышалась нерешительность — <text:span text:style-name="T1505">обычно ему</text:span> не нравилось оставлять свои комментарии в тех случаях, когда он не был уверен в их точности.</text:p>
      <text:p text:style-name="P379">Робин покинул помещение, оставив заключённых доедать свой ужин. <text:span text:style-name="T1506">Он направился в ту сторону, где, как он надеялся, должна была находиться вторая вентиляцион</text:span><text:span text:style-name="T1507">ная</text:span><text:span text:style-name="T1506"> отдушина. </text:span><text:soft-page-break/><text:span text:style-name="T1507">После тщательного осмотра всех комнат с северной стороны здания, он выяснил, что искомая отдушина находится прямо под столом, </text:span><text:span text:style-name="T1509">и т</text:span><text:span text:style-name="T1508">еперь он мог приступать к поискам генератора.</text:span></text:p>
      <text:p text:style-name="P379">«<text:span text:style-name="T1514">Робин, не </text:span><text:span text:style-name="T1537">спеши</text:span><text:span text:style-name="T1514">! </text:span><text:span text:style-name="T1515">Если мы попробуем применить логику, то, возможно, сможем избавить тебя от напрасной траты сил... </text:span><text:span text:style-name="T1516">На первом этаже вентиляционный канал расположен с северной стороны </text:span><text:span text:style-name="T1517">штабы</text:span><text:span text:style-name="T1516">, а центральный вход — с южной... </text:span><text:span text:style-name="T1518">Заключённых, которых мы хотим освободить, держат в восточной стороне здания... </text:span><text:span text:style-name="T1519">Если не ошибаюсь, то вентиляционное отверстие под самой крышей здания находится на западной…</text:span><text:span text:style-name="T1525"> </text:span><text:span text:style-name="T1520">Генератор должен быть в подвале </text:span><text:span text:style-name="T1521">возле западной стены, потому что, </text:span><text:span text:style-name="T1522">если помнишь, там была широкая труба, ведущая от вентиляционного отверстия прямо вниз. </text:span><text:span text:style-name="T1523">Я просто пытаюсь сообразить, </text:span><text:span text:style-name="T1526">как </text:span><text:span text:style-name="T1523">расположен</text:span><text:span text:style-name="T1524">ы</text:span><text:span text:style-name="T1523"> резиденция Яхуси </text:span><text:span text:style-name="T1524">и помещение для охраны относительно остальных </text:span><text:span text:style-name="T1538">объектов</text:span><text:span text:style-name="T1524"> внутри штаба… </text:span><text:span text:style-name="T1527">Ах! Я вспомнил! </text:span><text:span text:style-name="T1528">Они находятся возле комнаты, в которой хранятся все документы и планы — всё это с западной стороны.</text:span>»</text:p>
      <text:p text:style-name="P379">«<text:span text:style-name="T1529">Профессор, если вы правы относительно того, где находится генератор, то я смогу без лишней суеты вывести всех </text:span><text:span text:style-name="T1530">заключённых</text:span><text:span text:style-name="T1529">!</text:span>»</text:p>
      <text:p text:style-name="P379"/>
      <text:p text:style-name="P380">Робин <text:span text:style-name="T1544">отправился</text:span> к западной стене. <text:span text:style-name="T1531">Ему пришлось быть предельно осторожным, так как профессор Фергер </text:span><text:span text:style-name="T1540">оказался</text:span><text:span text:style-name="T1531"> </text:span><text:span text:style-name="T1543">весьма </text:span><text:span text:style-name="T1541">точен в своих предположениях</text:span><text:span text:style-name="T1531"> насчёт </text:span><text:span text:style-name="T1539">мест </text:span><text:span text:style-name="T1531">расположения Яхуси и охран</text:span><text:span text:style-name="T1555">ников</text:span><text:span text:style-name="T1531">. </text:span><text:span text:style-name="T1545">Наполовину прикрыв </text:span><text:span text:style-name="T1548">веки</text:span><text:span text:style-name="T1545">, о</text:span><text:span text:style-name="T1542">н </text:span><text:span text:style-name="T1544">направил свою маленькую мышин</text:span><text:span text:style-name="T1545">ую мордочку вниз — </text:span><text:span text:style-name="T1547">так, </text:span><text:span text:style-name="T1546">чтобы никто не заметил его зелёных флуоресцентных глаз.</text:span></text:p>
      <text:p text:style-name="P381">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549">и стол</text:span><text:span text:style-name="T1550">бцы</text:span><text:span text:style-name="T1549">. </text:span><text:span text:style-name="T1551">В конце очередного ряда обнаружилась за</text:span><text:span text:style-name="T1557">крытая</text:span><text:span text:style-name="T1551"> дверь. </text:span><text:span text:style-name="T1552">Убедившись, что в коридоре никого нет, мышонок вернул себе сво</text:span><text:span text:style-name="T1556">й</text:span><text:span text:style-name="T1552"> прежн</text:span><text:span text:style-name="T1556">ий,</text:span><text:span text:style-name="T1552"> человеческ</text:span><text:span text:style-name="T1556">ий</text:span><text:span text:style-name="T1552"> </text:span><text:span text:style-name="T1556">облик,</text:span><text:span text:style-name="T1552"> </text:span><text:span text:style-name="T1553">открыл тяжёлую скрипучую дверь и прокрался внутрь. </text:span><text:span text:style-name="T1554">Вот она, искомая машина! Она стояла посреди комнаты — вибрируя и </text:span><text:span text:style-name="T1616">шумно </text:span><text:span text:style-name="T1554">производя электричество.</text:span></text:p>
      <text:p text:style-name="P382">«И что мне делать с этим генератором?»</text:p>
      <text:p text:style-name="P382">«Робин, обойди его по кругу, чтобы я мог осмотреть его.»</text:p>
      <text:p text:style-name="P382">Мальчик <text:span text:style-name="T1572">сразу же приступил к выполнению</text:span> указани<text:span text:style-name="T1572">я</text:span> профессора — <text:span text:style-name="T1572">он не спеша обошёл аппарат, задерживаясь возле тех его частей, </text:span><text:span text:style-name="T1573">из</text:span><text:span text:style-name="T1572"> которых </text:span><text:span text:style-name="T1573">торчали</text:span><text:span text:style-name="T1572"> </text:span><text:span text:style-name="T1573">труб</text:span><text:span text:style-name="T1574">ы</text:span><text:span text:style-name="T1573"> и свисали провода. </text:span></text:p>
      <text:p text:style-name="P383">«<text:span text:style-name="T1574">Робин, ты видишь две расположенные параллельно трубы? По одной из них в генератор поступает вода для охлаждения. </text:span><text:span text:style-name="T1575">Перекрыв </text:span><text:span text:style-name="T1576">соответствующий </text:span><text:span text:style-name="T1575">вентиль, ты спровоцируешь перегрев агрегата и, если его не остановить вовремя, начнётся пожар, </text:span><text:span text:style-name="T1577">а затем произойд</text:span><text:span text:style-name="T1578">ё</text:span><text:span text:style-name="T1577">т взрыв. </text:span><text:span text:style-name="T1579">Сейчас ты должен вернуться к пленникам и начать выводить их из камеры через вентиляционное отверстие в полу, а затем, используя </text:span><text:span text:style-name="T3200">психокинетику</text:span><text:span text:style-name="T1579">, полностью перекрыть вентиль. </text:span><text:span text:style-name="T1580">Подождав </text:span><text:span text:style-name="T3200">около </text:span><text:span text:style-name="T1580">тр</text:span><text:span text:style-name="T3200">ёх</text:span><text:span text:style-name="T1580"> минут, ты закоротишь электрические схемы генератора — </text:span><text:span text:style-name="T1583">в</text:span><text:span text:style-name="T1581">озникшая при этом искра непременно вызовет воспламенение. </text:span><text:span text:style-name="T1582">Удачи, Робин! Я уверен, что у тебя всё получится!»</text:span></text:p>
      <text:p text:style-name="P383"/>
      <text:p text:style-name="P384">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84">«<text:span text:style-name="T1584">Не произносите ни слова! Я выведу вас на свободу, иначе скоро вас переведут в другое место.</text:span>»</text:p>
      <text:p text:style-name="P384"><text:span text:style-name="T1585">Разинув рты, присутствующие удивлённо уставились на него </text:span><text:span text:style-name="T1586">и в данный момент в их головах крутились вопросы примерно следующего содержания:</text:span></text:p>
      <text:p text:style-name="P384">«<text:span text:style-name="T1586">Что это за паренёк? Как он попал сюда и откуда ему известно о том, где </text:span><text:span text:style-name="T1614">нас</text:span><text:span text:style-name="T1586"> держат?</text:span>»</text:p>
      <text:p text:style-name="P385"><text:span text:style-name="T1590">Н</text:span>акопленный ранее опыт подсказывал им, что этот мальчик вполне может оказаться тайным агентом-<text:span text:style-name="T1595">провокатором</text:span> Системы. <text:span text:style-name="T1587">Им казалось невозможным, что </text:span><text:span text:style-name="T1588">ради их спасения</text:span><text:span text:style-name="T1587"> кто-то готов пожертвовать с</text:span><text:span text:style-name="T1589">воей жизнью.</text:span></text:p>
      <text:p text:style-name="P385">«<text:span text:style-name="T1591">В любом случае, убежать отсюда невозможно. </text:span><text:span text:style-name="T1592">Интересно, каким образом эта малявка собирается нас спасти?</text:span>» - <text:span text:style-name="T1592">подумал один из пленников. Это был высокий и широкоплечий мужчина </text:span><text:span text:style-name="T1594">крепкого телосложения</text:span><text:span text:style-name="T1592">, </text:span><text:span text:style-name="T1593">вероятно</text:span><text:span text:style-name="T1592"> — их вожак. </text:span><text:span text:style-name="T1595">Робин повернулся к нему и заговорил, отвечая на так и не прозвучавший вопрос:</text:span></text:p>
      <text:p text:style-name="P385"><text:soft-page-break/>«<text:span text:style-name="T1595">Да, сэр, я понимаю, что вы относитесь ко мне с подозрением, </text:span><text:span text:style-name="T1596">но оно напрасно. Я могу вытащить вас отсюда. От вас требуется только слушать, что я говорю и беспрекословно </text:span><text:span text:style-name="T1598">выполнять</text:span><text:span text:style-name="T1596"> </text:span><text:span text:style-name="T1599">данные </text:span><text:span text:style-name="T1596">м</text:span><text:span text:style-name="T1599">ной</text:span><text:span text:style-name="T1596"> инструкци</text:span><text:span text:style-name="T1598">и</text:span><text:span text:style-name="T1596">. </text:span><text:span text:style-name="T1597">После того, как мы окажемся </text:span><text:span text:style-name="T1600">на свободе</text:span><text:span text:style-name="T1597">, я отведу вас в безопасное место.</text:span>»</text:p>
      <text:p text:style-name="P385">«<text:span text:style-name="T1601">Парнишка, ты забыл, что за дверью </text:span><text:span text:style-name="T2016">стоят</text:span><text:span text:style-name="T1601"> охранники, и мы не можем просто взять и выйти отсюда!</text:span>»</text:p>
      <text:p text:style-name="P385">«<text:span text:style-name="T1602">Я же сказал — вы должны слушаться меня во всём!</text:span>»</text:p>
      <text:p text:style-name="P386"><text:span text:style-name="T2015">Здоровяк</text:span> кивнул в знак согласия и склонил голову, пребывая в некотором замешательстве.</text:p>
      <text:p text:style-name="P386">«<text:span text:style-name="T1603">То, что я собираюсь сделать — это не ваша забота. Просто следуйте за мной и, главное, не издавайте ни звука </text:span><text:span text:style-name="T1604">до тех пор, пока мы не выберемся отсюда. Понятно?</text:span>»</text:p>
      <text:p text:style-name="P386"/>
      <text:p text:style-name="P387">Робин замолчал и застыл в неподвижности. <text:span text:style-name="T1605">Начав глубоко дышать, он в очередной раз превратился в орла, </text:span><text:span text:style-name="T1606">чей облик уже можно было считать его визитной карточкой. </text:span><text:span text:style-name="T1607">Своими </text:span><text:span text:style-name="T1608">мощными </text:span><text:span text:style-name="T1607">когтями он оторвал металлическую сетку от входа в вентиляционное отверстие </text:span><text:span text:style-name="T1609">и спрыгнул вниз, на пол шахты, </text:span><text:span text:style-name="T1610">показывая путь</text:span><text:span text:style-name="T1609"> </text:span><text:span text:style-name="T1610">остальным</text:span><text:span text:style-name="T1609">. </text:span><text:span text:style-name="T1610">Робин хотел бы быстро пролететь сквозь вентиляционную шахту, но тогда он не смог бы провести </text:span><text:span text:style-name="T1611">заключённых через сложный лабиринт тоннелей. </text:span><text:span text:style-name="T1612">Узники были ошеломлены — до сих пор им никогда не доводилось видеть ничего подобного.</text:span></text:p>
      <text:p text:style-name="P388">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613">Он позаботился также и о том, чтобы через пять минут после отключения подачи воды, произошло короткое замыкание </text:span><text:span text:style-name="T1615">в электрике</text:span><text:span text:style-name="T1613">.</text:span></text:p>
      <text:p text:style-name="P389">Вскоре беглецы добрались до северной стены. Робин снова воспользовался своими когтями, чтобы оторвать очередную вентиляционную решётку, <text:span text:style-name="T1623">отделявшую их от свободы, </text:span><text:span text:style-name="T1622">и </text:span><text:span text:style-name="T1617">покину</text:span><text:span text:style-name="T1622">л</text:span><text:span text:style-name="T1617"> шахту. Выбравшись наружу, он </text:span><text:span text:style-name="T1618">снова </text:span><text:span text:style-name="T1617">вернул себе свой человеческий облик. </text:span><text:span text:style-name="T1619">Появившиеся следом за ним бывшие заключённые в очередной раз испытали чувство глубокого потрясения, увидев, как </text:span><text:span text:style-name="T1621">их спаситель превращается </text:span><text:span text:style-name="T1620">из птицы </text:span><text:span text:style-name="T1619">в чумазого взлохмаченного подростка. </text:span><text:span text:style-name="T1624">Тем не менее никто из них </text:span><text:span text:style-name="T1637">так и </text:span><text:span text:style-name="T1624">не проронил ни слова. </text:span><text:span text:style-name="T1625">Робин повёл их в сторону забора.</text:span></text:p>
      <text:p text:style-name="P390">Внезапно это случилось — раздался мощный взрыв и языки пламени опалили стены восточной стороны здания. <text:span text:style-name="T1626">От места взрыва вверх повалили клубы дыма, рассеивавшиеся ветром по всему пасмурному небу. </text:span><text:span text:style-name="T1627">На фоне чёрн</text:span><text:span text:style-name="T1629">ых</text:span><text:span text:style-name="T1627">, словно дёготь, </text:span><text:span text:style-name="T1629">небесных просторов</text:span><text:span text:style-name="T1627">, вырыв</text:span><text:span text:style-name="T1628">а</text:span><text:span text:style-name="T1627">вше</text:span><text:span text:style-name="T1628">еся </text:span><text:span text:style-name="T1627">наружу алое пламя выглядело достаточно живописно. </text:span><text:span text:style-name="T1633">Повсюду с</text:span><text:span text:style-name="T1630">лышались крики, вызванные </text:span><text:span text:style-name="T1632">всеобщим </text:span><text:span text:style-name="T1630">хаосом и неразберихой.</text:span></text:p>
      <text:p text:style-name="P391">Наконец они добрались до забора. Здесь Робин снова воспользовался чудесн<text:span text:style-name="T1634">ой</text:span> способност<text:span text:style-name="T1634">ью своего разума, чтобы приподнять над землёй </text:span><text:span text:style-name="T1635">колючую проволоку на высоту, достаточную для того, чтобы следовавшие за ним беглецы смогли пробраться под ней.</text:span></text:p>
      <text:p text:style-name="P391"/>
      <text:p text:style-name="P391">«<text:span text:style-name="T1636">Молодец, Робин!</text:span>» - <text:span text:style-name="T1636">похвалил его профессор.</text:span></text:p>
      <text:p text:style-name="P391">«<text:span text:style-name="T1636">Ты отлично справился! </text:span><text:span text:style-name="T1638">Полагаю</text:span><text:span text:style-name="T1636">, что те</text:span><text:span text:style-name="T1639">перь</text:span><text:span text:style-name="T1636"> </text:span><text:span text:style-name="T1638">у Системы </text:span><text:span text:style-name="T1639">стало немного больше хлопот.</text:span>»</text:p>
      <text:p text:style-name="P392">Он был очень доволен Робином, хотя и не был <text:span text:style-name="T1640">до конца </text:span>уверен, правильно ли <text:span text:style-name="T1641">тот </text:span>поступил, <text:span text:style-name="T1642">открыв</text:span> посторонним людям, на что способен. <text:span text:style-name="T1643">Такое скоропалительное решение могло иметь </text:span><text:span text:style-name="T1644">непредсказуемые </text:span><text:span text:style-name="T1643">последствия. </text:span><text:span text:style-name="T1645">Во-первых, если сбежавшие почувствуют </text:span><text:span text:style-name="T1647">исходящую от него опасность</text:span><text:span text:style-name="T1645">, </text:span><text:span text:style-name="T1648">то </text:span><text:span text:style-name="T1645">они могут запросто его убить, </text:span><text:span text:style-name="T1646">например, когда</text:span><text:span text:style-name="T1645"> он спит. </text:span><text:span text:style-name="T1649">Во-вторых, они могли бы стать для него хорошими союзниками и таким образом принести пользу для их общего дела.</text:span></text:p>
      <text:p text:style-name="P393">Они благоговейно следовали за Робином, <text:span text:style-name="T1650">двигаясь</text:span> в сторону старых развалин, где он спал предыдущей ночью.</text:p>
      <text:p text:style-name="P394">По иссохшей и чрезвычайно скрипучей лестнице он провёл их в подвал. Здесь было сыро, а в щелях между кирпичами рос мох и какие-то грибы.</text:p>
      <text:p text:style-name="P394"><text:span text:style-name="T1651">Шедшие за ним мужчины и женщины уселись </text:span>прямо на полу, <text:span text:style-name="T1651">после чего</text:span> Робин заговорил:</text:p>
      <text:p text:style-name="P394">«<text:span text:style-name="T1652">Теперь мы в безопасности и можем спокойно </text:span><text:span text:style-name="T1728">общаться</text:span><text:span text:style-name="T1652">.</text:span>»</text:p>
      <text:p text:style-name="P395"><text:soft-page-break/>Он обернулся, чтобы обратиться к вожаку этой группы.</text:p>
      <text:p text:style-name="P395">«<text:span text:style-name="T1653">Как види</text:span><text:span text:style-name="T1744">те</text:span><text:span text:style-name="T1653">, побег оказался вполне осуществим. </text:span><text:span text:style-name="T1654">Я </text:span><text:span text:style-name="T1655">зна</text:span><text:span text:style-name="T1656">ю</text:span><text:span text:style-name="T1654">, что </text:span><text:span text:style-name="T1745">вы</text:span><text:span text:style-name="T1654"> сомневал</text:span><text:span text:style-name="T1745">ись</text:span><text:span text:style-name="T1654"> во мне, </text:span><text:span text:style-name="T1655">но у </text:span><text:span text:style-name="T1746">вас</text:span><text:span text:style-name="T1655"> </text:span><text:span text:style-name="T1747">для этого имелись</text:span><text:span text:style-name="T1655"> веские причины. </text:span><text:span text:style-name="T1657">Полагаю, что </text:span><text:span text:style-name="T1748">у вас есть вопросы</text:span><text:span text:style-name="T1657">, на которые вы хотели бы получить </text:span><text:span text:style-name="T1748">мои </text:span><text:span text:style-name="T1657">ответы. </text:span><text:span text:style-name="T1658">После того, как мы закончим </text:span><text:span text:style-name="T1663">с эт</text:span><text:span text:style-name="T1749">им</text:span><text:span text:style-name="T1658">, я, в свою очередь, хотел бы </text:span><text:span text:style-name="T1662">получить </text:span><text:span text:style-name="T1664">некоторую </text:span><text:span text:style-name="T1662">информацию от вас</text:span><text:span text:style-name="T1658">. </text:span><text:span text:style-name="T1665">Для начала</text:span><text:span text:style-name="T1659">, как </text:span><text:span text:style-name="T1750">вас</text:span><text:span text:style-name="T1660"> зовут</text:span><text:span text:style-name="T1659">?</text:span>»</text:p>
      <text:p text:style-name="P395">«<text:span text:style-name="T1661">Моё имя — Джеймс, но все зовут меня Джимми. </text:span><text:span text:style-name="T1666">Я был журналистом до того, как всё началось… </text:span><text:span text:style-name="T1667">Так вот, </text:span><text:span text:style-name="T1668">я не вполне понимаю, что тут происходит, но мы </text:span><text:span text:style-name="T1669">все своими глазами </text:span><text:span text:style-name="T1668">видели, как ты превратился в орла...</text:span>»</text:p>
      <text:p text:style-name="P396">«<text:span text:style-name="T1670">Всё верно, я действительно стал орлом и вам это не приснилось. </text:span><text:span text:style-name="T1671">Предвидя следующий вопрос, отвечаю — я не </text:span><text:span text:style-name="T1674">какой-то там </text:span><text:span text:style-name="T1671">колдун и </text:span><text:span text:style-name="T1673">вам не </text:span><text:span text:style-name="T1675">стоит</text:span><text:span text:style-name="T1673"> меня опасаться</text:span><text:span text:style-name="T1671">. </text:span><text:span text:style-name="T1672">Я здесь, чтобы помочь вам бороться с Системой. </text:span><text:span text:style-name="T1676">Мне нужно, чтобы вы сотрудничали со мной — чтобы сражались вместе со мной, а не против меня.</text:span>»</text:p>
      <text:p text:style-name="P397">«Как ты сумел пробраться к нам, оставшись незамеченным охраной?»</text:p>
      <text:p text:style-name="P397">«<text:span text:style-name="T1677">Это не так уж и сложно, если выработана стратегия. </text:span><text:span text:style-name="T1678">Всё, что </text:span><text:span text:style-name="T1685">от меня </text:span><text:span text:style-name="T1678">требовалось — это провести диверсию. </text:span><text:span text:style-name="T1679">У Системы, как вам должно быть известно, имелся электрогенератор. </text:span><text:span text:style-name="T1680">Я вывел из строя трубы, по которым в него поступала жидкость для охлаждения. </text:span><text:span text:style-name="T1681">Перегрев двигателя спровоцировал перебой в подаче электричества </text:span><text:span text:style-name="T1682">в сеть</text:span><text:span text:style-name="T1681">. Взрыв, который вы слышали, произошёл из-за того, </text:span><text:span text:style-name="T1682">что я вызвал короткое замыкание в</text:span><text:span text:style-name="T1687">нутри</text:span><text:span text:style-name="T1682"> элек</text:span><text:span text:style-name="T1687">трической схемы </text:span><text:span text:style-name="T1682">генератора — </text:span><text:span text:style-name="T1683">таким образом, через пять минут после того, как </text:span><text:span text:style-name="T1686">я </text:span><text:span text:style-name="T1683">закрыл вентиль, </text:span><text:span text:style-name="T1686">разгорелся пожар</text:span><text:span text:style-name="T1683">. </text:span><text:span text:style-name="T1684">Всё это дало мне достаточно времени, чтобы вывести вас из здания.</text:span></text:p>
      <text:p text:style-name="P398">«У тебя есть родители? Они где-то здесь, поблизости?»</text:p>
      <text:p text:style-name="P398">«<text:span text:style-name="T1688">Нет. Они погибли во время пожара </text:span><text:span text:style-name="T1693">много лет назад.</text:span>»</text:p>
      <text:p text:style-name="P398">«<text:span text:style-name="T1688">Как же ты смог выжить здесь в одиночку? Это </text:span><text:span text:style-name="T1726">какое-то</text:span><text:span text:style-name="T1688"> чудо! </text:span><text:span text:style-name="T1689">Но, кажется, у тебя есть вопросы… Что же, сейчас самое время их задать. </text:span><text:span text:style-name="T1690">После того, что ты сделал для всех нас, мы </text:span><text:span text:style-name="T1691">перед тобой </text:span><text:span text:style-name="T1690">в долгу. </text:span><text:span text:style-name="T1727">Е</text:span><text:span text:style-name="T1692">сли мы можем чем-то тебе помочь — проси без стеснения!</text:span>»</text:p>
      <text:p text:style-name="P398"/>
      <text:p text:style-name="P398">«<text:span text:style-name="T1694">Сперва я хотел бы узнать точную дату начала бомбардировок городов. </text:span><text:span text:style-name="T1696">И ещё… </text:span><text:span text:style-name="T1694">По моим предположениям, война разразилась между Россией и Америкой, </text:span><text:span text:style-name="T3067">и</text:span><text:span text:style-name="T1695"> для меня остаётся </text:span><text:span text:style-name="T1751">невыясненным вопрос</text:span><text:span text:style-name="T1695">, почему </text:span><text:span text:style-name="T1752">в </text:span><text:span text:style-name="T3068">настоящее</text:span><text:span text:style-name="T1752"> </text:span><text:span text:style-name="T1753">время</text:span><text:span text:style-name="T1752"> </text:span><text:span text:style-name="T3068">Великобританией управляет </text:span><text:span text:style-name="T2017">Китай</text:span><text:span text:style-name="T1695">?</text:span>»</text:p>
      <text:p text:style-name="P399">«<text:span text:style-name="T1697">Первые бомбы были сброшены седьмого апреля тысяча девятьсот восемьдесят восьмого года. </text:span><text:span text:style-name="T1699">Насколько я понимаю, как только стал</text:span><text:span text:style-name="T1700">о</text:span><text:span text:style-name="T1699"> очевидным, что ядерная война неизбежна, </text:span><text:span text:style-name="T1701">сразу </text:span><text:span text:style-name="T1699">стало поступать множество сообщений об исчезновении людей из самых густонаселённых городов Китая. </text:span><text:span text:style-name="T1702">Это известие заставило </text:span><text:span text:style-name="T1704">тогда </text:span><text:span text:style-name="T1702">задуматься мног</text:span><text:span text:style-name="T1704">их</text:span><text:span text:style-name="T1702">. </text:span><text:span text:style-name="T1703">Одновременно с этим, глава Китая, </text:span><text:span text:style-name="T1825">М</text:span><text:span text:style-name="T1458">ао Цзе-ч</text:span><text:span text:style-name="T1698">е</text:span><text:span text:style-name="T1458">йк</text:span><text:span text:style-name="T1703">, потребовал от лидеров </text:span><text:span text:style-name="T1704">мировых </text:span><text:span text:style-name="T1703">сверхдержав перед</text:span><text:span text:style-name="T1705">ачи</text:span><text:span text:style-name="T1703"> </text:span><text:span text:style-name="T1706">ему </text:span><text:span text:style-name="T1705">всех </text:span><text:span text:style-name="T1703">свои</text:span><text:span text:style-name="T1705">х</text:span><text:span text:style-name="T1703"> полномочи</text:span><text:span text:style-name="T1705">й, </text:span><text:span text:style-name="T1707">прежде</text:span><text:span text:style-name="T1706"> </text:span><text:span text:style-name="T1707">чем</text:span><text:span text:style-name="T1706"> начнётся обмен ядерными ударами. </text:span><text:span text:style-name="T1709">Ты т</text:span><text:span text:style-name="T1708">олько представь это! Я полагаю, что вместо ответа </text:span><text:span text:style-name="T1710">он</text:span><text:span text:style-name="T1708"> получил насмешки со всех уголков планеты. </text:span><text:span text:style-name="T1711">Затем стало известно, что в Китае уже построены подземные города в рамках подготовки к ядерной катастрофе. </text:span><text:span text:style-name="T1712">Также ходили слухи, что за последние полтора десятилетия они вложили </text:span><text:span text:style-name="T1725">огромные деньги</text:span><text:span text:style-name="T1712"> в научные исследования по выращиванию грибов, мхов и прочих мелких растений в условиях отсутствия солнечного света и почвы. </text:span><text:span text:style-name="T1713">Естественно, что представители мировой элиты восприняли всё это с изрядной долей скептицизма. </text:span><text:span text:style-name="T1714">Всё это казалось невозможным, поскольку </text:span><text:span text:style-name="T1716">на тот момент </text:span><text:span text:style-name="T1714">у китайских учёных не </text:span><text:span text:style-name="T1717">было</text:span><text:span text:style-name="T1714"> никаких прорывных исследований в данной области — никто в мире </text:span><text:span text:style-name="T1715">даже </text:span><text:span text:style-name="T1714">не </text:span><text:span text:style-name="T1718">мог </text:span><text:span text:style-name="T1714">предпол</text:span><text:span text:style-name="T1718">ожить</text:span><text:span text:style-name="T1714">, что они способны на это.</text:span>»</text:p>
      <text:p text:style-name="P399">«<text:span text:style-name="T1719">Ты хочешь сказать, что им удалось отыскать альтернативный способ выращивания растительности? </text:span><text:span text:style-name="T1724">Я п</text:span><text:span text:style-name="T1720">он</text:span><text:span text:style-name="T1721">имаю</text:span><text:span text:style-name="T1720">... Безусловно, в этом есть смысл. </text:span><text:span text:style-name="T1722">Зачем подвергать свой народ опасности зара</text:span><text:span text:style-name="T1723">жения</text:span><text:span text:style-name="T1722"> через еду, на которую воздействовали радиоактивные осадки?</text:span>»</text:p>
      <text:p text:style-name="P400">«Что ещё ты хотел бы узнать? Полагаю, что всё остальное и так достаточно очевидно.»</text:p>
      <text:p text:style-name="P400">«<text:span text:style-name="T1729">Где вы брали продукты? В достаточном количестве вы вряд ли могли найти их на улиц</text:span><text:span text:style-name="T1730">ах</text:span><text:span text:style-name="T1729">.</text:span>»</text:p>
      <text:p text:style-name="P400">«<text:span text:style-name="T1732">Б</text:span><text:span text:style-name="T1731">ольшую часть наших припасов </text:span><text:span text:style-name="T1732">мы получали </text:span><text:span text:style-name="T1731">от Системы. </text:span><text:span text:style-name="T1733">Мы крали их небольшими </text:span><text:span text:style-name="T3038">порциями</text:span><text:span text:style-name="T1733">, когда прибывал их корабль снабжения. Он прибывает в среднем один раз в две недели </text:span><text:span text:style-name="T1865">и </text:span><text:span text:style-name="T1734">следующая поставка провизии должна быть завтра.</text:span>»</text:p>
      <text:p text:style-name="P400"><text:soft-page-break/>«<text:span text:style-name="T1735">Хорошо. Я думаю, что лучшее, что мы можем </text:span><text:span text:style-name="T1866">сейчас </text:span><text:span text:style-name="T1735">сделать — это хорошенько выспаться. </text:span><text:span text:style-name="T1736">Завтра у нас будет трудный день. </text:span><text:span text:style-name="T1737">Как только я разработаю план наших дальнейших действий, </text:span><text:span text:style-name="T1864">то</text:span><text:span text:style-name="T1738"> </text:span><text:span text:style-name="T1737">немедленно сообщу вам о нём.</text:span>»</text:p>
      <text:p text:style-name="P401">«Ещё раз спасибо тебе за всё, что ты сделал для нас. Ты можешь рассчитывать на нас впредь.» - <text:span text:style-name="T1739">ответил ему Джимми. </text:span><text:span text:style-name="T1740">Затем он продолжил отдавать распоряжения своим людям </text:span><text:span text:style-name="T1741">и стал</text:span><text:span text:style-name="T1740"> распредел</text:span><text:span text:style-name="T1741">ять</text:span><text:span text:style-name="T1740"> их по местам для ночлега. </text:span><text:span text:style-name="T1741">Он поручил им заботу об этом странном </text:span><text:span text:style-name="T1927">пареньке</text:span><text:span text:style-name="T1741">. </text:span><text:span text:style-name="T1742">Даже несмотря на то, что никто из них не знал его имени, они решили доверять ему во всём и помогать </text:span><text:span text:style-name="T1768">по</text:span><text:span text:style-name="T1742"> мер</text:span><text:span text:style-name="T1768">е</text:span><text:span text:style-name="T1742"> своих с</text:span><text:span text:style-name="T1767">ил</text:span><text:span text:style-name="T1740">.</text:span></text:p>
      <text:p text:style-name="P401"/>
      <text:p text:style-name="P402"><text:span text:style-name="T1861">Поздним вечером</text:span> он вышел из убежища, чтобы поговорить с профессором.</text:p>
      <text:p text:style-name="P402">«<text:span text:style-name="T1754">Я, кажется, начинаю понимать… </text:span><text:span text:style-name="T1755">Держу пари, что этих людей собирались отправить обратным рейсом в Китай. </text:span><text:span text:style-name="T1756">Там они были бы весьма полезны </text:span><text:span text:style-name="T1757">для</text:span><text:span text:style-name="T1756"> </text:span><text:span text:style-name="T1757">строительства</text:span><text:span text:style-name="T1756"> новых подземных городов. </text:span><text:span text:style-name="T1758">Есть вероятность</text:span><text:span text:style-name="T1757">, </text:span><text:span text:style-name="T1758">что в их стране произошёл демографический взрыв и теперь местным жителям не хватает </text:span><text:span text:style-name="T1759">пространства для жилья</text:span><text:span text:style-name="T1758">.</text:span>»</text:p>
      <text:p text:style-name="P402">«<text:span text:style-name="T1760">Да. И они почти наверняка не брезгуют пользоваться </text:span><text:span text:style-name="T1763">рабским трудом.</text:span><text:span text:style-name="T1760"> </text:span><text:span text:style-name="T1765">П</text:span><text:span text:style-name="T1761">о окончании всех работ от </text:span><text:span text:style-name="T1764">рабов</text:span><text:span text:style-name="T1761"> можно </text:span><text:span text:style-name="T1762">легко </text:span><text:span text:style-name="T1761">избавиться, как от </text:span><text:span text:style-name="T2436">пары </text:span><text:span text:style-name="T1761">старых перчаток, которые </text:span><text:span text:style-name="T2436">обычно </text:span><text:span text:style-name="T1761">выбрасывают в конце зимы</text:span>» - <text:span text:style-name="T1766">ответил Робин.</text:span></text:p>
      <text:p text:style-name="P403">«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1769">что у Робина вряд ли получится найти здесь какие-</text:span><text:span text:style-name="T1772">то</text:span><text:span text:style-name="T1769"> записи, касающиеся данного вопроса.</text:span></text:p>
      <text:p text:style-name="P403">«<text:span text:style-name="T1770">Это просто удивительно! На протяжении многих лет сверхдержавы тратили миллиарды на закупку и производство вооружения, </text:span><text:span text:style-name="T1771">но никто </text:span><text:span text:style-name="T1773">из них </text:span><text:span text:style-name="T1771">не </text:span><text:span text:style-name="T1773">мог </text:span><text:span text:style-name="T1811">даже </text:span><text:span text:style-name="T1771">предпол</text:span><text:span text:style-name="T1773">ожить</text:span><text:span text:style-name="T1771">, что после войны оно станет абсолютно бесполезным. </text:span><text:span text:style-name="T1773">Разве кто-то знал, что</text:span><text:span text:style-name="T1772"> какой-либо народ, в данном случае — китайский, подтолкнёт мир к текущему развитию событий? </text:span><text:span text:style-name="T1774">Ирония заключается в том, что в </text:span><text:span text:style-name="T1776">в наши дни </text:span><text:span text:style-name="T1774">Китай счита</text:span><text:span text:style-name="T1775">ется</text:span><text:span text:style-name="T1774"> бедной страной, но именно это мнение ста</text:span><text:span text:style-name="T1792">нет</text:span><text:span text:style-name="T1774"> </text:span><text:span text:style-name="T1777">его</text:span><text:span text:style-name="T1774"> главным преимуществом </text:span><text:span text:style-name="T1793">в будущем</text:span><text:span text:style-name="T1774">. </text:span><text:span text:style-name="T1779">Китайские</text:span><text:span text:style-name="T1775"> лидеры </text:span><text:span text:style-name="T1778">по-настоящему </text:span><text:span text:style-name="T1812">позаботятся</text:span><text:span text:style-name="T1778"> о благе собственного народа и </text:span><text:span text:style-name="T1780">достиг</text:span><text:span text:style-name="T1812">нут</text:span><text:span text:style-name="T1780"> значимых результатов</text:span><text:span text:style-name="T1778"> в том, чтобы защитить его от </text:span><text:span text:style-name="T1813">голода и </text:span><text:span text:style-name="T1778">вымирания.</text:span>»</text:p>
      <text:p text:style-name="P404">Слова профессора произвели на Робина изрядное впечатление, однако он всё равно <text:span text:style-name="T1814">продолжал </text:span>ненавиде<text:span text:style-name="T1814">ть</text:span> Систему за <text:span text:style-name="T1781">увиденную им сегодня хладнокровную резню невин</text:span><text:span text:style-name="T1815">овных</text:span><text:span text:style-name="T1781"> </text:span><text:span text:style-name="T1816">и ничего не подозревающих </text:span><text:span text:style-name="T1781">людей.</text:span></text:p>
      <text:p text:style-name="P404"/>
      <text:p text:style-name="P405">В одном из <text:span text:style-name="T1788">тех </text:span>документов, которые они <text:span text:style-name="T1794">успели </text:span>прочит<text:span text:style-name="T1794">ать</text:span> в архиве штаба, нашлись письменные свидетельства массовых убийств, соверш<text:span text:style-name="T1787">аемых</text:span> в Китае. <text:span text:style-name="T1782">Оказалось, что китайцы лишали жизни неизлечимо больных и стариков. </text:span><text:span text:style-name="T1783">Власти сообщали их семьям, что не могут ничем помочь несчастным пострадавшим и что государство </text:span><text:span text:style-name="T1817">принимает все необходимые меры</text:span><text:span text:style-name="T1783">. Они обвиняли другие </text:span><text:span text:style-name="T1818">страны</text:span><text:span text:style-name="T1783"> в отсутствии сотрудничества и предоставления информации о необходимых лекарствах от болезней и прочих недугов. </text:span><text:span text:style-name="T1784">На самом же деле </text:span><text:span text:style-name="T1785">этих людей попросту «усыпляли», словно </text:span><text:span text:style-name="T2018">вы</text:span><text:span text:style-name="T1785">брошенных домашних животных. </text:span><text:span text:style-name="T1786">Китайцы считали всех </text:span><text:span text:style-name="T1789">их </text:span><text:span text:style-name="T1786">ненужным бременем, </text:span><text:span text:style-name="T1790">ведь </text:span><text:span text:style-name="T1786">всё, что они мог</text:span><text:span text:style-name="T1791">ли</text:span><text:span text:style-name="T1786"> делать — это потреблять продукты, расходовать ценный воздух и занимать чьё-то место. </text:span><text:span text:style-name="T1795">Было ошибкой думать, что </text:span><text:span text:style-name="T1796">их</text:span><text:span text:style-name="T1795"> врачи и медицинские сёстры явля</text:span><text:span text:style-name="T1797">ются</text:span><text:span text:style-name="T1795"> людьми, которым можно всецело доверять </text:span><text:span text:style-name="T1796">и полагаться на то, что они приложат все усилия для спасения любимого человека, </text:span><text:span text:style-name="T1798">и ни при каких обстоятельствах не станут примерять на себя роль Бога, решая, кому жить, а кому ум</text:span><text:span text:style-name="T2019">и</text:span><text:span text:style-name="T1799">р</text:span><text:span text:style-name="T2019">а</text:span><text:span text:style-name="T1799">ть</text:span><text:span text:style-name="T1798">.</text:span></text:p>
      <text:p text:style-name="P405"/>
      <text:p text:style-name="P406">Они продолжили обсуждать сведения, <text:span text:style-name="T1800">добытые </text:span><text:span text:style-name="T1862">этим</text:span> днём. <text:span text:style-name="T1801">Профессор был </text:span><text:span text:style-name="T1850">чрезвычайно </text:span><text:span text:style-name="T1801">доволен тем, чего </text:span><text:span text:style-name="T1802">с</text:span><text:span text:style-name="T1851">мог</text:span><text:span text:style-name="T1802"> </text:span><text:span text:style-name="T1801">доби</text:span><text:span text:style-name="T1802">ться</text:span><text:span text:style-name="T1801"> Робин и тем, насколько умело он заслужил доверие Джимми </text:span><text:span text:style-name="T1848">а также</text:span><text:span text:style-name="T1801"> </text:span><text:span text:style-name="T1849">его </text:span><text:span text:style-name="T1801">людей. </text:span><text:span text:style-name="T1803">У него н</text:span><text:span text:style-name="T1802">е было никаких сомнений в том, что теперь Робин может рассчитывать на их </text:span><text:span text:style-name="T1804">полную </text:span><text:span text:style-name="T1802">поддержку. </text:span></text:p>
      <text:p text:style-name="P406"><text:soft-page-break/><text:span text:style-name="T1805">Никто из беглецов даже не спросил мальчика о том, откуда у него </text:span><text:span text:style-name="T1806">взялись</text:span><text:span text:style-name="T1805"> такие исключительные способности. </text:span><text:span text:style-name="T1807">Вместе с </text:span><text:span text:style-name="T1808">этими людьми</text:span><text:span text:style-name="T1807">, Робин стал представлять ещё большую </text:span><text:span text:style-name="T1863">опасность</text:span><text:span text:style-name="T1807"> для Системы, чем раньше. </text:span><text:span text:style-name="T1808">Завтра наступит день, который </text:span><text:span text:style-name="T1809">Система обязательно запомнит и о котором будет долго </text:span><text:span text:style-name="T1810">со</text:span><text:span text:style-name="T1809">жалеть.</text:span></text:p>
      <text:p text:style-name="P407">Перед тем, как отправиться спать, Робин снова превратил себя в орла и полетел в штаб Системы. <text:span text:style-name="T1819">Добравшись туда, он не отказал себе в удовольствии немного позлорадствовать, глядя на царивш</text:span><text:span text:style-name="T1820">ие</text:span><text:span text:style-name="T1819">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1820">Тем не менее, </text:span><text:span text:style-name="T1821">Системе был нанесён </text:span><text:span text:style-name="T1832">значительный</text:span><text:span text:style-name="T1821"> у</text:span><text:span text:style-name="T2437">щерб</text:span><text:span text:style-name="T1821"> и в огне погибло много её последователей, а сам комплекс был серьёзно повреждён — </text:span><text:span text:style-name="T1822">всё западное крыло </text:span><text:span text:style-name="T1824">строения</text:span><text:span text:style-name="T1822"> было </text:span><text:span text:style-name="T1823">до основания разрушено</text:span><text:span text:style-name="T1821">.</text:span></text:p>
      <text:p text:style-name="P408">Яхуси был крайне обеспокоен — многое из произошедшего так и осталось невыясненным. <text:span text:style-name="T1826">Во-первых, в то утро кто-то проник в штаб, затем на прибывшем в порт корабле начался пожар и, в завершение, взорвался генератор и сбежали раб</text:span><text:span text:style-name="T1829">ы — всё </text:span><text:span text:style-name="T1827">это случилось </text:span><text:span text:style-name="T1830">в</text:span><text:span text:style-name="T1827"> один день!</text:span><text:span text:style-name="T1826">. </text:span><text:span text:style-name="T1828">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09">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1831">если то, что произошло накануне, по его мнению было плохо, то завтрашний день станет для </text:span><text:span text:style-name="T1833">Яхуси</text:span><text:span text:style-name="T1831"> сущим кошмаром.</text:span></text:p>
      <text:p text:style-name="P410">Робин вернулся к развалинам, служившим ему ночлегом, снова принял свой человеческий облик и проспал до самого утра. <text:span text:style-name="T1834">Когда он проснулся, то обнаружил сидящего рядом с ним члена банды, которого </text:span><text:span text:style-name="T1839">все здесь на</text:span><text:span text:style-name="T1834">з</text:span><text:span text:style-name="T1839">ы</text:span><text:span text:style-name="T1834">вали Билл</text:span><text:span text:style-name="T2218">ом</text:span><text:span text:style-name="T1834"> — </text:span><text:span text:style-name="T1835">в его руках была </text:span><text:span text:style-name="T3264">краюха</text:span><text:span text:style-name="T1835"> хлеба и </text:span><text:span text:style-name="T3265">нечто </text:span><text:span text:style-name="T3266">зеленоватое</text:span><text:span text:style-name="T1836">, напом</text:span><text:span text:style-name="T1838">инавшее</text:span><text:span text:style-name="T1836"> </text:span><text:span text:style-name="T1837">своим внешним видом </text:span><text:span text:style-name="T3062">пожухлые листья салата</text:span><text:span text:style-name="T1835">.</text:span></text:p>
      <text:p text:style-name="P410">«<text:span text:style-name="T1840">Вот, держи</text:span>» - <text:span text:style-name="T1840">сказал он, предлагая </text:span><text:span text:style-name="T1842">еду Робину</text:span><text:span text:style-name="T1841">,</text:span></text:p>
      <text:p text:style-name="P410">«<text:span text:style-name="T1842">Ешь. У нас всего вдоволь — </text:span><text:span text:style-name="T1843">украли </text:span><text:span text:style-name="T1842">у Системы во время последнего налёта.</text:span>»</text:p>
      <text:p text:style-name="P411">Робин <text:span text:style-name="T1844">с благодарностью принял пищу. После окончания завтрака он поднялся на ноги и пошёл искать Джимми. </text:span><text:span text:style-name="T1845">Вместе они обсудили предстоящие события, спланированные Робином.</text:span></text:p>
      <text:p text:style-name="P410">«<text:span text:style-name="T1846">Скажи, в котором часу обычно прибывает корабль?</text:span>»</text:p>
      <text:p text:style-name="P410">«<text:span text:style-name="T1847">Около полудня.</text:span>»</text:p>
      <text:p text:style-name="P412">«Отлично. Это значит, что у нас есть время хорошенько всё продумать.»</text:p>
      <text:p text:style-name="P413"/>
      <text:p text:style-name="P413">После того, как был разработан план действий, разбойники покинули своё пристанище и отправились в сторону <text:span text:style-name="T1879">причала</text:span>, куда, как ожидалось, вскоре должен был прибыть корабль. <text:span text:style-name="T1855">Пока они находились в своих укрытиях, никто из них не произнёс ни слова. </text:span><text:span text:style-name="T1856">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1857">то</text:span><text:span text:style-name="T1856"> пошло не так, как задумано. </text:span><text:span text:style-name="T1860">И</text:span><text:span text:style-name="T1858">з-за того, что </text:span><text:span text:style-name="T1860">Робин</text:span><text:span text:style-name="T1858"> обнаружил своё присутствие в штабе Системы, погибло много </text:span><text:span text:style-name="T1859">хороших </text:span><text:span text:style-name="T1858">людей </text:span><text:span text:style-name="T1860">и ему вовсе не хотелось брать на себя ответственность за новые смерти.</text:span></text:p>
      <text:p text:style-name="P413">«<text:span text:style-name="T1867">Профессор, как вы считаете, у нас всё получится? Не упустил ли я ч</text:span><text:span text:style-name="T1873">то</text:span><text:span text:style-name="T1867">-нибудь из виду?</text:span>» - <text:span text:style-name="T1868">прошептал Робин.</text:span></text:p>
      <text:p text:style-name="P413">«<text:span text:style-name="T1869">Не волнуйся, Робин. </text:span><text:span text:style-name="T1871">Твой план </text:span><text:span text:style-name="T1874">безупречен</text:span><text:span text:style-name="T1869">. Остаётся только надеяться, что остальные </text:span><text:span text:style-name="T1872">хорошо </text:span><text:span text:style-name="T1869">уяснили, что они должны делать</text:span>» - <text:span text:style-name="T1870">ответил профессор.</text:span></text:p>
      <text:p text:style-name="P413"/>
      <text:p text:style-name="P414">Робин сумел разработать план действий, которые должны <text:span text:style-name="T1880">были </text:span>больно ударить по Системе и одновременно с этим даровать свободу всем порабощенным <text:span text:style-name="T3069">на </text:span>юг<text:span text:style-name="T3069">е</text:span> Англии <text:span text:style-name="T3069">людям</text:span>. <text:span text:style-name="T1875">Пройдёт много времени, прежде чем она осознает, что именно произошло здесь, но тогда будет слишком поздно — </text:span><text:span text:style-name="T1877">люди </text:span><text:span text:style-name="T1876">станут сильнее и займут </text:span><text:span text:style-name="T1893">самые </text:span><text:span text:style-name="T1876">выгодные по</text:span><text:span text:style-name="T1878">зиции</text:span><text:span text:style-name="T1876"> для отра</text:span><text:span text:style-name="T1922">жения</text:span><text:span text:style-name="T1876"> люб</text:span><text:span text:style-name="T1922">ой</text:span><text:span text:style-name="T1876"> </text:span><text:span text:style-name="T3070">агрессии, </text:span><text:span text:style-name="T1894">направленн</text:span><text:span text:style-name="T1922">ой</text:span><text:span text:style-name="T1894"> против них</text:span><text:span text:style-name="T1876">.</text:span></text:p>
      <text:p text:style-name="P414">«<text:span text:style-name="T1881">Должно быть, близится полдень. Солнце </text:span><text:span text:style-name="T3071">расположено</text:span><text:span text:style-name="T1882"> </text:span><text:span text:style-name="T3071">надо мной </text:span><text:span text:style-name="T1882">почти вертикально</text:span>» - <text:span text:style-name="T1882">подумал Робин. Он нервничал. </text:span><text:span text:style-name="T1883">Мысль об ответственности за жизни мно</text:span><text:span text:style-name="T3072">жества</text:span><text:span text:style-name="T1883"> людей </text:span><text:soft-page-break/><text:span text:style-name="T1883">тревожила его разум. </text:span><text:span text:style-name="T1884">После </text:span><text:span text:style-name="T1885">и</text:span><text:span text:style-name="T1884">сполн</text:span><text:span text:style-name="T1885">ения</text:span><text:span text:style-name="T1884"> </text:span><text:span text:style-name="T1886">своего </text:span><text:span text:style-name="T1884">коронн</text:span><text:span text:style-name="T1885">ого</text:span><text:span text:style-name="T1884"> номер</text:span><text:span text:style-name="T1885">а — превращения </text:span><text:span text:style-name="T1884">в орла — </text:span><text:span text:style-name="T1885">он </text:span><text:span text:style-name="T1884">стал для них </text:span><text:span text:style-name="T3536">к</text:span><text:span text:style-name="T1884">ем-то вроде божества.</text:span></text:p>
      <text:p text:style-name="P414"/>
      <text:p text:style-name="P415">Во<text:span text:style-name="T1921">т</text:span> <text:span text:style-name="T2020">и </text:span>он, корабль. Судно <text:span text:style-name="T1889">выглядело скромнее, чем</text:span><text:span text:style-name="T1887"> то, на котором </text:span><text:span text:style-name="T1888">накануне</text:span><text:span text:style-name="T1887"> прибыл Яхуси. </text:span><text:span text:style-name="T1891">Как и пре</text:span><text:span text:style-name="T1892">дыдущее</text:span><text:span text:style-name="T1891">,</text:span><text:span text:style-name="T1890"> оно приводилось в движение с помощью </text:span><text:span text:style-name="T2219">вёсельной </text:span><text:span text:style-name="T1890">греб</text:span><text:span text:style-name="T1896">ли</text:span><text:span text:style-name="T1890">. </text:span><text:span text:style-name="T1895">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021">кнута</text:span><text:span text:style-name="T1895">.</text:span></text:p>
      <text:p text:style-name="P415">«<text:span text:style-name="T2081">Я о</text:span><text:span text:style-name="T1897">чень надеюсь, что это путешествие станет для них последним!</text:span>»</text:p>
      <text:p text:style-name="P416">Когда Робин оглянулся, <text:span text:style-name="T1923">то</text:span> увидел приближающегося к докам Яхуси <text:span text:style-name="T1898">в окружении большого </text:span><text:span text:style-name="T2082">количества</text:span><text:span text:style-name="T1898"> охранников. </text:span><text:span text:style-name="T1899">Лицо его было бледным, свидетельствующим о эмоциональной подавленности. </text:span><text:span text:style-name="T1900">Он был рассеян, </text:span><text:span text:style-name="T2083">на</text:span><text:span text:style-name="T1900">пуган и пытался убедить себя в том, что дела не могут пойти хуже, чем </text:span><text:span text:style-name="T2084">есть </text:span><text:span text:style-name="T1900">сейчас. </text:span><text:span text:style-name="T1901">Только не нов</text:span><text:span text:style-name="T1902">ая беда!</text:span><text:span text:style-name="T1901"> </text:span><text:span text:style-name="T1903">Четвёртая трагедия, которую он не </text:span><text:span text:style-name="T1904">с</text:span><text:span text:style-name="T1903">может объяснить своему начальству. </text:span><text:span text:style-name="T1905">Нет, он не должен допустить этого! </text:span><text:span text:style-name="T1906">Все несчастья случились во время его пребывания здесь, но таких совпадений не бывает! Никогда </text:span><text:span text:style-name="T2940">прежде</text:span><text:span text:style-name="T1906"> у него не случалось </text:span><text:span text:style-name="T1928">такого количества</text:span><text:span text:style-name="T1906"> </text:span><text:span text:style-name="T2940">неприятностей</text:span><text:span text:style-name="T1906"> во время </text:span><text:span text:style-name="T1929">столь</text:span><text:span text:style-name="T1906"> коротких визитов. Это было похоже на ночной кошмар, от которого он надеялся избавиться, </text:span><text:span text:style-name="T1930">внезапно </text:span><text:span text:style-name="T1906">проснувшись.</text:span></text:p>
      <text:p text:style-name="P416"/>
      <text:p text:style-name="P417">Робин приступил к выполнению своей части <text:span text:style-name="T1924">плана</text:span>.</text:p>
      <text:p text:style-name="P417">Он <text:span text:style-name="T1907">применил хитрый приём к разуму Яхуси, начав нашёптывать </text:span><text:span text:style-name="T1908">ему</text:span><text:span text:style-name="T1907">, что </text:span><text:span text:style-name="T1908">тот</text:span><text:span text:style-name="T1907"> скоро умрёт.</text:span></text:p>
      <text:p text:style-name="P417">«<text:span text:style-name="T1909">Ты не знаешь, когда и отчего ты умрёшь, но, поверь мне, ты умрёшь… </text:span><text:span text:style-name="T1911">С</text:span><text:span text:style-name="T1910">коро ты будешь освобождён от своих </text:span><text:span text:style-name="T2022">земных </text:span><text:span text:style-name="T1910">обязанностей...</text:span>» - <text:span text:style-name="T2085">шелестел</text:span><text:span text:style-name="T1912"> Робин </text:span><text:span text:style-name="T2939">прямиком в голове у </text:span><text:span text:style-name="T1912">Яхуси.</text:span></text:p>
      <text:p text:style-name="P418">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1915">Яхуси</text:span><text:span text:style-name="T1913"> обуял ужас — он не мог понять, от кого исходит этот ненавистный голос </text:span><text:span text:style-name="T1914">и припис</text:span><text:span text:style-name="T1916">ывал</text:span><text:span text:style-name="T1914"> его своему воображению, играющему с ним злую шутку. </text:span><text:span text:style-name="T1917">Он сильно нервничал из-за того, что дела могли пойти не так, как нужно, и таким образом </text:span><text:span text:style-name="T1919">распалял себя </text:span><text:span text:style-name="T1917">до крайнего предела. </text:span><text:span text:style-name="T1925">Н</text:span><text:span text:style-name="T1918">аблюдая </text:span><text:span text:style-name="T1920">за его </text:span><text:span text:style-name="T1918">реакц</text:span><text:span text:style-name="T1920">ией, </text:span><text:span text:style-name="T1925">Робин ликовал</text:span><text:span text:style-name="T1917">.</text:span></text:p>
      <text:p text:style-name="P420">Вскоре после того, как корабль вошёл в порт и все припасы были выгружены на берег, <text:span text:style-name="T2086">им </text:span>была приведена в действие оставшаяся часть плана.</text:p>
      <text:p text:style-name="P419"/>
      <text:p text:style-name="P421">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1932">имел возможность воочию убедиться в том</text:span>, что на корабль не проник ни од<text:span text:style-name="T2087">ин</text:span> посторонн<text:span text:style-name="T2087">ий</text:span>. <text:span text:style-name="T1933">Огонь разгорелся очень быстро и уже вовсю ревел на палубе. Тушить его было </text:span><text:span text:style-name="T2023">слишком </text:span><text:span text:style-name="T1933">поздно, </text:span><text:span text:style-name="T1934">и </text:span><text:span text:style-name="T1933">поэтому нов</text:span><text:span text:style-name="T1940">ое</text:span><text:span text:style-name="T1933"> </text:span><text:span text:style-name="T1940">судно</text:span><text:span text:style-name="T1933"> постигла участь предыдущего — он</text:span><text:span text:style-name="T1940">о</text:span><text:span text:style-name="T1933"> был</text:span><text:span text:style-name="T1940">о</text:span><text:span text:style-name="T1933"> сожжён</text:span><text:span text:style-name="T1940">о</text:span><text:span text:style-name="T1933">, а затем затоплен</text:span><text:span text:style-name="T1940">о</text:span><text:span text:style-name="T1933"> в Соленте.</text:span></text:p>
      <text:p text:style-name="P422">Как и рассчитывал <text:span text:style-name="T3537">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2941">стремительно улепётывал с территории порта </text:span>Джимми <text:span text:style-name="T2941">и его подельники</text:span>, прихватив с собой запасы продовольствия и оружия.</text:p>
      <text:p text:style-name="P422">Вот, в чём они нуждались сильнее всего — <text:span text:style-name="T1972">в </text:span><text:span text:style-name="T1935">оружи</text:span><text:span text:style-name="T1972">и</text:span><text:span text:style-name="T1935">! Только владея оружием, они могли по-настоящему начать </text:span><text:span text:style-name="T1941">противостоять</text:span><text:span text:style-name="T1935"> Систем</text:span><text:span text:style-name="T1941">е</text:span><text:span text:style-name="T1935">.</text:span></text:p>
      <text:p text:style-name="P423">Как только <text:span text:style-name="T1936">мужчины</text:span> спрятали в своём укрытии <text:span text:style-name="T2024">всю </text:span>украденную <text:span text:style-name="T2024">ими </text:span>провизию, они моментально вооружились и отправились <text:span text:style-name="T2088">по</text:span> направлени<text:span text:style-name="T2088">ю к</text:span> дорог<text:span text:style-name="T2088">е</text:span>, чтобы устроить на ней засаду. <text:span text:style-name="T1937">Вскоре они увидели возвращающ</text:span><text:span text:style-name="T1938">егося</text:span><text:span text:style-name="T1937"> из порта </text:span><text:span text:style-name="T1938">Яхуси </text:span><text:span text:style-name="T2089">и</text:span><text:span text:style-name="T1938"> окру</text:span><text:span text:style-name="T2089">жавшую его</text:span><text:span text:style-name="T1938"> </text:span><text:span text:style-name="T1937">охран</text:span><text:span text:style-name="T2089">у</text:span><text:span text:style-name="T1937">.</text:span></text:p>
      <text:p text:style-name="P423"/>
      <text:p text:style-name="P424">Для Робина это было отличной возможностью — <text:span text:style-name="T2090">в</text:span> очередной раз воспользоваться своими неординарными способностями. <text:span text:style-name="T1943">В его голове родилась забавная идея обратить охранников в бегство, и для её исполнения о</text:span><text:span text:style-name="T1939">н выбрал идеальн</text:span><text:span text:style-name="T1943">о подходящее</text:span><text:span text:style-name="T1939"> место</text:span><text:span text:style-name="T1942">. </text:span><text:span text:style-name="T1944">Он сосредоточил всё своё внимание на изуродованном трупе, лежащем посреди дороги. </text:span><text:span text:style-name="T1945">Как только охрана прошла </text:span><text:soft-page-break/><text:span text:style-name="T1945">мимо него, он заставил его подняться и издавать </text:span><text:span text:style-name="T2438">возгласы</text:span><text:span text:style-name="T1945">, будто бы от боли. </text:span><text:span text:style-name="T1946">В страхе, охранники стали расходиться в разные стороны — увиденное никак не укладывалось в их головах — </text:span><text:span text:style-name="T1947">а Яхуси, не в силах </text:span><text:span text:style-name="T1948">пошевелиться</text:span><text:span text:style-name="T1947">, стоял и кричал на них, приказывая вернуться на свои места. </text:span><text:span text:style-name="T1949">Пока продолжалось всеобщее замешательство, люди Джимми расправились с охраной точно таким же способом, к</text:span><text:span text:style-name="T1973">акой</text:span><text:span text:style-name="T1949"> был использован Системой накануне, когда были </text:span><text:span text:style-name="T2237">повержены</text:span><text:span text:style-name="T1949"> ни в чём не повинные бе</text:span><text:span text:style-name="T2091">ззащитные люди</text:span><text:span text:style-name="T1949">.</text:span></text:p>
      <text:p text:style-name="P425">Самого Яхуси оставили жить. Вместо <text:span text:style-name="T1951">убийства</text:span> разбойники заставили его смотреть, как, <text:span text:style-name="T2238">один за другим,</text:span> умирают его подчинённые. <text:span text:style-name="T1952">Затем е</text:span><text:span text:style-name="T1950">го заковали в цепи и вывели на улиц</text:span><text:span text:style-name="T1954">ы</text:span><text:span text:style-name="T1950">, чтобы каждый бедняк мог отомстить </text:span><text:span text:style-name="T1953">негодяю</text:span><text:span text:style-name="T1950"> так, как вздумается. </text:span><text:span text:style-name="T1955">Глядя на то, как он вымаливает прощение, окружившие его </text:span><text:span text:style-name="T1974">люди</text:span><text:span text:style-name="T1955"> испыт</text:span><text:span text:style-name="T1958">али</text:span><text:span text:style-name="T1955"> чувство глубокого удовлетворения.</text:span></text:p>
      <text:p text:style-name="P425">«<text:span text:style-name="T1956">Я выполню любую </text:span><text:span text:style-name="T2439">твою</text:span><text:span text:style-name="T1956"> просьбу, только не позволяй </text:span><text:span text:style-name="T1957">им</text:span><text:span text:style-name="T1956"> причинить мне боль! Я не хочу умирать!</text:span>» - <text:span text:style-name="T1956">умолял Яхуси.</text:span></text:p>
      <text:p text:style-name="P425">«<text:span text:style-name="T1959">О, не волнуйся</text:span>» - <text:span text:style-name="T1959">успокоил его Робин,</text:span></text:p>
      <text:p text:style-name="P425">«<text:span text:style-name="T1959">Ты не умрёшь слишком быстро. </text:span><text:span text:style-name="T1975">Они</text:span><text:span text:style-name="T1959"> обязательно придумают способ медленно </text:span><text:span text:style-name="T3538">истязать</text:span><text:span text:style-name="T1959"> тебя, чтобы ты мог насладиться всеми радостями нескончаем</text:span><text:span text:style-name="T2440">ых</text:span><text:span text:style-name="T1959"> </text:span><text:span text:style-name="T3538">мучений</text:span><text:span text:style-name="T1959">.</text:span>»</text:p>
      <text:p text:style-name="P426">Яхуси уставился на него, <text:span text:style-name="T3539">и в его взгляде отчётливо читался ужас</text:span>.</text:p>
      <text:p text:style-name="P426">«<text:span text:style-name="T1960">Ну </text:span><text:span text:style-name="T2441">уж </text:span><text:span text:style-name="T1960">нет! </text:span><text:span text:style-name="T3540">Мгновенная</text:span><text:span text:style-name="T1960"> смерть для тебя — </text:span><text:span text:style-name="T3540">недопустимая роскошь</text:span><text:span text:style-name="T1960">!</text:span>» - <text:span text:style-name="T1960">рассмеялся Робин ему в лицо.</text:span></text:p>
      <text:p text:style-name="P427">Оставив <text:span text:style-name="T2239">мерзавца</text:span> наедине с ра<text:span text:style-name="T2025">згневанной</text:span> толпой, Робин <text:span text:style-name="T3542">вместе</text:span> <text:span text:style-name="T3542">с </text:span>остальны<text:span text:style-name="T3542">ми</text:span> <text:span text:style-name="T3541">мятежник</text:span><text:span text:style-name="T3542">ами</text:span><text:span text:style-name="T3541"> </text:span>вернул<text:span text:style-name="T3542">ся</text:span> в своё <text:span text:style-name="T1963">при</text:span><text:span text:style-name="T2240">бежище</text:span>.</text:p>
      <text:p text:style-name="P428">После успешного окончания операции <text:span text:style-name="T1961">при </text:span>отсутствии потерь с его стороны, с пле<text:span text:style-name="T1964">чей</text:span> <text:span text:style-name="T1962">юноши </text:span>наконец-то упал тяжкий груз ответственности, и теперь он мог <text:span text:style-name="T3543">позволить себе </text:span>вздохнуть с облегчением. <text:span text:style-name="T1966">Он </text:span><text:span text:style-name="T1965">получил </text:span><text:span text:style-name="T2009">огромное количество</text:span><text:span text:style-name="T1965"> слов благодарности </text:span><text:span text:style-name="T1976">и похвал</text:span><text:span text:style-name="T1965">.</text:span></text:p>
      <text:p text:style-name="P429">В один момент Робин стал героем. Никогда ещё ему не выказывали такой признательности, как сейчас. <text:span text:style-name="T1967">Теперь в распоряжении </text:span><text:span text:style-name="T2010">мятежников </text:span><text:span text:style-name="T2026">имелось</text:span><text:span text:style-name="T1967"> много еды и они могли раздавать её всем нуждающимся. </text:span><text:span text:style-name="T1968">Затем, чтобы получить </text:span><text:span text:style-name="T2011">новые запасы провизии</text:span><text:span text:style-name="T1968">, им оставалось лишь дождаться следующей поставки, которая должна </text:span><text:span text:style-name="T1970">произойти</text:span><text:span text:style-name="T1969"> </text:span><text:span text:style-name="T1968">через две недели, </text:span><text:span text:style-name="T1969">и </text:span><text:span text:style-name="T2012">просто </text:span><text:span text:style-name="T1969">забрать то, что </text:span><text:span text:style-name="T2012">им </text:span><text:span text:style-name="T1969">нужно. </text:span><text:span text:style-name="T2027">О</text:span><text:span text:style-name="T1971">ставал</text:span><text:span text:style-name="T2027">ась сущая мелочь — </text:span><text:span text:style-name="T1971">расправиться с </text:span><text:span text:style-name="T2028">немногочисленными </text:span><text:span text:style-name="T2027">ост</text:span><text:span text:style-name="T2028">атками</text:span><text:span text:style-name="T2027"> </text:span><text:span text:style-name="T3099">стражей</text:span><text:span text:style-name="T2028"> </text:span><text:span text:style-name="T1971">Системы, после чего можно </text:span><text:span text:style-name="T2013">было бы </text:span><text:span text:style-name="T1971">использовать здание штаба как при</text:span><text:span text:style-name="T2240">станище</text:span><text:span text:style-name="T1971"> для всех </text:span><text:span text:style-name="T2014">потерявших </text:span><text:span text:style-name="T3781">жильё</text:span><text:span text:style-name="T1971">.</text:span></text:p>
      <text:p text:style-name="P429"/>
      <text:p text:style-name="P431">Джимми и Робин стали хорошими <text:span text:style-name="T3733">приятелями</text:span><text:span text:style-name="T1977"> и </text:span><text:span text:style-name="T3733">вместе следили за тем</text:span><text:span text:style-name="T1977">, чтобы н</text:span><text:span text:style-name="T3733">и один человек</text:span><text:span text:style-name="T1977"> н</text:span><text:span text:style-name="T3733">е испытывал нужды в чём-либо, а также за справедливым распределением съестных припасов</text:span><text:span text:style-name="T1977">. </text:span><text:span text:style-name="T3734">Лишь немногие могли поверить в </text:span><text:span text:style-name="T1978">своё освобождение, </text:span><text:span text:style-name="T3734">остальные считали его</text:span><text:span text:style-name="T1978"> сном — </text:span><text:span text:style-name="T1979">им</text:span><text:span text:style-name="T1978"> казалось что, пробудившись, они обнаружат, что Система </text:span><text:span text:style-name="T3734">осталась на своём месте </text:span><text:span text:style-name="T1978">и продолжает </text:span><text:span text:style-name="T3734">вытягивать из</text:span><text:span text:style-name="T1978"> людей </text:span><text:span text:style-name="T3782">жилы</text:span><text:span text:style-name="T1978">. </text:span><text:span text:style-name="T1980">Впервые за долгое время </text:span><text:span text:style-name="T3783">они</text:span><text:span text:style-name="T1980"> почувствовали себя счастливыми </text:span><text:span text:style-name="T1991">и</text:span><text:span text:style-name="T1981"> могли совершенно спокойно разгуливать </text:span><text:span text:style-name="T3734">там, </text:span><text:span text:style-name="T1993">где им вздумается</text:span><text:span text:style-name="T1981">, не опасаясь за сво</text:span><text:span text:style-name="T1992">и</text:span><text:span text:style-name="T1981"> жизн</text:span><text:span text:style-name="T1992">и</text:span><text:span text:style-name="T1981">. </text:span><text:span text:style-name="T1982">Повсюду царила атмосфера радости, исчез беспросветный мрак, </text:span><text:span text:style-name="T1983">некогда </text:span><text:span text:style-name="T1982">наполнявший души несчастных </text:span><text:span text:style-name="T1983">и обездоленных</text:span><text:span text:style-name="T1982">. </text:span><text:span text:style-name="T1985">Люди стали придумывать</text:span><text:span text:style-name="T1984"> </text:span><text:span text:style-name="T1985">планы, </text:span><text:span text:style-name="T1987">как им</text:span><text:span text:style-name="T1985"> обустроить улицы</text:span><text:span text:style-name="T1984"> </text:span><text:span text:style-name="T1985">и возвести новые здания</text:span><text:span text:style-name="T1984">. </text:span><text:span text:style-name="T1986">Для выполнения тяжёлых видов работ больше не нужно было использовать раб</text:span><text:span text:style-name="T1994">ский труд</text:span><text:span text:style-name="T1986"> — вместо этого каждый горожан</text:span><text:span text:style-name="T2032">ин</text:span><text:span text:style-name="T1986"> вносил свою лепту в общее дело, </text:span><text:span text:style-name="T1988">пытаясь сделать окрестности более удобными для </text:span><text:span text:style-name="T1995">с</text:span><text:span text:style-name="T2029">обственного</text:span><text:span text:style-name="T1995"> </text:span><text:span text:style-name="T1988">проживания.</text:span></text:p>
      <text:p text:style-name="P430"/>
      <text:p text:style-name="P432">Робин был очень доволен — наконец-то он нашёл применение своим способностям на благо <text:span text:style-name="T1996">окружающих </text:span>людей. <text:span text:style-name="T1989">Он чувствовал </text:span><text:span text:style-name="T3735">себя ответственным</text:span><text:span text:style-name="T1989"> за то, чтобы никто ни в чём не нуждался. </text:span><text:span text:style-name="T1990">Он вселил в них надежду на счастливое будущее — </text:span><text:span text:style-name="T1998">в то </text:span><text:span text:style-name="T3735">самое </text:span><text:span text:style-name="T1998">время</text:span><text:span text:style-name="T1990">, </text:span><text:span text:style-name="T1997">когда </text:span><text:span text:style-name="T3735">уже </text:span><text:span text:style-name="T1997">никто не рассчитывал на спокойную жизнь после </text:span><text:span text:style-name="T3735">свершившейся </text:span><text:span text:style-name="T1997">катастрофы.</text:span></text:p>
      <text:p text:style-name="P432"/>
      <text:p text:style-name="P582">Но однажды <text:span text:style-name="T1999">к </text:span><text:span text:style-name="T3736">людям</text:span><text:span text:style-name="T1999"> </text:span>пришло печальное осознание — несмотря на события, изменившие их жизни <text:span text:style-name="T2000">в лучшую сторону</text:span>, <text:span text:style-name="T3737">ещё </text:span><text:span text:style-name="T3736">остались последствия взрыва бомбы.</text:span></text:p>
      <text:p text:style-name="P433"><text:soft-page-break/>Случились первые роды. Ребёнок родился мёртвым и с первого взгляда был<text:span text:style-name="T2077">о</text:span> замет<text:span text:style-name="T3736">но</text:span> отклонени<text:span text:style-name="T2077">е</text:span> в его <text:span text:style-name="T2077">общем </text:span>развитии. <text:span text:style-name="T3736">Всем было</text:span> <text:span text:style-name="T3736">ясно</text:span> — <text:span text:style-name="T3736">он</text:span><text:span text:style-name="T2001"> не смо</text:span><text:span text:style-name="T3736">г бы</text:span><text:span text:style-name="T2001"> прожить продолжительн</text:span><text:span text:style-name="T2030">ого</text:span><text:span text:style-name="T2001"> врем</text:span><text:span text:style-name="T2030">ени, </text:span><text:span text:style-name="T3736">поскольку </text:span><text:span text:style-name="T2002">для его дальнейше</text:span><text:span text:style-name="T3100">го</text:span><text:span text:style-name="T2002"> </text:span><text:span text:style-name="T3100">существования</text:span><text:span text:style-name="T2002"> </text:span><text:span text:style-name="T3736">требовалось современное медицинское оборудование и квалифицированный медицинский персонал</text:span><text:span text:style-name="T2002">.</text:span></text:p>
      <text:p text:style-name="P434">Слёзы катились по щекам Робина, когда он пытался утешить убитую горем женщину. <text:span text:style-name="T3738">Ну почему он не </text:span><text:span text:style-name="T2003">мо</text:span><text:span text:style-name="T3740">жет</text:span><text:span text:style-name="T2003"> использовать свои способности для исцеления и возвращения к жизни?! </text:span><text:span text:style-name="T3738">Почему он не наделён такой властью?!</text:span><text:span text:style-name="T2004"> Если Бог любит своих детей, то почему он позволяет, чтобы свершались подобные несправедливости?! </text:span><text:span text:style-name="T2005">Эти люди лишились свободы, прошли через моральные и физические унижения, потеряли близких. </text:span><text:span text:style-name="T2006">Они не заслужили </text:span><text:span text:style-name="T2007">новых </text:span><text:span text:style-name="T3739">мучений</text:span><text:span text:style-name="T2007"> из-за невозможности построить </text:span><text:span text:style-name="T2008">нормальную </text:span><text:span text:style-name="T2007">семью и обзавестись детьми.</text:span></text:p>
      <text:p text:style-name="P435">Робин <text:span text:style-name="T2033">проклинал</text:span> себя — если бы он продумал всё заранее, то мог бы предупредить людей о губительном воздействии радиации.</text:p>
      <text:p text:style-name="P435">«<text:span text:style-name="T2034">Не вини себя, Робин</text:span>» - <text:span text:style-name="T2034">утешал его профессор,</text:span></text:p>
      <text:p text:style-name="P435">«<text:span text:style-name="T2035">Все мы мечтали увидеть рождение первого ребёнка в созданном тобой счастливом новом мире, поэтому напрочь позабыли </text:span><text:span text:style-name="T2036">обо всём остальном. Ты ни в чём не виноват, </text:span><text:span text:style-name="T2056">и</text:span><text:span text:style-name="T2036"> </text:span><text:span text:style-name="T2056">н</text:span><text:span text:style-name="T2037">икто не виноват, кроме правительств стран, развязавших войну.</text:span>»</text:p>
      <text:p text:style-name="P435">«<text:span text:style-name="T2038">Профессор Фергер, я не могу ничего </text:span><text:span text:style-name="T2048">с собой </text:span><text:span text:style-name="T2038">поделать, </text:span><text:span text:style-name="T2049">и</text:span><text:span text:style-name="T2038"> </text:span><text:span text:style-name="T2049">вряд ли</text:span><text:span text:style-name="T2038"> смогу забыть заплаканно</text:span><text:span text:style-name="T2049">е</text:span><text:span text:style-name="T2038"> лиц</text:span><text:span text:style-name="T2049">о</text:span><text:span text:style-name="T2038"> </text:span><text:span text:style-name="T3784">той,</text:span><text:span text:style-name="T2038"> убитой горем, женщины. Она так сильно хотела ребёнка, что могла неделями, </text:span><text:span text:style-name="T3742">без остановки,</text:span><text:span text:style-name="T2038"> говорить о нём. Знаете, её муж </text:span><text:span text:style-name="T2039">и</text:span><text:span text:style-name="T2038"> </text:span><text:span text:style-name="T2039">их </text:span><text:span text:style-name="T2038">первен</text:span><text:span text:style-name="T2039">ец</text:span><text:span text:style-name="T2038"> были сожжены в тот </text:span><text:span text:style-name="T3785">злосчастный</text:span><text:span text:style-name="T2038"> день, когда </text:span><text:span text:style-name="T2042">сюда </text:span><text:span text:style-name="T2038">прибыл Яхуси. </text:span><text:span text:style-name="T2040">Теперь </text:span><text:span text:style-name="T3740">вы </text:span><text:span text:style-name="T2040">понимаете, почему ребёнок был </text:span><text:span text:style-name="T3743">для неё </text:span><text:span text:style-name="T2040">так важен? </text:span><text:span text:style-name="T2041">Я чувствую вину за то, что не подготовил её к худшему. Эти люди рассчитывали на мою помощь — </text:span><text:span text:style-name="T2050">о</text:span><text:span text:style-name="T2041">ни хотели, чтобы я помог им стать счастливыми… Я чувствую, что подвёл </text:span><text:span text:style-name="T3741">их.</text:span>»</text:p>
      <text:p text:style-name="P436">Робин <text:span text:style-name="T3743">тяжело вздохнул</text:span> и откашлялся. Когда он говорил, его голос дрожал.</text:p>
      <text:p text:style-name="P437"><text:span text:style-name="T3763">В</text:span> расстроенных чувствах, <text:span text:style-name="T3763">женщина</text:span> <text:span text:style-name="T3762">при</text:span>жалась к нему <text:span text:style-name="T3763">поближе</text:span>.</text:p>
      <text:p text:style-name="P437">«<text:span text:style-name="T2043">Прости, Робин. </text:span><text:span text:style-name="T3720">Ребёнок был </text:span><text:span text:style-name="T2044">единственным напоминанием о моей семье. Мне следовало морально подготовиться к тако</text:span><text:span text:style-name="T3720">му исходу — </text:span><text:span text:style-name="T2045">до во</text:span><text:span text:style-name="T3720">йны мне </text:span><text:span text:style-name="T3721">не раз </text:span><text:span text:style-name="T3720">случалось смотреть кино о взрыве атомной бомбы </text:span><text:span text:style-name="T3721">в </text:span><text:span text:style-name="T2044">Хиросим</text:span><text:span text:style-name="T3721">е</text:span><text:span text:style-name="T2044">.</text:span>»</text:p>
      <text:p text:style-name="P438"><text:span text:style-name="T3720">Она</text:span> <text:span text:style-name="T2046">умолкла,</text:span> и <text:span text:style-name="T2046">затем </text:span>снова <text:span text:style-name="T3786">горько зарыдала</text:span>.</text:p>
      <text:p text:style-name="P439">Робин заботливо поглаживал её волосы и нежно обнимал, <text:span text:style-name="T3721">изо всех сил пытаясь вернуть ей веру в себя, чтобы она снова могла почувствовать </text:span>себя желанной <text:span text:style-name="T3721">и любимой</text:span>.</text:p>
      <text:p text:style-name="P439">«<text:span text:style-name="T2047">Тише, тише… </text:span><text:span text:style-name="T3723">В произошедшем</text:span><text:span text:style-name="T2047"> нет </text:span><text:span text:style-name="T3721">в</text:span><text:span text:style-name="T2047">ашей вины. </text:span><text:span text:style-name="T2048">Я знаю, </text:span><text:span text:style-name="T3721">в</text:span><text:span text:style-name="T2048">ы </text:span><text:span text:style-name="T3724">любили</text:span><text:span text:style-name="T2048"> </text:span><text:span text:style-name="T3724">свою семью</text:span><text:span text:style-name="T2048">. </text:span><text:span text:style-name="T3722">Не думаю, что им </text:span><text:span text:style-name="T2051">понравился </text:span><text:span text:style-name="T2078">бы </text:span><text:span text:style-name="T3722">ваш </text:span><text:span text:style-name="T2051">теперешний </text:span><text:span text:style-name="T3787">несчастный</text:span><text:span text:style-name="T2051"> вид. Вы </text:span><text:span text:style-name="T3722">обязаны</text:span><text:span text:style-name="T2051"> заботиться о себе — они бы </text:span><text:span text:style-name="T3722">очень </text:span><text:span text:style-name="T2052">хотели </text:span><text:span text:style-name="T3725">этого</text:span><text:span text:style-name="T2052">, </text:span><text:span text:style-name="T3724">я в этом абсолютно уверен</text:span>».</text:p>
      <text:p text:style-name="P581">Через пять минут она успокоилась и вытерла слёзы с глаз.</text:p>
      <text:p text:style-name="P440">«<text:span text:style-name="T3725">Благодарю тебя </text:span><text:span text:style-name="T2053">за </text:span><text:span text:style-name="T2079">слова утешения</text:span>. <text:span text:style-name="T3725">Пожалуйста, прости меня за эту минутную слабость</text:span>. <text:span text:style-name="T3725">Я </text:span>не хочу быть <text:span text:style-name="T3725">твоей </text:span>обузой<text:span text:style-name="T3725"> — наверное</text:span><text:span text:style-name="T2054">, у тебя много других, </text:span><text:span text:style-name="T3725">неотложных дел</text:span>».</text:p>
      <text:p text:style-name="P440">«<text:span text:style-name="T3725">Вовсе нет</text:span><text:span text:style-name="T2055">! </text:span><text:span text:style-name="T3725">Мне бы хотелось</text:span><text:span text:style-name="T2055">, чтобы </text:span><text:span text:style-name="T3725">именно вы</text:span><text:span text:style-name="T2055"> </text:span><text:span text:style-name="T3725">стали</text:span><text:span text:style-name="T2055"> счастливой! </text:span><text:span text:style-name="T3725">Неужели</text:span><text:span text:style-name="T2057"> </text:span><text:span text:style-name="T3725">вам </text:span><text:span text:style-name="T2057">не по</text:span><text:span text:style-name="T3725">нятно</text:span><text:span text:style-name="T2057">, что все мои </text:span><text:span text:style-name="T3725">помыслы </text:span><text:span text:style-name="T2057">направлены </text:span><text:span text:style-name="T2058">лишь</text:span><text:span text:style-name="T2057"> на то, чтобы сделать жизн</text:span><text:span text:style-name="T2061">ь</text:span><text:span text:style-name="T2057"> людей лучше — </text:span><text:span text:style-name="T3725">уютнее и счастливее</text:span><text:span text:style-name="T2057">? </text:span><text:span text:style-name="T2059">Я не </text:span><text:span text:style-name="T3725">желаю</text:span><text:span text:style-name="T2059"> чтобы кто-</text:span><text:span text:style-name="T3725">то</text:span><text:span text:style-name="T2059"> печалился, для меня </text:span><text:span text:style-name="T3726">ценна</text:span><text:span text:style-name="T3725"> жизнь </text:span><text:span text:style-name="T2059">кажд</text:span><text:span text:style-name="T3725">ого человека</text:span><text:span text:style-name="T2059">!</text:span>»</text:p>
      <text:p text:style-name="P440">«<text:span text:style-name="T2060">Ты так добр! Одному Богу известно, </text:span><text:span text:style-name="T2062">как </text:span><text:span text:style-name="T3726">могли сложиться</text:span><text:span text:style-name="T2062"> наши судьбы, если бы </text:span><text:span text:style-name="T2080">не твоё появление </text:span><text:span text:style-name="T3726">здесь</text:span><text:span text:style-name="T2062">! </text:span><text:span text:style-name="T3726">Теперь иди, продолжай свои благие дела</text:span><text:span text:style-name="T2063">... </text:span><text:span text:style-name="T3726">М</text:span><text:span text:style-name="T2063">не </text:span><text:span text:style-name="T3726">стало </text:span><text:span text:style-name="T2063">намного лучше. </text:span><text:span text:style-name="T3726">Спасибо!</text:span>»</text:p>
      <text:p text:style-name="P442"><text:span text:style-name="T3747">Легонько п</text:span><text:span text:style-name="T3744">оцеловав её </text:span><text:span text:style-name="T3745">на прощание</text:span>, Робин <text:span text:style-name="T3745">у</text:span>шёл. <text:span text:style-name="T2064">Он несколько часов бродил в одиночестве, размышляя о том, что создал. </text:span><text:span text:style-name="T2065">Окружавшие его люди </text:span><text:span text:style-name="T3726">увер</text:span><text:span text:style-name="T3728">овали</text:span><text:span text:style-name="T2065">, что он — Спасител</text:span><text:span text:style-name="T3726">ь</text:span><text:span text:style-name="T2065">, </text:span><text:span text:style-name="T3764">сошедший</text:span><text:span text:style-name="T2065"> </text:span><text:span text:style-name="T3726">с Небес</text:span><text:span text:style-name="T2065">, <text:s/></text:span><text:span text:style-name="T3746">и </text:span><text:span text:style-name="T2065">вырва</text:span><text:span text:style-name="T3726">вший</text:span><text:span text:style-name="T2065"> их </text:span><text:span text:style-name="T3726">ничтожные жизни </text:span><text:span text:style-name="T2065">из </text:span><text:span text:style-name="T3726">когтей</text:span><text:span text:style-name="T2065"> </text:span><text:span text:style-name="T3726">беспощадной</text:span><text:span text:style-name="T2065"> Системы. </text:span><text:span text:style-name="T2067">Они </text:span><text:span text:style-name="T3729">были </text:span><text:span text:style-name="T2067">готовы целовать землю, по которой </text:span><text:span text:style-name="T3730">он </text:span><text:span text:style-name="T2067">ходи</text:span><text:span text:style-name="T3732">л</text:span><text:span text:style-name="T3727">, </text:span><text:span text:style-name="T2067">и не </text:span><text:span text:style-name="T2071">жела</text:span><text:span text:style-name="T3729">ли</text:span><text:span text:style-name="T2071"> замечать</text:span><text:span text:style-name="T2067"> </text:span><text:span text:style-name="T3729">в нём </text:span><text:span text:style-name="T2067">ни </text:span><text:span text:style-name="T3788">единого</text:span><text:span text:style-name="T3728"> </text:span><text:span text:style-name="T2067">недостатка! </text:span><text:span text:style-name="T2066">Но это </text:span><text:span text:style-name="T3727">заблуждение!</text:span><text:span text:style-name="T2066"> </text:span><text:span text:style-name="T3727">Т</text:span><text:span text:style-name="T2066">ак не должно </text:span><text:span text:style-name="T3765">быть</text:span><text:span text:style-name="T2066">!</text:span><text:span text:style-name="T2067"> </text:span><text:span text:style-name="T3728">И</text:span><text:span text:style-name="T2069">стина </text:span><text:span text:style-name="T3730">заключалась</text:span><text:span text:style-name="T3729"> в том, </text:span><text:span text:style-name="T2069">что </text:span><text:span text:style-name="T2068">он </text:span><text:span text:style-name="T3729">не являлся</text:span><text:span text:style-name="T2068"> </text:span><text:span text:style-name="T3729">ни б</text:span><text:span text:style-name="T2068">ог</text:span><text:span text:style-name="T3729">ом </text:span><text:span text:style-name="T3732">и</text:span><text:span text:style-name="T3729"> ни святым</text:span><text:span text:style-name="T2069">,</text:span><text:span text:style-name="T2068"> </text:span><text:span text:style-name="T3730">а просто случайно оказавшимся не на своём месте путешественником во времени</text:span><text:span text:style-name="T3729"> — </text:span><text:span text:style-name="T2072">юнош</text:span><text:span text:style-name="T3729">а</text:span><text:span text:style-name="T2068"> </text:span><text:span text:style-name="T3730">хорошо</text:span><text:span text:style-name="T2068"> </text:span><text:span text:style-name="T3729">понимал это</text:span><text:span text:style-name="T2068">. </text:span><text:span text:style-name="T2070">С</text:span><text:span text:style-name="T2068">лишком хорошо, чёрт </text:span><text:span text:style-name="T3731">побери</text:span><text:span text:style-name="T2068">!</text:span></text:p>
      <text:p text:style-name="P441"/>
      <text:p text:style-name="P443"><text:soft-page-break/>Он трансформировал себя в орла и взмыл <text:span text:style-name="T3719">в небеса</text:span>, кружа вокруг центральной части города <text:span text:style-name="T3719">и</text:span> <text:span text:style-name="T2073">внимательно след</text:span><text:span text:style-name="T3719">я</text:span><text:span text:style-name="T2073"> за тем, чтобы все </text:span><text:span text:style-name="T2074">горожане </text:span><text:span text:style-name="T2073">были счастливы </text:span><text:span text:style-name="T2075">и довольны жизнью</text:span><text:span text:style-name="T2073">. </text:span><text:span text:style-name="T2076">Для местных </text:span><text:span text:style-name="T3719">жителей </text:span><text:span text:style-name="T2076">он стал олицетворять собой </text:span><text:span text:style-name="T3719">справедливость</text:span><text:span text:style-name="T2076"> и порядок, </text:span><text:span text:style-name="T3719">и</text:span><text:span text:style-name="T2076"> за ним </text:span><text:span text:style-name="T3719">всегда </text:span><text:span text:style-name="T2076">оставалось последнее слово при вынесении </text:span><text:span text:style-name="T3719">судебных решений</text:span><text:span text:style-name="T2076"> в </text:span><text:span text:style-name="T3719">тех редких случаях,</text:span><text:span text:style-name="T2076"> </text:span><text:span text:style-name="T3719">когда совершались какие-либо </text:span><text:span text:style-name="T2076">пр</text:span><text:span text:style-name="T3719">еступления закона</text:span><text:span text:style-name="T2076">.</text:span></text:p>
      <text:p text:style-name="P443"/>
      <text:p text:style-name="P444">В тот день у Джимм<text:span text:style-name="T2094">и</text:span> был день рождения — ему исполнилось тридцать два года. Однако <text:span text:style-name="T2093">ощущение постоянной </text:span>тревог<text:span text:style-name="T2093">и и чувство ответственности за каждого члена банды</text:span> <text:span text:style-name="T2093">оставили </text:span><text:span text:style-name="T3719">на его челе свой заметный </text:span><text:span text:style-name="T2093">отпечаток — </text:span><text:span text:style-name="T2096">в действительности </text:span><text:span text:style-name="T2093">он выглядел </text:span><text:span text:style-name="T3719">гораздо старше </text:span><text:span text:style-name="T2093">пят</text:span><text:span text:style-name="T3719">идесяти</text:span><text:span text:style-name="T2093">. </text:span><text:span text:style-name="T3719">Его л</text:span><text:span text:style-name="T2095">ицо </text:span><text:span text:style-name="T3719">стало морщинистым</text:span><text:span text:style-name="T2095">, а волосы </text:span><text:span text:style-name="T3719">изрядно </text:span><text:span text:style-name="T2095">поседели.</text:span></text:p>
      <text:p text:style-name="P501"/>
      <text:p text:style-name="P501">Трудная жизнь приучила Джимми ценить комфортные условия, <text:span text:style-name="T3750">однако</text:span> <text:span text:style-name="T3750">до</text:span><text:span text:style-name="T3719"> наступления войны, </text:span>в те <text:span text:style-name="T2098">счастливые </text:span>годы, когда <text:span text:style-name="T3750">он </text:span>работал журналистом <text:span text:style-name="T2097">и получал за это приличн</text:span><text:span text:style-name="T3748">ое</text:span><text:span text:style-name="T2097"> </text:span><text:span text:style-name="T3719">вознаграждени</text:span><text:span text:style-name="T3748">е, </text:span><text:span text:style-name="T3750">он не придавал им особого значения.</text:span> <text:span text:style-name="T3719">Как и в конце тридцатых годов, никто из людей не верил в </text:span><text:span text:style-name="T3766">возможность</text:span><text:span text:style-name="T3719"> войны, старательно </text:span><text:span text:style-name="T3750">игнорируя</text:span><text:span text:style-name="T3719"> признак</text:span><text:span text:style-name="T3750">и</text:span><text:span text:style-name="T3719"> её неумолимого приближения. </text:span><text:span text:style-name="T3748">Джимми не являлся исключением. </text:span><text:span text:style-name="T3750">Сразу п</text:span><text:span text:style-name="T2099">осле того, как на город была сброшена первая бомба, он потерял жену и обоих детей. </text:span><text:span text:style-name="T2100">Сейчас </text:span><text:span text:style-name="T3752">он</text:span><text:span text:style-name="T2100"> мечтал </text:span><text:span text:style-name="T3767">лишь </text:span><text:span text:style-name="T2100">о возможности вернуться в прошлое и потратить все свои сбережения на постройку б</text:span><text:span text:style-name="T3750">омбоубежища</text:span><text:span text:style-name="T2100">, а также овладеть необходимыми для выживания знаниями,</text:span><text:span text:style-name="T2102"> </text:span><text:span text:style-name="T3757">но</text:span><text:span text:style-name="T2108"> было </text:span><text:span text:style-name="T3758">слишком </text:span><text:span text:style-name="T2108">поздно.</text:span></text:p>
      <text:p text:style-name="P445">В качестве подарка Робин решил объявить его <text:span text:style-name="T2101">главой </text:span><text:span text:style-name="T3749">местного самоуправления</text:span>.</text:p>
      <text:p text:style-name="P446">«Робин, нет! <text:span text:style-name="T3750">Мне не нужно этого</text:span>! <text:span text:style-name="T3750">Мои дни сочтены</text:span><text:span text:style-name="T2103">… </text:span><text:span text:style-name="T2104">Р</text:span><text:span text:style-name="T2103">азве ты не </text:span><text:span text:style-name="T3751">заметил</text:span><text:span text:style-name="T3750"> </text:span><text:span text:style-name="T3753">россыпь </text:span><text:span text:style-name="T3750">пят</text:span><text:span text:style-name="T3753">ен</text:span><text:span text:style-name="T3750"> на моей коже</text:span><text:span text:style-name="T2103">? </text:span><text:span text:style-name="T3751">Никаких сомнений — это </text:span><text:span text:style-name="T2104">рак. </text:span><text:span text:style-name="T2105">Пожалуйста, </text:span><text:span text:style-name="T3754">руководи сам! Я д</text:span><text:span text:style-name="T2107">умаю</text:span><text:span text:style-name="T2103">, что многие согласятся с </text:span><text:span text:style-name="T3754">таким решением</text:span><text:span text:style-name="T2103">. </text:span><text:span text:style-name="T2106">Зачем тебе передавать свои полномочия? </text:span><text:span text:style-name="T3754">Надеюсь, ты не собираешься покинуть нас</text:span><text:span text:style-name="T2109">?</text:span>»</text:p>
      <text:p text:style-name="P447">Наступила тишина. <text:span text:style-name="T3755">Поскольку ответ так и не прозвучал, </text:span>Джимми <text:span text:style-name="T3755">решил </text:span>повтори<text:span text:style-name="T3755">ть</text:span> свой вопрос:</text:p>
      <text:p text:style-name="P447">«<text:span text:style-name="T2110">Ты не уйдёшь от нас? Не уходи, мы нуждаемся в тебе. </text:span><text:span text:style-name="T2111">Что </text:span><text:span text:style-name="T3755">нам делать</text:span><text:span text:style-name="T2111"> когда сюда вернётся Система? </text:span><text:span text:style-name="T2171">Чтобы выжить, н</text:span><text:span text:style-name="T2111">ам </text:span><text:span text:style-name="T3755">необходимы</text:span><text:span text:style-name="T2111"> твои способности. </text:span><text:span text:style-name="T2112">Нам нужны твои знания, чтобы строить новые дома и новые генераторы. </text:span><text:span text:style-name="T2113">Предстоит ещё очень много работы и </text:span><text:span text:style-name="T2124">без тебя нам будет </text:span><text:span text:style-name="T3768">очень </text:span><text:span text:style-name="T2124">трудно</text:span><text:span text:style-name="T2113">.</text:span><text:span text:style-name="T2111">»</text:span></text:p>
      <text:p text:style-name="P449">От сказанного Робин потерял дар речи. <text:span text:style-name="T2114">Он попытался произнести хотя бы слово, но закашлялся и не смог. </text:span><text:span text:style-name="T3755">Ч</text:span><text:span text:style-name="T2114">то он мог сказать </text:span><text:span text:style-name="T3755">им</text:span><text:span text:style-name="T2114">? </text:span><text:span text:style-name="T2115"><text:s/></text:span><text:span text:style-name="T2116">Он знал, что все эти потерявшие покой люди хотели услышать его «нет» </text:span><text:span text:style-name="T2125">—</text:span><text:span text:style-name="T2116"> хотели, чтобы он остался с ними </text:span><text:span text:style-name="T3755">навечно</text:span><text:span text:style-name="T2116">. Возможно, ему следовало рассказать о себе </text:span><text:span text:style-name="T3755">всю правду, и</text:span><text:span text:style-name="T2116"> </text:span><text:span text:style-name="T3755">т</text:span><text:span text:style-name="T2117">огда они </text:span><text:span text:style-name="T3755">бы </text:span><text:span text:style-name="T3789">поняли</text:span><text:span text:style-name="T2117">, что </text:span><text:span text:style-name="T3756">когда-нибудь</text:span><text:span text:style-name="T2117"> ему прид</text:span><text:span text:style-name="T2118">ётся </text:span><text:span text:style-name="T3756">уйти</text:span><text:span text:style-name="T2117">. </text:span><text:span text:style-name="T3756">Но </text:span><text:span text:style-name="T3769">для этого </text:span><text:span text:style-name="T3756">у</text:span><text:span text:style-name="T2119"> него не хватало </text:span><text:span text:style-name="T3769">смелости</text:span><text:span text:style-name="T2119">.</text:span></text:p>
      <text:p text:style-name="P448">«<text:span text:style-name="T2120">Нет! Конечно, мы не расстанемся! Вы навсегда останетесь со мной в мо</text:span><text:span text:style-name="T3759">ём сердце</text:span><text:span text:style-name="T2120">!</text:span>»</text:p>
      <text:p text:style-name="P450">Тщательно подобранные слова немного п<text:span text:style-name="T3769">од</text:span>бодрили <text:span text:style-name="T3770">всех </text:span>присутствующих. <text:span text:style-name="T2121">Робин изобразил на лице улыбку, хотя на самом деле на его душе скребли кошки. </text:span><text:span text:style-name="T2122">Чувствуя, что </text:span><text:span text:style-name="T3760">не стоит</text:span><text:span text:style-name="T2122"> показывать </text:span><text:span text:style-name="T3760">людям </text:span><text:span text:style-name="T2122">свою печаль, он смеялся и шутил вместе с остальными, </text:span><text:span text:style-name="T3760">убеждая себя</text:span><text:span text:style-name="T2122">, что с</text:span><text:span text:style-name="T3772">мог</text:span><text:span text:style-name="T2122"> о</text:span><text:span text:style-name="T3771">бмануть людей</text:span><text:span text:style-name="T2122">.</text:span></text:p>
      <text:p text:style-name="P450"/>
      <text:p text:style-name="P450">«<text:span text:style-name="T2123">Профессор Фергер, я не хочу возвращаться! </text:span><text:span text:style-name="T2125">Вы же видите </text:span><text:span text:style-name="T3773">сами </text:span><text:span text:style-name="T2125">— </text:span><text:span text:style-name="T3761">эти </text:span><text:span text:style-name="T2125">люди </text:span><text:span text:style-name="T3761">полностью </text:span><text:span text:style-name="T2125">зависят от меня. </text:span><text:span text:style-name="T3773">Да, я</text:span><text:span text:style-name="T2126"> понимаю, что не должен был становиться настолько важны</text:span><text:span text:style-name="T2128">м </text:span><text:span text:style-name="T3773">для них</text:span><text:span text:style-name="T2128">.</text:span><text:span text:style-name="T2126"> Но что </text:span><text:span text:style-name="T3773">случится</text:span><text:span text:style-name="T2129">, когда</text:span><text:span text:style-name="T2126"> я </text:span><text:span text:style-name="T3773">уйду</text:span><text:span text:style-name="T2126">? </text:span><text:span text:style-name="T2127">Вы же слышали — они боятся </text:span><text:span text:style-name="T3774">ответных действий</text:span><text:span text:style-name="T2127"> Систем</text:span><text:span text:style-name="T3774">ы, </text:span><text:span text:style-name="T2130">когда</text:span><text:span text:style-name="T2127"> </text:span><text:span text:style-name="T3775">повсюду</text:span><text:span text:style-name="T3774"> станет известно</text:span><text:span text:style-name="T2127">, что </text:span><text:span text:style-name="T3774">именно </text:span><text:span text:style-name="T2127">произошло здесь, в Саутгемптоне. </text:span><text:span text:style-name="T3774">Эти события не за горами</text:span><text:span text:style-name="T2131">, </text:span><text:span text:style-name="T3774">поскольку</text:span><text:span text:style-name="T2131"> </text:span><text:span text:style-name="T3790">обратно </text:span><text:span text:style-name="T3776">к ним</text:span><text:span text:style-name="T2131"> не вернул</text:span><text:span text:style-name="T3776">и</text:span><text:span text:style-name="T2131">сь уже девять кораблей снабжения!</text:span>»</text:p>
      <text:p text:style-name="P450">«<text:span text:style-name="T2132">Робин,</text:span>» - <text:span text:style-name="T2132">начал успокаивать его профессор,</text:span></text:p>
      <text:p text:style-name="P450">«<text:span text:style-name="T2132">Они больше не нуждаются в тебе. Эти люд</text:span><text:span text:style-name="T3778">и</text:span><text:span text:style-name="T2132"> </text:span><text:span text:style-name="T3778">хотят</text:span><text:span text:style-name="T2132"> </text:span><text:span text:style-name="T3778">лишь</text:span><text:span text:style-name="T2132"> тво</text:span><text:span text:style-name="T3778">его</text:span><text:span text:style-name="T2132"> покровительств</text:span><text:span text:style-name="T3778">а</text:span><text:span text:style-name="T2132"> и </text:span><text:span text:style-name="T3777">они не желают принимать на себя всю полноту ответственности!</text:span><text:span text:style-name="T2132"> </text:span><text:span text:style-name="T2133">Ты почти полностью, своими руками, создал их новый мир </text:span><text:span text:style-name="T2134">и они принимают </text:span><text:span text:style-name="T2136">его</text:span><text:span text:style-name="T2134"> как должное. </text:span><text:span text:style-name="T2135">Ты </text:span><text:span text:style-name="T3777">даёшь им всё, что нужно, порождая в них лень!</text:span>»</text:p>
      <text:p text:style-name="P450"><text:soft-page-break/>«<text:span text:style-name="T2137">Нет, вы ошибаетесь! </text:span><text:span text:style-name="T2138">Они видят во мне не только того, кто </text:span><text:span text:style-name="T3778">даёт им всё необходимое</text:span><text:span text:style-name="T2138">. Они по-настоящему любят меня! Как человека, как личность! </text:span><text:span text:style-name="T2139">Вчера одна женщина сердечно благодарила меня за то, что я п</text:span><text:span text:style-name="T3779">отратил</text:span><text:span text:style-name="T2139"> время, </text:span><text:span text:style-name="T2140">пытаясь</text:span><text:span text:style-name="T2139"> её </text:span><text:span text:style-name="T2140">утешить</text:span><text:span text:style-name="T2139">! </text:span><text:span text:style-name="T3778">Н</text:span><text:span text:style-name="T2141">е говорите мне о том, что они не ценят </text:span><text:span text:style-name="T3778">мою </text:span><text:span text:style-name="T2141">поддержку!</text:span>»</text:p>
      <text:p text:style-name="P450">«<text:span text:style-name="T2142">Ты забываешь о главной цели своего пребывания </text:span><text:span text:style-name="T3780">в этом мире</text:span><text:span text:style-name="T2142">. </text:span><text:span text:style-name="T2143">Помни — в первую очередь нам нужно предотвратить ядерную войну. </text:span><text:span text:style-name="T2144">Если мы достигнем </text:span><text:span text:style-name="T2147">этого</text:span><text:span text:style-name="T2144">, то не случится ни боли, ни лишений, которые испытали </text:span><text:span text:style-name="T3780">все </text:span><text:span text:style-name="T2144">эти люди. </text:span><text:span text:style-name="T2145">Они не потеряют свои семьи, а те, ко</text:span><text:span text:style-name="T2148">го </text:span><text:span text:style-name="T2149">Система </text:span><text:span text:style-name="T2145">искромсала </text:span><text:span text:style-name="T2146">на куски</text:span><text:span text:style-name="T2145">, останутся жить!</text:span>»</text:p>
      <text:p text:style-name="P450">«<text:span text:style-name="T2150">Вы сами произнесли это слово — «Е</text:span><text:span text:style-name="T2151">СЛИ</text:span><text:span text:style-name="T2150">»! Понимаете? </text:span><text:span text:style-name="T2442">Вы</text:span><text:span text:style-name="T2150"> </text:span><text:span text:style-name="T2442">не </text:span><text:span text:style-name="T2150">увере</text:span><text:span text:style-name="T2442">ны</text:span><text:span text:style-name="T2150"> в том, что всё получится! </text:span><text:span text:style-name="T2152">А если ничего не выйдет? </text:span><text:span text:style-name="T2153">Это будет означать, что я бросил их на произвол судьбы! Нет, покидать это место слишком рискованно. </text:span><text:span text:style-name="T2154">Я не считаю это разумным решением!</text:span>»</text:p>
      <text:p text:style-name="P450">«<text:span text:style-name="T2155">Без твоих уникальных способностей у нас не будет ни одного шанса на успех! </text:span><text:span text:style-name="T2156">Ты выполнишь любое задание быстрее, чем мы его обдумаем! </text:span><text:span text:style-name="T2157">Я помню то время, когда ты с готовностью брался за любое дело, даже за то, которое всем казалось невыполнимым! </text:span><text:span text:style-name="T2158">А теперь скажи мне — что случилось с тем Робином, которого все мы когда-то знали?</text:span>»</text:p>
      <text:p text:style-name="P451">«Тогда всё было по-другому — я не чувствовал за собой ответственности за жизни людей! <text:span text:style-name="T2160">Они беспомощны и я</text:span><text:span text:style-name="T2159"> не могу </text:span><text:span text:style-name="T2170">их </text:span><text:span text:style-name="T2159">бросить! </text:span><text:span text:style-name="T2161">Если я отвернусь от них, мне не будет оправдани</text:span><text:span text:style-name="T2164">й</text:span><text:span text:style-name="T2161">!</text:span>»</text:p>
      <text:p text:style-name="P451">«<text:span text:style-name="T2162">А как насчёт нас? А как насчёт жизней миллиардов ни в чём не повинных людей, живущих на Земле? </text:span><text:span text:style-name="T2163">Ты поворачиваешься к нам спиной? Робин, я думал, что ты любишь </text:span><text:span text:style-name="T2165">нас</text:span><text:span text:style-name="T2163">! </text:span><text:span text:style-name="T2166">Прошу тебя, вернись! Пожалуйста!</text:span>»</text:p>
      <text:p text:style-name="P451">«<text:span text:style-name="T2167">Это нечестно! </text:span><text:span text:style-name="T2802">Зачем в</text:span><text:span text:style-name="T2167">ы пытаетесь меня шантажировать? </text:span><text:span text:style-name="T2168">Вы </text:span><text:span text:style-name="T2802">же </text:span><text:span text:style-name="T2168">знаете, что я люблю всех! Вы не </text:span><text:span text:style-name="T3780">должны</text:span><text:span text:style-name="T2168"> говорить </text:span><text:span text:style-name="T2800">со мной </text:span><text:span text:style-name="T3780">в такой манере</text:span><text:span text:style-name="T2168">, </text:span><text:span text:style-name="T2800">принуждая к возвращению</text:span><text:span text:style-name="T2168">! </text:span><text:span text:style-name="T2169">Вы </text:span><text:span text:style-name="T2802">просто </text:span><text:span text:style-name="T2169">злоупотребляете мо</text:span><text:span text:style-name="T2801">ей привязанностью к вам</text:span><text:span text:style-name="T2169">!</text:span>»</text:p>
      <text:p text:style-name="P452">«П<text:span text:style-name="T2803">ожалуйста, </text:span>возвращайся!» - воззвал профессор,</text:p>
      <text:p text:style-name="P453">«Дай нам <text:span text:style-name="T2804">хотя бы один </text:span>шанс пережить войну и её последствия! Разве ты не понял — <text:span text:style-name="T2800">в Саутгемптоне будущего </text:span>никого из нас нет <text:span text:style-name="T2804">в живых</text:span>! <text:span text:style-name="T2804">Это же ясно, как Божий день </text:span>— мы не смогли выжить! <text:span text:style-name="T2804">М</text:span><text:span text:style-name="T2172">ожет быть, если ты </text:span><text:span text:style-name="T2804">решишь </text:span><text:span text:style-name="T2172">верн</text:span><text:span text:style-name="T2804">уться</text:span><text:span text:style-name="T2172">, у нас появится </text:span><text:span text:style-name="T2804">возможность </text:span><text:span text:style-name="T2172">дожить до старости </text:span><text:span text:style-name="T2804">в спокойствии и мире</text:span><text:span text:style-name="T2172">.</text:span>»</text:p>
      <text:p text:style-name="P452">«<text:span text:style-name="T2172">О</text:span><text:span text:style-name="T2804">х</text:span><text:span text:style-name="T2172">, </text:span><text:span text:style-name="T2184">я </text:span><text:span text:style-name="T2172">не знаю, </text:span><text:span text:style-name="T2804">что мне делать</text:span><text:span text:style-name="T2172">!</text:span>»</text:p>
      <text:p text:style-name="P452">«<text:span text:style-name="T2172">Подумай об этом, Робин! </text:span><text:span text:style-name="T2805">М</text:span><text:span text:style-name="T2173">ы </text:span><text:span text:style-name="T2805">все понимаем</text:span><text:span text:style-name="T2173">, что мир, частью которого ты являешься </text:span><text:span text:style-name="T2805">в настоящее время</text:span><text:span text:style-name="T2173"> — это </text:span><text:span text:style-name="T2805">наше </text:span><text:span text:style-name="T2173">будущее. </text:span><text:span text:style-name="T2174">Но в таком случае </text:span><text:span text:style-name="T2175">ты можешь рассматривать его </text:span><text:span text:style-name="T2176">сквозь</text:span><text:span text:style-name="T2175"> призму логики, </text:span><text:span text:style-name="T2176">то есть </text:span><text:span text:style-name="T2175">считать его </text:span><text:span text:style-name="T2805">не более, чем</text:span><text:span text:style-name="T2177"> </text:span><text:span text:style-name="T2805">обыкновенным </text:span><text:span text:style-name="T2175">сном. </text:span><text:span text:style-name="T2178">Ты </text:span><text:span text:style-name="T2800">просто обязан</text:span><text:span text:style-name="T2178"> пробудиться и </text:span><text:span text:style-name="T2799">передать</text:span><text:span text:style-name="T2178"> людям </text:span><text:span text:style-name="T2799">те</text:span><text:span text:style-name="T2178"> знания, которые п</text:span><text:span text:style-name="T2805">риобрёл</text:span><text:span text:style-name="T2178"> — </text:span><text:span text:style-name="T2179">и тогда </text:span><text:span text:style-name="T2805">с</text:span><text:span text:style-name="T2179">он </text:span><text:span text:style-name="T2800">точно </text:span><text:span text:style-name="T2179">не с</text:span><text:span text:style-name="T2805">танет вещим</text:span><text:span text:style-name="T2179">. Ты </text:span><text:span text:style-name="T2805">обязан</text:span><text:span text:style-name="T2179"> помочь нам! </text:span><text:span text:style-name="T2800">И</text:span><text:span text:style-name="T2179">ли хотя бы попытаться помочь! </text:span><text:span text:style-name="T2800">Пожалуйста, сделай это ради меня!</text:span><text:span text:style-name="T2180"> </text:span><text:span text:style-name="T2806">Сделай это ради всех нас! </text:span><text:span text:style-name="T2180">Бол</text:span><text:span text:style-name="T2800">ее</text:span><text:span text:style-name="T2180"> я не скажу н</text:span><text:span text:style-name="T2800">и слова</text:span><text:span text:style-name="T2180">. У тебя </text:span><text:span text:style-name="T2800">есть достаточно</text:span><text:span text:style-name="T2180"> врем</text:span><text:span text:style-name="T2800">ени</text:span><text:span text:style-name="T2180"> обдумать всё, о чём мы </text:span><text:span text:style-name="T2800">по</text:span><text:span text:style-name="T2180">говорили. К</text:span><text:span text:style-name="T2800">ак только</text:span><text:span text:style-name="T2180"> </text:span><text:span text:style-name="T2806">ты </text:span><text:span text:style-name="T2180">примешь решение — </text:span><text:span text:style-name="T2806">сразу же </text:span><text:span text:style-name="T2180">сообщи мне о нём.</text:span>»</text:p>
      <text:p text:style-name="P452"/>
      <text:p text:style-name="P454">ПЯТАЯ ГЛАВА</text:p>
      <text:p text:style-name="P454"/>
      <text:p text:style-name="P454">ВОЗВРАЩЕНИЕ ДОМОЙ</text:p>
      <text:p text:style-name="P454"/>
      <text:p text:style-name="P454">ПРОФЕССОР <text:span text:style-name="T2808">ВМЕСТЕ СО СВОИМИ СТУДЕНТАМИ</text:span> <text:span text:style-name="T2808">СТАЛИ ИСПЫТЫВАТЬ</text:span> БЕСПОКО<text:span text:style-name="T2808">ЙСТВО</text:span>, ПОСКОЛЬКУ <text:span text:style-name="T2808">ОНИ </text:span>НЕ ПОЛУЧ<text:span text:style-name="T2807">А</text:span>ЛИ ОТ РОБИНА никак<text:span text:style-name="T2807">их</text:span> <text:span text:style-name="T2807">известий</text:span>. Всё, что они могли <text:span text:style-name="T2241">видеть</text:span> — это как он, в облике орла, бесцельно <text:span text:style-name="T2809">кружит</text:span> над землей.</text:p>
      <text:p text:style-name="P455"><text:span text:style-name="T2815">С</text:span>ильны<text:span text:style-name="T3430">е</text:span> <text:span text:style-name="T2815">порыв</text:span><text:span text:style-name="T3430">ы</text:span><text:span text:style-name="T2815"> </text:span>вет<text:span text:style-name="T2815">ра</text:span> <text:span text:style-name="T2815">за</text:span><text:span text:style-name="T3430">тягивали</text:span><text:span text:style-name="T2815"> в себя</text:span> <text:span text:style-name="T2191">дорожную </text:span>пыль и <text:span text:style-name="T3430">прочий </text:span>р<text:span text:style-name="T2815">азнообразный</text:span> мусор, <text:span text:style-name="T2815">находящи</text:span><text:span text:style-name="T3430">йся </text:span><text:span text:style-name="T2815">на его пути.</text:span> Когда <text:span text:style-name="T2815">ветер</text:span> сталкивался с препятствиями, был<text:span text:style-name="T2819">и</text:span> отчётливо слыш<text:span text:style-name="T2819">ны</text:span><text:span text:style-name="T2815"> звук</text:span><text:span text:style-name="T2819">и</text:span><text:span text:style-name="T2815"> разбивающихся и разлетающихся в клочья кусков картона и фанеры</text:span>.</text:p>
      <text:p text:style-name="P456">Люди <text:span text:style-name="T2816">исчезли</text:span> <text:span text:style-name="T2816">с </text:span>улиц и <text:span text:style-name="T2819">повсюду </text:span>воцарилась <text:span text:style-name="T2818">гробовая </text:span>тишина. <text:span text:style-name="T2817">Пролетая над городом</text:span><text:span text:style-name="T2183">, </text:span>Робин больше не слыша<text:span text:style-name="T2839">л</text:span> <text:span text:style-name="T2839">ни </text:span><text:span text:style-name="T2831">их </text:span>смеха, <text:span text:style-name="T2839">ни</text:span><text:span text:style-name="T2820"> их счастливых восклицаний</text:span>.</text:p>
      <text:p text:style-name="P456"><text:soft-page-break/>Орёл приземлился и <text:span text:style-name="T2813">вернул себе своё</text:span> истинн<text:span text:style-name="T2899">ый</text:span>, человеческ<text:span text:style-name="T2899">ий</text:span> обли<text:span text:style-name="T2899">к</text:span>. <text:span text:style-name="T2821">Юноша</text:span><text:span text:style-name="T2181"> вошёл в свою обитель, в свой дом — единственное место, где он имел возможность побыть в одиночестве. </text:span><text:span text:style-name="T2182">Когда </text:span><text:span text:style-name="T2811">он</text:span><text:span text:style-name="T2182"> находился внутри, никто не </text:span><text:span text:style-name="T2810">пытался </text:span><text:span text:style-name="T2182">беспокои</text:span><text:span text:style-name="T2810">ть</text:span><text:span text:style-name="T2182"> его, </text:span><text:span text:style-name="T2810">не имея </text:span><text:span text:style-name="T2845">на то</text:span><text:span text:style-name="T2810"> </text:span><text:span text:style-name="T2822">веских оснований</text:span><text:span text:style-name="T2182">.</text:span></text:p>
      <text:p text:style-name="P457"><text:span text:style-name="T2823">Робин</text:span> находился в жутком смятении чувств и <text:span text:style-name="T2846">с трудом удерживал себя от того, чтобы не </text:span><text:s/>ра<text:span text:style-name="T2812">зрыдаться</text:span>. Глубоко внутри <text:span text:style-name="T2186">себя </text:span><text:span text:style-name="T2823">он</text:span> <text:span text:style-name="T2824">осознавал</text:span>, что профессор <text:span text:style-name="T2824">был </text:span>прав и <text:span text:style-name="T2188">что </text:span>его рассуждения <text:span text:style-name="T2825">точны</text:span>, но одновременно с этим <text:span text:style-name="T2185">он </text:span>чувствовал, <text:span text:style-name="T2187">что </text:span><text:span text:style-name="T2833">теперь </text:span><text:span text:style-name="T2187">является частью </text:span><text:span text:style-name="T2833">этого </text:span><text:span text:style-name="T2187">нового мира. </text:span><text:span text:style-name="T2826">Ведь э</text:span><text:span text:style-name="T2189">то он, </text:span><text:span text:style-name="T2192">Робин,</text:span><text:span text:style-name="T2189"> создал </text:span><text:span text:style-name="T2828">его именно</text:span><text:span text:style-name="T2826"> таким</text:span><text:span text:style-name="T2189">! </text:span><text:span text:style-name="T2832">Этот мир</text:span><text:span text:style-name="T2189"> принадлежал ему </text:span><text:span text:style-name="T2832">одному</text:span><text:span text:style-name="T2189">, и все живущие здесь люди </text:span><text:span text:style-name="T2827">беспрекословно </text:span><text:span text:style-name="T2829">подчинялись</text:span><text:span text:style-name="T2227"> </text:span><text:span text:style-name="T2832">каждому </text:span><text:span text:style-name="T2839">его </text:span><text:span text:style-name="T2832">слову</text:span><text:span text:style-name="T2189">! </text:span><text:span text:style-name="T2190">Робин придумал </text:span><text:span text:style-name="T2830">и внедрил</text:span><text:span text:style-name="T2190"> </text:span><text:span text:style-name="T2830">принципиально </text:span><text:span text:style-name="T2190">новую форму правления, в которую он вложил все свои представления о</text:span><text:span text:style-name="T2208">б</text:span><text:span text:style-name="T2190"> </text:span><text:span text:style-name="T2208">истинной </text:span><text:span text:style-name="T2190">демократии. </text:span><text:span text:style-name="T2814">Здесь к</text:span><text:span text:style-name="T2190">аждый гражданин имел право </text:span><text:span text:style-name="T2847">голоса</text:span><text:span text:style-name="T2190"> </text:span><text:span text:style-name="T2193">по любому вопросу, начиная с </text:span><text:span text:style-name="T2194">того, чья очередь </text:span><text:span text:style-name="T2193">у</text:span><text:span text:style-name="T2194">би</text:span><text:span text:style-name="T2193">р</text:span><text:span text:style-name="T2194">ать </text:span><text:span text:style-name="T2193">территори</text:span><text:span text:style-name="T2195">ю</text:span><text:span text:style-name="T2193"> и заканчивая </text:span><text:span text:style-name="T2833">согласованием </text:span><text:span text:style-name="T2193">постройк</text:span><text:span text:style-name="T2833">и</text:span><text:span text:style-name="T2193"> новых </text:span><text:span text:style-name="T2834">сооружений</text:span><text:span text:style-name="T2193">. </text:span><text:span text:style-name="T2836">Любые</text:span><text:span text:style-name="T2196"> назначения на административные должности, </text:span><text:span text:style-name="T2836">в том числе и самого </text:span><text:span text:style-name="T2196">нижнего уровня, </text:span><text:span text:style-name="T2834">заранее и со всей </text:span><text:span text:style-name="T2196">тщательно</text:span><text:span text:style-name="T2834">стью</text:span><text:span text:style-name="T2196"> обсуждались всем</text:span><text:span text:style-name="T2835">и </text:span><text:span text:style-name="T2836">без исключения </text:span><text:span text:style-name="T2835">гражданами его государства</text:span><text:span text:style-name="T2196">. </text:span><text:span text:style-name="T2840">С первого дня пребывания здесь он пытался достичь именно этого</text:span><text:span text:style-name="T2197">, </text:span><text:span text:style-name="T2840">и</text:span><text:span text:style-name="T2197"> теперь </text:span><text:span text:style-name="T2840">с горестью осознавал</text:span><text:span text:style-name="T2197">, </text:span><text:span text:style-name="T2840">ч</text:span><text:span text:style-name="T2837">то </text:span><text:span text:style-name="T2197">все его мечты </text:span><text:span text:style-name="T2837">рухнут </text:span><text:span text:style-name="T2840">сразу </text:span><text:span text:style-name="T2842">же </text:span><text:span text:style-name="T2840">после того, как </text:span><text:span text:style-name="T2841">он покинет этот мир</text:span><text:span text:style-name="T2197">. </text:span><text:span text:style-name="T2848">Но теперь </text:span><text:span text:style-name="T2198">Робин было </text:span><text:span text:style-name="T2843">тесно связан с ним</text:span><text:span text:style-name="T2198"> множество</text:span><text:span text:style-name="T2843">м</text:span><text:span text:style-name="T2198"> приятных и счастливых воспоминаний. </text:span><text:span text:style-name="T2839">Здесь в</text:span><text:span text:style-name="T2200">се</text:span><text:span text:style-name="T2199"> стали настолько сплочёнными, что счастье и горести одного человека разделял</text:span><text:span text:style-name="T2844">и многие другие</text:span><text:span text:style-name="T2200">, окружавши</text:span><text:span text:style-name="T2844">е</text:span><text:span text:style-name="T2200"> его люд</text:span><text:span text:style-name="T2844">и</text:span><text:span text:style-name="T2200">.</text:span></text:p>
      <text:p text:style-name="P457">«<text:span text:style-name="T2201">Вы правы, профессор. Я </text:span><text:span text:style-name="T2849">должен </text:span><text:span text:style-name="T2201">верну</text:span><text:span text:style-name="T2849">ться</text:span><text:span text:style-name="T2201">, но мне </text:span><text:span text:style-name="T2849">безумно</text:span><text:span text:style-name="T2201"> жаль, что никогда больше мне не доведётся жить среди этих </text:span><text:span text:style-name="T2849">замечательных </text:span><text:span text:style-name="T2201">людей. </text:span><text:span text:style-name="T2850">Я сомневаюсь в том</text:span><text:span text:style-name="T2849">, что у меня получится </text:span><text:span text:style-name="T2850">легко </text:span><text:span text:style-name="T2849">приспособиться </text:span><text:span text:style-name="T2202">к </text:span><text:span text:style-name="T2849">условиям </text:span><text:span text:style-name="T2202">реально</text:span><text:span text:style-name="T2849">го</text:span><text:span text:style-name="T2202"> мир</text:span><text:span text:style-name="T2849">а после моего возвращения</text:span><text:span text:style-name="T2202">. </text:span><text:span text:style-name="T2207">У</text:span><text:span text:style-name="T2203">ехать отсюда </text:span><text:span text:style-name="T2205">по-настоящему просто </text:span><text:span text:style-name="T2203">невозможно — </text:span><text:span text:style-name="T2850">в своих воспоминаниях я останусь здесь навсегда</text:span><text:span text:style-name="T2204">!</text:span>»</text:p>
      <text:p text:style-name="P457">«<text:span text:style-name="T2206">Я рад, что ты </text:span><text:span text:style-name="T2851">сделал свой выбор</text:span><text:span text:style-name="T2206">. </text:span><text:span text:style-name="T2851">З</text:span><text:span text:style-name="T2210">наю</text:span><text:span text:style-name="T2208">, </text:span><text:span text:style-name="T2851">он </text:span><text:span text:style-name="T2208">был </text:span><text:span text:style-name="T2851">нелёгким</text:span><text:span text:style-name="T2208">, но, поверь мне, </text:span><text:span text:style-name="T2209">я не </text:span><text:span text:style-name="T2851">стал бы </text:span><text:span text:style-name="T2209">проси</text:span><text:span text:style-name="T2851">ть </text:span><text:span text:style-name="T2209">тебя уйти, если бы не был уверен в своих словах!»</text:span></text:p>
      <text:p text:style-name="P457">«<text:span text:style-name="T2851">У меня есть время на прощание</text:span><text:span text:style-name="T2211">?</text:span>»</text:p>
      <text:p text:style-name="P457">«<text:span text:style-name="T2211">Нет</text:span>» - <text:span text:style-name="T2211">ответил профессор после короткого раздумья.</text:span></text:p>
      <text:p text:style-name="P457">«<text:span text:style-name="T2212">Если </text:span><text:span text:style-name="T2852">уйдёшь от них не попрощавшись</text:span><text:span text:style-name="T2212">, то они </text:span><text:span text:style-name="T2852">обязательно подумают</text:span><text:span text:style-name="T2212">, что </text:span><text:span text:style-name="T2852">с тебя подстрелили</text:span><text:span text:style-name="T2212">, пока ты </text:span><text:span text:style-name="T2214">летал над чужими землями</text:span><text:span text:style-name="T2212">. </text:span><text:span text:style-name="T2213">Обрати внимание </text:span><text:span text:style-name="T2852">на то, как усилился ветер</text:span><text:span text:style-name="T2213"> — если не ошибаюсь, вскоре </text:span><text:span text:style-name="T3689">должна </text:span><text:span text:style-name="T2852">нач</text:span><text:span text:style-name="T3689">аться</text:span><text:span text:style-name="T2213"> буря!</text:span>»</text:p>
      <text:p text:style-name="P457">«<text:span text:style-name="T2853">Я всё понял</text:span><text:span text:style-name="T2215">. </text:span><text:span text:style-name="T2217">Наверное</text:span><text:span text:style-name="T2215">, вы правы. </text:span><text:span text:style-name="T2216">Так</text:span><text:span text:style-name="T2854">им образом люди не подумают</text:span><text:span text:style-name="T2216">, что я </text:span><text:span text:style-name="T2854">трусливо сбежал от них и</text:span><text:span text:style-name="T2217">, возможно, будут вспоминать обо мне с теплотой </text:span><text:span text:style-name="T2854">в их </text:span><text:span text:style-name="T2217">сердцах.</text:span>»</text:p>
      <text:p text:style-name="P457"/>
      <text:p text:style-name="P458">Теперь, <text:span text:style-name="T2855">после принятия решения о возвращении </text:span>Робин<text:span text:style-name="T2855">а</text:span>, все <text:span text:style-name="T2855">его </text:span>дальнейшие действия сводились к <text:span text:style-name="T2855">единственному</text:span> вопросу — как <text:span text:style-name="T2858">это </text:span>сделать? <text:span text:style-name="T2220">В </text:span><text:span text:style-name="T2858">мир </text:span><text:span text:style-name="T2220">будуще</text:span><text:span text:style-name="T2858">го</text:span><text:span text:style-name="T2220"> он попал, совершив путешествие во времени из своей спал</text:span><text:span text:style-name="T2221">ьни на Девоншир-роуд. </text:span><text:span text:style-name="T2222">Было </text:span><text:span text:style-name="T2856">бы </text:span><text:span text:style-name="T2222">логичным предположить, что </text:span><text:span text:style-name="T2856">в его </text:span><text:span text:style-name="T2859">нынешней</text:span><text:span text:style-name="T2222"> </text:span><text:span text:style-name="T2856">ситуации </text:span><text:span text:style-name="T2222">ему следует </text:span><text:span text:style-name="T2856">снова </text:span><text:span text:style-name="T2223">отправиться</text:span><text:span text:style-name="T2222"> на Девоншир-роуд и поискать </text:span><text:span text:style-name="T2856">то </text:span><text:span text:style-name="T2222">место, </text:span><text:span text:style-name="T2856">где </text:span><text:span text:style-name="T2222">когда-то располагался его дом, </text:span><text:span text:style-name="T2857">а</text:span><text:span text:style-name="T2222"> оттуда попытаться вернуться в </text:span><text:span text:style-name="T2859">прошлое</text:span><text:span text:style-name="T2222">. </text:span><text:span text:style-name="T2224">Однако это была всего лишь догадка, поскольку никто </text:span><text:span text:style-name="T2860">из них </text:span><text:span text:style-name="T2224">не </text:span><text:span text:style-name="T2860">обладал достоверными</text:span><text:span text:style-name="T2224"> сведени</text:span><text:span text:style-name="T2860">ями</text:span><text:span text:style-name="T2224"> о п</text:span><text:span text:style-name="T2860">утешествиях</text:span><text:span text:style-name="T2224"> во времени. </text:span><text:span text:style-name="T2860">Но д</text:span><text:span text:style-name="T2225">ругих предположений </text:span><text:span text:style-name="T2860">попросту не имелось, и </text:span><text:span text:style-name="T2225">было решено </text:span><text:span text:style-name="T2860">прорабатывать</text:span><text:span text:style-name="T2225"> </text:span><text:span text:style-name="T2226">именно </text:span><text:span text:style-name="T2225">этот вариант.</text:span></text:p>
      <text:p text:style-name="P459">Робин бродил по своему временному пристанищу, осматривая его напоследок и стараясь запомнить каждую <text:span text:style-name="T2861">приятную для сердца </text:span>мелочь, прежде чем покинуть его навсегда. <text:span text:style-name="T2228">Затем, подхватив пальто, он </text:span><text:span text:style-name="T2230">быстро </text:span><text:span text:style-name="T2228">вышел наружу — </text:span><text:span text:style-name="T2229">на </text:span><text:span text:style-name="T2228">его глазах </text:span><text:span text:style-name="T2861">за</text:span><text:span text:style-name="T2228">блестели слёзы. </text:span><text:span text:style-name="T2231">Ветер дул с удвоенной силой, завывая, словно от гнева, и над землёй, вдаль, неслись ч</text:span><text:span text:style-name="T2242">ё</text:span><text:span text:style-name="T2231">рные грозовые тучи. Грянул гром и заглушил своим раскатом шум проливного дождя. Вслед за ним, </text:span><text:span text:style-name="T2232">небо </text:span><text:span text:style-name="T2862">разрезала </text:span><text:span text:style-name="T2232">молния, осветив своим ярким </text:span><text:span text:style-name="T2863">холодным</text:span><text:span text:style-name="T2232"> светом ночно</text:span><text:span text:style-name="T2862">й небосвод</text:span><text:span text:style-name="T2232">. </text:span><text:span text:style-name="T2864">Вспышки</text:span><text:span text:style-name="T2233">, </text:span><text:span text:style-name="T2864">следовавшие одна за другой,</text:span><text:span text:style-name="T2233"> освеща</text:span><text:span text:style-name="T2864">ли</text:span><text:span text:style-name="T2233"> е</text:span><text:span text:style-name="T2234">му</text:span><text:span text:style-name="T2233"> дорогу в кромешной тьме, царившей на пустынных улицах. </text:span><text:span text:style-name="T2864">Разразившаяся б</text:span><text:span text:style-name="T2235">уря напом</text:span><text:span text:style-name="T2865">инала ту</text:span><text:span text:style-name="T2236"> </text:span><text:span text:style-name="T2864">жутк</text:span><text:span text:style-name="T2865">ую</text:span><text:span text:style-name="T2864"> </text:span><text:span text:style-name="T2235">ноч</text:span><text:span text:style-name="T2865">ь</text:span><text:span text:style-name="T2235">, </text:span><text:span text:style-name="T2865">в которую</text:span><text:span text:style-name="T2235"> он </text:span><text:span text:style-name="T2864">растерзал</text:span><text:span text:style-name="T2235"> </text:span><text:span text:style-name="T2864">мистера Уи</text:span><text:span text:style-name="T2867">т</text:span><text:span text:style-name="T2864">ли, </text:span><text:span text:style-name="T2235">отца Элисон.</text:span></text:p>
      <text:p text:style-name="P460"><text:soft-page-break/><text:span text:style-name="T2866">Накатившие воспоминания </text:span><text:span text:style-name="T2867">оказались полезными</text:span><text:span text:style-name="T2243"> </text:span>— он припом<text:span text:style-name="T2872">нил</text:span> как, <text:span text:style-name="T2868">будучи в облике птицы, </text:span>возвращался <text:span text:style-name="T2868">от</text:span> дома Ника <text:span text:style-name="T2869">обратно</text:span>, на Девоншир-роуд, <text:span text:style-name="T2869">и таким образом </text:span><text:span text:style-name="T2251">пыт</text:span><text:span text:style-name="T2869">ался </text:span><text:span text:style-name="T2244">отыск</text:span><text:span text:style-name="T2869">ать</text:span><text:span text:style-name="T2251"> </text:span><text:span text:style-name="T2244">правильный путь.</text:span></text:p>
      <text:p text:style-name="P461"><text:span text:style-name="T2871">П</text:span><text:span text:style-name="T2870">утешествие</text:span> пох<text:span text:style-name="T2870">одило</text:span> на прогулк<text:span text:style-name="T2252">у</text:span> во сне, словно какая-то магнетическая сила влекла его в нужное место. Прибыв <text:span text:style-name="T2873">в точку назначения</text:span>, он <text:span text:style-name="T2873">без отлагательств вышел на связь </text:span>с профессором Фергером.</text:p>
      <text:p text:style-name="P461">«Я <text:span text:style-name="T2874">на месте</text:span>. Что <text:span text:style-name="T2245">мне </text:span><text:span text:style-name="T2874">д</text:span><text:span text:style-name="T2245">елать </text:span><text:span text:style-name="T2874">дальше</text:span>? Как вернуться <text:span text:style-name="T2874">к вам</text:span>?»</text:p>
      <text:p text:style-name="P461">«<text:span text:style-name="T2875">Пока что не могу сказать ничего определённого</text:span><text:span text:style-name="T2245">. </text:span><text:span text:style-name="T2876">Просто</text:span><text:span text:style-name="T2245"> не знаю. </text:span><text:span text:style-name="T2246">Держи нас в курсе того, что видишь и чувствуешь. </text:span><text:span text:style-name="T2247">Мы </text:span><text:span text:style-name="T2877">обязательно </text:span><text:span text:style-name="T2247">придумаем </text:span><text:span text:style-name="T2877">что-нибудь</text:span>».</text:p>
      <text:p text:style-name="P462">Скрестив ноги, Робин <text:span text:style-name="T2878">уселся</text:span> <text:span text:style-name="T2878">на земле </text:span>в поз<text:span text:style-name="T2878">е</text:span> <text:span text:style-name="T2878">лотоса</text:span>. <text:span text:style-name="T2248">Он сосредоточил</text:span><text:span text:style-name="T2879">ся</text:span><text:span text:style-name="T2248">, </text:span><text:span text:style-name="T2879">пытаясь выудить из памяти образ своего жилища</text:span><text:span text:style-name="T2248">, </text:span><text:span text:style-name="T2249">и затем погрузил себя в </text:span><text:span text:style-name="T2879">состояние </text:span><text:span text:style-name="T2249">глубок</text:span><text:span text:style-name="T2879">ого</text:span><text:span text:style-name="T2249"> транс</text:span><text:span text:style-name="T2879">а</text:span><text:span text:style-name="T2249">.</text:span></text:p>
      <text:p text:style-name="P462">«<text:span text:style-name="T2250">Я </text:span><text:span text:style-name="T2880">в своей комнате..</text:span><text:span text:style-name="T2250"> </text:span><text:span text:style-name="T2880">Я просыпаюсь в своей постели..</text:span>» - <text:span text:style-name="T2880">начал </text:span><text:span text:style-name="T2250">мысленно повторять он </text:span><text:span text:style-name="T2880">снова и снова</text:span><text:span text:style-name="T2250">. </text:span><text:span text:style-name="T2253">Внезапно к нему пришло ощущение лёгкости, словно какая-то сила свыше тянула его вверх, подальше от </text:span><text:span text:style-name="T2880">бренн</text:span><text:span text:style-name="T2881">ости</text:span><text:span text:style-name="T2880"> </text:span><text:span text:style-name="T2881">всего </text:span><text:span text:style-name="T2253">зем</text:span><text:span text:style-name="T2881">ного</text:span><text:span text:style-name="T2253">.</text:span></text:p>
      <text:p text:style-name="P462">«<text:span text:style-name="T2254">Робин, иди ко мне! Мои руки протянуты </text:span><text:span text:style-name="T2884">к тебе</text:span><text:span text:style-name="T2254"> — держись за них </text:span><text:span text:style-name="T2882">крепче</text:span><text:span text:style-name="T2254">, </text:span><text:span text:style-name="T2882">и</text:span><text:span text:style-name="T2254"> я </text:span><text:span text:style-name="T2884">смогу вывести тебя из этого мира</text:span>».</text:p>
      <text:p text:style-name="P462">«<text:span text:style-name="T2885">Но я</text:span><text:span text:style-name="T2254"> не могу! Я </text:span><text:span text:style-name="T2883">же </text:span><text:span text:style-name="T2254">ничего не вижу!</text:span>»</text:p>
      <text:p text:style-name="P462">«<text:span text:style-name="T2885">Не видишь</text:span><text:span text:style-name="T2255">? Почему? Что мешает тебе увидеть?</text:span>»</text:p>
      <text:p text:style-name="P462">«<text:span text:style-name="T2256">Профессор, мои глаза ослепляет ярк</text:span><text:span text:style-name="T2885">ое белое свечение</text:span><text:span text:style-name="T2256">. Мне больно смотреть сквозь него и </text:span><text:span text:style-name="T2885">поэтому </text:span><text:span text:style-name="T2256">приходится прикрывать глаза </text:span><text:span text:style-name="T2885">рукой</text:span><text:span text:style-name="T2256">.</text:span>»</text:p>
      <text:p text:style-name="P462">«<text:span text:style-name="T2257">Это </text:span><text:span text:style-name="T2886">свечение</text:span><text:span text:style-name="T2257"> — он</text:span><text:span text:style-name="T2886">о</text:span><text:span text:style-name="T2257"> повсюду или только перед тобой?</text:span>»</text:p>
      <text:p text:style-name="P463">Робин осмотрелся по сторонам, <text:span text:style-name="T2887">и снова заговорил</text:span>:</text:p>
      <text:p text:style-name="P463">«Позади меня — там, откуда я приш<text:span text:style-name="T2887">ё</text:span>л, он<text:span text:style-name="T2887">о</text:span> есть. <text:span text:style-name="T2258">Слева и справа </text:span><text:span text:style-name="T2887">от меня </text:span><text:span text:style-name="T2259">виднеются многочисленные тёмные тропы. Какую из них </text:span><text:span text:style-name="T2887">я должен</text:span><text:span text:style-name="T2259"> выбрать?</text:span>»</text:p>
      <text:p text:style-name="P463">«<text:span text:style-name="T2260">Робин! Ни в коем случае не уходи с пути, освещённого ярким светом. </text:span><text:span text:style-name="T2261">Не могу объяснить этого </text:span><text:span text:style-name="T2888">словами</text:span><text:span text:style-name="T2261">, инстинкт подсказывает мне, что ты должен следовать за ярким светом, иначе ты потеряешься и уже никогда не сможешь вернуться </text:span><text:span text:style-name="T2888">домой</text:span><text:span text:style-name="T2261">! </text:span><text:span text:style-name="T2262">Твой разум будет </text:span><text:span text:style-name="T2263">обречён на вечные </text:span><text:span text:style-name="T2889">блуждания</text:span><text:span text:style-name="T2263">!</text:span>»</text:p>
      <text:p text:style-name="P463">«<text:span text:style-name="T2264">Но </text:span><text:span text:style-name="T2889">этот путь мне совсем не по душе</text:span><text:span text:style-name="T2264">! От него исходит сильный жар, </text:span><text:span text:style-name="T2889">а</text:span><text:span text:style-name="T2264"> мои глаза </text:span><text:span text:style-name="T2890">невыносимо болят</text:span><text:span text:style-name="T2264">! Если </text:span><text:span text:style-name="T2900">я должен</text:span><text:span text:style-name="T2264"> </text:span><text:span text:style-name="T2891">идти </text:span><text:span text:style-name="T2264">в этом направлении, то мне придётся </text:span><text:span text:style-name="T2891">открыть их, и я ослепну</text:span><text:span text:style-name="T2264">!</text:span>»</text:p>
      <text:p text:style-name="P463">«<text:span text:style-name="T2265">Робин, прикрой веки, но не смыкай их полностью, и слушай мой голос. </text:span><text:span text:style-name="T2266">Представь, что голос — это верёвка, обв</text:span><text:span text:style-name="T2892">итая</text:span><text:span text:style-name="T2266"> вокруг твоей талии, и что она тянет тебя ко мне. </text:span><text:span text:style-name="T2267">Просто держись за </text:span><text:span text:style-name="T2268">неё </text:span><text:span text:style-name="T2893">по</text:span><text:span text:style-name="T2268">крепче!</text:span>»</text:p>
      <text:p text:style-name="P464">Профессор Фергер продолжал взывать к Робину своим ровным, монотонным голосом:</text:p>
      <text:p text:style-name="P464">«<text:span text:style-name="T2269">Робин, иди ко мне!</text:span>»</text:p>
      <text:p text:style-name="P465">Пока юноша шёл по освещённому пути, <text:span text:style-name="T2894">к нему</text:span> со всех сторон <text:span text:style-name="T2894">обращались</text:span> голоса, <text:span text:style-name="T2894">умолявшие</text:span> его при<text:span text:style-name="T2894">соединиться</text:span> к ним, и из глубин тёмных троп <text:span text:style-name="T2895">в его сторону</text:span> тянулось множество рук. До него доносились <text:span text:style-name="T2904">от</text:span>звуки чьих-то невнятных речей, из которых он не мог <text:span text:style-name="T2270">вычленить</text:span> ни <text:span text:style-name="T3718">одного</text:span> слова. <text:span text:style-name="T2270">Внезапно </text:span><text:span text:style-name="T2275">послышалось</text:span><text:span text:style-name="T2271"> </text:span><text:span text:style-name="T3348">чьё-то </text:span><text:span text:style-name="T2901">завораживающее</text:span><text:span text:style-name="T2270"> пение, </text:span><text:span text:style-name="T2896">как </text:span><text:span text:style-name="T2271">будто один из ангелов явился сюда </text:span><text:span text:style-name="T2896">с небес </text:span><text:span text:style-name="T2271">и </text:span><text:span text:style-name="T2272">одаривает </text:span><text:span text:style-name="T2896">всех присутствующих божественн</text:span><text:span text:style-name="T2897">ым звучанием своего голоса</text:span><text:span text:style-name="T2272">. </text:span><text:span text:style-name="T2276">Оно было настолько </text:span><text:span text:style-name="T2902">чудесным</text:span><text:span text:style-name="T2276">, что Робин</text:span><text:span text:style-name="T2903">а</text:span><text:span text:style-name="T2276"> </text:span><text:span text:style-name="T2903">тотчас же </text:span><text:span text:style-name="T2898">неудержимо</text:span><text:span text:style-name="T2276"> </text:span><text:span text:style-name="T2903">потянуло к </text:span><text:span text:style-name="T2276">обладател</text:span><text:span text:style-name="T2903">ю </text:span><text:span text:style-name="T2904">этого </text:span><text:span text:style-name="T2276">голоса, </text:span><text:span text:style-name="T2905">чтобы насладиться его красотой и, </text:span><text:span text:style-name="T2903">может быть, стать </text:span><text:span text:style-name="T3322">его</text:span><text:span text:style-name="T2903"> другом</text:span><text:span text:style-name="T2276">. </text:span><text:span text:style-name="T2906">Пение вселяло в его душу спокойствие и умиротворение, и он слушал его с неописуемым </text:span><text:span text:style-name="T2908">удовольствием и </text:span><text:span text:style-name="T2907">восторгом</text:span><text:span text:style-name="T2906">. </text:span><text:span text:style-name="T2908">Робину казалось</text:span><text:span text:style-name="T2277">, </text:span><text:span text:style-name="T2908">что он медленно скользит вниз </text:span><text:span text:style-name="T2909">по течению </text:span><text:span text:style-name="T2908">по водам одной из райских рек</text:span><text:span text:style-name="T2277">, отринув от себя все заботы </text:span><text:span text:style-name="T2908">суетных дней</text:span><text:span text:style-name="T2278">.</text:span></text:p>
      <text:p text:style-name="P466"><text:span text:style-name="T3349">О</text:span>н <text:span text:style-name="T3349">ощущал себя так</text:span>, <text:span text:style-name="T3349">словно его</text:span> <text:span text:style-name="T3349">уносит потоком</text:span><text:span text:style-name="T2910"> </text:span>в сторону голоса — такого же <text:span text:style-name="T2282">кристально </text:span>чистого, <text:span text:style-name="T3349">как</text:span> вода, стекающая по склону горы с ледяной шапки её вершины.</text:p>
      <text:p text:style-name="P467"><text:span text:style-name="T2910">До Робина доносились </text:span><text:span text:style-name="T2279">и </text:span>другие голоса, <text:span text:style-name="T2910">призывавшие</text:span> его к себе:</text:p>
      <text:p text:style-name="P467">«<text:span text:style-name="T2280">Ты почти </text:span><text:span text:style-name="T2911">у </text:span><text:span text:style-name="T2280">цели. Осталось совсем </text:span><text:span text:style-name="T2911">немного</text:span><text:span text:style-name="T2280">, и ты будешь </text:span><text:span text:style-name="T2911">купаться в</text:span><text:span text:style-name="T2280"> эт</text:span><text:span text:style-name="T2911">о</text:span><text:span text:style-name="T2280">м </text:span><text:span text:style-name="T2281">божественн</text:span><text:span text:style-name="T2911">о</text:span><text:span text:style-name="T2281">м звучани</text:span><text:span text:style-name="T2911">и вечно</text:span><text:span text:style-name="T2281">!</text:span>»</text:p>
      <text:p text:style-name="P468">Он следовал за волнообразно двигавшимися руками и ему казалось, что они направляют его <text:span text:style-name="T2283">в сторону голоса. </text:span><text:span text:style-name="T2284">Этот голос, </text:span><text:span text:style-name="T2912">словно</text:span><text:span text:style-name="T2284"> голос </text:span><text:span text:style-name="T3063">мифической с</text:span><text:span text:style-name="T2284">ирены, завораживал его и </text:span><text:soft-page-break/><text:span text:style-name="T2284">притягивал к себе </text:span><text:span text:style-name="T2912">своей </text:span><text:span text:style-name="T3073">сверхъестественной</text:span><text:span text:style-name="T2912"> силой</text:span><text:span text:style-name="T2284">. </text:span><text:span text:style-name="T2285">Его глаза были широко </text:span><text:span text:style-name="T3101">раскрыты</text:span><text:span text:style-name="T2285">, </text:span><text:span text:style-name="T3074">но</text:span><text:span text:style-name="T2285"> яркий свет больше не причинял </text:span><text:span text:style-name="T2912">им вреда</text:span><text:span text:style-name="T2285"> — </text:span><text:span text:style-name="T3075">боль</text:span><text:span text:style-name="T2285"> </text:span><text:span text:style-name="T3075">осталась </text:span><text:span text:style-name="T2285">где-то далеко позади </text:span><text:span text:style-name="T3075">него</text:span><text:span text:style-name="T2285">.</text:span></text:p>
      <text:p text:style-name="P468">«<text:span text:style-name="T2286">Робин! Где ты сейчас? Что случилось с </text:span><text:span text:style-name="T2913">белым свечением</text:span><text:span text:style-name="T2286">?</text:span>»</text:p>
      <text:p text:style-name="P468">«<text:span text:style-name="T2748">Пот</text:span><text:span text:style-name="T2287">ише, профессор Фергер! Вы заглушаете </text:span><text:span text:style-name="T2288">пение</text:span><text:span text:style-name="T2287">! Послушайте, как</text:span><text:span text:style-name="T2288">ое</text:span><text:span text:style-name="T2287"> он</text:span><text:span text:style-name="T2288">о</text:span><text:span text:style-name="T2287"> чист</text:span><text:span text:style-name="T2288">ое</text:span><text:span text:style-name="T2287">! </text:span><text:span text:style-name="T3323">Обладатель </text:span><text:span text:style-name="T3347">этого</text:span><text:span text:style-name="T3323"> голоса, должно быть, </text:span><text:span text:style-name="T3347">невероятно красив — как телесно, так и духовно, </text:span><text:span text:style-name="T2289">и </text:span><text:span text:style-name="T2747">мне </text:span><text:span text:style-name="T3323">просто необходимо сейчас же встретиться с ним</text:span>» - <text:span text:style-name="T3347">с раздражением </text:span><text:span text:style-name="T2290">ответил Робин.</text:span></text:p>
      <text:p text:style-name="P469">Голос профессора становился всё тиш<text:span text:style-name="T2914">е и тише...</text:span></text:p>
      <text:p text:style-name="P469">«<text:span text:style-name="T2291">Робин?! Робин!!!</text:span>» - <text:span text:style-name="T2291">встревоженно </text:span><text:span text:style-name="T3076">воскликнул</text:span><text:span text:style-name="T2291"> профессор.</text:span></text:p>
      <text:p text:style-name="P470">«Ты не должен позвол<text:span text:style-name="T3077">и</text:span>ть этому голосу <text:span text:style-name="T2915">запутать тебя и заморочить</text:span>! В конце пути, по которому ты <text:span text:style-name="T2294">дви</text:span><text:span text:style-name="T3795">жешься</text:span>, ни<text:span text:style-name="T2916">кого</text:span> нет! <text:span text:style-name="T2292">Это уловка! </text:span><text:span text:style-name="T2917">Ты слышишь</text:span><text:span text:style-name="T2292"> эхо от голосов заблу</text:span><text:span text:style-name="T2917">дившихся </text:span><text:span text:style-name="T2292"><text:s/>душ! </text:span><text:span text:style-name="T2293">Они — зло! Они завладели тобой!</text:span>»</text:p>
      <text:p text:style-name="P471">«За <text:span text:style-name="T2917">таким</text:span> пением не может скрываться <text:span text:style-name="T2918">никакого </text:span>зл<text:span text:style-name="T2296">а</text:span>! Оно <text:span text:style-name="T2295">слишком </text:span>прекрасно!»</text:p>
      <text:p text:style-name="P471">«<text:span text:style-name="T2297">Робин, </text:span><text:span text:style-name="T2919">не испытывай мо</text:span><text:span text:style-name="T3690">его</text:span><text:span text:style-name="T2919"> терпени</text:span><text:span text:style-name="T3690">я</text:span><text:span text:style-name="T2297">! Послушай меня! Следуй за моим голосом обратно к яркому свету и не обращай внимания на пение, </text:span><text:span text:style-name="T2920">иначе ты потеряешься и уже никогда не сможешь найти выход</text:span><text:span text:style-name="T2297">! </text:span><text:span text:style-name="T2298">Т</text:span><text:span text:style-name="T2921">воя жизнь не </text:span><text:span text:style-name="T2922">представляет для</text:span><text:span text:style-name="T2921"> </text:span><text:span text:style-name="T3102">З</text:span><text:span text:style-name="T2921">л</text:span><text:span text:style-name="T2922">а никакой ценности</text:span><text:span text:style-name="T2298">, у </text:span><text:span text:style-name="T2921">него</text:span><text:span text:style-name="T2298"> совсем </text:span><text:span text:style-name="T2299">иные</text:span><text:span text:style-name="T2298"> </text:span><text:span text:style-name="T2921">причины</text:span><text:span text:style-name="T2298"> удерживать </text:span><text:span text:style-name="T3321">тебя </text:span><text:span text:style-name="T2922">и не отпускать</text:span><text:span text:style-name="T2298">!</text:span>»</text:p>
      <text:p text:style-name="P472">Голос профессора прервал пение <text:span text:style-name="T2923">и</text:span><text:span text:style-name="T2300"> </text:span>вместо него <text:span text:style-name="T2923">послышался</text:span> смех ребёнка, потеш<text:span text:style-name="T2924">ающегося </text:span>над глупостью Робина:</text:p>
      <text:p text:style-name="P472">«<text:span text:style-name="T2301">Ты заблудился! </text:span><text:span text:style-name="T2302">Тебе </text:span><text:span text:style-name="T2924">уже </text:span><text:span text:style-name="T2302">не </text:span><text:span text:style-name="T2924">отыскать</text:span><text:span text:style-name="T2302"> пути назад</text:span><text:span text:style-name="T2301">! </text:span><text:span text:style-name="T2924">Зачем ты смотришь по сторонам</text:span><text:span text:style-name="T2301">, </text:span><text:span text:style-name="T2924">ведь </text:span><text:span text:style-name="T2301">ты уже целую вечность </text:span><text:span text:style-name="T2306">бродишь</text:span><text:span text:style-name="T2301"> по кругу! </text:span><text:span text:style-name="T2305">Куда</text:span><text:span text:style-name="T2303"> ты соб</text:span><text:span text:style-name="T2924">рался</text:span><text:span text:style-name="T2303"> идти? </text:span><text:span text:style-name="T2304">Вот в</text:span><text:span text:style-name="T2303">идишь, ты </text:span><text:span text:style-name="T2924">сам </text:span><text:span text:style-name="T2303">не знаешь!</text:span>»</text:p>
      <text:p text:style-name="P472">«<text:span text:style-name="T2305">Робин!</text:span>» - <text:span text:style-name="T2305">кричал профессор издалека,</text:span></text:p>
      <text:p text:style-name="P472">«<text:span text:style-name="T2305">Следуй за моим голосом! Просто следуй за ним! Когда он станет громче, ты поймёшь, что двигаешься в правильном направлении! </text:span><text:span text:style-name="T2307">Просто слушай его и позволь мне направ</text:span><text:span text:style-name="T3078">ить</text:span><text:span text:style-name="T2307"> тебя!</text:span>»</text:p>
      <text:p text:style-name="P473">Снова заговорили заблудшие души:</text:p>
      <text:p text:style-name="P473">«Лучше оставь свои тщетные попытки спастись! <text:span text:style-name="T2925">В этом нет никакого смысла</text:span>! <text:span text:style-name="T2308">Отсюда нет выхода!</text:span>»</text:p>
      <text:p text:style-name="P473">«<text:span text:style-name="T2925">Я не верю вашим словам</text:span><text:span text:style-name="T2309">! Я буду слушать только профессора! Он мой друг, а вы — нет!!!</text:span>»</text:p>
      <text:p text:style-name="P473"/>
      <text:p text:style-name="P474"><text:span text:style-name="T2926">Разорвав пелену морока, </text:span>Робин переста<text:span text:style-name="T3079">л</text:span> обращать внимание на потусторонние голоса и сосредоточился на <text:span text:style-name="T2310">речах </text:span>профессора. <text:span text:style-name="T2310">Он уже почти вы</text:span><text:span text:style-name="T2313">шел</text:span><text:span text:style-name="T2310"> на верный путь, но </text:span><text:span text:style-name="T2311">тут, </text:span><text:span text:style-name="T2310">внезапно, св</text:span><text:span text:style-name="T2313">ернул</text:span><text:span text:style-name="T2310"> </text:span><text:span text:style-name="T2312">не на ту тропу</text:span><text:span text:style-name="T2310">, и голос профессора, </text:span><text:span text:style-name="T2313">как и прежде, </text:span><text:span text:style-name="T2315">начал </text:span><text:span text:style-name="T2927">медленно</text:span><text:span text:style-name="T2314"> ослабевать</text:span><text:span text:style-name="T2310">. </text:span><text:span text:style-name="T2316">Развернувшись, он по</text:span><text:span text:style-name="T2927">брёл</text:span><text:span text:style-name="T2316"> </text:span><text:span text:style-name="T2927">в обратную сторону</text:span><text:span text:style-name="T2316">, пока </text:span><text:span text:style-name="T2927">не </text:span><text:span text:style-name="T3081">убедился в том</text:span><text:span text:style-name="T2927">, что </text:span><text:span text:style-name="T2316">голос снова </text:span><text:span text:style-name="T3080">за</text:span><text:span text:style-name="T2927">звуча</text:span><text:span text:style-name="T3080">л</text:span><text:span text:style-name="T2927"> </text:span><text:span text:style-name="T2316">громче. </text:span><text:span text:style-name="T2317">Он </text:span><text:span text:style-name="T2320">уже </text:span><text:span text:style-name="T2317">почти добрался — </text:span><text:span text:style-name="T2927">впереди, </text:span><text:span text:style-name="T2318">с</text:span><text:span text:style-name="T2927">реди</text:span><text:span text:style-name="T2317"> </text:span><text:span text:style-name="T2319">плотн</text:span><text:span text:style-name="T2927">ого</text:span><text:span text:style-name="T2319"> </text:span><text:span text:style-name="T2927">и </text:span><text:span text:style-name="T2319">мрачн</text:span><text:span text:style-name="T2927">ого</text:span><text:span text:style-name="T2317"> туман</text:span><text:span text:style-name="T2927">а, </text:span><text:span text:style-name="T2317"><text:s/>смутно </text:span><text:span text:style-name="T2324">различался</text:span><text:span text:style-name="T2318"> </text:span><text:span text:style-name="T2323">неясный, </text:span><text:span text:style-name="T2927">е</text:span><text:span text:style-name="T2928">два</text:span><text:span text:style-name="T2927"> заметный</text:span><text:span text:style-name="T2317"> </text:span><text:span text:style-name="T2927">проблеск</text:span><text:span text:style-name="T2317">. </text:span><text:span text:style-name="T2318">Подойдя ближе, </text:span><text:span text:style-name="T2326">Робин</text:span><text:span text:style-name="T2318"> увидел </text:span><text:span text:style-name="T2321">направленный вниз </text:span><text:span text:style-name="T2325">свет</text:span><text:span text:style-name="T2321">, </text:span><text:span text:style-name="T2322">напом</text:span><text:span text:style-name="T2326">инавший</text:span><text:span text:style-name="T2322"> </text:span><text:span text:style-name="T2929">робкий </text:span><text:span text:style-name="T2325">луч</text:span><text:span text:style-name="T2321"> утренне</text:span><text:span text:style-name="T2322">го</text:span><text:span text:style-name="T2321"> солнц</text:span><text:span text:style-name="T2322">а</text:span><text:span text:style-name="T2321">, </text:span><text:span text:style-name="T2929">пытавшийся </text:span><text:span text:style-name="T2321">пробиться сквозь </text:span><text:span text:style-name="T2929">запылившееся</text:span><text:span text:style-name="T2321"> стекло в каком-то старом заброшенном особняке.</text:span></text:p>
      <text:p text:style-name="P475">От неожиданности Робин подпрыгнул. Волосы на его затылке встали дыбом, когда он услышал позади себя пронзительный <text:span text:style-name="T2329">визг</text:span>. Он оглянулся, но не увидел ровным счётом ничего. <text:span text:style-name="T2327">Из туманных глубин п</text:span>ослышал<text:span text:style-name="T2327">ись глухие стуки</text:span>, похо<text:span text:style-name="T2327">дившие</text:span> на <text:span text:style-name="T3103">эхо</text:span><text:span text:style-name="T2327"> от его </text:span>собственны<text:span text:style-name="T2327">х</text:span> шаг<text:span text:style-name="T2327">ов</text:span>.</text:p>
      <text:p text:style-name="P475">«Не <text:span text:style-name="T2328">отвлекайся на них!</text:span>» - <text:span text:style-name="T2328">убеждал его профессор,</text:span></text:p>
      <text:p text:style-name="P475">«<text:span text:style-name="T2328">Они не </text:span><text:span text:style-name="T2929">с</text:span><text:span text:style-name="T2328">могут навредить тебе. Сконцентрируйся на мне, на моём голосе!</text:span>»</text:p>
      <text:p text:style-name="P476">Робин продолжал идти таким же <text:span text:style-name="T2929">неспешным</text:span> шагом, что и раньше. <text:span text:style-name="T2329">Сквозь туман </text:span><text:span text:style-name="T2929">уже </text:span><text:span text:style-name="T2329">проглядывался яркий свет, </text:span><text:span text:style-name="T2330">словно в конце тоннеля.</text:span></text:p>
      <text:p text:style-name="P477"><text:span text:style-name="T2331">Теперь </text:span><text:span text:style-name="T2929">он</text:span> был <text:span text:style-name="T2929">уже </text:span><text:span text:style-name="T2331">очень</text:span> близко, <text:span text:style-name="T2331">и</text:span> Робину <text:span text:style-name="T2929">по</text:span>казалось, что <text:span text:style-name="T2929">можно </text:span>протянуть руку и <text:span text:style-name="T2929">прикоснуться</text:span> <text:span text:style-name="T2929">к нему</text:span>.</text:p>
      <text:p text:style-name="P477">«<text:span text:style-name="T2332">Профессор! Вы видите? Я почти </text:span><text:span text:style-name="T2930">на месте,</text:span><text:span text:style-name="T2332"> </text:span><text:span text:style-name="T2930">мне о</text:span><text:span text:style-name="T2333">сталось </text:span><text:span text:style-name="T2930">пройти </text:span><text:span text:style-name="T2333">всего несколько шагов. </text:span><text:span text:style-name="T2334">Скоро я вернусь к вам — туда, г</text:span><text:span text:style-name="T2930">де должен быть</text:span><text:span text:style-name="T2334">!</text:span>»</text:p>
      <text:p text:style-name="P477">«<text:span text:style-name="T2335">Всё верно, Робин! </text:span><text:span text:style-name="T2336">Иди на мой голос, </text:span><text:span text:style-name="T2931">и постарайся не сбиваться</text:span><text:span text:style-name="T2337"> </text:span><text:span text:style-name="T2931">с </text:span><text:span text:style-name="T2337">правильн</text:span><text:span text:style-name="T2931">ого</text:span><text:span text:style-name="T2337"> пут</text:span><text:span text:style-name="T2931">и</text:span><text:span text:style-name="T2337">!</text:span>»</text:p>
      <text:p text:style-name="P477"/>
      <text:p text:style-name="P478"><text:soft-page-break/>В конце концов о<text:span text:style-name="T2932">н пришёл</text:span>. <text:span text:style-name="T2932">П</text:span>рищури<text:span text:style-name="T2932">вшись</text:span> <text:span text:style-name="T2932">на мгновение</text:span>, <text:span text:style-name="T2932">чтобы</text:span> глаза привык<text:span text:style-name="T2932">ли</text:span> к яркому <text:span text:style-name="T2932">свету,</text:span> <text:span text:style-name="T2338">Робин </text:span><text:span text:style-name="T2932">взглянул</text:span><text:span text:style-name="T2338"> себе под ноги и увидел самую странную </text:span><text:span text:style-name="T2932">картину</text:span><text:span text:style-name="T2338"> из тех, что ему доводилось </text:span><text:span text:style-name="T3104">когда-либо</text:span><text:span text:style-name="T2932"> </text:span><text:span text:style-name="T2338">видеть. </text:span><text:span text:style-name="T2339">Вокруг </text:span><text:span text:style-name="T2932">него </text:span><text:span text:style-name="T2339">клубился бледный туман молочного цвета. </text:span><text:span text:style-name="T2340">В </text:span><text:span text:style-name="T2932">одно</text:span><text:span text:style-name="T2340"> кратк</text:span><text:span text:style-name="T3105">ое</text:span><text:span text:style-name="T2340"> мгновени</text:span><text:span text:style-name="T3105">е</text:span><text:span text:style-name="T2340">, когда он </text:span><text:span text:style-name="T3105">внезапно </text:span><text:span text:style-name="T2340">расс</text:span><text:span text:style-name="T2932">еялся</text:span><text:span text:style-name="T2340">, Робин </text:span><text:span text:style-name="T2932">с удивлением обнаружил</text:span><text:span text:style-name="T2340">, что под его ногами не</text:span><text:span text:style-name="T2932">т</text:span><text:span text:style-name="T2340"> никакой тверди. </text:span><text:span text:style-name="T2341">Он шёл через пространство, окружённый глубоким сине-фиолетовым морем, которое, казалось, не имело границ, </text:span><text:span text:style-name="T2344">растекаясь </text:span><text:span text:style-name="T2750">во все стороны </text:span><text:span text:style-name="T2749">до</text:span><text:span text:style-name="T2344"> бесконечности</text:span><text:span text:style-name="T2341">.</text:span></text:p>
      <text:p text:style-name="P478">«<text:span text:style-name="T2342">Сколько мне </text:span><text:span text:style-name="T2934">осталось</text:span><text:span text:style-name="T2342"> идти? </text:span><text:span text:style-name="T2343">Я уже близко?</text:span>» - <text:span text:style-name="T2343">спросил Робин и в его голосе </text:span><text:span text:style-name="T2933">по</text:span><text:span text:style-name="T2343">слышалась сильная усталость.</text:span></text:p>
      <text:p text:style-name="P479">Последние несколько недель являлись огромным испытанием для его <text:span text:style-name="T2345">душевных сил. </text:span><text:span text:style-name="T2346">Он был сильно утомлён — и морально, и физически. </text:span><text:span text:style-name="T2347">Для того, чтобы выжить в сложившихся обстоятельствах, ему пришлось затратить немало энергии. </text:span><text:span text:style-name="T2348">Робин еле волочил ноги и его шаг замедлился, </text:span><text:span text:style-name="T3106">а</text:span><text:span text:style-name="T2348"> путь домой теперь казался бесконечно долгим.</text:span></text:p>
      <text:p text:style-name="P479">«<text:span text:style-name="T2349">Я слишком </text:span><text:span text:style-name="T2402">сильно </text:span><text:span text:style-name="T2349">устал и не могу идти </text:span><text:span text:style-name="T2350">дальше</text:span><text:span text:style-name="T2349">! </text:span><text:span text:style-name="T2351">Я хочу спать — хочу лечь в мягкую постель и спать целую вечность!</text:span>»</text:p>
      <text:p text:style-name="P479">«<text:span text:style-name="T2352">Нет, не хочешь! </text:span><text:span text:style-name="T2935">Обернись</text:span><text:span text:style-name="T2353"> </text:span><text:span text:style-name="T2935">птицей</text:span><text:span text:style-name="T2353"> и тогда ты сможешь </text:span><text:span text:style-name="T2935">ускорить своё продвижение.</text:span>»</text:p>
      <text:p text:style-name="P480">Робин <text:span text:style-name="T2935">снова </text:span>послушался профессора. Он превратился в орла и позволил своим крыльям нести себя по воздуху, даровав ногам заслуженный отдых.</text:p>
      <text:p text:style-name="P480">Голос профессора становился всё громче <text:span text:style-name="T2354">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2936">Потеряв над собой контроль, о</text:span><text:span text:style-name="T2354">н начал ускоряться, </text:span><text:span text:style-name="T2936">неведомые силы неудержимо</text:span><text:span text:style-name="T2354"> </text:span><text:span text:style-name="T2936">притягивали его к</text:span><text:span text:style-name="T2354"> профессору.</text:span></text:p>
      <text:p text:style-name="P480">«<text:span text:style-name="T2355">Я почти у цели. Собираюсь вернуть себе свой человеческий облик</text:span>».</text:p>
      <text:p text:style-name="P481">В спальне Робина внезапно произошла мощнейшая вспышка белого света, за которой последовал оглушительный треск электрического разряда — <text:span text:style-name="T2937">таким образом </text:span>путешественник смог разорвать <text:span text:style-name="T2751">ход</text:span> времени и пробиться <text:span text:style-name="T2937">через образовавшийся проход в тот мир, которому принадлежал</text:span>. <text:span text:style-name="T2356">С огромной скоростью </text:span><text:span text:style-name="T3042">он сверзся с небес</text:span><text:span text:style-name="T2356"> на </text:span><text:span text:style-name="T2937">собственную</text:span><text:span text:style-name="T2356"> кровать и </text:span><text:span text:style-name="T2938">сразу же </text:span><text:span text:style-name="T2357"><text:s/></text:span><text:span text:style-name="T2356">потерял создание.</text:span></text:p>
      <text:p text:style-name="P481"/>
      <text:p text:style-name="P482">Профессор незамедлительно вызвал докторов и <text:span text:style-name="T2358">они</text:span> со всей тщательностью приступили к его обследованию.</text:p>
      <text:p text:style-name="P483">Мальчик был в порядке. Капельниц<text:span text:style-name="T2363">у</text:span> <text:span text:style-name="T2363">удалили</text:span> и для Робина была составлена специальная диета. <text:span text:style-name="T2359">Он проспал весь день и всю ночь, и проснулся только на следующий день, ближе к </text:span><text:span text:style-name="T2360">полудню</text:span><text:span text:style-name="T2359">. </text:span><text:span text:style-name="T2361">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84">Окружающие всячески баловали мальчика — заботились о нём, ласкали и следили за тем, чтобы у него было всё, о чём он просил. <text:span text:style-name="T2362">Он ждал, когда профессор в своих речах затронет вопросы, касавшиеся его жизни в потустороннем мире. </text:span><text:span text:style-name="T2363">Лишь ближе к вечеру профессор Фергер решил начать обсуждение </text:span><text:span text:style-name="T2364">жизни Робина в мире будущего. </text:span><text:span text:style-name="T2365">Их беседа растянулась на долгие часы — в мельчайших подробностях </text:span><text:span text:style-name="T2369">была рассмотрена</text:span><text:span text:style-name="T2365"> Система и её роль в управлении народом Британии, а также каким был мир до того, как Робин уничтожил </text:span><text:span text:style-name="T2366">местное </text:span><text:span text:style-name="T2365">правительство, то есть </text:span><text:span text:style-name="T2367">по сути стал</text:span><text:span text:style-name="T2365"> </text:span><text:span text:style-name="T2367">главо</text:span><text:span text:style-name="T2368">й</text:span><text:span text:style-name="T2365"> революции.</text:span></text:p>
      <text:p text:style-name="P485">Профессор пре<text:span text:style-name="T2373">д</text:span><text:span text:style-name="T2374">о</text:span><text:span text:style-name="T2373">ставил</text:span> отчёт, в котором содержались сделанные им заметки. <text:span text:style-name="T2370">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372">ему довелось ознакомиться</text:span><text:span text:style-name="T2371">. </text:span><text:span text:style-name="T2375">Почерк был неразборчивым. </text:span><text:span text:style-name="T2378">Многие</text:span><text:span text:style-name="T2376"> завит</text:span><text:span text:style-name="T2378">ки</text:span><text:span text:style-name="T2376"> казал</text:span><text:span text:style-name="T2378">ись</text:span><text:span text:style-name="T2376"> одинаковым</text:span><text:span text:style-name="T2378">и</text:span><text:span text:style-name="T2376">, </text:span><text:span text:style-name="T2377">и тот факт, что </text:span><text:span text:style-name="T2426">некоторые</text:span><text:span text:style-name="T2377"> записи были </text:span><text:span text:style-name="T2378">сделаны </text:span><text:span text:style-name="T2377">на немецком языке, определённо не улучшал </text:span><text:span text:style-name="T2382">положения</text:span><text:span text:style-name="T2379"> </text:span><text:span text:style-name="T2380">дел</text:span><text:span text:style-name="T2382">а</text:span><text:span text:style-name="T2380"> — </text:span><text:span text:style-name="T2382">его с</text:span><text:span text:style-name="T2381">тудентам было </text:span><text:span text:style-name="T2382">невероятно </text:span><text:span text:style-name="T2381">трудно читать </text:span><text:span text:style-name="T2383">написанное</text:span><text:span text:style-name="T2381">.</text:span></text:p>
      <text:p text:style-name="P485">«<text:span text:style-name="T2388">Может быть</text:span><text:span text:style-name="T2387">,</text:span><text:span text:style-name="T2384"> нам стоит начать с первого описания Робином окруж</text:span><text:span text:style-name="T2385">авшей</text:span><text:span text:style-name="T2384"> его местности?</text:span>» - <text:span text:style-name="T2384">спросил профессор </text:span><text:span text:style-name="T2386">Фергер.</text:span></text:p>
      <text:p text:style-name="P485">«<text:span text:style-name="T2388">Я думаю, что, начав с самого начала, мы сможем восстановить некоторые детали, которые, возможно, были упущены нами из виду.</text:span>»</text:p>
      <text:p text:style-name="P485"><text:soft-page-break/>«<text:span text:style-name="T2389">Неплохая идея</text:span>» - <text:span text:style-name="T2389">ответил ему Робин,</text:span></text:p>
      <text:p text:style-name="P485">«<text:span text:style-name="T2389">Но я не уверен в том, что мы сможем обсудить всё за один вечер — я очень устал и </text:span><text:span text:style-name="T2390">до сих пор</text:span><text:span text:style-name="T2389"> чувствую слабость. </text:span><text:span text:style-name="T2414">Б</text:span><text:span text:style-name="T2391">уду вам благодарен, если вы отпустите меня спать пораньше. </text:span><text:span text:style-name="T2392">Как мне кажется, у нас нет никаких причин торопиться. </text:span><text:span text:style-name="T2393">Лучше потратить дополнительное время, но сделать всё хорошо, </text:span><text:span text:style-name="T2395">и</text:span><text:span text:style-name="T2394">наче работа пропадёт впустую.</text:span>»</text:p>
      <text:p text:style-name="P485">«<text:span text:style-name="T2396">Хорошо. Мы обсудим только район, </text:span><text:span text:style-name="T2397">из которого</text:span><text:span text:style-name="T2396"> ты отправил нам </text:span><text:span text:style-name="T2398">первые </text:span><text:span text:style-name="T2396">сообщени</text:span><text:span text:style-name="T2398">я </text:span><text:span text:style-name="T2400">о том, где находился</text:span>» - <text:span text:style-name="T2399">согласился профессор,</text:span></text:p>
      <text:p text:style-name="P485">«<text:span text:style-name="T2401">Я думаю что первое, с чего мы должны начать, — это получить более подробные сведения о послевоенном Саутгемптоне.</text:span>»</text:p>
      <text:p text:style-name="P485">«<text:span text:style-name="T2403">Мне нечего добавить к тому, что вы видели своими глазами. </text:span><text:span text:style-name="T2404">Когда я впервые попал туда, то почувствовал смерть. Это было настолько дрянное место, что я не послал бы туда даже своего злейшего врага. </text:span><text:span text:style-name="T2405">От большинства высотных зданий и прочих домов остались лишь развалины. </text:span><text:span text:style-name="T2406">Я боялся ходить туда, особенно после наступления темноты — от одного их вида по моей спине бегали мурашки. </text:span><text:span text:style-name="T2424">Оно</text:span><text:span text:style-name="T2407"> было населено призраками и я ощущал великую </text:span><text:span text:style-name="T2408">скорбь</text:span><text:span text:style-name="T2407"> заблу</text:span><text:span text:style-name="T2408">дших</text:span><text:span text:style-name="T2407"> душ, не </text:span><text:span text:style-name="T2408">сумевших </text:span><text:span text:style-name="T2407">на</text:span><text:span text:style-name="T2408">йти</text:span><text:span text:style-name="T2407"> упокоения.</text:span>»</text:p>
      <text:p text:style-name="P485">«<text:span text:style-name="T2409">Город был пуст. Там ничего не росло, кроме мелких растений, таких как мх</text:span><text:span text:style-name="T2410">и. Когда я впервые оказался там, мне </text:span><text:span text:style-name="T2413">даже</text:span><text:span text:style-name="T2410"> в голову не приходило, что причиной </text:span><text:span text:style-name="T2411">этого</text:span><text:span text:style-name="T2410"> бесплодия явля</text:span><text:span text:style-name="T2412">ются радиоактивные осадки. </text:span><text:span text:style-name="T2415">Однако рассветы и закаты смотрелись очень </text:span><text:span text:style-name="T2422">эффектно</text:span><text:span text:style-name="T2415">. </text:span><text:span text:style-name="T2416">Я никогда не видел ничего, столь же впечатляющего — небо пылало ярко-красным, сливаясь с</text:span><text:span text:style-name="T2417">о всеми </text:span><text:span text:style-name="T2416">другими цветами спектра. </text:span><text:span text:style-name="T2418">Отблески неба на поверхности моря медленно перекатывались в сторону суши и исчезали </text:span><text:span text:style-name="T2419">одновременно</text:span><text:span text:style-name="T2418"> с белой пеной </text:span><text:span text:style-name="T2420">волн, </text:span><text:span text:style-name="T2419">разбивающихся</text:span><text:span text:style-name="T2418"> о берег. </text:span><text:span text:style-name="T2421">Это было по-настоящему красиво! </text:span><text:span text:style-name="T2423">В течение дня море казалось слегка прикрытым тонкой пеленой жёлто-серого тумана. Я не знаю, почему это </text:span><text:span text:style-name="T2425">было </text:span><text:span text:style-name="T2423">так.</text:span>»</text:p>
      <text:p text:style-name="P486">«Хуже всего было по ночам. Из-за постоянного холода мне плохо спалось, <text:span text:style-name="T2443">и</text:span> <text:span text:style-name="T2443">каждое утро я просыпался окоченевшим, с сильной болью в суставах. </text:span><text:span text:style-name="T2444">В дневное время солнце почти никогда не выглядывало из-за пасмурных, густо нависших облаков...</text:span>»</text:p>
      <text:p text:style-name="P486">«<text:span text:style-name="T2445">Завтра или в другое подходящее время я дам вам более подробное описание мест, в которых я побывал, и их точное </text:span><text:span text:style-name="T2446">м</text:span><text:span text:style-name="T2445">естоположение.</text:span>»</text:p>
      <text:p text:style-name="P486">«<text:span text:style-name="T2447">Хорошо. Думаю, что оно будет очень полезным для нашей работы</text:span>» - <text:span text:style-name="T2447">ответил профессор Фергер. </text:span><text:span text:style-name="T2448">Он торопливо записывал всё сказанное в своей обычной неряшливой манере.</text:span></text:p>
      <text:p text:style-name="P487">Робин зевнул. Он надеялся, что профессор <text:span text:style-name="T2450">обратит внимание на его у</text:span><text:span text:style-name="T2456">томлённый</text:span><text:span text:style-name="T2450"> вид</text:span> и предложит временно <text:span text:style-name="T2452">прервать</text:span><text:span text:style-name="T2449"> беседу до завтрашнего дня. </text:span><text:span text:style-name="T2450">Но, к его сожалению, профессор </text:span><text:span text:style-name="T2454">этого </text:span><text:span text:style-name="T2453">не сделал</text:span><text:span text:style-name="T2450">. </text:span><text:span text:style-name="T2451">Старинные часы пробили одиннадцать раз и затем продолжили свой </text:span><text:span text:style-name="T2453">ровный </text:span><text:span text:style-name="T2451">монотонный ход. </text:span><text:span text:style-name="T2453">До этого дня Робин </text:span><text:span text:style-name="T2455">никогда </text:span><text:span text:style-name="T2453">не замечал их громкого тиканья. </text:span><text:span text:style-name="T2456">Прямо сейчас все его устремления были направлены в сторону мягкой удобной постели </text:span><text:span text:style-name="T2457">и</text:span><text:span text:style-name="T2456"> подушк</text:span><text:span text:style-name="T2457">и</text:span><text:span text:style-name="T2456">, на которую он мечтал возложить </text:span><text:span text:style-name="T2457">усталую голову. </text:span><text:span text:style-name="T2458">Отдых стал для него острой необходимостью, и чем больше он думал о нём, тем быстрее наливались тяжестью его веки. </text:span><text:span text:style-name="T2459">Медленно, но верно, они </text:span><text:span text:style-name="T2460">стали</text:span><text:span text:style-name="T2459"> закрываться. Постепенно голоса становились всё более отдалёнными, пока он не перестал слышать </text:span><text:span text:style-name="T2468">их </text:span><text:span text:style-name="T2461">окончательно</text:span><text:span text:style-name="T2459">…</text:span></text:p>
      <text:p text:style-name="P488">Он пришёл в себя от легкого встряхивания.</text:p>
      <text:p text:style-name="P488">«Робин, проснись! Иди в свою кроватку» - тихонько прошептала Элисон ему на ухо.</text:p>
      <text:p text:style-name="P488">«<text:span text:style-name="T2462">Я не хочу вставать. Дайте мне поспать здесь.</text:span>»</text:p>
      <text:p text:style-name="P489">Робин закрыл глаза и попытался снова уснуть, но безуспешно. Элисон продолжала <text:span text:style-name="T2463">говорить с </text:span>ним:</text:p>
      <text:p text:style-name="P489">«<text:span text:style-name="T2463">Пойдём, Робин. Я не позволю тебе спать здесь. Если тебе нужен хороший отдых, то перебирайся в спальню. </text:span><text:span text:style-name="T2464">Там никто не потревожит тебя и ты сможешь спокойно поспать до завтра.</text:span>»</text:p>
      <text:p text:style-name="P490">Робин вяло пошевелился, вытянул руки и осторожно открыл глаза.</text:p>
      <text:p text:style-name="P490">«<text:span text:style-name="T2465">Боже, как я устал! </text:span><text:span text:style-name="T2466">Я не хочу вставать, но, похоже, ты не оставляешь мне выбора. </text:span><text:span text:style-name="T2467">Спокойной ночи, Элисон!</text:span>»</text:p>
      <text:p text:style-name="P491">Робин обвил её руками и с нежностью поцеловал в щёку.</text:p>
      <text:p text:style-name="P491"/>
      <text:p text:style-name="P492"><text:soft-page-break/>Гарри, Элисон и Мэтью сидели в гостиной и пили чай в ожидании, когда проснётся Робин. <text:span text:style-name="T2469">На часах было уже почти одиннадцать.</text:span></text:p>
      <text:p text:style-name="P492">«Итак…<text:span text:style-name="T2470"> Как долго ты пытался скрыть тот факт, что встречаешься с Элисон?</text:span>» - <text:span text:style-name="T2470">саркастически спросил Мэтью.</text:span></text:p>
      <text:p text:style-name="P493">Гарри поперхнулся и слегка расплескал свой чай. <text:span text:style-name="T2471">Элисон удивлённо посмотрела на Гарри — она явно не ожидала подобного вопроса.</text:span></text:p>
      <text:p text:style-name="P494">«О чём ты, Мэтью? С чего ты взял, что между мной и Элисон что-то есть?»</text:p>
      <text:p text:style-name="P494">«<text:span text:style-name="T2475">Не пытайся делать</text:span><text:span text:style-name="T2472"> из меня дурачка. Помни, мы с тобой знакомы уже </text:span><text:span text:style-name="T2476">очень </text:span><text:span text:style-name="T2472">давно, и я знаю тебя, как облупленного. </text:span><text:span text:style-name="T2473">Если хочешь, я </text:span><text:span text:style-name="T2477">могу </text:span><text:span text:style-name="T2473">расск</text:span><text:span text:style-name="T2477">азать</text:span><text:span text:style-name="T2473"> Элисон о нашем недавнем уговоре.</text:span>»</text:p>
      <text:p text:style-name="P494">«<text:span text:style-name="T2474">Мэтью, ты просто ревнуешь! Всё потому, что это я встречаюсь с ней, а не ты.</text:span>»</text:p>
      <text:p text:style-name="P495">Элисон надоело слушать, как они вздорят, поэтому она встала и вышла из комнаты, оставив их обоих наедине друг с другом.</text:p>
      <text:p text:style-name="P496">«Нет, Гарри! Тебе не нужно идти вслед за мной! Ты должен уладить свои разногласия с Мэтью!»</text:p>
      <text:p text:style-name="P497">Как только она вышла, Гарри повысил голос:</text:p>
      <text:p text:style-name="P497">«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478">Одному Богу известно, о чём она подумала, когда ты упомянул об уговоре.</text:span>»</text:p>
      <text:p text:style-name="P497">«<text:span text:style-name="T2478">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479">тесного физического контакта, а ведь именно он привлекает тебя в отношениях </text:span><text:span text:style-name="T2480">сильнее всего </text:span><text:span text:style-name="T2481">остального</text:span><text:span text:style-name="T2479">! </text:span><text:span text:style-name="T2482">Но ты не получишь ничего такого ещё очень долго! Было бы лучше, если бы вы оба посмотрели правде в глаза и закончили всё прямо сейчас! </text:span><text:span text:style-name="T2483">Просто будь с ней честен, и тогда ты избавишь её от будущих страданий!</text:span>»</text:p>
      <text:p text:style-name="P497">«<text:span text:style-name="T2484">Ладно, Мэтью. Ты сказал достаточно! </text:span><text:span text:style-name="T2486">Но откуда</text:span><text:span text:style-name="T2485"> </text:span><text:span text:style-name="T2486">такая </text:span><text:span text:style-name="T2485">уверен</text:span><text:span text:style-name="T2486">ность</text:span><text:span text:style-name="T2485"> в с</text:span><text:span text:style-name="T2488">обственной</text:span><text:span text:style-name="T2485"> правоте? </text:span><text:span text:style-name="T2487">Почему ты решил, что я не могу относиться к ней серьёзно — не так, как это было с моими прежними подружками? </text:span><text:span text:style-name="T2489">Твои предположения абсолютно ничем не обоснованы!</text:span>»</text:p>
      <text:p text:style-name="P497">«<text:span text:style-name="T2490">Не пытайся обманывать себя! Ты знаешь, что я прав, </text:span><text:span text:style-name="T2491">просто не хочешь в этом признаваться</text:span><text:span text:style-name="T2490">!</text:span>»</text:p>
      <text:p text:style-name="P497">«<text:span text:style-name="T2492">Ты о чём вообще? </text:span><text:span text:style-name="T2493">Для меня совершенно ясен ход твоих мыслей! Ты ревнуешь и не можешь смириться с мыслью о том, что Элисон в</text:span><text:span text:style-name="T2494">ыбрала меня, а не тебя! </text:span><text:span text:style-name="T2495">Боже! Откуда в тебе </text:span><text:span text:style-name="T2535">столько</text:span><text:span text:style-name="T2495"> </text:span><text:span text:style-name="T2535">ребячества</text:span><text:span text:style-name="T2495">?</text:span>»</text:p>
      <text:p text:style-name="P497">«<text:span text:style-name="T2496">Гарри, ты </text:span><text:span text:style-name="T3325">опять</text:span><text:span text:style-name="T2496"> лукавишь! Я знал, что честным путём тебя не переубедить! </text:span><text:span text:style-name="T2497">В таком случае, кто </text:span><text:span text:style-name="T2498">тогда держал пари</text:span><text:span text:style-name="T2497">, что будет встречаться с Элисон? </text:span><text:span text:style-name="T2498">Извини, </text:span><text:span text:style-name="T2509">но </text:span><text:span text:style-name="T2498">мне пришлось вспомнить об этом, иначе ты не стал бы слушать меня. </text:span><text:span text:style-name="T2499">Так что поверь моим словам! </text:span><text:span text:style-name="T2500">Если </text:span><text:span text:style-name="T3324">вы не закончите</text:span><text:span text:style-name="T2500"> </text:span><text:span text:style-name="T3324">свои </text:span><text:span text:style-name="T2500">отношения </text:span><text:span text:style-name="T3324">как можно раньше</text:span><text:span text:style-name="T2500">, то в конце концов ты заставишь её страдать!</text:span>»</text:p>
      <text:p text:style-name="P497">«<text:span text:style-name="T2501">Чего вы так раскричались?</text:span>» - <text:span text:style-name="T2501">спросил внезапно появившийся </text:span><text:span text:style-name="T2502">Робин, </text:span><text:span text:style-name="T2503">с интересом </text:span><text:span text:style-name="T2502">осматривая гостиную.</text:span></text:p>
      <text:p text:style-name="P497">«<text:span text:style-name="T2504">А где Элисон? </text:span><text:span text:style-name="T2505">Мне показалось, что сегодня она собиралась быть </text:span><text:span text:style-name="T2510">тут</text:span><text:span text:style-name="T2505">.</text:span>»</text:p>
      <text:p text:style-name="P497">«<text:span text:style-name="T2506">Её нет</text:span>» - <text:span text:style-name="T2506">быстро ответил Мэтью,</text:span></text:p>
      <text:p text:style-name="P497">«<text:span text:style-name="T2506">Она была здесь некоторое время назад, но ушла, </text:span><text:span text:style-name="T2507">пообещав вернуться</text:span><text:span text:style-name="T2506">. </text:span><text:span text:style-name="T2507">Она просила нас приготовить тебе завтрак, если ты проснёшься до её возвращения. Что будешь есть?</text:span>»</text:p>
      <text:p text:style-name="P498">Ему не хотелось говорить с Робином об истинной причине ухода Элисон.</text:p>
      <text:p text:style-name="P498">«<text:span text:style-name="T2508">Нет, я знаю, что ты говоришь мне неправду</text:span>» - <text:span text:style-name="T2508">возразил Робин,</text:span></text:p>
      <text:p text:style-name="P498">«<text:span text:style-name="T2508">Это написано на лицах у вас обоих. Что случилось? Ты расстроил её, не так ли?</text:span>»</text:p>
      <text:p text:style-name="P498"><text:tab/><text:span text:style-name="T2511">Гарри и Мэтью притихли. Почему Робин не поверил их словам? Может быть, они сглупили, полагая, что смогут одурачить </text:span><text:span text:style-name="T3326">его</text:span><text:span text:style-name="T2511">? Для них было непросто осознавать, что они не могут скрывать от </text:span><text:span text:style-name="T3327">Робина</text:span><text:span text:style-name="T2511"> что-либо, </text:span><text:span text:style-name="T2512">и что</text:span><text:span text:style-name="T2511"> юноша обязательно распознает обман.</text:span></text:p>
      <text:p text:style-name="P498"><text:tab/>«<text:span text:style-name="T2511">Знаете ли, я ведь не дурак. Меня не было </text:span><text:span text:style-name="T3328">здесь какое-то время</text:span><text:span text:style-name="T2511">, но я прекрасно осведомлён о том, что происходит между Элисон и Гарри, и я знал, что они встреч</text:span><text:span text:style-name="T3329">аются</text:span><text:span text:style-name="T2511"> </text:span><text:span text:style-name="T3330">задолго </text:span><text:span text:style-name="T2511">до того, как посетил мир будущего.»</text:span></text:p>
      <text:p text:style-name="P499"><text:soft-page-break/>Робин ненадолго <text:span text:style-name="T2513">умолк</text:span>.</text:p>
      <text:p text:style-name="P499">«<text:span text:style-name="T2513">Гарри, мне не нравятся твои свидания с Элисон. Ваши отношения закончатся тем, что ей будет очень больно. Я </text:span><text:span text:style-name="T2515">всегда считал</text:span><text:span text:style-name="T2513">, что </text:span><text:span text:style-name="T2514">в твоих действиях </text:span><text:span text:style-name="T2513">больше здравого смысла.</text:span>»</text:p>
      <text:p text:style-name="P500">Робин замолчал снова. <text:span text:style-name="T2515">Гарри </text:span><text:span text:style-name="T2516">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517">б</text:span><text:span text:style-name="T2516"> </text:span><text:span text:style-name="T2517">его истинных чувствах к Элисон</text:span><text:span text:style-name="T2516">?</text:span></text:p>
      <text:p text:style-name="P500"><text:tab/>«<text:span text:style-name="T2518">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519">и не хочу причинять ей боль!</text:span>»</text:p>
      <text:p text:style-name="P500"><text:tab/>«<text:span text:style-name="T2520">Ты без ума от неё</text:span>» - <text:span text:style-name="T2520">ответ</text:span><text:span text:style-name="T3107">и</text:span><text:span text:style-name="T2520">л Робин,</text:span></text:p>
      <text:p text:style-name="P500"><text:tab/>«<text:span text:style-name="T2520">Но ты не любишь её в истинном смысле этого слова.</text:span>»</text:p>
      <text:p text:style-name="P500"><text:tab/><text:span text:style-name="T2521">Мэтью кивнул, соглашаясь с ним. </text:span><text:span text:style-name="T2522">Мальчик пристально посмотрел в глаза Гарри и неспешно заговорил:</text:span></text:p>
      <text:p text:style-name="P500"><text:tab/>«<text:span text:style-name="T2523">Скажи правду. В глубине души ты сам знаешь, что не любишь Элисон. </text:span><text:span text:style-name="T2524">На самом деле тебе хочется </text:span><text:span text:style-name="T3108">близости</text:span><text:span text:style-name="T2524">, </text:span><text:span text:style-name="T3109">хочется </text:span><text:span text:style-name="T2524">быть </text:span><text:span text:style-name="T3108">у неё </text:span><text:span text:style-name="T2524">первым, потому что тебе известно, что она девственна. </text:span><text:span text:style-name="T2525">Большинство мужчин думает точно так же, как ты, хотя многие и не отдают себе </text:span><text:span text:style-name="T3108">в этом </text:span><text:span text:style-name="T2525">отчёта. </text:span><text:span text:style-name="T2526">Они находят нечто привлекательное в свиданиях с девственницами. Гарри, я прав! Совершенно бесполезно </text:span><text:span text:style-name="T2527">пытаться отрицать всё это. </text:span><text:span text:style-name="T2528">Я не собираюсь стоять в стороне и безучастно смотреть, как ты доводишь </text:span><text:span text:style-name="T2529">Элисон</text:span><text:span text:style-name="T2528"> до слёз, ведь я очень сильно привязан к ней! </text:span><text:span text:style-name="T2530">Я не позволю этого ни тебе, ни кому-либо ещё! </text:span><text:span text:style-name="T2531">Никто и никогда не навредит ей, пока я буду присматривать за ней и защищать!</text:span>»</text:p>
      <text:p text:style-name="P500"><text:tab/>«<text:span text:style-name="T2532">Вы слишком придирчивы, понимаете?! Даже Робин завидует моему счастью!</text:span>»</text:p>
      <text:p text:style-name="P500">«<text:span text:style-name="T2533">Хватит, Гарри! </text:span><text:span text:style-name="T2534">Ты окончательно запутался в том что значит быть влюблённым и что значит любить</text:span>».</text:p>
      <text:p text:style-name="P573"><text:span text:style-name="T2647"><text:tab/></text:span><text:span text:style-name="T2536">Робин решительно отве</text:span><text:span text:style-name="T2537">рг</text:span><text:span text:style-name="T2536"> </text:span><text:span text:style-name="T2537">все</text:span><text:span text:style-name="T2536"> обвинения Гарри относительно </text:span><text:span text:style-name="T2537">того</text:span><text:span text:style-name="T2536">, почему он не хотел, чтобы Гарри встречался с Элисон. Мэтью молчал – Робин хорошо постарался </text:span><text:span text:style-name="T2538">для того, чтобы </text:span><text:span text:style-name="T2536">заставить Гарри </text:span><text:span text:style-name="T2538">рассуждать здраво</text:span><text:span text:style-name="T2536">. </text:span><text:span text:style-name="T2539">Определённо, на этот раз б</text:span><text:span text:style-name="T2536">естактность Робина </text:span><text:span text:style-name="T2539">сослужила добрую службу</text:span><text:span text:style-name="T2536">. </text:span><text:span text:style-name="T2539">Просто у</text:span><text:span text:style-name="T2536">дивительно, что мальчик его возраста так хорошо понимал </text:span><text:span text:style-name="T2539">человеческую</text:span><text:span text:style-name="T2536"> природу. Его </text:span><text:span text:style-name="T2540">доводы</text:span><text:span text:style-name="T2536"> не </text:span><text:span text:style-name="T2540">являлись</text:span><text:span text:style-name="T2536"> беспочвенным</text:span><text:span text:style-name="T2540">и</text:span><text:span text:style-name="T2536">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541">для Элисон</text:span><text:span text:style-name="T2536">. </text:span><text:span text:style-name="T2542">Гарри не выдержал и расплакался. </text:span></text:p>
      <text:p text:style-name="P573"><text:span text:style-name="T2542"><text:tab/>«Я…</text:span><text:span text:style-name="T2543"> </text:span><text:span text:style-name="T2544">я</text:span><text:span text:style-name="T2543">...</text:span><text:span text:style-name="T2542">»</text:span></text:p>
      <text:p text:style-name="P573"><text:span text:style-name="T2542"><text:tab/>Его голос затих, когда он всхлипнул. Его лицо было </text:span><text:span text:style-name="T2578">плотно</text:span><text:span text:style-name="T2542"> закрыто руками, ему было слишком стыдно поднять голову. Гарри считал </text:span><text:span text:style-name="T2545">слёзы проявлением слабости</text:span><text:span text:style-name="T2542"> и, </text:span><text:span text:style-name="T2545">одновременно, </text:span><text:span text:style-name="T2542">эффективным способом </text:span><text:span text:style-name="T2636">завоевать</text:span><text:span text:style-name="T2542"> сочувствие </text:span><text:span text:style-name="T2636">окружающих</text:span><text:span text:style-name="T2542">.</text:span></text:p>
      <text:p text:style-name="P573"><text:span text:style-name="T2542"><text:tab/>Мэтью </text:span><text:span text:style-name="T2546">поднялся на ноги</text:span><text:span text:style-name="T2542"> и уже был готов подойти к Гарри, но </text:span><text:span text:style-name="T2547">тут к нему обратился </text:span><text:span text:style-name="T2542">Робин.</text:span></text:p>
      <text:p text:style-name="P573"><text:span text:style-name="T2542"><text:tab/>«Мэтью, оставь его в покое. </text:span><text:span text:style-name="T2548">Нам лучше</text:span><text:span text:style-name="T2542"> </text:span><text:span text:style-name="T2579">пойти</text:span><text:span text:style-name="T2542"> на кухню, пока он не прид</text:span><text:span text:style-name="T2580">ё</text:span><text:span text:style-name="T2542">т в себя».</text:span></text:p>
      <text:p text:style-name="P502"><text:span text:style-name="T2648"><text:tab/>Юноша встал и выпроводил Мэтью из гостиной, оставив Гарри </text:span><text:span text:style-name="T2649">всхлипывать в одиночестве</text:span><text:span text:style-name="T2648">.</text:span></text:p>
      <text:p text:style-name="P502"><text:tab/>«Мы не <text:span text:style-name="T2651">должны </text:span>оста<text:span text:style-name="T2651">влять</text:span> его плакать <text:span text:style-name="T2654">наедине с самим собой</text:span>. <text:span text:style-name="T2650">В</text:span>сем <text:span text:style-name="T2650">нам </text:span>иногда нужно, чтобы кто-то был рядом, когда мы расстроены. <text:span text:style-name="T2653">Р</text:span><text:span text:style-name="T2652">азве </text:span><text:span text:style-name="T2653">тебе </text:span>не кажется, что ты был <text:span text:style-name="T3037">к</text:span> н<text:span text:style-name="T3037">е</text:span>м<text:span text:style-name="T3037">у</text:span> слишком с<text:span text:style-name="T2652">трог</text:span>? - прокомментировал Мэтью, <text:span text:style-name="T2650">обжаривая</text:span> <text:span text:style-name="T2650">для Робина </text:span><text:span text:style-name="T2655">булочки</text:span>. Он открыл холодильник и поискал сыр и масло.</text:p>
      <text:p text:style-name="P573"><text:span text:style-name="T2542"><text:tab/>«</text:span><text:span text:style-name="T2549">Н</text:span><text:span text:style-name="T2542">е</text:span><text:span text:style-name="T2549">т, мне не кажется</text:span><text:span text:style-name="T2542">. Это для его же блага и, что </text:span><text:span text:style-name="T2552">гораздо</text:span><text:span text:style-name="T2542"> важн</text:span><text:span text:style-name="T2552">ее</text:span><text:span text:style-name="T2542">, мы спас</text:span><text:span text:style-name="T2553">ё</text:span><text:span text:style-name="T2542">м Элисон от новых </text:span><text:span text:style-name="T2549">душевных </text:span><text:span text:style-name="T2542">травм. Она и </text:span><text:span text:style-name="T2551">без них</text:span><text:span text:style-name="T2542"> </text:span><text:span text:style-name="T2550">сторонится</text:span><text:span text:style-name="T2542"> мужчин. Как ты думаешь, какие будут последствия, если она обожжёт</text:span><text:span text:style-name="T2549">ся, приблизившись слишком близко к</text:span><text:span text:style-name="T2542"> Гарри? Это слом</text:span><text:span text:style-name="T2581">и</text:span><text:span text:style-name="T2542">ло бы е</text:span><text:span text:style-name="T2551">ё окончательно</text:span><text:span text:style-name="T2542">».</text:span></text:p>
      <text:p text:style-name="P573"><text:span text:style-name="T2542"><text:tab/>«</text:span><text:span text:style-name="T2554">Наверное</text:span><text:span text:style-name="T2542">, ты прав. </text:span><text:span text:style-name="T2554">Х</text:span><text:span text:style-name="T2542">очешь, </text:span><text:span text:style-name="T2637">я</text:span><text:span text:style-name="T2542"> </text:span><text:span text:style-name="T2637">положу</text:span><text:span text:style-name="T2555"> </text:span><text:span text:style-name="T2637">кусок </text:span><text:span text:style-name="T2542">сыра </text:span><text:span text:style-name="T2637">на</text:span><text:span text:style-name="T2555"> одн</text:span><text:span text:style-name="T2637">у</text:span><text:span text:style-name="T2542"> из булочек?»</text:span></text:p>
      <text:p text:style-name="P573"><text:soft-page-break/><text:span text:style-name="T2542"><text:tab/>Робин кивнул. Мэтью </text:span><text:span text:style-name="T2556">аккуратно</text:span><text:span text:style-name="T2542"> нарезал сыр. Он намазал маслом остальные </text:span><text:span text:style-name="T2557">булки</text:span><text:span text:style-name="T2542">, а т</text:span><text:span text:style-name="T2557">у</text:span><text:span text:style-name="T2542">, что </text:span><text:span text:style-name="T2556">был</text:span><text:span text:style-name="T2557">а</text:span><text:span text:style-name="T2556"> </text:span><text:span text:style-name="T2557">с </text:span><text:span text:style-name="T2542">сыром, положил обратно </text:span><text:span text:style-name="T2637">в печь</text:span><text:span text:style-name="T2542">, </text:span><text:span text:style-name="T2637">чтобы</text:span><text:span text:style-name="T2542"> </text:span><text:span text:style-name="T2637">слегка </text:span><text:span text:style-name="T2542">расплави</text:span><text:span text:style-name="T2637">ть </text:span><text:span text:style-name="T2638">его</text:span><text:span text:style-name="T2542">. </text:span><text:span text:style-name="T2640">Он</text:span><text:span text:style-name="T2542"> подал Робину завтрак с чашкой крепкого ч</text:span><text:span text:style-name="T2639">ё</text:span><text:span text:style-name="T2542">рного кофе.</text:span></text:p>
      <text:p text:style-name="P573"><text:span text:style-name="T2542"><text:tab/>«</text:span><text:span text:style-name="T2558">В</text:span><text:span text:style-name="T2542">ернусь через минуту, </text:span><text:span text:style-name="T2558">мне нужно</text:span><text:span text:style-name="T2542"> сходить в туалет».</text:span></text:p>
      <text:p text:style-name="P573"><text:span text:style-name="T2542"><text:tab/>«Мэтью, </text:span><text:span text:style-name="T2559">ты уверен</text:span><text:span text:style-name="T2542">, что ты идешь в туалет, </text:span><text:span text:style-name="T2559">а не ищешь </text:span><text:span text:style-name="T2542">повод</text:span><text:span text:style-name="T2559"> </text:span><text:span text:style-name="T2542">увидеться с Гарри? Оставь его </text:span><text:span text:style-name="T2559">в покое</text:span><text:span text:style-name="T2542">, ему нужно время, чтобы </text:span><text:span text:style-name="T2641">обдумать</text:span><text:span text:style-name="T2542"> </text:span><text:span text:style-name="T2559">то</text:span><text:span text:style-name="T2542">, что мы сказали </text:span><text:span text:style-name="T2559">ему</text:span><text:span text:style-name="T2542">».</text:span></text:p>
      <text:p text:style-name="P573"><text:span text:style-name="T2542"><text:tab/>Пока Мэтью ходил в туалет, в дверь позвонили. Робин поставил тарелку </text:span><text:span text:style-name="T2560">на стол</text:span><text:span text:style-name="T2542">, вытер </text:span><text:span text:style-name="T2560">салфеткой </text:span><text:span text:style-name="T2542">рот и пальцы и открыл дверь.</text:span></text:p>
      <text:p text:style-name="P573"><text:span text:style-name="T2542"><text:tab/>«Привет, Элисон</text:span><text:span text:style-name="T2561">.</text:span><text:span text:style-name="T2542"> </text:span><text:span text:style-name="T2561">Я</text:span><text:span text:style-name="T2542"> думал, </text:span><text:span text:style-name="T2561">что </text:span><text:span text:style-name="T2542">у тебя есть </text:span><text:span text:style-name="T2561">запасные </text:span><text:span text:style-name="T2542">ключ</text:span><text:span text:style-name="T2561">и</text:span><text:span text:style-name="T2542">».</text:span></text:p>
      <text:p text:style-name="P573"><text:span text:style-name="T2542"><text:tab/>«Я </text:span><text:span text:style-name="T2562">оставила</text:span><text:span text:style-name="T2542"> их здесь </text:span><text:span text:style-name="T2562">этим</text:span><text:span text:style-name="T2542"> утром»</text:span><text:span text:style-name="T2563">.</text:span></text:p>
      <text:p text:style-name="P573"><text:span text:style-name="T2563"><text:tab/>«</text:span><text:span text:style-name="T2564">Проходи</text:span><text:span text:style-name="T2563"> на кухню, </text:span><text:span text:style-name="T2564">мы поболтаем </text:span><text:span text:style-name="T2565">с тобой</text:span><text:span text:style-name="T2563">, пока я завтрака</text:span><text:span text:style-name="T2564">ю</text:span><text:span text:style-name="T2563">».</text:span></text:p>
      <text:p text:style-name="P573"><text:span text:style-name="T2563"><text:tab/>Робин </text:span><text:span text:style-name="T2583">взял её за руку и </text:span><text:span text:style-name="T2563">крепко сжал </text:span><text:span text:style-name="T2582">её ладонь </text:span><text:span text:style-name="T2566">в своей</text:span><text:span text:style-name="T2563">. Он </text:span><text:span text:style-name="T2584">легонько </text:span><text:span text:style-name="T2566">при</text:span><text:span text:style-name="T2563">обнял е</text:span><text:span text:style-name="T2566">ё</text:span><text:span text:style-name="T2563"> и </text:span><text:span text:style-name="T2566">чмокнул</text:span><text:span text:style-name="T2563"> в щ</text:span><text:span text:style-name="T2566">ё</text:span><text:span text:style-name="T2563">ку. Они прошли на кухню и сели.</text:span></text:p>
      <text:p text:style-name="P573"><text:span text:style-name="T2563"><text:tab/>«Элисон, что случилось? </text:span><text:span text:style-name="T2567">Не стесняйся</text:span><text:span text:style-name="T2563">, </text:span><text:span text:style-name="T2567">рас</text:span><text:span text:style-name="T2563">скажи мне. Помни, я </text:span><text:span text:style-name="T2567">стараюсь </text:span><text:span text:style-name="T2563">забо</text:span><text:span text:style-name="T2567">титься</text:span><text:span text:style-name="T2563"> о тебе, и мне </text:span><text:span text:style-name="T2567">совсем </text:span><text:span text:style-name="T2563">не нравится видеть тебя расстроенн</text:span><text:span text:style-name="T2567">ой</text:span><text:span text:style-name="T2563">. </text:span><text:span text:style-name="T2568">И </text:span><text:span text:style-name="T2569">пожалуйста, </text:span><text:span text:style-name="T2568">н</text:span><text:span text:style-name="T2563">е обращай внимания </text:span><text:span text:style-name="T2568">на то</text:span><text:span text:style-name="T2563">, </text:span><text:span text:style-name="T2568">что я жую</text:span><text:span text:style-name="T2563">».</text:span></text:p>
      <text:p text:style-name="P573"><text:span text:style-name="T2563"><text:tab/>«О</text:span><text:span text:style-name="T2570">х</text:span><text:span text:style-name="T2563">, я не знаю, что </text:span><text:span text:style-name="T2570">мне </text:span><text:span text:style-name="T2563">делать. Причина, по которой меня не </text:span><text:span text:style-name="T2571">оказалось</text:span><text:span text:style-name="T2563"> здесь этим утром, когда ты проснулся, в том, что Мэтью и Гарри </text:span><text:span text:style-name="T2571">по</text:span><text:span text:style-name="T2563">спорили из-за меня. Мэтью сказал, что Гарри в конечном </text:span><text:span text:style-name="T2572">счёте</text:span><text:span text:style-name="T2563"> только навредит мне. Это странно, но за последнюю неделю или около того </text:span><text:span text:style-name="T2572">мой внутренний голос подсказывал мне</text:span><text:span text:style-name="T2563">, что </text:span><text:span text:style-name="T2572">нам</text:span><text:span text:style-name="T2563"> следует прекратить эти отношения, прежде чем они зайдут дал</text:span><text:span text:style-name="T2573">еко</text:span><text:span text:style-name="T2563">. У меня просто не хватает духу сказать </text:span><text:span text:style-name="T2575">обо всём </text:span><text:span text:style-name="T2563">Гарри. </text:span><text:span text:style-name="T2575">Е</text:span><text:span text:style-name="T2563">му будет больно, если я скажу ему. </text:span><text:span text:style-name="T2574">Что ты думаешь, </text:span><text:span text:style-name="T2563">Робин?»</text:span></text:p>
      <text:p text:style-name="P573"><text:span text:style-name="T2563"><text:tab/>Робин поставил тарелку в раковину и вымыл руки, выт</text:span><text:span text:style-name="T2576">е</text:span><text:span text:style-name="T2563">р</text:span><text:span text:style-name="T2576">ев</text:span><text:span text:style-name="T2563"> их кухонн</text:span><text:span text:style-name="T2576">ым</text:span><text:span text:style-name="T2563"> </text:span><text:span text:style-name="T2576">полотенцем</text:span><text:span text:style-name="T2563">. Он остановился и подумал, как лучше всего сказать ей о своих чувствах. Глаза Элисон остекленели. Она явно была расстроена, и он не хотел ухудшать </text:span><text:span text:style-name="T2577">её </text:span><text:span text:style-name="T2563">ситуацию или, если </text:span><text:span text:style-name="T2577">хорошо </text:span><text:span text:style-name="T2563">подумать, ухудшать е</text:span><text:span text:style-name="T2577">ё</text:span><text:span text:style-name="T2563"> </text:span><text:span text:style-name="T2577">и </text:span><text:span text:style-name="T2563">для Гарри.</text:span></text:p>
      <text:p text:style-name="P573"><text:span text:style-name="T2563"><text:tab/>«Элисон, сегодня утром я говорил о </text:span><text:span text:style-name="T2585">тебе</text:span><text:span text:style-name="T2563"> с Гарри. Он любит </text:span><text:span text:style-name="T2585">тебя</text:span><text:span text:style-name="T2563">, н</text:span><text:span text:style-name="T2585">о,</text:span><text:span text:style-name="T2563"> пойми его правильно, я думаю, он понимает, что он не тот человек, который тебе подходит. Когда ты только </text:span><text:span text:style-name="T2585">вошла</text:span><text:span text:style-name="T2563">, я </text:span><text:span text:style-name="T2585">решил </text:span><text:span text:style-name="T2563">приве</text:span><text:span text:style-name="T2585">сти</text:span><text:span text:style-name="T2563"> тебя сюда, чтобы ты не ходил</text:span><text:span text:style-name="T2585">а</text:span><text:span text:style-name="T2563"> в гостиную. Види</text:span><text:span text:style-name="T2585">шь</text:span><text:span text:style-name="T2563"> ли, Гарри расплакалс</text:span><text:span text:style-name="T2585">я</text:span><text:span text:style-name="T2563">. Мы с Мэтью оставили его там, чтобы </text:span><text:span text:style-name="T2585">наше присутствие не смущало его</text:span><text:span text:style-name="T2563">».</text:span></text:p>
      <text:p text:style-name="P573"><text:span text:style-name="T2563"><text:tab/>«</text:span><text:span text:style-name="T2586">Я могу сходить навестить его сейчас?</text:span><text:span text:style-name="T2563">»</text:span></text:p>
      <text:p text:style-name="P573"><text:span text:style-name="T2542"><text:tab/>«Нет, </text:span><text:span text:style-name="T2587">не нужно</text:span><text:span text:style-name="T2542">. П</text:span><text:span text:style-name="T2588">усть он сначала придёт в себя.</text:span><text:span text:style-name="T2542"> </text:span><text:span text:style-name="T2588">Лучше </text:span><text:span text:style-name="T2542">подождать, пока он </text:span><text:span text:style-name="T2588">не заговорит первым</text:span><text:span text:style-name="T2542">».</text:span></text:p>
      <text:p text:style-name="P573"><text:span text:style-name="T2542"><text:tab/>«Интересно, куда </text:span><text:span text:style-name="T2589">запропастился</text:span><text:span text:style-name="T2542"> Мэтью? </text:span><text:span text:style-name="T2593">О</text:span><text:span text:style-name="T2542">н сказал, что </text:span><text:span text:style-name="T2590">собирается</text:span><text:span text:style-name="T2542"> в туалет…»</text:span></text:p>
      <text:p text:style-name="P573"><text:span text:style-name="T2542"><text:tab/></text:span><text:span text:style-name="T2591">Робин </text:span><text:span text:style-name="T2592">сделал паузу и прислушался</text:span><text:span text:style-name="T2591">.</text:span></text:p>
      <text:p text:style-name="P573"><text:span text:style-name="T2591"><text:tab/>«</text:span><text:span text:style-name="T2594">У</text:span><text:span text:style-name="T2591">бирает </text:span><text:span text:style-name="T2593">комнату</text:span><text:span text:style-name="T2591"> наверху. Вероятно, он услышал твой голос и, </text:span><text:span text:style-name="T2595">почувствова</text:span><text:span text:style-name="T2596">в</text:span><text:span text:style-name="T2595"> себя виноватым, решил таким образом избежать встречи с тобой</text:span><text:span text:style-name="T2591">. Подожди, я пойду </text:span><text:span text:style-name="T2593">позову его</text:span><text:span text:style-name="T2591">».</text:span></text:p>
      <text:p text:style-name="P573"><text:span text:style-name="T2591"><text:tab/>Робин </text:span><text:span text:style-name="T2597">покинул</text:span><text:span text:style-name="T2591"> кухн</text:span><text:span text:style-name="T2597">ю</text:span><text:span text:style-name="T2591">. Элисон </text:span><text:span text:style-name="T2598">поднялась</text:span><text:span text:style-name="T2591"> и подошла к раковине, чтобы вымыть тарелки и чашки, оставленные, </text:span><text:span text:style-name="T2598">очевидно, ещё</text:span><text:span text:style-name="T2591"> со вчерашнего вечера. Было бы чудом, если бы накануне вечером они вымыли </text:span><text:span text:style-name="T2599">за собой </text:span><text:span text:style-name="T2591">посуду. Ей было грустно от того, </text:span><text:span text:style-name="T2599">чем</text:span><text:span text:style-name="T2591"> вс</text:span><text:span text:style-name="T2599">ё</text:span><text:span text:style-name="T2591"> это закончилось, но, с другой стороны, она чувствовала облегчение, как будто с е</text:span><text:span text:style-name="T2599">ё</text:span><text:span text:style-name="T2591"> плеч </text:span><text:span text:style-name="T2599">спала</text:span><text:span text:style-name="T2591"> тяж</text:span><text:span text:style-name="T2599">ё</text:span><text:span text:style-name="T2591">лая ноша. Оставалось только прояснить всю эту </text:span><text:span text:style-name="T2600">печальную</text:span><text:span text:style-name="T2591"> историю с Гарри.</text:span></text:p>
      <text:p text:style-name="P573"><text:span text:style-name="T2591"><text:tab/>Она не могла не чувствовать, что Робин и Мэтью были слишком строги </text:span><text:span text:style-name="T2601">к</text:span><text:span text:style-name="T2591"> Гарри. Тем не менее, вс</text:span><text:span text:style-name="T2601">ё</text:span><text:span text:style-name="T2591">, что они сделали, это воплотили в жизнь то, что она сама в конечном итоге собиралась сделать. Конечно, в </text:span><text:span text:style-name="T2601">подходящее для этого</text:span><text:span text:style-name="T2591"> время. Но это произошло сейчас, и ей нужно было </text:span><text:span text:style-name="T2607">морально </text:span><text:span text:style-name="T2591">подготовиться к встрече с Гарри.</text:span></text:p>
      <text:p text:style-name="P573"><text:span text:style-name="T2591"><text:tab/>Она никогда не </text:span><text:span text:style-name="T2602">задумывалась о том</text:span><text:span text:style-name="T2591">, что </text:span><text:span text:style-name="T2602">он может плакать</text:span><text:span text:style-name="T2591">. Это было странно, </text:span><text:span text:style-name="T2602">ведь </text:span><text:span text:style-name="T2591">он всегда казался </text:span><text:span text:style-name="T2602">ей </text:span><text:span text:style-name="T2591">таким сильным. Вот чего она так боялась – молилась, чтобы он не </text:span><text:span text:style-name="T2602">разразился</text:span><text:span text:style-name="T2591"> перед ней потоком слез. Она не сможет с этим справиться, она будет чувствовать себя </text:span><text:span text:style-name="T2602">безмерно </text:span><text:span text:style-name="T2591">виноватой </text:span><text:span text:style-name="T2608">перед ним</text:span><text:span text:style-name="T2591">.</text:span></text:p>
      <text:p text:style-name="P573"><text:span text:style-name="T2591"><text:tab/></text:span><text:span text:style-name="T2603">Как он и </text:span><text:span text:style-name="T2604">предполагал</text:span><text:span text:style-name="T2603">, </text:span><text:span text:style-name="T2591">Робин нашел Мэтью в </text:span><text:span text:style-name="T2603">его</text:span><text:span text:style-name="T2591"> спальне, заправля</text:span><text:span text:style-name="T2603">вшим</text:span><text:span text:style-name="T2591"> постель.</text:span></text:p>
      <text:p text:style-name="P573"><text:soft-page-break/><text:span text:style-name="T2591"><text:tab/>«Элисон здесь. Ты не собираешься спуститься </text:span><text:span text:style-name="T2605">к нам</text:span><text:span text:style-name="T2591">? </text:span><text:span text:style-name="T2605">Мне показалось</text:span><text:span text:style-name="T2591">, ты сказал, что собираешься сходить только в туалет».</text:span></text:p>
      <text:p text:style-name="P573"><text:span text:style-name="T2591"><text:tab/>«О</text:span><text:span text:style-name="T2606">х</text:span><text:span text:style-name="T2591">... я не знал, что Элисон здесь. Я </text:span><text:span text:style-name="T2606">буду</text:span><text:span text:style-name="T2591"> через минуту».</text:span></text:p>
      <text:p text:style-name="P574"><text:span text:style-name="T2591"><text:tab/>«Что случилось, Мэтью? Почему ты не смотришь на меня? </text:span><text:span text:style-name="T2609">Ты сердишься</text:span><text:span text:style-name="T2591">? Я </text:span><text:span text:style-name="T2609">вовсе </text:span><text:span text:style-name="T2591">не хотел быть с ним слишком грубым этим утром. </text:span><text:span text:style-name="T2609">Говорю тебе честно — я этого не хотел.</text:span><text:span text:style-name="T2591">»</text:span></text:p>
      <text:p text:style-name="P574"><text:span text:style-name="T2591"><text:tab/>«Нет, это не </text:span><text:span text:style-name="T2610">из-за тебя</text:span><text:span text:style-name="T2591">. </text:span><text:span text:style-name="T2611">До меня только сейчас дошло</text:span><text:span text:style-name="T2591">, почему я так кричал на него. Это </text:span><text:span text:style-name="T2611">было оттого,</text:span><text:span text:style-name="T2591"> что я ревновал. </text:span><text:span text:style-name="T2611">Для меня была невыносима</text:span><text:span text:style-name="T2591"> мысль о том, что Гарри так </text:span><text:span text:style-name="T2611">крупно </text:span><text:span text:style-name="T2591">повезло встреча</text:span><text:span text:style-name="T2611">ться</text:span><text:span text:style-name="T2591"> с Элисон. Я думал не об Элисон, а о себе. Мне </text:span><text:span text:style-name="T2611">чертовски</text:span><text:span text:style-name="T2591"> стыдно. Возможно, мы ошибались. </text:span><text:span text:style-name="T2611">О</text:span><text:span text:style-name="T2591">ткуда нам знать, что Элисон и Гарри не подходят друг другу. Гарри </text:span><text:span text:style-name="T2611">вполне </text:span><text:span text:style-name="T2591">мог быть искренним в своих чувствах по отношению к </text:span><text:span text:style-name="T2631">ней</text:span><text:span text:style-name="T2591">».</text:span></text:p>
      <text:p text:style-name="P574"><text:span text:style-name="T2591"><text:tab/>«Не говори так, Мэтью. Ладно, </text:span><text:span text:style-name="T2612">ты был не прав</text:span><text:span text:style-name="T2591">, но в то же время это к лучшему, поверь мне».</text:span></text:p>
      <text:p text:style-name="P503"/>
      <text:p text:style-name="P574"><text:span text:style-name="T2591"><text:tab/>Мэтью закончил заправлять одеяла и последовал </text:span><text:span text:style-name="T2630">вслед </text:span><text:span text:style-name="T2591">за Робин</text:span><text:span text:style-name="T2613">ом</text:span><text:span text:style-name="T2591">. Когда они </text:span><text:span text:style-name="T2614">спустились вниз</text:span><text:span text:style-name="T2591">, Элисон уже не было. </text:span><text:span text:style-name="T2613">Помещение кухни</text:span><text:span text:style-name="T2591"> </text:span><text:span text:style-name="T2613">сверкало чистотой</text:span><text:span text:style-name="T2591">.</text:span></text:p>
      <text:p text:style-name="P574"><text:span text:style-name="T2591"><text:tab/>«Мы подождем </text:span><text:span text:style-name="T2616">их </text:span><text:span text:style-name="T2591">здесь. </text:span><text:span text:style-name="T2616">О</text:span><text:span text:style-name="T2591">ни, должно быть, разговаривают </text:span><text:span text:style-name="T2616">и</text:span><text:span text:style-name="T2591"> выйдут, когда </text:span><text:span text:style-name="T2616">закончат.</text:span><text:span text:style-name="T2591">» — сказал Мэтью, на</text:span><text:span text:style-name="T2632">ливая в</text:span><text:span text:style-name="T2591"> </text:span><text:span text:style-name="T2615">электрический</text:span><text:span text:style-name="T2591"> чайник </text:span><text:span text:style-name="T2644">воду</text:span><text:span text:style-name="T2591">. Он достал чашки, чтобы приготовить </text:span><text:span text:style-name="T2642">по чаю </text:span><text:span text:style-name="T2645">для каждого</text:span><text:span text:style-name="T2591">. Они сидели молча </text:span><text:span text:style-name="T2643">и</text:span><text:span text:style-name="T2591"> ни</text:span><text:span text:style-name="T2643">кто</text:span><text:span text:style-name="T2591"> не про</text:span><text:span text:style-name="T2643">ронил</text:span><text:span text:style-name="T2591"> ни слова. </text:span><text:span text:style-name="T2643">О</text:span><text:span text:style-name="T2618">тчётливо </text:span><text:span text:style-name="T2591">слы</text:span><text:span text:style-name="T2643">шалось</text:span><text:span text:style-name="T2591"> тиканье настенных часов. Чайник </text:span><text:span text:style-name="T2643">зашипел</text:span><text:span text:style-name="T2591">, </text:span><text:span text:style-name="T2617">свидетельствуя, что</text:span><text:span text:style-name="T2591"> </text:span><text:span text:style-name="T2643">в нём закипела вода</text:span><text:span text:style-name="T2591">.</text:span></text:p>
      <text:p text:style-name="P503"><text:tab/>«<text:span text:style-name="T3864">Почему они задерживаются</text:span>?» – спросил Робин. Мэтью пожал плечами <text:span text:style-name="T3863">в ответ</text:span>. Он закончил заваривать <text:span text:style-name="T3865">напиток</text:span> и <text:span text:style-name="T3863">выставил</text:span> <text:span text:style-name="T3866">посуду</text:span> на поднос.</text:p>
      <text:p text:style-name="P574"><text:span text:style-name="T2591"><text:tab/>«</text:span><text:span text:style-name="T2619">Л</text:span><text:span text:style-name="T2591">адно, </text:span><text:span text:style-name="T2619">они, наверное</text:span><text:span text:style-name="T2591">, </text:span><text:span text:style-name="T2619">уже закончили. Самое время внести чай.</text:span><text:span text:style-name="T2591">»</text:span></text:p>
      <text:p text:style-name="P503"><text:tab/>Робин встал с табурет<text:span text:style-name="T3867">ки</text:span> и последовал за Мэтью в гостиную. Мэтью постучал в дверь, осторожно удерживая поднос <text:span text:style-name="T2942">свободной рукой</text:span>.</text:p>
      <text:p text:style-name="P574"><text:span text:style-name="T2591"><text:tab/>«</text:span><text:span text:style-name="T2620">Можно нам войти? Я заварил свежий чай.</text:span><text:span text:style-name="T2591">»</text:span></text:p>
      <text:p text:style-name="P574"><text:span text:style-name="T2591"><text:tab/>«Да, Мэтью, </text:span><text:span text:style-name="T2621">входи</text:span><text:span text:style-name="T2591">», — ответил Гарри.</text:span></text:p>
      <text:p text:style-name="P574"><text:span text:style-name="T2591"><text:tab/>Элисон улыбнулась Робину, как бы говоря, что он </text:span><text:span text:style-name="T2622">был </text:span><text:span text:style-name="T2591">прав, </text:span><text:span text:style-name="T2622">и </text:span><text:span text:style-name="T2591">что она стала </text:span><text:span text:style-name="T2635">чуточку </text:span><text:span text:style-name="T2591">счастливее теперь, когда вопрос </text:span><text:span text:style-name="T2622">наконец-то </text:span><text:span text:style-name="T2591">прояснился. Мэтью поставил поднос на маленький журнальный столик, </text:span><text:span text:style-name="T2622">сделанный из соснового дерева</text:span><text:span text:style-name="T2591"> и раздал чашки.</text:span></text:p>
      <text:p text:style-name="P504"><text:tab/>«Тебе не кажется, что пора позвонить профессору?» предложил Гарри, </text:p>
      <text:p text:style-name="P575"><text:span text:style-name="T2591">«Он </text:span><text:span text:style-name="T2634">просил</text:span><text:span text:style-name="T2623"> с</text:span><text:span text:style-name="T2624">вязаться с ним</text:span><text:span text:style-name="T2591">, когда Робин </text:span><text:span text:style-name="T2623">проснётся</text:span><text:span text:style-name="T2591"> и будет готов продолжить </text:span><text:span text:style-name="T2634">составление</text:span><text:span text:style-name="T2591"> запи</text:span><text:span text:style-name="T2634">сей</text:span><text:span text:style-name="T2591">».</text:span></text:p>
      <text:p text:style-name="P504"><text:tab/><text:span text:style-name="T2943">Гарри</text:span> отпил чай, осторожно дуя <text:span text:style-name="T2943">на него</text:span>, чтобы не обжечь язык.</text:p>
      <text:p text:style-name="P504"><text:tab/>Элисон встала и подошла к телефону.</text:p>
      <text:p text:style-name="P575"><text:span text:style-name="T2591"><text:tab/>«Я позвоню ему и спрошу, хочет ли он, чтобы мы поехали в университет, или он собирается приехать сюда </text:span><text:span text:style-name="T2625">сам</text:span><text:span text:style-name="T2591">».</text:span></text:p>
      <text:p text:style-name="P575"><text:span text:style-name="T2591"><text:tab/>«Робин, как ты вообще попал </text:span><text:span text:style-name="T2626">туда</text:span><text:span text:style-name="T2591">, в </text:span><text:span text:style-name="T2626">ту послевоенную эпоху</text:span><text:span text:style-name="T2591">?» - спросил Гарри</text:span><text:span text:style-name="T2627">,</text:span></text:p>
      <text:p text:style-name="P505"><text:tab/>«Что ты почувствовал когда понял, что твой разум находится там?»</text:p>
      <text:p text:style-name="P575"><text:span text:style-name="T2627"><text:tab/></text:span><text:span text:style-name="T2628">Наблюдая за Робином, о</text:span><text:span text:style-name="T2627">н много раз задавал себе этот вопрос. </text:span><text:span text:style-name="T2628">Путешествия во времени захватывали </text:span><text:span text:style-name="T2633">его </text:span><text:span text:style-name="T2629">воображение</text:span><text:span text:style-name="T2627">. О</text:span><text:span text:style-name="T2628">б</text:span><text:span text:style-name="T2627"> </text:span><text:span text:style-name="T2628">этом </text:span><text:span text:style-name="T2627">можно было прочитать только в художественных книгах, и он никогда не думал, что </text:span><text:span text:style-name="T2628">такое</text:span><text:span text:style-name="T2627"> может произойти на самом деле.</text:span></text:p>
      <text:p text:style-name="P506"><text:span text:style-name="T2657"><text:tab/>«</text:span>Я точно не знаю, как это произошло. Первоначально я надеялся просто ввести себя в л<text:span text:style-name="T2656">ё</text:span>гкий транс, чтобы узнать, с<text:span text:style-name="T2656">могу ли я сдать</text:span> экзамены, <text:span text:style-name="T2658">и я ни на секунду не задумывался о том, что мне когда-нибудь придётся путешествовать во времени. Я был сильно напуган, когда очутился там. </text:span><text:span text:style-name="T2659">Я не понимал где, чёрт возьми, я </text:span><text:span text:style-name="T2661">находился</text:span><text:span text:style-name="T2659">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660">Его там не было, но я то был, вы понимаете? </text:span><text:span text:style-name="T2661">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662">я</text:span><text:span text:style-name="T2661">ть рассудок и самообладание. </text:span><text:span text:style-name="T2663">Я должен был постоянно следить за тем, чтобы не попасть в засаду банды головорезов, или, что гораздо хуже, в лапы </text:span><text:soft-page-break/><text:span text:style-name="T2663">служителей Системы. </text:span><text:span text:style-name="T2664">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657">»</text:span></text:p>
      <text:p text:style-name="P506"><text:tab/><text:span text:style-name="T2665">Вздрогнув, Робин прервал свой рассказ. </text:span><text:span text:style-name="T2666">П</text:span><text:span text:style-name="T2665">о его спине забегали мурашки </text:span><text:span text:style-name="T2666">а по по щеке покатилась одинокая слеза</text:span><text:span text:style-name="T2665">. </text:span><text:span text:style-name="T2666">Смахнув её, он достал платок и </text:span><text:span text:style-name="T2681">шумно </text:span><text:span text:style-name="T2666">высморкался. </text:span><text:span text:style-name="T2667">Только сейчас до него дошло, насколько крупным оказалось его везение </text:span><text:span text:style-name="T2668">и </text:span><text:span text:style-name="T2667">ему удалось вернуться в свой настоящий дом целым и невр</text:span><text:span text:style-name="T2668">е</text:span><text:span text:style-name="T2667">димым. </text:span><text:span text:style-name="T2668">Подумать только, в какой то момент он серьёзно размышлял над тем, чтобы остаться в том мире навсегда.</text:span></text:p>
      <text:p text:style-name="P506"/>
      <text:p text:style-name="P506"><text:tab/><text:span text:style-name="T2669">Элисон возвратилась и, обняв своего </text:span><text:span text:style-name="T2689">юного</text:span><text:span text:style-name="T2669"> друга, спросила:</text:span></text:p>
      <text:p text:style-name="P506"><text:tab/>«<text:span text:style-name="T2670">Что случилось, Робин? Как твоё самочувствие? </text:span><text:span text:style-name="T2686">Ничего не болит</text:span><text:span text:style-name="T2670">?</text:span>»</text:p>
      <text:p text:style-name="P506"><text:tab/>«Нет, со мной вс<text:span text:style-name="T2671">ё</text:span> в порядке, правда. Я просто подумал, как <text:span text:style-name="T2671">это здорово — оказаться </text:span>здесь, среди людей, которые любят меня и заботятся обо мне.»</text:p>
      <text:p text:style-name="P506"><text:tab/>«<text:span text:style-name="T2672">Что сказал профессор? - спросил Мэтью, пытаясь по-быстрому переменить тему разговора, поскольку было ясно, что она расстроила Робина.</text:span>»</text:p>
      <text:p text:style-name="P506"><text:tab/>«<text:span text:style-name="T2673">Когда я позвонил</text:span><text:span text:style-name="T2714">а</text:span><text:span text:style-name="T2673">, он проводил лекцию. Но он успел сообщить, </text:span><text:span text:style-name="T2716">что будет занят, как минимум, ближайши</text:span><text:span text:style-name="T3082">е</text:span><text:span text:style-name="T2716"> полчаса</text:span><text:span text:style-name="T2673">. </text:span><text:span text:style-name="T2674">Один из университетских преподавателей заболел и профессору пришлось его замещать. Было похоже, что он не слишком доволен </text:span><text:span text:style-name="T2675">таким положением дел</text:span><text:span text:style-name="T2674">.</text:span>»</text:p>
      <text:p text:style-name="P506"><text:tab/>«<text:span text:style-name="T2676">Я собираюсь сходить в магазин и купить немного табака для своей трубки и сигарет</text:span><text:span text:style-name="T2715">ы</text:span>», - <text:span text:style-name="T2676">сказал Мэтью.</text:span></text:p>
      <text:p text:style-name="P506"><text:tab/>«<text:span text:style-name="T2677">Скоро вернусь. Если кому-нибудь из вас что-то нужно, говорите сейчас.</text:span>»</text:p>
      <text:p text:style-name="P506"><text:tab/><text:span text:style-name="T2678">Он взял куртку и надел её, роясь в карманах в поисках ключей от машины.</text:span></text:p>
      <text:p text:style-name="P506"><text:tab/>«<text:span text:style-name="T2679">Что-то потерял?</text:span>» - <text:span text:style-name="T2679">спросил Гарри.</text:span></text:p>
      <text:p text:style-name="P506"><text:tab/>«<text:span text:style-name="T2680">Ох, чёрт! </text:span><text:span text:style-name="T2690">Н</text:span><text:span text:style-name="T2680">е могу вспомнить, куда </text:span><text:span text:style-name="T2690">я </text:span><text:span text:style-name="T2680">положил ключи.</text:span>»</text:p>
      <text:p text:style-name="P506"><text:tab/>«<text:span text:style-name="T2682">Зачем </text:span><text:span text:style-name="T2695">они тебе</text:span><text:span text:style-name="T2682">? Ты что, собираешься ехать в магазин на углу улицы на машине?</text:span>»</text:p>
      <text:p text:style-name="P507"><text:tab/>«<text:span text:style-name="T2683">Он всего лишь в полукилометре отсюда</text:span>» - <text:span text:style-name="T2688">добавила</text:span><text:span text:style-name="T2683"> Элисон.</text:span></text:p>
      <text:p text:style-name="P508">Промолчав, Мэтью вышел из комнаты. <text:span text:style-name="T2684">Через некоторое время послышался щелчок закрываемой за ним входной двери.</text:span></text:p>
      <text:p text:style-name="P508"/>
      <text:p text:style-name="P508"><text:tab/>«<text:span text:style-name="T2685">Интересно, каким образом профессор собирается предотвратить ядерную войну? </text:span><text:span text:style-name="T2687">Мне кажется, он </text:span><text:span text:style-name="T2691">немного переоценивает свои возмож</text:span><text:span text:style-name="T2692">н</text:span><text:span text:style-name="T2691">ости. </text:span><text:span text:style-name="T2693">Если у него получится, то будет можно считать это чудом. </text:span><text:span text:style-name="T2694">Не думаю, что кто-то </text:span><text:span text:style-name="T2696">станет воспринимать</text:span><text:span text:style-name="T2694"> нас всерьёз. Нас заклеймят сумасшедшими, </text:span><text:span text:style-name="T2696">особенно в преддверии приближающихся выборов. </text:span><text:span text:style-name="T2697">Люди скажут, что бы пытаемся заявить о себе, нацепив на себя шутовские колпаки и размалевав лица.</text:span>»</text:p>
      <text:p text:style-name="P509"><text:tab/>«<text:span text:style-name="T2698">Ты прав, Гарри. Мне тоже интересно, как он собирается донести до людей мысль о том, что мы </text:span><text:span text:style-name="T2671">— </text:span><text:span text:style-name="T2698">не </text:span><text:span text:style-name="T2699">сборище</text:span><text:span text:style-name="T2698"> стремящихся к саморекламе психов и не какие-то </text:span><text:span text:style-name="T2700">запуганные </text:span><text:span text:style-name="T2698">паникёры.</text:span>» - <text:span text:style-name="T2699">ответила ему Элисон.</text:span></text:p>
      <text:p text:style-name="P509"><text:tab/><text:span text:style-name="T2701">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702">Но, как сказал профессор, если они </text:span><text:span text:style-name="T2704">всем сердцем </text:span><text:span text:style-name="T2705">пожелают</text:span><text:span text:style-name="T2702"> остановить войну, то Систем</text:span><text:span text:style-name="T2704">а</text:span><text:span text:style-name="T2702"> н</text:span><text:span text:style-name="T2704">е смо</text:span><text:span text:style-name="T2705">жет</text:span><text:span text:style-name="T2704"> иметь над ними никакой власти</text:span><text:span text:style-name="T2702">. </text:span><text:span text:style-name="T2703">И </text:span><text:span text:style-name="T2702">Робин постарался выкинуть из головы тревожащее </text:span><text:span text:style-name="T3083">его </text:span><text:span text:style-name="T2702">чувство вины.</text:span></text:p>
      <text:p text:style-name="P509"/>
      <text:p text:style-name="P510"><text:tab/>«Если вы не будете против, мне бы очень хотелось сходить вместе <text:span text:style-name="T2706">с </text:span>вами в кино <text:span text:style-name="T2706">и </text:span>посмотреть какой-нибудь фильм. Что вы посоветуете? Я <text:span text:style-name="T2718">даже </text:span><text:span text:style-name="T3084">не представляю</text:span>, что сейчас показывают на канале A.B.C или в кинотеатрах Одеон.»</text:p>
      <text:p text:style-name="P510"><text:tab/>«<text:span text:style-name="T2719">С</text:span><text:span text:style-name="T2707">огласна. Думаю, что нам было бы полезно сделать небольшой перерыв и посмотреть «Комнату с видом», - ответила Элисон. </text:span><text:span text:style-name="T2708">Она уже посмотрела этот фильм и была от него в восторге.</text:span></text:p>
      <text:p text:style-name="P510"><text:soft-page-break/><text:tab/>«<text:span text:style-name="T2709">А после кино мы зайдём перекусить в Бургер Кинг. Если вы, конечно, хотите этого</text:span>», - <text:span text:style-name="T2709">добавила она поспешно.</text:span> <text:span text:style-name="T2710">Они уже давно не выходили все вместе на развлечения и это следовало исправить.</text:span></text:p>
      <text:p text:style-name="P510"><text:tab/>«<text:span text:style-name="T2711">Отличная идея, Элисон. Уверен, нам </text:span><text:span text:style-name="T2713">всем </text:span><text:span text:style-name="T2711">будет очень приятно. </text:span><text:span text:style-name="T2712">Мы подождём, </text:span><text:span text:style-name="T3085">пока не </text:span><text:span text:style-name="T2712">вернётся Мэтью и проверим, всё ли у него в порядке. Возможно, у него другие планы на этот вечер.</text:span>»</text:p>
      <text:p text:style-name="P510"/>
      <text:p text:style-name="P511">ШЕСТАЯ ГЛАВА</text:p>
      <text:p text:style-name="P511"/>
      <text:p text:style-name="P511"><text:span text:style-name="T3465">КОШМАРЫ</text:span> <text:span text:style-name="T3223">ВОЗЛЕ КАМИНА</text:span></text:p>
      <text:p text:style-name="P511"/>
      <text:p text:style-name="P512">«ДОБРОЕ УТРО, РОБИН!», - ВОСКЛИКНУЛ ПРОФЕССОР Фергер.</text:p>
      <text:p text:style-name="P512">«Как твоё самочувствие? Ты выглядишь намного лучше, чем вчера вечером. Хорошо поспал?»</text:p>
      <text:p text:style-name="P512"><text:tab/>Он вошёл через парадную дверь, и Робин закрыл её за ним. <text:span text:style-name="T2729">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720">Он был невероятным сладкоежкой, и </text:span><text:span text:style-name="T3086">всем </text:span><text:span text:style-name="T2720">его студентам было хорошо известно, что если угостить профессора пирожными со свежим заварным кремом, то можно </text:span><text:span text:style-name="T3087">выпросить у него всё, что угодно</text:span><text:span text:style-name="T2720">. </text:span><text:span text:style-name="T2721">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722">Губы Робина тронула едва заметная </text:span><text:span text:style-name="T2972">усмешка</text:span><text:span text:style-name="T2722">, когда он подумал о том, что профессору, должно быть, не удаётся самостоятельно завязать шнурки </text:span><text:span text:style-name="T2723">на с</text:span><text:span text:style-name="T2722">воих ботин</text:span><text:span text:style-name="T2723">ках</text:span><text:span text:style-name="T2722">. </text:span><text:span text:style-name="T2724">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725">не снимал </text:span><text:span text:style-name="T2746">ботинок</text:span><text:span text:style-name="T2725">, отправляясь спать?</text:span></text:p>
      <text:p text:style-name="P512"/>
      <text:p text:style-name="P513"><text:tab/>Впустив профессора Фергера, Робин не последовал за ним в гостиную, где сейчас <text:span text:style-name="T3087">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726">всю </text:span>пачку шоколадного печенья <text:span text:style-name="T2726">целиком</text:span>. <text:span text:style-name="T2727">Он передал эти яства профессору, что незамедлительно вызвало на лице </text:span><text:span text:style-name="T2728">последнего </text:span><text:span text:style-name="T2727">улыбку, сравнимую разве что с улыбкой Чеширского кота.</text:span></text:p>
      <text:p text:style-name="P516"><text:tab/>«<text:span text:style-name="T2730">Спасибо тебе, мальчик. </text:span><text:span text:style-name="T2731">Из-за того, что этим утром мне пришлось вести незапланированные занятия, у меня не было времени даже на то, чтобы как следует поесть</text:span>», - <text:span text:style-name="T2731">произнёс он, </text:span><text:span text:style-name="T3087">сияя, на забывая при этом </text:span><text:span text:style-name="T2731">активно работа</text:span><text:span text:style-name="T3087">ть</text:span><text:span text:style-name="T2731"> челюстями.</text:span></text:p>
      <text:p text:style-name="P516"><text:tab/>«<text:span text:style-name="T2732">Как только я </text:span><text:span text:style-name="T3043">по</text:span><text:span text:style-name="T2732">кончу </text:span><text:span text:style-name="T3043">с едой</text:span><text:span text:style-name="T2732">, мы незамедлительно продолжим начатую накануне работу. Итак, чем вы занимались </text:span><text:span text:style-name="T3044">сегодня</text:span><text:span text:style-name="T2732"> утром, </text:span><text:span text:style-name="T2733">пока </text:span><text:span text:style-name="T2734">я был в университете</text:span><text:span text:style-name="T2733">?</text:span>»</text:p>
      <text:p text:style-name="P513"><text:tab/>«<text:span text:style-name="T2735">Почти ничем, профессор Фергер</text:span>», - <text:span text:style-name="T2735">ответила ему Элисон.</text:span></text:p>
      <text:p text:style-name="P513"><text:tab/>«<text:span text:style-name="T2735">Мы ждали, </text:span><text:span text:style-name="T2736">когда проснётся Робин. </text:span><text:span text:style-name="T2737">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738">х</text:span><text:span text:style-name="T2737">орошо позавтракал.</text:span>»</text:p>
      <text:p text:style-name="P514"><text:tab/><text:span text:style-name="T2739">Она ответила почти моментально, </text:span><text:span text:style-name="T2740">опасаясь, что</text:span><text:span text:style-name="T2739"> кто-нибудь из присутствующих </text:span><text:span text:style-name="T2740">наговорит лишнего. </text:span></text:p>
      <text:p text:style-name="P514"><text:span text:style-name="T2739"><text:tab/>«</text:span><text:span text:style-name="T2741">Хорошо. Значит у нас будет много работы. Надеюсь, ни у кого из вас не запланировано никаких мероприятий на сегодняшний вечер.</text:span><text:span text:style-name="T2739">» </text:span></text:p>
      <text:p text:style-name="P513"><text:tab/>«Ну…<text:span text:style-name="T2742"> Ээээ</text:span>», - <text:span text:style-name="T2742">начал было Робин.</text:span></text:p>
      <text:p text:style-name="P513"><text:tab/>«<text:span text:style-name="T2743">Отлично! Я рад, что не запланировано</text:span>», - <text:span text:style-name="T2742">перебил его профессор.</text:span></text:p>
      <text:p text:style-name="P513"><text:tab/><text:span text:style-name="T2744">Сейчас я достану папку с моими записями и мы сможем продолжить.</text:span></text:p>
      <text:p text:style-name="P513"><text:tab/><text:span text:style-name="T2745">Он доел печенье и допил остатки сока, прежде чем начать копаться в своём старом, невзрачном портфеле из коричневой кожи.</text:span></text:p>
      <text:p text:style-name="P513"><text:soft-page-break/><text:tab/>«<text:span text:style-name="T2752">Я нашёл их! В какой-то ужасный момент мне показалось, что я оставил их дома</text:span>».</text:p>
      <text:p text:style-name="P513"><text:tab/>«<text:span text:style-name="T2753">Какая жалость, что он не сделал этого</text:span>», - <text:span text:style-name="T2753">сокрушённо подумал Робин.</text:span></text:p>
      <text:p text:style-name="P513"><text:tab/>«<text:span text:style-name="T2754">Итак, на чём мы остановились перед тем, как уснул Робин?</text:span>» - <text:span text:style-name="T2755">пробормотал профессор, </text:span><text:span text:style-name="T2756">роясь</text:span><text:span text:style-name="T2755"> в свои </text:span><text:span text:style-name="T2763">бумагах</text:span><text:span text:style-name="T2755">; </text:span><text:span text:style-name="T2756">его очки неспешно сползали с носа.</text:span></text:p>
      <text:p text:style-name="P513"><text:tab/>«<text:span text:style-name="T2757">Мы закончили на обсуждении Системы и людей, населявших этот ужасный мир. Робину оставалось лишь зарисовать карту Саутгемптона</text:span>», - <text:span text:style-name="T2757">ответил Гарри.</text:span></text:p>
      <text:p text:style-name="P513"><text:tab/>«<text:span text:style-name="T2758">Нет, Гарри! Мне кажется, что ты ошибаешься. </text:span><text:span text:style-name="T2759">Судя по моим записям, мы закончили на описании окружающей среды. Полагаю, что у меня имеется достаточно информации по этой теме.</text:span>»</text:p>
      <text:p text:style-name="P513"><text:tab/>«<text:span text:style-name="T2759">Что дальше, профессор?</text:span>», - <text:span text:style-name="T2759">спросил Робин,</text:span></text:p>
      <text:p text:style-name="P513"><text:tab/>«<text:span text:style-name="T2759">Какие темы из вашего списка вы хотели бы обсудить? </text:span><text:span text:style-name="T2760">Думаю, что будет гораздо быстрее, если вы зачитаете их все и сразу, а </text:span><text:span text:style-name="T2762">затем </text:span><text:span text:style-name="T2761">я стану</text:span><text:span text:style-name="T2760"> описывать их одну за другой в порядке следования.</text:span>»</text:p>
      <text:p text:style-name="P513"><text:tab/><text:span text:style-name="T2763">Робину сильно хотелось пойти в кино, и таким образом у них оставалась возможность закончить ко</text:span><text:span text:style-name="T2764">н</text:span><text:span text:style-name="T2763">спектирование пораньше и отправиться на последний сеанс, который должен был состояться около восьми часов вечера.</text:span></text:p>
      <text:p text:style-name="P513"><text:tab/>«<text:span text:style-name="T2765">Звучит вполне разумным, Робин. Ну, остались ещё три важных темы — основная масса живших там людей, их </text:span><text:span text:style-name="T2766">предводители</text:span><text:span text:style-name="T2765"> и, наконец, Система</text:span>».</text:p>
      <text:p text:style-name="P513"><text:tab/>«<text:span text:style-name="T2767">Хорошо. Начнём с людей. Они представляли собой довольно жалкое зрелище. К сожалению, мне больше нечего добавить к </text:span><text:span text:style-name="T2768">сказанному</text:span><text:span text:style-name="T2767">, всё остальное вы видели сами. </text:span><text:span text:style-name="T2769">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2770">расправляются с</text:span><text:span text:style-name="T2769"> собак</text:span><text:span text:style-name="T2770">ами</text:span><text:span text:style-name="T2769"> и кош</text:span><text:span text:style-name="T2770">ками</text:span><text:span text:style-name="T2769">. </text:span><text:span text:style-name="T2775">И</text:span><text:span text:style-name="T2771">нтересно, каким образом, глядя на подобные зверства, повели бы себя те организации, которые </text:span><text:span text:style-name="T2772">в наши дни </text:span><text:span text:style-name="T2771">протестуют против жестокого обращения с животными. </text:span><text:span text:style-name="T2798">Но, в</text:span><text:span text:style-name="T2772">озможно, что я </text:span><text:span text:style-name="T2782">был </text:span><text:span text:style-name="T2772">слишком строг к </text:span><text:span text:style-name="T2782">тем</text:span><text:span text:style-name="T2772">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2773">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13"><text:tab/><text:span text:style-name="T2774">Робин выдержал паузу. </text:span><text:span text:style-name="T2776">Воцарилась полная тишина. Все с полным вниманием слушали </text:span><text:span text:style-name="T2779">его </text:span><text:span text:style-name="T2776">речь</text:span><text:span text:style-name="T2777">, а профессор еле успевал записывать сказанное</text:span><text:span text:style-name="T2776">.</text:span></text:p>
      <text:p text:style-name="P513"><text:tab/>«<text:span text:style-name="T2778">Они источали ужасные запахи, порой вызывавшие во мне рвотные по</text:span><text:span text:style-name="T2992">з</text:span><text:span text:style-name="T2778">ывы, но разве можно было ожидать от них чего-то другого, ведь им негде было помыться и даже сходить в туалет. </text:span><text:span text:style-name="T2780">Я думаю, что в таких условиях просто неминуемо возникновение и скорейший рост количества различных </text:span><text:span text:style-name="T2783">заболеваний</text:span><text:span text:style-name="T2780">. Все эти люди не имели </text:span><text:span text:style-name="T2781">за душой ровным счётом ничего, они были бездомными и </text:span><text:span text:style-name="T2784">жили одним днём. </text:span><text:span text:style-name="T2785">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2786">Интересно, каким образом преобразилась бы структура нашего общества, если бы людям удалось своими глазами увидеть то, что видел я</text:span>».</text:p>
      <text:p text:style-name="P513"><text:tab/>«<text:span text:style-name="T2787">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13"><text:tab/><text:span text:style-name="T2788">Молодой человек снова замолк, размышляя о тяжелейшем положении этих бедных, несчастных людей. </text:span><text:span text:style-name="T2789">Он проглотил подступивший к горлу комок, стараясь изо всех сил не позволить пролиться слезам.</text:span></text:p>
      <text:p text:style-name="P513"><text:tab/>«<text:span text:style-name="T2790">Да, если припомнить всё в деталях, то я, должно быть, был одним из немногих детей, живших там.. Я говорил о ст</text:span><text:span text:style-name="T3059">онущих</text:span><text:span text:style-name="T2790"> бродягах.. Эти люди потеряли большую часть своих волос и имели на своей коже </text:span><text:span text:style-name="T2791">отвратительные пятна. Их лица были бледны</text:span><text:span text:style-name="T3034">ми</text:span><text:span text:style-name="T2791"> и не </text:span><text:span text:style-name="T3034">выражали никаких признаков жизни</text:span><text:span text:style-name="T2791">, всем своим видом они напоминали ходячие скелеты, обтянутые </text:span><text:soft-page-break/><text:span text:style-name="T2791">кожей. Прямо как зомби или, буквально, ходячие мертвецы. Всё это </text:span><text:span text:style-name="T3035">было похоже на</text:span><text:span text:style-name="T2791"> фильм ужасов, в котором я играл главную роль.</text:span>»</text:p>
      <text:p text:style-name="P515"><text:tab/>«<text:span text:style-name="T2792">Мой несчастный мальчик</text:span>», - <text:span text:style-name="T2792">сочувственно сказала Элисон,</text:span></text:p>
      <text:p text:style-name="P517"><text:tab/>«Наверное, это было твоим кошмаром наяву. Обещаю, что не позволю никому снова подвергнуть тебя чему-нибудь, столь же ужасному».</text:p>
      <text:p text:style-name="P515"><text:tab/>«<text:span text:style-name="T2793">Достаточно. Думаю, что теперь у меня имеется достаточно подробный отчёт о населявших тот мир людях. Не возражаешь, если мы перейдём </text:span><text:span text:style-name="T2795">к </text:span><text:span text:style-name="T2793">их вожакам?</text:span>» - <text:span text:style-name="T2794">спросил Робина профессор Фергер. </text:span><text:span text:style-name="T2795">Он видел, как негативно отражается его «допрос» на общем самочувствии юноши. </text:span><text:span text:style-name="T2796">Саутгемптон будущего, без сомнений, производил угнетающее воздействие на психику Робина, но профессор был обязан задавать как можно больше вопросов, пока воспоминания всё ещё </text:span><text:span text:style-name="T2993">были </text:span><text:span text:style-name="T2796">свежи в памяти путешественника. </text:span><text:span text:style-name="T2797">У многих людей наверняка случился бы нервный срыв после тех же испытаний, что выпали на его долю.</text:span></text:p>
      <text:p text:style-name="P515"><text:tab/>«<text:span text:style-name="T2944">С мной всё в порядке</text:span>» - <text:span text:style-name="T2944">поспешно сказал Робин, увидев на лице профессора беспокойство,</text:span></text:p>
      <text:p text:style-name="P515"><text:tab/>«<text:span text:style-name="T2944">Будет лучше, если мы закончим конспектирование как можно раньше, и тогда я наконец-то смогу освободиться от этой нелёгкой ноши</text:span>».</text:p>
      <text:p text:style-name="P515"><text:tab/>«<text:span text:style-name="T2944">Хорошо, это меня устраивает</text:span>», - <text:span text:style-name="T2944">ответил ему профессор Фергер.</text:span></text:p>
      <text:p text:style-name="P515"><text:tab/>«<text:span text:style-name="T2945">Предводители.. Они были достаточно храбрыми. Необходимо отдать должное их сме</text:span><text:span text:style-name="T2947">лости</text:span><text:span text:style-name="T2945"> и дальновидности</text:span>».</text:p>
      <text:p text:style-name="P515"><text:tab/>«<text:span text:style-name="T2945">Дальновидности? Что ты имеешь в виду?</text:span>» - <text:span text:style-name="T2946">спросил профессор, поднимая взгляд поверх очков,</text:span></text:p>
      <text:p text:style-name="P515"><text:tab/>«<text:span text:style-name="T2948">Я что-то пропустил или неправильно понял?</text:span>»</text:p>
      <text:p text:style-name="P515"><text:tab/>«<text:span text:style-name="T2949">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Ормузского пролива, эти люди стали готовиться </text:span><text:span text:style-name="T2990">к </text:span><text:span text:style-name="T2994">наступлению</text:span><text:span text:style-name="T2949"> войны, и сделали всё от них зависящее, чтобы пережить ядерный удар</text:span>».</text:p>
      <text:p text:style-name="P515"><text:tab/>«<text:span text:style-name="T2950">Ты хочешь сказать, что в Саутгемптоне нашлась горстка людей, не доверявших </text:span><text:span text:style-name="T2951">правительству и </text:span><text:span text:style-name="T2950">средствам массовой информации, и призывавшая граждан нач</text:span><text:span text:style-name="T2952">инать </text:span><text:span text:style-name="T2950">готовиться к войне?</text:span>»</text:p>
      <text:p text:style-name="P515"><text:tab/><text:span text:style-name="T2953">Профессор откинулся на спинку стула.</text:span></text:p>
      <text:p text:style-name="P515"><text:tab/>«<text:span text:style-name="T2953">Прекрасно! Оказывается, общественность не настолько глупа, как это представлялось мне до сих пор</text:span>».</text:p>
      <text:p text:style-name="P515"><text:tab/>«<text:span text:style-name="T2953">Я хотел </text:span><text:span text:style-name="T2991">бы </text:span><text:span text:style-name="T2953">продолжить</text:span>», - <text:span text:style-name="T2953">произнёс Робин,</text:span></text:p>
      <text:p text:style-name="P515"><text:tab/>«<text:span text:style-name="T2953">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2954">Они готовились и они приняли все необходимые меры</text:span>».</text:p>
      <text:p text:style-name="P515"><text:tab/><text:span text:style-name="T2955">Через некоторое время профессор объявил, что вполне удовлетворён, и предложил перейти к заключительной </text:span><text:span text:style-name="T2988">части</text:span><text:span text:style-name="T2955">.</text:span></text:p>
      <text:p text:style-name="P515"><text:tab/>«<text:span text:style-name="T2956">Система.. Вам известно, что она была главным административным органом. </text:span><text:span text:style-name="T2957">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2985">й приязни</text:span><text:span text:style-name="T2957">. </text:span><text:span text:style-name="T2958">Таков главный закон любого цивилизованного сообщества — никто не </text:span><text:span text:style-name="T2986">в праве</text:span><text:span text:style-name="T2958"> рассчитывать на уважение и сотрудничество, если не </text:span><text:span text:style-name="T2986">желает </text:span><text:span text:style-name="T2958">проявля</text:span><text:span text:style-name="T2986">ть</text:span><text:span text:style-name="T2958"> уважения к другим. Всё, что они совершали, это массовый террор и физическ</text:span><text:span text:style-name="T2971">ие</text:span><text:span text:style-name="T2958"> расправ</text:span><text:span text:style-name="T2971">ы</text:span><text:span text:style-name="T2958">, гарантируя </text:span><text:span text:style-name="T3974">себе</text:span><text:span text:style-name="T2958">, что население будет оставаться слабым и неспособным на восстания или революцию..</text:span>»</text:p>
      <text:p text:style-name="P515"><text:tab/>«<text:span text:style-name="T2959">Робин повернулся к Элисон и внимательно всмотрелся в её глаза. Её что-то беспокоило.. Но что именно? Он никак не мог понять этого</text:span>».</text:p>
      <text:p text:style-name="P515"><text:soft-page-break/><text:tab/>«<text:span text:style-name="T2960">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15"><text:tab/><text:span text:style-name="T2960">Кивнув, профессор согласился на просьбу Робина и </text:span><text:span text:style-name="T2980">печально</text:span><text:span text:style-name="T2960"> посмотрел на сво</text:span><text:span text:style-name="T2982">и</text:span><text:span text:style-name="T2960"> </text:span><text:span text:style-name="T2979">опустевши</text:span><text:span text:style-name="T2982">е</text:span><text:span text:style-name="T2960"> стакан и тарелку.</text:span></text:p>
      <text:p text:style-name="P515"><text:tab/>«<text:span text:style-name="T2961">Элисон, помоги мне, пожалуйста, заварить для всех чаю и приготовить какую-нибудь снедь. Они, должно быть, голод</text:span><text:span text:style-name="T2981">ны,</text:span><text:span text:style-name="T2961"> потому что ничего не поели во время обеда.</text:span>»</text:p>
      <text:p text:style-name="P515"><text:tab/><text:span text:style-name="T2961">Элисон вместе с Робином покинули гостиную, оставив Гарри и Мэтью развлекать профессора Фергера.</text:span></text:p>
      <text:p text:style-name="P515"><text:tab/><text:span text:style-name="T2962">Когда они пришли на кухню, и Робин включил электрический чайник, </text:span><text:span text:style-name="T2963">он</text:span><text:span text:style-name="T2962"> развернулся лицом к Элисон и мягко, но настойчиво усадил её на стул.</text:span></text:p>
      <text:p text:style-name="P515"><text:tab/>«<text:span text:style-name="T2964">Эли, что с тобой происходит? </text:span><text:span text:style-name="T2965">Тебя расстроил Гарри? Н</text:span><text:span text:style-name="T2966">е молчи</text:span><text:span text:style-name="T2965">, ты ведь знаешь, что со мной можно говорить</text:span>».</text:p>
      <text:p text:style-name="P515"><text:tab/>«<text:span text:style-name="T2967">Нет, это не имеет к нему никакого отношения. Напротив, я вполне довольна тем, что между нами наконец-то расставлены все точки..</text:span>»</text:p>
      <text:p text:style-name="P515"><text:tab/>«<text:span text:style-name="T2968">В таком случае, что?</text:span>»</text:p>
      <text:p text:style-name="P515"><text:tab/>«<text:span text:style-name="T2969">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2974">то</text:span><text:span text:style-name="T2969"> ещё даже не произошло, но не могу ничего с этим поделать</text:span>».</text:p>
      <text:p text:style-name="P515"><text:tab/>«<text:span text:style-name="T2969">Элисон, не стоит стыдиться своей излишней эмоциональности. Нужно быть </text:span><text:span text:style-name="T2984">предельно</text:span><text:span text:style-name="T2969"> </text:span><text:span text:style-name="T2983">чёрствым</text:span><text:span text:style-name="T2969"> и бесчувственным человеком, чтобы на тебя никак не </text:span><text:span text:style-name="T2975">по</text:span><text:span text:style-name="T2969">влияло подобное зрелище. Если бы в тот момент в моём желудке находилось что-то иное, кроме пустоты, то меня </text:span><text:span text:style-name="T2970">бы </text:span><text:span text:style-name="T2977">непременно</text:span><text:span text:style-name="T2969"> </text:span><text:span text:style-name="T2976">стошнило</text:span><text:span text:style-name="T2969">. </text:span><text:span text:style-name="T2989">Одному Богу известно</text:span><text:span text:style-name="T2969">, как сильно мне хочется повернуть в</text:span><text:span text:style-name="T2978">ремя</text:span><text:span text:style-name="T2969"> вспять и </text:span><text:span text:style-name="T3033">больше </text:span><text:span text:style-name="T2969">не позволять тебе становиться свидетелем подобных зрелищ. Прости меня, Элисон, и пожалуйста, </text:span><text:span text:style-name="T3058">впредь </text:span><text:span text:style-name="T2969">не волнуйся. Надеюсь, нам удастся </text:span><text:span text:style-name="T2987">как-нибудь </text:span><text:span text:style-name="T2969">замять </text:span><text:span text:style-name="T2973">всё </text:span><text:span text:style-name="T2969">это</text:span>».</text:p>
      <text:p text:style-name="P515"><text:tab/><text:span text:style-name="T3045">Робин подошёл к Элисон и крепко обнял, стар</text:span><text:span text:style-name="T3046">аясь </text:span><text:span text:style-name="T3049">подарить ей ощущение комфорта и </text:span><text:span text:style-name="T3046">безопасности.</text:span></text:p>
      <text:p text:style-name="P515"><text:tab/><text:span text:style-name="T3046">Со мной всё в порядке. Смотри, вода уже закипела — пора заваривать чай. Чем скорее мы закончим, тем лучше: </text:span><text:span text:style-name="T3050">е</text:span><text:span text:style-name="T3046">сли мы поторопимся, то успеем на последний сеанс в кинотеатре.</text:span></text:p>
      <text:p text:style-name="P515"><text:tab/><text:span text:style-name="T3047">Робин пристально посмотрел ей в глаза.</text:span></text:p>
      <text:p text:style-name="P515"><text:tab/>«<text:span text:style-name="T3047">Ты уверена, что у тебя всё в порядке? </text:span><text:span text:style-name="T3048">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15"><text:tab/><text:span text:style-name="T3049">Элисон кивнула. Слёзы, блестевшие на глазах Робина, глубоко ранили её душу и </text:span><text:span text:style-name="T3051">вызвали в ней мощнейший прилив чувствительности.</text:span></text:p>
      <text:p text:style-name="P515"><text:tab/>«<text:span text:style-name="T3051">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15"><text:tab/>«<text:span text:style-name="T3052">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053">Они верили, что я знаю ответы на все их вопросы и позабочусь об их спокойствии в </text:span><text:span text:style-name="T3057">будущем</text:span><text:span text:style-name="T3053">. Взамен они предоставляли мне пищу и крышу над головой. </text:span><text:span text:style-name="T3054">Все эти люди походили на детей младшего возраста, чьи жизни целиком и полностью находятся в распоряжении родителей. По</text:span><text:span text:style-name="T3055">йми</text:span><text:span text:style-name="T3054">, мне не хотелось меняться, но другого выбора у меня просто не было</text:span>».</text:p>
      <text:p text:style-name="P515"><text:tab/>«<text:span text:style-name="T3056">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15"/>
      <text:p text:style-name="P515"><text:soft-page-break/><text:tab/><text:span text:style-name="T3202">Пока Элисон готовила чай, Робин достал несколько тарелок. В шкафу, в большой пластиковой коробке </text:span><text:span text:style-name="T3466">с этикеткой «</text:span><text:span text:style-name="T3948">Таппервэр</text:span><text:span text:style-name="T3466">»</text:span><text:span text:style-name="T3202">, он обнаружил несколько свежих колбасных рулетов, упаковку печенья с мюсли и большой шварцвальдский торт со взбитыми сливками.</text:span></text:p>
      <text:p text:style-name="P515"><text:tab/>«<text:span text:style-name="T3202">Этого должно быть достаточно, чтобы продержаться до нашего вечернего похода в Бургер Кинг</text:span>» - <text:span text:style-name="T3202">отметил он.</text:span></text:p>
      <text:p text:style-name="P515"><text:tab/><text:span text:style-name="T3202">Они отнесли подносы с едой своим друзьям. Профессорское лицо озарила широкая улыбка, когда он разглядел на подносе десерт.</text:span></text:p>
      <text:p text:style-name="P515"><text:tab/>«<text:span text:style-name="T3202">Чтобы не терять времени, я продолж</text:span><text:span text:style-name="T3975">у</text:span><text:span text:style-name="T3202"> свой отчёт</text:span>», - <text:span text:style-name="T3202">сказал Робин, тщательно пережёвывая печень</text:span><text:span text:style-name="T3205">е</text:span><text:span text:style-name="T3202"> и запивая </text:span><text:span text:style-name="T3205">его</text:span><text:span text:style-name="T3202"> горячим чаем, и на некоторое время умолк, поглощённый раздумьями.</text:span></text:p>
      <text:p text:style-name="P515"><text:tab/>«<text:span text:style-name="T3202">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15"><text:tab/>«<text:span text:style-name="T3202">Верно, ты сделал доклад по всем темам, которыми я интересовался, </text:span><text:span text:style-name="T3203">и</text:span><text:span text:style-name="T3202"> я дословно переписал на бумагу текст упомянутой статьи.</text:span>»</text:p>
      <text:p text:style-name="P515"><text:tab/><text:span text:style-name="T3204">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205">ни одной буквы</text:span><text:span text:style-name="T3204">, а заголовок был определён ими исключительно по его расположению вверху страницы. </text:span><text:span text:style-name="T3205">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15"><text:tab/>«<text:span text:style-name="T3205">Отлично. В котором часу нам зайти к вам завтра?</text:span>» - <text:span text:style-name="T3205">спросил профессора Мэтью,</text:span></text:p>
      <text:p text:style-name="P515"><text:tab/>«<text:span text:style-name="T3205">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15"><text:tab/><text:span text:style-name="T3206">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15"><text:tab/><text:span text:style-name="T3206">Так прошло несколько минут.</text:span></text:p>
      <text:p text:style-name="P515"><text:tab/><text:span text:style-name="T3206">Наконец, нервы профессора сдали и </text:span><text:span text:style-name="T3976">всем</text:span><text:span text:style-name="T3206"> стало ясно, какая из двух сторон оказалась слабее. </text:span><text:span text:style-name="T3207">По правде говоря, профессор просто не смог придумать подходящего предлога, чтобы продолжить их заседание.</text:span></text:p>
      <text:p text:style-name="P515"><text:tab/>«<text:span text:style-name="T3208">Хорошо, я согласен — нам больше нечего обсуждать. Ожидаю увидеть вас всех завтра, ровно в девять часов, в моём университетском кабинете. </text:span><text:span text:style-name="T3209">Постарайтесь не изли</text:span><text:span text:style-name="T3210">ш</text:span><text:span text:style-name="T3209">ествовать этим вечером, </text:span><text:span text:style-name="T3211">а завтра</text:span><text:span text:style-name="T3209"> — </text:span><text:span text:style-name="T3211">проснуться </text:span><text:span text:style-name="T3209">вовремя.</text:span>»</text:p>
      <text:p text:style-name="P515"><text:tab/><text:span text:style-name="T3212">Последняя его реплика была адресована Гарри.</text:span></text:p>
      <text:p text:style-name="P515"><text:tab/><text:span text:style-name="T3213">Он закончил с сортировкой документов по папкам и </text:span><text:span text:style-name="T3218">завинтил</text:span><text:span text:style-name="T3213"> колпачок на сво</text:span><text:span text:style-name="T3218">ей</text:span><text:span text:style-name="T3213"> </text:span><text:span text:style-name="T3658">невероятно </text:span><text:span text:style-name="T3213">дорог</text:span><text:span text:style-name="T3658">ой</text:span><text:span text:style-name="T3213"> </text:span><text:span text:style-name="T3217">перьев</text:span><text:span text:style-name="T3218">ой</text:span><text:span text:style-name="T3217"> </text:span><text:span text:style-name="T3213">ручк</text:span><text:span text:style-name="T3218">е</text:span><text:span text:style-name="T3213">. Все важные записи он делал именно ей, из-за чего на бумаге и на его рубашке постоянно оставались </text:span><text:span text:style-name="T3214">кляксы</text:span><text:span text:style-name="T3213">. </text:span><text:span text:style-name="T3214">На боковой стороне безымянного пальца </text:span><text:span text:style-name="T3216">его </text:span><text:span text:style-name="T3214">левой руки постоянно </text:span><text:span text:style-name="T3215">виднелось</text:span><text:span text:style-name="T3214"> </text:span><text:span text:style-name="T3219">чернильное пятно</text:span><text:span text:style-name="T3214"> — явный признак человека, которой очень сильно любит писать. </text:span><text:span text:style-name="T3216">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15"><text:tab/>«<text:span text:style-name="T3220">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221">Спокойной ночи!</text:span>»</text:p>
      <text:p text:style-name="P515"><text:tab/><text:span text:style-name="T3222">Профессор покинул жилище своих студентов, изо всех сил стараясь изображать на лице бе</text:span><text:span text:style-name="T3224">спечность</text:span><text:span text:style-name="T3222">, однако на </text:span><text:span text:style-name="T3659">самом деле его раздумья были отягощены </text:span><text:span text:style-name="T3660">тяжким грузом</text:span><text:span text:style-name="T3222">.</text:span></text:p>
      <text:p text:style-name="P515"/>
      <text:p text:style-name="P518"><text:soft-page-break/>СЕДЬМАЯ ГЛАВА</text:p>
      <text:p text:style-name="P518"/>
      <text:p text:style-name="P518">ПРЕСЛЕДОВАНИЕ</text:p>
      <text:p text:style-name="P518"/>
      <text:p text:style-name="P519"><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19"><text:tab/><text:span text:style-name="T3225">Тем утром он задержался в университете вовсе не для того, чтобы заместить другого преподавателя — это было </text:span><text:span text:style-name="T3467">его </text:span><text:span text:style-name="T3225">ложным алиби.</text:span></text:p>
      <text:p text:style-name="P519"><text:tab/><text:span text:style-name="T3231">У</text:span><text:span text:style-name="T3225">тром он был занят совсем другими </text:span><text:span text:style-name="T3232">делами</text:span><text:span text:style-name="T3225">.</text:span></text:p>
      <text:p text:style-name="P519"><text:tab/><text:span text:style-name="T3226">В течении нескольких часов он пытался дозвониться по телефону до Британского премьер-министра, однако ему не повезло — все его усилия оказались тщетны. 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19"><text:tab/><text:span text:style-name="T3227">Профессор изо всех сил пытался втолковать своему визави, что война, о которой он </text:span><text:span text:style-name="T3229">только что </text:span><text:span text:style-name="T3227">сообщил, должна начаться менее, чем через год, и что в этом вопросе он чрезвычайно серьёзен, </text:span><text:span text:style-name="T3228">однако к нему отнеслись как к </text:span><text:span text:style-name="T3233">умалишённому</text:span><text:span text:style-name="T3228">,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229">охватывали его мрачные предчувствия.</text:span></text:p>
      <text:p text:style-name="P519"><text:tab/>«<text:span text:style-name="T3230">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230">думал профессор с горечью,</text:span></text:p>
      <text:p text:style-name="P519"><text:tab/>«<text:span text:style-name="T3230">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19"><text:tab/><text:span text:style-name="T3230">Сейчас он находился поблизости от своего дома, на расстоянии всего одной улицы.</text:span></text:p>
      <text:p text:style-name="P519"><text:tab/><text:span text:style-name="T3230">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19"><text:tab/><text:span text:style-name="T3234">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468">ответственны</text:span><text:span text:style-name="T3234"> за благополучие </text:span><text:span text:style-name="T3236">людей</text:span><text:span text:style-name="T3234">, и именно </text:span><text:span text:style-name="T3235">поэтому</text:span><text:span text:style-name="T3234"> граждане отдают за них свои голоса </text:span><text:span text:style-name="T3252">на выборах</text:span><text:span text:style-name="T3234">.</text:span></text:p>
      <text:p text:style-name="P519"><text:tab/><text:span text:style-name="T3236">Чем больше профессор погружался в размышления, тем сильнее </text:span><text:span text:style-name="T3470">ощущал</text:span><text:span text:style-name="T3236"> свою отчуждённость. Воздуха оставалось всё меньше и ему ст</text:span><text:span text:style-name="T3469">а</text:span><text:span text:style-name="T3471">ло</text:span><text:span text:style-name="T3236"> труд</text:span><text:span text:style-name="T3471">но</text:span><text:span text:style-name="T3236"> дышать — он чувствовал </text:span><text:span text:style-name="T3469">себя так</text:span><text:span text:style-name="T3236">, </text:span><text:span text:style-name="T3469">словно</text:span><text:span text:style-name="T3236"> вокруг его шеи затягивается петля. </text:span><text:span text:style-name="T3237">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19"/>
      <text:p text:style-name="P519"><text:tab/><text:span text:style-name="T3238">Несмотря на то, что весь предыдущий день шёл нескончаемый ливень, сегодня выдалось великолепное апрельское утро.</text:span></text:p>
      <text:p text:style-name="P519"><text:tab/><text:span text:style-name="T3238">Мэтью выглянул в окно своего дома. На часах было шесть утра. </text:span><text:span text:style-name="T3239">О</text:span><text:span text:style-name="T3238">товсюду слышалось весёлое воробьиное чириканье, а </text:span><text:span text:style-name="T3239">на </text:span><text:span text:style-name="T3238">чистом, безоблачном небе ярко сияло взошедшее солнце, </text:span><text:span text:style-name="T3240">отражавшееся ослепительными иск</text:span><text:span text:style-name="T3367">рами</text:span><text:span text:style-name="T3240"> в кап</text:span><text:span text:style-name="T3367">ельках</text:span><text:span text:style-name="T3240"> росы на листьях и цветках прекрасных жёлто-фиолетовых цветков, росших неподалёку от его дома. </text:span><text:span text:style-name="T3241">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242">Единственное, что </text:span><text:span text:style-name="T3472">постоянно </text:span><text:soft-page-break/><text:span text:style-name="T3242">портило </text:span><text:span text:style-name="T3247">его </text:span><text:span text:style-name="T3242">внешний вид — газон, требующий </text:span><text:span text:style-name="T3473">регулярного</text:span><text:span text:style-name="T3242"> тщательного </text:span><text:span text:style-name="T3368">ухода</text:span><text:span text:style-name="T3242">. </text:span><text:span text:style-name="T3243">Однако за такую скучную и утомительную работу обычно никому не хотелось браться, и он частенько оставался в запущенном состоянии.</text:span></text:p>
      <text:p text:style-name="P519"><text:tab/>«<text:span text:style-name="T3244">Сегодня чудесный денёк, и у меня не запланировано никаких дел, поэтому стоит заняться стрижкой травы</text:span>» - <text:span text:style-name="T3244">подумал Мэтью.</text:span></text:p>
      <text:p text:style-name="P519"><text:tab/><text:span text:style-name="T3245">Умывшись и переодевшись он вышел в сад, прихватив с собой стакан свежевыжатого апельсинового сока.</text:span></text:p>
      <text:p text:style-name="P519"><text:tab/><text:span text:style-name="T3246">Хорошо, но где искать газонокосилку?</text:span></text:p>
      <text:p text:style-name="P519"><text:tab/><text:span text:style-name="T3248">Он нахмурился, погрузившись в </text:span><text:span text:style-name="T3249">свои </text:span><text:span text:style-name="T3248">размышления. </text:span><text:span text:style-name="T3249">Давненько он не пачкал своих ухоженных рук, </text:span><text:span text:style-name="T3250">и </text:span><text:span text:style-name="T3249">по</text:span><text:span text:style-name="T3319">э</text:span><text:span text:style-name="T3249">тому не мог даже вообразить, куда она могла быть запрятана. </text:span><text:span text:style-name="T3251">После </text:span><text:span text:style-name="T3253">не</text:span><text:span text:style-name="T3251">продолжительных поисков он нашёл её в крохотном чуланчике возле кухни.</text:span></text:p>
      <text:p text:style-name="P519"/>
      <text:p text:style-name="P519"><text:tab/><text:span text:style-name="T3253">К половине седьмого работа была окончена. Человеку, не привыкшему к физическим нагрузкам в раннее время суток, так</text:span><text:span text:style-name="T3259">ое</text:span><text:span text:style-name="T3253"> </text:span><text:span text:style-name="T3259">занятие </text:span><text:span text:style-name="T3253">показалась бы непрост</text:span><text:span text:style-name="T3259">ым</text:span><text:span text:style-name="T3253">. Но для Мэтью он</text:span><text:span text:style-name="T3260">о</text:span><text:span text:style-name="T3253"> стал</text:span><text:span text:style-name="T3260">о</text:span><text:span text:style-name="T3253"> </text:span><text:span text:style-name="T3318">невыносимым</text:span><text:span text:style-name="T3253">,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254">Довольный, вытер липкие от пота, смешанного с соком травы, руки о свои рабочие штаны, </text:span><text:span text:style-name="T3255">после чего вернул газонокосилку на то же самое место, где нашёл, и поставил разогреваться чайник. Теперь, после не</text:span><text:span text:style-name="T3977">привычного</text:span><text:span text:style-name="T3255"> для него </text:span><text:span text:style-name="T3369">начала дня</text:span><text:span text:style-name="T3255">, ему требовалась большая чашка с крепким кофе.</text:span></text:p>
      <text:p text:style-name="P519"><text:tab/><text:span text:style-name="T3256">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261">его </text:span><text:span text:style-name="T3256">руки были заняты, он решил слегка подтолкнуть ногой дверь, преграждающую его путь.</text:span></text:p>
      <text:p text:style-name="P519"><text:tab/>«<text:span text:style-name="T3257">Робин, я принёс твой завтрак! Пора вставать. Уже почти восемь часов, а к девяти нам нужно быть в университете</text:span>».</text:p>
      <text:p text:style-name="P519"><text:tab/><text:span text:style-name="T3258">Он поставил поднос на столик и широко распахнул дверь в комнату, после чего подошёл к окну и раздёрнул шторы, позволив солнцу </text:span><text:span text:style-name="T3261">залить</text:span><text:span text:style-name="T3258"> всю комнату своим ярким светом.</text:span></text:p>
      <text:p text:style-name="P519"><text:tab/><text:span text:style-name="T3258">Ему пришлось легонечко встряхнуть Робина.</text:span></text:p>
      <text:p text:style-name="P519"><text:tab/>«<text:span text:style-name="T3262">Подъём! Завтрак уже остывает. На часах <text:s/>- две минуты восьмого</text:span>» - <text:span text:style-name="T3262">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19"><text:tab/>«<text:span text:style-name="T3263">Робин, если ты сейчас же не встанешь, я сорву с тебя это чёртово одеяло, и тогда ты замёрзнешь и, может быть, </text:span><text:span text:style-name="T3269">даже </text:span><text:span text:style-name="T3268">заболеешь</text:span>» - <text:span text:style-name="T3263">сообщил Мэтью строгим тоном. Шансы на то, что угроза будет исполнена, были достаточно в</text:span><text:span text:style-name="T3320">ысоки</text:span><text:span text:style-name="T3263">, поэтому Робин без лишних слов выскочил из своего укрытия и уселся на краеш</text:span><text:span text:style-name="T3267">ек</text:span><text:span text:style-name="T3263"> кровати. </text:span><text:span text:style-name="T3271">Он</text:span><text:span text:style-name="T3268"> </text:span><text:span text:style-name="T3270">всегда предпочитал тепло, нежели холод, и малейшие, даже самые незначительные, изменения погоды,могли легко заставить его дрожать.</text:span></text:p>
      <text:p text:style-name="P519"><text:tab/>«<text:span text:style-name="T3271">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19"><text:tab/>«<text:span text:style-name="T3272">Я принёс чёрный кофе, обжаренный тост, кусок пирога к чаю и две пышки с сочащимся из них топлёным маслом. Как это звучит? </text:span><text:span text:style-name="T3273">Неплохо?</text:span>»</text:p>
      <text:p text:style-name="P519"><text:tab/>«<text:span text:style-name="T3274">Спасибо, Мэтью! Это музыка для моих ушей. Надеюсь, что в намазанном на тост мармеладе не окажется мелких </text:span><text:span text:style-name="T3315">противных </text:span><text:span text:style-name="T3274">комочков</text:span>».</text:p>
      <text:p text:style-name="P519"><text:tab/>«<text:span text:style-name="T3275">Я всё тщательно проверил — их там нет. А теперь ешь и быстренько одевайся, иначе мы опоздаем на встречу с профессором</text:span>».</text:p>
      <text:p text:style-name="P519"><text:tab/><text:span text:style-name="T3276">Мэтью передал поднос с завтраком Робину, </text:span><text:span text:style-name="T3278">и</text:span><text:span text:style-name="T3276"> приступил к поиск</text:span><text:span text:style-name="T3279">ам</text:span><text:span text:style-name="T3276"> </text:span><text:span text:style-name="T3277">его </text:span><text:span text:style-name="T3276">верхней одежды.</text:span></text:p>
      <text:p text:style-name="P519"><text:tab/>«<text:span text:style-name="T3280">Вот твои вещи. Я встречу тебя внизу, когда ты будешь готов. Приятного аппетита!</text:span>»</text:p>
      <text:p text:style-name="P519"><text:soft-page-break/><text:tab/><text:span text:style-name="T3281">Робин уплетал завтрак за обе щеки. Как обычно бывало в таких случаях, весь его рот и часть подбородка были испачканы мармеладом, </text:span><text:span text:style-name="T3282">и в комнате отчётливо слышалось его </text:span><text:span text:style-name="T3978">смачное</text:span><text:span text:style-name="T3282"> чавканье.</text:span></text:p>
      <text:p text:style-name="P520"><text:tab/><text:span text:style-name="T3283">Он обратил </text:span><text:span text:style-name="T3284">своё </text:span><text:span text:style-name="T3283">внимание на </text:span><text:span text:style-name="T3284">отрытое </text:span><text:span text:style-name="T3283">окно. </text:span><text:span text:style-name="T3284">Это казалось странным, ведь прежде Мэтью никогда не оставлял его открытым, зная как болезненно переносит сквозняки его юный друг. </text:span><text:span text:style-name="T3285">Мальчик поднялся с кровати и выглянул на улицу. Именно тогда он и заметил, как преобразилась лужайка.</text:span></text:p>
      <text:p text:style-name="P520"><text:span text:style-name="T3285"><text:tab/>«Боже! Кто-то покосил её. Но не мог же Мэтью… Если это всё-таки он, то с ним, должно быть, что-то с</text:span><text:span text:style-name="T3286">тряслось</text:span><text:span text:style-name="T3285">… И этот завтрак в постель…»</text:span></text:p>
      <text:p text:style-name="P520"><text:tab/><text:span text:style-name="T3287">Робин вышел из своей спальни и с верхн</text:span><text:span text:style-name="T3289">их</text:span><text:span text:style-name="T3287"> </text:span><text:span text:style-name="T3289">ступеней</text:span><text:span text:style-name="T3287"> окликнул Мэтью.</text:span></text:p>
      <text:p text:style-name="P520"><text:tab/>«<text:span text:style-name="T3287">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290">косил</text:span><text:span text:style-name="T3287"> </text:span><text:span text:style-name="T3288">трав</text:span><text:span text:style-name="T3290">у</text:span><text:span text:style-name="T3287"> возле нашего дома?</text:span>»</text:p>
      <text:p text:style-name="P520"><text:tab/><text:span text:style-name="T3291">Уронив свою зажигалку на пол, Мэтью в спешке стал подниматься наверх,</text:span></text:p>
      <text:p text:style-name="P520"><text:tab/>«<text:span text:style-name="T3291">При чём тут ночные кошмары? </text:span><text:span text:style-name="T3293">Я никогда не отказываюсь от физического труда </text:span><text:span text:style-name="T3291">н</text:span><text:span text:style-name="T3292">и</text:span><text:span text:style-name="T3291"> во сне, н</text:span><text:span text:style-name="T3292">и</text:span><text:span text:style-name="T3291"> наяву!</text:span>»</text:p>
      <text:p text:style-name="P520"><text:tab/>«<text:span text:style-name="T3294">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296">Будь честен с самим собой</text:span><text:span text:style-name="T3295"> — ты ненавидишь работать</text:span>».</text:p>
      <text:p text:style-name="P520"><text:tab/>«<text:span text:style-name="T3314">Хватит</text:span><text:span text:style-name="T3297"> нудить! Этим утром я рано проснулся и решил покосить газон. Лунатизм здесь ни при чём. Одевайся живее, нам пора уходить.</text:span>»</text:p>
      <text:p text:style-name="P520"><text:tab/><text:span text:style-name="T3298">Мэтью оставил Робина в одиночестве, чтобы вернуться на кухню, и в тишине и спокойствии доесть свой тост с сыром.</text:span></text:p>
      <text:p text:style-name="P520"><text:tab/>«<text:span text:style-name="T3299">Чудик назвал меня лентяем. Ха! Что за наглость.</text:span>» - <text:span text:style-name="T3299">подумал Мэтью, но вслух этого, конечно, не </text:span><text:span text:style-name="T3365">произнёс</text:span><text:span text:style-name="T3299">.</text:span></text:p>
      <text:p text:style-name="P520"/>
      <text:p text:style-name="P520"><text:tab/><text:span text:style-name="T3300">К тому времени, когда Мэтью вместе с Робином прибыли в университет, Элисон и Гарри уже находились в кабинете у профессора Фергера.</text:span></text:p>
      <text:p text:style-name="P520"><text:tab/>«<text:span text:style-name="T3301">Вы опоздали на две минуты. До этого момента обычно опаздывали мы. </text:span><text:span text:style-name="T3316">Н</text:span><text:span text:style-name="T3301">е переживайте, профессора ещё нет. Наверное, сегодня праздник опозданий для наиболее пунктуальных </text:span><text:span text:style-name="T3302">и ответственных членов общества</text:span>» - <text:span text:style-name="T3312">ехидно заметил</text:span><text:span text:style-name="T3302"> Гарри, ненадолго оторвавшись от своей книги.</text:span></text:p>
      <text:p text:style-name="P520"><text:tab/><text:span text:style-name="T3302">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303">Посмеявшись над тем, как ловко удалось провести профессора и выиграть для себя свободный вечер, они наконец-то обратили внимание </text:span><text:span text:style-name="T3309">на </text:span><text:span text:style-name="T3303">время. </text:span><text:span text:style-name="T3304">Часы показывали половину десятого, но от профессора </text:span><text:span text:style-name="T3305">до сих пор </text:span><text:span text:style-name="T3304">не было никаких известий.</text:span></text:p>
      <text:p text:style-name="P520"><text:tab/>«<text:span text:style-name="T3306">Возможно, в этом нет ничего страшного. Он мог задержаться </text:span><text:span text:style-name="T3317">в</text:span><text:span text:style-name="T3306"> пути из Уинчестера — там сейчас ведутся дорожные работы. </text:span><text:span text:style-name="T3307">Я уверена, скоро </text:span><text:span text:style-name="T3346">он </text:span><text:span text:style-name="T3307">будет здесь</text:span>» - <text:span text:style-name="T3307">произнесла Элисон, потягивая горячий шоколад из картонного стаканчика. </text:span><text:span text:style-name="T3308">Это был единственный приличный напиток, который можно было купить </text:span><text:span text:style-name="T3311">у</text:span><text:span text:style-name="T3308"> </text:span><text:span text:style-name="T3310">торгово</text:span><text:span text:style-name="T3311">го</text:span><text:span text:style-name="T3308"> а</text:span><text:span text:style-name="T3311">втомата</text:span><text:span text:style-name="T3308">, расположенн</text:span><text:span text:style-name="T3311">ого</text:span><text:span text:style-name="T3308"> в </text:span><text:span text:style-name="T3312">конце университетского </text:span><text:span text:style-name="T3308">коридор</text:span><text:span text:style-name="T3313">а</text:span><text:span text:style-name="T3308">.</text:span></text:p>
      <text:p text:style-name="P520"><text:tab/>«<text:span text:style-name="T3331">Попробуйте угадать, что этим утром сделал Мэтью</text:span>».</text:p>
      <text:p text:style-name="P520"><text:tab/>«<text:span text:style-name="T3331">Удиви нас, Робин</text:span>», - <text:span text:style-name="T3331">ответил Гарри.</text:span></text:p>
      <text:p text:style-name="P520"><text:tab/>«<text:span text:style-name="T3331">Ми</text:span><text:span text:style-name="T3370">н</text:span><text:span text:style-name="T3331">уточку внимания… <text:s/>Звучит барабанная дробь… Он скосил траву на газоне!</text:span>»</text:p>
      <text:p text:style-name="P520"><text:tab/>«<text:span text:style-name="T3332">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333">Дружище, ты слишком жесток к себе!</text:span>»</text:p>
      <text:p text:style-name="P520"><text:soft-page-break/><text:tab/><text:span text:style-name="T3333">Гарри </text:span><text:span text:style-name="T4003">затих, а</text:span><text:span text:style-name="T3333"> затем громко расхохотался, а все остальные последовали его примеру. </text:span><text:span text:style-name="T3334">Мэтью остался сидеть в прежней позе, скрестив </text:span><text:span text:style-name="T3340">на груди </text:span><text:span text:style-name="T3366">руки </text:span><text:span text:style-name="T3334">и исподлобья поглядывая на своих товарищей.</text:span></text:p>
      <text:p text:style-name="P520"><text:tab/>«<text:span text:style-name="T3335">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336">Сейчас четверть одиннадцатого и он уже давно должен был выйти на связь</text:span>».</text:p>
      <text:p text:style-name="P520"><text:tab/><text:span text:style-name="T3337">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338">филиалом</text:span><text:span text:style-name="T3337">.</text:span></text:p>
      <text:p text:style-name="P520"/>
      <text:p text:style-name="P520"><text:tab/>«<text:span text:style-name="T3474">Сегодня п</text:span><text:span text:style-name="T3338">рофессор Лайон не получал никаких из</text:span><text:span text:style-name="T3339">вес</text:span><text:span text:style-name="T3474">тий</text:span><text:span text:style-name="T3339"> от профессора Фергера </text:span><text:span text:style-name="T3341">и ничего не знает о его планах</text:span>» - <text:span text:style-name="T3341">вернувшись, сообщил Гарри всем остальным студентам.</text:span></text:p>
      <text:p text:style-name="P520"><text:tab/>«<text:span text:style-name="T3341">Я думаю, нам нужно </text:span><text:span text:style-name="T3364">отправиться</text:span><text:span text:style-name="T3341"> к нему домой и убедиться, что с ним всё в порядке. Робин, ты, кажется, уже бывал в его доме прежде, и должен помнить, как туда добраться</text:span>» - <text:span text:style-name="T3341">сказала Элисон, повернувшись в сторону мальчика.</text:span></text:p>
      <text:p text:style-name="P520"><text:tab/>«<text:span text:style-name="T3342">Да, я бывал. Его адрес записан на листке бумаги, он </text:span><text:span text:style-name="T4004">в моём жакете</text:span>».</text:p>
      <text:p text:style-name="P520"><text:tab/><text:span text:style-name="T3343">Он порылся в карманах, </text:span><text:span text:style-name="T3345">вывалив наружу</text:span><text:span text:style-name="T3343"> </text:span><text:span text:style-name="T3345">кучку разнообразного </text:span><text:span text:style-name="T3343">хлама, и наконец, извлёк скомканный лист.</text:span></text:p>
      <text:p text:style-name="P520"><text:tab/>«<text:span text:style-name="T3344">Вот он. Думаю, нам лучше не медлить.</text:span>»</text:p>
      <text:p text:style-name="P520"/>
      <text:p text:style-name="P521"><text:tab/>Примерно через полчаса они подъехали к особняку профессора. Его машина <text:span text:style-name="T3409">стояла припаркованной возле дома</text:span>, а окна жилища были занавешены. Бутылки с молоком, аккуратно расставленные молочником <text:span text:style-name="T3358">этим </text:span>утром, находились на ступ<text:span text:style-name="T3475">енях </text:span>в нетронутом состоянии.</text:p>
      <text:p text:style-name="P521"><text:tab/>«<text:span text:style-name="T3350">Это странно. Всё выглядит так, словно он ещё не проснулся</text:span>» - <text:span text:style-name="T3350">отметил Мэтью, </text:span><text:span text:style-name="T3351">пытаясь осмотреть содержимое почтового ящика через имеющиеся в нём </text:span><text:span text:style-name="T3357">щели</text:span><text:span text:style-name="T3350">.</text:span></text:p>
      <text:p text:style-name="P521"><text:tab/>«<text:span text:style-name="T3351">Здесь слишком темно, но я вижу несколько писем. Вы слышите, как скулит его собака?</text:span>»</text:p>
      <text:p text:style-name="P521"><text:tab/>«<text:span text:style-name="T3352">Попробуй открыть входную дверь, Мэтью</text:span>».</text:p>
      <text:p text:style-name="P521"><text:tab/><text:span text:style-name="T3353">В голосе Гарри отчётливо слышались панические нотки. Несмотря на то, что он частенько подшучивал над профессором, старик </text:span><text:span text:style-name="T3359">значил для него очень много</text:span><text:span text:style-name="T3354">.</text:span></text:p>
      <text:p text:style-name="P521"><text:tab/>«<text:span text:style-name="T3354">Не могу, она за</text:span><text:span text:style-name="T3357">крыта на замок</text:span><text:span text:style-name="T3354">. Я </text:span><text:span text:style-name="T3357">нажал </text:span><text:span text:style-name="T3360">на </text:span><text:span text:style-name="T3357">кнопку звонка</text:span><text:span text:style-name="T3354">, но он, кажется, не </text:span><text:span text:style-name="T3355">торопится </text:span><text:span text:style-name="T3354">о</text:span><text:span text:style-name="T3355">ткрывать</text:span><text:span text:style-name="T3354"> нам дверь. Нужно поискать другой способ попасть внутрь</text:span>».</text:p>
      <text:p text:style-name="P521"><text:tab/><text:span text:style-name="T3356">Они обошли дом </text:span><text:span text:style-name="T3357">вокруг</text:span><text:span text:style-name="T3356"> и обнаружили, что ведущая на кухню дверь, расположенная с обратной стороны здания, оказалась незапертой.</text:span></text:p>
      <text:p text:style-name="P521"><text:tab/><text:span text:style-name="T3356">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1"><text:tab/><text:span text:style-name="T3361">Разделившись, они отправились на поиски профессора </text:span><text:span text:style-name="T3362">Фергера</text:span><text:span text:style-name="T3361">.</text:span></text:p>
      <text:p text:style-name="P521"/>
      <text:p text:style-name="P522">ВОСЬМАЯ ГЛАВА</text:p>
      <text:p text:style-name="P522"/>
      <text:p text:style-name="P522">ГОРЕ</text:p>
      <text:p text:style-name="P522"/>
      <text:p text:style-name="P522"><text:tab/>«ГАРРИ, МЭТЬЮ! ЗДЕСЬ НИКОГО НЕТ! <text:s/><text:span text:style-name="T3363">КТО-НИБУДЬ ИЗ ВАС НАШЁЛ ХОТЬ ЧТО-ТО?</text:span>» - прокричала Элисон в темноту.</text:p>
      <text:p text:style-name="P522"><text:tab/>«<text:span text:style-name="T3407">Постель аккуратно заправлена. Его не было здесь прошедшей ночью</text:span>» - <text:span text:style-name="T3407">откликнулся Мэтью.</text:span></text:p>
      <text:p text:style-name="P522"><text:tab/>«<text:span text:style-name="T3408">Если его не было, то что, в таком случае, делает здесь его авт</text:span><text:span text:style-name="T3410">о</text:span><text:span text:style-name="T3408">? </text:span><text:span text:style-name="T3410">Наверное, ты</text:span><text:span text:style-name="T3408"> случайно не заметил, </text:span><text:span text:style-name="T3410">но </text:span><text:span text:style-name="T3408">он находится на п</text:span><text:span text:style-name="T3410">одъездной дорожке, прямо напротив твоего</text:span>» - <text:span text:style-name="T3410">саркастически </text:span><text:span text:style-name="T3412">за</text:span><text:span text:style-name="T3410">метил Гарри. Он не хотел </text:span><text:span text:style-name="T3411">грубить Мэтью</text:span><text:span text:style-name="T3410">, но был сильно обеспокоен отсутствием профессора, и его нервы сда</text:span><text:span text:style-name="T3418">ли</text:span><text:span text:style-name="T3410">.</text:span></text:p>
      <text:p text:style-name="P522"><text:soft-page-break/><text:tab/>«<text:span text:style-name="T3413">Прости меня, Мэтью, я не хотел...</text:span>»</text:p>
      <text:p text:style-name="P522"><text:tab/><text:span text:style-name="T3414">Он замолчал и попытался успокоиться.</text:span></text:p>
      <text:p text:style-name="P522"><text:tab/>«<text:span text:style-name="T3415">Всё нормально, Гарри. Я понимаю. Смотри — со мной всё в порядке, </text:span><text:span text:style-name="T3416">ты не виноват</text:span><text:span text:style-name="T3415">. Пойдём поищем Робина. </text:span><text:span text:style-name="T3417">Думаю, можно с полной уверенностью утверждать, что профессора здесь нет. </text:span><text:span text:style-name="T3419">Мне кажется, он собирался встретиться с премьер-министром и вполне возможно, </text:span><text:span text:style-name="T3535">что </text:span><text:span text:style-name="T3419">сейчас </text:span><text:span text:style-name="T3534">он на пути</text:span><text:span text:style-name="T3419"> в Лондон</text:span>».</text:p>
      <text:p text:style-name="P522"><text:tab/><text:span text:style-name="T3420">После этих слов Гарри и Элисон направились вниз по лестнице вслед за Мэтью.</text:span></text:p>
      <text:p text:style-name="P522"><text:tab/>«<text:span text:style-name="T3421">Робин! Робин! </text:span><text:span text:style-name="T3424">Где ты находишься</text:span><text:span text:style-name="T3421">?</text:span>» - <text:span text:style-name="T3422">прокричала Элисон.</text:span></text:p>
      <text:p text:style-name="P522"><text:tab/><text:span text:style-name="T3422">Ответа не последовало.</text:span></text:p>
      <text:p text:style-name="P522"><text:tab/>«<text:span text:style-name="T3423">Куда он </text:span><text:span text:style-name="T3424">опять пропал</text:span><text:span text:style-name="T3423">? Неужели не понимает, что сейчас не время играть в прятки</text:span>» - <text:span text:style-name="T3423">ворчала </text:span><text:span text:style-name="T3435">она</text:span><text:span text:style-name="T3423"> себе под нос.</text:span></text:p>
      <text:p text:style-name="P522"><text:tab/>«<text:span text:style-name="T3427">Ты что-то услышала, Элисон</text:span><text:span text:style-name="T3425">?</text:span>»</text:p>
      <text:p text:style-name="P522"><text:tab/>«<text:span text:style-name="T3427">Нет, Гарри.</text:span><text:span text:style-name="T3425"> Наверное, он в столовой или гостиной.</text:span>»</text:p>
      <text:p text:style-name="P522"><text:tab/><text:span text:style-name="T3426">Гарри вместе с Мэтью направились в столовую, а Элисон решила осмотреть гостиную.</text:span></text:p>
      <text:p text:style-name="P522"><text:tab/><text:span text:style-name="T3427">Подойдя к закрытой двери она услышала его тихие всхлипывания. Тихонько отворив дверь, вошла внутрь. Робин был здесь. </text:span><text:span text:style-name="T3428">Он склонился над профессором, сидевшим в кресле в какой-то </text:span><text:span text:style-name="T3717">нелепой, </text:span><text:span text:style-name="T3428">неестественной позе, </text:span><text:span text:style-name="T3431">и плакал</text:span><text:span text:style-name="T3428">. </text:span><text:span text:style-name="T3716">Комната была окутана полумраком и лишь изредка освещалась сполохами </text:span><text:span text:style-name="T3428">работа</text:span><text:span text:style-name="T3716">ющего</text:span><text:span text:style-name="T3428"> на полную мощность </text:span><text:span text:style-name="T3716">электрического камина</text:span><text:span text:style-name="T3428">.</text:span></text:p>
      <text:p text:style-name="P522"><text:tab/><text:span text:style-name="T3429">Элисон растерялась. Она не знала, как </text:span><text:span text:style-name="T3433">ей </text:span><text:span text:style-name="T3429">следует поступить — подойти к мальчику, обнять и попытаться утешить или оставить в покое, выйти и подождать, когда он придёт в себя.</text:span></text:p>
      <text:p text:style-name="P522"><text:tab/><text:span text:style-name="T3432">Стараясь не издавать лишних звуков, она покинула комнату, так и оставшись незамечен</text:span><text:span text:style-name="T3463">н</text:span><text:span text:style-name="T3432">ой рыдающим </text:span><text:span text:style-name="T3464">ребёнком</text:span><text:span text:style-name="T3432">. Плотно закрыв за собой дверь, быстрым шагом прошла в столовую и позвала Гарри и Мэтью.</text:span></text:p>
      <text:p text:style-name="P522"><text:tab/>«<text:span text:style-name="T3434">Что случилось, Элисон?</text:span>» - <text:span text:style-name="T3434">с тревогой в голосе спросил Гарри.</text:span></text:p>
      <text:p text:style-name="P522"><text:tab/>«<text:span text:style-name="T3436">Т-с-с. Говори </text:span><text:span text:style-name="T3438">по</text:span><text:span text:style-name="T3436">тише</text:span>».</text:p>
      <text:p text:style-name="P522"><text:tab/>«<text:span text:style-name="T3436">Что случилось? </text:span><text:span text:style-name="T3437">Почему ты требуешь тишины?</text:span>» - <text:span text:style-name="T3436">повторил свой вопрос Гарри, на этот раз шёпотом.</text:span></text:p>
      <text:p text:style-name="P522"><text:tab/>«<text:span text:style-name="T3439">О, Господи!</text:span>» - <text:span text:style-name="T3440">быстро проговорила Элисон, её сердце забилось чаще, а дыхание ускорилось.</text:span></text:p>
      <text:p text:style-name="P522"><text:tab/>«<text:span text:style-name="T3441">Не представляю, что делать с Робином</text:span>».</text:p>
      <text:p text:style-name="P522"><text:tab/>«<text:span text:style-name="T3442">Почему? Что с ним произошло? Он снова впал в транс?</text:span>» - <text:span text:style-name="T3442">спросил Мэтью.</text:span></text:p>
      <text:p text:style-name="P522"><text:tab/>«<text:span text:style-name="T3443">Он рыдает. Я впервые увидела это. Он в гостиной, возле профессора, и его трясёт от горя! </text:span><text:span text:style-name="T3445">Он меня не заметил... </text:span><text:span text:style-name="T3444">Мне кажется, профессор мёртв</text:span>».</text:p>
      <text:p text:style-name="P522"><text:tab/>«<text:span text:style-name="T3446">Боже! Что нам делать? Наверное, нужно </text:span><text:span text:style-name="T3449">вызвать</text:span><text:span text:style-name="T3446"> полицию. </text:span><text:span text:style-name="T3447">Элисон, ты должна пойти к Робину и попытаться утешить его</text:span>» - <text:span text:style-name="T3447">заикаясь, промямлил Гарри. </text:span><text:span text:style-name="T3448">Он был в панике. Никто из них не подготовился к такому маловероятному исходу </text:span><text:span text:style-name="T3449">событий</text:span><text:span text:style-name="T3448">.</text:span></text:p>
      <text:p text:style-name="P522"><text:tab/><text:span text:style-name="T3450">Мэтью вышел в прихожую и набрал номер полицейского участка, не имея </text:span><text:span text:style-name="T3451">ни малейшего </text:span><text:span text:style-name="T3450">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452">своём </text:span><text:span text:style-name="T3450">кресле возле камина? </text:span><text:span text:style-name="T3453">А </text:span><text:span text:style-name="T3454">о чём ещё,</text:span><text:span text:style-name="T3453"> кроме этого </text:span><text:span text:style-name="T3454">бреда</text:span><text:span text:style-name="T3453">? </text:span><text:span text:style-name="T3455"><text:s/>— Он не знал.</text:span></text:p>
      <text:p text:style-name="P522"><text:tab/><text:span text:style-name="T3456">Не произнося ни звука, Элисон вошла в гостиную, подошла к Робину и возложила руки на его плечи.</text:span></text:p>
      <text:p text:style-name="P522"><text:tab/><text:span text:style-name="T3456">Он обернулся, вытер рукавом </text:span><text:span text:style-name="T4005">жакета</text:span><text:span text:style-name="T3456"> своё заплаканное лицо и, упав в её объятия, снова разразился рыданиями.</text:span></text:p>
      <text:p text:style-name="P522"><text:tab/>«Робин…<text:span text:style-name="T3457"> Милый… Робин, пожалуйста... Не плачь, иначе </text:span><text:span text:style-name="T3458">сейчас </text:span><text:span text:style-name="T3457">я заплачу вместе с тобой</text:span>».</text:p>
      <text:p text:style-name="P522"><text:tab/><text:span text:style-name="T3459">Элисон трудно давались слова, </text:span><text:span text:style-name="T3460">и </text:span><text:span text:style-name="T3459">ей приходилось делать длинные паузы, чтобы </text:span><text:span text:style-name="T3461">откашляться</text:span><text:span text:style-name="T3460">, </text:span><text:span text:style-name="T3459">восстановить дыхание, и не позволить себе раскиснуть. </text:span><text:span text:style-name="T3460">Она вытерла слёзы с глаз.</text:span></text:p>
      <text:p text:style-name="P522"><text:soft-page-break/><text:tab/>«<text:span text:style-name="T3462">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2"><text:tab/><text:span text:style-name="T3476">Она ласкала Робина, нежно поглаживая по спине и макушке, отчаянно пытаясь успокоить его и </text:span><text:span text:style-name="T3504">заставить </text:span><text:span text:style-name="T3476">почувствовать </text:span><text:span text:style-name="T3501">себя кому-то нужным.</text:span></text:p>
      <text:p text:style-name="P522"><text:tab/>«<text:span text:style-name="T3476">Похоже, что он убил себя, Элисон. В его </text:span><text:span text:style-name="T3477">ладонях</text:span><text:span text:style-name="T3476"> был</text:span><text:span text:style-name="T3477">и</text:span><text:span text:style-name="T3476"> </text:span><text:span text:style-name="T3477">зажаты </text:span><text:span text:style-name="T3476">пис</text:span><text:span text:style-name="T3477">ьма</text:span><text:span text:style-name="T3476"> и...</text:span>»</text:p>
      <text:p text:style-name="P522"><text:tab/><text:span text:style-name="T3476">Его голос снова затих, </text:span><text:span text:style-name="T3478">и</text:span><text:span text:style-name="T3476"> по </text:span><text:span text:style-name="T3478">раскрасневшимся </text:span><text:span text:style-name="T3476">щекам в два ручья потекли слёзы.</text:span></text:p>
      <text:p text:style-name="P522"><text:tab/>«<text:span text:style-name="T3479">Я могу взглянуть на них? Где они?</text:span>»</text:p>
      <text:p text:style-name="P522"><text:tab/><text:span text:style-name="T3480">Робин протянул ей два влажных конверта — они были насквозь пропитаны слезами мальчика.</text:span></text:p>
      <text:p text:style-name="P522"><text:tab/>«<text:span text:style-name="T3481">Од</text:span><text:span text:style-name="T3482">но</text:span><text:span text:style-name="T3481"> из </text:span><text:span text:style-name="T3482">писем м</text:span><text:span text:style-name="T3483">ы можем</text:span><text:span text:style-name="T3482"> перед</text:span><text:span text:style-name="T3483">ать</text:span><text:span text:style-name="T3482"> </text:span><text:span text:style-name="T3481">полицейским. Второе предназначено нам</text:span>».</text:p>
      <text:p text:style-name="P522"><text:tab/><text:span text:style-name="T3484">Элисон открыла пер</text:span><text:span text:style-name="T3493">вое</text:span><text:span text:style-name="T3484">, и </text:span><text:span text:style-name="T3505">в нём</text:span><text:span text:style-name="T3484"> был</text:span><text:span text:style-name="T3505">о</text:span><text:span text:style-name="T3484"> написано:</text:span></text:p>
      <text:p text:style-name="P522"><text:tab/></text:p>
      <text:p text:style-name="P523"><text:tab/>The Mind, The Human Race.</text:p>
      <text:p text:style-name="P523"><text:tab/>It's time it died!</text:p>
      <text:p text:style-name="P523"><text:tab/>Why should it suffer when it can no longer be tried?</text:p>
      <text:p text:style-name="P523"><text:tab/>Every day being tested - can it be done?</text:p>
      <text:p text:style-name="P523"><text:tab/>Mind over matter, can that war be won?</text:p>
      <text:p text:style-name="P523"><text:tab/>From a race of scurrying, useless life,</text:p>
      <text:p text:style-name="P523"><text:tab/>Full of pain, pressure and strife,</text:p>
      <text:p text:style-name="P523"><text:tab/>To be free of the chains that burn like ice,</text:p>
      <text:p text:style-name="P523"><text:tab/>To leave this world would suffice."</text:p>
      <text:p text:style-name="P522"/>
      <text:p text:style-name="P522"><text:tab/><text:span text:style-name="T3494">Она</text:span><text:span text:style-name="T3485">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2"><text:tab/>«<text:span text:style-name="T3486">Кажется, он был в чрезвычайно подавленном состоянии, когда писал эти строки. Но почему? В </text:span><text:span text:style-name="T3506">них</text:span><text:span text:style-name="T3486"> нет никакого смысла</text:span>».</text:p>
      <text:p text:style-name="P522"><text:tab/>«<text:span text:style-name="T3487">Элисон, ты найдешь объяснения во втором, предназначенном для нас, письме. Только не читай вслух — </text:span><text:span text:style-name="T3488">мне </text:span><text:span text:style-name="T3491">бы </text:span><text:span text:style-name="T3488">этого не хотелось</text:span>».</text:p>
      <text:p text:style-name="P522"><text:tab/><text:span text:style-name="T3489">Робин снял сво</text:span><text:span text:style-name="T3998">й жакет</text:span><text:span text:style-name="T3489"> и накинул е</text:span><text:span text:style-name="T3999">го</text:span><text:span text:style-name="T3489"> на голову </text:span><text:span text:style-name="T3507">и плечи </text:span><text:span text:style-name="T3489">профессора, после чего </text:span><text:span text:style-name="T3490">вышел из </text:span><text:span text:style-name="T3489">комнат</text:span><text:span text:style-name="T3490">ы</text:span><text:span text:style-name="T3489">, чтобы </text:span><text:span text:style-name="T3507">поискать</text:span><text:span text:style-name="T3489"> Мэтью и Гарри.</text:span></text:p>
      <text:p text:style-name="P522"><text:tab/>«<text:span text:style-name="T3492">Элисон сказала, что вы звонили в полицию. Когда они будут здесь, отдайте им этот конверт. В нём что-то вроде прощального стихотворения. </text:span><text:span text:style-name="T3495">Нужно забрать отсюда его собаку, иначе её усыпят. Мэтью, пожалуйста, разреши мне сделать это</text:span>».</text:p>
      <text:p text:style-name="P522"><text:tab/>«<text:span text:style-name="T3496">Да, Робин</text:span>» - <text:span text:style-name="T3496">ответил Мэтью,</text:span></text:p>
      <text:p text:style-name="P522"><text:tab/>«<text:span text:style-name="T3496">Конечно, мы оставим её у себя. Полиция должна </text:span><text:span text:style-name="T3497">при</text:span><text:span text:style-name="T3496">быть с минуты на минуту</text:span>».</text:p>
      <text:p text:style-name="P522"><text:tab/>«<text:span text:style-name="T3498">Я хочу домой. У меня нет желания беседовать с полицейскими. Ты можешь отвезти меня домой, Мэтью? </text:span><text:span text:style-name="T3499">Разве Гарри не может </text:span><text:span text:style-name="T4000">поговорить</text:span><text:span text:style-name="T3499"> с </text:span><text:span text:style-name="T4000">ними</text:span><text:span text:style-name="T3499"> вместо меня?</text:span>».</text:p>
      <text:p text:style-name="P522"><text:tab/>«<text:span text:style-name="T3499">Робин, тебе придётся остаться и ответить на все их вопросы, ведь это ты обнаружил тело профессора Фергера</text:span>» - <text:span text:style-name="T3499">прервал его Гарри.</text:span></text:p>
      <text:p text:style-name="P522"><text:tab/>«<text:span text:style-name="T3500">Хорошо. Но если мне придётся остаться, то вы должны сказать, что не имеете </text:span><text:span text:style-name="T4001">понятия </text:span><text:span text:style-name="T3500">о причинах его самоубийства. Я пойду к Элисон, чтобы предупредить её</text:span>».</text:p>
      <text:p text:style-name="P522"><text:tab/><text:span text:style-name="T3502">Робин вернулся в гостиную, подошёл к Элисон и крепко обнял.</text:span></text:p>
      <text:p text:style-name="P522"><text:tab/>«<text:span text:style-name="T3503">Спасибо за слова утешения, я в них очень нуждался. Когда сюда прибудет полиция, все </text:span><text:span text:style-name="T3508">мы </text:span><text:span text:style-name="T3503">должны настаивать, что никто из нас не имеет представления о том, почему он решил покончить с собой... </text:span><text:span text:style-name="T3509">Элисон, то письмо… Ты не могла бы вернуть его мне?</text:span>».</text:p>
      <text:p text:style-name="P522"><text:tab/><text:span text:style-name="T3509">В тот момент, когда Элисон передавала ему письмо, прозвенел дверной звонок. </text:span><text:span text:style-name="T3510">Дверь открыл Гарри. </text:span><text:span text:style-name="T3511">Встретив</text:span><text:span text:style-name="T3510"> полицейских, </text:span><text:span text:style-name="T3511">он позволил им войти в дом</text:span><text:span text:style-name="T3510"> и </text:span><text:span text:style-name="T3511">затем </text:span><text:span text:style-name="T3510">проводил в гостиную.</text:span></text:p>
      <text:p text:style-name="P522"><text:soft-page-break/><text:tab/><text:span text:style-name="T3512">Сперва осмотрели тело покойного. В одном из </text:span><text:span text:style-name="T3513">его </text:span><text:span text:style-name="T3512">карманов был обнаружен шприц и пустой инсулин</text:span><text:span text:style-name="T3513">овый</text:span><text:span text:style-name="T3512"> флакон — </text:span><text:span text:style-name="T3514">внезапно выяснилось</text:span><text:span text:style-name="T3513">, что профессор был диабетиком, чего до этой минуты не знал ни один из его студентов.</text:span></text:p>
      <text:p text:style-name="P522"><text:tab/><text:span text:style-name="T3514">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515">Тело профессора Фергера было перевезено в морг.</text:span></text:p>
      <text:p text:style-name="P522"><text:tab/><text:span text:style-name="T3516">В конце </text:span><text:span text:style-name="T3517">всех злоключений</text:span><text:span text:style-name="T3516"> Робин</text:span><text:span text:style-name="T3517">у было позволено</text:span><text:span text:style-name="T3516"> </text:span><text:span text:style-name="T3519">забрать себе собаку профессора</text:span><text:span text:style-name="T3516">.</text:span></text:p>
      <text:p text:style-name="P522"/>
      <text:p text:style-name="P524"><text:tab/><text:span text:style-name="T3518">Они вернулись в дом к Мэтью.</text:span></text:p>
      <text:p text:style-name="P525"><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24"><text:tab/><text:span text:style-name="T3520">Его глаза застилал</text:span><text:span text:style-name="T3521">а</text:span><text:span text:style-name="T3520"> </text:span><text:span text:style-name="T3521">мутная пелена</text:span><text:span text:style-name="T3520">. </text:span><text:span text:style-name="T3521">Текст послания был немного смазан, часть чернил внизу страницы сильно растеклась из-за обилия пролитых на него слёз. </text:span><text:span text:style-name="T3522">Робин начал заново перечитывать его, хотя этого не требовалось — написанное он </text:span><text:span text:style-name="T3545">выучил</text:span><text:span text:style-name="T3522"> наизусть.</text:span></text:p>
      <text:p text:style-name="P524"/>
      <text:p text:style-name="P524"><text:tab/>«<text:span text:style-name="T3523">Моим любимым студентам.</text:span></text:p>
      <text:p text:style-name="P524"/>
      <text:p text:style-name="P524"><text:tab/><text:span text:style-name="T3524">Я знаю, что подвёл вас, но не хочу, чтобы вы расстраивались из-за меня. Вчера утром я не заменял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606">мне </text:span><text:span text:style-name="T3524">известными факты, </text:span><text:span text:style-name="T4584">н</text:span><text:span text:style-name="T3524">о потерпел крах.</text:span></text:p>
      <text:p text:style-name="P524"><text:tab/><text:span text:style-name="T3525">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24"><text:tab/><text:span text:style-name="T3526">Мне было необычайно приятно работать с вами на протяжении всех последних лет. Продолжайте </text:span><text:span text:style-name="T3533">так же хорошо трудиться</text:span><text:span text:style-name="T3526"> и впредь, и не позволяйте пропасть даром тем результатам, которых мы достигли совместными усилиями.</text:span></text:p>
      <text:p text:style-name="P524"><text:tab/><text:span text:style-name="T3527">Возможно, вам удастся найти способ предотвратить надвигающуюся ядерную катастрофу.</text:span></text:p>
      <text:p text:style-name="P524"><text:tab/><text:span text:style-name="T3527">Элисон, Гарри, Мэтью! Пожалуйста, сделайте всё возможное, чтобы уберечь Робина — он </text:span><text:span text:style-name="T3528">очень </text:span><text:span text:style-name="T3527">особенный мальчик, и ему требуется много внимания и заботы.</text:span></text:p>
      <text:p text:style-name="P524"><text:tab/><text:span text:style-name="T3529">Мне кажется, это всё, что я хотел донести </text:span><text:span text:style-name="T3544">до вас</text:span><text:span text:style-name="T3529">. Поверьте, мне искренне жаль, что всё закончилось именно так.</text:span></text:p>
      <text:p text:style-name="P524"><text:tab/><text:span text:style-name="T3530">Я больше не мог продолжать нашу работу </text:span><text:span text:style-name="T3544">в дальнейшем</text:span><text:span text:style-name="T3530">, поскольку был уверен, что после вчерашнего дня меня обязательно найдут и заставят замолчать.</text:span></text:p>
      <text:p text:style-name="P524"/>
      <text:p text:style-name="P524"><text:tab/><text:span text:style-name="T3531">Люблю вас всех!</text:span></text:p>
      <text:p text:style-name="P524"/>
      <text:p text:style-name="P524"><text:tab/><text:span text:style-name="T3532">Искренне ваш,</text:span></text:p>
      <text:p text:style-name="P524"/>
      <text:p text:style-name="P524"><text:tab/><text:span text:style-name="T3532">Профессор Фергер».</text:span></text:p>
      <text:p text:style-name="P524"/>
      <text:p text:style-name="P526">Робин поместил письмо в конверт и оставил его в верхнем ящике своего письменного стола.</text:p>
      <text:p text:style-name="P527">Какое-то время он тихо сидел на своей кровати, прислушиваясь к тому, что происходило в доме. <text:span text:style-name="T3661">Затем, убедившись, что никто не зайдёт в его комнату, покопался во внутреннем кармане сво</text:span><text:span text:style-name="T4002">его</text:span><text:span text:style-name="T3661"> </text:span><text:span text:style-name="T4002">жакета</text:span><text:span text:style-name="T3661"> и извлёк из него ещё один конверт, на котором было написано его имя. Об этом письме он не </text:span><text:span text:style-name="T3704">с</text:span><text:span text:style-name="T3705">ообщил</text:span><text:span text:style-name="T3661"> никому.</text:span></text:p>
      <text:p text:style-name="P528">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682">юноши</text:span>. <text:span text:style-name="T3662">В своём письме к нему профессор во всех подробностях объяснил причины своего добровольного ухода из жизни.</text:span></text:p>
      <text:p text:style-name="P528"><text:soft-page-break/><text:tab/><text:span text:style-name="T3663">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683">его </text:span><text:span text:style-name="T3663">дальнейшую судьбу. Профессор Фергер относился к нему как к своему собственному </text:span><text:span text:style-name="T3706">сыну</text:span><text:span text:style-name="T3663">.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664">Среди прочих </text:span><text:span text:style-name="T3684">он </text:span><text:span text:style-name="T3664">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28"><text:tab/><text:span text:style-name="T3665">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28"/>
      <text:p text:style-name="P529"><text:tab/>«<text:span text:style-name="T3666">Дорогой Робин,</text:span></text:p>
      <text:p text:style-name="P529"/>
      <text:p text:style-name="P530"><text:span text:style-name="T3667">Каким-то образом я понял, что именно ты первым найдешь меня, поэтому не увидел ничего плохого в том, чтобы написать лично тебе. Другое пись</text:span><text:span text:style-name="T3695">мо немного запутано</text:span><text:span text:style-name="T3667">. Я не знал, как выразить свои мысли, чтобы они были </text:span><text:span text:style-name="T3668">понятны</text:span><text:span text:style-name="T3667"> для всех. Другие студенты не понимают меня так ясно, как ты. </text:span><text:span text:style-name="T3668">Робин, я люблю </text:span><text:span text:style-name="T3677">тебя</text:span><text:span text:style-name="T3668">! Пожалуйста, не забывай об этом. Когда я писал, что всегда буду с тобой, то имел в виду именно это — не забывай обо мне и тогда мы </text:span><text:span text:style-name="T3673">навечно </text:span><text:span text:style-name="T3668">останемся вместе, и </text:span><text:span text:style-name="T3674">ты </text:span><text:span text:style-name="T3675">никогда </text:span><text:span text:style-name="T3674">не </text:span><text:span text:style-name="T3676">узнаешь</text:span><text:span text:style-name="T3674"> </text:span><text:span text:style-name="T3668">одиночеств</text:span><text:span text:style-name="T3676">а</text:span><text:span text:style-name="T3668">! </text:span><text:span text:style-name="T3669">Никто на Земле не понимает </text:span><text:span text:style-name="T3670">тебя так хорошо, как я. Оставляю тебе на память свою любовь и свою рассудительность — они помогут тебе стать взрослее. </text:span></text:p>
      <text:p text:style-name="P531"><text:tab/><text:span text:style-name="T3691">Изо всех сил я</text:span><text:span text:style-name="T3671"> старался донести до </text:span><text:span text:style-name="T3694">правительства</text:span><text:span text:style-name="T3671">, что всё </text:span><text:span text:style-name="T3692">сказанное мной</text:span><text:span text:style-name="T3671"> — </text:span><text:span text:style-name="T3691">чист</text:span><text:span text:style-name="T3692">ейшая</text:span><text:span text:style-name="T3671"> правда. Но они, к сожалению, не прин</text:span><text:span text:style-name="T3685">яли</text:span><text:span text:style-name="T3671"> моих слов всерьёз, </text:span><text:span text:style-name="T3672">и </text:span><text:span text:style-name="T3691">стали </text:span><text:span text:style-name="T3671">подшучива</text:span><text:span text:style-name="T3691">ть</text:span><text:span text:style-name="T3671"> надо мной за моей спиной, </text:span><text:span text:style-name="T3672">отн</text:span><text:span text:style-name="T3691">есясь</text:span><text:span text:style-name="T3672"> ко мне как к какому-то выдумщику. </text:span><text:span text:style-name="T3693">Им стало известно моё имя, и мне пришлось уйти из жизни, чтобы избавить от преследования и себя, и вас. </text:span><text:span text:style-name="T3694">Но я не сказал им ни слова </text:span><text:span text:style-name="T3696">о нашей работе</text:span><text:span text:style-name="T3694">.</text:span></text:p>
      <text:p text:style-name="P532"><text:tab/><text:span text:style-name="T3694">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695">к</text:span><text:span text:style-name="T3697">им образом я стал обладателем этих уникальных сведений и, в конце концов, они узнали бы обо всех вас.</text:span></text:p>
      <text:p text:style-name="P533"><text:span text:style-name="T3697"><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707">даже </text:span><text:span text:style-name="T3697">места для </text:span><text:span text:style-name="T3698">ночлега</text:span><text:span text:style-name="T3697">! Для них ты будешь всего лишь подопытной морской свинкой, но не человеком, обладающим правом чувствовать и рассуждать.</text:span></text:p>
      <text:p text:style-name="P534"><text:tab/><text:span text:style-name="T3698">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3796">жество</text:span><text:span text:style-name="T3698"> ценной информации. </text:span><text:span text:style-name="T3699">По возможности, забери их все. В</text:span><text:span text:style-name="T3716">ероятно</text:span><text:span text:style-name="T3699">, некотор</text:span><text:span text:style-name="T3797">ые</text:span><text:span text:style-name="T3699"> </text:span><text:span text:style-name="T3797">данные</text:span><text:span text:style-name="T3699"> </text:span><text:span text:style-name="T3700">окаж</text:span><text:span text:style-name="T3797">утся</text:span><text:span text:style-name="T3700"> для тебя полезн</text:span><text:span text:style-name="T3797">ыми</text:span><text:span text:style-name="T3700">. Среди моих записей имеется множество сведений о механизмах загрузки в шахты межконтинентальных ракет </text:span><text:span text:style-name="T3716">и</text:span><text:span text:style-name="T3700"> ядерны</text:span><text:span text:style-name="T3716">х</text:span><text:span text:style-name="T3700"> боеголов</text:span><text:span text:style-name="T3716">ок, а также</text:span><text:span text:style-name="T3700"> методик</text:span><text:span text:style-name="T3716">и</text:span><text:span text:style-name="T3700"> расчёта траектори</text:span><text:span text:style-name="T3716">й</text:span><text:span text:style-name="T3700"> их полёт</text:span><text:span text:style-name="T3716">ов</text:span><text:span text:style-name="T3700">. </text:span><text:span text:style-name="T3701">Все </text:span><text:span text:style-name="T3798">записи</text:span><text:span text:style-name="T3701"> хранятся под половицами, возле шкафа в моей спальне.</text:span></text:p>
      <text:p text:style-name="P534"><text:tab/><text:span text:style-name="T3702">Я знаю, сейчас ты думаешь о том, что я подвёл всех вас, но, пойми, я не мог поступить иначе и продолжать исследования </text:span><text:span text:style-name="T3791">делая</text:span><text:span text:style-name="T3702"> вид, будто всё идёт своим чередом. Ты должен понять — я пытался, но у меня не получилось. Честно.</text:span></text:p>
      <text:p text:style-name="P535"><text:tab/><text:span text:style-name="T3702">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35"><text:tab/><text:span text:style-name="T3703">Я чувствую, как сказывается на мне передозировка инсулина и вряд ли смогу написать что-то ещё.</text:span></text:p>
      <text:p text:style-name="P535"><text:soft-page-break/><text:tab/><text:span text:style-name="T3703">Помни, ты не должен терять надежды теперь, когда меня нет рядом. Верю в твои силы!</text:span></text:p>
      <text:p text:style-name="P535"/>
      <text:p text:style-name="P535"><text:tab/><text:span text:style-name="T3703">Пожалуйста, не забудь,</text:span></text:p>
      <text:p text:style-name="P535"><text:tab/><text:span text:style-name="T3703">Я люблю тебя и всегда буду с тобой в воспоминаниях,</text:span></text:p>
      <text:p text:style-name="P535"><text:tab/><text:span text:style-name="T3703">Искренне преданный тебе,</text:span></text:p>
      <text:p text:style-name="P535"><text:tab/><text:span text:style-name="T3703">Джозеф Фергер.</text:span>»</text:p>
      <text:p text:style-name="P535"/>
      <text:p text:style-name="P536">Внизу страницы почерк становился совершенно неразборчивым. Его рука, должно быть, сильно дрожала.</text:p>
      <text:p text:style-name="P536"><text:tab/>«Профессор, я спасу мир. Верьте мне» - тихонько прошептал Робин самому себе,</text:p>
      <text:p text:style-name="P536"><text:tab/>«Если бы не ваша просьба, я не стал бы беспокоиться об их судьбах — они не <text:span text:style-name="T3802">имеют права</text:span> ж<text:span text:style-name="T3802">ить и заслуживают смерти.</text:span>»</text:p>
      <text:p text:style-name="P536"><text:tab/><text:span text:style-name="T3803">На его щеках заблестели капли слёз. Он проглотил слюну и </text:span><text:span text:style-name="T3804">закончил фразу</text:span><text:span text:style-name="T3803">:</text:span></text:p>
      <text:p text:style-name="P536"><text:tab/>«<text:span text:style-name="T3804">Но когда я </text:span><text:span text:style-name="T3805">справлюсь с заданием, я непременно отомщу всем этим так называемым политикам. Они дорого заплатят за то, что довели вас до самоубийства</text:span>» - <text:span text:style-name="T3805">поклялся Робин.</text:span></text:p>
      <text:p text:style-name="P537"><text:tab/><text:span text:style-name="T3806">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3852">сям</text:span><text:span text:style-name="T3806">.</text:span></text:p>
      <text:p text:style-name="P537"><text:tab/><text:span text:style-name="T3807">Он вышел из спальни и спустился вниз, чтобы узнать, чем заняты остальные.</text:span></text:p>
      <text:p text:style-name="P537"><text:tab/>«<text:span text:style-name="T3808">Как дела? Что нового? Простите меня за долгое отсутствие, но мне было необходимо побыть в одиночестве. Как чувствует себя Симпсон?</text:span>»</text:p>
      <text:p text:style-name="P537"><text:tab/><text:span text:style-name="T3809">Гарри, Мэтью и Элисон обменялись непонимающими взглядами.</text:span></text:p>
      <text:p text:style-name="P537"><text:tab/>«<text:span text:style-name="T3809">Кто, чёрт возьми, такой Симпсон?</text:span>» - <text:span text:style-name="T3809">подумал Гарри.</text:span></text:p>
      <text:p text:style-name="P537"><text:tab/>«<text:span text:style-name="T3810">О! Разве вы не знаете Симпсона?</text:span>» - <text:span text:style-name="T3810">спросил Робин,</text:span></text:p>
      <text:p text:style-name="P537"><text:tab/>«<text:span text:style-name="T3810">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3811">Но всё было не совсем 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3812">его </text:span><text:span text:style-name="T3811">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4611">Очаровательный носик</text:span><text:span text:style-name="T3812"> выглядывал из под него, пытаясь отыскать путь и не опрокинуть при этом никакой мебели.</text:span>»</text:p>
      <text:p text:style-name="P537"><text:tab/><text:span text:style-name="T3813">Робин стал выглядеть немного рассеянно, вспоминая о тех прекрасных деньках, когда он жил в доме у профессора </text:span><text:span text:style-name="T3814">Фергер</text:span><text:span text:style-name="T3815">а</text:span><text:span text:style-name="T3813">. </text:span><text:span text:style-name="T3815">Мальчик съехал от него и стал жить с Мэтью лишь недавно.</text:span></text:p>
      <text:p text:style-name="P537"><text:tab/>«<text:span text:style-name="T3816">Робин, может быть, ты поможешь нам подбодрить Симпсона?</text:span>» - <text:span text:style-name="T3816">спросила Элисон,</text:span></text:p>
      <text:p text:style-name="P537"><text:tab/>«<text:span text:style-name="T3816">Он совсем ничего не ест, а только лежит в углу и постоянно скулит.</text:span>»</text:p>
      <text:p text:style-name="P537"><text:tab/><text:span text:style-name="T3817">Она надеялась, что Робин почувствует себя лучше, если ему поручат присматривать за собакой. </text:span><text:span text:style-name="T3818">Он должен иметь возможность соприкасаться с чем-то, что представляло большую значимость для профессора, когда тот был жив. </text:span><text:span text:style-name="T3819">В любом случае, профессор желал бы, чтобы у Робина был Симпсон.</text:span></text:p>
      <text:p text:style-name="P537"><text:tab/><text:span text:style-name="T3820">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3821">их</text:span><text:span text:style-name="T3820"> отправили в газовые камеры — они были евреями.</text:span></text:p>
      <text:p text:style-name="P537"><text:tab/><text:span text:style-name="T3823">Убийство</text:span><text:span text:style-name="T3822"> членов семьи вдребезги расколотило жизнь профессора — он так и не смог оправиться от печали, вызванной их гибелью. </text:span><text:span text:style-name="T3824">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37"><text:tab/><text:span text:style-name="T3825">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3838">своим учителем</text:span><text:span text:style-name="T3825">. Вместе они испытали чувство глубокого ужаса, когда их творение было </text:span><text:soft-page-break/><text:span text:style-name="T3825">использовано против жителей Хиросимы и Нагасаки. Они не могли представить, что воздействи</text:span><text:span text:style-name="T3826">е</text:span><text:span text:style-name="T3825"> радиации окаж</text:span><text:span text:style-name="T3826">е</text:span><text:span text:style-name="T3825">тся настолько губительным </text:span><text:span text:style-name="T3826">для выживших</text:span><text:span text:style-name="T3825">, и не подозревали о том, сколько </text:span><text:span text:style-name="T3831">погибнет людей</text:span><text:span text:style-name="T3825">.</text:span></text:p>
      <text:p text:style-name="P537"><text:tab/><text:span text:style-name="T3827">Он так и не смог простить себ</text:span><text:span text:style-name="T3839">я</text:span><text:span text:style-name="T3827"> </text:span><text:span text:style-name="T3839">за </text:span><text:span text:style-name="T3827">участие в разработке оружия, причинившего людям столько </text:span><text:span text:style-name="T3828">боли и горя</text:span><text:span text:style-name="T3827">.</text:span></text:p>
      <text:p text:style-name="P537"><text:tab/><text:span text:style-name="T3829">Вскоре после бомбардировок профессор Фергер покинул своего коллегу и эмигрировал из Америки, поселившись в Англии, </text:span><text:span text:style-name="T3839">но</text:span><text:span text:style-name="T3829"> </text:span><text:span text:style-name="T3839">о</text:span><text:span text:style-name="T3830">ни никогда не теряли связи друг с другом, поддерживая переписку до тех пор, пока его американский друг не скончался от рака горла.</text:span></text:p>
      <text:p text:style-name="P537"><text:tab/><text:span text:style-name="T3834">Он</text:span><text:span text:style-name="T3831"> был обвинён в передаче русской разведке документ</text:span><text:span text:style-name="T3833">ации</text:span><text:span text:style-name="T3831">, относящ</text:span><text:span text:style-name="T3833">ейся</text:span><text:span text:style-name="T3831"> к </text:span><text:span text:style-name="T3833">его </text:span><text:span text:style-name="T3832">секретным разработкам</text:span><text:span text:style-name="T3831">, после чего пережил ужасные времена преследовани</text:span><text:span text:style-name="T3832">я со стороны американского правительства. Профессор Фергер подозревал, что именно оно стало причиной его заболевания и последующей </text:span><text:span text:style-name="T3840">скоропостижной </text:span><text:span text:style-name="T3832">смерти.</text:span></text:p>
      <text:p text:style-name="P537"><text:tab/><text:span text:style-name="T3834">Несомненно, на решение профессора добровольно расстаться с жизнью в значительной мере повлияла </text:span><text:span text:style-name="T3835">тяжёлая участь, </text:span><text:span text:style-name="T3836">выпавшая на долю</text:span><text:span text:style-name="T3834"> </text:span><text:span text:style-name="T3837">его </text:span><text:span text:style-name="T3835">несчастного </text:span><text:span text:style-name="T3834">друга.</text:span></text:p>
      <text:p text:style-name="P537"><text:tab/><text:span text:style-name="T3841">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3842">основного </text:span><text:span text:style-name="T3841">предмета своих и</text:span><text:span text:style-name="T3860">сследований</text:span><text:span text:style-name="T3841">. </text:span><text:span text:style-name="T3843">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3844">которую ему предстояло возглавить.</text:span></text:p>
      <text:p text:style-name="P537"><text:tab/><text:span text:style-name="T3845">Он видел, как приходили и уходили его студенты, но Гарри, Мэтью, Элисон и, в особенности, Робин, стали для него почти родны</text:span><text:span text:style-name="T3846">ми</text:span><text:span text:style-name="T3845">. </text:span><text:span text:style-name="T3847">В отличие от всех прочих, они работали вместе, единой командой, и оставались хорошими друзьями даже за </text:span><text:span text:style-name="T3848">пределами</text:span><text:span text:style-name="T3847"> лаборатории. </text:span><text:span text:style-name="T3848">Перед началом экспериментов, даже самых пустяковых, они подбадривали друг друга и действовали как одно целое.</text:span></text:p>
      <text:p text:style-name="P538"><text:tab/><text:span text:style-name="T3849">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3862">внимания</text:span><text:span text:style-name="T3849"> и ценных рекомендаций ни один из них не смог бы в полной мере раскрыть даже сотой доли своих способностей. </text:span><text:span text:style-name="T3850">Всеми «особенными» навыками они были обязаны именно ему.</text:span></text:p>
      <text:p text:style-name="P538"><text:tab/><text:span text:style-name="T3851">Им было досадно оттого, что научное сообщество отвергает парапсихологию как научную дисциплину.</text:span></text:p>
      <text:p text:style-name="P538"><text:tab/><text:span text:style-name="T3853">Представители других, более «традиционных» наук, обычно уклонялись от объяснения результатов в </text:span><text:span text:style-name="T3854">тех </text:span><text:span text:style-name="T3853">случаях, когда не могли объяснить их, </text:span><text:span text:style-name="T3854">после </text:span><text:span text:style-name="T3858">чего </text:span><text:span text:style-name="T3854">объявляли </text:span><text:span text:style-name="T3857">их </text:span><text:span text:style-name="T3853">недействительными. </text:span><text:span text:style-name="T3854">Запись эксперимента на плёнку также не являлась убедительным доказательством, </text:span><text:span text:style-name="T3855">поскольку</text:span><text:span text:style-name="T3854"> все факты списывались на дефекты видео</text:span><text:span text:style-name="T3856">записи</text:span><text:span text:style-name="T3854">. </text:span><text:span text:style-name="T3859">Несмотря на все их старания, </text:span><text:span text:style-name="T3930">обязательно</text:span><text:span text:style-name="T3859">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38"/>
      <text:p text:style-name="P538"><text:tab/>«<text:span text:style-name="T3931">Я понимаю — все мы расстроены тем, что произошло, но мы не должны позволять эмоциям помешать принять поставленный перед нами вызов. </text:span><text:span text:style-name="T3932">Очень важно, чтобы мы довели до завершения все задачи, которые оставил для нас профессор</text:span>» - <text:span text:style-name="T3932">сказал Робин. Теперь смысл его жизни состоял в спасении мира мира от надвигающейся Третьей мировой войны, </text:span><text:span text:style-name="T3933">которая была уже близко. </text:span><text:span text:style-name="T3934">Он будет делать это лишь из чувства долга перед профессором, но вовсе не ради </text:span><text:span text:style-name="T3935">людей. По мнению Робина, они не заслуживали ничего иного, кроме ужасов атомного апокалипсиса или смерти.</text:span></text:p>
      <text:p text:style-name="P538"/>
      <text:p text:style-name="P538"><text:tab/>«<text:span text:style-name="T3936">Хорошо, что вы предлагаете делать? Профессор уже пытался известить британское правительство о том, что ему было известно, </text:span><text:span text:style-name="T3937">но его не стали слушать, и даже не восприняли </text:span><text:soft-page-break/><text:span text:style-name="T3937">всерьёз! </text:span><text:span text:style-name="T3938">Мне кажется, мы не должны предоставлять им привилегию на право жить!</text:span>» - <text:span text:style-name="T3939">уверенно заявила Элисон. Эмоции заставили её распрощаться с присущей рассудительностью.</text:span></text:p>
      <text:p text:style-name="P538"><text:tab/>«<text:span text:style-name="T3940">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3941">просто </text:span><text:span text:style-name="T3940">обязаны поп</text:span><text:span text:style-name="T3942">ытаться</text:span><text:span text:style-name="T3940">, потому что он этого сильно желал.</text:span>»</text:p>
      <text:p text:style-name="P538"/>
      <text:p text:style-name="P538"><text:tab/>«<text:span text:style-name="T3943">Помните, он всегда будет с нами, и будет присматривать за каждым из нас. </text:span><text:span text:style-name="T3944">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3945">моральных унижений</text:span><text:span text:style-name="T3944"> и невзгод, которые нам было бы трудно вынести.</text:span>»</text:p>
      <text:p text:style-name="P538"><text:tab/>«<text:span text:style-name="T3945">Во время </text:span><text:span text:style-name="T3946">выступления</text:span><text:span text:style-name="T3945">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38"><text:tab/>«<text:span text:style-name="T3947">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3947">спросил Мэтью, прикуривая сигарету от своей зажигалки Зиппо.</text:span></text:p>
      <text:p text:style-name="P538"><text:tab/>«<text:span text:style-name="T3949">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38"><text:tab/>«<text:span text:style-name="T3950">О каких файлах ты говоришь, Робин? Нам ничего не известно ни о каких файлах</text:span>» - <text:span text:style-name="T3950">озабоченно спросила Элисон.</text:span></text:p>
      <text:p text:style-name="P538"><text:tab/>«<text:span text:style-name="T3951">Профессор собрал коллекцию данных, о которых не хотел говорить никому. Судя по тому, что я узнал от </text:span><text:span text:style-name="T3955">него</text:span><text:span text:style-name="T3951">, они могут нам пригодиться. Возможно, основываясь на этих сведениях мы сможем предотвратить войну.</text:span>»</text:p>
      <text:p text:style-name="P538"><text:tab/>«<text:span text:style-name="T3952">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38"><text:tab/>«<text:span text:style-name="T3953">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38"><text:tab/>«<text:span text:style-name="T3954">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3954">спросил Мэтью. Он не мог понять, откуда Робин знает так много о профессоре.</text:span></text:p>
      <text:p text:style-name="P538"><text:tab/>«<text:span text:style-name="T3956">Когда сегодняшним утром я обнаружил профессора, в его руке были зажаты три конверта. </text:span><text:span text:style-name="T3959">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3960">знал, что нам придётся столкнуться с полицией и не хотел подвергать нас неоправданному риску.</text:span>»</text:p>
      <text:p text:style-name="P538"><text:tab/><text:span text:style-name="T3961">Робин сделал паузу и оглядел остальных.</text:span></text:p>
      <text:p text:style-name="P538"><text:tab/>«<text:span text:style-name="T3961">Я ответил на твой вопрос, Мэтью? Если у кого-нибудь </text:span><text:span text:style-name="T3963">есть</text:span><text:span text:style-name="T3961"> вопросы, задавайте их сейчас. </text:span><text:span text:style-name="T3962">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38"><text:tab/><text:span text:style-name="T3964">Он снова умолк, и </text:span><text:span text:style-name="T3965">внимательно вгляделся в выражения лиц своих друзей.</text:span></text:p>
      <text:p text:style-name="P538"><text:tab/>«<text:span text:style-name="T3966">Придётся сдать назад</text:span>», - <text:span text:style-name="T3966">подумал он.</text:span></text:p>
      <text:p text:style-name="P538"><text:tab/>«<text:span text:style-name="T3966">Я слишком давлю на них. Я не должен дать им понять, насколько силён. Пусть они продолжают заботиться обо мне.</text:span>»</text:p>
      <text:p text:style-name="P538"><text:tab/><text:span text:style-name="T3966">Он был прав. Им вряд ли </text:span><text:span text:style-name="T3968">бы понравилось</text:span><text:span text:style-name="T3966"> исполнять приказы одиннадцатилетнего мальчика.</text:span></text:p>
      <text:p text:style-name="P538"><text:soft-page-break/><text:tab/>«<text:span text:style-name="T3969">Хорошо, Робин</text:span>» - <text:span text:style-name="T3969">сказал Гарри,</text:span></text:p>
      <text:p text:style-name="P538"><text:tab/>«<text:span text:style-name="T3969">Надеюсь, ты уверен в том, что хочешь довести дело до конца. Сейчас четверть девятого. </text:span><text:span text:style-name="T3979">Настало</text:span><text:span text:style-name="T3969"> время действовать — к тому времени, когда мы доберёмся до дома профессора, уже стемнеет.</text:span>»</text:p>
      <text:p text:style-name="P538"><text:tab/><text:span text:style-name="T3970">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3971">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38"><text:tab/>«<text:span text:style-name="T3972">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38"><text:tab/><text:span text:style-name="T3973">На лице Робина и остальных ребят расцвели улыбки. Если бы профессор был рядом, то гордился бы тем, как </text:span><text:span text:style-name="T4144">тесно </text:span><text:span text:style-name="T4145">они </text:span><text:span text:style-name="T3973">сплотились.</text:span></text:p>
      <text:p text:style-name="P538"><text:tab/>«<text:span text:style-name="T3981">Н</text:span><text:span text:style-name="T3980">е стоит изображать из себя главного</text:span>» - <text:span text:style-name="T3980">подумал Робин,</text:span></text:p>
      <text:p text:style-name="P538"><text:tab/>«<text:span text:style-name="T3981">Мне б</text:span><text:span text:style-name="T3980">удет легче управлять ими, если они поверят, что им принадлежат самые ценные идеи. Мне следует очень тщательно и подробно </text:span><text:span text:style-name="T3981">доносить до них</text:span><text:span text:style-name="T3980"> любую мысль — </text:span><text:span text:style-name="T3983">т</text:span><text:span text:style-name="T3982">аким образом они не </text:span><text:span text:style-name="T3983">заподозрят меня в сокрытии каких-либо сведений, и не подумают, что </text:span><text:span text:style-name="T3984">я смотрю на них свысока. </text:span><text:span text:style-name="T3985">Будь с ними терпелив — вот что написал Джозеф в своём письме.</text:span>»</text:p>
      <text:p text:style-name="P538"><text:tab/>«<text:span text:style-name="T3986">Ну что, мы идём?</text:span>» - <text:span text:style-name="T3986">спросил Мэтью. Он встал, взял пачку сигарет, зажигалку, и положил их в карман свое</text:span><text:span text:style-name="T4006">го пид</text:span><text:span text:style-name="T4009">ж</text:span><text:span text:style-name="T4006">ака</text:span><text:span text:style-name="T3986">. Следом за ним поднялись Элисон и Гарри.</text:span></text:p>
      <text:p text:style-name="P539"><text:tab/><text:span text:style-name="T4014">Немного погодя </text:span><text:span text:style-name="T3987">Робин </text:span><text:span text:style-name="T4014">последовал их примеру — встав, он </text:span><text:span text:style-name="T3987">закрыл за собой дверь </text:span><text:span text:style-name="T4021">и </text:span><text:span text:style-name="T3987">поглади</text:span><text:span text:style-name="T4021">л</text:span><text:span text:style-name="T3987"> на прощание Симпсона.</text:span></text:p>
      <text:p text:style-name="P539"><text:tab/>«<text:span text:style-name="T3988">Не грусти, Симпсон. Джозеф хотел этого. Я возвращаюсь в его дом. </text:span><text:span text:style-name="T4048">По</text:span><text:span text:style-name="T4049">с</text:span><text:span text:style-name="T3988">лушай, я </text:span><text:span text:style-name="T4046">принесу</text:span><text:span text:style-name="T3988"> твою </text:span><text:span text:style-name="T3994">миску</text:span><text:span text:style-name="T3988">, корзину и одеяло. Я буду заботиться о тебе, </text:span><text:span text:style-name="T3990">и ты</text:span><text:span text:style-name="T3988"> </text:span><text:span text:style-name="T4010">обязательно </text:span><text:span text:style-name="T3990">по</text:span><text:span text:style-name="T3988">чувств</text:span><text:span text:style-name="T3990">уешь</text:span><text:span text:style-name="T3988"> себя здесь как дома</text:span>» - <text:span text:style-name="T3989">прошептал Робин, </text:span><text:span text:style-name="T4047">и </text:span><text:span text:style-name="T3989">легонько поцелова</text:span><text:span text:style-name="T4047">л</text:span><text:span text:style-name="T3989"> морду пса.</text:span></text:p>
      <text:p text:style-name="P539"><text:tab/>«<text:span text:style-name="T3991">Робин, поторопись! Мы тебя ждём!</text:span>» - <text:span text:style-name="T3991">окликнул его Гарри, надевая пальто.</text:span></text:p>
      <text:p text:style-name="P539"><text:tab/>«<text:span text:style-name="T3992">Уже иду! Подождите минут</text:span><text:span text:style-name="T3993">к</text:span><text:span text:style-name="T3992">у — мне нужно подняться наверх и забрать </text:span><text:span text:style-name="T4007">жакет</text:span>».</text:p>
      <text:p text:style-name="P539"><text:tab/>«<text:span text:style-name="T3994">В этом нет необходимости. </text:span><text:span text:style-name="T3995">Я уже забрала е</text:span><text:span text:style-name="T4007">го</text:span><text:span text:style-name="T3995">!</text:span>»</text:p>
      <text:p text:style-name="P539"><text:tab/>«<text:span text:style-name="T3996">Где он, Элисон?</text:span>»</text:p>
      <text:p text:style-name="P539"><text:tab/>«<text:span text:style-name="T3997">На вешалке, где е</text:span><text:span text:style-name="T4008">му</text:span><text:span text:style-name="T3997"> самое место!</text:span>»</text:p>
      <text:p text:style-name="P539"><text:tab/>«<text:span text:style-name="T4011">Прости, Элисон. Я постараюсь запомнить. </text:span><text:span text:style-name="T4012">Но т</text:span><text:span text:style-name="T4011">ы </text:span><text:span text:style-name="T4012">ведь </text:span><text:span text:style-name="T4011">знаешь, каким рассеянным я бываю, так что, наверное, тебе придётся напоминать мне об этом </text:span><text:span text:style-name="T4012">время от времени</text:span>» - <text:span text:style-name="T4012">улыбнулся Робин, </text:span><text:span text:style-name="T4013">втискиваясь в пальто</text:span><text:span text:style-name="T4012">.</text:span></text:p>
      <text:p text:style-name="P539"><text:tab/><text:span text:style-name="T4015">Заперев входную дверь и оставив включённым свет в </text:span><text:span text:style-name="T4022">прихожей</text:span><text:span text:style-name="T4015"> они вышли из дома.</text:span></text:p>
      <text:p text:style-name="P539"><text:tab/>«<text:span text:style-name="T4016">На </text:span><text:span text:style-name="T4017">чьей</text:span><text:span text:style-name="T4016"> машине поедем и кто поведёт?</text:span>» - <text:span text:style-name="T4016">спросил Мэтью.</text:span></text:p>
      <text:p text:style-name="P539"><text:tab/>«<text:span text:style-name="T4017">Веди ты, Мэтью. Я слишком устал. Но если хочешь, то я могу повести туда, а ты поведёшь обратно</text:span>» - <text:span text:style-name="T4018">ответил Гарри.</text:span></text:p>
      <text:p text:style-name="P539"><text:tab/><text:span text:style-name="T4019">Элисон стал пробирать озноб и, пытаясь сохранить тепло, она обвила себя руками.</text:span></text:p>
      <text:p text:style-name="P539"><text:tab/>«<text:span text:style-name="T4020">Решайте быстрее, мне становится холодно. </text:span><text:span text:style-name="T4021">Пошли, Робин — мы подождём их в машине. </text:span><text:span text:style-name="T4023">К тому времени, когда они </text:span><text:span text:style-name="T4024">договорятся</text:span><text:span text:style-name="T4023">, </text:span><text:span text:style-name="T4025">снова </text:span><text:span text:style-name="T4023">наступит день!</text:span>»</text:p>
      <text:p text:style-name="P539"><text:tab/>«<text:span text:style-name="T4026">Хорошо, Элисон! Соглашение достигнуто — Гарри сядет за руль сейчас, а я поведу обратно</text:span>» - <text:span text:style-name="T4027">сказал Мэтью.</text:span></text:p>
      <text:p text:style-name="P539"><text:tab/>«<text:span text:style-name="T4028">О! Наконец-то </text:span><text:span text:style-name="T4045">это</text:span><text:span text:style-name="T4028"> свершилось! Неужели чудеса никогда не иссякнут, спрашиваю я себя?</text:span>»</text:p>
      <text:p text:style-name="P539"><text:tab/><text:span text:style-name="T4029">Гарри снял </text:span><text:span text:style-name="T4032">двери </text:span><text:span text:style-name="T4044">авто </text:span><text:span text:style-name="T4029">с блокировки и уселся на водительское место.</text:span></text:p>
      <text:p text:style-name="P539"><text:tab/>«<text:span text:style-name="T4030">Как ты считаешь, сколько нам потребуется времени?</text:span>» - <text:span text:style-name="T4030">спросил его Мэтью.</text:span></text:p>
      <text:p text:style-name="P539"><text:tab/>«<text:span text:style-name="T4031">Зависит от того, есть ли в доме полиция</text:span>» - <text:span text:style-name="T4031">ответил Гарри.</text:span></text:p>
      <text:p text:style-name="P539"><text:tab/>«<text:span text:style-name="T4032">Честно говоря, я сомневаюсь, что они будут там</text:span>» - <text:span text:style-name="T4039">заметила</text:span><text:span text:style-name="T4033"> Элисон.</text:span></text:p>
      <text:p text:style-name="P539"><text:tab/>«<text:span text:style-name="T4034">Почему ты решила </text:span><text:span text:style-name="T4055">так</text:span><text:span text:style-name="T4034">, </text:span><text:span text:style-name="T4035">Элисон</text:span><text:span text:style-name="T4034">?</text:span>» - <text:span text:style-name="T4035">спросил Робин.</text:span></text:p>
      <text:p text:style-name="P539"><text:soft-page-break/><text:tab/>«<text:span text:style-name="T4036">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037">совершил самоубийство</text:span><text:span text:style-name="T4036">.</text:span>»</text:p>
      <text:p text:style-name="P539"><text:tab/>«<text:span text:style-name="T4038">О! Вот как? Я не подумал об этом. Хорошая мысль, Элисон</text:span>» - <text:span text:style-name="T4038">ответил Робин.</text:span></text:p>
      <text:p text:style-name="P539"><text:tab/>«<text:span text:style-name="T4040">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041">заключил Мэтью.</text:span></text:p>
      <text:p text:style-name="P539"><text:tab/>«<text:span text:style-name="T4042">Это не проблема. Я знаю, где они спрятаны. Профессор сообщил об их местонахождении в своём письме. Они под половицами в его спальне</text:span>».</text:p>
      <text:p text:style-name="P539"><text:tab/>«<text:span text:style-name="T4043">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39"><text:tab/>«<text:span text:style-name="T4050">Нам придётся оторвать только одну половицу, она расположена перед старинным антикварным шкафом. </text:span><text:span text:style-name="T4051">Но вы правы — нам нужно постараться не </text:span><text:span text:style-name="T4065">наследить и</text:span><text:span text:style-name="T4051"> остави</text:span><text:span text:style-name="T4065">ть</text:span><text:span text:style-name="T4051"> всё так, как было до нашего визита. </text:span><text:span text:style-name="T4066">Я</text:span><text:span text:style-name="T4051"> обещал Симпсону, что верну все его вещи. Надеюсь, никто не заметит пропажи.</text:span>»</text:p>
      <text:p text:style-name="P539"><text:tab/>«<text:span text:style-name="T4052">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053">не согласился Гарри.</text:span></text:p>
      <text:p text:style-name="P539"><text:tab/><text:span text:style-name="T4054">Всю оставшуюся часть пути до Уинчестера они проехали молча. </text:span><text:span text:style-name="T4056">Уже совсем стемнело и дорогу затянуло туманом. Гарри вставил в магнитофон кассету и прибавил громкость.</text:span></text:p>
      <text:p text:style-name="P539"><text:tab/>«<text:span text:style-name="T4057">О нет! Гарри, пожалуйста, не нужно пытаться петь! Твой голос ни капли не похож на голос Джимми Самервилля!</text:span>» - <text:span text:style-name="T4090">за</text:span><text:span text:style-name="T4058">кричала Элисон сквозь шум.</text:span></text:p>
      <text:p text:style-name="P539"><text:tab/><text:span text:style-name="T4059">Никто из </text:span><text:span text:style-name="T4071">друзей</text:span><text:span text:style-name="T4059"> не был против того, чтобы </text:span><text:span text:style-name="T4146">изредка </text:span><text:span text:style-name="T4059">послушать</text:span><text:span text:style-name="T4091"> </text:span><text:span text:style-name="T4059">«Коммунаров», но никому не хотелось </text:span><text:span text:style-name="T4060">терпеть «</text:span><text:span text:style-name="T4118">фальшивого» пения</text:span><text:span text:style-name="T4060"> Гарри.</text:span></text:p>
      <text:p text:style-name="P539"><text:tab/>«<text:span text:style-name="T4061">Простите, не могу ничего поделать с собой — мне очень нравится эта песня. Но если вас раздражает, </text:span><text:span text:style-name="T4063">как я пою</text:span><text:span text:style-name="T4061">, </text:span><text:span text:style-name="T4063">то </text:span><text:span text:style-name="T4061">постараюсь </text:span><text:span text:style-name="T4062">слушать её молча</text:span><text:span text:style-name="T4061">.</text:span>»</text:p>
      <text:p text:style-name="P539"><text:tab/>«<text:span text:style-name="T4064">Гарри, сейчас нужно повернуть направо и мы будем на месте</text:span>» - <text:span text:style-name="T4064">произнёс Робин.</text:span></text:p>
      <text:p text:style-name="P539"><text:tab/>«<text:span text:style-name="T4067">Будет лучше, если мы не спеша </text:span><text:span text:style-name="T4068">объедем дом</text:span><text:span text:style-name="T4067">, на случай, если поблизости окажется полиция</text:span>» - <text:span text:style-name="T4067">добавил Мэтью. </text:span><text:span text:style-name="T4069">Гарри выполнил просьбу Мэтью. Похоже, что дом пустовал — света не было ни в одном из его окон.</text:span></text:p>
      <text:p text:style-name="P539"><text:tab/>«<text:span text:style-name="T4070">Который час?</text:span>» - <text:span text:style-name="T4070">спросила Элисон.</text:span></text:p>
      <text:p text:style-name="P539"><text:tab/>«<text:span text:style-name="T4072">Начало десятого. Попробую припарковать машину возле дома</text:span>» - <text:span text:style-name="T4073">ответил Гарри.</text:span></text:p>
      <text:p text:style-name="P539"><text:tab/><text:span text:style-name="T4074">Робин помалкивал, давая возможность студентам почувствовать свою значимость в решении не особо важных, как он считал, дел. </text:span><text:span text:style-name="T4075">Он знал, что вмешается и не позволит им наделать ошибок, как только они собьются с правильного пути.</text:span></text:p>
      <text:p text:style-name="P539"><text:tab/><text:span text:style-name="T4076">Выйдя из машины, они подошли к задней части дома и попытались открыть кухонную дверь, но обнаружили, что она заперта.</text:span></text:p>
      <text:p text:style-name="P539"><text:tab/>«<text:span text:style-name="T4077">Как мы войдём? Нам не проникнуть внутрь</text:span>» - <text:span text:style-name="T4077">сказала Элисон, окидывая взглядом </text:span><text:span text:style-name="T4078">окна,</text:span></text:p>
      <text:p text:style-name="P539"><text:tab/>«Вообще-то…<text:span text:style-name="T4079"> Не уверена, но, возможно, есть способ</text:span>».</text:p>
      <text:p text:style-name="P539"><text:tab/>«<text:span text:style-name="T4080">Какой?</text:span>» - <text:span text:style-name="T4080">спросил её Робин.</text:span></text:p>
      <text:p text:style-name="P539"><text:tab/>«<text:span text:style-name="T4081">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39"><text:tab/><text:span text:style-name="T4082">Пока все обдумывали план Элисон, стояла полная тишина.</text:span></text:p>
      <text:p text:style-name="P539"><text:tab/>«<text:span text:style-name="T4083">Должно сработать. Робин, ты сможешь это сделать?</text:span>» - <text:span text:style-name="T4083">спросил Мэтью.</text:span></text:p>
      <text:p text:style-name="P539"><text:tab/>«<text:span text:style-name="T4084">Без проблем. Смотрите, как это легко</text:span>» - <text:span text:style-name="T4084">уверенно </text:span><text:span text:style-name="T4103">заявил</text:span><text:span text:style-name="T4084"> Робин. </text:span><text:span text:style-name="T4085">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086">все</text:span><text:span text:style-name="T4085"> были в восхищении.</text:span></text:p>
      <text:p text:style-name="P540"><text:soft-page-break/><text:tab/><text:span text:style-name="T4087">Не теряя времени </text:span><text:span text:style-name="T4104">он</text:span><text:span text:style-name="T4087"> влетел в открытое окно, превратился в прежнего себя и, спустя минуту, открыл для них дверь. </text:span></text:p>
      <text:p text:style-name="P540"><text:tab/>«<text:span text:style-name="T4092">Пошли. Нам на лестницу</text:span>» - <text:span text:style-name="T4092">сказал Робин. </text:span><text:span text:style-name="T4088">Один за другим </text:span><text:span text:style-name="T4089">ребята</text:span><text:span text:style-name="T4088"> проследовали наверх, в спальню профессора.</text:span></text:p>
      <text:p text:style-name="P540"><text:tab/>«<text:span text:style-name="T4093">Вот и шкаф. Ты сказал, что папки спрятаны под половицами?</text:span>» - <text:span text:style-name="T4093">спросил Мэтью, указывая н</text:span><text:span text:style-name="T4094">а</text:span><text:span text:style-name="T4093"> </text:span><text:span text:style-name="T4094">то </text:span><text:span text:style-name="T4093">место, где стоял.</text:span></text:p>
      <text:p text:style-name="P540"><text:tab/><text:span text:style-name="T4095">С большой аккуратностью они приподняли и вытащили одну из половиц. </text:span><text:span text:style-name="T4098">Взглядам студентов </text:span><text:span text:style-name="T4099">предстало</text:span><text:span text:style-name="T4098"> то, что </text:span><text:span text:style-name="T4095">они искали — файлы профессора. </text:span><text:span text:style-name="T4097">Стоя вокруг, о</text:span><text:span text:style-name="T4095">ни внимательно </text:span><text:span text:style-name="T4096">изучали</text:span><text:span text:style-name="T4095"> </text:span><text:span text:style-name="T4099">содержимое открывшейся полости.</text:span></text:p>
      <text:p text:style-name="P540"><text:tab/>«<text:span text:style-name="T4100">Давайте вытащим их <text:s/>и побыстрее уйдём отсюда. Мне жутковато от этого места</text:span>» - <text:span text:style-name="T4100">сказала Элисон. По её спине забегали мурашки, </text:span><text:span text:style-name="T4101">а волосы на затылке ощетинились.</text:span></text:p>
      <text:p text:style-name="P540"><text:tab/><text:span text:style-name="T4102">Всего было </text:span><text:span text:style-name="T4105">шесть</text:span><text:span text:style-name="T4102"> папок с документами, некоторые выглядели довольно старыми. Каждая из </text:span><text:span text:style-name="T4106">них</text:span><text:span text:style-name="T4102"> была набита пахнущими плесенью и покрытыми пылью бумагами. </text:span><text:span text:style-name="T4103">На лицевой стороне одной из папок Робин вывел пальцем своё имя. </text:span><text:span text:style-name="T4106">Гарри пару раз чихнул, когда пыль случайно попала в его нос.</text:span></text:p>
      <text:p text:style-name="P540"><text:tab/><text:span text:style-name="T4107">Мэтью установил на своё место половицу, закрепив её и убедившись что она никак не выделяется из общего вида. </text:span><text:span text:style-name="T4108">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109">они </text:span><text:span text:style-name="T4108">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0"/>
      <text:p text:style-name="P541"><text:tab/>Вернувшись домой, они внесли файлы внутрь и сложили их в гостиной.</text:p>
      <text:p text:style-name="P541"><text:tab/>«<text:span text:style-name="T4110">Перед началом чтения было бы не плохо </text:span><text:span text:style-name="T4111">закинуть в себя что-нибудь горяченькое. Я умираю от голода</text:span>».</text:p>
      <text:p text:style-name="P541"><text:tab/><text:span text:style-name="T4111">При мысли о встрече с едой желудок Гарри тоскливо заурчал.</text:span></text:p>
      <text:p text:style-name="P541"><text:tab/>«<text:span text:style-name="T4112">Как можно думать о том, чтобы набить собственное пузо, в такое время? Нам предстоит колоссальный объём работы</text:span>» - <text:span text:style-name="T4112">с раздражением ответил Мэтью.</text:span></text:p>
      <text:p text:style-name="P541"><text:tab/>«<text:span text:style-name="T4113">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114">Давайте все вместе пройдём</text:span><text:span text:style-name="T4113"> на кухню и </text:span><text:span text:style-name="T4114">там </text:span><text:span text:style-name="T4113">поговорим, пока я буду готовить еду</text:span>».</text:p>
      <text:p text:style-name="P541"><text:tab/><text:span text:style-name="T4115">Элисон развернулась </text:span><text:span text:style-name="T4116">и</text:span><text:span text:style-name="T4115"> направи</text:span><text:span text:style-name="T4116">лась</text:span><text:span text:style-name="T4115"> </text:span><text:span text:style-name="T4116">на </text:span><text:span text:style-name="T4115">кухн</text:span><text:span text:style-name="T4116">ю,</text:span><text:span text:style-name="T4115"> </text:span><text:span text:style-name="T4116">а</text:span><text:span text:style-name="T4115"> остальные </text:span><text:span text:style-name="T4117">дружно </text:span><text:span text:style-name="T4115">последовали за ней.</text:span></text:p>
      <text:p text:style-name="P541"/>
      <text:p text:style-name="P541"><text:tab/><text:span text:style-name="T4119">Элисон заглянула в холодильник. Всё, что ей удалось нём найти — полдюжин</text:span><text:span text:style-name="T4121">ы</text:span><text:span text:style-name="T4119"> яиц и несколько ломтиков копчёного бекона.</text:span></text:p>
      <text:p text:style-name="P541"><text:tab/>«<text:span text:style-name="T4119">Ну что же… Выбор у нас небольшой. </text:span><text:span text:style-name="T4120">Сегодня вечер</text:span><text:span text:style-name="T4155">ом</text:span><text:span text:style-name="T4120"> придётся есть либо яйца с беконом, либо бекон с яйцами. </text:span><text:span text:style-name="T4122">Что вам нравится больше?</text:span>» - <text:span text:style-name="T4122">спросила она, доставая яичный лоток и упаковку бекона.</text:span></text:p>
      <text:p text:style-name="P541"><text:tab/><text:span text:style-name="T4123">Остальные сидели возле стола и жадно глотали слюни.</text:span></text:p>
      <text:p text:style-name="P541"><text:tab/>«<text:span text:style-name="T4124">Не думаю, что кого-то </text:span><text:span text:style-name="T4136">это </text:span><text:span text:style-name="T4124">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1"><text:tab/>«<text:span text:style-name="T4124">У нас имеются шансы получить вместе с яйцами по обжаренному кусочку хлеба, Элисон? Ну пожа-а-алуйста...</text:span>» - <text:span text:style-name="T4124">спросил Гарри, стараясь, чтобы его голос звучал как можно нежнее.</text:span></text:p>
      <text:p text:style-name="P541"><text:tab/>«<text:span text:style-name="T4125">Конечно, ты обязательно съешь его, если найдёшь. Не сидите просто так, без дела — яичница скоро будет готова. Достаньте тарелки и </text:span><text:span text:style-name="T4127">столовые приборы</text:span><text:span text:style-name="T4125">. Или вы ждёте, что </text:span><text:span text:style-name="T4126">я </text:span><text:span text:style-name="T4125">сдела</text:span><text:span text:style-name="T4126">ю</text:span><text:span text:style-name="T4125"> всё </text:span><text:span text:style-name="T4126">за</text:span><text:span text:style-name="T4125"> вас?</text:span>»</text:p>
      <text:p text:style-name="P541"><text:tab/><text:span text:style-name="T4127">Робин поднялся и расставил на столе тарелки, а Мэтью достал вилки </text:span><text:span text:style-name="T4129">и ножи</text:span><text:span text:style-name="T4127">.</text:span></text:p>
      <text:p text:style-name="P541"><text:tab/>«<text:span text:style-name="T4127">Кто-нибудь хочет чаю?</text:span>» - <text:span text:style-name="T4127">спросил Гарри. Он чувствовал себя неловко, глядя на то, как суетятся </text:span><text:span text:style-name="T4128">его друзья</text:span><text:span text:style-name="T4127">.</text:span></text:p>
      <text:p text:style-name="P541"><text:soft-page-break/><text:tab/>«<text:span text:style-name="T4130">Это не такая уж плохая идея. Но я бы предпочла чашку кофе</text:span>» - <text:span text:style-name="T4130">ответила Элисон.</text:span></text:p>
      <text:p text:style-name="P541"><text:tab/>«<text:span text:style-name="T4131">Насытив свои ж</text:span><text:span text:style-name="T4133">ивоты</text:span><text:span text:style-name="T4131">, они довольно откинулись на спинк</text:span><text:span text:style-name="T4165">и</text:span><text:span text:style-name="T4131"> стульев </text:span><text:span text:style-name="T4132">и</text:span><text:span text:style-name="T4131"> погрузи</text:span><text:span text:style-name="T4132">лись</text:span><text:span text:style-name="T4131"> в состояние блаженства, неспешно попивая чай и кофе.</text:span>»</text:p>
      <text:p text:style-name="P541"><text:tab/>«<text:span text:style-name="T4133">Поскольку ты готовила, Элисон, теперь твоё время отдыхать. Мы займёмся мойкой и сушкой посуды</text:span>» - <text:span text:style-name="T4133">предложил Робин.</text:span></text:p>
      <text:p text:style-name="P541"><text:tab/>«<text:span text:style-name="T4134">Мне очень приятно, Робин, но </text:span><text:span text:style-name="T4135">вам</text:span><text:span text:style-name="T4134"> совсем не обязательно делать это</text:span>».</text:p>
      <text:p text:style-name="P541"><text:tab/>«<text:span text:style-name="T4136">Нет, это меньшее из того, что мы можем для тебя сделать. </text:span><text:span text:style-name="T4137">Ты очень устала и не должна спорить с тем, </text:span><text:span text:style-name="T4138">что убираться будем мы</text:span>» - <text:span text:style-name="T4138">сказал Мэтью.</text:span></text:p>
      <text:p text:style-name="P541"><text:tab/><text:span text:style-name="T4139">Он подумал, что идея Робина — это отличный способ продемонстрировать для Элисон, </text:span><text:span text:style-name="T4140">насколько сильно</text:span><text:span text:style-name="T4139"> они ценят </text:span><text:span text:style-name="T4140">её умение вкусно готовить</text:span><text:span text:style-name="T4139">.</text:span></text:p>
      <text:p text:style-name="P542"><text:tab/><text:span text:style-name="T4141">Когда они готовили сами, </text:span><text:span text:style-name="T4143">им</text:span><text:span text:style-name="T4142"> </text:span><text:span text:style-name="T4141">часто </text:span><text:span text:style-name="T4142">приходилось питаться</text:span><text:span text:style-name="T4141"> подгоревш</text:span><text:span text:style-name="T4143">ей</text:span><text:span text:style-name="T4141"> </text:span><text:span text:style-name="T4143">едой</text:span><text:span text:style-name="T4141">.</text:span></text:p>
      <text:p text:style-name="P541"/>
      <text:p text:style-name="P543">ДЕВЯТАЯ ГЛАВА</text:p>
      <text:p text:style-name="P543"/>
      <text:p text:style-name="P543">ОТКРОВЕНИЕ</text:p>
      <text:p text:style-name="P543"/>
      <text:p text:style-name="P544">ПРИБЛИЖАЛАСЬ ПОЛНОЧЬ, <text:span text:style-name="T4147">ЧАСЫ ПОКАЗЫВАЛИ </text:span>БЕЗ ЧЕТВЕРТИ ДВЕНАДЦАТЬ. НИКТО ИЗ <text:span text:style-name="T4148">РЕБЯТ</text:span> НЕ ЗАМЕТИЛ, КАК БЫСТРО ПРОЛЕТЕЛО ВРЕМЯ, пока они сидели на кухне.</text:p>
      <text:p text:style-name="P544"/>
      <text:p text:style-name="P545">В гостиной было довольно прохладно, поэтому Мэтью включил электрокамин и они полукругом расположились возле него. <text:span text:style-name="T4149">Немного погодя Робин поднялся и вновь </text:span><text:span text:style-name="T4150">отправился</text:span><text:span text:style-name="T4149"> на кухню.</text:span></text:p>
      <text:p text:style-name="P545"><text:tab/>«<text:span text:style-name="T4151">Как дела, Симпсон? Этим вечером я был эгоистом и совсем не вспоминал о тебе. Пойдём в гостиную — посидим возле тёплого камина</text:span>» - <text:span text:style-name="T4151">ласково сказал Робин, поглаживая пса. </text:span><text:span text:style-name="T4152">Он взял его на руки и отнёс </text:span><text:span text:style-name="T4153">к остальным студентам</text:span><text:span text:style-name="T4152">, уложив поблизости от источника тепла.</text:span></text:p>
      <text:p text:style-name="P545"/>
      <text:p text:style-name="P545"><text:tab/>«<text:span text:style-name="T4154">Теперь, когда Робин с нами, мы можем нач</text:span><text:span text:style-name="T4167">ать</text:span><text:span text:style-name="T4154"> просмотр файлов. Я предлагаю каждому взять по папке и не спеша проч</text:span><text:span text:style-name="T4157">есть</text:span><text:span text:style-name="T4154"> всё её содержимое, отмечая все ценные для нас сведения</text:span>».</text:p>
      <text:p text:style-name="P545"><text:tab/><text:span text:style-name="T4156">Мэтью встал </text:span><text:span text:style-name="T4158">и раздал </text:span><text:span text:style-name="T4159">их</text:span><text:span text:style-name="T4158"> студентам</text:span><text:span text:style-name="T4156">.</text:span></text:p>
      <text:p text:style-name="P545"><text:tab/>«Так…<text:span text:style-name="T4159"> У нас имеется восемь папок </text:span><text:span text:style-name="T4160">с документами, то есть по две в одни руки. </text:span><text:span text:style-name="T4161">Робин, будь добр, принеси нам блокноты и ещё что-нибудь, чем можно писать. Ты найдёшь всё, что нужно, в нижнем ящике секретера.</text:span>»</text:p>
      <text:p text:style-name="P545"><text:tab/><text:span text:style-name="T4162">Недолго думая, Робин сорвался с места и быстро принёс всё, о чём </text:span><text:span text:style-name="T4166">его </text:span><text:span text:style-name="T4162">просили.</text:span></text:p>
      <text:p text:style-name="P545"><text:tab/><text:span text:style-name="T4163">Когда он открыл свою папку, то очень удивился, обнаружив на первой странице подробный предметный указатель.</text:span></text:p>
      <text:p text:style-name="P545"><text:tab/>«<text:span text:style-name="T4164">Ну, это будет гораздо проще, чем я предполагал. С помощью указател</text:span><text:span text:style-name="T4173">я</text:span><text:span text:style-name="T4164"> </text:span><text:span text:style-name="T4169">мы </text:span><text:span text:style-name="T4172">без проблем </text:span><text:span text:style-name="T4164">сможем возвращаться к</text:span><text:span text:style-name="T4168">о всем</text:span><text:span text:style-name="T4164"> интересным записям. </text:span><text:span text:style-name="T4167">В его первом разделе обозначено, где именно располагается каждый из имеющихся </text:span><text:span text:style-name="T4170">в тексте </text:span><text:span text:style-name="T4167">заголовков. Затем, в следующем разделе, указаны номера страниц и строк, </text:span><text:span text:style-name="T4170">по которым</text:span><text:span text:style-name="T4167"> </text:span><text:span text:style-name="T4168">располагаются подзаголовки. И наконец, вишенка на торте — третий </text:span><text:span text:style-name="T4174">раздел</text:span><text:span text:style-name="T4168">, в котором имеются наиболее интересные заметки с </text:span><text:span text:style-name="T4170">точными</text:span><text:span text:style-name="T4168"> ссылками на </text:span><text:span text:style-name="T4170">их местоположение. </text:span><text:span text:style-name="T4171">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45"><text:tab/>«<text:span text:style-name="T4175">Да. Обратите внимание — это не стенография и не немецкий язык. Для нас это чрезвычайно полезно</text:span>» - <text:span text:style-name="T4175">прокомментировал Гарри, быстро перелистывая страницы.</text:span></text:p>
      <text:p text:style-name="P545"/>
      <text:p text:style-name="P545"><text:tab/><text:span text:style-name="T4176">Они с восторгом </text:span><text:span text:style-name="T4177">и трепетом </text:span><text:span text:style-name="T4176">разглядывали оказавшиеся в их руках документы.</text:span></text:p>
      <text:p text:style-name="P545"><text:soft-page-break/><text:tab/><text:span text:style-name="T4178">После того, как улеглись первые впечатления от </text:span><text:span text:style-name="T4215">умения</text:span><text:span text:style-name="T4178"> профессора </text:span><text:span text:style-name="T4215">мастерски </text:span><text:span text:style-name="T4178">вести документы, </text:span><text:span text:style-name="T4179">студенты</text:span><text:span text:style-name="T4178"> приступили к </text:span><text:span text:style-name="T4179">их </text:span><text:span text:style-name="T4178">чтению. Наступила безмолвная тишина, во время которой отчётливо слышалось тиканье часов и, и</text:span><text:span text:style-name="T4215">ногда</text:span><text:span text:style-name="T4178">, их мелодичный перезвон.</text:span></text:p>
      <text:p text:style-name="P545"/>
      <text:p text:style-name="P545"><text:tab/><text:span text:style-name="T4180">Симпсон задремал. Во время сна он несколько раз скулил, и Робину приходилось от</text:span><text:span text:style-name="T4187">влека</text:span><text:span text:style-name="T4180">ться от чтения, чтобы приласкать собаку и прошептать ей пару ласковых слов.</text:span></text:p>
      <text:p text:style-name="P545"><text:tab/>«<text:span text:style-name="T4184">Всё будет хорошо, Симпсон. Мы будем заботиться о тебе. </text:span><text:span text:style-name="T4185">На самом деле </text:span><text:span text:style-name="T4184">Джозеф не покинул нас. </text:span><text:span text:style-name="T4185">Он повсюду вокруг </text:span><text:span text:style-name="T4216">нас </text:span><text:span text:style-name="T4185">и </text:span><text:span text:style-name="T4186">он </text:span><text:span text:style-name="T4185">присматривает за всеми нами.</text:span>»</text:p>
      <text:p text:style-name="P545"/>
      <text:p text:style-name="P545"><text:tab/><text:span text:style-name="T4188">Скрип от движения ручек, выводивших каракули на чистых листах бумаги, казался студентам немного громче обычного.</text:span></text:p>
      <text:p text:style-name="P545"><text:tab/><text:span text:style-name="T4189">Часы не успели пробить двух часов ночи, прежде чем молчание было нарушено. </text:span><text:span text:style-name="T4190">Первым заговорил Мэтью.</text:span></text:p>
      <text:p text:style-name="P545"><text:tab/>«<text:span text:style-name="T4191">Если найдётся что-</text:span><text:span text:style-name="T4223">нибудь</text:span><text:span text:style-name="T4191"> </text:span><text:span text:style-name="T4192">интересное</text:span><text:span text:style-name="T4191">,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45"><text:tab/>«<text:span text:style-name="T4193">Ох, я не думала об этом. Я решила, что мы просто выпишем </text:span><text:span text:style-name="T4194">важные сведения</text:span><text:span text:style-name="T4193">, а когда закончим, перейдём к их разбору. Робин, </text:span><text:span text:style-name="T4221">как ты считаешь</text:span><text:span text:style-name="T4193">?</text:span>»</text:p>
      <text:p text:style-name="P545"><text:tab/>«<text:span text:style-name="T4195">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196">нашей </text:span><text:span text:style-name="T4195">главной </text:span><text:span text:style-name="T4222">задаче</text:span><text:span text:style-name="T4195">.</text:span>»</text:p>
      <text:p text:style-name="P545"><text:tab/>«<text:span text:style-name="T4197">Да, Робин прав.</text:span>»</text:p>
      <text:p text:style-name="P545"><text:tab/>«<text:span text:style-name="T4198">Хорошо, Гарри. Поскольку решение принято единогласно, я зачитаю то, что нашёл.</text:span>»</text:p>
      <text:p text:style-name="P546"><text:tab/>«<text:span text:style-name="T4199">Заголовок гласит — Нострадамус. </text:span><text:span text:style-name="T4200">Здесь сказано, что существует несколько начальных дат, от которых можно приблизительно </text:span><text:span text:style-name="T4203">рассчитать</text:span><text:span text:style-name="T4200"> время, в которо</text:span><text:span text:style-name="T4201">м</text:span><text:span text:style-name="T4200"> </text:span><text:span text:style-name="T4202">сбудутся </text:span><text:span text:style-name="T4200">следующие пророчества. Вот </text:span><text:span text:style-name="T4204">они</text:span><text:span text:style-name="T4200">:</text:span></text:p>
      <text:p text:style-name="P546"><text:tab/><text:span text:style-name="T4205">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46"><text:tab/><text:span text:style-name="T4206">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208">ш</text:span><text:span text:style-name="T4206">ера, </text:span><text:span text:style-name="T4209">написавшего</text:span><text:span text:style-name="T4208"> </text:span><text:span text:style-name="T4209">об </text:span><text:span text:style-name="T4208">это</text:span><text:span text:style-name="T4209">м</text:span><text:span text:style-name="T4207"> в одна тысяча шестьсот пятидесятом году</text:span><text:span text:style-name="T4206">.</text:span></text:p>
      <text:p text:style-name="P546"><text:tab/><text:span text:style-name="T4210">в) <text:s/>Человек по имени Воллнер утверждал, что, по его мнению, начальная дата — </text:span><text:span text:style-name="T4211">это четыреста восемнадцатый год до нашей эры.</text:span></text:p>
      <text:p text:style-name="P546"><text:tab/><text:span text:style-name="T4212">г) <text:s/>Эта дата — последняя из списк</text:span><text:span text:style-name="T4213">а</text:span><text:span text:style-name="T4212">. Широко распространено мнение, что </text:span><text:span text:style-name="T4213">это дата проведения Никейского собора в три</text:span><text:span text:style-name="T4214">ста двадцать пятом году нашей эры.</text:span></text:p>
      <text:p text:style-name="P546"><text:tab/><text:span text:style-name="T4217">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218">Сначала я прочитаю стихи, а потом расскажу, что он написал.»</text:span></text:p>
      <text:p text:style-name="P546"><text:tab/><text:span text:style-name="T4219">Прежде чем прочитать рифмы вслух, Мэтью прокашлялся и набрал полную грудь воздуха.</text:span></text:p>
      <text:p text:style-name="P547"/>
      <text:p text:style-name="P547"><text:tab/>The scourges past the world gets smaller,</text:p>
      <text:p text:style-name="P547"><text:tab/>Peace for a time lands inhabited:</text:p>
      <text:p text:style-name="P547"><text:tab/>People will travel by air, land and sea,</text:p>
      <text:p text:style-name="P547"><text:tab/>Then wars will come again.</text:p>
      <text:p text:style-name="P547"/>
      <text:p text:style-name="P547"><text:tab/><text:span text:style-name="T4538">Прошедшие бедствия уменьшили народ,</text:span></text:p>
      <text:p text:style-name="P547"><text:tab/><text:span text:style-name="T4538">Долгое время — мир на необитаемых землях.</text:span></text:p>
      <text:p text:style-name="P547"><text:tab/><text:span text:style-name="T4538">Уверенно пойдут по небу, земле, морю и волне,</text:span></text:p>
      <text:p text:style-name="P547"><text:tab/><text:span text:style-name="T4538">Затем снова начнутся войны.</text:span></text:p>
      <text:p text:style-name="P548"><text:soft-page-break/></text:p>
      <text:p text:style-name="P548"><text:tab/>Weapons will fight in the sky for a long period,</text:p>
      <text:p text:style-name="P548"><text:tab/>The tree in the middle of the city will fall:</text:p>
      <text:p text:style-name="P548"><text:tab/>Rats, disease, steel in the face of revolution,</text:p>
      <text:p text:style-name="P548"><text:tab/>When Italy falls.</text:p>
      <text:p text:style-name="P548"/>
      <text:p text:style-name="P548"><text:tab/><text:span text:style-name="T4544">Оружие в небе долгое время сражается,</text:span></text:p>
      <text:p text:style-name="P548"><text:tab/><text:span text:style-name="T4544">Дерево упало в центр города:</text:span></text:p>
      <text:p text:style-name="P548"><text:tab/><text:span text:style-name="T4544">Священная ветвь срезана клинком возле Тисона,</text:span></text:p>
      <text:p text:style-name="P548"><text:tab/><text:span text:style-name="T4544">Затем король Хадри падёт.</text:span></text:p>
      <text:p text:style-name="P548"/>
      <text:p text:style-name="P549"><text:tab/>At night the rainbow will appear near Nantes,</text:p>
      <text:p text:style-name="P549"><text:tab/>Fountains of water will rise from the sea;</text:p>
      <text:p text:style-name="P549"><text:tab/>A great fleet will be sunk in the Persian Gulf,</text:p>
      <text:p text:style-name="P549"><text:tab/>In Germany a monster, a bear and a sow.</text:p>
      <text:p text:style-name="P549"/>
      <text:p text:style-name="P549"><text:tab/><text:span text:style-name="T4545">Ночью над Нантом появится Ирида.</text:span></text:p>
      <text:p text:style-name="P549"><text:tab/><text:span text:style-name="T4545">Морские искусства вызовут дождь,</text:span></text:p>
      <text:p text:style-name="P549"><text:tab/><text:span text:style-name="T4545">Большой флот погрузится в Аравийском заливе,</text:span></text:p>
      <text:p text:style-name="P549"><text:tab/><text:span text:style-name="T4545">В Саксонии родится урод от медведя и свиньи.</text:span></text:p>
      <text:p text:style-name="P549"/>
      <text:p text:style-name="P550"><text:tab/>They'll think they've seen the sun at night</text:p>
      <text:p text:style-name="P550"><text:tab/>When they see the half-hog man:</text:p>
      <text:p text:style-name="P550"><text:tab/>Noise, screaming, battles are seen in the sky,</text:p>
      <text:p text:style-name="P550"><text:tab/>And brute beasts will be heard talking.</text:p>
      <text:p text:style-name="P550"/>
      <text:p text:style-name="P550"><text:tab/><text:span text:style-name="T4547">Подумают, что ночью видно Солнце,</text:span></text:p>
      <text:p text:style-name="P550"><text:tab/><text:span text:style-name="T4547">Когда увидят поросёнка-получеловека.</text:span></text:p>
      <text:p text:style-name="P550"><text:tab/><text:span text:style-name="T4547">Шум, пение, батальон, сражающийся в небе, будет замечен,</text:span></text:p>
      <text:p text:style-name="P550"><text:tab/><text:span text:style-name="T4547">И услышат, как говорит скот.</text:span></text:p>
      <text:p text:style-name="P550"/>
      <text:p text:style-name="P551"><text:tab/>So a great famine caused by a pestilence,</text:p>
      <text:p text:style-name="P551"><text:tab/>By long rain of the Arctic Pole:</text:p>
      <text:p text:style-name="P551"><text:tab/>Sam R. O'Bryan a hundred leagues from the earth,</text:p>
      <text:p text:style-name="P551"><text:tab/>Shall live without law, exempt from politics.</text:p>
      <text:p text:style-name="P551"/>
      <text:p text:style-name="P551"><text:tab/><text:span text:style-name="T4548">Столь великий голод от чумной волны,</text:span></text:p>
      <text:p text:style-name="P551"><text:tab/><text:span text:style-name="T4548">От долгого дождя над Северным полюсом.</text:span></text:p>
      <text:p text:style-name="P551"><text:tab/><text:span text:style-name="T4548">Крылатая травинка в ста лье над полушарием.</text:span></text:p>
      <text:p text:style-name="P551"><text:tab/><text:span text:style-name="T4548">Будут жить вне закона, свободные от политики.</text:span></text:p>
      <text:p text:style-name="P551"/>
      <text:p text:style-name="P552"><text:tab/>When in the iron fish documents will be shut</text:p>
      <text:p text:style-name="P552"><text:tab/>Out of it will come one who will make war,</text:p>
      <text:p text:style-name="P552"><text:tab/>His fleet will have travelled secretly,</text:p>
      <text:p text:style-name="P552"><text:tab/>Appearing near Italy.</text:p>
      <text:p text:style-name="P552"/>
      <text:p text:style-name="P566"><text:tab/><text:span text:style-name="T4549">Когда оружие и планы заключены в рыбе,</text:span></text:p>
      <text:p text:style-name="P566"><text:tab/><text:span text:style-name="T4549">Наружу выйдет человек, который затем начнёт войну.</text:span></text:p>
      <text:p text:style-name="P566"><text:tab/><text:span text:style-name="T4549">Его флот будет долго плыть в море,</text:span></text:p>
      <text:p text:style-name="P566"><text:tab/><text:span text:style-name="T4549">Чтобы, как видно, появиться у берегов Италии.</text:span><text:tab/></text:p>
      <text:p text:style-name="P552"/>
      <text:p text:style-name="P553"><text:tab/>The great force will pass over the mountains,</text:p>
      <text:p text:style-name="P554"><text:soft-page-break/><text:tab/>The gods of war using submarines:</text:p>
      <text:p text:style-name="P555"><text:tab/>Poison hidden in the heads of salmon,</text:p>
      <text:p text:style-name="P555"><text:tab/>The chief depending on a string of Polaris.</text:p>
      <text:p text:style-name="P555"/>
      <text:p text:style-name="P555"><text:tab/><text:span text:style-name="T4550">Большое войско перейдёт горы.</text:span></text:p>
      <text:p text:style-name="P555"><text:tab/><text:span text:style-name="T4550">Сатурн в Стрельце, Марс идёт попятно в рыбах.</text:span></text:p>
      <text:p text:style-name="P555"><text:tab/><text:span text:style-name="T4550">Яды скрыты в головах лососей,</text:span></text:p>
      <text:p text:style-name="P555"><text:tab/><text:span text:style-name="T4550">Подвешенных за головы на леске.</text:span></text:p>
      <text:p text:style-name="P555"/>
      <text:p text:style-name="P556"><text:tab/>The great star will burn for seven days,</text:p>
      <text:p text:style-name="P556"><text:tab/>A cloud will make two suns appear:</text:p>
      <text:p text:style-name="P556"><text:tab/>The big mastiff will howl at night</text:p>
      <text:p text:style-name="P556"><text:tab/>When a Pope will change his country.</text:p>
      <text:p text:style-name="P556"/>
      <text:p text:style-name="P556"><text:tab/><text:span text:style-name="T4551">Большая звезда будет гореть семь дней,</text:span></text:p>
      <text:p text:style-name="P556"><text:tab/><text:span text:style-name="T4551">Туча заставит появиться два солнца.</text:span></text:p>
      <text:p text:style-name="P556"><text:tab/><text:span text:style-name="T4551">Большой сторожевой пёс провоет всю ночь,</text:span></text:p>
      <text:p text:style-name="P556"><text:tab/><text:span text:style-name="T4551">Когда великий понтифик сменит почву.</text:span></text:p>
      <text:p text:style-name="P556"/>
      <text:p text:style-name="P557"><text:tab/>During the appearance of the bearded star,</text:p>
      <text:p text:style-name="P557"><text:tab/>The three great leaders will become enemies,</text:p>
      <text:p text:style-name="P557"><text:tab/>Struck from the sky the shaky peace of earth,</text:p>
      <text:p text:style-name="P557"><text:tab/>Po, Tiber, overflowing, serpent on the shore.</text:p>
      <text:p text:style-name="P557"/>
      <text:p text:style-name="P557"><text:tab/><text:span text:style-name="T4552">Во время появления </text:span><text:span text:style-name="T4585">бородатой</text:span><text:span text:style-name="T4552"> звезды</text:span></text:p>
      <text:p text:style-name="P557"><text:tab/><text:span text:style-name="T4552">Трое великих правителей станут врагами.</text:span></text:p>
      <text:p text:style-name="P557"><text:tab/><text:span text:style-name="T4552">Храм Мира поражён молнией с неба, задрожит земля,</text:span></text:p>
      <text:p text:style-name="P557"><text:tab/><text:span text:style-name="T4552">По и Тибр выходят их берегов, змеи выброшены на берег.</text:span></text:p>
      <text:p text:style-name="P557"/>
      <text:p text:style-name="P558"><text:tab/>After a disaster for mankind, a greater one approaches</text:p>
      <text:p text:style-name="P558"><text:tab/>The great motor the cycle of the ages renews:</text:p>
      <text:p text:style-name="P558"><text:tab/>It will rain pollution, ash, famine, war and disease,</text:p>
      <text:p text:style-name="P558"><text:tab/>In the sky will be seen a fire with long sparks.</text:p>
      <text:p text:style-name="P558"/>
      <text:p text:style-name="P558"><text:tab/><text:span text:style-name="T4553">После великого человеческого потрясения грядёт ещё большее.</text:span></text:p>
      <text:p text:style-name="P558"><text:tab/><text:span text:style-name="T4553">Великий двигатель обновляет века.</text:span></text:p>
      <text:p text:style-name="P558"><text:tab/><text:span text:style-name="T4553">Дождь из крови, молока; голод, железо, мор.</text:span></text:p>
      <text:p text:style-name="P558"><text:tab/><text:span text:style-name="T4553">В небе виден огонь, длинная бегущая искра.</text:span></text:p>
      <text:p text:style-name="P558"/>
      <text:p text:style-name="P558"><text:tab/><text:span text:style-name="T4220">Мэтью сделал паузу и снова глубоко вдохнул, прежде чем продолжить.</text:span></text:p>
      <text:p text:style-name="P558"/>
      <text:p text:style-name="P559"><text:tab/>Mabus will come and soon die,</text:p>
      <text:p text:style-name="P559"><text:tab/>Of people and beasts a horrible destruction,</text:p>
      <text:p text:style-name="P559"><text:tab/>Then suddenly vengeance will be seen,</text:p>
      <text:p text:style-name="P559"><text:tab/>Blood, hand, thirst, hunger, when the comet rushes past.</text:p>
      <text:p text:style-name="P559"/>
      <text:p text:style-name="P567"><text:tab/><text:span text:style-name="T4554">Мабус вскоре умрёт,</text:span></text:p>
      <text:p text:style-name="P567"><text:span text:style-name="T4554"><text:tab/></text:span><text:span text:style-name="T4555">З</text:span><text:span text:style-name="T4554">атем наступит чудовищная бойня среди людей и животных.</text:span></text:p>
      <text:p text:style-name="P559"><text:tab/><text:span text:style-name="T4554">Тут же обнаружится, что возмездие наступает от сотен рук.</text:span></text:p>
      <text:p text:style-name="P559"><text:tab/><text:span text:style-name="T4554">Жажда и голод, когда пройдёт комета.</text:span></text:p>
      <text:p text:style-name="P559"/>
      <text:p text:style-name="P560"><text:tab/>The English chief stays too long in Nimes,</text:p>
      <text:p text:style-name="P560"><text:soft-page-break/><text:tab/>Towards Spain to the rescue Redbeard:</text:p>
      <text:p text:style-name="P560"><text:tab/>Many will die in the war started that day,</text:p>
      <text:p text:style-name="P560"><text:tab/>When a bearded star falls in Artois.</text:p>
      <text:p text:style-name="P560"/>
      <text:p text:style-name="P560"><text:tab/><text:span text:style-name="T4556">Английский вождь слишком задержится в Ниме,</text:span></text:p>
      <text:p text:style-name="P560"><text:tab/><text:span text:style-name="T4556">В сторону Испании на помощь Агенобарб.</text:span></text:p>
      <text:p text:style-name="P560"><text:tab/><text:span text:style-name="T4556">Многие умрут из-за Марса, начатого в тот день,</text:span></text:p>
      <text:p text:style-name="P560"><text:tab/><text:span text:style-name="T4556">Когда в Артуа упадёт бородатая звезда.</text:span></text:p>
      <text:p text:style-name="P560"/>
      <text:p text:style-name="P561"><text:tab/>The Prince Arabe Mars, Sun, Venus, Leo,</text:p>
      <text:p text:style-name="P561"><text:tab/>The Christians will be defeated at sea:</text:p>
      <text:p text:style-name="P561"><text:tab/>Near Persia almost a million men,</text:p>
      <text:p text:style-name="P561"><text:tab/>Turkey, Egypt the true serpent will invade.</text:p>
      <text:p text:style-name="P561"/>
      <text:p text:style-name="P561"><text:tab/><text:span text:style-name="T4558">Воинственный арабский принц, Солнце, Венера, Лев;</text:span></text:p>
      <text:p text:style-name="P561"><text:tab/><text:span text:style-name="T4558">Падёт от ударов царства Церкви с моря.</text:span></text:p>
      <text:p text:style-name="P561"><text:tab/><text:span text:style-name="T4558">К Персии бежит почти миллион,</text:span></text:p>
      <text:p text:style-name="P561"><text:tab/><text:span text:style-name="T4558">Византия и Египет будут захвачены.</text:span></text:p>
      <text:p text:style-name="P560"/>
      <text:p text:style-name="P560"><text:tab/>«<text:span text:style-name="T4224">Ну, вот и всё. Что вы думаете?</text:span>»</text:p>
      <text:p text:style-name="P560"><text:tab/>«<text:span text:style-name="T4225">Похоже, Нострадамус был уверен, что нас ждёт катастрофа.</text:span>»</text:p>
      <text:p text:style-name="P560"><text:tab/>«<text:span text:style-name="T4226">Я прочитаю вам заметки </text:span><text:span text:style-name="T4227">профессора</text:span><text:span text:style-name="T4226">, они следуют далее по тексту</text:span>» - <text:span text:style-name="T4226">произнёс Мэтью, оборвав Гарри на полуслове.</text:span></text:p>
      <text:p text:style-name="P560"><text:tab/>«<text:span text:style-name="T4227">Он датирует следующую запись февралём одна тысяча девятьсот восемьдесят первого года — </text:span>»</text:p>
      <text:p text:style-name="P560"/>
      <text:p text:style-name="P562"><text:tab/>«<text:span text:style-name="T4228">Я изучаю стихи Нострадамуса последние десять лет, </text:span><text:span text:style-name="T4237">и</text:span><text:span text:style-name="T4228"> </text:span><text:span text:style-name="T4237">т</text:span><text:span text:style-name="T4228">еперь </text:span><text:span text:style-name="T4229">я вижу</text:span><text:span text:style-name="T4228">, каким великим пророком </text:span><text:span text:style-name="T4229">он </text:span><text:span text:style-name="T4228">был. Оглядываясь назад, </text:span><text:span text:style-name="T4229">на его ранние </text:span><text:span text:style-name="T4586">рифмы</text:span><text:span text:style-name="T4229">, я нахожу весьма точным предсказание, гласящее, что «шах Персии будет схвачен теми, кто из Египта», и осознаю его правоту насчёт американских заложников в Иране. Оба этих события, по словам Нострадамуса, произойдут в </text:span><text:span text:style-name="T4232">одна </text:span><text:span text:style-name="T4229">тысяча девятьсот восьмидесятом году.</text:span></text:p>
      <text:p text:style-name="P562"><text:tab/><text:span text:style-name="T4230">Прочитав приведённые выше стихи, я </text:span><text:span text:style-name="T4233">думаю</text:span><text:span text:style-name="T4230">, что могу </text:span><text:span text:style-name="T4234">уверенно </text:span><text:span text:style-name="T4230">говорить о том, что, начиная с одна тысяча девятьсот восемьдесят пятого года и далее, между двумя сверхдержавами будет происходить </text:span><text:span text:style-name="T4231">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text:span><text:span text:style-name="T4557">Агенобарбу</text:span><text:span text:style-name="T4231"> и </text:span><text:span text:style-name="T4557">бородатой</text:span><text:span text:style-name="T4231"> звезде. </text:span><text:span text:style-name="T4235">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236">Похоже, </text:span><text:span text:style-name="T4238">она начнётся в районе Персидского залива, после того, как будет потоплен флот НАТО.</text:span>»<text:span text:style-name="T4230"> </text:span></text:p>
      <text:p text:style-name="P562"><text:tab/><text:span text:style-name="T4239">Дочитав абзац до конца, Мэтью остановился.</text:span></text:p>
      <text:p text:style-name="P562"><text:tab/>«<text:span text:style-name="T4240">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241">б</text:span><text:span text:style-name="T4240"> </text:span><text:span text:style-name="T4241">уничтожении</text:span><text:span text:style-name="T4240"> флота Североатлантического альянса.</text:span>»</text:p>
      <text:p text:style-name="P562"><text:tab/>«<text:span text:style-name="T4242">А что вы думаете насчёт связи между подводными лодками и «ядами, с</text:span><text:span text:style-name="T4262">о</text:span><text:span text:style-name="T4242">крытыми в головах лососей»? Элисон, </text:span><text:span text:style-name="T4245">это же </text:span><text:span text:style-name="T4242">совершенно очевидно — </text:span><text:span text:style-name="T4245">тут </text:span><text:span text:style-name="T4242">речь о ядерных боеголовках.</text:span>»</text:p>
      <text:p text:style-name="P562"><text:tab/><text:span text:style-name="T4243">Робин кашлянул, чтобы привлечь внимание остальных.</text:span></text:p>
      <text:p text:style-name="P562"><text:tab/>«<text:span text:style-name="T4244">Что такое, Робин? Ты хочешь что-то сказать?</text:span>»</text:p>
      <text:p text:style-name="P562"><text:tab/>«<text:span text:style-name="T4254">Ну</text:span><text:span text:style-name="T4248">, </text:span>Гарри…<text:span text:style-name="T4246"> </text:span><text:span text:style-name="T4253">Ч</text:span><text:span text:style-name="T4248">то </text:span><text:span text:style-name="T4246">ты </text:span><text:span text:style-name="T4253">скажешь</text:span><text:span text:style-name="T4248"> на это</text:span><text:span text:style-name="T4246">? </text:span><text:span text:style-name="T4247">Подождите м</text:span><text:span text:style-name="T4246">инутку — я только п</text:span><text:span text:style-name="T4255">ереп</text:span><text:span text:style-name="T4246">роверю, правильно ли всё рассчитал…</text:span>»</text:p>
      <text:p text:style-name="P562"><text:tab/><text:span text:style-name="T4249">Робин выдержал небольшую паузу, нажимая кнопки на своём калькуляторе.</text:span></text:p>
      <text:p text:style-name="P562"><text:soft-page-break/><text:tab/>«<text:span text:style-name="T4250">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251">Я только что прикинул вероятность, что </text:span><text:span text:style-name="T4256">именно</text:span><text:span text:style-name="T4251"> он придумал такое имя. Это был бы один шанс из девяносто пяти милли</text:span><text:span text:style-name="T4271">онов</text:span><text:span text:style-name="T4251"> милл</text:span><text:span text:style-name="T4271">иардов</text:span><text:span text:style-name="T4251">, если бы ему удалось это сделать по чистой случайности. </text:span><text:span text:style-name="T4252">Для предсказания, сделанного несколько столетий назад, </text:span><text:span text:style-name="T4258">оно</text:span><text:span text:style-name="T4252"> довольно близко к истине, вы не находите?</text:span>»</text:p>
      <text:p text:style-name="P562"><text:tab/>«<text:span text:style-name="T4257">Должен признать — это впечатляет</text:span>» - <text:span text:style-name="T4257">ответил Гарри.</text:span></text:p>
      <text:p text:style-name="P562"><text:tab/>«<text:span text:style-name="T4257">Я не нашёл ничего, о чём стоило </text:span><text:span text:style-name="T4261">бы </text:span><text:span text:style-name="T4257">упомянуть. </text:span><text:span text:style-name="T4258">Всё, что я прочитал — </text:span><text:span text:style-name="T4260">это </text:span><text:span text:style-name="T4258">записи его прежних студентов, </text:span><text:span text:style-name="T4259">на которых он учился</text:span><text:span text:style-name="T4258"> — тех, что были до нас. </text:span><text:span text:style-name="T4260">Кто-нибудь ещё нашёл хоть что-то, что следовало бы обсудить сейчас?</text:span>»</text:p>
      <text:p text:style-name="P562"><text:tab/>«<text:span text:style-name="T4263">Вообще-то, Гарри, если взглянуть на часы, то выяснится, что сейчас половина четвёртого. Я очень устал</text:span><text:span text:style-name="T4264">а</text:span><text:span text:style-name="T4263"> и хочу спать. Думаю, что нам не стоит продолжать, иначе мы с большой вероятностью упустим какую-нибудь важную информацию. Если </text:span><text:span text:style-name="T4264">сейчас </text:span><text:span text:style-name="T4263">она попадётся мне на глаза, то, скорее всего, я её попросту не замечу.</text:span>»</text:p>
      <text:p text:style-name="P562"><text:tab/>«<text:span text:style-name="T4265">Я согласен с тобой, Элисон. Увлекшись чтением, я даже не заметил, что уже так поздно</text:span>» - <text:span text:style-name="T4265">поддержал девушку Робин, поднимаясь со своего места. Он склонился над Симпсоном, шепча ему на ухо.</text:span></text:p>
      <text:p text:style-name="P562"><text:tab/>«<text:span text:style-name="T4266">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293">вместе, </text:span><text:span text:style-name="T4266">в одной спальне, тебе, Элисон, достанется отдельная комната, а Симпсон будет спать со мной. </text:span><text:span text:style-name="T4267">Вы </text:span><text:span text:style-name="T4269">только </text:span><text:span text:style-name="T4267">зря потратите время, если решите возвра</text:span><text:span text:style-name="T4274">титься</text:span><text:span text:style-name="T4267"> к себе домой. </text:span><text:span text:style-name="T4268">Ну, что скажете? </text:span><text:span text:style-name="T4270">С</text:span><text:span text:style-name="T4268">огласны?</text:span>»</text:p>
      <text:p text:style-name="P562"><text:tab/>«<text:span text:style-name="T4272">Мэтью, ты не против того, чтобы </text:span><text:span text:style-name="T4275">по</text:span><text:span text:style-name="T4272">делить комнату с Гарри?</text:span>» - <text:span text:style-name="T4272">спросила Элисон.</text:span></text:p>
      <text:p text:style-name="P562"><text:tab/>«<text:span text:style-name="T4273">Конечно, это нормально. Пойдем, Гарри — я принесу для себя раскладушку.</text:span>»</text:p>
      <text:p text:style-name="P562"><text:tab/><text:span text:style-name="T4273">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2"/>
      <text:p text:style-name="P562"><text:tab/><text:span text:style-name="T4276">Несмотря на усталость, Робин никак не мог заснуть. Он чувствовал беспокойство и был уверен, что они упустили из виду что-то важное. </text:span><text:span text:style-name="T4277">Мальчик</text:span><text:span text:style-name="T4276"> притянул собаку поближе к себе.</text:span></text:p>
      <text:p text:style-name="P562"><text:tab/>«<text:span text:style-name="T4278">Не волнуйся, мы обязательно предотвратим истребление людей. Я пока что не знаю, как мы справимся с этим, но мы обязательно справимся…</text:span>»</text:p>
      <text:p text:style-name="P562"><text:tab/><text:span text:style-name="T4279">Он прервался и сделал паузу.</text:span></text:p>
      <text:p text:style-name="P562"><text:tab/>«<text:span text:style-name="T4279">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280">слегка отвлечёт</text:span><text:span text:style-name="T4279">, и сон обязательно </text:span><text:span text:style-name="T4281">наступит</text:span><text:span text:style-name="T4279">. </text:span><text:span text:style-name="T4282">Симпсон, держи постель тёплой!</text:span>»</text:p>
      <text:p text:style-name="P562"><text:tab/><text:span text:style-name="T4283">Робин поднялся с кровати и придвинул свой стул к стоявшему поблизости мольберту, после чего сел и занялся рисованием.</text:span></text:p>
      <text:p text:style-name="P562"><text:tab/><text:span text:style-name="T4284">Примерно через полчаса его рисунок стал обретать форму — он </text:span><text:span text:style-name="T4286">изобразил</text:span><text:span text:style-name="T4284"> контуры лица юной девушки. Спустя </text:span><text:span text:style-name="T4287">ещё немного </text:span><text:span text:style-name="T4284">врем</text:span><text:span text:style-name="T4287">ени</text:span><text:span text:style-name="T4284"> его первый шедевр был готов.</text:span></text:p>
      <text:p text:style-name="P562"><text:tab/><text:span text:style-name="T4285">Робина приятно удивил результат, и для его гордости имелись веские </text:span><text:span text:style-name="T4287">причины</text:span><text:span text:style-name="T4285">.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2"><text:tab/><text:span text:style-name="T4288">Он слегка отклонился назад и осмотрел </text:span><text:span text:style-name="T4297">всю плоскость листа</text:span><text:span text:style-name="T4288">, восхищаясь тем, как точно передано выражение лица юной леди. </text:span><text:span text:style-name="T4289">В её глазах </text:span><text:span text:style-name="T4291">отчётливо </text:span><text:span text:style-name="T4289">читались оттенки грусти и </text:span><text:span text:style-name="T4290">сильное </text:span><text:span text:style-name="T4289">внутреннее напряжение.</text:span></text:p>
      <text:p text:style-name="P562"/>
      <text:p text:style-name="P562"><text:tab/><text:span text:style-name="T4292">Чем дольше Робин всмат</text:span><text:span text:style-name="T4354">ривался</text:span><text:span text:style-name="T4292"> в своё творение, тем сильнее его охватывало </text:span><text:span text:style-name="T4294">чувство </text:span><text:span text:style-name="T4292">беспокойства. </text:span><text:span text:style-name="T4295">С её лицом явно было что-то не так. Глаза, во всём виноваты глаза! В них было </text:span><text:soft-page-break/><text:span text:style-name="T4295">что-то необычное, что вынуждало Робина </text:span><text:span text:style-name="T4354">смотреть</text:span><text:span text:style-name="T4295"> </text:span><text:span text:style-name="T4354">на</text:span><text:span text:style-name="T4295"> них всё </text:span><text:span text:style-name="T4296">более пристально и продолжительно. В нижней части рисунка он разместил свою подпись и дату.</text:span></text:p>
      <text:p text:style-name="P562"/>
      <text:p text:style-name="P562"><text:tab/><text:span text:style-name="T4297">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298">достоинствах </text:span><text:span text:style-name="T4299">своего рисунка</text:span><text:span text:style-name="T4298">.</text:span></text:p>
      <text:p text:style-name="P562"/>
      <text:p text:style-name="P562"><text:tab/><text:span text:style-name="T4300">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303">только </text:span><text:span text:style-name="T4300">тогда </text:span><text:span text:style-name="T4302">до </text:span><text:span text:style-name="T4300">Робин</text:span><text:span text:style-name="T4302">а</text:span><text:span text:style-name="T4300"> </text:span><text:span text:style-name="T4304">наконец-то </text:span><text:span text:style-name="T4302">дошло</text:span><text:span text:style-name="T4300">, чего хочет </text:span><text:span text:style-name="T4301">Симпсон</text:span><text:span text:style-name="T4300">.</text:span></text:p>
      <text:p text:style-name="P562"/>
      <text:p text:style-name="P562"><text:tab/>«<text:span text:style-name="T4305">Ах, ты бедная моя собачка. Тебе нужно выйти по нужде, да? </text:span><text:span text:style-name="T4306">Одно предупреждение — если получится, постарайся не сильно испачкать газон, иначе Мэтью будет страшно недоволен тобой. </text:span><text:span text:style-name="T4307">Он, вообще-то, скосил его впервые за много лет — одному Богу известно, за сколько именно. Поэтому, пожалуйста, сделай всё возможное, чтобы поддерживать на </text:span><text:span text:style-name="T4309">нём</text:span><text:span text:style-name="T4307"> порядок, в противном случае </text:span><text:span text:style-name="T4310">Мэтью</text:span><text:span text:style-name="T4307"> оторвёт мне голову.</text:span>»</text:p>
      <text:p text:style-name="P562"><text:tab/><text:span text:style-name="T4308">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2"><text:tab/>«<text:span text:style-name="T4311">Было бы слишком </text:span><text:span text:style-name="T4317">жестоко</text:span><text:span text:style-name="T4311"> будить остальных</text:span>» - <text:span text:style-name="T4311">устало подумал он,</text:span></text:p>
      <text:p text:style-name="P562"><text:tab/>«<text:span text:style-name="T4311">Наверное, мне нужно снова попытаться заснуть.</text:span>»</text:p>
      <text:p text:style-name="P562"><text:tab/><text:span text:style-name="T4311">Он поднялся наверх и подошёл к своему рисунку.</text:span></text:p>
      <text:p text:style-name="P563"><text:tab/>«<text:span text:style-name="T4311">Господи! Это не сон — я действительно нарисовал это. </text:span><text:span text:style-name="T4316">Однако</text:span><text:span text:style-name="T4313"> </text:span><text:span text:style-name="T4311">не могу </text:span><text:span text:style-name="T4314">вспомнить</text:span><text:span text:style-name="T4311">, </text:span><text:span text:style-name="T4314">как </text:span><text:span text:style-name="T4311">писал над этим портретом имя Хелен. </text:span><text:span text:style-name="T4312">Хотя, возможно, это </text:span><text:span text:style-name="T4315">моих рук дело</text:span><text:span text:style-name="T4312">.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311">Он снова забрался под одеяло и погрузился в глубокий сон.</text:span></text:p>
      <text:p text:style-name="P563"/>
      <text:p text:style-name="P563"><text:tab/><text:span text:style-name="T4355">Несколько часов спустя его разбудил голос Мэтью, стоящего возле двери в его спальню.</text:span></text:p>
      <text:p text:style-name="P563"><text:tab/>«<text:span text:style-name="T4355">Робин, просыпайся! Элисон стряпает </text:span><text:span text:style-name="T4361">для </text:span><text:span text:style-name="T4355">на</text:span><text:span text:style-name="T4361">с</text:span><text:span text:style-name="T4355"> завтрак на кухне — он будет готов через несколько минут!</text:span>»</text:p>
      <text:p text:style-name="P563"><text:tab/><text:span text:style-name="T4355">На часах было почти девять. Робин закончил с одеванием и уже собрался спуститься вниз, но в последний момент решил вернуться в спальню и прихватить с собой свой маленький шедевр, чтобы показать его остальным.</text:span></text:p>
      <text:p text:style-name="P563"><text:tab/><text:span text:style-name="T4356">Рисунок удивил их не меньше, чем самого Робина.</text:span></text:p>
      <text:p text:style-name="P563"><text:tab/>«<text:span text:style-name="T4356">Ты не смог бы нарисовать это, ведь ты даже не умеешь держать в руке карандаш! Давай, открой нам секрет, кто это сделал? Нас не проведёшь, этот рисунок слишком хорош для тебя!</text:span>» - <text:span text:style-name="T4356">рассмеялась Элисон.</text:span></text:p>
      <text:p text:style-name="P563"><text:tab/>«<text:span text:style-name="T4357">Честное слово — портрет нарисовал я. Можете спросить Симпсона! Я был удивлён не меньше вас. Наверное, мне повезло. Я пытался рисовать целую вечность, и, возможно, мои старания не прошли даром.</text:span>»</text:p>
      <text:p text:style-name="P563"><text:tab/><text:span text:style-name="T4358">Робин умолк и нахмурился.</text:span></text:p>
      <text:p text:style-name="P563"><text:tab/>«<text:span text:style-name="T4358">По какой-то непонятной причине я назвал её Хелен. </text:span><text:span text:style-name="T4360">Н</text:span><text:span text:style-name="T4358">е помню, как писал это имя.</text:span>»</text:p>
      <text:p text:style-name="P563"><text:tab/>«<text:span text:style-name="T4359">Я верю тебе, Робин. Это я вчера наводил порядок в твоей спальне, и рисунка в ней не было.</text:span>»</text:p>
      <text:p text:style-name="P563"><text:tab/>«<text:span text:style-name="T4360">Спасибо, Мэтью. Хоть кто-то верит моим словам. В любом случае, хватит об этом! Итак, где еда? Пахнет великолепно, </text:span><text:span text:style-name="T4372">а</text:span><text:span text:style-name="T4360"> я умираю от голода!</text:span>»</text:p>
      <text:p text:style-name="P564"><text:tab/><text:span text:style-name="T4361">Позавтракав, они переместились в гостиную. </text:span><text:span text:style-name="T4362">Их лица склонились над папками </text:span><text:span text:style-name="T4363">с документами</text:span><text:span text:style-name="T4362">, и в комнате отчётливо слышались звуки дыхания — умы были полностью </text:span><text:span text:style-name="T4365">поглощены</text:span><text:span text:style-name="T4362"> чтением.</text:span></text:p>
      <text:p text:style-name="P564"><text:soft-page-break/><text:tab/><text:span text:style-name="T4364">Часы пробили три, но до сих пор не было произнесено ни одного слова. </text:span><text:span text:style-name="T4366">Наконец тишину прервал отдалённый лай Симпсона. Робин оставил остальных и пошёл на кухню.</text:span></text:p>
      <text:p text:style-name="P564"><text:tab/><text:span text:style-name="T4367">Симпсон был здесь — его влажный нос прижался к стеклу кухонной двери. Он перестал лаять сразу </text:span><text:span text:style-name="T4368">же</text:span><text:span text:style-name="T4367">, как только заметил </text:span><text:span text:style-name="T4368">Робина</text:span><text:span text:style-name="T4367">. </text:span><text:span text:style-name="T4368">Мальчик</text:span><text:span text:style-name="T4367"> открыл заднюю дверь, но Симпсон вернулся на кухню и </text:span><text:span text:style-name="T4369">снова </text:span><text:span text:style-name="T4367">продолжил </text:span><text:span text:style-name="T4369">шуметь</text:span><text:span text:style-name="T4367">.</text:span></text:p>
      <text:p text:style-name="P564"><text:tab/>«<text:span text:style-name="T4367">Я знаю, чего ты хочешь — ты голоден. Ох! Как же я виноват! Подумать только, я забыл тебя покормить! Сейчас посмотрю в холодильнике, что у нас есть для тебя.</text:span>»</text:p>
      <text:p text:style-name="P564"><text:tab/><text:span text:style-name="T4370">Робин открыл холодильник — он был почти пуст. В нём находился кусок сыра, яйца и полфунта свежего фарша.</text:span></text:p>
      <text:p text:style-name="P564"><text:tab/>«<text:span text:style-name="T4371">Ну, Симпсон, кажется, сегодня вечером ты будешь есть фарш. Держи… И пить воду.</text:span>»</text:p>
      <text:p text:style-name="P564"><text:tab/><text:span text:style-name="T4372">Робин вернулся в гостиную и продолжил чтение. После того, как Симпсон закончил есть, он </text:span><text:span text:style-name="T4373">пришёл в гостиную и свернулся в клубок возле ног Робина. Время шло очень быстро — студенты были так заняты работой, что не заметили, как наступила половина седьмого.</text:span></text:p>
      <text:p text:style-name="P564"><text:tab/>«<text:span text:style-name="T4374">Возможно, это та информация, которую мы искали</text:span>» - <text:span text:style-name="T4374">сказала Элисон,</text:span></text:p>
      <text:p text:style-name="P564"><text:tab/>«<text:span text:style-name="T4374">Исходя из неё, мы сможем разработать стратегию, </text:span><text:span text:style-name="T4375">которая предотвратит войну. </text:span><text:span text:style-name="T4376">Я думаю, нам будет нужно предотвратить активацию и запуск ядерных ракет.</text:span>»</text:p>
      <text:p text:style-name="P564"><text:tab/>«<text:span text:style-name="T4382">Легко сказать, Элисон, но совсем другое дело — уметь претворять слова в жизнь.</text:span>»</text:p>
      <text:p text:style-name="P564"><text:tab/>«<text:span text:style-name="T4382">Я знаю, Робин. Секрет в том, что нам не нужно пытаться обезвреживать по отдельности каждую ракету — этих проклятых штук слишком много. Нет, судя по тому, что я прочитала, лучше добраться до компьютеров…</text:span>»</text:p>
      <text:p text:style-name="P564"><text:tab/>«<text:span text:style-name="T4382">Элисон, ты не совсем ясно выражаешься. Компьютеры? Какое отношение они имеют к чему-либо?</text:span>»</text:p>
      <text:p text:style-name="P564"><text:tab/>«<text:span text:style-name="T4382">Мэтью, </text:span><text:span text:style-name="T4383">мне бы хотелось, чтобы ты немного притормозил и послушал меня. Конечно, ты не увидишь связи, если будешь перебивать меня на каждом слоге.</text:span>»</text:p>
      <text:p text:style-name="P564"><text:tab/><text:span text:style-name="T4384">Они замолчали, позволив Элисон завершить сказанное, не прерыва</text:span><text:span text:style-name="T4385">я</text:span><text:span text:style-name="T4386">сь</text:span><text:span text:style-name="T4384">.</text:span></text:p>
      <text:p text:style-name="P564"><text:tab/>«<text:span text:style-name="T4385">Итак, на чём я остановилась? О, вспомнила — на компьютерах! Да, я имела в виду, что компьютеры управляют механизмами, позволяющими загружать боеголовки в ракеты и, затем, запускать их. Если бы нам каким-то образом удалось вывести из строя один из главных компьютеров, </text:span><text:span text:style-name="T4387">то остальные последовали бы его примеру по принципу домино. Удар по компьютерам — единственный возможный метод. Таким образом мы поразим все ракеты. Я знаю, что это всего лишь идея, и что она не принесёт нам пользы до тех пор, пока не появится способ воплотить её в жизнь. Но, запомните мои слова — в конечном итоге мы будем атаковать именно компьютеры.</text:span>»</text:p>
      <text:p text:style-name="P564"><text:tab/>«<text:span text:style-name="T4387">Да, это идея</text:span>» - <text:span text:style-name="T4387">задумчиво сказал Гарри,</text:span></text:p>
      <text:p text:style-name="P564"><text:tab/>«<text:span text:style-name="T4387">Но можете ли вы представить, как охраняется такое место? Нам не проникнуть ни на одну базу. Мы все прекрасно понимаем, что не сможем преодолеть систем их защиты, что бы мы ни делали.</text:span>»</text:p>
      <text:p text:style-name="P564"><text:tab/>«<text:span text:style-name="T4388">Моя идея насчёт компьютеров — самый быстрый и, насколько я понимаю, единственный способ предотвратить гибель людей.</text:span>»</text:p>
      <text:p text:style-name="P564"><text:tab/><text:span text:style-name="T4388">После того, как Элисон удалось высказаться, они продолжили чтение.</text:span></text:p>
      <text:p text:style-name="P564"><text:tab/><text:span text:style-name="T4389">Робин почувствовал беспокойство — он больше не мог полностью сосредоточиться на чтении. Он положил папку на пол и оставил закладку между страницами, чтобы не потерять то место, на котором остановился. Часы на здании административного центра пробили </text:span><text:span text:style-name="T4458">восемь</text:span><text:span text:style-name="T4389"> раз. Робин поднялся наверх и вытащил свой мольберт, альбом для рисования и коробку с карандашами.</text:span></text:p>
      <text:p text:style-name="P564"><text:tab/>«<text:span text:style-name="T4390">Прошлой ночью это сработало — я почувствовал себя гораздо спокойнее после того, как нарисовал тот портрет</text:span>» - <text:span text:style-name="T4390">подумал Робин.</text:span></text:p>
      <text:p text:style-name="P564"><text:tab/><text:span text:style-name="T4391">Примерно через полчаса он сотворил ещё один шедевр. Картина получилась мрачной — на ней был изображён переживший бомбёжку город, с множеством мёртвых людей, лежащих на </text:span><text:span text:style-name="T4392">развалинах</text:span><text:span text:style-name="T4391"> улиц.</text:span></text:p>
      <text:p text:style-name="P564"/>
      <text:p text:style-name="P564"><text:tab/><text:span text:style-name="T4391">Робин показал свой рисунок остальным.</text:span></text:p>
      <text:p text:style-name="P564"><text:soft-page-break/><text:tab/>«<text:span text:style-name="T4392">Посмотрите! Что вы скажете об этом? Теперь вы верите, что предыдущий рисунок нарисовал тоже я? Я был один в той же самой комнате </text:span><text:span text:style-name="T4393">и вам больше нечего возразить — вы должны </text:span><text:span text:style-name="T4394">мне </text:span><text:span text:style-name="T4393">поверить.</text:span>»</text:p>
      <text:p text:style-name="P564"><text:tab/>«<text:span text:style-name="T4397">Он</text:span><text:span text:style-name="T4395"> </text:span><text:span text:style-name="T4396">немного </text:span><text:span text:style-name="T4395">ненормал</text:span><text:span text:style-name="T4397">ен</text:span><text:span text:style-name="T4395">, ты не находишь?</text:span>» - <text:span text:style-name="T4395">заметил Гарри,</text:span></text:p>
      <text:p text:style-name="P564"><text:tab/>«<text:span text:style-name="T4396">Ради всего святого, что заставило тебя нарисовать это? Он выглядит совсем не так, как Саутгемптон, каким мы его знаем. </text:span><text:span text:style-name="T4398">Интересн</text:span><text:span text:style-name="T4399">о, что это за место</text:span><text:span text:style-name="T4398">?</text:span>»</text:p>
      <text:p text:style-name="P564"><text:tab/>«<text:span text:style-name="T4400">Честно говоря, Гарри, я не знаю, почему нарисовал это. Мне просто захотелось порисовать, и я не думал о том, что в итоге получится нечто подобное.</text:span>»</text:p>
      <text:p text:style-name="P564"><text:tab/>«<text:span text:style-name="T4400">Я знаю, где это… Это Нью-Йорк, я в этом уверен! Я </text:span><text:span text:style-name="T4401">жил там </text:span><text:span text:style-name="T4400">несколько месяцев до того, как переехал сюда.</text:span>»</text:p>
      <text:p text:style-name="P564"><text:tab/>«<text:span text:style-name="T4402">Ты уверен, Мэтью?</text:span>»</text:p>
      <text:p text:style-name="P564"><text:tab/>«<text:span text:style-name="T4403">Ну конечно, уверен. Иначе я не стал бы говорить об этом — ты отлично меня </text:span><text:span text:style-name="T4404">знаешь</text:span><text:span text:style-name="T4403">. </text:span><text:span text:style-name="T4404">Я никогда не говорю ни о чём, если не уверен в своей правоте на девяносто девять процентов.</text:span>»</text:p>
      <text:p text:style-name="P564"><text:tab/>«<text:span text:style-name="T4405">Нет, я не думаю, что это так. В любом случае, сейчас примерно половина де</text:span><text:span text:style-name="T4459">вятого</text:span><text:span text:style-name="T4405">, и я умираю с голоду. Нам нужно поесть перед тем, как мы продолжим работать. Мы не обедали.</text:span>»</text:p>
      <text:p text:style-name="P564"><text:tab/>«<text:span text:style-name="T4406">Да, я тоже очень голоден. Мне было интересно, когда вы решите устроить перерыв</text:span>» - <text:span text:style-name="T4406">ответил Гарри. Они поднялись и дружно направились на кухню, а Симпсон </text:span><text:span text:style-name="T4453">за</text:span><text:span text:style-name="T4406">семенил возле Робина, следуя </text:span><text:span text:style-name="T4452">за</text:span><text:span text:style-name="T4406"> его пят</text:span><text:span text:style-name="T4452">ками</text:span><text:span text:style-name="T4406">.</text:span></text:p>
      <text:p text:style-name="P564"><text:tab/>«<text:span text:style-name="T4406">Куда делся фарш?</text:span>» - <text:span text:style-name="T4406">спросил Мэтью, отворачиваясь от почти пустого холодильника,</text:span></text:p>
      <text:p text:style-name="P564"><text:tab/>«<text:span text:style-name="T4406">Я вчера купил фарш… Что с ним случилось?</text:span>»</text:p>
      <text:p text:style-name="P564"><text:tab/>«<text:span text:style-name="T4407">Фарш?</text:span>»</text:p>
      <text:p text:style-name="P564"><text:tab/>«<text:span text:style-name="T4408">Да, Робин — фарш. Ты не расслышал меня или в своё свободное время ты становишься попугаем?</text:span>»</text:p>
      <text:p text:style-name="P564"><text:tab/>«<text:span text:style-name="T4409">Не стоит переходить на личности. Иначе я не скажу тебе, что случилось с фаршем.</text:span>»</text:p>
      <text:p text:style-name="P564"><text:tab/>«<text:span text:style-name="T4409">Робин, я начинаю терять терпение. Если это розыгрыш, то мне совсем не смешно — я умираю с голоду! Хватит валять дурака и давай его сюда.</text:span>»</text:p>
      <text:p text:style-name="P564"><text:tab/>«<text:span text:style-name="T4454">Мэтью, мне неприятно об этом говорить, но я не могу вернуть его тебе.</text:span>»</text:p>
      <text:p text:style-name="P564"><text:tab/>«<text:span text:style-name="T4455">Что ты имеешь в виду, говоря, что не сможешь его вернуть?</text:span>»</text:p>
      <text:p text:style-name="P564"><text:tab/>«<text:span text:style-name="T4456">Именно то, что сказал. Его уже не вернуть. Видишь ли, он съеден.</text:span>»</text:p>
      <text:p text:style-name="P564"><text:tab/>«<text:span text:style-name="T4457">Кто его съел?</text:span>»</text:p>
      <text:p text:style-name="P564"><text:tab/>«<text:span text:style-name="T4460">Понимаешь, Симпсон был голоден и сегодня ничего не ел. Мне было больше нечего предложить ему.</text:span>»</text:p>
      <text:p text:style-name="P564"><text:tab/>«<text:span text:style-name="T4460">Ты хочешь сказать, что нам придётся умереть от голода, потому что эта тупая собака съела наш фарш?</text:span>»</text:p>
      <text:p text:style-name="P564"><text:tab/>«<text:span text:style-name="T4460">Он — не ту</text:span><text:span text:style-name="T4475">пая</text:span><text:span text:style-name="T4460"> </text:span><text:span text:style-name="T4475">собака</text:span><text:span text:style-name="T4460">. Ты слишком эгоистичен — нельзя всё время думать только о своём животе. В холодильнике есть сыр и яйца.</text:span>»</text:p>
      <text:p text:style-name="P564"><text:tab/>«<text:span text:style-name="T4460">Мне надоело есть яйца.</text:span>»</text:p>
      <text:p text:style-name="P564"><text:tab/>«<text:span text:style-name="T4460">Вы оба — прекратите!</text:span>» - <text:span text:style-name="T4460">прервал их Гарри.</text:span></text:p>
      <text:p text:style-name="P564"><text:tab/>«<text:span text:style-name="T4460">Довольно разговоров о мясном фарше — нет смысла спорить о том, что уже произошло. Слушайте, мы с Элисон угостим вас обедом в «Пицца Хат» или в «Бургер Кинг». Решайте, </text:span><text:span text:style-name="T4461">куда мы идём. Хватит дуться! Пожмите друг другу руки! Ничего страшного не произошло!</text:span>»</text:p>
      <text:p text:style-name="P564"><text:tab/><text:span text:style-name="T4461">Мэтью и Робин извинились друг перед другом и </text:span><text:span text:style-name="T4495">обменялись рукопожат</text:span><text:span text:style-name="T4496">ием</text:span><text:span text:style-name="T4461">.</text:span></text:p>
      <text:p text:style-name="P564"><text:tab/>«<text:span text:style-name="T4461">Я думаю, нам следует сходить в «Бургер Кинг», потому что </text:span><text:span text:style-name="T4470">у</text:span><text:span text:style-name="T4461"> нас нет свободного времени. В «Пицца Хат» нам придётся ждать двадцать минут до того, как подадут еду. Что скажешь, Мэтью? Это был твой фарш, а я скормил его Симпсону.</text:span>»</text:p>
      <text:p text:style-name="P564"><text:tab/><text:span text:style-name="T4461">Мэтью не стал возражать против выбора Робина.</text:span></text:p>
      <text:p text:style-name="P564"><text:tab/><text:span text:style-name="T4461">Гарри отвёз всех в «Бургер Кинг».</text:span></text:p>
      <text:p text:style-name="P564"><text:tab/><text:span text:style-name="T4462">Примерно полчаса спустя они выкатились из «Бургер Кинг», наевшись до отвала и чувствуя тяжесть и дискомфорт в своих желудках.</text:span></text:p>
      <text:p text:style-name="P564"><text:soft-page-break/><text:tab/>«<text:span text:style-name="T4463">Я съел</text:span><text:span text:style-name="T4464">а</text:span><text:span text:style-name="T4463"> слишком много. В моём животе — боль, и малейшее несогласованное движение только усиливает её. Всё, чего я </text:span><text:span text:style-name="T4470">сейчас </text:span><text:span text:style-name="T4463">хочу — это лечь и не шевелиться.</text:span>»</text:p>
      <text:p text:style-name="P564"><text:tab/>«<text:span text:style-name="T4464">Согласен с тобой, Элисон. У меня такое ощущение, словно мой живот увеличился в обхвате на несколько метров. Как будто </text:span><text:span text:style-name="T4465">внутри меня всей командой пинают футбольный мяч!</text:span>»</text:p>
      <text:p text:style-name="P564"><text:tab/><text:span text:style-name="T4466">Пока Мэтью вёз их обратно домой, его пассажиры издавали нескончаемую череду стонов. Схватившись за животы, они, пошатываясь, кое-как вылезли из автомобиля и, поднявшись по бетонной дорожке, растянулись на первых же подвернувшихся креслах.</text:span></text:p>
      <text:p text:style-name="P564"><text:tab/>«<text:span text:style-name="T4467">Я знаю — сейчас мы не в лучшей форме, но всё-же, </text:span><text:span text:style-name="T4469">думаю, </text:span><text:span text:style-name="T4467">нам следует продолжить чтение</text:span>» - <text:span text:style-name="T4468">произнёс Робин,</text:span></text:p>
      <text:p text:style-name="P564"><text:tab/>«<text:span text:style-name="T4469">Посмотрите на положительную сторону — по крайней мере, нам не придётся слишком много двигаться. Было бы хуже, если бы это был завтрак и нам пришлось бы сразу после него выполнять различную работу по хозяйству. Согласитесь, это было бы ужасно!</text:span>»</text:p>
      <text:p text:style-name="P564"><text:tab/>«<text:span text:style-name="T4470">Робин, мне всё равно. В таком состоянии я ни за что не стал бы делать ничего </text:span><text:span text:style-name="T4471">в малейшей степени подвижного.</text:span>»</text:p>
      <text:p text:style-name="P564"><text:tab/>«<text:span text:style-name="T4471">Хорошо, Гарри. Твоя точка зрения мне ясна, но, пожалуйста, давайте продолжим работать.</text:span>»</text:p>
      <text:p text:style-name="P564"/>
      <text:p text:style-name="P564"><text:tab/><text:span text:style-name="T4472">Таким образом, с большим дискомфортом, они продолжили чтение. Вскоре неприятные ощущения перестали тревожить их, и стоны прекратились. Робин выпустил Симпсона в сад, оставив приоткрытой кухонную дверь. Когда Симпсон вернулся, Робин запер </text:span><text:span text:style-name="T4481">её</text:span><text:span text:style-name="T4472">, взял </text:span><text:span text:style-name="T4482">пса</text:span><text:span text:style-name="T4472"> на руки и отнёс в гостиную, уложив рядом с камином. Пролистывая страницы в папке, Робин ласково поглаживал Симпсона.</text:span></text:p>
      <text:p text:style-name="P564"><text:tab/>«<text:span text:style-name="T4472">Эй! Возможно, я кое-что нашёл!</text:span>»</text:p>
      <text:p text:style-name="P564"><text:tab/>«<text:span text:style-name="T4473">Господи! Робин, как ты меня напугал! Моя душа провалилась в пятки! </text:span><text:span text:style-name="T4474">Что же ты нашёл?</text:span>»</text:p>
      <text:p text:style-name="P564"><text:tab/>«<text:span text:style-name="T4476">Извини, Элисон. Я не хотел тебя нервировать. Здесь есть немного об Ури Геллере. Судя по всему, десятого сентября тысяча девятьсот семьдесят четвёртого года, он провёл эксперимент, в ходе которого исчезла половина </text:span><text:span text:style-name="T4477">куска ванадиевой </text:span><text:span text:style-name="T4476">фольги. </text:span><text:span text:style-name="T4478">Фольга была заключена в капсулу, которая подскакивала словно прыгающая фасолина. </text:span><text:span text:style-name="T4479">Старому Ури Геллеру фактически удалось разрушить молекулярную структуру ванадия. Мы могли бы сделать то же самое — </text:span><text:span text:style-name="T4483">без проблем!</text:span><text:span text:style-name="T4479">. </text:span><text:span text:style-name="T4480">Также з</text:span><text:span text:style-name="T4479">десь имеются записи о людях, которые заставляли различные предметы проходить </text:span><text:span text:style-name="T4484">сквозь</text:span><text:span text:style-name="T4479"> стены…</text:span>»</text:p>
      <text:p text:style-name="P564"><text:tab/><text:span text:style-name="T4487">На короткое время о</text:span><text:span text:style-name="T4485">н снова погрузился в чтение.</text:span></text:p>
      <text:p text:style-name="P564"><text:tab/>«<text:span text:style-name="T4488">Нет. Теперь я в это не верю. Некоторые сведения об аномальных способностях — это, в основном, разновидность активности полтергейста, которая находится под контролем. </text:span><text:span text:style-name="T4489">В любом случае, что вы думаете?</text:span>»</text:p>
      <text:p text:style-name="P564"><text:tab/>«<text:span text:style-name="T4490">Отлично, Робин! Благодаря этому и моей ранее высказанной идее — ну, вы знаете: о том, чтобы сделать нечто, способное вызвать сбой в работе компьютеров — мы сможем придумать что-то такое, что должно сработать.</text:span>»</text:p>
      <text:p text:style-name="P564"><text:tab/>«<text:span text:style-name="T4491">Да, Робин. Элисон предложила хорошую мысль. Есть только одна проблема, которую я предвижу — мы не знаем, какую </text:span><text:span text:style-name="T4529">из </text:span><text:span text:style-name="T4491">час</text:span><text:span text:style-name="T4529">тей</text:span><text:span text:style-name="T4491"> компьютера нужно использовать, чтобы вызвать его неисправность.</text:span>»</text:p>
      <text:p text:style-name="P564"><text:tab/>«<text:span text:style-name="T4492">Возможно, это не так уж и сложно. Всё, что нам придётся сделать — это составить несколько отдельных запросов о принципах функционирования компьютеров на факультете компьютерных наук в нашем университете. Там могут знать, что может заставить компьютер выйти из строя. Видишь, Мэтью? Не стоит расстраиваться и терять веру в своих друзей! Не беспокойся, это обязательно сработает!</text:span>»</text:p>
      <text:p text:style-name="P565"><text:tab/>«<text:span text:style-name="T4493">Прекрасно, когда вы говорите мне не волноваться. Однако, если вы ещё не забыли — нас не существует в разрушенном Саутгемптоне будущего. Наши жизни зависят от того, насколько правильно мы сделаем всё, что </text:span><text:span text:style-name="T4530">можем.</text:span>»</text:p>
      <text:p text:style-name="P565"><text:soft-page-break/><text:tab/><text:span text:style-name="T4530">Гарри не подумал об этом, и на его лице появились признаки разочарования. Всё это время он рассматривал их задачу, как очередной эксперимент или тест, который нужно пройти, чтобы получить за него оценку.</text:span></text:p>
      <text:p text:style-name="P565"><text:tab/>«<text:span text:style-name="T4530">Слушайте, вы все! Не грустите! Помните, мы добьёмся успеха, в этом нет никаких сомнений. </text:span><text:span text:style-name="T4531">Нужно только тщательно всё спланировать, и всё получится. Поверьте мне… Или никто из вас больше не верит в то, что я могу сделать с помощью своего разума? Пойдёмте, уже поздно. Включим телевизор и посмотрим какой-нибудь фильм. Сегодня Страстная пятница — должно быть что-нибудь приличное.</text:span>»</text:p>
      <text:p text:style-name="P565"/>
      <text:p text:style-name="P565"><text:tab/><text:span text:style-name="T4531">Робин включил телевизор и они посмотрели фильм «Краденый камень», после чего отправились спать. </text:span><text:span text:style-name="T4532">Их спальные места остались прежними, как в предыдущую ночь. Элисон была единственной, кому понравился фильм — возможно потому, что в нём снимался Роберт Редфорд. Как бы то ни было, она настояла на том, чтобы все они сидели рядом с ней и досматривали фильм до конца.</text:span></text:p>
      <text:p text:style-name="P565"/>
      <text:p text:style-name="P565"><text:tab/><text:span text:style-name="T4532">На следующий день Робин проснулся рано и, взяв с собой Симпсона, отправился за покупками. Он купил много мяса и овощей, и на этот раз убедился, что купил достаточное количество банок с собачьим кормом. Когда он вернулся домой, Элисон уже готовила на кухне тосты и чай. Хотя никто из них этого не знал, для них это должен был быть хороший день.</text:span></text:p>
      <text:p text:style-name="P565"/>
      <text:p text:style-name="P565"><text:tab/><text:span text:style-name="T4533">Они продолжили внимательно просматривать </text:span><text:span text:style-name="T4534">документы</text:span><text:span text:style-name="T4533">, как делали это по</text:span><text:span text:style-name="T4534">следние несколько</text:span><text:span text:style-name="T4533"> дней. Внезапно Робин </text:span><text:span text:style-name="T4534">от</text:span><text:span text:style-name="T4533">бросил папку </text:span><text:span text:style-name="T4535">с</text:span><text:span text:style-name="T4533"> запис</text:span><text:span text:style-name="T4534">ями</text:span><text:span text:style-name="T4533">.</text:span></text:p>
      <text:p text:style-name="P565"/>
      <text:p text:style-name="P568">ДЕСЯТАЯ ГЛАВА</text:p>
      <text:p text:style-name="P568"/>
      <text:p text:style-name="P569">ОПАСЕНИЯ</text:p>
      <text:p text:style-name="P569"/>
      <text:p text:style-name="P569"><text:tab/>«БОЖЕ, КАК МЫ БЫЛИ ГЛУПЫ!» - ВОСКЛИКНУЛ РОБИН,</text:p>
      <text:p text:style-name="P569"><text:tab/>«Прошло столько времени, а мы <text:span text:style-name="T4543">даже</text:span> не думали об этом!»</text:p>
      <text:p text:style-name="P569"><text:tab/>«Робин, о чем?»</text:p>
      <text:p text:style-name="P569"><text:tab/>«<text:span text:style-name="T4536">Разве ты не видишь, Мэтью? Здесь имеется заметка, которую профессор оставил после рифм, написанных Нострадамусом. Нострадамус утверждает, что Третья мировая война начнётся в августе одна тысяча девятьсот восемьдесят седьмого, но мы знаем, что на самом деле бомбы сбросят в апреле восемьдесят восьмого.</text:span>»</text:p>
      <text:p text:style-name="P569"><text:tab/>«<text:span text:style-name="T4537">Очевидно, он имел в виду, что в августе начнётся словесное противостояние государств. Если мы предотвратим события, которые приве</text:span><text:span text:style-name="T4538">дут</text:span><text:span text:style-name="T4537"> к началу разногласий, то у нас не будет проблем с остановкой войны.</text:span>»</text:p>
      <text:p text:style-name="P569"><text:tab/>«<text:span text:style-name="T4538">Хорошо, что ты говоришь об этом, но мы не знаем, что это за события, </text:span><text:span text:style-name="T4539">а к тому времени будет уже слишком поздно.</text:span>»</text:p>
      <text:p text:style-name="P569"><text:tab/>«<text:span text:style-name="T4540">Мэтью, подумай об этом. Русские блокируют Ормузский пролив. Чтобы сделать это, иранцы должны дать русским разрешение на передвижение их </text:span><text:span text:style-name="T4546">войск</text:span><text:span text:style-name="T4540"> по территории Ирана. Всё, что от нас требуется — это убедиться в том, что такое разрешение никогда не будет дано. Понятно?</text:span>»</text:p>
      <text:p text:style-name="P569"><text:tab/>«<text:span text:style-name="T4541">Неплохо, Робин! Совсем неплохо! В этом что-то есть. Есть ли ещё что-нибудь, что мы можем сделать, или что-то, что мы могли упустить из виду?</text:span>» - <text:span text:style-name="T4541">спросил Гарри, подперев голову руками и размышляя. Свежий взгляд Робина неожиданно открыл перед ним множество возможных решений стоявшей задачи, и его воображение разгулялось.</text:span></text:p>
      <text:p text:style-name="P569"><text:tab/>«<text:span text:style-name="T4542">Да, Гарри. Кое-что приходит на ум. Это было сказано тобой. В одной из папок, которые ты просмотрел, были записи о других студентах, с которыми профессор работал до нас. </text:span><text:span text:style-name="T4587">Ты не мог бы </text:span><text:span text:style-name="T4588">рассказать об этом подробнее</text:span><text:span text:style-name="T4587">? Не знаю почему, но я уверен — мы упустили что-то из виду.</text:span>»</text:p>
      <text:p text:style-name="P569"><text:soft-page-break/><text:tab/>«<text:span text:style-name="T4588">Хорошо, Робин, как скажешь. Но лично я не вижу причин, по котором нас должно интересовать всё это.</text:span>»</text:p>
      <text:p text:style-name="P569"><text:tab/><text:span text:style-name="T4588">Пока Гарри искал нужную информацию, Мэтью и Элисон удалились на кухню, чтобы </text:span><text:span text:style-name="T4592">заняться</text:span><text:span text:style-name="T4588"> готов</text:span><text:span text:style-name="T4592">кой</text:span><text:span text:style-name="T4588"> обед</text:span><text:span text:style-name="T4593">а</text:span><text:span text:style-name="T4588">.</text:span></text:p>
      <text:p text:style-name="P570"><text:tab/><text:span text:style-name="T4589">В кои-то веки обед не попал в категорию «поесть, пока не стемнело» — в этот раз он пришёлся на более традиционное время — на половину второго. </text:span><text:span text:style-name="T4590">Мэтью был счастлив, что им не придётся снова есть яйца, вместо которых они попотчуют себя настоящей, «правильной» пищей. Запах жарящихся бараньих отбивных </text:span><text:span text:style-name="T4591">раз</text:span><text:span text:style-name="T4590">будил его аппетит. Элисон занималась салатом, не забывая присматривать за вафлями из картофеля.</text:span></text:p>
      <text:p text:style-name="P570"/>
      <text:p text:style-name="P570"><text:tab/><text:span text:style-name="T4592">Робин взял в руки </text:span><text:span text:style-name="T4594">подробные </text:span><text:span text:style-name="T4592">записи, </text:span><text:span text:style-name="T4594">составленные профессором, в которых описывались его прежние ученики. </text:span><text:span text:style-name="T4595">Он бегло просмотрел их, пытаясь выяснить, не обладал ли кто-</text:span><text:span text:style-name="T4596">нибудь</text:span><text:span text:style-name="T4595"> из них исключительными способностями. Он просмотрел восемь разных анкет, но не нашёл ни</text:span><text:span text:style-name="T4601">кого</text:span><text:span text:style-name="T4595">, </text:span><text:span text:style-name="T4601">кто</text:span><text:span text:style-name="T4595"> мог бы привлечь </text:span><text:span text:style-name="T4615">его </text:span><text:span text:style-name="T4595">внимание — похоже, ни у </text:span><text:span text:style-name="T4602">одного</text:span><text:span text:style-name="T4595"> из них таких талантов не наблюдалось.</text:span></text:p>
      <text:p text:style-name="P570"><text:tab/><text:span text:style-name="T4596">Наконец, </text:span><text:span text:style-name="T4597">Робин</text:span><text:span text:style-name="T4596"> нашёл </text:span><text:span text:style-name="T4615">студента</text:span><text:span text:style-name="T4596">, </text:span><text:span text:style-name="T4597">чьи данные показались ему интересными. Мартин Гау — он работал у профессора четыре года назад, </text:span><text:span text:style-name="T4598">и </text:span><text:span text:style-name="T4597">в то время ему было двадцать лет. </text:span><text:span text:style-name="T4599">Он подавал большие надежды, обладая способность</text:span><text:span text:style-name="T4607">ю</text:span><text:span text:style-name="T4599"> гнуть металл, слегка поглаживая его. </text:span><text:span text:style-name="T4600">Однако это был</text:span><text:span text:style-name="T4607">а</text:span><text:span text:style-name="T4600"> одна из специализаций Мэтью, и, когда он делал то же самое, ему не требовалось дотрагиваться до </text:span><text:span text:style-name="T4603">него</text:span><text:span text:style-name="T4600">.</text:span></text:p>
      <text:p text:style-name="P570"><text:tab/><text:span text:style-name="T4604">Нет, Робин искал кого-то, кто мог управлять </text:span><text:span text:style-name="T4609">силами</text:span><text:span text:style-name="T4604"> своего разума не хуже его самого. Для того, что он задумал, ему нужен </text:span><text:span text:style-name="T4610">был </text:span><text:span text:style-name="T4604">человек с удивительными способностями…</text:span></text:p>
      <text:p text:style-name="P570"><text:tab/><text:span text:style-name="T4606">Его размышления были прерваны окликом Элисон из кухни.</text:span></text:p>
      <text:p text:style-name="P570"><text:tab/>«<text:span text:style-name="T4606">Робин, обед готов! Иди скорее, он на столе — не дай ему остыть!</text:span>»</text:p>
      <text:p text:style-name="P570"><text:tab/><text:span text:style-name="T4607">Аромат приготовленной пищи добрался до гостиной, и он был невероятно соблазнительным. Живот подсказывал мальчику, что нужно немедленно бросить все дела и отправиться к его источнику.</text:span></text:p>
      <text:p text:style-name="P570"><text:tab/>«<text:span text:style-name="T4608">Робин, ты нашёл что-нибудь интересное? Какими были его прежние ученики? Был ли кто-нибудь из них так же хорош, как мы? Вообще-то, это был глупый вопрос — с тобой никто не может сравниться.</text:span>»</text:p>
      <text:p text:style-name="P570"><text:tab/>«<text:span text:style-name="T4608">Спасибо за комплимент, Элисон. Нет, пока что не отыскалось ничего, что могло бы хоть чем-то помочь нам.</text:span>»</text:p>
      <text:p text:style-name="P570"/>
      <text:p text:style-name="P570"><text:tab/><text:span text:style-name="T4611">Вскоре они закончили есть, и Робин вернулся к прерванному просмотру записей о прежних студентах. </text:span><text:span text:style-name="T4612">В гостиную зашёл Симпсон и уселся рядом с ним на пол. Он заглянул мальчику через плечо, изо всех сил стараясь привлечь его внимание.</text:span></text:p>
      <text:p text:style-name="P570"><text:tab/>«<text:span text:style-name="T4613">А-а, я опять забыл о тебе</text:span>» - <text:span text:style-name="T4613">произнёс Робин, рассеянно поглаживая собаку.</text:span></text:p>
      <text:p text:style-name="P570"><text:tab/><text:span text:style-name="T4614">Внезапно он вскочил и во весь голос закричал остальным —</text:span></text:p>
      <text:p text:style-name="P570"><text:tab/>«<text:span text:style-name="T4614">Нашёл! Нашёл!</text:span>»</text:p>
      <text:p text:style-name="P570"><text:tab/><text:span text:style-name="T4615">Они вбежали в гостиную.</text:span></text:p>
      <text:p text:style-name="P570"><text:tab/>«<text:span text:style-name="T4616">Почему ты кричишь?</text:span>»</text:p>
      <text:p text:style-name="P570"><text:tab/>«<text:span text:style-name="T4617">Элисон, это здесь. Это именно то, что я пытался найти!</text:span>»</text:p>
      <text:p text:style-name="P570"><text:tab/>«<text:span text:style-name="T4618">Не нужно трясти толстенной пачкой бумаги перед нашими лицами — это бесполезно — </text:span><text:span text:style-name="T4619">т</text:span><text:span text:style-name="T4618">ак мы не сможем прочитать ничего!</text:span>» - <text:span text:style-name="T4620">нетерпеливо сказал Мэтью.</text:span></text:p>
      <text:p text:style-name="P570"><text:tab/>«<text:span text:style-name="T4621">Кого ты нашёл? У него или неё есть имя?</text:span>»</text:p>
      <text:p text:style-name="P570"><text:tab/>«<text:span text:style-name="T4621">Дай мне возможность ответить, Гарри.</text:span>»</text:p>
      <text:p text:style-name="P570"><text:tab/>«<text:span text:style-name="T4621">Из-за того, что вы закидали меня вопросами, у меня не остаётся ни единого шанса вставить хотя бы слово.</text:span>»</text:p>
      <text:p text:style-name="P570"><text:tab/><text:span text:style-name="T4622">Робин сверился с записями.</text:span></text:p>
      <text:p text:style-name="P570"><text:tab/>«<text:span text:style-name="T4623">Её зовут </text:span><text:span text:style-name="T4624">Хе</text:span><text:span text:style-name="T4623">лен Паркер. </text:span><text:span text:style-name="T4625">Сейчас ей, наверное, около тринадцати лет. Она работала вместе с профессором приблизительно пять лет назад, но пробыла здесь всего один год.</text:span>»</text:p>
      <text:p text:style-name="P571"><text:soft-page-break/><text:tab/><text:span text:style-name="T4626">Профессор отправил её в Нью-Йорк, обратно к родителям, но они продолжали поддерживать связь, посылая друг другу письма. Здесь их целые стопки! Судя по содержанию последнего письма, она была самой молодой из тех, кто когда-либо поступал в один из лучших университетов искусств С</text:span><text:span text:style-name="T4627">оединённых Штатов</text:span><text:span text:style-name="T4626">.</text:span></text:p>
      <text:p text:style-name="P571"><text:tab/><text:span text:style-name="T4628">Робин снова заглянул в свои бумаги.</text:span></text:p>
      <text:p text:style-name="P571"><text:tab/>«<text:span text:style-name="T4629">Послушайте! Похоже, что она обрела свои способности после удара током, когда была намного младше — в возрасте примерно четырёх лет. </text:span><text:span text:style-name="T4630">Её родители утверждали, что после этого несчастного случая она могла рисовать точные и подробные эскизы тех мест, в которых никогда не была. Профессор Фергер пришёл к выводу, что, когда её ударило током, это было равносильно перегоранию предохранителя. В свою очередь, это сделало её полностью восприимчивой к силам Земли. Так называемое «перегорание» могло либо полностью лишить её любых проявлений психической активности, либо наделить её огромной психической мощью, гораздо большей, чем мы можем представить!</text:span>»</text:p>
      <text:p text:style-name="P571"><text:tab/><text:span text:style-name="T4631">Остальные увлечённо слушали Робина.</text:span></text:p>
      <text:p text:style-name="P571"><text:tab/>«<text:span text:style-name="T4631">Это было всего лишь Начало. То, что следует дальше, простите за выражение, выносит м</text:span><text:span text:style-name="T4652">ой</text:span><text:span text:style-name="T4631"> мозг!</text:span>»</text:p>
      <text:p text:style-name="P571"><text:tab/><text:span text:style-name="T4631">Робин пролистал ещё несколько страниц.</text:span></text:p>
      <text:p text:style-name="P571"><text:tab/>«<text:span text:style-name="T4631">Если бы обстоятельства не заставили профессора отправить Хелен обратно, то неизвестно, на что она была </text:span><text:span text:style-name="T4650">бы </text:span><text:span text:style-name="T4631">способна сейчас! </text:span><text:span text:style-name="T4653">Хотя, судя по письмам, которые она писала профессору, кажется, что они продолжали экспериментировать…</text:span>»</text:p>
      <text:p text:style-name="P571"><text:tab/><text:span text:style-name="T4653">Он сделал паузу, задумавшись на мгновение.</text:span></text:p>
      <text:p text:style-name="P571"><text:tab/>«<text:span text:style-name="T4653">Интересно, знает ли она, что профессор совершил самоубийство.»</text:span></text:p>
      <text:p text:style-name="P571"><text:tab/><text:span text:style-name="T4653">Внезапно, его глаза засветились, и он задрожал от возбуждения, дико озираясь по сторонам. Было ясно, что он не высматривает какой-то определённый предмет, а представляет себе что-то.</text:span></text:p>
      <text:p text:style-name="P571"><text:tab/>«<text:span text:style-name="T4653">Робин! Робин! Ты отсекаешь себя от нас! Помни, мы должны работать одной командой! Что происходит в твоей голове?</text:span>»</text:p>
      <text:p text:style-name="P571"><text:tab/>«<text:span text:style-name="T4654">Да, Робин — Гарри прав. Ты поставил барьер, не позволяя нам узнать, о чём ты думаешь. Никто из нас </text:span><text:span text:style-name="T4655">не поступает </text:span><text:span text:style-name="T4656">так</text:span><text:span text:style-name="T4654">! Мы всегда абсолютно честны с тобой.</text:span>»</text:p>
      <text:p text:style-name="P572"><text:tab/><text:span text:style-name="T4657">Робин повернулся лицом к Мэтью. Его глаза выражали страшный гнев — в них бушевало пламя. </text:span><text:span text:style-name="T4658">Крепко сжа</text:span><text:span text:style-name="T4659">в</text:span><text:span text:style-name="T4658"> кулаки, от стал отвечать на обвинения Гарри и Мэтью, и его голос дрожал от гнева.</text:span></text:p>
      <text:p text:style-name="P571"><text:tab/>«<text:span text:style-name="T4660">Я не делал ничего такого! Ты сам виноват, что не всегда можешь понять, что у меня на уме. Вы оба слишком увлечены соревнованием друг с другом, пытаясь завоевать расположение Элисон, и позволяете своим эмоциям взять верх над работой. Как вы можете рассчитывать сконцентрировать свои мысли на чём-либо?</text:span>»</text:p>
      <text:p text:style-name="P571"><text:tab/><text:span text:style-name="T4661">Гарри собрался остановить его реч</text:span><text:span text:style-name="T4663">ь</text:span><text:span text:style-name="T4661">, но Робин </text:span><text:span text:style-name="T4662">оборвал его на полуслове</text:span><text:span text:style-name="T4661">.</text:span></text:p>
      <text:p text:style-name="P571"><text:tab/>«<text:span text:style-name="T4664">Заткнись, Гарри! Послушай хотя бы раз — сосредоточь свой слабенький ум на том, что я пытаюсь объяснить, а не на том, что хочешь сказать ты сам.</text:span>»</text:p>
      <text:p text:style-name="P571"><text:tab/><text:span text:style-name="T4665">Робин спешно оглянулся, чтобы посмотреть, как отреагировал Мэтью на эту вспышку, но он, как всегда, не выказал своих чувств. Его лицо было полностью лишено признаков каких-либо эмоций. </text:span><text:span text:style-name="T4666">Всё, что мне нужно от вас сейчас — это полная преданность и благожелательность, пока проект не будет завершён. После этого вы сможете отдохнуть и заняться </text:span><text:span text:style-name="T4667">тем, чего вы хотели добиться в личной жизни</text:span><text:span text:style-name="T4666">.</text:span></text:p>
      <text:p text:style-name="P571"><text:tab/><text:span text:style-name="T4668">Робин осмотрел их всех, а затем продолжил — уже спокойнее.</text:span></text:p>
      <text:p text:style-name="P571"><text:tab/><text:span text:style-name="T4669">Я сожалею об этом приступе гнева. Но вы должны попытаться понять, в какой ситуации мы оказались. Я не должен был злиться на вас, но в последнее время я чувствую сильное давление. Поэтому, пожалуйста, если вы хотите участвовать в этом и помогать, то потерпите меня, и не создавайте лишних, ненужных проблем.</text:span></text:p>
      <text:p text:style-name="P571"><text:tab/><text:span text:style-name="T4670">Робин снова </text:span><text:span text:style-name="T4671">прервался</text:span><text:span text:style-name="T4670">.</text:span></text:p>
      <text:p text:style-name="P571"><text:tab/>«Итак…<text:span text:style-name="T4670"> Мэтью, Гарри… Никаких обид, всё забыто?</text:span>»</text:p>
      <text:p text:style-name="P571"><text:soft-page-break/><text:tab/><text:span text:style-name="T4672">Робин затих. It was Matthew’s expressionless face that had been responsible for his sudden change of manner.</text:span></text:p>
      <text:p text:style-name="P571"><text:tab/><text:span text:style-name="T4672">Мэтью был намного сильнее Гарри и, if he had been pushed too far, он отошёл бы в сторону и позволил Робину делать то, чего он хотел. Гарри вполне мог последовать его примеру — он был довольно слабохарактерным персонажем и легко поддавался влиянию Мэтью.</text:span></text:p>
      <text:p text:style-name="P571"><text:tab/><text:span text:style-name="T4673">Не смотря на то, что у Робина было больше экстрасенсорных способностей, чем у всех остальных, вместе взятых, они понадобятся ему для того, что он задумал. Кроме того, он был отдан под их опеку — меньше всего ему хотелось, чтобы они его бросили. В своём письме профессор предупреждал его, чтобы он был терпелив к остальным студентам.</text:span></text:p>
      <text:p text:style-name="P571"><text:tab/>«<text:span text:style-name="T4674">Ладно, Робин. Я прощаю тебя. Однако не думай, что я снова буду терпеть твои истерики. Ты не единственный, кто чувствует давление. Из твоего путешествия в будущее следует, что нас убьют. Так что ты должен понимать, что этот, как ты выразился, проект очень важен для нас. От успеха в нём зависят наши жизни.</text:span>»</text:p>
      <text:p text:style-name="P571"><text:tab/>«<text:span text:style-name="T4675">Прости, Мэтью, и спасибо за понимание в этот раз. Я обещаю, что постараюсь больше не выходить из себя.</text:span>»</text:p>
      <text:p text:style-name="P571"><text:tab/><text:span text:style-name="T4675">К этому времени огонь в глазах Робина окончательно погас. В них был</text:span><text:span text:style-name="T4676">о</text:span><text:span text:style-name="T4675"> было только спокойствие.</text:span></text:p>
      <text:p text:style-name="P571"><text:tab/>«<text:span text:style-name="T4677">Что мы обдумывали до этого, Робин?</text:span>» - <text:span text:style-name="T4677">спросила Элисон пытаясь сменить тему. Всё это время она молчала и не вмешивалась в спор. Когда-то давно она обещала профессору, что будет заботиться о Робине и никогда его не бросит, что бы ни случилось.</text:span></text:p>
      <text:p text:style-name="P571"><text:tab/>«<text:span text:style-name="T4678">Я не уверен, что мы сможем предотвратить события, которые приведут к войне</text:span>» - <text:span text:style-name="T4678">задумчиво ответил Робин,</text:span></text:p>
      <text:p text:style-name="P571"><text:tab/>«<text:span text:style-name="T4678">Но интуиция подсказывает мне — что бы мы ни решили сделать, нам понадобится кто-то другой, обладающий теми же способностями, что и мы сами.</text:span>»</text:p>
      <text:p text:style-name="P571"><text:tab/>«<text:span text:style-name="T4679">Скажи, чего ты хочешь от Хелен — ведь так, кажется, </text:span><text:span text:style-name="T4680">её </text:span><text:span text:style-name="T4679">звали?</text:span>» - <text:span text:style-name="T4679">спросила Элисон,</text:span></text:p>
      <text:p text:style-name="P571"><text:tab/>«<text:span text:style-name="T4679">Ситуация изменится, если в команде появится </text:span><text:span text:style-name="T4681">ещё одна</text:span><text:span text:style-name="T4679"> девушка.</text:span>»</text:p>
      <text:p text:style-name="P571"><text:tab/>«<text:span text:style-name="T4682">Да, её зовут Хелен…</text:span><text:span text:style-name="T4683"> </text:span><text:span text:style-name="T4682"><text:s/>Хелен Паркер…</text:span>»</text:p>
      <text:p text:style-name="P571"><text:tab/><text:span text:style-name="T4684">Робин внезапно повернулся к Элисон.</text:span></text:p>
      <text:p text:style-name="P571"><text:tab/>«<text:span text:style-name="T4685">Господи! </text:span><text:span text:style-name="T4686">Это пришло </text:span><text:span text:style-name="T4685">мне в голову только что. Подождите, я покажу вам! Посмотрите на эту фотографию в папке — она была сделана, когда девочке было восемь лет. А теперь посмотрите на рисунок, который сделал я. Видите? Это она!</text:span>»</text:p>
      <text:p text:style-name="P571"><text:tab/>«<text:span text:style-name="T4687">Робин, не хочу разрушать твои иллюзии, но могу поспорить на что угодно, что его нарисовал не ты — это сделала Хелен.</text:span>»</text:p>
      <text:p text:style-name="P571"><text:tab/>«<text:span text:style-name="T4689">О чём ты</text:span><text:span text:style-name="T4688">, Гарри?</text:span>»</text:p>
      <text:p text:style-name="P571"><text:tab/>«<text:span text:style-name="T4690">Это была твоя рука, но она действовала в соответствии с указаниями Хелен. </text:span><text:span text:style-name="T4692">Е</text:span><text:span text:style-name="T4691">ё разум заставил тебя сделать </text:span><text:span text:style-name="T4693">этот рисунок</text:span><text:span text:style-name="T4691">.</text:span>»</text:p>
      <text:p text:style-name="P571"><text:tab/>«<text:span text:style-name="T4693">Если ты прав, значит разбомбленный город нарисовал не я, а Хелен. Должно быть, она рисовала картину в то же самое время, что и я. И тогда Мэтью тоже прав — если это была Хелен, значит описанные на рисунке события происходят в Нью-Йорке, поскольку она живёт в Нью-Йорке.</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4-01-02T23:50:48.708711234</dc:date>
    <meta:editing-duration>P11DT2H9M18S</meta:editing-duration>
    <meta:editing-cycles>6955</meta:editing-cycles>
    <meta:generator>LibreOffice/7.5.9.2$Linux_X86_64 LibreOffice_project/50$Build-2</meta:generator>
    <meta:document-statistic meta:table-count="0" meta:image-count="0" meta:object-count="0" meta:page-count="90" meta:paragraph-count="1680" meta:word-count="45463" meta:character-count="296452" meta:non-whitespace-character-count="251345"/>
  </office:meta>
</office:document-meta>
</file>